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45pt"/>
    </style:style>
    <style:style style:name="co2" style:family="table-column">
      <style:table-column-properties fo:break-before="auto" style:column-width="52.95pt"/>
    </style:style>
    <style:style style:name="co3" style:family="table-column">
      <style:table-column-properties fo:break-before="auto" style:column-width="67.6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21.49pt"/>
    </style:style>
    <style:style style:name="co6" style:family="table-column">
      <style:table-column-properties fo:break-before="auto" style:column-width="105.99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font-weight="bold" style:font-weight-asian="bold" style:font-weight-complex="bold"/>
    </style:style>
    <style:style style:name="ce4" style:family="table-cell" style:parent-style-name="Default" style:data-style-name="N4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wall_North_reac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DeadL</text:p>
          </table:table-cell>
          <table:table-cell office:value-type="float" office:value="12419.0166860191" calcext:value-type="float">
            <text:p>12,419.02</text:p>
          </table:table-cell>
        </table:table-row>
        <table:table-row table:style-name="ro1">
          <table:table-cell office:value-type="float" office:value="17283" calcext:value-type="float">
            <text:p>17283</text:p>
          </table:table-cell>
          <table:table-cell office:value-type="string" calcext:value-type="string">
            <text:p>DeadL</text:p>
          </table:table-cell>
          <table:table-cell office:value-type="float" office:value="13397.2568193148" calcext:value-type="float">
            <text:p>13,397.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adL</text:p>
          </table:table-cell>
          <table:table-cell office:value-type="float" office:value="-0.0000000000936779542826116" calcext:value-type="float">
            <text:p>0.00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DeadL</text:p>
          </table:table-cell>
          <table:table-cell office:value-type="float" office:value="13516.7799599521" calcext:value-type="float">
            <text:p>13,516.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eadL</text:p>
          </table:table-cell>
          <table:table-cell office:value-type="float" office:value="0.000000000986801751423627" calcext:value-type="float">
            <text:p>0.00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DeadL</text:p>
          </table:table-cell>
          <table:table-cell office:value-type="float" office:value="12465.7626048764" calcext:value-type="float">
            <text:p>12,465.76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DeadL</text:p>
          </table:table-cell>
          <table:table-cell office:value-type="float" office:value="11844.6828132893" calcext:value-type="float">
            <text:p>11,844.68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DeadL</text:p>
          </table:table-cell>
          <table:table-cell office:value-type="float" office:value="14108.7090990124" calcext:value-type="float">
            <text:p>14,108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eadL</text:p>
          </table:table-cell>
          <table:table-cell office:value-type="float" office:value="-0.000000000585259840590879" calcext:value-type="float">
            <text:p>0.00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DeadL</text:p>
          </table:table-cell>
          <table:table-cell office:value-type="float" office:value="4998.203907363" calcext:value-type="float">
            <text:p>4,998.20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string" calcext:value-type="string">
            <text:p>DeadL</text:p>
          </table:table-cell>
          <table:table-cell office:value-type="float" office:value="12836.9335343201" calcext:value-type="float">
            <text:p>12,836.93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DeadL</text:p>
          </table:table-cell>
          <table:table-cell office:value-type="float" office:value="14053.0657263635" calcext:value-type="float">
            <text:p>14,053.07</text:p>
          </table:table-cell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string" calcext:value-type="string">
            <text:p>DeadL</text:p>
          </table:table-cell>
          <table:table-cell office:value-type="float" office:value="14161.4407390709" calcext:value-type="float">
            <text:p>14,161.4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eadL</text:p>
          </table:table-cell>
          <table:table-cell office:value-type="float" office:value="0.00000000191721483133733" calcext:value-type="float">
            <text:p>0.00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DeadL</text:p>
          </table:table-cell>
          <table:table-cell office:value-type="float" office:value="12105.0165741206" calcext:value-type="float">
            <text:p>12,105.02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DeadL</text:p>
          </table:table-cell>
          <table:table-cell office:value-type="float" office:value="12221.5932559058" calcext:value-type="float">
            <text:p>12,221.5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adL</text:p>
          </table:table-cell>
          <table:table-cell office:value-type="float" office:value="-0.00000000189879756362643" calcext:value-type="float">
            <text:p>0.00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DeadL</text:p>
          </table:table-cell>
          <table:table-cell office:value-type="float" office:value="14789.7879037134" calcext:value-type="float">
            <text:p>14,789.7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adL</text:p>
          </table:table-cell>
          <table:table-cell office:value-type="float" office:value="22579.6918327324" calcext:value-type="float">
            <text:p>22,579.69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DeadL</text:p>
          </table:table-cell>
          <table:table-cell office:value-type="float" office:value="13595.9452242485" calcext:value-type="float">
            <text:p>13,595.95</text:p>
          </table:table-cell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string" calcext:value-type="string">
            <text:p>DeadL</text:p>
          </table:table-cell>
          <table:table-cell office:value-type="float" office:value="16761.5764504539" calcext:value-type="float">
            <text:p>16,761.5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eadL</text:p>
          </table:table-cell>
          <table:table-cell office:value-type="float" office:value="-0.0000000000563886715099216" calcext:value-type="float">
            <text:p>0.00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DeadL</text:p>
          </table:table-cell>
          <table:table-cell office:value-type="float" office:value="7670.55492806674" calcext:value-type="float">
            <text:p>7,670.55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DeadL</text:p>
          </table:table-cell>
          <table:table-cell office:value-type="float" office:value="12463.7428701247" calcext:value-type="float">
            <text:p>12,463.74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string" calcext:value-type="string">
            <text:p>DeadL</text:p>
          </table:table-cell>
          <table:table-cell office:value-type="float" office:value="13294.8871207938" calcext:value-type="float">
            <text:p>13,294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</text:p>
          </table:table-cell>
          <table:table-cell office:value-type="float" office:value="-0.000000000469299266114831" calcext:value-type="float">
            <text:p>0.00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DeadL</text:p>
          </table:table-cell>
          <table:table-cell office:value-type="float" office:value="14596.1328392694" calcext:value-type="float">
            <text:p>14,596.13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DeadL</text:p>
          </table:table-cell>
          <table:table-cell office:value-type="float" office:value="13498.4816926076" calcext:value-type="float">
            <text:p>13,498.48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DeadL</text:p>
          </table:table-cell>
          <table:table-cell office:value-type="float" office:value="13767.5886459735" calcext:value-type="float">
            <text:p>13,767.59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DeadL</text:p>
          </table:table-cell>
          <table:table-cell office:value-type="float" office:value="14765.7394243043" calcext:value-type="float">
            <text:p>14,765.74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DeadL</text:p>
          </table:table-cell>
          <table:table-cell office:value-type="float" office:value="11531.1168111638" calcext:value-type="float">
            <text:p>11,531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eadL</text:p>
          </table:table-cell>
          <table:table-cell office:value-type="float" office:value="0.0000000025702320272103" calcext:value-type="float">
            <text:p>0.00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DeadL</text:p>
          </table:table-cell>
          <table:table-cell office:value-type="float" office:value="13950.6963454038" calcext:value-type="float">
            <text:p>13,950.70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DeadL</text:p>
          </table:table-cell>
          <table:table-cell office:value-type="float" office:value="14127.2420469616" calcext:value-type="float">
            <text:p>14,127.24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DeadL</text:p>
          </table:table-cell>
          <table:table-cell office:value-type="float" office:value="12962.4093470976" calcext:value-type="float">
            <text:p>12,962.41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DeadL</text:p>
          </table:table-cell>
          <table:table-cell office:value-type="float" office:value="12839.8307027625" calcext:value-type="float">
            <text:p>12,839.83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DeadL</text:p>
          </table:table-cell>
          <table:table-cell office:value-type="float" office:value="14271.8525972365" calcext:value-type="float">
            <text:p>14,271.85</text:p>
          </table:table-cell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string" calcext:value-type="string">
            <text:p>DeadL</text:p>
          </table:table-cell>
          <table:table-cell office:value-type="float" office:value="8232.97169556892" calcext:value-type="float">
            <text:p>8,232.97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DeadL</text:p>
          </table:table-cell>
          <table:table-cell office:value-type="float" office:value="14399.0586911716" calcext:value-type="float">
            <text:p>14,399.06</text:p>
          </table:table-cell>
        </table:table-row>
        <table:table-row table:style-name="ro1">
          <table:table-cell office:value-type="float" office:value="17285" calcext:value-type="float">
            <text:p>17285</text:p>
          </table:table-cell>
          <table:table-cell office:value-type="string" calcext:value-type="string">
            <text:p>DeadL</text:p>
          </table:table-cell>
          <table:table-cell office:value-type="float" office:value="13376.431961656" calcext:value-type="float">
            <text:p>13,376.4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eadL</text:p>
          </table:table-cell>
          <table:table-cell office:value-type="float" office:value="-0.0000000000454747350886464" calcext:value-type="float">
            <text:p>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eadL</text:p>
          </table:table-cell>
          <table:table-cell office:value-type="float" office:value="-0.00000000157160684466362" calcext:value-type="float">
            <text:p>0.00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DeadL</text:p>
          </table:table-cell>
          <table:table-cell office:value-type="float" office:value="16741.970332665" calcext:value-type="float">
            <text:p>16,741.9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DeadL</text:p>
          </table:table-cell>
          <table:table-cell office:value-type="float" office:value="0.0000000000727595761418343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adL</text:p>
          </table:table-cell>
          <table:table-cell office:value-type="float" office:value="-0.00000000492218532599509" calcext:value-type="float">
            <text:p>0.00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DeadL</text:p>
          </table:table-cell>
          <table:table-cell office:value-type="float" office:value="13362.1661436488" calcext:value-type="float">
            <text:p>13,362.17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DeadL</text:p>
          </table:table-cell>
          <table:table-cell office:value-type="float" office:value="12216.9910185708" calcext:value-type="float">
            <text:p>12,216.99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string" calcext:value-type="string">
            <text:p>DeadL</text:p>
          </table:table-cell>
          <table:table-cell office:value-type="float" office:value="15497.4259521241" calcext:value-type="float">
            <text:p>15,497.43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DeadL</text:p>
          </table:table-cell>
          <table:table-cell office:value-type="float" office:value="12421.4830939144" calcext:value-type="float">
            <text:p>12,421.4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eadL</text:p>
          </table:table-cell>
          <table:table-cell office:value-type="float" office:value="-0.000000000205545802600682" calcext:value-type="float">
            <text:p>0.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DeadL</text:p>
          </table:table-cell>
          <table:table-cell office:value-type="float" office:value="0.000000000134605215862393" calcext:value-type="float">
            <text:p>0.00</text:p>
          </table:table-cell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string" calcext:value-type="string">
            <text:p>DeadL</text:p>
          </table:table-cell>
          <table:table-cell office:value-type="float" office:value="16065.9937651523" calcext:value-type="float">
            <text:p>16,065.99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DeadL</text:p>
          </table:table-cell>
          <table:table-cell office:value-type="float" office:value="14797.7794131276" calcext:value-type="float">
            <text:p>14,797.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eadL</text:p>
          </table:table-cell>
          <table:table-cell office:value-type="float" office:value="0.00000000138061295729131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eadL</text:p>
          </table:table-cell>
          <table:table-cell office:value-type="float" office:value="0.00000000080126483226195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eadL</text:p>
          </table:table-cell>
          <table:table-cell office:value-type="float" office:value="-0.00000000171371539181564" calcext:value-type="float">
            <text:p>0.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eadL</text:p>
          </table:table-cell>
          <table:table-cell office:value-type="float" office:value="193144.401403346" calcext:value-type="float">
            <text:p>193,144.40</text:p>
          </table:table-cell>
        </table:table-row>
        <table:table-row table:style-name="ro1">
          <table:table-cell office:value-type="float" office:value="17281" calcext:value-type="float">
            <text:p>17281</text:p>
          </table:table-cell>
          <table:table-cell office:value-type="string" calcext:value-type="string">
            <text:p>DeadL</text:p>
          </table:table-cell>
          <table:table-cell office:value-type="float" office:value="16406.9873508106" calcext:value-type="float">
            <text:p>16,406.99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DeadL</text:p>
          </table:table-cell>
          <table:table-cell office:value-type="float" office:value="14725.5919125807" calcext:value-type="float">
            <text:p>14,725.59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DeadL</text:p>
          </table:table-cell>
          <table:table-cell office:value-type="float" office:value="12373.3670722358" calcext:value-type="float">
            <text:p>12,373.37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DeadL</text:p>
          </table:table-cell>
          <table:table-cell office:value-type="float" office:value="14669.1845902675" calcext:value-type="float">
            <text:p>14,669.18</text:p>
          </table:table-cell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DeadL</text:p>
          </table:table-cell>
          <table:table-cell office:value-type="float" office:value="12893.6475324032" calcext:value-type="float">
            <text:p>12,893.6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eadL</text:p>
          </table:table-cell>
          <table:table-cell office:value-type="float" office:value="-0.00000000196814653463662" calcext:value-type="float">
            <text:p>0.00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string" calcext:value-type="string">
            <text:p>DeadL</text:p>
          </table:table-cell>
          <table:table-cell office:value-type="float" office:value="14006.7651235725" calcext:value-type="float">
            <text:p>14,006.77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DeadL</text:p>
          </table:table-cell>
          <table:table-cell office:value-type="float" office:value="14506.4503787449" calcext:value-type="float">
            <text:p>14,506.45</text:p>
          </table:table-cell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string" calcext:value-type="string">
            <text:p>DeadL</text:p>
          </table:table-cell>
          <table:table-cell office:value-type="float" office:value="13017.4256993089" calcext:value-type="float">
            <text:p>13,017.43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DeadL</text:p>
          </table:table-cell>
          <table:table-cell office:value-type="float" office:value="14399.3562823935" calcext:value-type="float">
            <text:p>14,399.36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DeadL</text:p>
          </table:table-cell>
          <table:table-cell office:value-type="float" office:value="14596.3665209363" calcext:value-type="float">
            <text:p>14,596.37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DeadL</text:p>
          </table:table-cell>
          <table:table-cell office:value-type="float" office:value="14272.1647074274" calcext:value-type="float">
            <text:p>14,272.16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DeadL</text:p>
          </table:table-cell>
          <table:table-cell office:value-type="float" office:value="20656.187756322" calcext:value-type="float">
            <text:p>20,656.1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eadL</text:p>
          </table:table-cell>
          <table:table-cell office:value-type="float" office:value="0.00000000308557446260238" calcext:value-type="float">
            <text:p>0.00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DeadL</text:p>
          </table:table-cell>
          <table:table-cell office:value-type="float" office:value="14127.5822260076" calcext:value-type="float">
            <text:p>14,127.58</text:p>
          </table:table-cell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string" calcext:value-type="string">
            <text:p>DeadL</text:p>
          </table:table-cell>
          <table:table-cell office:value-type="float" office:value="-1506.31752924265" calcext:value-type="float">
            <text:p>-1,506.32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DeadL</text:p>
          </table:table-cell>
          <table:table-cell office:value-type="float" office:value="12902.5877321765" calcext:value-type="float">
            <text:p>12,902.59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DeadL</text:p>
          </table:table-cell>
          <table:table-cell office:value-type="float" office:value="13951.0049324483" calcext:value-type="float">
            <text:p>13,951.00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string" calcext:value-type="string">
            <text:p>DeadL</text:p>
          </table:table-cell>
          <table:table-cell office:value-type="float" office:value="14577.5665872148" calcext:value-type="float">
            <text:p>14,577.57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DeadL</text:p>
          </table:table-cell>
          <table:table-cell office:value-type="float" office:value="13767.9668014136" calcext:value-type="float">
            <text:p>13,767.97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DeadL</text:p>
          </table:table-cell>
          <table:table-cell office:value-type="float" office:value="13495.4237192711" calcext:value-type="float">
            <text:p>13,495.42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DeadL</text:p>
          </table:table-cell>
          <table:table-cell office:value-type="float" office:value="13498.7541926143" calcext:value-type="float">
            <text:p>13,498.75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DeadL</text:p>
          </table:table-cell>
          <table:table-cell office:value-type="float" office:value="12082.4781866761" calcext:value-type="float">
            <text:p>12,082.48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DeadL</text:p>
          </table:table-cell>
          <table:table-cell office:value-type="float" office:value="13294.9557569615" calcext:value-type="float">
            <text:p>13,294.96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DeadL</text:p>
          </table:table-cell>
          <table:table-cell office:value-type="float" office:value="14506.1831874554" calcext:value-type="float">
            <text:p>14,506.18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DeadL</text:p>
          </table:table-cell>
          <table:table-cell office:value-type="float" office:value="7701.12874946409" calcext:value-type="float">
            <text:p>7,701.1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DeadL</text:p>
          </table:table-cell>
          <table:table-cell office:value-type="float" office:value="-13207.060621381" calcext:value-type="float">
            <text:p>-13,207.06</text:p>
          </table:table-cell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string" calcext:value-type="string">
            <text:p>DeadL</text:p>
          </table:table-cell>
          <table:table-cell office:value-type="float" office:value="10488.6294281359" calcext:value-type="float">
            <text:p>10,488.63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DeadL</text:p>
          </table:table-cell>
          <table:table-cell office:value-type="float" office:value="14100.9207030879" calcext:value-type="float">
            <text:p>14,100.92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DeadL</text:p>
          </table:table-cell>
          <table:table-cell office:value-type="float" office:value="12682.9601072462" calcext:value-type="float">
            <text:p>12,682.96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DeadL</text:p>
          </table:table-cell>
          <table:table-cell office:value-type="float" office:value="14668.9911955604" calcext:value-type="float">
            <text:p>14,668.99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DeadL</text:p>
          </table:table-cell>
          <table:table-cell office:value-type="float" office:value="13089.7453303245" calcext:value-type="float">
            <text:p>13,089.7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eadL</text:p>
          </table:table-cell>
          <table:table-cell office:value-type="float" office:value="-0.00000000722911863704212" calcext:value-type="float">
            <text:p>0.0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DeadL</text:p>
          </table:table-cell>
          <table:table-cell office:value-type="float" office:value="13102.3536880534" calcext:value-type="float">
            <text:p>13,102.35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DeadL</text:p>
          </table:table-cell>
          <table:table-cell office:value-type="float" office:value="8102.56803882197" calcext:value-type="float">
            <text:p>8,102.57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DeadL</text:p>
          </table:table-cell>
          <table:table-cell office:value-type="float" office:value="13355.5757815466" calcext:value-type="float">
            <text:p>13,355.58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DeadL</text:p>
          </table:table-cell>
          <table:table-cell office:value-type="float" office:value="14581.5223053929" calcext:value-type="float">
            <text:p>14,581.52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DeadL</text:p>
          </table:table-cell>
          <table:table-cell office:value-type="float" office:value="13513.9468399911" calcext:value-type="float">
            <text:p>13,513.95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DeadL</text:p>
          </table:table-cell>
          <table:table-cell office:value-type="float" office:value="12174.1531433856" calcext:value-type="float">
            <text:p>12,174.15</text:p>
          </table:table-cell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string" calcext:value-type="string">
            <text:p>DeadL</text:p>
          </table:table-cell>
          <table:table-cell office:value-type="float" office:value="6542.32437942803" calcext:value-type="float">
            <text:p>6,542.32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DeadL</text:p>
          </table:table-cell>
          <table:table-cell office:value-type="float" office:value="13671.4527009724" calcext:value-type="float">
            <text:p>13,671.45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DeadL</text:p>
          </table:table-cell>
          <table:table-cell office:value-type="float" office:value="13793.6725061101" calcext:value-type="float">
            <text:p>13,793.67</text:p>
          </table:table-cell>
        </table:table-row>
        <table:table-row table:style-name="ro1">
          <table:table-cell office:value-type="float" office:value="17286" calcext:value-type="float">
            <text:p>17286</text:p>
          </table:table-cell>
          <table:table-cell office:value-type="string" calcext:value-type="string">
            <text:p>DeadL</text:p>
          </table:table-cell>
          <table:table-cell office:value-type="float" office:value="13815.5902994079" calcext:value-type="float">
            <text:p>13,815.59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DeadL</text:p>
          </table:table-cell>
          <table:table-cell office:value-type="float" office:value="13899.047783104" calcext:value-type="float">
            <text:p>13,899.05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DeadL</text:p>
          </table:table-cell>
          <table:table-cell office:value-type="float" office:value="15871.1162343477" calcext:value-type="float">
            <text:p>15,871.12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DeadL</text:p>
          </table:table-cell>
          <table:table-cell office:value-type="float" office:value="12378.8470474139" calcext:value-type="float">
            <text:p>12,378.85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DeadL</text:p>
          </table:table-cell>
          <table:table-cell office:value-type="float" office:value="13983.3987851523" calcext:value-type="float">
            <text:p>13,983.40</text:p>
          </table:table-cell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string" calcext:value-type="string">
            <text:p>DeadL</text:p>
          </table:table-cell>
          <table:table-cell office:value-type="float" office:value="17671.2563168784" calcext:value-type="float">
            <text:p>17,671.26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DeadL</text:p>
          </table:table-cell>
          <table:table-cell office:value-type="float" office:value="14050.3097035849" calcext:value-type="float">
            <text:p>14,050.31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DeadL</text:p>
          </table:table-cell>
          <table:table-cell office:value-type="float" office:value="14099.7615880436" calcext:value-type="float">
            <text:p>14,099.76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DeadL</text:p>
          </table:table-cell>
          <table:table-cell office:value-type="float" office:value="10930.0538581499" calcext:value-type="float">
            <text:p>10,930.05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DeadL</text:p>
          </table:table-cell>
          <table:table-cell office:value-type="float" office:value="14132.6162582065" calcext:value-type="float">
            <text:p>14,132.62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DeadL</text:p>
          </table:table-cell>
          <table:table-cell office:value-type="float" office:value="13835.7976277225" calcext:value-type="float">
            <text:p>13,835.80</text:p>
          </table:table-cell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string" calcext:value-type="string">
            <text:p>DeadL</text:p>
          </table:table-cell>
          <table:table-cell office:value-type="float" office:value="18987.9017798313" calcext:value-type="float">
            <text:p>18,987.90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DeadL</text:p>
          </table:table-cell>
          <table:table-cell office:value-type="float" office:value="14149.072155618" calcext:value-type="float">
            <text:p>14,149.07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DeadL</text:p>
          </table:table-cell>
          <table:table-cell office:value-type="float" office:value="14149.3101234371" calcext:value-type="float">
            <text:p>14,149.3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eadL</text:p>
          </table:table-cell>
          <table:table-cell office:value-type="float" office:value="-0.00000000499039742862806" calcext:value-type="float">
            <text:p>0.00</text:p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DeadL</text:p>
          </table:table-cell>
          <table:table-cell office:value-type="float" office:value="14133.324129135" calcext:value-type="float">
            <text:p>14,133.32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DeadL</text:p>
          </table:table-cell>
          <table:table-cell office:value-type="float" office:value="14725.4427889026" calcext:value-type="float">
            <text:p>14,725.44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DeadL</text:p>
          </table:table-cell>
          <table:table-cell office:value-type="float" office:value="11713.0073014241" calcext:value-type="float">
            <text:p>11,713.01</text:p>
          </table:table-cell>
        </table:table-row>
        <table:table-row table:style-name="ro1">
          <table:table-cell office:value-type="float" office:value="17295" calcext:value-type="float">
            <text:p>17295</text:p>
          </table:table-cell>
          <table:table-cell office:value-type="string" calcext:value-type="string">
            <text:p>DeadL</text:p>
          </table:table-cell>
          <table:table-cell office:value-type="float" office:value="21714.9731153929" calcext:value-type="float">
            <text:p>21,714.97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DeadL</text:p>
          </table:table-cell>
          <table:table-cell office:value-type="float" office:value="14051.890624401" calcext:value-type="float">
            <text:p>14,051.89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DeadL</text:p>
          </table:table-cell>
          <table:table-cell office:value-type="float" office:value="15258.4927650892" calcext:value-type="float">
            <text:p>15,258.49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DeadL</text:p>
          </table:table-cell>
          <table:table-cell office:value-type="float" office:value="17030.125871975" calcext:value-type="float">
            <text:p>17,030.13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DeadL</text:p>
          </table:table-cell>
          <table:table-cell office:value-type="float" office:value="13985.3582086695" calcext:value-type="float">
            <text:p>13,985.36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DeadL</text:p>
          </table:table-cell>
          <table:table-cell office:value-type="float" office:value="13901.3392154771" calcext:value-type="float">
            <text:p>13,901.34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DeadL</text:p>
          </table:table-cell>
          <table:table-cell office:value-type="float" office:value="13796.2212341709" calcext:value-type="float">
            <text:p>13,796.22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DeadL</text:p>
          </table:table-cell>
          <table:table-cell office:value-type="float" office:value="22882.6464025992" calcext:value-type="float">
            <text:p>22,882.6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eadL</text:p>
          </table:table-cell>
          <table:table-cell office:value-type="float" office:value="0.00000000110412656795233" calcext:value-type="float">
            <text:p>0.00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DeadL</text:p>
          </table:table-cell>
          <table:table-cell office:value-type="float" office:value="13674.2240700906" calcext:value-type="float">
            <text:p>13,674.22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DeadL</text:p>
          </table:table-cell>
          <table:table-cell office:value-type="float" office:value="18516.0723371088" calcext:value-type="float">
            <text:p>18,516.07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DeadL</text:p>
          </table:table-cell>
          <table:table-cell office:value-type="float" office:value="14765.6381466754" calcext:value-type="float">
            <text:p>14,765.64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DeadL</text:p>
          </table:table-cell>
          <table:table-cell office:value-type="float" office:value="-49231.8980201519" calcext:value-type="float">
            <text:p>-49,231.90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DeadL</text:p>
          </table:table-cell>
          <table:table-cell office:value-type="float" office:value="13358.5733454756" calcext:value-type="float">
            <text:p>13,358.57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DeadL</text:p>
          </table:table-cell>
          <table:table-cell office:value-type="float" office:value="14795.4233492338" calcext:value-type="float">
            <text:p>14,795.42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DeadL</text:p>
          </table:table-cell>
          <table:table-cell office:value-type="float" office:value="13105.1348700706" calcext:value-type="float">
            <text:p>13,105.13</text:p>
          </table:table-cell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string" calcext:value-type="string">
            <text:p>DeadL</text:p>
          </table:table-cell>
          <table:table-cell office:value-type="float" office:value="15006.9802988633" calcext:value-type="float">
            <text:p>15,006.98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DeadL</text:p>
          </table:table-cell>
          <table:table-cell office:value-type="float" office:value="12904.9740051834" calcext:value-type="float">
            <text:p>12,904.97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DeadL</text:p>
          </table:table-cell>
          <table:table-cell office:value-type="float" office:value="14421.3346559076" calcext:value-type="float">
            <text:p>14,421.33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DeadL</text:p>
          </table:table-cell>
          <table:table-cell office:value-type="float" office:value="12689.7978916512" calcext:value-type="float">
            <text:p>12,689.8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eadL</text:p>
          </table:table-cell>
          <table:table-cell office:value-type="float" office:value="0.00000000104409991763532" calcext:value-type="float">
            <text:p>0.0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DeadL</text:p>
          </table:table-cell>
          <table:table-cell office:value-type="float" office:value="9678.46549447428" calcext:value-type="float">
            <text:p>9,678.47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DeadL</text:p>
          </table:table-cell>
          <table:table-cell office:value-type="float" office:value="12462.2348225297" calcext:value-type="float">
            <text:p>12,462.23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DeadL</text:p>
          </table:table-cell>
          <table:table-cell office:value-type="float" office:value="14789.7366818074" calcext:value-type="float">
            <text:p>14,789.74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DeadL</text:p>
          </table:table-cell>
          <table:table-cell office:value-type="float" office:value="12929.7472959058" calcext:value-type="float">
            <text:p>12,929.7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DeadL</text:p>
          </table:table-cell>
          <table:table-cell office:value-type="float" office:value="9627.72552077889" calcext:value-type="float">
            <text:p>9,627.73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DeadL</text:p>
          </table:table-cell>
          <table:table-cell office:value-type="float" office:value="12616.9954475578" calcext:value-type="float">
            <text:p>12,617.00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DeadL</text:p>
          </table:table-cell>
          <table:table-cell office:value-type="float" office:value="12441.062075071" calcext:value-type="float">
            <text:p>12,441.06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DeadL</text:p>
          </table:table-cell>
          <table:table-cell office:value-type="float" office:value="13274.1367347371" calcext:value-type="float">
            <text:p>13,274.14</text:p>
          </table:table-cell>
        </table:table-row>
        <table:table-row table:style-name="ro1">
          <table:table-cell/>
          <table:table-cell table:style-name="ce1" office:value-type="string" calcext:value-type="string">
            <text:p>DeadL</text:p>
          </table:table-cell>
          <table:table-cell table:style-name="ce3" table:formula="of:=SUM([.C1:.C146])" office:value-type="float" office:value="1762410.2372107" calcext:value-type="float">
            <text:p>1,762,410.24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LiveL</text:p>
          </table:table-cell>
          <table:table-cell table:style-name="ce4" office:value-type="float" office:value="8920.71137565353" calcext:value-type="float">
            <text:p>8,920.71</text:p>
          </table:table-cell>
        </table:table-row>
        <table:table-row table:style-name="ro1">
          <table:table-cell office:value-type="float" office:value="17283" calcext:value-type="float">
            <text:p>17283</text:p>
          </table:table-cell>
          <table:table-cell office:value-type="string" calcext:value-type="string">
            <text:p>LiveL</text:p>
          </table:table-cell>
          <table:table-cell office:value-type="float" office:value="9932.8120221431" calcext:value-type="float">
            <text:p>9,932.8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iveL</text:p>
          </table:table-cell>
          <table:table-cell office:value-type="float" office:value="-0.000000000209979589271825" calcext:value-type="float">
            <text:p>0.00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LiveL</text:p>
          </table:table-cell>
          <table:table-cell office:value-type="float" office:value="9538.24180845114" calcext:value-type="float">
            <text:p>9,538.2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iveL</text:p>
          </table:table-cell>
          <table:table-cell office:value-type="float" office:value="-0.0000000000204636307898909" calcext:value-type="float">
            <text:p>0.00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LiveL</text:p>
          </table:table-cell>
          <table:table-cell office:value-type="float" office:value="8965.80202788633" calcext:value-type="float">
            <text:p>8,965.80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LiveL</text:p>
          </table:table-cell>
          <table:table-cell office:value-type="float" office:value="9021.50683057041" calcext:value-type="float">
            <text:p>9,021.51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LiveL</text:p>
          </table:table-cell>
          <table:table-cell office:value-type="float" office:value="10929.7691035188" calcext:value-type="float">
            <text:p>10,929.7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veL</text:p>
          </table:table-cell>
          <table:table-cell office:value-type="float" office:value="0.0000000000189857018995099" calcext:value-type="float">
            <text:p>0.00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LiveL</text:p>
          </table:table-cell>
          <table:table-cell office:value-type="float" office:value="2858.5303621175" calcext:value-type="float">
            <text:p>2,858.53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string" calcext:value-type="string">
            <text:p>LiveL</text:p>
          </table:table-cell>
          <table:table-cell office:value-type="float" office:value="9263.17155047718" calcext:value-type="float">
            <text:p>9,263.17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LiveL</text:p>
          </table:table-cell>
          <table:table-cell office:value-type="float" office:value="7659.98555723257" calcext:value-type="float">
            <text:p>7,659.99</text:p>
          </table:table-cell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string" calcext:value-type="string">
            <text:p>LiveL</text:p>
          </table:table-cell>
          <table:table-cell office:value-type="float" office:value="10839.969367226" calcext:value-type="float">
            <text:p>10,839.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iveL</text:p>
          </table:table-cell>
          <table:table-cell office:value-type="float" office:value="-0.00000000113163878268097" calcext:value-type="float">
            <text:p>0.00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LiveL</text:p>
          </table:table-cell>
          <table:table-cell office:value-type="float" office:value="8806.4810489489" calcext:value-type="float">
            <text:p>8,806.48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LiveL</text:p>
          </table:table-cell>
          <table:table-cell office:value-type="float" office:value="8847.88409146931" calcext:value-type="float">
            <text:p>8,847.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iveL</text:p>
          </table:table-cell>
          <table:table-cell office:value-type="float" office:value="0.00000000010624034985085" calcext:value-type="float">
            <text:p>0.00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LiveL</text:p>
          </table:table-cell>
          <table:table-cell office:value-type="float" office:value="10175.7327150655" calcext:value-type="float">
            <text:p>10,175.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veL</text:p>
          </table:table-cell>
          <table:table-cell office:value-type="float" office:value="5411.55050813837" calcext:value-type="float">
            <text:p>5,411.55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LiveL</text:p>
          </table:table-cell>
          <table:table-cell office:value-type="float" office:value="10338.4239271474" calcext:value-type="float">
            <text:p>10,338.42</text:p>
          </table:table-cell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string" calcext:value-type="string">
            <text:p>LiveL</text:p>
          </table:table-cell>
          <table:table-cell office:value-type="float" office:value="13759.2560314824" calcext:value-type="float">
            <text:p>13,759.2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LiveL</text:p>
          </table:table-cell>
          <table:table-cell office:value-type="float" office:value="-0.0000000000468389771413058" calcext:value-type="float">
            <text:p>0.00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LiveL</text:p>
          </table:table-cell>
          <table:table-cell office:value-type="float" office:value="4136.42174275468" calcext:value-type="float">
            <text:p>4,136.42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LiveL</text:p>
          </table:table-cell>
          <table:table-cell office:value-type="float" office:value="8937.84168639452" calcext:value-type="float">
            <text:p>8,937.84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string" calcext:value-type="string">
            <text:p>LiveL</text:p>
          </table:table-cell>
          <table:table-cell office:value-type="float" office:value="9537.42940133522" calcext:value-type="float">
            <text:p>9,537.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iveL</text:p>
          </table:table-cell>
          <table:table-cell office:value-type="float" office:value="-0.000000000138015820994042" calcext:value-type="float">
            <text:p>0.00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LiveL</text:p>
          </table:table-cell>
          <table:table-cell office:value-type="float" office:value="10086.4572108927" calcext:value-type="float">
            <text:p>10,086.46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LiveL</text:p>
          </table:table-cell>
          <table:table-cell office:value-type="float" office:value="9616.05006401603" calcext:value-type="float">
            <text:p>9,616.05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LiveL</text:p>
          </table:table-cell>
          <table:table-cell office:value-type="float" office:value="9723.07328557037" calcext:value-type="float">
            <text:p>9,723.07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LiveL</text:p>
          </table:table-cell>
          <table:table-cell office:value-type="float" office:value="10164.5458989129" calcext:value-type="float">
            <text:p>10,164.55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LiveL</text:p>
          </table:table-cell>
          <table:table-cell office:value-type="float" office:value="8379.78547427321" calcext:value-type="float">
            <text:p>8,379.7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iveL</text:p>
          </table:table-cell>
          <table:table-cell office:value-type="float" office:value="0.000000000663703758618794" calcext:value-type="float">
            <text:p>0.00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LiveL</text:p>
          </table:table-cell>
          <table:table-cell office:value-type="float" office:value="9803.43336353024" calcext:value-type="float">
            <text:p>9,803.43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LiveL</text:p>
          </table:table-cell>
          <table:table-cell office:value-type="float" office:value="9877.727948287" calcext:value-type="float">
            <text:p>9,877.73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LiveL</text:p>
          </table:table-cell>
          <table:table-cell office:value-type="float" office:value="11277.4788450792" calcext:value-type="float">
            <text:p>11,277.48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LiveL</text:p>
          </table:table-cell>
          <table:table-cell office:value-type="float" office:value="9264.73659942115" calcext:value-type="float">
            <text:p>9,264.74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LiveL</text:p>
          </table:table-cell>
          <table:table-cell office:value-type="float" office:value="9941.4775096871" calcext:value-type="float">
            <text:p>9,941.48</text:p>
          </table:table-cell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string" calcext:value-type="string">
            <text:p>LiveL</text:p>
          </table:table-cell>
          <table:table-cell office:value-type="float" office:value="5785.36754091778" calcext:value-type="float">
            <text:p>5,785.37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LiveL</text:p>
          </table:table-cell>
          <table:table-cell office:value-type="float" office:value="9997.54165641221" calcext:value-type="float">
            <text:p>9,997.54</text:p>
          </table:table-cell>
        </table:table-row>
        <table:table-row table:style-name="ro1">
          <table:table-cell office:value-type="float" office:value="17285" calcext:value-type="float">
            <text:p>17285</text:p>
          </table:table-cell>
          <table:table-cell office:value-type="string" calcext:value-type="string">
            <text:p>LiveL</text:p>
          </table:table-cell>
          <table:table-cell office:value-type="float" office:value="10248.0600210552" calcext:value-type="float">
            <text:p>10,248.0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LiveL</text:p>
          </table:table-cell>
          <table:table-cell office:value-type="float" office:value="0.0000000000231921148952097" calcext:value-type="float">
            <text:p>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iveL</text:p>
          </table:table-cell>
          <table:table-cell office:value-type="float" office:value="0.000000000615727913100272" calcext:value-type="float">
            <text:p>0.00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LiveL</text:p>
          </table:table-cell>
          <table:table-cell office:value-type="float" office:value="14773.9629830583" calcext:value-type="float">
            <text:p>14,773.9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LiveL</text:p>
          </table:table-cell>
          <table:table-cell office:value-type="float" office:value="-0.00000000000181898940354586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iveL</text:p>
          </table:table-cell>
          <table:table-cell office:value-type="float" office:value="0.000000000737827576813288" calcext:value-type="float">
            <text:p>0.00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LiveL</text:p>
          </table:table-cell>
          <table:table-cell office:value-type="float" office:value="10128.9949537372" calcext:value-type="float">
            <text:p>10,128.99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LiveL</text:p>
          </table:table-cell>
          <table:table-cell office:value-type="float" office:value="8845.08100708501" calcext:value-type="float">
            <text:p>8,845.08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string" calcext:value-type="string">
            <text:p>LiveL</text:p>
          </table:table-cell>
          <table:table-cell office:value-type="float" office:value="12213.4304909397" calcext:value-type="float">
            <text:p>12,213.43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LiveL</text:p>
          </table:table-cell>
          <table:table-cell office:value-type="float" office:value="8922.21390269837" calcext:value-type="float">
            <text:p>8,922.2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LiveL</text:p>
          </table:table-cell>
          <table:table-cell office:value-type="float" office:value="-0.0000000000482032191939652" calcext:value-type="float">
            <text:p>0.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LiveL</text:p>
          </table:table-cell>
          <table:table-cell office:value-type="float" office:value="0.0000000000713953340891749" calcext:value-type="float">
            <text:p>0.00</text:p>
          </table:table-cell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string" calcext:value-type="string">
            <text:p>LiveL</text:p>
          </table:table-cell>
          <table:table-cell office:value-type="float" office:value="12891.7469904147" calcext:value-type="float">
            <text:p>12,891.75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LiveL</text:p>
          </table:table-cell>
          <table:table-cell office:value-type="float" office:value="10179.4562958059" calcext:value-type="float">
            <text:p>10,179.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iveL</text:p>
          </table:table-cell>
          <table:table-cell office:value-type="float" office:value="0.0000000013321823644219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veL</text:p>
          </table:table-cell>
          <table:table-cell office:value-type="float" office:value="0.000000000129148247651756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iveL</text:p>
          </table:table-cell>
          <table:table-cell office:value-type="float" office:value="-0.000000000445254499936709" calcext:value-type="float">
            <text:p>0.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LiveL</text:p>
          </table:table-cell>
          <table:table-cell office:value-type="float" office:value="47179.9211001576" calcext:value-type="float">
            <text:p>47,179.92</text:p>
          </table:table-cell>
        </table:table-row>
        <table:table-row table:style-name="ro1">
          <table:table-cell office:value-type="float" office:value="17281" calcext:value-type="float">
            <text:p>17281</text:p>
          </table:table-cell>
          <table:table-cell office:value-type="string" calcext:value-type="string">
            <text:p>LiveL</text:p>
          </table:table-cell>
          <table:table-cell office:value-type="float" office:value="6930.120888278" calcext:value-type="float">
            <text:p>6,930.12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LiveL</text:p>
          </table:table-cell>
          <table:table-cell office:value-type="float" office:value="10145.9322407567" calcext:value-type="float">
            <text:p>10,145.93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LiveL</text:p>
          </table:table-cell>
          <table:table-cell office:value-type="float" office:value="8902.89011515444" calcext:value-type="float">
            <text:p>8,902.89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LiveL</text:p>
          </table:table-cell>
          <table:table-cell office:value-type="float" office:value="10119.9302650293" calcext:value-type="float">
            <text:p>10,119.93</text:p>
          </table:table-cell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LiveL</text:p>
          </table:table-cell>
          <table:table-cell office:value-type="float" office:value="10787.4645183081" calcext:value-type="float">
            <text:p>10,787.4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veL</text:p>
          </table:table-cell>
          <table:table-cell office:value-type="float" office:value="0.000000000563431967748329" calcext:value-type="float">
            <text:p>0.00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string" calcext:value-type="string">
            <text:p>LiveL</text:p>
          </table:table-cell>
          <table:table-cell office:value-type="float" office:value="12578.727829223" calcext:value-type="float">
            <text:p>12,578.73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LiveL</text:p>
          </table:table-cell>
          <table:table-cell office:value-type="float" office:value="10045.843906253" calcext:value-type="float">
            <text:p>10,045.84</text:p>
          </table:table-cell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string" calcext:value-type="string">
            <text:p>LiveL</text:p>
          </table:table-cell>
          <table:table-cell office:value-type="float" office:value="10057.9171828938" calcext:value-type="float">
            <text:p>10,057.92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LiveL</text:p>
          </table:table-cell>
          <table:table-cell office:value-type="float" office:value="9997.70313131082" calcext:value-type="float">
            <text:p>9,997.70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LiveL</text:p>
          </table:table-cell>
          <table:table-cell office:value-type="float" office:value="10086.584011701" calcext:value-type="float">
            <text:p>10,086.58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LiveL</text:p>
          </table:table-cell>
          <table:table-cell office:value-type="float" office:value="9941.64688065146" calcext:value-type="float">
            <text:p>9,941.65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LiveL</text:p>
          </table:table-cell>
          <table:table-cell office:value-type="float" office:value="21153.4346417649" calcext:value-type="float">
            <text:p>21,153.4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iveL</text:p>
          </table:table-cell>
          <table:table-cell office:value-type="float" office:value="0.00000000165972124932523" calcext:value-type="float">
            <text:p>0.00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LiveL</text:p>
          </table:table-cell>
          <table:table-cell office:value-type="float" office:value="9877.91251248575" calcext:value-type="float">
            <text:p>9,877.91</text:p>
          </table:table-cell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string" calcext:value-type="string">
            <text:p>LiveL</text:p>
          </table:table-cell>
          <table:table-cell office:value-type="float" office:value="-1737.6830856293" calcext:value-type="float">
            <text:p>-1,737.68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LiveL</text:p>
          </table:table-cell>
          <table:table-cell office:value-type="float" office:value="9285.51103198361" calcext:value-type="float">
            <text:p>9,285.51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LiveL</text:p>
          </table:table-cell>
          <table:table-cell office:value-type="float" office:value="9803.60088595197" calcext:value-type="float">
            <text:p>9,803.60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string" calcext:value-type="string">
            <text:p>LiveL</text:p>
          </table:table-cell>
          <table:table-cell office:value-type="float" office:value="11218.5040126762" calcext:value-type="float">
            <text:p>11,218.50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LiveL</text:p>
          </table:table-cell>
          <table:table-cell office:value-type="float" office:value="9723.27836884722" calcext:value-type="float">
            <text:p>9,723.28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LiveL</text:p>
          </table:table-cell>
          <table:table-cell office:value-type="float" office:value="8744.9667881297" calcext:value-type="float">
            <text:p>8,744.97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LiveL</text:p>
          </table:table-cell>
          <table:table-cell office:value-type="float" office:value="9616.19806829073" calcext:value-type="float">
            <text:p>9,616.20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LiveL</text:p>
          </table:table-cell>
          <table:table-cell office:value-type="float" office:value="8792.78864310193" calcext:value-type="float">
            <text:p>8,792.79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LiveL</text:p>
          </table:table-cell>
          <table:table-cell office:value-type="float" office:value="9537.46729472437" calcext:value-type="float">
            <text:p>9,537.47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LiveL</text:p>
          </table:table-cell>
          <table:table-cell office:value-type="float" office:value="10045.6989205932" calcext:value-type="float">
            <text:p>10,045.70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LiveL</text:p>
          </table:table-cell>
          <table:table-cell office:value-type="float" office:value="4152.93034949917" calcext:value-type="float">
            <text:p>4,152.9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LiveL</text:p>
          </table:table-cell>
          <table:table-cell office:value-type="float" office:value="-5038.83445009005" calcext:value-type="float">
            <text:p>-5,038.83</text:p>
          </table:table-cell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string" calcext:value-type="string">
            <text:p>LiveL</text:p>
          </table:table-cell>
          <table:table-cell office:value-type="float" office:value="8217.70203534362" calcext:value-type="float">
            <text:p>8,217.70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LiveL</text:p>
          </table:table-cell>
          <table:table-cell office:value-type="float" office:value="9794.85433289619" calcext:value-type="float">
            <text:p>9,794.85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LiveL</text:p>
          </table:table-cell>
          <table:table-cell office:value-type="float" office:value="9102.77237621489" calcext:value-type="float">
            <text:p>9,102.77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LiveL</text:p>
          </table:table-cell>
          <table:table-cell office:value-type="float" office:value="10119.8253231402" calcext:value-type="float">
            <text:p>10,119.83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LiveL</text:p>
          </table:table-cell>
          <table:table-cell office:value-type="float" office:value="10574.1552628993" calcext:value-type="float">
            <text:p>10,574.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iveL</text:p>
          </table:table-cell>
          <table:table-cell office:value-type="float" office:value="0.000000000182240000867751" calcext:value-type="float">
            <text:p>0.0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LiveL</text:p>
          </table:table-cell>
          <table:table-cell office:value-type="float" office:value="9363.61582531113" calcext:value-type="float">
            <text:p>9,363.62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LiveL</text:p>
          </table:table-cell>
          <table:table-cell office:value-type="float" office:value="781.474446770518" calcext:value-type="float">
            <text:p>781.47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LiveL</text:p>
          </table:table-cell>
          <table:table-cell office:value-type="float" office:value="9464.39164098145" calcext:value-type="float">
            <text:p>9,464.39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LiveL</text:p>
          </table:table-cell>
          <table:table-cell office:value-type="float" office:value="13116.8936869749" calcext:value-type="float">
            <text:p>13,116.89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LiveL</text:p>
          </table:table-cell>
          <table:table-cell office:value-type="float" office:value="9534.99702211586" calcext:value-type="float">
            <text:p>9,535.00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LiveL</text:p>
          </table:table-cell>
          <table:table-cell office:value-type="float" office:value="8788.76801289648" calcext:value-type="float">
            <text:p>8,788.77</text:p>
          </table:table-cell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string" calcext:value-type="string">
            <text:p>LiveL</text:p>
          </table:table-cell>
          <table:table-cell office:value-type="float" office:value="4130.12196271322" calcext:value-type="float">
            <text:p>4,130.12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LiveL</text:p>
          </table:table-cell>
          <table:table-cell office:value-type="float" office:value="9601.43284105818" calcext:value-type="float">
            <text:p>9,601.43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LiveL</text:p>
          </table:table-cell>
          <table:table-cell office:value-type="float" office:value="9655.71937602894" calcext:value-type="float">
            <text:p>9,655.72</text:p>
          </table:table-cell>
        </table:table-row>
        <table:table-row table:style-name="ro1">
          <table:table-cell office:value-type="float" office:value="17286" calcext:value-type="float">
            <text:p>17286</text:p>
          </table:table-cell>
          <table:table-cell office:value-type="string" calcext:value-type="string">
            <text:p>LiveL</text:p>
          </table:table-cell>
          <table:table-cell office:value-type="float" office:value="10536.7931228222" calcext:value-type="float">
            <text:p>10,536.79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LiveL</text:p>
          </table:table-cell>
          <table:table-cell office:value-type="float" office:value="9702.30707000779" calcext:value-type="float">
            <text:p>9,702.31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LiveL</text:p>
          </table:table-cell>
          <table:table-cell office:value-type="float" office:value="13453.4475421579" calcext:value-type="float">
            <text:p>13,453.45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LiveL</text:p>
          </table:table-cell>
          <table:table-cell office:value-type="float" office:value="8906.20942700408" calcext:value-type="float">
            <text:p>8,906.21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LiveL</text:p>
          </table:table-cell>
          <table:table-cell office:value-type="float" office:value="9740.38528085573" calcext:value-type="float">
            <text:p>9,740.39</text:p>
          </table:table-cell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string" calcext:value-type="string">
            <text:p>LiveL</text:p>
          </table:table-cell>
          <table:table-cell office:value-type="float" office:value="14930.4044654772" calcext:value-type="float">
            <text:p>14,930.40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LiveL</text:p>
          </table:table-cell>
          <table:table-cell office:value-type="float" office:value="9770.78561122612" calcext:value-type="float">
            <text:p>9,770.79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LiveL</text:p>
          </table:table-cell>
          <table:table-cell office:value-type="float" office:value="9793.51016877563" calcext:value-type="float">
            <text:p>9,793.51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LiveL</text:p>
          </table:table-cell>
          <table:table-cell office:value-type="float" office:value="5763.95333056389" calcext:value-type="float">
            <text:p>5,763.95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LiveL</text:p>
          </table:table-cell>
          <table:table-cell office:value-type="float" office:value="9808.72940338781" calcext:value-type="float">
            <text:p>9,808.73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LiveL</text:p>
          </table:table-cell>
          <table:table-cell office:value-type="float" office:value="10600.9521558271" calcext:value-type="float">
            <text:p>10,600.95</text:p>
          </table:table-cell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string" calcext:value-type="string">
            <text:p>LiveL</text:p>
          </table:table-cell>
          <table:table-cell office:value-type="float" office:value="16649.9833853914" calcext:value-type="float">
            <text:p>16,649.98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LiveL</text:p>
          </table:table-cell>
          <table:table-cell office:value-type="float" office:value="9816.46557878269" calcext:value-type="float">
            <text:p>9,816.47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LiveL</text:p>
          </table:table-cell>
          <table:table-cell office:value-type="float" office:value="9816.74162930538" calcext:value-type="float">
            <text:p>9,816.7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iveL</text:p>
          </table:table-cell>
          <table:table-cell office:value-type="float" office:value="-0.0000000015772911865497" calcext:value-type="float">
            <text:p>0.00</text:p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LiveL</text:p>
          </table:table-cell>
          <table:table-cell office:value-type="float" office:value="9809.55055415454" calcext:value-type="float">
            <text:p>9,809.55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LiveL</text:p>
          </table:table-cell>
          <table:table-cell office:value-type="float" office:value="10145.851321278" calcext:value-type="float">
            <text:p>10,145.85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LiveL</text:p>
          </table:table-cell>
          <table:table-cell office:value-type="float" office:value="8996.67594873024" calcext:value-type="float">
            <text:p>8,996.68</text:p>
          </table:table-cell>
        </table:table-row>
        <table:table-row table:style-name="ro1">
          <table:table-cell office:value-type="float" office:value="17295" calcext:value-type="float">
            <text:p>17295</text:p>
          </table:table-cell>
          <table:table-cell office:value-type="string" calcext:value-type="string">
            <text:p>LiveL</text:p>
          </table:table-cell>
          <table:table-cell office:value-type="float" office:value="20218.1954157909" calcext:value-type="float">
            <text:p>20,218.20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LiveL</text:p>
          </table:table-cell>
          <table:table-cell office:value-type="float" office:value="9772.61864980051" calcext:value-type="float">
            <text:p>9,772.62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LiveL</text:p>
          </table:table-cell>
          <table:table-cell office:value-type="float" office:value="12537.4296029933" calcext:value-type="float">
            <text:p>12,537.43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LiveL</text:p>
          </table:table-cell>
          <table:table-cell office:value-type="float" office:value="16203.6910581145" calcext:value-type="float">
            <text:p>16,203.69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LiveL</text:p>
          </table:table-cell>
          <table:table-cell office:value-type="float" office:value="9742.65513231465" calcext:value-type="float">
            <text:p>9,742.66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LiveL</text:p>
          </table:table-cell>
          <table:table-cell office:value-type="float" office:value="9704.96223482285" calcext:value-type="float">
            <text:p>9,704.96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LiveL</text:p>
          </table:table-cell>
          <table:table-cell office:value-type="float" office:value="9658.66390729985" calcext:value-type="float">
            <text:p>9,658.66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LiveL</text:p>
          </table:table-cell>
          <table:table-cell office:value-type="float" office:value="22901.9923481353" calcext:value-type="float">
            <text:p>22,901.9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iveL</text:p>
          </table:table-cell>
          <table:table-cell office:value-type="float" office:value="-0.000000000857653503771871" calcext:value-type="float">
            <text:p>0.00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LiveL</text:p>
          </table:table-cell>
          <table:table-cell office:value-type="float" office:value="9604.64702896661" calcext:value-type="float">
            <text:p>9,604.65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LiveL</text:p>
          </table:table-cell>
          <table:table-cell office:value-type="float" office:value="17468.5818229195" calcext:value-type="float">
            <text:p>17,468.58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LiveL</text:p>
          </table:table-cell>
          <table:table-cell office:value-type="float" office:value="10164.4909417802" calcext:value-type="float">
            <text:p>10,164.49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LiveL</text:p>
          </table:table-cell>
          <table:table-cell office:value-type="float" office:value="-36385.2664986914" calcext:value-type="float">
            <text:p>-36,385.27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LiveL</text:p>
          </table:table-cell>
          <table:table-cell office:value-type="float" office:value="9467.89823645089" calcext:value-type="float">
            <text:p>9,467.90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LiveL</text:p>
          </table:table-cell>
          <table:table-cell office:value-type="float" office:value="11863.4426951542" calcext:value-type="float">
            <text:p>11,863.44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LiveL</text:p>
          </table:table-cell>
          <table:table-cell office:value-type="float" office:value="9366.76962885237" calcext:value-type="float">
            <text:p>9,366.77</text:p>
          </table:table-cell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string" calcext:value-type="string">
            <text:p>LiveL</text:p>
          </table:table-cell>
          <table:table-cell office:value-type="float" office:value="11666.4297253018" calcext:value-type="float">
            <text:p>11,666.43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LiveL</text:p>
          </table:table-cell>
          <table:table-cell office:value-type="float" office:value="9288.01243656242" calcext:value-type="float">
            <text:p>9,288.01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LiveL</text:p>
          </table:table-cell>
          <table:table-cell office:value-type="float" office:value="11341.3404129277" calcext:value-type="float">
            <text:p>11,341.34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LiveL</text:p>
          </table:table-cell>
          <table:table-cell office:value-type="float" office:value="9113.47586806789" calcext:value-type="float">
            <text:p>9,113.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iveL</text:p>
          </table:table-cell>
          <table:table-cell office:value-type="float" office:value="0.0000000000727595761418343" calcext:value-type="float">
            <text:p>0.0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LiveL</text:p>
          </table:table-cell>
          <table:table-cell office:value-type="float" office:value="4947.03291256387" calcext:value-type="float">
            <text:p>4,947.03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LiveL</text:p>
          </table:table-cell>
          <table:table-cell office:value-type="float" office:value="8936.92792770367" calcext:value-type="float">
            <text:p>8,936.93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LiveL</text:p>
          </table:table-cell>
          <table:table-cell office:value-type="float" office:value="10175.7049199807" calcext:value-type="float">
            <text:p>10,175.70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LiveL</text:p>
          </table:table-cell>
          <table:table-cell office:value-type="float" office:value="10651.8663830325" calcext:value-type="float">
            <text:p>10,651.87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LiveL</text:p>
          </table:table-cell>
          <table:table-cell office:value-type="float" office:value="4856.73185445018" calcext:value-type="float">
            <text:p>4,856.73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LiveL</text:p>
          </table:table-cell>
          <table:table-cell office:value-type="float" office:value="9548.06738909567" calcext:value-type="float">
            <text:p>9,548.07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LiveL</text:p>
          </table:table-cell>
          <table:table-cell office:value-type="float" office:value="10592.5497418697" calcext:value-type="float">
            <text:p>10,592.55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LiveL</text:p>
          </table:table-cell>
          <table:table-cell office:value-type="float" office:value="10996.5812055661" calcext:value-type="float">
            <text:p>10,996.58</text:p>
          </table:table-cell>
        </table:table-row>
        <table:table-row table:style-name="ro1">
          <table:table-cell/>
          <table:table-cell table:style-name="ce1" office:value-type="string" calcext:value-type="string">
            <text:p>LiveL</text:p>
          </table:table-cell>
          <table:table-cell table:style-name="ce3" table:formula="of:=SUM([.C148:.C293])" office:value-type="float" office:value="1196847.56237477" calcext:value-type="float">
            <text:p>1,196,847.56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SnowL</text:p>
          </table:table-cell>
          <table:table-cell office:value-type="float" office:value="4259.88238653412" calcext:value-type="float">
            <text:p>4,259.88</text:p>
          </table:table-cell>
        </table:table-row>
        <table:table-row table:style-name="ro1">
          <table:table-cell office:value-type="float" office:value="17283" calcext:value-type="float">
            <text:p>17283</text:p>
          </table:table-cell>
          <table:table-cell office:value-type="string" calcext:value-type="string">
            <text:p>SnowL</text:p>
          </table:table-cell>
          <table:table-cell office:value-type="float" office:value="4946.71476826987" calcext:value-type="float">
            <text:p>4,946.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nowL</text:p>
          </table:table-cell>
          <table:table-cell office:value-type="float" office:value="1.3235940121703E-015" calcext:value-type="float">
            <text:p>0.00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SnowL</text:p>
          </table:table-cell>
          <table:table-cell office:value-type="float" office:value="4469.4515819681" calcext:value-type="float">
            <text:p>4,469.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nowL</text:p>
          </table:table-cell>
          <table:table-cell office:value-type="float" office:value="-4.0766001685455E-016" calcext:value-type="float">
            <text:p>0.00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SnowL</text:p>
          </table:table-cell>
          <table:table-cell office:value-type="float" office:value="4285.20869361407" calcext:value-type="float">
            <text:p>4,285.21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SnowL</text:p>
          </table:table-cell>
          <table:table-cell office:value-type="float" office:value="4431.67333532941" calcext:value-type="float">
            <text:p>4,431.67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SnowL</text:p>
          </table:table-cell>
          <table:table-cell office:value-type="float" office:value="5357.86348573908" calcext:value-type="float">
            <text:p>5,357.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owL</text:p>
          </table:table-cell>
          <table:table-cell office:value-type="float" office:value="2.89698820488127E-016" calcext:value-type="float">
            <text:p>0.00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SnowL</text:p>
          </table:table-cell>
          <table:table-cell office:value-type="float" office:value="2819.26622899847" calcext:value-type="float">
            <text:p>2,819.27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string" calcext:value-type="string">
            <text:p>SnowL</text:p>
          </table:table-cell>
          <table:table-cell office:value-type="float" office:value="4378.49841944295" calcext:value-type="float">
            <text:p>4,378.50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SnowL</text:p>
          </table:table-cell>
          <table:table-cell office:value-type="float" office:value="2452.37549467872" calcext:value-type="float">
            <text:p>2,452.38</text:p>
          </table:table-cell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string" calcext:value-type="string">
            <text:p>SnowL</text:p>
          </table:table-cell>
          <table:table-cell office:value-type="float" office:value="5624.93854086455" calcext:value-type="float">
            <text:p>5,624.9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nowL</text:p>
          </table:table-cell>
          <table:table-cell office:value-type="float" office:value="-5.32473370951081E-015" calcext:value-type="float">
            <text:p>0.00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SnowL</text:p>
          </table:table-cell>
          <table:table-cell office:value-type="float" office:value="4259.45338254989" calcext:value-type="float">
            <text:p>4,259.45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SnowL</text:p>
          </table:table-cell>
          <table:table-cell office:value-type="float" office:value="4258.70163898514" calcext:value-type="float">
            <text:p>4,258.7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nowL</text:p>
          </table:table-cell>
          <table:table-cell office:value-type="float" office:value="-2.62810606610486E-016" calcext:value-type="float">
            <text:p>0.00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SnowL</text:p>
          </table:table-cell>
          <table:table-cell office:value-type="float" office:value="4703.21273759837" calcext:value-type="float">
            <text:p>4,703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owL</text:p>
          </table:table-cell>
          <table:table-cell office:value-type="float" office:value="2331.05395664399" calcext:value-type="float">
            <text:p>2,331.05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SnowL</text:p>
          </table:table-cell>
          <table:table-cell office:value-type="float" office:value="5036.30333718665" calcext:value-type="float">
            <text:p>5,036.30</text:p>
          </table:table-cell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string" calcext:value-type="string">
            <text:p>SnowL</text:p>
          </table:table-cell>
          <table:table-cell office:value-type="float" office:value="7662.23885076009" calcext:value-type="float">
            <text:p>7,662.2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nowL</text:p>
          </table:table-cell>
          <table:table-cell office:value-type="float" office:value="-1.73472347597681E-017" calcext:value-type="float">
            <text:p>0.00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SnowL</text:p>
          </table:table-cell>
          <table:table-cell office:value-type="float" office:value="507.354559851069" calcext:value-type="float">
            <text:p>507.35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SnowL</text:p>
          </table:table-cell>
          <table:table-cell office:value-type="float" office:value="4260.73431950569" calcext:value-type="float">
            <text:p>4,260.73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string" calcext:value-type="string">
            <text:p>SnowL</text:p>
          </table:table-cell>
          <table:table-cell office:value-type="float" office:value="4564.67060490918" calcext:value-type="float">
            <text:p>4,564.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nowL</text:p>
          </table:table-cell>
          <table:table-cell office:value-type="float" office:value="1.88217497143484E-015" calcext:value-type="float">
            <text:p>0.00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SnowL</text:p>
          </table:table-cell>
          <table:table-cell office:value-type="float" office:value="4676.51549999394" calcext:value-type="float">
            <text:p>4,676.52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SnowL</text:p>
          </table:table-cell>
          <table:table-cell office:value-type="float" office:value="4571.28283375992" calcext:value-type="float">
            <text:p>4,571.28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SnowL</text:p>
          </table:table-cell>
          <table:table-cell office:value-type="float" office:value="4584.47509832263" calcext:value-type="float">
            <text:p>4,584.48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SnowL</text:p>
          </table:table-cell>
          <table:table-cell office:value-type="float" office:value="4699.77631564059" calcext:value-type="float">
            <text:p>4,699.78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SnowL</text:p>
          </table:table-cell>
          <table:table-cell office:value-type="float" office:value="4010.1140756291" calcext:value-type="float">
            <text:p>4,010.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nowL</text:p>
          </table:table-cell>
          <table:table-cell office:value-type="float" office:value="-3.01234731603373E-015" calcext:value-type="float">
            <text:p>0.00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SnowL</text:p>
          </table:table-cell>
          <table:table-cell office:value-type="float" office:value="4606.04564601674" calcext:value-type="float">
            <text:p>4,606.05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SnowL</text:p>
          </table:table-cell>
          <table:table-cell office:value-type="float" office:value="4620.78648717696" calcext:value-type="float">
            <text:p>4,620.79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SnowL</text:p>
          </table:table-cell>
          <table:table-cell office:value-type="float" office:value="5821.1036538304" calcext:value-type="float">
            <text:p>5,821.10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SnowL</text:p>
          </table:table-cell>
          <table:table-cell office:value-type="float" office:value="4378.99962568661" calcext:value-type="float">
            <text:p>4,379.00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SnowL</text:p>
          </table:table-cell>
          <table:table-cell office:value-type="float" office:value="4637.41856200274" calcext:value-type="float">
            <text:p>4,637.42</text:p>
          </table:table-cell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string" calcext:value-type="string">
            <text:p>SnowL</text:p>
          </table:table-cell>
          <table:table-cell office:value-type="float" office:value="4813.43842186539" calcext:value-type="float">
            <text:p>4,813.44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SnowL</text:p>
          </table:table-cell>
          <table:table-cell office:value-type="float" office:value="4651.66424120743" calcext:value-type="float">
            <text:p>4,651.66</text:p>
          </table:table-cell>
        </table:table-row>
        <table:table-row table:style-name="ro1">
          <table:table-cell office:value-type="float" office:value="17285" calcext:value-type="float">
            <text:p>17285</text:p>
          </table:table-cell>
          <table:table-cell office:value-type="string" calcext:value-type="string">
            <text:p>SnowL</text:p>
          </table:table-cell>
          <table:table-cell office:value-type="float" office:value="5305.30426889627" calcext:value-type="float">
            <text:p>5,305.3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SnowL</text:p>
          </table:table-cell>
          <table:table-cell office:value-type="float" office:value="-3.46944695195361E-017" calcext:value-type="float">
            <text:p>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nowL</text:p>
          </table:table-cell>
          <table:table-cell office:value-type="float" office:value="-5.59058008220426E-015" calcext:value-type="float">
            <text:p>0.00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SnowL</text:p>
          </table:table-cell>
          <table:table-cell office:value-type="float" office:value="7644.93533069279" calcext:value-type="float">
            <text:p>7,644.94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nowL</text:p>
          </table:table-cell>
          <table:table-cell office:value-type="float" office:value="-2.42861286636753E-017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nowL</text:p>
          </table:table-cell>
          <table:table-cell office:value-type="float" office:value="6.1105634441283E-015" calcext:value-type="float">
            <text:p>0.00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SnowL</text:p>
          </table:table-cell>
          <table:table-cell office:value-type="float" office:value="4937.22936760869" calcext:value-type="float">
            <text:p>4,937.23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SnowL</text:p>
          </table:table-cell>
          <table:table-cell office:value-type="float" office:value="4257.63588321456" calcext:value-type="float">
            <text:p>4,257.64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string" calcext:value-type="string">
            <text:p>SnowL</text:p>
          </table:table-cell>
          <table:table-cell office:value-type="float" office:value="6547.34571431023" calcext:value-type="float">
            <text:p>6,547.35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SnowL</text:p>
          </table:table-cell>
          <table:table-cell office:value-type="float" office:value="4260.45455230655" calcext:value-type="float">
            <text:p>4,260.4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SnowL</text:p>
          </table:table-cell>
          <table:table-cell office:value-type="float" office:value="5.62050406216486E-016" calcext:value-type="float">
            <text:p>0.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SnowL</text:p>
          </table:table-cell>
          <table:table-cell office:value-type="float" office:value="-2.22044604925031E-016" calcext:value-type="float">
            <text:p>0.00</text:p>
          </table:table-cell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string" calcext:value-type="string">
            <text:p>SnowL</text:p>
          </table:table-cell>
          <table:table-cell office:value-type="float" office:value="7033.48764992641" calcext:value-type="float">
            <text:p>7,033.49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SnowL</text:p>
          </table:table-cell>
          <table:table-cell office:value-type="float" office:value="4704.36329384386" calcext:value-type="float">
            <text:p>4,704.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nowL</text:p>
          </table:table-cell>
          <table:table-cell office:value-type="float" office:value="3.34021005299334E-015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nowL</text:p>
          </table:table-cell>
          <table:table-cell office:value-type="float" office:value="2.51534904016637E-017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nowL</text:p>
          </table:table-cell>
          <table:table-cell office:value-type="float" office:value="3.06699110552699E-015" calcext:value-type="float">
            <text:p>0.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SnowL</text:p>
          </table:table-cell>
          <table:table-cell office:value-type="float" office:value="0.135320888150013" calcext:value-type="float">
            <text:p>0.14</text:p>
          </table:table-cell>
        </table:table-row>
        <table:table-row table:style-name="ro1">
          <table:table-cell office:value-type="float" office:value="17281" calcext:value-type="float">
            <text:p>17281</text:p>
          </table:table-cell>
          <table:table-cell office:value-type="string" calcext:value-type="string">
            <text:p>SnowL</text:p>
          </table:table-cell>
          <table:table-cell office:value-type="float" office:value="625.869475345157" calcext:value-type="float">
            <text:p>625.87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SnowL</text:p>
          </table:table-cell>
          <table:table-cell office:value-type="float" office:value="4694.11207443644" calcext:value-type="float">
            <text:p>4,694.11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SnowL</text:p>
          </table:table-cell>
          <table:table-cell office:value-type="float" office:value="4258.69713209844" calcext:value-type="float">
            <text:p>4,258.70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SnowL</text:p>
          </table:table-cell>
          <table:table-cell office:value-type="float" office:value="4686.33800312583" calcext:value-type="float">
            <text:p>4,686.34</text:p>
          </table:table-cell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SnowL</text:p>
          </table:table-cell>
          <table:table-cell office:value-type="float" office:value="5496.90890388936" calcext:value-type="float">
            <text:p>5,496.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nowL</text:p>
          </table:table-cell>
          <table:table-cell office:value-type="float" office:value="-2.1467203015213E-016" calcext:value-type="float">
            <text:p>0.00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string" calcext:value-type="string">
            <text:p>SnowL</text:p>
          </table:table-cell>
          <table:table-cell office:value-type="float" office:value="8587.20072667773" calcext:value-type="float">
            <text:p>8,587.20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SnowL</text:p>
          </table:table-cell>
          <table:table-cell office:value-type="float" office:value="4665.03684651631" calcext:value-type="float">
            <text:p>4,665.04</text:p>
          </table:table-cell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string" calcext:value-type="string">
            <text:p>SnowL</text:p>
          </table:table-cell>
          <table:table-cell office:value-type="float" office:value="5245.09774936757" calcext:value-type="float">
            <text:p>5,245.10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SnowL</text:p>
          </table:table-cell>
          <table:table-cell office:value-type="float" office:value="4651.71627184117" calcext:value-type="float">
            <text:p>4,651.72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SnowL</text:p>
          </table:table-cell>
          <table:table-cell office:value-type="float" office:value="4676.5563595179" calcext:value-type="float">
            <text:p>4,676.56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SnowL</text:p>
          </table:table-cell>
          <table:table-cell office:value-type="float" office:value="4637.4731448698" calcext:value-type="float">
            <text:p>4,637.47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SnowL</text:p>
          </table:table-cell>
          <table:table-cell office:value-type="float" office:value="11538.4787630441" calcext:value-type="float">
            <text:p>11,538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nowL</text:p>
          </table:table-cell>
          <table:table-cell office:value-type="float" office:value="-5.02115710121487E-015" calcext:value-type="float">
            <text:p>0.00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SnowL</text:p>
          </table:table-cell>
          <table:table-cell office:value-type="float" office:value="4620.84594920121" calcext:value-type="float">
            <text:p>4,620.85</text:p>
          </table:table-cell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string" calcext:value-type="string">
            <text:p>SnowL</text:p>
          </table:table-cell>
          <table:table-cell office:value-type="float" office:value="-389.104125351473" calcext:value-type="float">
            <text:p>-389.10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SnowL</text:p>
          </table:table-cell>
          <table:table-cell office:value-type="float" office:value="4441.05900041696" calcext:value-type="float">
            <text:p>4,441.06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SnowL</text:p>
          </table:table-cell>
          <table:table-cell office:value-type="float" office:value="4606.09966117621" calcext:value-type="float">
            <text:p>4,606.10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string" calcext:value-type="string">
            <text:p>SnowL</text:p>
          </table:table-cell>
          <table:table-cell office:value-type="float" office:value="5861.58620777618" calcext:value-type="float">
            <text:p>5,861.59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SnowL</text:p>
          </table:table-cell>
          <table:table-cell office:value-type="float" office:value="4584.54113345415" calcext:value-type="float">
            <text:p>4,584.54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SnowL</text:p>
          </table:table-cell>
          <table:table-cell office:value-type="float" office:value="3369.99378598115" calcext:value-type="float">
            <text:p>3,369.99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SnowL</text:p>
          </table:table-cell>
          <table:table-cell office:value-type="float" office:value="4571.33058758444" calcext:value-type="float">
            <text:p>4,571.33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SnowL</text:p>
          </table:table-cell>
          <table:table-cell office:value-type="float" office:value="4254.36256512539" calcext:value-type="float">
            <text:p>4,254.36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SnowL</text:p>
          </table:table-cell>
          <table:table-cell office:value-type="float" office:value="4564.68310298976" calcext:value-type="float">
            <text:p>4,564.68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SnowL</text:p>
          </table:table-cell>
          <table:table-cell office:value-type="float" office:value="4664.99012642536" calcext:value-type="float">
            <text:p>4,664.99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SnowL</text:p>
          </table:table-cell>
          <table:table-cell office:value-type="float" office:value="512.638164584219" calcext:value-type="float">
            <text:p>512.6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nowL</text:p>
          </table:table-cell>
          <table:table-cell office:value-type="float" office:value="0.0564223042973294" calcext:value-type="float">
            <text:p>0.06</text:p>
          </table:table-cell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string" calcext:value-type="string">
            <text:p>SnowL</text:p>
          </table:table-cell>
          <table:table-cell office:value-type="float" office:value="6205.16408151618" calcext:value-type="float">
            <text:p>6,205.16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SnowL</text:p>
          </table:table-cell>
          <table:table-cell office:value-type="float" office:value="4512.00828734474" calcext:value-type="float">
            <text:p>4,512.01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SnowL</text:p>
          </table:table-cell>
          <table:table-cell office:value-type="float" office:value="4342.90947396514" calcext:value-type="float">
            <text:p>4,342.91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SnowL</text:p>
          </table:table-cell>
          <table:table-cell office:value-type="float" office:value="4686.3041865475" calcext:value-type="float">
            <text:p>4,686.30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SnowL</text:p>
          </table:table-cell>
          <table:table-cell office:value-type="float" office:value="5311.82858962948" calcext:value-type="float">
            <text:p>5,311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nowL</text:p>
          </table:table-cell>
          <table:table-cell office:value-type="float" office:value="-1.70002900645727E-015" calcext:value-type="float">
            <text:p>0.0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SnowL</text:p>
          </table:table-cell>
          <table:table-cell office:value-type="float" office:value="4446.50438478083" calcext:value-type="float">
            <text:p>4,446.50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SnowL</text:p>
          </table:table-cell>
          <table:table-cell office:value-type="float" office:value="-1385.74866439919" calcext:value-type="float">
            <text:p>-1,385.7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SnowL</text:p>
          </table:table-cell>
          <table:table-cell office:value-type="float" office:value="4455.0177031564" calcext:value-type="float">
            <text:p>4,455.02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SnowL</text:p>
          </table:table-cell>
          <table:table-cell office:value-type="float" office:value="6851.00996922569" calcext:value-type="float">
            <text:p>6,851.01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SnowL</text:p>
          </table:table-cell>
          <table:table-cell office:value-type="float" office:value="4467.5608034363" calcext:value-type="float">
            <text:p>4,467.56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SnowL</text:p>
          </table:table-cell>
          <table:table-cell office:value-type="float" office:value="4219.79782704658" calcext:value-type="float">
            <text:p>4,219.80</text:p>
          </table:table-cell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string" calcext:value-type="string">
            <text:p>SnowL</text:p>
          </table:table-cell>
          <table:table-cell office:value-type="float" office:value="3765.16031489122" calcext:value-type="float">
            <text:p>3,765.16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SnowL</text:p>
          </table:table-cell>
          <table:table-cell office:value-type="float" office:value="4476.41244865034" calcext:value-type="float">
            <text:p>4,476.41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SnowL</text:p>
          </table:table-cell>
          <table:table-cell office:value-type="float" office:value="4485.87323473388" calcext:value-type="float">
            <text:p>4,485.87</text:p>
          </table:table-cell>
        </table:table-row>
        <table:table-row table:style-name="ro1">
          <table:table-cell office:value-type="float" office:value="17286" calcext:value-type="float">
            <text:p>17286</text:p>
          </table:table-cell>
          <table:table-cell office:value-type="string" calcext:value-type="string">
            <text:p>SnowL</text:p>
          </table:table-cell>
          <table:table-cell office:value-type="float" office:value="5439.32211649813" calcext:value-type="float">
            <text:p>5,439.32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SnowL</text:p>
          </table:table-cell>
          <table:table-cell office:value-type="float" office:value="4493.81152687788" calcext:value-type="float">
            <text:p>4,493.81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SnowL</text:p>
          </table:table-cell>
          <table:table-cell office:value-type="float" office:value="6849.86662661867" calcext:value-type="float">
            <text:p>6,849.87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SnowL</text:p>
          </table:table-cell>
          <table:table-cell office:value-type="float" office:value="4259.89877611979" calcext:value-type="float">
            <text:p>4,259.90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SnowL</text:p>
          </table:table-cell>
          <table:table-cell office:value-type="float" office:value="4500.90329615045" calcext:value-type="float">
            <text:p>4,500.90</text:p>
          </table:table-cell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string" calcext:value-type="string">
            <text:p>SnowL</text:p>
          </table:table-cell>
          <table:table-cell office:value-type="float" office:value="8511.09587021853" calcext:value-type="float">
            <text:p>8,511.10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SnowL</text:p>
          </table:table-cell>
          <table:table-cell office:value-type="float" office:value="4506.705191281" calcext:value-type="float">
            <text:p>4,506.71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SnowL</text:p>
          </table:table-cell>
          <table:table-cell office:value-type="float" office:value="4511.22881769712" calcext:value-type="float">
            <text:p>4,511.23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SnowL</text:p>
          </table:table-cell>
          <table:table-cell office:value-type="float" office:value="1751.57601390346" calcext:value-type="float">
            <text:p>1,751.58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SnowL</text:p>
          </table:table-cell>
          <table:table-cell office:value-type="float" office:value="4514.3412707737" calcext:value-type="float">
            <text:p>4,514.34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SnowL</text:p>
          </table:table-cell>
          <table:table-cell office:value-type="float" office:value="5175.63751144399" calcext:value-type="float">
            <text:p>5,175.64</text:p>
          </table:table-cell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string" calcext:value-type="string">
            <text:p>SnowL</text:p>
          </table:table-cell>
          <table:table-cell office:value-type="float" office:value="9742.88647022762" calcext:value-type="float">
            <text:p>9,742.89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SnowL</text:p>
          </table:table-cell>
          <table:table-cell office:value-type="float" office:value="4515.99717939619" calcext:value-type="float">
            <text:p>4,516.00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SnowL</text:p>
          </table:table-cell>
          <table:table-cell office:value-type="float" office:value="4516.1572395179" calcext:value-type="float">
            <text:p>4,516.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nowL</text:p>
          </table:table-cell>
          <table:table-cell office:value-type="float" office:value="6.58327559133198E-016" calcext:value-type="float">
            <text:p>0.00</text:p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SnowL</text:p>
          </table:table-cell>
          <table:table-cell office:value-type="float" office:value="4514.81739055789" calcext:value-type="float">
            <text:p>4,514.82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SnowL</text:p>
          </table:table-cell>
          <table:table-cell office:value-type="float" office:value="4694.0859986829" calcext:value-type="float">
            <text:p>4,694.09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SnowL</text:p>
          </table:table-cell>
          <table:table-cell office:value-type="float" office:value="4449.47758457399" calcext:value-type="float">
            <text:p>4,449.48</text:p>
          </table:table-cell>
        </table:table-row>
        <table:table-row table:style-name="ro1">
          <table:table-cell office:value-type="float" office:value="17295" calcext:value-type="float">
            <text:p>17295</text:p>
          </table:table-cell>
          <table:table-cell office:value-type="string" calcext:value-type="string">
            <text:p>SnowL</text:p>
          </table:table-cell>
          <table:table-cell office:value-type="float" office:value="12184.027118313" calcext:value-type="float">
            <text:p>12,184.03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SnowL</text:p>
          </table:table-cell>
          <table:table-cell office:value-type="float" office:value="4507.76820450442" calcext:value-type="float">
            <text:p>4,507.77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SnowL</text:p>
          </table:table-cell>
          <table:table-cell office:value-type="float" office:value="6300.72461815959" calcext:value-type="float">
            <text:p>6,300.72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SnowL</text:p>
          </table:table-cell>
          <table:table-cell office:value-type="float" office:value="8630.02040140048" calcext:value-type="float">
            <text:p>8,630.02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SnowL</text:p>
          </table:table-cell>
          <table:table-cell office:value-type="float" office:value="4502.2200790948" calcext:value-type="float">
            <text:p>4,502.22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SnowL</text:p>
          </table:table-cell>
          <table:table-cell office:value-type="float" office:value="4495.35163994732" calcext:value-type="float">
            <text:p>4,495.35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SnowL</text:p>
          </table:table-cell>
          <table:table-cell office:value-type="float" office:value="4487.58318587866" calcext:value-type="float">
            <text:p>4,487.58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SnowL</text:p>
          </table:table-cell>
          <table:table-cell office:value-type="float" office:value="14295.1538562544" calcext:value-type="float">
            <text:p>14,295.1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nowL</text:p>
          </table:table-cell>
          <table:table-cell office:value-type="float" office:value="-1.18221404887819E-015" calcext:value-type="float">
            <text:p>0.00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SnowL</text:p>
          </table:table-cell>
          <table:table-cell office:value-type="float" office:value="4478.27603845559" calcext:value-type="float">
            <text:p>4,478.28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SnowL</text:p>
          </table:table-cell>
          <table:table-cell office:value-type="float" office:value="9268.202848887" calcext:value-type="float">
            <text:p>9,268.20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SnowL</text:p>
          </table:table-cell>
          <table:table-cell office:value-type="float" office:value="4699.75860584871" calcext:value-type="float">
            <text:p>4,699.76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SnowL</text:p>
          </table:table-cell>
          <table:table-cell office:value-type="float" office:value="-22283.5088985566" calcext:value-type="float">
            <text:p>-22,283.51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SnowL</text:p>
          </table:table-cell>
          <table:table-cell office:value-type="float" office:value="4457.04369725786" calcext:value-type="float">
            <text:p>4,457.04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SnowL</text:p>
          </table:table-cell>
          <table:table-cell office:value-type="float" office:value="5900.12798074238" calcext:value-type="float">
            <text:p>5,900.13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SnowL</text:p>
          </table:table-cell>
          <table:table-cell office:value-type="float" office:value="4448.3493685667" calcext:value-type="float">
            <text:p>4,448.35</text:p>
          </table:table-cell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string" calcext:value-type="string">
            <text:p>SnowL</text:p>
          </table:table-cell>
          <table:table-cell office:value-type="float" office:value="6165.18493448062" calcext:value-type="float">
            <text:p>6,165.18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SnowL</text:p>
          </table:table-cell>
          <table:table-cell office:value-type="float" office:value="4442.57071907835" calcext:value-type="float">
            <text:p>4,442.57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SnowL</text:p>
          </table:table-cell>
          <table:table-cell office:value-type="float" office:value="5594.11730588345" calcext:value-type="float">
            <text:p>5,594.12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SnowL</text:p>
          </table:table-cell>
          <table:table-cell office:value-type="float" office:value="4348.47147665036" calcext:value-type="float">
            <text:p>4,348.4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nowL</text:p>
          </table:table-cell>
          <table:table-cell office:value-type="float" office:value="7.66314095512755E-016" calcext:value-type="float">
            <text:p>0.0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SnowL</text:p>
          </table:table-cell>
          <table:table-cell office:value-type="float" office:value="1372.03332796197" calcext:value-type="float">
            <text:p>1,372.03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SnowL</text:p>
          </table:table-cell>
          <table:table-cell office:value-type="float" office:value="4260.40247865867" calcext:value-type="float">
            <text:p>4,260.40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SnowL</text:p>
          </table:table-cell>
          <table:table-cell office:value-type="float" office:value="4703.20378065608" calcext:value-type="float">
            <text:p>4,703.20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SnowL</text:p>
          </table:table-cell>
          <table:table-cell office:value-type="float" office:value="5423.14733331222" calcext:value-type="float">
            <text:p>5,423.15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SnowL</text:p>
          </table:table-cell>
          <table:table-cell office:value-type="float" office:value="1326.97533939919" calcext:value-type="float">
            <text:p>1,326.98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SnowL</text:p>
          </table:table-cell>
          <table:table-cell office:value-type="float" office:value="4658.97660249619" calcext:value-type="float">
            <text:p>4,658.98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SnowL</text:p>
          </table:table-cell>
          <table:table-cell office:value-type="float" office:value="5428.38884018997" calcext:value-type="float">
            <text:p>5,428.39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SnowL</text:p>
          </table:table-cell>
          <table:table-cell office:value-type="float" office:value="5597.44891367742" calcext:value-type="float">
            <text:p>5,597.45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Wind_WE</text:p>
          </table:table-cell>
          <table:table-cell office:value-type="float" office:value="5.88241043659382" calcext:value-type="float">
            <text:p>5.88</text:p>
          </table:table-cell>
        </table:table-row>
        <table:table-row table:style-name="ro1">
          <table:table-cell office:value-type="float" office:value="17283" calcext:value-type="float">
            <text:p>17283</text:p>
          </table:table-cell>
          <table:table-cell office:value-type="string" calcext:value-type="string">
            <text:p>Wind_WE</text:p>
          </table:table-cell>
          <table:table-cell office:value-type="float" office:value="-889.660642422037" calcext:value-type="float">
            <text:p>-889.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d_WE</text:p>
          </table:table-cell>
          <table:table-cell office:value-type="float" office:value="7.41594285980085E-017" calcext:value-type="float">
            <text:p>0.00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Wind_WE</text:p>
          </table:table-cell>
          <table:table-cell office:value-type="float" office:value="-51.8772464350195" calcext:value-type="float">
            <text:p>-51.8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d_WE</text:p>
          </table:table-cell>
          <table:table-cell office:value-type="float" office:value="4.22838847269347E-016" calcext:value-type="float">
            <text:p>0.00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Wind_WE</text:p>
          </table:table-cell>
          <table:table-cell office:value-type="float" office:value="-5.67768863823991" calcext:value-type="float">
            <text:p>-5.68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Wind_WE</text:p>
          </table:table-cell>
          <table:table-cell office:value-type="float" office:value="-252.596137208785" calcext:value-type="float">
            <text:p>-252.60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Wind_WE</text:p>
          </table:table-cell>
          <table:table-cell office:value-type="float" office:value="-493.427996718579" calcext:value-type="float">
            <text:p>-493.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d_WE</text:p>
          </table:table-cell>
          <table:table-cell office:value-type="float" office:value="5.5120838449163E-016" calcext:value-type="float">
            <text:p>0.00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Wind_WE</text:p>
          </table:table-cell>
          <table:table-cell office:value-type="float" office:value="-2140.01235170675" calcext:value-type="float">
            <text:p>-2,140.01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string" calcext:value-type="string">
            <text:p>Wind_WE</text:p>
          </table:table-cell>
          <table:table-cell office:value-type="float" office:value="12.4805315215819" calcext:value-type="float">
            <text:p>12.48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Wind_WE</text:p>
          </table:table-cell>
          <table:table-cell office:value-type="float" office:value="-148.93544594417" calcext:value-type="float">
            <text:p>-148.94</text:p>
          </table:table-cell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string" calcext:value-type="string">
            <text:p>Wind_WE</text:p>
          </table:table-cell>
          <table:table-cell office:value-type="float" office:value="-1685.01856073382" calcext:value-type="float">
            <text:p>-1,685.0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d_WE</text:p>
          </table:table-cell>
          <table:table-cell office:value-type="float" office:value="-1.12735341895043E-015" calcext:value-type="float">
            <text:p>0.00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Wind_WE</text:p>
          </table:table-cell>
          <table:table-cell office:value-type="float" office:value="6.14342465545394" calcext:value-type="float">
            <text:p>6.14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Wind_WE</text:p>
          </table:table-cell>
          <table:table-cell office:value-type="float" office:value="6.50234246994856" calcext:value-type="float">
            <text:p>6.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d_WE</text:p>
          </table:table-cell>
          <table:table-cell office:value-type="float" office:value="1.1145598333151E-016" calcext:value-type="float">
            <text:p>0.00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Wind_WE</text:p>
          </table:table-cell>
          <table:table-cell office:value-type="float" office:value="-72.4348746174423" calcext:value-type="float">
            <text:p>-72.4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d_WE</text:p>
          </table:table-cell>
          <table:table-cell office:value-type="float" office:value="2658.96899117151" calcext:value-type="float">
            <text:p>2,658.97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Wind_WE</text:p>
          </table:table-cell>
          <table:table-cell office:value-type="float" office:value="-358.364760257187" calcext:value-type="float">
            <text:p>-358.36</text:p>
          </table:table-cell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string" calcext:value-type="string">
            <text:p>Wind_WE</text:p>
          </table:table-cell>
          <table:table-cell office:value-type="float" office:value="-4123.52706533495" calcext:value-type="float">
            <text:p>-4,123.5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ind_WE</text:p>
          </table:table-cell>
          <table:table-cell office:value-type="float" office:value="-1.11022302462516E-016" calcext:value-type="float">
            <text:p>0.00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Wind_WE</text:p>
          </table:table-cell>
          <table:table-cell office:value-type="float" office:value="415.860307852762" calcext:value-type="float">
            <text:p>415.86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Wind_WE</text:p>
          </table:table-cell>
          <table:table-cell office:value-type="float" office:value="5.38024860032485" calcext:value-type="float">
            <text:p>5.38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string" calcext:value-type="string">
            <text:p>Wind_WE</text:p>
          </table:table-cell>
          <table:table-cell office:value-type="float" office:value="-33.7253555387375" calcext:value-type="float">
            <text:p>-33.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_WE</text:p>
          </table:table-cell>
          <table:table-cell office:value-type="float" office:value="-6.00214322687975E-016" calcext:value-type="float">
            <text:p>0.00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Wind_WE</text:p>
          </table:table-cell>
          <table:table-cell office:value-type="float" office:value="-65.0087649374752" calcext:value-type="float">
            <text:p>-65.01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Wind_WE</text:p>
          </table:table-cell>
          <table:table-cell office:value-type="float" office:value="-35.729787411907" calcext:value-type="float">
            <text:p>-35.73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Wind_WE</text:p>
          </table:table-cell>
          <table:table-cell office:value-type="float" office:value="-39.5375432015699" calcext:value-type="float">
            <text:p>-39.54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Wind_WE</text:p>
          </table:table-cell>
          <table:table-cell office:value-type="float" office:value="-71.4324219065154" calcext:value-type="float">
            <text:p>-71.43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Wind_WE</text:p>
          </table:table-cell>
          <table:table-cell office:value-type="float" office:value="-77.2916594894883" calcext:value-type="float">
            <text:p>-77.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_WE</text:p>
          </table:table-cell>
          <table:table-cell office:value-type="float" office:value="-1.06143392686331E-015" calcext:value-type="float">
            <text:p>0.00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Wind_WE</text:p>
          </table:table-cell>
          <table:table-cell office:value-type="float" office:value="-45.3258867959484" calcext:value-type="float">
            <text:p>-45.33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Wind_WE</text:p>
          </table:table-cell>
          <table:table-cell office:value-type="float" office:value="-49.4758107251061" calcext:value-type="float">
            <text:p>-49.48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Wind_WE</text:p>
          </table:table-cell>
          <table:table-cell office:value-type="float" office:value="-1014.26398105567" calcext:value-type="float">
            <text:p>-1,014.26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Wind_WE</text:p>
          </table:table-cell>
          <table:table-cell office:value-type="float" office:value="15.4343240825723" calcext:value-type="float">
            <text:p>15.43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Wind_WE</text:p>
          </table:table-cell>
          <table:table-cell office:value-type="float" office:value="-54.0646096157645" calcext:value-type="float">
            <text:p>-54.06</text:p>
          </table:table-cell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string" calcext:value-type="string">
            <text:p>Wind_WE</text:p>
          </table:table-cell>
          <table:table-cell office:value-type="float" office:value="-4394.72730112313" calcext:value-type="float">
            <text:p>-4,394.73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Wind_WE</text:p>
          </table:table-cell>
          <table:table-cell office:value-type="float" office:value="-58.0511726714984" calcext:value-type="float">
            <text:p>-58.05</text:p>
          </table:table-cell>
        </table:table-row>
        <table:table-row table:style-name="ro1">
          <table:table-cell office:value-type="float" office:value="17285" calcext:value-type="float">
            <text:p>17285</text:p>
          </table:table-cell>
          <table:table-cell office:value-type="string" calcext:value-type="string">
            <text:p>Wind_WE</text:p>
          </table:table-cell>
          <table:table-cell office:value-type="float" office:value="-1303.74488445956" calcext:value-type="float">
            <text:p>-1,303.74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Wind_WE</text:p>
          </table:table-cell>
          <table:table-cell office:value-type="float" office:value="5.89805981832114E-017" calcext:value-type="float">
            <text:p>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d_WE</text:p>
          </table:table-cell>
          <table:table-cell office:value-type="float" office:value="2.4008572907519E-015" calcext:value-type="float">
            <text:p>0.00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Wind_WE</text:p>
          </table:table-cell>
          <table:table-cell office:value-type="float" office:value="-1455.17899810064" calcext:value-type="float">
            <text:p>-1,455.1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Wind_WE</text:p>
          </table:table-cell>
          <table:table-cell office:value-type="float" office:value="-1.50920942409982E-016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ind_WE</text:p>
          </table:table-cell>
          <table:table-cell office:value-type="float" office:value="1.28889954265077E-015" calcext:value-type="float">
            <text:p>0.00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Wind_WE</text:p>
          </table:table-cell>
          <table:table-cell office:value-type="float" office:value="-316.781981836658" calcext:value-type="float">
            <text:p>-316.78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Wind_WE</text:p>
          </table:table-cell>
          <table:table-cell office:value-type="float" office:value="7.25594052433731" calcext:value-type="float">
            <text:p>7.26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string" calcext:value-type="string">
            <text:p>Wind_WE</text:p>
          </table:table-cell>
          <table:table-cell office:value-type="float" office:value="-2785.21108916262" calcext:value-type="float">
            <text:p>-2,785.21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Wind_WE</text:p>
          </table:table-cell>
          <table:table-cell office:value-type="float" office:value="5.47352450904718" calcext:value-type="float">
            <text:p>5.4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Wind_WE</text:p>
          </table:table-cell>
          <table:table-cell office:value-type="float" office:value="-3.41740524767431E-016" calcext:value-type="float">
            <text:p>0.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Wind_WE</text:p>
          </table:table-cell>
          <table:table-cell office:value-type="float" office:value="1.83880688453542E-016" calcext:value-type="float">
            <text:p>0.00</text:p>
          </table:table-cell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string" calcext:value-type="string">
            <text:p>Wind_WE</text:p>
          </table:table-cell>
          <table:table-cell office:value-type="float" office:value="-3367.35718115544" calcext:value-type="float">
            <text:p>-3,367.36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Wind_WE</text:p>
          </table:table-cell>
          <table:table-cell office:value-type="float" office:value="-72.7878836345443" calcext:value-type="float">
            <text:p>-72.7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nd_WE</text:p>
          </table:table-cell>
          <table:table-cell office:value-type="float" office:value="-7.6588041464376E-016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_WE</text:p>
          </table:table-cell>
          <table:table-cell office:value-type="float" office:value="-2.14238349283136E-016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d_WE</text:p>
          </table:table-cell>
          <table:table-cell office:value-type="float" office:value="-2.22044604925031E-015" calcext:value-type="float">
            <text:p>0.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Wind_WE</text:p>
          </table:table-cell>
          <table:table-cell office:value-type="float" office:value="-0.0635459263472892" calcext:value-type="float">
            <text:p>-0.06</text:p>
          </table:table-cell>
        </table:table-row>
        <table:table-row table:style-name="ro1">
          <table:table-cell office:value-type="float" office:value="17281" calcext:value-type="float">
            <text:p>17281</text:p>
          </table:table-cell>
          <table:table-cell office:value-type="string" calcext:value-type="string">
            <text:p>Wind_WE</text:p>
          </table:table-cell>
          <table:table-cell office:value-type="float" office:value="1615.50845401925" calcext:value-type="float">
            <text:p>1,615.51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Wind_WE</text:p>
          </table:table-cell>
          <table:table-cell office:value-type="float" office:value="-69.79955572922" calcext:value-type="float">
            <text:p>-69.80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Wind_WE</text:p>
          </table:table-cell>
          <table:table-cell office:value-type="float" office:value="6.66689925827859" calcext:value-type="float">
            <text:p>6.67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Wind_WE</text:p>
          </table:table-cell>
          <table:table-cell office:value-type="float" office:value="-67.5729461730322" calcext:value-type="float">
            <text:p>-67.57</text:p>
          </table:table-cell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Wind_WE</text:p>
          </table:table-cell>
          <table:table-cell office:value-type="float" office:value="-774.190910538441" calcext:value-type="float">
            <text:p>-774.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nd_WE</text:p>
          </table:table-cell>
          <table:table-cell office:value-type="float" office:value="1.71499099643757E-015" calcext:value-type="float">
            <text:p>0.00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string" calcext:value-type="string">
            <text:p>Wind_WE</text:p>
          </table:table-cell>
          <table:table-cell office:value-type="float" office:value="-9669.97897968459" calcext:value-type="float">
            <text:p>-9,669.98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Wind_WE</text:p>
          </table:table-cell>
          <table:table-cell office:value-type="float" office:value="-61.5209342695151" calcext:value-type="float">
            <text:p>-61.52</text:p>
          </table:table-cell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string" calcext:value-type="string">
            <text:p>Wind_WE</text:p>
          </table:table-cell>
          <table:table-cell office:value-type="float" office:value="-1230.1734065585" calcext:value-type="float">
            <text:p>-1,230.17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Wind_WE</text:p>
          </table:table-cell>
          <table:table-cell office:value-type="float" office:value="-57.7685795139622" calcext:value-type="float">
            <text:p>-57.77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Wind_WE</text:p>
          </table:table-cell>
          <table:table-cell office:value-type="float" office:value="-64.786966072894" calcext:value-type="float">
            <text:p>-64.79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Wind_WE</text:p>
          </table:table-cell>
          <table:table-cell office:value-type="float" office:value="-53.7687517889252" calcext:value-type="float">
            <text:p>-53.77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Wind_WE</text:p>
          </table:table-cell>
          <table:table-cell office:value-type="float" office:value="-3166.1795959702" calcext:value-type="float">
            <text:p>-3,166.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d_WE</text:p>
          </table:table-cell>
          <table:table-cell office:value-type="float" office:value="1.28586377656781E-015" calcext:value-type="float">
            <text:p>0.00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Wind_WE</text:p>
          </table:table-cell>
          <table:table-cell office:value-type="float" office:value="-49.1522205326886" calcext:value-type="float">
            <text:p>-49.15</text:p>
          </table:table-cell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string" calcext:value-type="string">
            <text:p>Wind_WE</text:p>
          </table:table-cell>
          <table:table-cell office:value-type="float" office:value="1062.80448069225" calcext:value-type="float">
            <text:p>1,062.80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Wind_WE</text:p>
          </table:table-cell>
          <table:table-cell office:value-type="float" office:value="-40.1926350148646" calcext:value-type="float">
            <text:p>-40.19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Wind_WE</text:p>
          </table:table-cell>
          <table:table-cell office:value-type="float" office:value="-45.0352097968788" calcext:value-type="float">
            <text:p>-45.04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string" calcext:value-type="string">
            <text:p>Wind_WE</text:p>
          </table:table-cell>
          <table:table-cell office:value-type="float" office:value="-1967.08221859999" calcext:value-type="float">
            <text:p>-1,967.08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Wind_WE</text:p>
          </table:table-cell>
          <table:table-cell office:value-type="float" office:value="-39.1753584324526" calcext:value-type="float">
            <text:p>-39.18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Wind_WE</text:p>
          </table:table-cell>
          <table:table-cell office:value-type="float" office:value="-596.743149529546" calcext:value-type="float">
            <text:p>-596.74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Wind_WE</text:p>
          </table:table-cell>
          <table:table-cell office:value-type="float" office:value="-35.4752073456912" calcext:value-type="float">
            <text:p>-35.48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Wind_WE</text:p>
          </table:table-cell>
          <table:table-cell office:value-type="float" office:value="9.29126615770394" calcext:value-type="float">
            <text:p>9.29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Wind_WE</text:p>
          </table:table-cell>
          <table:table-cell office:value-type="float" office:value="-33.6790967170984" calcext:value-type="float">
            <text:p>-33.68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Wind_WE</text:p>
          </table:table-cell>
          <table:table-cell office:value-type="float" office:value="-61.7744865684095" calcext:value-type="float">
            <text:p>-61.77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Wind_WE</text:p>
          </table:table-cell>
          <table:table-cell office:value-type="float" office:value="447.245470238228" calcext:value-type="float">
            <text:p>447.2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ind_WE</text:p>
          </table:table-cell>
          <table:table-cell office:value-type="float" office:value="-0.0264995421146246" calcext:value-type="float">
            <text:p>-0.03</text:p>
          </table:table-cell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string" calcext:value-type="string">
            <text:p>Wind_WE</text:p>
          </table:table-cell>
          <table:table-cell office:value-type="float" office:value="-6253.58876859706" calcext:value-type="float">
            <text:p>-6,253.59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ind_WE</text:p>
          </table:table-cell>
          <table:table-cell office:value-type="float" office:value="-75.8351935427205" calcext:value-type="float">
            <text:p>-75.84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ind_WE</text:p>
          </table:table-cell>
          <table:table-cell office:value-type="float" office:value="6.39299140077011" calcext:value-type="float">
            <text:p>6.39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Wind_WE</text:p>
          </table:table-cell>
          <table:table-cell office:value-type="float" office:value="-67.7564581954326" calcext:value-type="float">
            <text:p>-67.76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Wind_WE</text:p>
          </table:table-cell>
          <table:table-cell office:value-type="float" office:value="-592.828112601077" calcext:value-type="float">
            <text:p>-592.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nd_WE</text:p>
          </table:table-cell>
          <table:table-cell office:value-type="float" office:value="-2.60208521396521E-018" calcext:value-type="float">
            <text:p>0.0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ind_WE</text:p>
          </table:table-cell>
          <table:table-cell office:value-type="float" office:value="-43.4122054728347" calcext:value-type="float">
            <text:p>-43.41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Wind_WE</text:p>
          </table:table-cell>
          <table:table-cell office:value-type="float" office:value="1372.15291407176" calcext:value-type="float">
            <text:p>1,372.15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ind_WE</text:p>
          </table:table-cell>
          <table:table-cell office:value-type="float" office:value="-48.2049432129133" calcext:value-type="float">
            <text:p>-48.20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Wind_WE</text:p>
          </table:table-cell>
          <table:table-cell office:value-type="float" office:value="-1357.73697205937" calcext:value-type="float">
            <text:p>-1,357.74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Wind_WE</text:p>
          </table:table-cell>
          <table:table-cell office:value-type="float" office:value="-54.6859102082063" calcext:value-type="float">
            <text:p>-54.69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Wind_WE</text:p>
          </table:table-cell>
          <table:table-cell office:value-type="float" office:value="33.1510709681029" calcext:value-type="float">
            <text:p>33.15</text:p>
          </table:table-cell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string" calcext:value-type="string">
            <text:p>Wind_WE</text:p>
          </table:table-cell>
          <table:table-cell office:value-type="float" office:value="-3121.62014108925" calcext:value-type="float">
            <text:p>-3,121.62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Wind_WE</text:p>
          </table:table-cell>
          <table:table-cell office:value-type="float" office:value="-59.4081267455947" calcext:value-type="float">
            <text:p>-59.41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Wind_WE</text:p>
          </table:table-cell>
          <table:table-cell office:value-type="float" office:value="-64.2995969082" calcext:value-type="float">
            <text:p>-64.30</text:p>
          </table:table-cell>
        </table:table-row>
        <table:table-row table:style-name="ro1">
          <table:table-cell office:value-type="float" office:value="17286" calcext:value-type="float">
            <text:p>17286</text:p>
          </table:table-cell>
          <table:table-cell office:value-type="string" calcext:value-type="string">
            <text:p>Wind_WE</text:p>
          </table:table-cell>
          <table:table-cell office:value-type="float" office:value="-1464.13235548694" calcext:value-type="float">
            <text:p>-1,464.13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ind_WE</text:p>
          </table:table-cell>
          <table:table-cell office:value-type="float" office:value="-68.3861871481309" calcext:value-type="float">
            <text:p>-68.39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Wind_WE</text:p>
          </table:table-cell>
          <table:table-cell office:value-type="float" office:value="-1120.77594752753" calcext:value-type="float">
            <text:p>-1,120.78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Wind_WE</text:p>
          </table:table-cell>
          <table:table-cell office:value-type="float" office:value="6.05411823388047" calcext:value-type="float">
            <text:p>6.05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Wind_WE</text:p>
          </table:table-cell>
          <table:table-cell office:value-type="float" office:value="-71.9655609122576" calcext:value-type="float">
            <text:p>-71.97</text:p>
          </table:table-cell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string" calcext:value-type="string">
            <text:p>Wind_WE</text:p>
          </table:table-cell>
          <table:table-cell office:value-type="float" office:value="-5152.05506066532" calcext:value-type="float">
            <text:p>-5,152.06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Wind_WE</text:p>
          </table:table-cell>
          <table:table-cell office:value-type="float" office:value="-74.8295459964732" calcext:value-type="float">
            <text:p>-74.83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ind_WE</text:p>
          </table:table-cell>
          <table:table-cell office:value-type="float" office:value="-76.9786152613598" calcext:value-type="float">
            <text:p>-76.98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Wind_WE</text:p>
          </table:table-cell>
          <table:table-cell office:value-type="float" office:value="268.043266941994" calcext:value-type="float">
            <text:p>268.04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Wind_WE</text:p>
          </table:table-cell>
          <table:table-cell office:value-type="float" office:value="-78.3504506172947" calcext:value-type="float">
            <text:p>-78.35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Wind_WE</text:p>
          </table:table-cell>
          <table:table-cell office:value-type="float" office:value="-416.865381433848" calcext:value-type="float">
            <text:p>-416.87</text:p>
          </table:table-cell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string" calcext:value-type="string">
            <text:p>Wind_WE</text:p>
          </table:table-cell>
          <table:table-cell office:value-type="float" office:value="-6660.09442155749" calcext:value-type="float">
            <text:p>-6,660.09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Wind_WE</text:p>
          </table:table-cell>
          <table:table-cell office:value-type="float" office:value="-78.9256193673133" calcext:value-type="float">
            <text:p>-78.93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ind_WE</text:p>
          </table:table-cell>
          <table:table-cell office:value-type="float" office:value="-78.6909035809745" calcext:value-type="float">
            <text:p>-78.6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nd_WE</text:p>
          </table:table-cell>
          <table:table-cell office:value-type="float" office:value="-1.3240276930393E-015" calcext:value-type="float">
            <text:p>0.00</text:p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Wind_WE</text:p>
          </table:table-cell>
          <table:table-cell office:value-type="float" office:value="-77.6522541618125" calcext:value-type="float">
            <text:p>-77.65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Wind_WE</text:p>
          </table:table-cell>
          <table:table-cell office:value-type="float" office:value="-69.9410472883943" calcext:value-type="float">
            <text:p>-69.94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Wind_WE</text:p>
          </table:table-cell>
          <table:table-cell office:value-type="float" office:value="-260.110654363139" calcext:value-type="float">
            <text:p>-260.11</text:p>
          </table:table-cell>
        </table:table-row>
        <table:table-row table:style-name="ro1">
          <table:table-cell office:value-type="float" office:value="17295" calcext:value-type="float">
            <text:p>17295</text:p>
          </table:table-cell>
          <table:table-cell office:value-type="string" calcext:value-type="string">
            <text:p>Wind_WE</text:p>
          </table:table-cell>
          <table:table-cell office:value-type="float" office:value="-9734.74381433458" calcext:value-type="float">
            <text:p>-9,734.74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Wind_WE</text:p>
          </table:table-cell>
          <table:table-cell office:value-type="float" office:value="-73.2699471490973" calcext:value-type="float">
            <text:p>-73.27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Wind_WE</text:p>
          </table:table-cell>
          <table:table-cell office:value-type="float" office:value="-889.829071086872" calcext:value-type="float">
            <text:p>-889.83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Wind_WE</text:p>
          </table:table-cell>
          <table:table-cell office:value-type="float" office:value="-2016.2885874872" calcext:value-type="float">
            <text:p>-2,016.29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Wind_WE</text:p>
          </table:table-cell>
          <table:table-cell office:value-type="float" office:value="-70.0318699423214" calcext:value-type="float">
            <text:p>-70.03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Wind_WE</text:p>
          </table:table-cell>
          <table:table-cell office:value-type="float" office:value="-66.12512316767" calcext:value-type="float">
            <text:p>-66.13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Wind_WE</text:p>
          </table:table-cell>
          <table:table-cell office:value-type="float" office:value="-61.7816324331473" calcext:value-type="float">
            <text:p>-61.78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Wind_WE</text:p>
          </table:table-cell>
          <table:table-cell office:value-type="float" office:value="-15030.1813893366" calcext:value-type="float">
            <text:p>-15,030.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nd_WE</text:p>
          </table:table-cell>
          <table:table-cell office:value-type="float" office:value="1.44415729375069E-016" calcext:value-type="float">
            <text:p>0.00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Wind_WE</text:p>
          </table:table-cell>
          <table:table-cell office:value-type="float" office:value="-56.6745940864269" calcext:value-type="float">
            <text:p>-56.67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Wind_WE</text:p>
          </table:table-cell>
          <table:table-cell office:value-type="float" office:value="-2137.93221694645" calcext:value-type="float">
            <text:p>-2,137.93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Wind_WE</text:p>
          </table:table-cell>
          <table:table-cell office:value-type="float" office:value="-71.5285011971673" calcext:value-type="float">
            <text:p>-71.53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Wind_WE</text:p>
          </table:table-cell>
          <table:table-cell office:value-type="float" office:value="24440.9197517288" calcext:value-type="float">
            <text:p>24,440.92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ind_WE</text:p>
          </table:table-cell>
          <table:table-cell office:value-type="float" office:value="-45.2589179286628" calcext:value-type="float">
            <text:p>-45.26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Wind_WE</text:p>
          </table:table-cell>
          <table:table-cell office:value-type="float" office:value="-721.377300967015" calcext:value-type="float">
            <text:p>-721.38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Wind_WE</text:p>
          </table:table-cell>
          <table:table-cell office:value-type="float" office:value="-40.6442213472311" calcext:value-type="float">
            <text:p>-40.64</text:p>
          </table:table-cell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string" calcext:value-type="string">
            <text:p>Wind_WE</text:p>
          </table:table-cell>
          <table:table-cell office:value-type="float" office:value="-2328.93158594086" calcext:value-type="float">
            <text:p>-2,328.93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Wind_WE</text:p>
          </table:table-cell>
          <table:table-cell office:value-type="float" office:value="-37.7465626043163" calcext:value-type="float">
            <text:p>-37.75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Wind_WE</text:p>
          </table:table-cell>
          <table:table-cell office:value-type="float" office:value="-592.724584791071" calcext:value-type="float">
            <text:p>-592.72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ind_WE</text:p>
          </table:table-cell>
          <table:table-cell office:value-type="float" office:value="12.1711862369126" calcext:value-type="float">
            <text:p>12.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nd_WE</text:p>
          </table:table-cell>
          <table:table-cell office:value-type="float" office:value="5.19983361924048E-016" calcext:value-type="float">
            <text:p>0.0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ind_WE</text:p>
          </table:table-cell>
          <table:table-cell office:value-type="float" office:value="431.173603543065" calcext:value-type="float">
            <text:p>431.17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Wind_WE</text:p>
          </table:table-cell>
          <table:table-cell office:value-type="float" office:value="5.55363630916992" calcext:value-type="float">
            <text:p>5.55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Wind_WE</text:p>
          </table:table-cell>
          <table:table-cell office:value-type="float" office:value="-72.4834642401805" calcext:value-type="float">
            <text:p>-72.48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Wind_WE</text:p>
          </table:table-cell>
          <table:table-cell office:value-type="float" office:value="-639.523712249405" calcext:value-type="float">
            <text:p>-639.52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ind_WE</text:p>
          </table:table-cell>
          <table:table-cell office:value-type="float" office:value="392.081567059289" calcext:value-type="float">
            <text:p>392.08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Wind_WE</text:p>
          </table:table-cell>
          <table:table-cell office:value-type="float" office:value="-274.025876414106" calcext:value-type="float">
            <text:p>-274.03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Wind_WE</text:p>
          </table:table-cell>
          <table:table-cell office:value-type="float" office:value="-849.158279749415" calcext:value-type="float">
            <text:p>-849.16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Wind_WE</text:p>
          </table:table-cell>
          <table:table-cell office:value-type="float" office:value="-712.7120683514" calcext:value-type="float">
            <text:p>-712.71</text:p>
          </table:table-cell>
        </table:table-row>
        <table:table-row table:style-name="ro1">
          <table:table-cell office:value-type="float" office:value="6089" calcext:value-type="float">
            <text:p>6089</text:p>
          </table:table-cell>
          <table:table-cell office:value-type="string" calcext:value-type="string">
            <text:p>Wind_NS</text:p>
          </table:table-cell>
          <table:table-cell office:value-type="float" office:value="-6235.77087141998" calcext:value-type="float">
            <text:p>-6,235.77</text:p>
          </table:table-cell>
        </table:table-row>
        <table:table-row table:style-name="ro1">
          <table:table-cell office:value-type="float" office:value="17283" calcext:value-type="float">
            <text:p>17283</text:p>
          </table:table-cell>
          <table:table-cell office:value-type="string" calcext:value-type="string">
            <text:p>Wind_NS</text:p>
          </table:table-cell>
          <table:table-cell office:value-type="float" office:value="-6159.62642578329" calcext:value-type="float">
            <text:p>-6,159.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ind_NS</text:p>
          </table:table-cell>
          <table:table-cell office:value-type="float" office:value="-0.000000000534782884642482" calcext:value-type="float">
            <text:p>0.00</text:p>
          </table:table-cell>
        </table:table-row>
        <table:table-row table:style-name="ro1">
          <table:table-cell office:value-type="float" office:value="10043" calcext:value-type="float">
            <text:p>10043</text:p>
          </table:table-cell>
          <table:table-cell office:value-type="string" calcext:value-type="string">
            <text:p>Wind_NS</text:p>
          </table:table-cell>
          <table:table-cell office:value-type="float" office:value="-6466.69417202046" calcext:value-type="float">
            <text:p>-6,466.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ind_NS</text:p>
          </table:table-cell>
          <table:table-cell office:value-type="float" office:value="0.00000000107684172689915" calcext:value-type="float">
            <text:p>0.00</text:p>
          </table:table-cell>
        </table:table-row>
        <table:table-row table:style-name="ro1">
          <table:table-cell office:value-type="float" office:value="6085" calcext:value-type="float">
            <text:p>6085</text:p>
          </table:table-cell>
          <table:table-cell office:value-type="string" calcext:value-type="string">
            <text:p>Wind_NS</text:p>
          </table:table-cell>
          <table:table-cell office:value-type="float" office:value="-6249.44415138703" calcext:value-type="float">
            <text:p>-6,249.44</text:p>
          </table:table-cell>
        </table:table-row>
        <table:table-row table:style-name="ro1">
          <table:table-cell office:value-type="float" office:value="14424" calcext:value-type="float">
            <text:p>14424</text:p>
          </table:table-cell>
          <table:table-cell office:value-type="string" calcext:value-type="string">
            <text:p>Wind_NS</text:p>
          </table:table-cell>
          <table:table-cell office:value-type="float" office:value="-5868.70791492904" calcext:value-type="float">
            <text:p>-5,868.71</text:p>
          </table:table-cell>
        </table:table-row>
        <table:table-row table:style-name="ro1">
          <table:table-cell office:value-type="float" office:value="14133" calcext:value-type="float">
            <text:p>14133</text:p>
          </table:table-cell>
          <table:table-cell office:value-type="string" calcext:value-type="string">
            <text:p>Wind_NS</text:p>
          </table:table-cell>
          <table:table-cell office:value-type="float" office:value="-6626.18722705263" calcext:value-type="float">
            <text:p>-6,626.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Wind_NS</text:p>
          </table:table-cell>
          <table:table-cell office:value-type="float" office:value="0.00000000135332811623812" calcext:value-type="float">
            <text:p>0.00</text:p>
          </table:table-cell>
        </table:table-row>
        <table:table-row table:style-name="ro1">
          <table:table-cell office:value-type="float" office:value="23030" calcext:value-type="float">
            <text:p>23030</text:p>
          </table:table-cell>
          <table:table-cell office:value-type="string" calcext:value-type="string">
            <text:p>Wind_NS</text:p>
          </table:table-cell>
          <table:table-cell office:value-type="float" office:value="-0.0546251994011771" calcext:value-type="float">
            <text:p>-0.05</text:p>
          </table:table-cell>
        </table:table-row>
        <table:table-row table:style-name="ro1">
          <table:table-cell office:value-type="float" office:value="8875" calcext:value-type="float">
            <text:p>8875</text:p>
          </table:table-cell>
          <table:table-cell office:value-type="string" calcext:value-type="string">
            <text:p>Wind_NS</text:p>
          </table:table-cell>
          <table:table-cell office:value-type="float" office:value="-6524.82793709426" calcext:value-type="float">
            <text:p>-6,524.83</text:p>
          </table:table-cell>
        </table:table-row>
        <table:table-row table:style-name="ro1">
          <table:table-cell office:value-type="float" office:value="6083" calcext:value-type="float">
            <text:p>6083</text:p>
          </table:table-cell>
          <table:table-cell office:value-type="string" calcext:value-type="string">
            <text:p>Wind_NS</text:p>
          </table:table-cell>
          <table:table-cell office:value-type="float" office:value="-3290.80204870101" calcext:value-type="float">
            <text:p>-3,290.80</text:p>
          </table:table-cell>
        </table:table-row>
        <table:table-row table:style-name="ro1">
          <table:table-cell office:value-type="float" office:value="17287" calcext:value-type="float">
            <text:p>17287</text:p>
          </table:table-cell>
          <table:table-cell office:value-type="string" calcext:value-type="string">
            <text:p>Wind_NS</text:p>
          </table:table-cell>
          <table:table-cell office:value-type="float" office:value="-6159.12784470148" calcext:value-type="float">
            <text:p>-6,159.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Wind_NS</text:p>
          </table:table-cell>
          <table:table-cell office:value-type="float" office:value="0.00000000265572452917695" calcext:value-type="float">
            <text:p>0.00</text:p>
          </table:table-cell>
        </table:table-row>
        <table:table-row table:style-name="ro1">
          <table:table-cell office:value-type="float" office:value="6095" calcext:value-type="float">
            <text:p>6095</text:p>
          </table:table-cell>
          <table:table-cell office:value-type="string" calcext:value-type="string">
            <text:p>Wind_NS</text:p>
          </table:table-cell>
          <table:table-cell office:value-type="float" office:value="-6235.62366497218" calcext:value-type="float">
            <text:p>-6,235.62</text:p>
          </table:table-cell>
        </table:table-row>
        <table:table-row table:style-name="ro1">
          <table:table-cell office:value-type="float" office:value="6094" calcext:value-type="float">
            <text:p>6094</text:p>
          </table:table-cell>
          <table:table-cell office:value-type="string" calcext:value-type="string">
            <text:p>Wind_NS</text:p>
          </table:table-cell>
          <table:table-cell office:value-type="float" office:value="-6235.1978056426" calcext:value-type="float">
            <text:p>-6,235.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ind_NS</text:p>
          </table:table-cell>
          <table:table-cell office:value-type="float" office:value="0.00000000283671397482976" calcext:value-type="float">
            <text:p>0.00</text:p>
          </table:table-cell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string" calcext:value-type="string">
            <text:p>Wind_NS</text:p>
          </table:table-cell>
          <table:table-cell office:value-type="float" office:value="-6611.37813550517" calcext:value-type="float">
            <text:p>-6,611.3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d_NS</text:p>
          </table:table-cell>
          <table:table-cell office:value-type="float" office:value="-37789.1032912844" calcext:value-type="float">
            <text:p>-37,789.10</text:p>
          </table:table-cell>
        </table:table-row>
        <table:table-row table:style-name="ro1">
          <table:table-cell office:value-type="float" office:value="14135" calcext:value-type="float">
            <text:p>14135</text:p>
          </table:table-cell>
          <table:table-cell office:value-type="string" calcext:value-type="string">
            <text:p>Wind_NS</text:p>
          </table:table-cell>
          <table:table-cell office:value-type="float" office:value="-6491.11340202218" calcext:value-type="float">
            <text:p>-6,491.11</text:p>
          </table:table-cell>
        </table:table-row>
        <table:table-row table:style-name="ro1">
          <table:table-cell office:value-type="float" office:value="17292" calcext:value-type="float">
            <text:p>17292</text:p>
          </table:table-cell>
          <table:table-cell office:value-type="string" calcext:value-type="string">
            <text:p>Wind_NS</text:p>
          </table:table-cell>
          <table:table-cell office:value-type="float" office:value="-6159.1247014381" calcext:value-type="float">
            <text:p>-6,159.1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Wind_NS</text:p>
          </table:table-cell>
          <table:table-cell office:value-type="float" office:value="-0.0000000000122781784739345" calcext:value-type="float">
            <text:p>0.00</text:p>
          </table:table-cell>
        </table:table-row>
        <table:table-row table:style-name="ro1">
          <table:table-cell office:value-type="float" office:value="8873" calcext:value-type="float">
            <text:p>8873</text:p>
          </table:table-cell>
          <table:table-cell office:value-type="string" calcext:value-type="string">
            <text:p>Wind_NS</text:p>
          </table:table-cell>
          <table:table-cell office:value-type="float" office:value="-2836.2434350534" calcext:value-type="float">
            <text:p>-2,836.24</text:p>
          </table:table-cell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string" calcext:value-type="string">
            <text:p>Wind_NS</text:p>
          </table:table-cell>
          <table:table-cell office:value-type="float" office:value="-6236.22616570798" calcext:value-type="float">
            <text:p>-6,236.23</text:p>
          </table:table-cell>
        </table:table-row>
        <table:table-row table:style-name="ro1">
          <table:table-cell office:value-type="float" office:value="8876" calcext:value-type="float">
            <text:p>8876</text:p>
          </table:table-cell>
          <table:table-cell office:value-type="string" calcext:value-type="string">
            <text:p>Wind_NS</text:p>
          </table:table-cell>
          <table:table-cell office:value-type="float" office:value="-6572.63677826068" calcext:value-type="float">
            <text:p>-6,572.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nd_NS</text:p>
          </table:table-cell>
          <table:table-cell office:value-type="float" office:value="0.000000000240106601268053" calcext:value-type="float">
            <text:p>0.00</text:p>
          </table:table-cell>
        </table:table-row>
        <table:table-row table:style-name="ro1">
          <table:table-cell office:value-type="float" office:value="8884" calcext:value-type="float">
            <text:p>8884</text:p>
          </table:table-cell>
          <table:table-cell office:value-type="string" calcext:value-type="string">
            <text:p>Wind_NS</text:p>
          </table:table-cell>
          <table:table-cell office:value-type="float" office:value="-6603.80482190363" calcext:value-type="float">
            <text:p>-6,603.80</text:p>
          </table:table-cell>
        </table:table-row>
        <table:table-row table:style-name="ro1">
          <table:table-cell office:value-type="float" office:value="8877" calcext:value-type="float">
            <text:p>8877</text:p>
          </table:table-cell>
          <table:table-cell office:value-type="string" calcext:value-type="string">
            <text:p>Wind_NS</text:p>
          </table:table-cell>
          <table:table-cell office:value-type="float" office:value="-6574.5235532075" calcext:value-type="float">
            <text:p>-6,574.52</text:p>
          </table:table-cell>
        </table:table-row>
        <table:table-row table:style-name="ro1">
          <table:table-cell office:value-type="float" office:value="8878" calcext:value-type="float">
            <text:p>8878</text:p>
          </table:table-cell>
          <table:table-cell office:value-type="string" calcext:value-type="string">
            <text:p>Wind_NS</text:p>
          </table:table-cell>
          <table:table-cell office:value-type="float" office:value="-6578.26830191004" calcext:value-type="float">
            <text:p>-6,578.27</text:p>
          </table:table-cell>
        </table:table-row>
        <table:table-row table:style-name="ro1">
          <table:table-cell office:value-type="float" office:value="8891" calcext:value-type="float">
            <text:p>8891</text:p>
          </table:table-cell>
          <table:table-cell office:value-type="string" calcext:value-type="string">
            <text:p>Wind_NS</text:p>
          </table:table-cell>
          <table:table-cell office:value-type="float" office:value="-6610.40241030002" calcext:value-type="float">
            <text:p>-6,610.40</text:p>
          </table:table-cell>
        </table:table-row>
        <table:table-row table:style-name="ro1">
          <table:table-cell office:value-type="float" office:value="14426" calcext:value-type="float">
            <text:p>14426</text:p>
          </table:table-cell>
          <table:table-cell office:value-type="string" calcext:value-type="string">
            <text:p>Wind_NS</text:p>
          </table:table-cell>
          <table:table-cell office:value-type="float" office:value="-5691.63370134861" calcext:value-type="float">
            <text:p>-5,691.6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ind_NS</text:p>
          </table:table-cell>
          <table:table-cell office:value-type="float" office:value="0.0000000000163709046319127" calcext:value-type="float">
            <text:p>0.00</text:p>
          </table:table-cell>
        </table:table-row>
        <table:table-row table:style-name="ro1">
          <table:table-cell office:value-type="float" office:value="8879" calcext:value-type="float">
            <text:p>8879</text:p>
          </table:table-cell>
          <table:table-cell office:value-type="string" calcext:value-type="string">
            <text:p>Wind_NS</text:p>
          </table:table-cell>
          <table:table-cell office:value-type="float" office:value="-6584.09352865775" calcext:value-type="float">
            <text:p>-6,584.09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string" calcext:value-type="string">
            <text:p>Wind_NS</text:p>
          </table:table-cell>
          <table:table-cell office:value-type="float" office:value="-6588.22265134971" calcext:value-type="float">
            <text:p>-6,588.22</text:p>
          </table:table-cell>
        </table:table-row>
        <table:table-row table:style-name="ro1">
          <table:table-cell office:value-type="float" office:value="13993" calcext:value-type="float">
            <text:p>13993</text:p>
          </table:table-cell>
          <table:table-cell office:value-type="string" calcext:value-type="string">
            <text:p>Wind_NS</text:p>
          </table:table-cell>
          <table:table-cell office:value-type="float" office:value="-6011.41039556652" calcext:value-type="float">
            <text:p>-6,011.41</text:p>
          </table:table-cell>
        </table:table-row>
        <table:table-row table:style-name="ro1">
          <table:table-cell office:value-type="float" office:value="8903" calcext:value-type="float">
            <text:p>8903</text:p>
          </table:table-cell>
          <table:table-cell office:value-type="string" calcext:value-type="string">
            <text:p>Wind_NS</text:p>
          </table:table-cell>
          <table:table-cell office:value-type="float" office:value="-6525.12897852314" calcext:value-type="float">
            <text:p>-6,525.13</text:p>
          </table:table-cell>
        </table:table-row>
        <table:table-row table:style-name="ro1">
          <table:table-cell office:value-type="float" office:value="8881" calcext:value-type="float">
            <text:p>8881</text:p>
          </table:table-cell>
          <table:table-cell office:value-type="string" calcext:value-type="string">
            <text:p>Wind_NS</text:p>
          </table:table-cell>
          <table:table-cell office:value-type="float" office:value="-6592.82458013236" calcext:value-type="float">
            <text:p>-6,592.82</text:p>
          </table:table-cell>
        </table:table-row>
        <table:table-row table:style-name="ro1">
          <table:table-cell office:value-type="float" office:value="23028" calcext:value-type="float">
            <text:p>23028</text:p>
          </table:table-cell>
          <table:table-cell office:value-type="string" calcext:value-type="string">
            <text:p>Wind_NS</text:p>
          </table:table-cell>
          <table:table-cell office:value-type="float" office:value="-0.0315816823910304" calcext:value-type="float">
            <text:p>-0.03</text:p>
          </table:table-cell>
        </table:table-row>
        <table:table-row table:style-name="ro1">
          <table:table-cell office:value-type="float" office:value="8882" calcext:value-type="float">
            <text:p>8882</text:p>
          </table:table-cell>
          <table:table-cell office:value-type="string" calcext:value-type="string">
            <text:p>Wind_NS</text:p>
          </table:table-cell>
          <table:table-cell office:value-type="float" office:value="-6596.81654612578" calcext:value-type="float">
            <text:p>-6,596.82</text:p>
          </table:table-cell>
        </table:table-row>
        <table:table-row table:style-name="ro1">
          <table:table-cell office:value-type="float" office:value="17285" calcext:value-type="float">
            <text:p>17285</text:p>
          </table:table-cell>
          <table:table-cell office:value-type="string" calcext:value-type="string">
            <text:p>Wind_NS</text:p>
          </table:table-cell>
          <table:table-cell office:value-type="float" office:value="-6159.11692502485" calcext:value-type="float">
            <text:p>-6,159.12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Wind_NS</text:p>
          </table:table-cell>
          <table:table-cell office:value-type="float" office:value="0.00000000000409272615797818" calcext:value-type="float">
            <text:p>0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Wind_NS</text:p>
          </table:table-cell>
          <table:table-cell office:value-type="float" office:value="-0.00000000247382558882236" calcext:value-type="float">
            <text:p>0.00</text:p>
          </table:table-cell>
        </table:table-row>
        <table:table-row table:style-name="ro1">
          <table:table-cell office:value-type="float" office:value="14128" calcext:value-type="float">
            <text:p>14128</text:p>
          </table:table-cell>
          <table:table-cell office:value-type="string" calcext:value-type="string">
            <text:p>Wind_NS</text:p>
          </table:table-cell>
          <table:table-cell office:value-type="float" office:value="-7587.98839934591" calcext:value-type="float">
            <text:p>-7,587.9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Wind_NS</text:p>
          </table:table-cell>
          <table:table-cell office:value-type="float" office:value="-0.0000000000286490831058472" calcext:value-type="float">
            <text:p>0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Wind_NS</text:p>
          </table:table-cell>
          <table:table-cell office:value-type="float" office:value="0.0000000000109139364212751" calcext:value-type="float">
            <text:p>0.00</text:p>
          </table:table-cell>
        </table:table-row>
        <table:table-row table:style-name="ro1">
          <table:table-cell office:value-type="float" office:value="14136" calcext:value-type="float">
            <text:p>14136</text:p>
          </table:table-cell>
          <table:table-cell office:value-type="string" calcext:value-type="string">
            <text:p>Wind_NS</text:p>
          </table:table-cell>
          <table:table-cell office:value-type="float" office:value="-6449.54853614378" calcext:value-type="float">
            <text:p>-6,449.55</text:p>
          </table:table-cell>
        </table:table-row>
        <table:table-row table:style-name="ro1">
          <table:table-cell office:value-type="float" office:value="6087" calcext:value-type="float">
            <text:p>6087</text:p>
          </table:table-cell>
          <table:table-cell office:value-type="string" calcext:value-type="string">
            <text:p>Wind_NS</text:p>
          </table:table-cell>
          <table:table-cell office:value-type="float" office:value="-6234.59465725573" calcext:value-type="float">
            <text:p>-6,234.59</text:p>
          </table:table-cell>
        </table:table-row>
        <table:table-row table:style-name="ro1">
          <table:table-cell office:value-type="float" office:value="17290" calcext:value-type="float">
            <text:p>17290</text:p>
          </table:table-cell>
          <table:table-cell office:value-type="string" calcext:value-type="string">
            <text:p>Wind_NS</text:p>
          </table:table-cell>
          <table:table-cell office:value-type="float" office:value="-6159.13157333788" calcext:value-type="float">
            <text:p>-6,159.13</text:p>
          </table:table-cell>
        </table:table-row>
        <table:table-row table:style-name="ro1">
          <table:table-cell office:value-type="float" office:value="6092" calcext:value-type="float">
            <text:p>6092</text:p>
          </table:table-cell>
          <table:table-cell office:value-type="string" calcext:value-type="string">
            <text:p>Wind_NS</text:p>
          </table:table-cell>
          <table:table-cell office:value-type="float" office:value="-6236.09572763252" calcext:value-type="float">
            <text:p>-6,236.10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Wind_NS</text:p>
          </table:table-cell>
          <table:table-cell office:value-type="float" office:value="0.0000000000300133251585066" calcext:value-type="float">
            <text:p>0.0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Wind_NS</text:p>
          </table:table-cell>
          <table:table-cell office:value-type="float" office:value="-0.0000000000309228198602796" calcext:value-type="float">
            <text:p>0.00</text:p>
          </table:table-cell>
        </table:table-row>
        <table:table-row table:style-name="ro1">
          <table:table-cell office:value-type="float" office:value="17291" calcext:value-type="float">
            <text:p>17291</text:p>
          </table:table-cell>
          <table:table-cell office:value-type="string" calcext:value-type="string">
            <text:p>Wind_NS</text:p>
          </table:table-cell>
          <table:table-cell office:value-type="float" office:value="-6159.128394415" calcext:value-type="float">
            <text:p>-6,159.13</text:p>
          </table:table-cell>
        </table:table-row>
        <table:table-row table:style-name="ro1">
          <table:table-cell office:value-type="float" office:value="8889" calcext:value-type="float">
            <text:p>8889</text:p>
          </table:table-cell>
          <table:table-cell office:value-type="string" calcext:value-type="string">
            <text:p>Wind_NS</text:p>
          </table:table-cell>
          <table:table-cell office:value-type="float" office:value="-6611.70404488287" calcext:value-type="float">
            <text:p>-6,611.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ind_NS</text:p>
          </table:table-cell>
          <table:table-cell office:value-type="float" office:value="-0.00000000217551132664084" calcext:value-type="float">
            <text:p>0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ind_NS</text:p>
          </table:table-cell>
          <table:table-cell office:value-type="float" office:value="-0.000000000129148247651756" calcext:value-type="float">
            <text:p>0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Wind_NS</text:p>
          </table:table-cell>
          <table:table-cell office:value-type="float" office:value="0.00000000288525825453689" calcext:value-type="float">
            <text:p>0.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Wind_NS</text:p>
          </table:table-cell>
          <table:table-cell office:value-type="float" office:value="-103433.221037186" calcext:value-type="float">
            <text:p>-103,433.22</text:p>
          </table:table-cell>
        </table:table-row>
        <table:table-row table:style-name="ro1">
          <table:table-cell office:value-type="float" office:value="17281" calcext:value-type="float">
            <text:p>17281</text:p>
          </table:table-cell>
          <table:table-cell office:value-type="string" calcext:value-type="string">
            <text:p>Wind_NS</text:p>
          </table:table-cell>
          <table:table-cell office:value-type="float" office:value="-3084.98248291181" calcext:value-type="float">
            <text:p>-3,084.98</text:p>
          </table:table-cell>
        </table:table-row>
        <table:table-row table:style-name="ro1">
          <table:table-cell office:value-type="float" office:value="8892" calcext:value-type="float">
            <text:p>8892</text:p>
          </table:table-cell>
          <table:table-cell office:value-type="string" calcext:value-type="string">
            <text:p>Wind_NS</text:p>
          </table:table-cell>
          <table:table-cell office:value-type="float" office:value="-6608.7953610623" calcext:value-type="float">
            <text:p>-6,608.80</text:p>
          </table:table-cell>
        </table:table-row>
        <table:table-row table:style-name="ro1">
          <table:table-cell office:value-type="float" office:value="6093" calcext:value-type="float">
            <text:p>6093</text:p>
          </table:table-cell>
          <table:table-cell office:value-type="string" calcext:value-type="string">
            <text:p>Wind_NS</text:p>
          </table:table-cell>
          <table:table-cell office:value-type="float" office:value="-6235.16881518203" calcext:value-type="float">
            <text:p>-6,235.17</text:p>
          </table:table-cell>
        </table:table-row>
        <table:table-row table:style-name="ro1">
          <table:table-cell office:value-type="float" office:value="8893" calcext:value-type="float">
            <text:p>8893</text:p>
          </table:table-cell>
          <table:table-cell office:value-type="string" calcext:value-type="string">
            <text:p>Wind_NS</text:p>
          </table:table-cell>
          <table:table-cell office:value-type="float" office:value="-6606.59293869298" calcext:value-type="float">
            <text:p>-6,606.59</text:p>
          </table:table-cell>
        </table:table-row>
        <table:table-row table:style-name="ro1">
          <table:table-cell office:value-type="float" office:value="13857" calcext:value-type="float">
            <text:p>13857</text:p>
          </table:table-cell>
          <table:table-cell office:value-type="string" calcext:value-type="string">
            <text:p>Wind_NS</text:p>
          </table:table-cell>
          <table:table-cell office:value-type="float" office:value="-6133.34679096224" calcext:value-type="float">
            <text:p>-6,133.3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Wind_NS</text:p>
          </table:table-cell>
          <table:table-cell office:value-type="float" office:value="0.000000000251020537689328" calcext:value-type="float">
            <text:p>0.00</text:p>
          </table:table-cell>
        </table:table-row>
        <table:table-row table:style-name="ro1">
          <table:table-cell office:value-type="float" office:value="23026" calcext:value-type="float">
            <text:p>23026</text:p>
          </table:table-cell>
          <table:table-cell office:value-type="string" calcext:value-type="string">
            <text:p>Wind_NS</text:p>
          </table:table-cell>
          <table:table-cell office:value-type="float" office:value="-0.0564962759609715" calcext:value-type="float">
            <text:p>-0.06</text:p>
          </table:table-cell>
        </table:table-row>
        <table:table-row table:style-name="ro1">
          <table:table-cell office:value-type="float" office:value="8895" calcext:value-type="float">
            <text:p>8895</text:p>
          </table:table-cell>
          <table:table-cell office:value-type="string" calcext:value-type="string">
            <text:p>Wind_NS</text:p>
          </table:table-cell>
          <table:table-cell office:value-type="float" office:value="-6600.58233015034" calcext:value-type="float">
            <text:p>-6,600.58</text:p>
          </table:table-cell>
        </table:table-row>
        <table:table-row table:style-name="ro1">
          <table:table-cell office:value-type="float" office:value="17284" calcext:value-type="float">
            <text:p>17284</text:p>
          </table:table-cell>
          <table:table-cell office:value-type="string" calcext:value-type="string">
            <text:p>Wind_NS</text:p>
          </table:table-cell>
          <table:table-cell office:value-type="float" office:value="-6159.08286279239" calcext:value-type="float">
            <text:p>-6,159.08</text:p>
          </table:table-cell>
        </table:table-row>
        <table:table-row table:style-name="ro1">
          <table:table-cell office:value-type="float" office:value="8896" calcext:value-type="float">
            <text:p>8896</text:p>
          </table:table-cell>
          <table:table-cell office:value-type="string" calcext:value-type="string">
            <text:p>Wind_NS</text:p>
          </table:table-cell>
          <table:table-cell office:value-type="float" office:value="-6596.84775656908" calcext:value-type="float">
            <text:p>-6,596.85</text:p>
          </table:table-cell>
        </table:table-row>
        <table:table-row table:style-name="ro1">
          <table:table-cell office:value-type="float" office:value="8894" calcext:value-type="float">
            <text:p>8894</text:p>
          </table:table-cell>
          <table:table-cell office:value-type="string" calcext:value-type="string">
            <text:p>Wind_NS</text:p>
          </table:table-cell>
          <table:table-cell office:value-type="float" office:value="-6603.82933118561" calcext:value-type="float">
            <text:p>-6,603.83</text:p>
          </table:table-cell>
        </table:table-row>
        <table:table-row table:style-name="ro1">
          <table:table-cell office:value-type="float" office:value="8897" calcext:value-type="float">
            <text:p>8897</text:p>
          </table:table-cell>
          <table:table-cell office:value-type="string" calcext:value-type="string">
            <text:p>Wind_NS</text:p>
          </table:table-cell>
          <table:table-cell office:value-type="float" office:value="-6592.85732050427" calcext:value-type="float">
            <text:p>-6,592.86</text:p>
          </table:table-cell>
        </table:table-row>
        <table:table-row table:style-name="ro1">
          <table:table-cell office:value-type="float" office:value="14072" calcext:value-type="float">
            <text:p>14072</text:p>
          </table:table-cell>
          <table:table-cell office:value-type="string" calcext:value-type="string">
            <text:p>Wind_NS</text:p>
          </table:table-cell>
          <table:table-cell office:value-type="float" office:value="-9043.47725153525" calcext:value-type="float">
            <text:p>-9,043.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nd_NS</text:p>
          </table:table-cell>
          <table:table-cell office:value-type="float" office:value="-0.00000000721934156899806" calcext:value-type="float">
            <text:p>0.00</text:p>
          </table:table-cell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string" calcext:value-type="string">
            <text:p>Wind_NS</text:p>
          </table:table-cell>
          <table:table-cell office:value-type="float" office:value="-6588.25832056203" calcext:value-type="float">
            <text:p>-6,588.26</text:p>
          </table:table-cell>
        </table:table-row>
        <table:table-row table:style-name="ro1">
          <table:table-cell office:value-type="float" office:value="23031" calcext:value-type="float">
            <text:p>23031</text:p>
          </table:table-cell>
          <table:table-cell office:value-type="string" calcext:value-type="string">
            <text:p>Wind_NS</text:p>
          </table:table-cell>
          <table:table-cell office:value-type="float" office:value="0.428035426148671" calcext:value-type="float">
            <text:p>0.43</text:p>
          </table:table-cell>
        </table:table-row>
        <table:table-row table:style-name="ro1">
          <table:table-cell office:value-type="float" office:value="10023" calcext:value-type="float">
            <text:p>10023</text:p>
          </table:table-cell>
          <table:table-cell office:value-type="string" calcext:value-type="string">
            <text:p>Wind_NS</text:p>
          </table:table-cell>
          <table:table-cell office:value-type="float" office:value="-6452.18156634479" calcext:value-type="float">
            <text:p>-6,452.18</text:p>
          </table:table-cell>
        </table:table-row>
        <table:table-row table:style-name="ro1">
          <table:table-cell office:value-type="float" office:value="8899" calcext:value-type="float">
            <text:p>8899</text:p>
          </table:table-cell>
          <table:table-cell office:value-type="string" calcext:value-type="string">
            <text:p>Wind_NS</text:p>
          </table:table-cell>
          <table:table-cell office:value-type="float" office:value="-6584.12592490593" calcext:value-type="float">
            <text:p>-6,584.13</text:p>
          </table:table-cell>
        </table:table-row>
        <table:table-row table:style-name="ro1">
          <table:table-cell office:value-type="float" office:value="17288" calcext:value-type="float">
            <text:p>17288</text:p>
          </table:table-cell>
          <table:table-cell office:value-type="string" calcext:value-type="string">
            <text:p>Wind_NS</text:p>
          </table:table-cell>
          <table:table-cell office:value-type="float" office:value="-6159.13500701381" calcext:value-type="float">
            <text:p>-6,159.14</text:p>
          </table:table-cell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string" calcext:value-type="string">
            <text:p>Wind_NS</text:p>
          </table:table-cell>
          <table:table-cell office:value-type="float" office:value="-6578.30791889139" calcext:value-type="float">
            <text:p>-6,578.31</text:p>
          </table:table-cell>
        </table:table-row>
        <table:table-row table:style-name="ro1">
          <table:table-cell office:value-type="float" office:value="13856" calcext:value-type="float">
            <text:p>13856</text:p>
          </table:table-cell>
          <table:table-cell office:value-type="string" calcext:value-type="string">
            <text:p>Wind_NS</text:p>
          </table:table-cell>
          <table:table-cell office:value-type="float" office:value="-3471.54324773977" calcext:value-type="float">
            <text:p>-3,471.54</text:p>
          </table:table-cell>
        </table:table-row>
        <table:table-row table:style-name="ro1">
          <table:table-cell office:value-type="float" office:value="8901" calcext:value-type="float">
            <text:p>8901</text:p>
          </table:table-cell>
          <table:table-cell office:value-type="string" calcext:value-type="string">
            <text:p>Wind_NS</text:p>
          </table:table-cell>
          <table:table-cell office:value-type="float" office:value="-6574.55219003317" calcext:value-type="float">
            <text:p>-6,574.55</text:p>
          </table:table-cell>
        </table:table-row>
        <table:table-row table:style-name="ro1">
          <table:table-cell office:value-type="float" office:value="6086" calcext:value-type="float">
            <text:p>6086</text:p>
          </table:table-cell>
          <table:table-cell office:value-type="string" calcext:value-type="string">
            <text:p>Wind_NS</text:p>
          </table:table-cell>
          <table:table-cell office:value-type="float" office:value="-6232.85819158549" calcext:value-type="float">
            <text:p>-6,232.86</text:p>
          </table:table-cell>
        </table:table-row>
        <table:table-row table:style-name="ro1">
          <table:table-cell office:value-type="float" office:value="8902" calcext:value-type="float">
            <text:p>8902</text:p>
          </table:table-cell>
          <table:table-cell office:value-type="string" calcext:value-type="string">
            <text:p>Wind_NS</text:p>
          </table:table-cell>
          <table:table-cell office:value-type="float" office:value="-6572.64423834777" calcext:value-type="float">
            <text:p>-6,572.64</text:p>
          </table:table-cell>
        </table:table-row>
        <table:table-row table:style-name="ro1">
          <table:table-cell office:value-type="float" office:value="8883" calcext:value-type="float">
            <text:p>8883</text:p>
          </table:table-cell>
          <table:table-cell office:value-type="string" calcext:value-type="string">
            <text:p>Wind_NS</text:p>
          </table:table-cell>
          <table:table-cell office:value-type="float" office:value="-6600.55430555564" calcext:value-type="float">
            <text:p>-6,600.55</text:p>
          </table:table-cell>
        </table:table-row>
        <table:table-row table:style-name="ro1">
          <table:table-cell office:value-type="float" office:value="8874" calcext:value-type="float">
            <text:p>8874</text:p>
          </table:table-cell>
          <table:table-cell office:value-type="string" calcext:value-type="string">
            <text:p>Wind_NS</text:p>
          </table:table-cell>
          <table:table-cell office:value-type="float" office:value="-2839.41736772998" calcext:value-type="float">
            <text:p>-2,839.42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Wind_NS</text:p>
          </table:table-cell>
          <table:table-cell office:value-type="float" office:value="-7315.80487707684" calcext:value-type="float">
            <text:p>-7,315.80</text:p>
          </table:table-cell>
        </table:table-row>
        <table:table-row table:style-name="ro1">
          <table:table-cell office:value-type="float" office:value="23027" calcext:value-type="float">
            <text:p>23027</text:p>
          </table:table-cell>
          <table:table-cell office:value-type="string" calcext:value-type="string">
            <text:p>Wind_NS</text:p>
          </table:table-cell>
          <table:table-cell office:value-type="float" office:value="-0.0535148623893838" calcext:value-type="float">
            <text:p>-0.05</text:p>
          </table:table-cell>
        </table:table-row>
        <table:table-row table:style-name="ro1">
          <table:table-cell office:value-type="float" office:value="10037" calcext:value-type="float">
            <text:p>10037</text:p>
          </table:table-cell>
          <table:table-cell office:value-type="string" calcext:value-type="string">
            <text:p>Wind_NS</text:p>
          </table:table-cell>
          <table:table-cell office:value-type="float" office:value="-6489.99256469022" calcext:value-type="float">
            <text:p>-6,489.99</text:p>
          </table:table-cell>
        </table:table-row>
        <table:table-row table:style-name="ro1">
          <table:table-cell office:value-type="float" office:value="10022" calcext:value-type="float">
            <text:p>10022</text:p>
          </table:table-cell>
          <table:table-cell office:value-type="string" calcext:value-type="string">
            <text:p>Wind_NS</text:p>
          </table:table-cell>
          <table:table-cell office:value-type="float" office:value="-6398.07549525502" calcext:value-type="float">
            <text:p>-6,398.08</text:p>
          </table:table-cell>
        </table:table-row>
        <table:table-row table:style-name="ro1">
          <table:table-cell office:value-type="float" office:value="8885" calcext:value-type="float">
            <text:p>8885</text:p>
          </table:table-cell>
          <table:table-cell office:value-type="string" calcext:value-type="string">
            <text:p>Wind_NS</text:p>
          </table:table-cell>
          <table:table-cell office:value-type="float" office:value="-6606.57265416219" calcext:value-type="float">
            <text:p>-6,606.57</text:p>
          </table:table-cell>
        </table:table-row>
        <table:table-row table:style-name="ro1">
          <table:table-cell office:value-type="float" office:value="13858" calcext:value-type="float">
            <text:p>13858</text:p>
          </table:table-cell>
          <table:table-cell office:value-type="string" calcext:value-type="string">
            <text:p>Wind_NS</text:p>
          </table:table-cell>
          <table:table-cell office:value-type="float" office:value="-6315.45793655627" calcext:value-type="float">
            <text:p>-6,315.4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Wind_NS</text:p>
          </table:table-cell>
          <table:table-cell office:value-type="float" office:value="0.0000000028353497327771" calcext:value-type="float">
            <text:p>0.00</text:p>
          </table:table-cell>
        </table:table-row>
        <table:table-row table:style-name="ro1">
          <table:table-cell office:value-type="float" office:value="10024" calcext:value-type="float">
            <text:p>10024</text:p>
          </table:table-cell>
          <table:table-cell office:value-type="string" calcext:value-type="string">
            <text:p>Wind_NS</text:p>
          </table:table-cell>
          <table:table-cell office:value-type="float" office:value="-6455.17184842982" calcext:value-type="float">
            <text:p>-6,455.17</text:p>
          </table:table-cell>
        </table:table-row>
        <table:table-row table:style-name="ro1">
          <table:table-cell office:value-type="float" office:value="14423" calcext:value-type="float">
            <text:p>14423</text:p>
          </table:table-cell>
          <table:table-cell office:value-type="string" calcext:value-type="string">
            <text:p>Wind_NS</text:p>
          </table:table-cell>
          <table:table-cell office:value-type="float" office:value="-1419.66880124514" calcext:value-type="float">
            <text:p>-1,419.67</text:p>
          </table:table-cell>
        </table:table-row>
        <table:table-row table:style-name="ro1">
          <table:table-cell office:value-type="float" office:value="10025" calcext:value-type="float">
            <text:p>10025</text:p>
          </table:table-cell>
          <table:table-cell office:value-type="string" calcext:value-type="string">
            <text:p>Wind_NS</text:p>
          </table:table-cell>
          <table:table-cell office:value-type="float" office:value="-6459.78139135035" calcext:value-type="float">
            <text:p>-6,459.78</text:p>
          </table:table-cell>
        </table:table-row>
        <table:table-row table:style-name="ro1">
          <table:table-cell office:value-type="float" office:value="13991" calcext:value-type="float">
            <text:p>13991</text:p>
          </table:table-cell>
          <table:table-cell office:value-type="string" calcext:value-type="string">
            <text:p>Wind_NS</text:p>
          </table:table-cell>
          <table:table-cell office:value-type="float" office:value="-6667.19462629276" calcext:value-type="float">
            <text:p>-6,667.19</text:p>
          </table:table-cell>
        </table:table-row>
        <table:table-row table:style-name="ro1">
          <table:table-cell office:value-type="float" office:value="10026" calcext:value-type="float">
            <text:p>10026</text:p>
          </table:table-cell>
          <table:table-cell office:value-type="string" calcext:value-type="string">
            <text:p>Wind_NS</text:p>
          </table:table-cell>
          <table:table-cell office:value-type="float" office:value="-6466.61782514208" calcext:value-type="float">
            <text:p>-6,466.62</text:p>
          </table:table-cell>
        </table:table-row>
        <table:table-row table:style-name="ro1">
          <table:table-cell office:value-type="float" office:value="6096" calcext:value-type="float">
            <text:p>6096</text:p>
          </table:table-cell>
          <table:table-cell office:value-type="string" calcext:value-type="string">
            <text:p>Wind_NS</text:p>
          </table:table-cell>
          <table:table-cell office:value-type="float" office:value="-6214.32678370403" calcext:value-type="float">
            <text:p>-6,214.33</text:p>
          </table:table-cell>
        </table:table-row>
        <table:table-row table:style-name="ro1">
          <table:table-cell office:value-type="float" office:value="23029" calcext:value-type="float">
            <text:p>23029</text:p>
          </table:table-cell>
          <table:table-cell office:value-type="string" calcext:value-type="string">
            <text:p>Wind_NS</text:p>
          </table:table-cell>
          <table:table-cell office:value-type="float" office:value="-0.0389193768579106" calcext:value-type="float">
            <text:p>-0.04</text:p>
          </table:table-cell>
        </table:table-row>
        <table:table-row table:style-name="ro1">
          <table:table-cell office:value-type="float" office:value="10027" calcext:value-type="float">
            <text:p>10027</text:p>
          </table:table-cell>
          <table:table-cell office:value-type="string" calcext:value-type="string">
            <text:p>Wind_NS</text:p>
          </table:table-cell>
          <table:table-cell office:value-type="float" office:value="-6471.38988026252" calcext:value-type="float">
            <text:p>-6,471.39</text:p>
          </table:table-cell>
        </table:table-row>
        <table:table-row table:style-name="ro1">
          <table:table-cell office:value-type="float" office:value="10028" calcext:value-type="float">
            <text:p>10028</text:p>
          </table:table-cell>
          <table:table-cell office:value-type="string" calcext:value-type="string">
            <text:p>Wind_NS</text:p>
          </table:table-cell>
          <table:table-cell office:value-type="float" office:value="-6476.48883612698" calcext:value-type="float">
            <text:p>-6,476.49</text:p>
          </table:table-cell>
        </table:table-row>
        <table:table-row table:style-name="ro1">
          <table:table-cell office:value-type="float" office:value="17286" calcext:value-type="float">
            <text:p>17286</text:p>
          </table:table-cell>
          <table:table-cell office:value-type="string" calcext:value-type="string">
            <text:p>Wind_NS</text:p>
          </table:table-cell>
          <table:table-cell office:value-type="float" office:value="-6159.13899916875" calcext:value-type="float">
            <text:p>-6,159.14</text:p>
          </table:table-cell>
        </table:table-row>
        <table:table-row table:style-name="ro1">
          <table:table-cell office:value-type="float" office:value="10029" calcext:value-type="float">
            <text:p>10029</text:p>
          </table:table-cell>
          <table:table-cell office:value-type="string" calcext:value-type="string">
            <text:p>Wind_NS</text:p>
          </table:table-cell>
          <table:table-cell office:value-type="float" office:value="-6480.73771857793" calcext:value-type="float">
            <text:p>-6,480.74</text:p>
          </table:table-cell>
        </table:table-row>
        <table:table-row table:style-name="ro1">
          <table:table-cell office:value-type="float" office:value="14129" calcext:value-type="float">
            <text:p>14129</text:p>
          </table:table-cell>
          <table:table-cell office:value-type="string" calcext:value-type="string">
            <text:p>Wind_NS</text:p>
          </table:table-cell>
          <table:table-cell office:value-type="float" office:value="-7253.57347181746" calcext:value-type="float">
            <text:p>-7,253.57</text:p>
          </table:table-cell>
        </table:table-row>
        <table:table-row table:style-name="ro1">
          <table:table-cell office:value-type="float" office:value="6088" calcext:value-type="float">
            <text:p>6088</text:p>
          </table:table-cell>
          <table:table-cell office:value-type="string" calcext:value-type="string">
            <text:p>Wind_NS</text:p>
          </table:table-cell>
          <table:table-cell office:value-type="float" office:value="-6235.78825967786" calcext:value-type="float">
            <text:p>-6,235.79</text:p>
          </table:table-cell>
        </table:table-row>
        <table:table-row table:style-name="ro1">
          <table:table-cell office:value-type="float" office:value="10030" calcext:value-type="float">
            <text:p>10030</text:p>
          </table:table-cell>
          <table:table-cell office:value-type="string" calcext:value-type="string">
            <text:p>Wind_NS</text:p>
          </table:table-cell>
          <table:table-cell office:value-type="float" office:value="-6484.5167427962" calcext:value-type="float">
            <text:p>-6,484.52</text:p>
          </table:table-cell>
        </table:table-row>
        <table:table-row table:style-name="ro1">
          <table:table-cell office:value-type="float" office:value="17293" calcext:value-type="float">
            <text:p>17293</text:p>
          </table:table-cell>
          <table:table-cell office:value-type="string" calcext:value-type="string">
            <text:p>Wind_NS</text:p>
          </table:table-cell>
          <table:table-cell office:value-type="float" office:value="-6159.1194864673" calcext:value-type="float">
            <text:p>-6,159.12</text:p>
          </table:table-cell>
        </table:table-row>
        <table:table-row table:style-name="ro1">
          <table:table-cell office:value-type="float" office:value="10031" calcext:value-type="float">
            <text:p>10031</text:p>
          </table:table-cell>
          <table:table-cell office:value-type="string" calcext:value-type="string">
            <text:p>Wind_NS</text:p>
          </table:table-cell>
          <table:table-cell office:value-type="float" office:value="-6487.58565735496" calcext:value-type="float">
            <text:p>-6,487.59</text:p>
          </table:table-cell>
        </table:table-row>
        <table:table-row table:style-name="ro1">
          <table:table-cell office:value-type="float" office:value="10032" calcext:value-type="float">
            <text:p>10032</text:p>
          </table:table-cell>
          <table:table-cell office:value-type="string" calcext:value-type="string">
            <text:p>Wind_NS</text:p>
          </table:table-cell>
          <table:table-cell office:value-type="float" office:value="-6489.9561402647" calcext:value-type="float">
            <text:p>-6,489.96</text:p>
          </table:table-cell>
        </table:table-row>
        <table:table-row table:style-name="ro1">
          <table:table-cell office:value-type="float" office:value="6084" calcext:value-type="float">
            <text:p>6084</text:p>
          </table:table-cell>
          <table:table-cell office:value-type="string" calcext:value-type="string">
            <text:p>Wind_NS</text:p>
          </table:table-cell>
          <table:table-cell office:value-type="float" office:value="-2914.30963423693" calcext:value-type="float">
            <text:p>-2,914.31</text:p>
          </table:table-cell>
        </table:table-row>
        <table:table-row table:style-name="ro1">
          <table:table-cell office:value-type="float" office:value="10033" calcext:value-type="float">
            <text:p>10033</text:p>
          </table:table-cell>
          <table:table-cell office:value-type="string" calcext:value-type="string">
            <text:p>Wind_NS</text:p>
          </table:table-cell>
          <table:table-cell office:value-type="float" office:value="-6491.55927558533" calcext:value-type="float">
            <text:p>-6,491.56</text:p>
          </table:table-cell>
        </table:table-row>
        <table:table-row table:style-name="ro1">
          <table:table-cell office:value-type="float" office:value="14134" calcext:value-type="float">
            <text:p>14134</text:p>
          </table:table-cell>
          <table:table-cell office:value-type="string" calcext:value-type="string">
            <text:p>Wind_NS</text:p>
          </table:table-cell>
          <table:table-cell office:value-type="float" office:value="-6549.62269273044" calcext:value-type="float">
            <text:p>-6,549.62</text:p>
          </table:table-cell>
        </table:table-row>
        <table:table-row table:style-name="ro1">
          <table:table-cell office:value-type="float" office:value="17294" calcext:value-type="float">
            <text:p>17294</text:p>
          </table:table-cell>
          <table:table-cell office:value-type="string" calcext:value-type="string">
            <text:p>Wind_NS</text:p>
          </table:table-cell>
          <table:table-cell office:value-type="float" office:value="-6159.11447821492" calcext:value-type="float">
            <text:p>-6,159.11</text:p>
          </table:table-cell>
        </table:table-row>
        <table:table-row table:style-name="ro1">
          <table:table-cell office:value-type="float" office:value="10034" calcext:value-type="float">
            <text:p>10034</text:p>
          </table:table-cell>
          <table:table-cell office:value-type="string" calcext:value-type="string">
            <text:p>Wind_NS</text:p>
          </table:table-cell>
          <table:table-cell office:value-type="float" office:value="-6492.37392539407" calcext:value-type="float">
            <text:p>-6,492.37</text:p>
          </table:table-cell>
        </table:table-row>
        <table:table-row table:style-name="ro1">
          <table:table-cell office:value-type="float" office:value="10035" calcext:value-type="float">
            <text:p>10035</text:p>
          </table:table-cell>
          <table:table-cell office:value-type="string" calcext:value-type="string">
            <text:p>Wind_NS</text:p>
          </table:table-cell>
          <table:table-cell office:value-type="float" office:value="-6492.38143220886" calcext:value-type="float">
            <text:p>-6,492.3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ind_NS</text:p>
          </table:table-cell>
          <table:table-cell office:value-type="float" office:value="0.0000000013606040738523" calcext:value-type="float">
            <text:p>0.00</text:p>
          </table:table-cell>
        </table:table-row>
        <table:table-row table:style-name="ro1">
          <table:table-cell office:value-type="float" office:value="10036" calcext:value-type="float">
            <text:p>10036</text:p>
          </table:table-cell>
          <table:table-cell office:value-type="string" calcext:value-type="string">
            <text:p>Wind_NS</text:p>
          </table:table-cell>
          <table:table-cell office:value-type="float" office:value="-6491.58160461426" calcext:value-type="float">
            <text:p>-6,491.58</text:p>
          </table:table-cell>
        </table:table-row>
        <table:table-row table:style-name="ro1">
          <table:table-cell office:value-type="float" office:value="8886" calcext:value-type="float">
            <text:p>8886</text:p>
          </table:table-cell>
          <table:table-cell office:value-type="string" calcext:value-type="string">
            <text:p>Wind_NS</text:p>
          </table:table-cell>
          <table:table-cell office:value-type="float" office:value="-6608.77971980854" calcext:value-type="float">
            <text:p>-6,608.78</text:p>
          </table:table-cell>
        </table:table-row>
        <table:table-row table:style-name="ro1">
          <table:table-cell office:value-type="float" office:value="14425" calcext:value-type="float">
            <text:p>14425</text:p>
          </table:table-cell>
          <table:table-cell office:value-type="string" calcext:value-type="string">
            <text:p>Wind_NS</text:p>
          </table:table-cell>
          <table:table-cell office:value-type="float" office:value="-5876.30075422726" calcext:value-type="float">
            <text:p>-5,876.30</text:p>
          </table:table-cell>
        </table:table-row>
        <table:table-row table:style-name="ro1">
          <table:table-cell office:value-type="float" office:value="17295" calcext:value-type="float">
            <text:p>17295</text:p>
          </table:table-cell>
          <table:table-cell office:value-type="string" calcext:value-type="string">
            <text:p>Wind_NS</text:p>
          </table:table-cell>
          <table:table-cell office:value-type="float" office:value="-6159.10561118992" calcext:value-type="float">
            <text:p>-6,159.11</text:p>
          </table:table-cell>
        </table:table-row>
        <table:table-row table:style-name="ro1">
          <table:table-cell office:value-type="float" office:value="10038" calcext:value-type="float">
            <text:p>10038</text:p>
          </table:table-cell>
          <table:table-cell office:value-type="string" calcext:value-type="string">
            <text:p>Wind_NS</text:p>
          </table:table-cell>
          <table:table-cell office:value-type="float" office:value="-6487.63525080298" calcext:value-type="float">
            <text:p>-6,487.64</text:p>
          </table:table-cell>
        </table:table-row>
        <table:table-row table:style-name="ro1">
          <table:table-cell office:value-type="float" office:value="14130" calcext:value-type="float">
            <text:p>14130</text:p>
          </table:table-cell>
          <table:table-cell office:value-type="string" calcext:value-type="string">
            <text:p>Wind_NS</text:p>
          </table:table-cell>
          <table:table-cell office:value-type="float" office:value="-7022.61515364078" calcext:value-type="float">
            <text:p>-7,022.62</text:p>
          </table:table-cell>
        </table:table-row>
        <table:table-row table:style-name="ro1">
          <table:table-cell office:value-type="float" office:value="14073" calcext:value-type="float">
            <text:p>14073</text:p>
          </table:table-cell>
          <table:table-cell office:value-type="string" calcext:value-type="string">
            <text:p>Wind_NS</text:p>
          </table:table-cell>
          <table:table-cell office:value-type="float" office:value="-7638.06118710558" calcext:value-type="float">
            <text:p>-7,638.06</text:p>
          </table:table-cell>
        </table:table-row>
        <table:table-row table:style-name="ro1">
          <table:table-cell office:value-type="float" office:value="10039" calcext:value-type="float">
            <text:p>10039</text:p>
          </table:table-cell>
          <table:table-cell office:value-type="string" calcext:value-type="string">
            <text:p>Wind_NS</text:p>
          </table:table-cell>
          <table:table-cell office:value-type="float" office:value="-6484.57756860271" calcext:value-type="float">
            <text:p>-6,484.58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string" calcext:value-type="string">
            <text:p>Wind_NS</text:p>
          </table:table-cell>
          <table:table-cell office:value-type="float" office:value="-6480.80906672349" calcext:value-type="float">
            <text:p>-6,480.81</text:p>
          </table:table-cell>
        </table:table-row>
        <table:table-row table:style-name="ro1">
          <table:table-cell office:value-type="float" office:value="10041" calcext:value-type="float">
            <text:p>10041</text:p>
          </table:table-cell>
          <table:table-cell office:value-type="string" calcext:value-type="string">
            <text:p>Wind_NS</text:p>
          </table:table-cell>
          <table:table-cell office:value-type="float" office:value="-6476.56545965979" calcext:value-type="float">
            <text:p>-6,476.57</text:p>
          </table:table-cell>
        </table:table-row>
        <table:table-row table:style-name="ro1">
          <table:table-cell office:value-type="float" office:value="17282" calcext:value-type="float">
            <text:p>17282</text:p>
          </table:table-cell>
          <table:table-cell office:value-type="string" calcext:value-type="string">
            <text:p>Wind_NS</text:p>
          </table:table-cell>
          <table:table-cell office:value-type="float" office:value="-3079.58491142553" calcext:value-type="float">
            <text:p>-3,079.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ind_NS</text:p>
          </table:table-cell>
          <table:table-cell office:value-type="float" office:value="0.00000000375803210772574" calcext:value-type="float">
            <text:p>0.00</text:p>
          </table:table-cell>
        </table:table-row>
        <table:table-row table:style-name="ro1">
          <table:table-cell office:value-type="float" office:value="10042" calcext:value-type="float">
            <text:p>10042</text:p>
          </table:table-cell>
          <table:table-cell office:value-type="string" calcext:value-type="string">
            <text:p>Wind_NS</text:p>
          </table:table-cell>
          <table:table-cell office:value-type="float" office:value="-6471.47706460061" calcext:value-type="float">
            <text:p>-6,471.48</text:p>
          </table:table-cell>
        </table:table-row>
        <table:table-row table:style-name="ro1">
          <table:table-cell office:value-type="float" office:value="14127" calcext:value-type="float">
            <text:p>14127</text:p>
          </table:table-cell>
          <table:table-cell office:value-type="string" calcext:value-type="string">
            <text:p>Wind_NS</text:p>
          </table:table-cell>
          <table:table-cell office:value-type="float" office:value="-8270.75387675278" calcext:value-type="float">
            <text:p>-8,270.75</text:p>
          </table:table-cell>
        </table:table-row>
        <table:table-row table:style-name="ro1">
          <table:table-cell office:value-type="float" office:value="8887" calcext:value-type="float">
            <text:p>8887</text:p>
          </table:table-cell>
          <table:table-cell office:value-type="string" calcext:value-type="string">
            <text:p>Wind_NS</text:p>
          </table:table-cell>
          <table:table-cell office:value-type="float" office:value="-6610.391787305" calcext:value-type="float">
            <text:p>-6,610.39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Wind_NS</text:p>
          </table:table-cell>
          <table:table-cell office:value-type="float" office:value="5.31315447839712" calcext:value-type="float">
            <text:p>5.31</text:p>
          </table:table-cell>
        </table:table-row>
        <table:table-row table:style-name="ro1">
          <table:table-cell office:value-type="float" office:value="10044" calcext:value-type="float">
            <text:p>10044</text:p>
          </table:table-cell>
          <table:table-cell office:value-type="string" calcext:value-type="string">
            <text:p>Wind_NS</text:p>
          </table:table-cell>
          <table:table-cell office:value-type="float" office:value="-6459.88503799537" calcext:value-type="float">
            <text:p>-6,459.89</text:p>
          </table:table-cell>
        </table:table-row>
        <table:table-row table:style-name="ro1">
          <table:table-cell office:value-type="float" office:value="14131" calcext:value-type="float">
            <text:p>14131</text:p>
          </table:table-cell>
          <table:table-cell office:value-type="string" calcext:value-type="string">
            <text:p>Wind_NS</text:p>
          </table:table-cell>
          <table:table-cell office:value-type="float" office:value="-6854.15287011177" calcext:value-type="float">
            <text:p>-6,854.15</text:p>
          </table:table-cell>
        </table:table-row>
        <table:table-row table:style-name="ro1">
          <table:table-cell office:value-type="float" office:value="10045" calcext:value-type="float">
            <text:p>10045</text:p>
          </table:table-cell>
          <table:table-cell office:value-type="string" calcext:value-type="string">
            <text:p>Wind_NS</text:p>
          </table:table-cell>
          <table:table-cell office:value-type="float" office:value="-6455.23696864051" calcext:value-type="float">
            <text:p>-6,455.24</text:p>
          </table:table-cell>
        </table:table-row>
        <table:table-row table:style-name="ro1">
          <table:table-cell office:value-type="float" office:value="17289" calcext:value-type="float">
            <text:p>17289</text:p>
          </table:table-cell>
          <table:table-cell office:value-type="string" calcext:value-type="string">
            <text:p>Wind_NS</text:p>
          </table:table-cell>
          <table:table-cell office:value-type="float" office:value="-6159.1322020453" calcext:value-type="float">
            <text:p>-6,159.13</text:p>
          </table:table-cell>
        </table:table-row>
        <table:table-row table:style-name="ro1">
          <table:table-cell office:value-type="float" office:value="10046" calcext:value-type="float">
            <text:p>10046</text:p>
          </table:table-cell>
          <table:table-cell office:value-type="string" calcext:value-type="string">
            <text:p>Wind_NS</text:p>
          </table:table-cell>
          <table:table-cell office:value-type="float" office:value="-6452.17372243808" calcext:value-type="float">
            <text:p>-6,452.17</text:p>
          </table:table-cell>
        </table:table-row>
        <table:table-row table:style-name="ro1">
          <table:table-cell office:value-type="float" office:value="14132" calcext:value-type="float">
            <text:p>14132</text:p>
          </table:table-cell>
          <table:table-cell office:value-type="string" calcext:value-type="string">
            <text:p>Wind_NS</text:p>
          </table:table-cell>
          <table:table-cell office:value-type="float" office:value="-6725.49162644632" calcext:value-type="float">
            <text:p>-6,725.49</text:p>
          </table:table-cell>
        </table:table-row>
        <table:table-row table:style-name="ro1">
          <table:table-cell office:value-type="float" office:value="10047" calcext:value-type="float">
            <text:p>10047</text:p>
          </table:table-cell>
          <table:table-cell office:value-type="string" calcext:value-type="string">
            <text:p>Wind_NS</text:p>
          </table:table-cell>
          <table:table-cell office:value-type="float" office:value="-6399.15405687451" calcext:value-type="float">
            <text:p>-6,399.1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Wind_NS</text:p>
          </table:table-cell>
          <table:table-cell office:value-type="float" office:value="0.000000000516592990607023" calcext:value-type="float">
            <text:p>0.00</text:p>
          </table:table-cell>
        </table:table-row>
        <table:table-row table:style-name="ro1">
          <table:table-cell office:value-type="float" office:value="10021" calcext:value-type="float">
            <text:p>10021</text:p>
          </table:table-cell>
          <table:table-cell office:value-type="string" calcext:value-type="string">
            <text:p>Wind_NS</text:p>
          </table:table-cell>
          <table:table-cell office:value-type="float" office:value="-2743.61041587038" calcext:value-type="float">
            <text:p>-2,743.61</text:p>
          </table:table-cell>
        </table:table-row>
        <table:table-row table:style-name="ro1">
          <table:table-cell office:value-type="float" office:value="6091" calcext:value-type="float">
            <text:p>6091</text:p>
          </table:table-cell>
          <table:table-cell office:value-type="string" calcext:value-type="string">
            <text:p>Wind_NS</text:p>
          </table:table-cell>
          <table:table-cell office:value-type="float" office:value="-6236.05402746473" calcext:value-type="float">
            <text:p>-6,236.05</text:p>
          </table:table-cell>
        </table:table-row>
        <table:table-row table:style-name="ro1">
          <table:table-cell office:value-type="float" office:value="8888" calcext:value-type="float">
            <text:p>8888</text:p>
          </table:table-cell>
          <table:table-cell office:value-type="string" calcext:value-type="string">
            <text:p>Wind_NS</text:p>
          </table:table-cell>
          <table:table-cell office:value-type="float" office:value="-6611.3727628025" calcext:value-type="float">
            <text:p>-6,611.37</text:p>
          </table:table-cell>
        </table:table-row>
        <table:table-row table:style-name="ro1">
          <table:table-cell office:value-type="float" office:value="13859" calcext:value-type="float">
            <text:p>13859</text:p>
          </table:table-cell>
          <table:table-cell office:value-type="string" calcext:value-type="string">
            <text:p>Wind_NS</text:p>
          </table:table-cell>
          <table:table-cell office:value-type="float" office:value="-6360.53977628822" calcext:value-type="float">
            <text:p>-6,360.54</text:p>
          </table:table-cell>
        </table:table-row>
        <table:table-row table:style-name="ro1">
          <table:table-cell office:value-type="float" office:value="10020" calcext:value-type="float">
            <text:p>10020</text:p>
          </table:table-cell>
          <table:table-cell office:value-type="string" calcext:value-type="string">
            <text:p>Wind_NS</text:p>
          </table:table-cell>
          <table:table-cell office:value-type="float" office:value="-2732.22021079201" calcext:value-type="float">
            <text:p>-2,732.22</text:p>
          </table:table-cell>
        </table:table-row>
        <table:table-row table:style-name="ro1">
          <table:table-cell office:value-type="float" office:value="14126" calcext:value-type="float">
            <text:p>14126</text:p>
          </table:table-cell>
          <table:table-cell office:value-type="string" calcext:value-type="string">
            <text:p>Wind_NS</text:p>
          </table:table-cell>
          <table:table-cell office:value-type="float" office:value="-6148.41305011813" calcext:value-type="float">
            <text:p>-6,148.41</text:p>
          </table:table-cell>
        </table:table-row>
        <table:table-row table:style-name="ro1">
          <table:table-cell office:value-type="float" office:value="13992" calcext:value-type="float">
            <text:p>13992</text:p>
          </table:table-cell>
          <table:table-cell office:value-type="string" calcext:value-type="string">
            <text:p>Wind_NS</text:p>
          </table:table-cell>
          <table:table-cell office:value-type="float" office:value="-5846.29458205932" calcext:value-type="float">
            <text:p>-5,846.29</text:p>
          </table:table-cell>
        </table:table-row>
        <table:table-row table:style-name="ro1">
          <table:table-cell office:value-type="float" office:value="13860" calcext:value-type="float">
            <text:p>13860</text:p>
          </table:table-cell>
          <table:table-cell office:value-type="string" calcext:value-type="string">
            <text:p>Wind_NS</text:p>
          </table:table-cell>
          <table:table-cell office:value-type="float" office:value="-6433.80082122811" calcext:value-type="float">
            <text:p>-6,433.80</text:p>
          </table:table-cell>
        </table:table-row>
        <table:table-row table:style-name="ro1" table:number-rows-repeated="10478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wall_South_reactions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float" office:value="24767" calcext:value-type="float">
            <text:p>24767</text:p>
          </table:table-cell>
          <table:table-cell office:value-type="string" calcext:value-type="string">
            <text:p>DeadL</text:p>
          </table:table-cell>
          <table:table-cell office:value-type="float" office:value="0.000000000211912265513092" calcext:value-type="float">
            <text:p>2.11912265513092E-10</text:p>
          </table:table-cell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string" calcext:value-type="string">
            <text:p>DeadL</text:p>
          </table:table-cell>
          <table:table-cell office:value-type="float" office:value="0.00000000156796886585653" calcext:value-type="float">
            <text:p>1.56796886585653E-09</text:p>
          </table:table-cell>
        </table:table-row>
        <table:table-row table:style-name="ro1">
          <table:table-cell office:value-type="float" office:value="24795" calcext:value-type="float">
            <text:p>24795</text:p>
          </table:table-cell>
          <table:table-cell office:value-type="string" calcext:value-type="string">
            <text:p>DeadL</text:p>
          </table:table-cell>
          <table:table-cell office:value-type="float" office:value="0.00000000326599547406659" calcext:value-type="float">
            <text:p>3.26599547406659E-09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string" calcext:value-type="string">
            <text:p>DeadL</text:p>
          </table:table-cell>
          <table:table-cell office:value-type="float" office:value="0.000000000168256519827992" calcext:value-type="float">
            <text:p>1.68256519827992E-10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string" calcext:value-type="string">
            <text:p>DeadL</text:p>
          </table:table-cell>
          <table:table-cell office:value-type="float" office:value="5722.3112043293" calcext:value-type="float">
            <text:p>5722.3112043293</text:p>
          </table:table-cell>
        </table:table-row>
        <table:table-row table:style-name="ro1">
          <table:table-cell office:value-type="float" office:value="25137" calcext:value-type="float">
            <text:p>25137</text:p>
          </table:table-cell>
          <table:table-cell office:value-type="string" calcext:value-type="string">
            <text:p>DeadL</text:p>
          </table:table-cell>
          <table:table-cell office:value-type="float" office:value="0.00000000157069734996185" calcext:value-type="float">
            <text:p>1.57069734996185E-09</text:p>
          </table:table-cell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string" calcext:value-type="string">
            <text:p>DeadL</text:p>
          </table:table-cell>
          <table:table-cell office:value-type="float" office:value="0.00000000023987922759261" calcext:value-type="float">
            <text:p>2.3987922759261E-10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string" calcext:value-type="string">
            <text:p>DeadL</text:p>
          </table:table-cell>
          <table:table-cell office:value-type="float" office:value="-0.00000000441741576651111" calcext:value-type="float">
            <text:p>-4.41741576651111E-09</text:p>
          </table:table-cell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string" calcext:value-type="string">
            <text:p>DeadL</text:p>
          </table:table-cell>
          <table:table-cell office:value-type="float" office:value="-0.0000000011859810911119" calcext:value-type="float">
            <text:p>-1.1859810911119E-09</text:p>
          </table:table-cell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string" calcext:value-type="string">
            <text:p>DeadL</text:p>
          </table:table-cell>
          <table:table-cell office:value-type="float" office:value="0.00000000131490196508821" calcext:value-type="float">
            <text:p>1.31490196508821E-09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DeadL</text:p>
          </table:table-cell>
          <table:table-cell office:value-type="float" office:value="-0.00000000413092493545264" calcext:value-type="float">
            <text:p>-4.13092493545264E-09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string" calcext:value-type="string">
            <text:p>DeadL</text:p>
          </table:table-cell>
          <table:table-cell office:value-type="float" office:value="0.000000000192812876775861" calcext:value-type="float">
            <text:p>1.92812876775861E-10</text:p>
          </table:table-cell>
        </table:table-row>
        <table:table-row table:style-name="ro1">
          <table:table-cell office:value-type="float" office:value="24788" calcext:value-type="float">
            <text:p>24788</text:p>
          </table:table-cell>
          <table:table-cell office:value-type="string" calcext:value-type="string">
            <text:p>DeadL</text:p>
          </table:table-cell>
          <table:table-cell office:value-type="float" office:value="0.00000000323325366480276" calcext:value-type="float">
            <text:p>3.23325366480276E-09</text:p>
          </table:table-cell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DeadL</text:p>
          </table:table-cell>
          <table:table-cell office:value-type="float" office:value="0.00000000119780452223495" calcext:value-type="float">
            <text:p>1.19780452223495E-09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string" calcext:value-type="string">
            <text:p>DeadL</text:p>
          </table:table-cell>
          <table:table-cell office:value-type="float" office:value="211339.395102613" calcext:value-type="float">
            <text:p>211339.395102613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DeadL</text:p>
          </table:table-cell>
          <table:table-cell office:value-type="float" office:value="-0.00000000225077201321255" calcext:value-type="float">
            <text:p>-2.25077201321255E-09</text:p>
          </table:table-cell>
        </table:table-row>
        <table:table-row table:style-name="ro1">
          <table:table-cell office:value-type="float" office:value="24527" calcext:value-type="float">
            <text:p>24527</text:p>
          </table:table-cell>
          <table:table-cell office:value-type="string" calcext:value-type="string">
            <text:p>DeadL</text:p>
          </table:table-cell>
          <table:table-cell office:value-type="float" office:value="-0.0000000132959030452184" calcext:value-type="float">
            <text:p>-1.32959030452184E-08</text:p>
          </table:table-cell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DeadL</text:p>
          </table:table-cell>
          <table:table-cell office:value-type="float" office:value="-0.00000000810666733741527" calcext:value-type="float">
            <text:p>-8.10666733741527E-09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  <table:table-cell office:value-type="string" calcext:value-type="string">
            <text:p>DeadL</text:p>
          </table:table-cell>
          <table:table-cell office:value-type="float" office:value="0.000000000420186552219093" calcext:value-type="float">
            <text:p>4.20186552219093E-10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DeadL</text:p>
          </table:table-cell>
          <table:table-cell office:value-type="float" office:value="0.00000000241789166466333" calcext:value-type="float">
            <text:p>2.41789166466333E-09</text:p>
          </table:table-cell>
        </table:table-row>
        <table:table-row table:style-name="ro1">
          <table:table-cell office:value-type="float" office:value="24793" calcext:value-type="float">
            <text:p>24793</text:p>
          </table:table-cell>
          <table:table-cell office:value-type="string" calcext:value-type="string">
            <text:p>DeadL</text:p>
          </table:table-cell>
          <table:table-cell office:value-type="float" office:value="-0.00000000714953785063699" calcext:value-type="float">
            <text:p>-7.14953785063699E-09</text:p>
          </table:table-cell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string" calcext:value-type="string">
            <text:p>DeadL</text:p>
          </table:table-cell>
          <table:table-cell office:value-type="float" office:value="0.00000000108047970570624" calcext:value-type="float">
            <text:p>1.08047970570624E-09</text:p>
          </table:table-cell>
        </table:table-row>
        <table:table-row table:style-name="ro1">
          <table:table-cell office:value-type="float" office:value="24783" calcext:value-type="float">
            <text:p>24783</text:p>
          </table:table-cell>
          <table:table-cell office:value-type="string" calcext:value-type="string">
            <text:p>DeadL</text:p>
          </table:table-cell>
          <table:table-cell office:value-type="float" office:value="0.00000000363070284947753" calcext:value-type="float">
            <text:p>3.63070284947753E-09</text:p>
          </table:table-cell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DeadL</text:p>
          </table:table-cell>
          <table:table-cell office:value-type="float" office:value="-0.00000000319323589792475" calcext:value-type="float">
            <text:p>-3.19323589792475E-09</text:p>
          </table:table-cell>
        </table:table-row>
        <table:table-row table:style-name="ro1">
          <table:table-cell office:value-type="float" office:value="24397" calcext:value-type="float">
            <text:p>24397</text:p>
          </table:table-cell>
          <table:table-cell office:value-type="string" calcext:value-type="string">
            <text:p>DeadL</text:p>
          </table:table-cell>
          <table:table-cell office:value-type="float" office:value="0.0000000180154984263936" calcext:value-type="float">
            <text:p>1.80154984263936E-08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string" calcext:value-type="string">
            <text:p>DeadL</text:p>
          </table:table-cell>
          <table:table-cell office:value-type="float" office:value="-0.00000000579984771320596" calcext:value-type="float">
            <text:p>-5.79984771320596E-09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DeadL</text:p>
          </table:table-cell>
          <table:table-cell office:value-type="float" office:value="0.00000000733177785150474" calcext:value-type="float">
            <text:p>7.33177785150474E-09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string" calcext:value-type="string">
            <text:p>DeadL</text:p>
          </table:table-cell>
          <table:table-cell office:value-type="float" office:value="0.00000000208228811970912" calcext:value-type="float">
            <text:p>2.08228811970912E-09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string" calcext:value-type="string">
            <text:p>DeadL</text:p>
          </table:table-cell>
          <table:table-cell office:value-type="float" office:value="4803.81097338112" calcext:value-type="float">
            <text:p>4803.81097338112</text:p>
          </table:table-cell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string" calcext:value-type="string">
            <text:p>DeadL</text:p>
          </table:table-cell>
          <table:table-cell office:value-type="float" office:value="-0.00000000410727807320654" calcext:value-type="float">
            <text:p>-4.10727807320654E-09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DeadL</text:p>
          </table:table-cell>
          <table:table-cell office:value-type="float" office:value="0.00000000565887603443116" calcext:value-type="float">
            <text:p>5.65887603443116E-09</text:p>
          </table:table-cell>
        </table:table-row>
        <table:table-row table:style-name="ro1">
          <table:table-cell office:value-type="float" office:value="24778" calcext:value-type="float">
            <text:p>24778</text:p>
          </table:table-cell>
          <table:table-cell office:value-type="string" calcext:value-type="string">
            <text:p>DeadL</text:p>
          </table:table-cell>
          <table:table-cell office:value-type="float" office:value="-0.00000000272302713710815" calcext:value-type="float">
            <text:p>-2.72302713710815E-09</text:p>
          </table:table-cell>
        </table:table-row>
        <table:table-row table:style-name="ro1">
          <table:table-cell office:value-type="float" office:value="25157" calcext:value-type="float">
            <text:p>25157</text:p>
          </table:table-cell>
          <table:table-cell office:value-type="string" calcext:value-type="string">
            <text:p>DeadL</text:p>
          </table:table-cell>
          <table:table-cell office:value-type="float" office:value="-0.00000000326235749525949" calcext:value-type="float">
            <text:p>-3.26235749525949E-09</text:p>
          </table:table-cell>
        </table:table-row>
        <table:table-row table:style-name="ro1">
          <table:table-cell office:value-type="float" office:value="24268" calcext:value-type="float">
            <text:p>24268</text:p>
          </table:table-cell>
          <table:table-cell office:value-type="string" calcext:value-type="string">
            <text:p>DeadL</text:p>
          </table:table-cell>
          <table:table-cell office:value-type="float" office:value="0.00000000030740920919925" calcext:value-type="float">
            <text:p>3.0740920919925E-10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DeadL</text:p>
          </table:table-cell>
          <table:table-cell office:value-type="float" office:value="-0.00000000142972567118704" calcext:value-type="float">
            <text:p>-1.42972567118704E-09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string" calcext:value-type="string">
            <text:p>DeadL</text:p>
          </table:table-cell>
          <table:table-cell office:value-type="float" office:value="0.000000000235104380408302" calcext:value-type="float">
            <text:p>2.35104380408302E-10</text:p>
          </table:table-cell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string" calcext:value-type="string">
            <text:p>DeadL</text:p>
          </table:table-cell>
          <table:table-cell office:value-type="float" office:value="0.000000000648014975013211" calcext:value-type="float">
            <text:p>6.48014975013211E-10</text:p>
          </table:table-cell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DeadL</text:p>
          </table:table-cell>
          <table:table-cell office:value-type="float" office:value="0.000000000592990545555949" calcext:value-type="float">
            <text:p>5.92990545555949E-10</text:p>
          </table:table-cell>
        </table:table-row>
        <table:table-row table:style-name="ro1">
          <table:table-cell office:value-type="float" office:value="25468" calcext:value-type="float">
            <text:p>25468</text:p>
          </table:table-cell>
          <table:table-cell office:value-type="string" calcext:value-type="string">
            <text:p>DeadL</text:p>
          </table:table-cell>
          <table:table-cell office:value-type="float" office:value="-0.000000000969521352089942" calcext:value-type="float">
            <text:p>-9.69521352089942E-10</text:p>
          </table:table-cell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string" calcext:value-type="string">
            <text:p>DeadL</text:p>
          </table:table-cell>
          <table:table-cell office:value-type="float" office:value="0.0000000153230530486326" calcext:value-type="float">
            <text:p>1.53230530486326E-08</text:p>
          </table:table-cell>
        </table:table-row>
        <table:table-row table:style-name="ro1">
          <table:table-cell office:value-type="float" office:value="25268" calcext:value-type="float">
            <text:p>25268</text:p>
          </table:table-cell>
          <table:table-cell office:value-type="string" calcext:value-type="string">
            <text:p>DeadL</text:p>
          </table:table-cell>
          <table:table-cell office:value-type="float" office:value="-0.0000000000909494701772928" calcext:value-type="float">
            <text:p>-9.09494701772928E-11</text:p>
          </table:table-cell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DeadL</text:p>
          </table:table-cell>
          <table:table-cell office:value-type="float" office:value="0.000000000905856722965837" calcext:value-type="float">
            <text:p>9.05856722965837E-10</text:p>
          </table:table-cell>
        </table:table-row>
        <table:table-row table:style-name="ro1">
          <table:table-cell office:value-type="float" office:value="25047" calcext:value-type="float">
            <text:p>25047</text:p>
          </table:table-cell>
          <table:table-cell office:value-type="string" calcext:value-type="string">
            <text:p>DeadL</text:p>
          </table:table-cell>
          <table:table-cell office:value-type="float" office:value="-0.0000000000907220965018496" calcext:value-type="float">
            <text:p>-9.07220965018496E-11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  <table:table-cell office:value-type="string" calcext:value-type="string">
            <text:p>DeadL</text:p>
          </table:table-cell>
          <table:table-cell office:value-type="float" office:value="-0.0000000234388153330656" calcext:value-type="float">
            <text:p>-2.34388153330656E-08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DeadL</text:p>
          </table:table-cell>
          <table:table-cell office:value-type="float" office:value="0.000000000392901711165905" calcext:value-type="float">
            <text:p>3.92901711165905E-10</text:p>
          </table:table-cell>
        </table:table-row>
        <table:table-row table:style-name="ro1">
          <table:table-cell office:value-type="float" office:value="25267" calcext:value-type="float">
            <text:p>25267</text:p>
          </table:table-cell>
          <table:table-cell office:value-type="string" calcext:value-type="string">
            <text:p>DeadL</text:p>
          </table:table-cell>
          <table:table-cell office:value-type="float" office:value="-0.00000000134787114802748" calcext:value-type="float">
            <text:p>-1.34787114802748E-09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string" calcext:value-type="string">
            <text:p>DeadL</text:p>
          </table:table-cell>
          <table:table-cell office:value-type="float" office:value="0.00000000124327925732359" calcext:value-type="float">
            <text:p>1.24327925732359E-09</text:p>
          </table:table-cell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string" calcext:value-type="string">
            <text:p>DeadL</text:p>
          </table:table-cell>
          <table:table-cell office:value-type="float" office:value="-0.00000000249457343670656" calcext:value-type="float">
            <text:p>-2.49457343670656E-09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  <table:table-cell office:value-type="string" calcext:value-type="string">
            <text:p>DeadL</text:p>
          </table:table-cell>
          <table:table-cell office:value-type="float" office:value="0.000000000283762346953154" calcext:value-type="float">
            <text:p>2.83762346953154E-10</text:p>
          </table:table-cell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string" calcext:value-type="string">
            <text:p>DeadL</text:p>
          </table:table-cell>
          <table:table-cell office:value-type="float" office:value="5634.80743703921" calcext:value-type="float">
            <text:p>5634.80743703921</text:p>
          </table:table-cell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string" calcext:value-type="string">
            <text:p>DeadL</text:p>
          </table:table-cell>
          <table:table-cell office:value-type="float" office:value="164866.856412203" calcext:value-type="float">
            <text:p>164866.856412203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DeadL</text:p>
          </table:table-cell>
          <table:table-cell office:value-type="float" office:value="-0.00000000152431312017143" calcext:value-type="float">
            <text:p>-1.52431312017143E-09</text:p>
          </table:table-cell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string" calcext:value-type="string">
            <text:p>DeadL</text:p>
          </table:table-cell>
          <table:table-cell office:value-type="float" office:value="0.000000000130967237055302" calcext:value-type="float">
            <text:p>1.30967237055302E-10</text:p>
          </table:table-cell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string" calcext:value-type="string">
            <text:p>DeadL</text:p>
          </table:table-cell>
          <table:table-cell office:value-type="float" office:value="-0.0000000251657183980569" calcext:value-type="float">
            <text:p>-2.51657183980569E-08</text:p>
          </table:table-cell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string" calcext:value-type="string">
            <text:p>DeadL</text:p>
          </table:table-cell>
          <table:table-cell office:value-type="float" office:value="-0.0000000107884261524305" calcext:value-type="float">
            <text:p>-1.07884261524305E-08</text:p>
          </table:table-cell>
        </table:table-row>
        <table:table-row table:style-name="ro1">
          <table:table-cell office:value-type="float" office:value="25338" calcext:value-type="float">
            <text:p>25338</text:p>
          </table:table-cell>
          <table:table-cell office:value-type="string" calcext:value-type="string">
            <text:p>DeadL</text:p>
          </table:table-cell>
          <table:table-cell office:value-type="float" office:value="-0.00000000064301275415346" calcext:value-type="float">
            <text:p>-6.4301275415346E-10</text:p>
          </table:table-cell>
        </table:table-row>
        <table:table-row table:style-name="ro1">
          <table:table-cell office:value-type="float" office:value="24072" calcext:value-type="float">
            <text:p>24072</text:p>
          </table:table-cell>
          <table:table-cell office:value-type="string" calcext:value-type="string">
            <text:p>DeadL</text:p>
          </table:table-cell>
          <table:table-cell office:value-type="float" office:value="0.000000000312411430059001" calcext:value-type="float">
            <text:p>3.12411430059001E-10</text:p>
          </table:table-cell>
        </table:table-row>
        <table:table-row table:style-name="ro1">
          <table:table-cell office:value-type="float" office:value="25337" calcext:value-type="float">
            <text:p>25337</text:p>
          </table:table-cell>
          <table:table-cell office:value-type="string" calcext:value-type="string">
            <text:p>DeadL</text:p>
          </table:table-cell>
          <table:table-cell office:value-type="float" office:value="-0.00000000113868736661971" calcext:value-type="float">
            <text:p>-1.13868736661971E-09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string" calcext:value-type="string">
            <text:p>DeadL</text:p>
          </table:table-cell>
          <table:table-cell office:value-type="float" office:value="-0.000000000472937244921923" calcext:value-type="float">
            <text:p>-4.72937244921923E-10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DeadL</text:p>
          </table:table-cell>
          <table:table-cell office:value-type="float" office:value="0.00000000229260876949411" calcext:value-type="float">
            <text:p>2.29260876949411E-09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DeadL</text:p>
          </table:table-cell>
          <table:table-cell office:value-type="float" office:value="0.00000000014915713109076" calcext:value-type="float">
            <text:p>1.4915713109076E-10</text:p>
          </table:table-cell>
        </table:table-row>
        <table:table-row table:style-name="ro1">
          <table:table-cell office:value-type="float" office:value="22752" calcext:value-type="float">
            <text:p>22752</text:p>
          </table:table-cell>
          <table:table-cell office:value-type="string" calcext:value-type="string">
            <text:p>DeadL</text:p>
          </table:table-cell>
          <table:table-cell office:value-type="float" office:value="4384.26240114735" calcext:value-type="float">
            <text:p>4384.26240114735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DeadL</text:p>
          </table:table-cell>
          <table:table-cell office:value-type="float" office:value="-0.00000000021736923372373" calcext:value-type="float">
            <text:p>-2.1736923372373E-10</text:p>
          </table:table-cell>
        </table:table-row>
        <table:table-row table:style-name="ro1">
          <table:table-cell office:value-type="float" office:value="25257" calcext:value-type="float">
            <text:p>25257</text:p>
          </table:table-cell>
          <table:table-cell office:value-type="string" calcext:value-type="string">
            <text:p>DeadL</text:p>
          </table:table-cell>
          <table:table-cell office:value-type="float" office:value="0.000000000609588823863305" calcext:value-type="float">
            <text:p>6.09588823863305E-10</text:p>
          </table:table-cell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string" calcext:value-type="string">
            <text:p>DeadL</text:p>
          </table:table-cell>
          <table:table-cell office:value-type="float" office:value="5567.63205741604" calcext:value-type="float">
            <text:p>5567.63205741604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string" calcext:value-type="string">
            <text:p>DeadL</text:p>
          </table:table-cell>
          <table:table-cell office:value-type="float" office:value="-0.00000000308682501781732" calcext:value-type="float">
            <text:p>-3.08682501781732E-09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DeadL</text:p>
          </table:table-cell>
          <table:table-cell office:value-type="float" office:value="0.000000000502041075378656" calcext:value-type="float">
            <text:p>5.02041075378656E-10</text:p>
          </table:table-cell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string" calcext:value-type="string">
            <text:p>DeadL</text:p>
          </table:table-cell>
          <table:table-cell office:value-type="float" office:value="0.00000000495901986141689" calcext:value-type="float">
            <text:p>4.95901986141689E-09</text:p>
          </table:table-cell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string" calcext:value-type="string">
            <text:p>DeadL</text:p>
          </table:table-cell>
          <table:table-cell office:value-type="float" office:value="5124.43437033617" calcext:value-type="float">
            <text:p>5124.43437033617</text:p>
          </table:table-cell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DeadL</text:p>
          </table:table-cell>
          <table:table-cell office:value-type="float" office:value="0.00000000410091161029413" calcext:value-type="float">
            <text:p>4.10091161029413E-09</text:p>
          </table:table-cell>
        </table:table-row>
        <table:table-row table:style-name="ro1">
          <table:table-cell office:value-type="float" office:value="24797" calcext:value-type="float">
            <text:p>24797</text:p>
          </table:table-cell>
          <table:table-cell office:value-type="string" calcext:value-type="string">
            <text:p>DeadL</text:p>
          </table:table-cell>
          <table:table-cell office:value-type="float" office:value="-0.00000000386171450372785" calcext:value-type="float">
            <text:p>-3.86171450372785E-09</text:p>
          </table:table-cell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DeadL</text:p>
          </table:table-cell>
          <table:table-cell office:value-type="float" office:value="0.00000000160434865392745" calcext:value-type="float">
            <text:p>1.60434865392745E-09</text:p>
          </table:table-cell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DeadL</text:p>
          </table:table-cell>
          <table:table-cell office:value-type="float" office:value="-0.0000000133613866637461" calcext:value-type="float">
            <text:p>-1.33613866637461E-08</text:p>
          </table:table-cell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string" calcext:value-type="string">
            <text:p>DeadL</text:p>
          </table:table-cell>
          <table:table-cell office:value-type="float" office:value="5259.5361397645" calcext:value-type="float">
            <text:p>5259.5361397645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office:value-type="string" calcext:value-type="string">
            <text:p>DeadL</text:p>
          </table:table-cell>
          <table:table-cell office:value-type="float" office:value="0.000000000336058292305097" calcext:value-type="float">
            <text:p>3.36058292305097E-10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DeadL</text:p>
          </table:table-cell>
          <table:table-cell office:value-type="float" office:value="0.00000000109139364212751" calcext:value-type="float">
            <text:p>1.09139364212751E-09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string" calcext:value-type="string">
            <text:p>DeadL</text:p>
          </table:table-cell>
          <table:table-cell office:value-type="float" office:value="-0.0000000000809450284577906" calcext:value-type="float">
            <text:p>-8.09450284577906E-11</text:p>
          </table:table-cell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string" calcext:value-type="string">
            <text:p>DeadL</text:p>
          </table:table-cell>
          <table:table-cell office:value-type="float" office:value="0.00000000588624970987439" calcext:value-type="float">
            <text:p>5.88624970987439E-09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string" calcext:value-type="string">
            <text:p>DeadL</text:p>
          </table:table-cell>
          <table:table-cell office:value-type="float" office:value="-0.000000012480541045079" calcext:value-type="float">
            <text:p>-1.2480541045079E-08</text:p>
          </table:table-cell>
        </table:table-row>
        <table:table-row table:style-name="ro1">
          <table:table-cell office:value-type="float" office:value="24607" calcext:value-type="float">
            <text:p>24607</text:p>
          </table:table-cell>
          <table:table-cell office:value-type="string" calcext:value-type="string">
            <text:p>DeadL</text:p>
          </table:table-cell>
          <table:table-cell office:value-type="float" office:value="0.000000000244654074776918" calcext:value-type="float">
            <text:p>2.44654074776918E-10</text:p>
          </table:table-cell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DeadL</text:p>
          </table:table-cell>
          <table:table-cell office:value-type="float" office:value="-0.00000000754334905650467" calcext:value-type="float">
            <text:p>-7.54334905650467E-09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string" calcext:value-type="string">
            <text:p>DeadL</text:p>
          </table:table-cell>
          <table:table-cell office:value-type="float" office:value="0.00000000838849700812716" calcext:value-type="float">
            <text:p>8.38849700812716E-09</text:p>
          </table:table-cell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string" calcext:value-type="string">
            <text:p>DeadL</text:p>
          </table:table-cell>
          <table:table-cell office:value-type="float" office:value="0.000000003312379703857" calcext:value-type="float">
            <text:p>3.312379703857E-09</text:p>
          </table:table-cell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DeadL</text:p>
          </table:table-cell>
          <table:table-cell office:value-type="float" office:value="0.00000000206819095183164" calcext:value-type="float">
            <text:p>2.06819095183164E-09</text:p>
          </table:table-cell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string" calcext:value-type="string">
            <text:p>DeadL</text:p>
          </table:table-cell>
          <table:table-cell office:value-type="float" office:value="-0.00000000382220832761959" calcext:value-type="float">
            <text:p>-3.82220832761959E-09</text:p>
          </table:table-cell>
        </table:table-row>
        <table:table-row table:style-name="ro1">
          <table:table-cell office:value-type="float" office:value="24628" calcext:value-type="float">
            <text:p>24628</text:p>
          </table:table-cell>
          <table:table-cell office:value-type="string" calcext:value-type="string">
            <text:p>DeadL</text:p>
          </table:table-cell>
          <table:table-cell office:value-type="float" office:value="0.00000000278487277682871" calcext:value-type="float">
            <text:p>2.78487277682871E-09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DeadL</text:p>
          </table:table-cell>
          <table:table-cell office:value-type="float" office:value="-0.0000000100003489933442" calcext:value-type="float">
            <text:p>-1.00003489933442E-08</text:p>
          </table:table-cell>
        </table:table-row>
        <table:table-row table:style-name="ro1">
          <table:table-cell office:value-type="float" office:value="25317" calcext:value-type="float">
            <text:p>25317</text:p>
          </table:table-cell>
          <table:table-cell office:value-type="string" calcext:value-type="string">
            <text:p>DeadL</text:p>
          </table:table-cell>
          <table:table-cell office:value-type="float" office:value="0.00000000337655592375086" calcext:value-type="float">
            <text:p>3.37655592375086E-09</text:p>
          </table:table-cell>
        </table:table-row>
        <table:table-row table:style-name="ro1">
          <table:table-cell office:value-type="float" office:value="24047" calcext:value-type="float">
            <text:p>24047</text:p>
          </table:table-cell>
          <table:table-cell office:value-type="string" calcext:value-type="string">
            <text:p>DeadL</text:p>
          </table:table-cell>
          <table:table-cell office:value-type="float" office:value="-0.0000000000109139364212751" calcext:value-type="float">
            <text:p>-1.09139364212751E-11</text:p>
          </table:table-cell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string" calcext:value-type="string">
            <text:p>DeadL</text:p>
          </table:table-cell>
          <table:table-cell office:value-type="float" office:value="0.0000000147852006193716" calcext:value-type="float">
            <text:p>1.47852006193716E-08</text:p>
          </table:table-cell>
        </table:table-row>
        <table:table-row table:style-name="ro1">
          <table:table-cell office:value-type="float" office:value="25471" calcext:value-type="float">
            <text:p>25471</text:p>
          </table:table-cell>
          <table:table-cell office:value-type="string" calcext:value-type="string">
            <text:p>DeadL</text:p>
          </table:table-cell>
          <table:table-cell office:value-type="float" office:value="0.000000000288309820462018" calcext:value-type="float">
            <text:p>2.88309820462018E-10</text:p>
          </table:table-cell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string" calcext:value-type="string">
            <text:p>DeadL</text:p>
          </table:table-cell>
          <table:table-cell office:value-type="float" office:value="0.00000000012028067430947" calcext:value-type="float">
            <text:p>1.2028067430947E-10</text:p>
          </table:table-cell>
        </table:table-row>
        <table:table-row table:style-name="ro1">
          <table:table-cell office:value-type="float" office:value="24627" calcext:value-type="float">
            <text:p>24627</text:p>
          </table:table-cell>
          <table:table-cell office:value-type="string" calcext:value-type="string">
            <text:p>DeadL</text:p>
          </table:table-cell>
          <table:table-cell office:value-type="float" office:value="0.000000000338559402734973" calcext:value-type="float">
            <text:p>3.38559402734973E-10</text:p>
          </table:table-cell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string" calcext:value-type="string">
            <text:p>DeadL</text:p>
          </table:table-cell>
          <table:table-cell office:value-type="float" office:value="4385.18443393041" calcext:value-type="float">
            <text:p>4385.18443393041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DeadL</text:p>
          </table:table-cell>
          <table:table-cell office:value-type="float" office:value="3263.74967278468" calcext:value-type="float">
            <text:p>3263.74967278468</text:p>
          </table:table-cell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string" calcext:value-type="string">
            <text:p>DeadL</text:p>
          </table:table-cell>
          <table:table-cell office:value-type="float" office:value="5379.85199672142" calcext:value-type="float">
            <text:p>5379.85199672142</text:p>
          </table:table-cell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string" calcext:value-type="string">
            <text:p>DeadL</text:p>
          </table:table-cell>
          <table:table-cell office:value-type="float" office:value="4222.24769784178" calcext:value-type="float">
            <text:p>4222.24769784178</text:p>
          </table:table-cell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string" calcext:value-type="string">
            <text:p>DeadL</text:p>
          </table:table-cell>
          <table:table-cell office:value-type="float" office:value="3267.12340423393" calcext:value-type="float">
            <text:p>3267.12340423393</text:p>
          </table:table-cell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string" calcext:value-type="string">
            <text:p>DeadL</text:p>
          </table:table-cell>
          <table:table-cell office:value-type="float" office:value="-0.000000000174622982740402" calcext:value-type="float">
            <text:p>-1.74622982740402E-10</text:p>
          </table:table-cell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string" calcext:value-type="string">
            <text:p>DeadL</text:p>
          </table:table-cell>
          <table:table-cell office:value-type="float" office:value="110811.642266179" calcext:value-type="float">
            <text:p>110811.642266179</text:p>
          </table:table-cell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string" calcext:value-type="string">
            <text:p>DeadL</text:p>
          </table:table-cell>
          <table:table-cell office:value-type="float" office:value="-3118.23487431288" calcext:value-type="float">
            <text:p>-3118.23487431288</text:p>
          </table:table-cell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string" calcext:value-type="string">
            <text:p>DeadL</text:p>
          </table:table-cell>
          <table:table-cell office:value-type="float" office:value="0.00000000114255271910224" calcext:value-type="float">
            <text:p>1.14255271910224E-09</text:p>
          </table:table-cell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string" calcext:value-type="string">
            <text:p>DeadL</text:p>
          </table:table-cell>
          <table:table-cell office:value-type="float" office:value="-0.000000000765794538892806" calcext:value-type="float">
            <text:p>-7.65794538892806E-10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DeadL</text:p>
          </table:table-cell>
          <table:table-cell office:value-type="float" office:value="0.00000000922796061786357" calcext:value-type="float">
            <text:p>9.22796061786357E-09</text:p>
          </table:table-cell>
        </table:table-row>
        <table:table-row table:style-name="ro1">
          <table:table-cell office:value-type="float" office:value="24074" calcext:value-type="float">
            <text:p>24074</text:p>
          </table:table-cell>
          <table:table-cell office:value-type="string" calcext:value-type="string">
            <text:p>DeadL</text:p>
          </table:table-cell>
          <table:table-cell office:value-type="float" office:value="0.00000000123782228911296" calcext:value-type="float">
            <text:p>1.23782228911296E-09</text:p>
          </table:table-cell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string" calcext:value-type="string">
            <text:p>DeadL</text:p>
          </table:table-cell>
          <table:table-cell office:value-type="float" office:value="4971.12248996096" calcext:value-type="float">
            <text:p>4971.12248996096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DeadL</text:p>
          </table:table-cell>
          <table:table-cell office:value-type="float" office:value="2816.61045513615" calcext:value-type="float">
            <text:p>2816.61045513615</text:p>
          </table:table-cell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DeadL</text:p>
          </table:table-cell>
          <table:table-cell office:value-type="float" office:value="0.0000000034669938031584" calcext:value-type="float">
            <text:p>3.4669938031584E-09</text:p>
          </table:table-cell>
        </table:table-row>
        <table:table-row table:style-name="ro1">
          <table:table-cell office:value-type="float" office:value="24777" calcext:value-type="float">
            <text:p>24777</text:p>
          </table:table-cell>
          <table:table-cell office:value-type="string" calcext:value-type="string">
            <text:p>DeadL</text:p>
          </table:table-cell>
          <table:table-cell office:value-type="float" office:value="-0.000000000140062184073031" calcext:value-type="float">
            <text:p>-1.40062184073031E-10</text:p>
          </table:table-cell>
        </table:table-row>
        <table:table-row table:style-name="ro1">
          <table:table-cell office:value-type="float" office:value="22733" calcext:value-type="float">
            <text:p>22733</text:p>
          </table:table-cell>
          <table:table-cell office:value-type="string" calcext:value-type="string">
            <text:p>DeadL</text:p>
          </table:table-cell>
          <table:table-cell office:value-type="float" office:value="5260.37155713927" calcext:value-type="float">
            <text:p>5260.37155713927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DeadL</text:p>
          </table:table-cell>
          <table:table-cell office:value-type="float" office:value="-0.00000000133786670630798" calcext:value-type="float">
            <text:p>-1.33786670630798E-09</text:p>
          </table:table-cell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string" calcext:value-type="string">
            <text:p>DeadL</text:p>
          </table:table-cell>
          <table:table-cell office:value-type="float" office:value="-0.0000000000754880602471531" calcext:value-type="float">
            <text:p>-7.54880602471531E-11</text:p>
          </table:table-cell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string" calcext:value-type="string">
            <text:p>DeadL</text:p>
          </table:table-cell>
          <table:table-cell office:value-type="float" office:value="-0.00000000262025423580781" calcext:value-type="float">
            <text:p>-2.62025423580781E-09</text:p>
          </table:table-cell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string" calcext:value-type="string">
            <text:p>DeadL</text:p>
          </table:table-cell>
          <table:table-cell office:value-type="float" office:value="0.00000000160753188538365" calcext:value-type="float">
            <text:p>1.60753188538365E-09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string" calcext:value-type="string">
            <text:p>DeadL</text:p>
          </table:table-cell>
          <table:table-cell office:value-type="float" office:value="-0.0000000023499069357058" calcext:value-type="float">
            <text:p>-2.3499069357058E-09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string" calcext:value-type="string">
            <text:p>DeadL</text:p>
          </table:table-cell>
          <table:table-cell office:value-type="float" office:value="-3148.30290062916" calcext:value-type="float">
            <text:p>-3148.30290062916</text:p>
          </table:table-cell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string" calcext:value-type="string">
            <text:p>DeadL</text:p>
          </table:table-cell>
          <table:table-cell office:value-type="float" office:value="0.00000000302406988339499" calcext:value-type="float">
            <text:p>3.02406988339499E-09</text:p>
          </table:table-cell>
        </table:table-row>
        <table:table-row table:style-name="ro1">
          <table:table-cell office:value-type="float" office:value="24071" calcext:value-type="float">
            <text:p>24071</text:p>
          </table:table-cell>
          <table:table-cell office:value-type="string" calcext:value-type="string">
            <text:p>DeadL</text:p>
          </table:table-cell>
          <table:table-cell office:value-type="float" office:value="0.000000000469526639790274" calcext:value-type="float">
            <text:p>4.69526639790274E-10</text:p>
          </table:table-cell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string" calcext:value-type="string">
            <text:p>DeadL</text:p>
          </table:table-cell>
          <table:table-cell office:value-type="float" office:value="0.000000000229192664846778" calcext:value-type="float">
            <text:p>2.29192664846778E-10</text:p>
          </table:table-cell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string" calcext:value-type="string">
            <text:p>DeadL</text:p>
          </table:table-cell>
          <table:table-cell office:value-type="float" office:value="0.000000000113686837721616" calcext:value-type="float">
            <text:p>1.13686837721616E-10</text:p>
          </table:table-cell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string" calcext:value-type="string">
            <text:p>DeadL</text:p>
          </table:table-cell>
          <table:table-cell office:value-type="float" office:value="0.00000000299314706353471" calcext:value-type="float">
            <text:p>2.99314706353471E-09</text:p>
          </table:table-cell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string" calcext:value-type="string">
            <text:p>DeadL</text:p>
          </table:table-cell>
          <table:table-cell office:value-type="float" office:value="-0.00000000236127561947796" calcext:value-type="float">
            <text:p>-2.36127561947796E-09</text:p>
          </table:table-cell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DeadL</text:p>
          </table:table-cell>
          <table:table-cell office:value-type="float" office:value="-0.00000000241107045440003" calcext:value-type="float">
            <text:p>-2.41107045440003E-09</text:p>
          </table:table-cell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string" calcext:value-type="string">
            <text:p>DeadL</text:p>
          </table:table-cell>
          <table:table-cell office:value-type="float" office:value="-0.0000000140121301228646" calcext:value-type="float">
            <text:p>-1.40121301228646E-08</text:p>
          </table:table-cell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DeadL</text:p>
          </table:table-cell>
          <table:table-cell office:value-type="float" office:value="0.000000000647560227662325" calcext:value-type="float">
            <text:p>6.47560227662325E-10</text:p>
          </table:table-cell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string" calcext:value-type="string">
            <text:p>DeadL</text:p>
          </table:table-cell>
          <table:table-cell office:value-type="float" office:value="189358.97553968" calcext:value-type="float">
            <text:p>189358.97553968</text:p>
          </table:table-cell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string" calcext:value-type="string">
            <text:p>DeadL</text:p>
          </table:table-cell>
          <table:table-cell office:value-type="float" office:value="5567.10867957554" calcext:value-type="float">
            <text:p>5567.10867957554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string" calcext:value-type="string">
            <text:p>DeadL</text:p>
          </table:table-cell>
          <table:table-cell office:value-type="float" office:value="-0.00000000503769115312025" calcext:value-type="float">
            <text:p>-5.03769115312025E-09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string" calcext:value-type="string">
            <text:p>DeadL</text:p>
          </table:table-cell>
          <table:table-cell office:value-type="float" office:value="0.000000000976797309704125" calcext:value-type="float">
            <text:p>9.76797309704125E-10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  <table:table-cell office:value-type="string" calcext:value-type="string">
            <text:p>DeadL</text:p>
          </table:table-cell>
          <table:table-cell office:value-type="float" office:value="0.0000000120035110739991" calcext:value-type="float">
            <text:p>1.20035110739991E-08</text:p>
          </table:table-cell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string" calcext:value-type="string">
            <text:p>DeadL</text:p>
          </table:table-cell>
          <table:table-cell office:value-type="float" office:value="0.000000000382442522095516" calcext:value-type="float">
            <text:p>3.82442522095516E-10</text:p>
          </table:table-cell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string" calcext:value-type="string">
            <text:p>DeadL</text:p>
          </table:table-cell>
          <table:table-cell office:value-type="float" office:value="-0.00000000120235199574381" calcext:value-type="float">
            <text:p>-1.20235199574381E-09</text:p>
          </table:table-cell>
        </table:table-row>
        <table:table-row table:style-name="ro1">
          <table:table-cell office:value-type="float" office:value="24802" calcext:value-type="float">
            <text:p>24802</text:p>
          </table:table-cell>
          <table:table-cell office:value-type="string" calcext:value-type="string">
            <text:p>DeadL</text:p>
          </table:table-cell>
          <table:table-cell office:value-type="float" office:value="0.000000000279214873444289" calcext:value-type="float">
            <text:p>2.79214873444289E-10</text:p>
          </table:table-cell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DeadL</text:p>
          </table:table-cell>
          <table:table-cell office:value-type="float" office:value="-0.0000000079246831319324" calcext:value-type="float">
            <text:p>-7.9246831319324E-09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string" calcext:value-type="string">
            <text:p>DeadL</text:p>
          </table:table-cell>
          <table:table-cell office:value-type="float" office:value="-0.00000000063664629124105" calcext:value-type="float">
            <text:p>-6.3664629124105E-10</text:p>
          </table:table-cell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string" calcext:value-type="string">
            <text:p>DeadL</text:p>
          </table:table-cell>
          <table:table-cell office:value-type="float" office:value="4610.3574920747" calcext:value-type="float">
            <text:p>4610.3574920747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string" calcext:value-type="string">
            <text:p>DeadL</text:p>
          </table:table-cell>
          <table:table-cell office:value-type="float" office:value="5379.10926088832" calcext:value-type="float">
            <text:p>5379.10926088832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string" calcext:value-type="string">
            <text:p>DeadL</text:p>
          </table:table-cell>
          <table:table-cell office:value-type="float" office:value="0.00000000244835973717272" calcext:value-type="float">
            <text:p>2.44835973717272E-09</text:p>
          </table:table-cell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string" calcext:value-type="string">
            <text:p>DeadL</text:p>
          </table:table-cell>
          <table:table-cell office:value-type="float" office:value="5125.33664472994" calcext:value-type="float">
            <text:p>5125.33664472994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string" calcext:value-type="string">
            <text:p>DeadL</text:p>
          </table:table-cell>
          <table:table-cell office:value-type="float" office:value="5481.7152215237" calcext:value-type="float">
            <text:p>5481.7152215237</text:p>
          </table:table-cell>
        </table:table-row>
        <table:table-row table:style-name="ro1">
          <table:table-cell office:value-type="float" office:value="24779" calcext:value-type="float">
            <text:p>24779</text:p>
          </table:table-cell>
          <table:table-cell office:value-type="string" calcext:value-type="string">
            <text:p>DeadL</text:p>
          </table:table-cell>
          <table:table-cell office:value-type="float" office:value="-0.000000000183717929758132" calcext:value-type="float">
            <text:p>-1.83717929758132E-10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DeadL</text:p>
          </table:table-cell>
          <table:table-cell office:value-type="float" office:value="9278.25702852629" calcext:value-type="float">
            <text:p>9278.25702852629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string" calcext:value-type="string">
            <text:p>DeadL</text:p>
          </table:table-cell>
          <table:table-cell office:value-type="float" office:value="0.00000000170257408171892" calcext:value-type="float">
            <text:p>1.70257408171892E-09</text:p>
          </table:table-cell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string" calcext:value-type="string">
            <text:p>DeadL</text:p>
          </table:table-cell>
          <table:table-cell office:value-type="float" office:value="-0.00000000405270839110017" calcext:value-type="float">
            <text:p>-4.05270839110017E-09</text:p>
          </table:table-cell>
        </table:table-row>
        <table:table-row table:style-name="ro1">
          <table:table-cell office:value-type="float" office:value="24620" calcext:value-type="float">
            <text:p>24620</text:p>
          </table:table-cell>
          <table:table-cell office:value-type="string" calcext:value-type="string">
            <text:p>DeadL</text:p>
          </table:table-cell>
          <table:table-cell office:value-type="float" office:value="-0.000000000642558006802574" calcext:value-type="float">
            <text:p>-6.42558006802574E-10</text:p>
          </table:table-cell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string" calcext:value-type="string">
            <text:p>DeadL</text:p>
          </table:table-cell>
          <table:table-cell office:value-type="float" office:value="5634.40789857907" calcext:value-type="float">
            <text:p>5634.40789857907</text:p>
          </table:table-cell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string" calcext:value-type="string">
            <text:p>DeadL</text:p>
          </table:table-cell>
          <table:table-cell office:value-type="float" office:value="186512.019421759" calcext:value-type="float">
            <text:p>186512.019421759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string" calcext:value-type="string">
            <text:p>DeadL</text:p>
          </table:table-cell>
          <table:table-cell office:value-type="float" office:value="5683.02368701506" calcext:value-type="float">
            <text:p>5683.02368701506</text:p>
          </table:table-cell>
        </table:table-row>
        <table:table-row table:style-name="ro1">
          <table:table-cell office:value-type="float" office:value="25469" calcext:value-type="float">
            <text:p>25469</text:p>
          </table:table-cell>
          <table:table-cell office:value-type="string" calcext:value-type="string">
            <text:p>DeadL</text:p>
          </table:table-cell>
          <table:table-cell office:value-type="float" office:value="0.00000000287309376290068" calcext:value-type="float">
            <text:p>2.87309376290068E-09</text:p>
          </table:table-cell>
        </table:table-row>
        <table:table-row table:style-name="ro1">
          <table:table-cell office:value-type="float" office:value="22731" calcext:value-type="float">
            <text:p>22731</text:p>
          </table:table-cell>
          <table:table-cell office:value-type="string" calcext:value-type="string">
            <text:p>DeadL</text:p>
          </table:table-cell>
          <table:table-cell office:value-type="float" office:value="4972.09266556655" calcext:value-type="float">
            <text:p>4972.09266556655</text:p>
          </table:table-cell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string" calcext:value-type="string">
            <text:p>DeadL</text:p>
          </table:table-cell>
          <table:table-cell office:value-type="float" office:value="5712.4272073276" calcext:value-type="float">
            <text:p>5712.4272073276</text:p>
          </table:table-cell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string" calcext:value-type="string">
            <text:p>DeadL</text:p>
          </table:table-cell>
          <table:table-cell office:value-type="float" office:value="-0.00000000140062184073031" calcext:value-type="float">
            <text:p>-1.40062184073031E-09</text:p>
          </table:table-cell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string" calcext:value-type="string">
            <text:p>DeadL</text:p>
          </table:table-cell>
          <table:table-cell office:value-type="float" office:value="-0.000000000247837306233123" calcext:value-type="float">
            <text:p>-2.47837306233123E-10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string" calcext:value-type="string">
            <text:p>DeadL</text:p>
          </table:table-cell>
          <table:table-cell office:value-type="float" office:value="-0.0000000000400177668780088" calcext:value-type="float">
            <text:p>-4.00177668780088E-11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DeadL</text:p>
          </table:table-cell>
          <table:table-cell office:value-type="float" office:value="4804.7746458997" calcext:value-type="float">
            <text:p>4804.7746458997</text:p>
          </table:table-cell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string" calcext:value-type="string">
            <text:p>DeadL</text:p>
          </table:table-cell>
          <table:table-cell office:value-type="float" office:value="5712.56290638128" calcext:value-type="float">
            <text:p>5712.56290638128</text:p>
          </table:table-cell>
        </table:table-row>
        <table:table-row table:style-name="ro1">
          <table:table-cell office:value-type="float" office:value="22738" calcext:value-type="float">
            <text:p>22738</text:p>
          </table:table-cell>
          <table:table-cell office:value-type="string" calcext:value-type="string">
            <text:p>DeadL</text:p>
          </table:table-cell>
          <table:table-cell office:value-type="float" office:value="5683.29319281582" calcext:value-type="float">
            <text:p>5683.29319281582</text:p>
          </table:table-cell>
        </table:table-row>
        <table:table-row table:style-name="ro1">
          <table:table-cell office:value-type="float" office:value="24539" calcext:value-type="float">
            <text:p>24539</text:p>
          </table:table-cell>
          <table:table-cell office:value-type="string" calcext:value-type="string">
            <text:p>DeadL</text:p>
          </table:table-cell>
          <table:table-cell office:value-type="float" office:value="0.00000000137151801027358" calcext:value-type="float">
            <text:p>1.37151801027358E-09</text:p>
          </table:table-cell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DeadL</text:p>
          </table:table-cell>
          <table:table-cell office:value-type="float" office:value="-0.00000000460113369626924" calcext:value-type="float">
            <text:p>-4.60113369626924E-09</text:p>
          </table:table-cell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string" calcext:value-type="string">
            <text:p>DeadL</text:p>
          </table:table-cell>
          <table:table-cell office:value-type="float" office:value="-0.00000000142335920827463" calcext:value-type="float">
            <text:p>-1.42335920827463E-09</text:p>
          </table:table-cell>
        </table:table-row>
        <table:table-row table:style-name="ro1">
          <table:table-cell office:value-type="float" office:value="24267" calcext:value-type="float">
            <text:p>24267</text:p>
          </table:table-cell>
          <table:table-cell office:value-type="string" calcext:value-type="string">
            <text:p>DeadL</text:p>
          </table:table-cell>
          <table:table-cell office:value-type="float" office:value="0.00000000136788003146648" calcext:value-type="float">
            <text:p>1.36788003146648E-09</text:p>
          </table:table-cell>
        </table:table-row>
        <table:table-row table:style-name="ro1">
          <table:table-cell office:value-type="float" office:value="24069" calcext:value-type="float">
            <text:p>24069</text:p>
          </table:table-cell>
          <table:table-cell office:value-type="string" calcext:value-type="string">
            <text:p>DeadL</text:p>
          </table:table-cell>
          <table:table-cell office:value-type="float" office:value="0.00000000597822236159118" calcext:value-type="float">
            <text:p>5.97822236159118E-09</text:p>
          </table:table-cell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string" calcext:value-type="string">
            <text:p>DeadL</text:p>
          </table:table-cell>
          <table:table-cell office:value-type="float" office:value="0.00000000395175447920337" calcext:value-type="float">
            <text:p>3.95175447920337E-09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DeadL</text:p>
          </table:table-cell>
          <table:table-cell office:value-type="float" office:value="-0.0000000190057107829489" calcext:value-type="float">
            <text:p>-1.90057107829489E-08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DeadL</text:p>
          </table:table-cell>
          <table:table-cell office:value-type="float" office:value="5482.3544909519" calcext:value-type="float">
            <text:p>5482.3544909519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string" calcext:value-type="string">
            <text:p>DeadL</text:p>
          </table:table-cell>
          <table:table-cell office:value-type="float" office:value="135218.097925926" calcext:value-type="float">
            <text:p>135218.097925926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string" calcext:value-type="string">
            <text:p>DeadL</text:p>
          </table:table-cell>
          <table:table-cell office:value-type="float" office:value="0.00000000257932697422802" calcext:value-type="float">
            <text:p>2.57932697422802E-09</text:p>
          </table:table-cell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DeadL</text:p>
          </table:table-cell>
          <table:table-cell office:value-type="float" office:value="4611.39875125248" calcext:value-type="float">
            <text:p>4611.39875125248</text:p>
          </table:table-cell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string" calcext:value-type="string">
            <text:p>DeadL</text:p>
          </table:table-cell>
          <table:table-cell office:value-type="float" office:value="-0.00000000129830368678086" calcext:value-type="float">
            <text:p>-1.29830368678086E-09</text:p>
          </table:table-cell>
        </table:table-row>
        <table:table-row table:style-name="ro1">
          <table:table-cell office:value-type="float" office:value="24269" calcext:value-type="float">
            <text:p>24269</text:p>
          </table:table-cell>
          <table:table-cell office:value-type="string" calcext:value-type="string">
            <text:p>DeadL</text:p>
          </table:table-cell>
          <table:table-cell office:value-type="float" office:value="-0.000000000627551344223321" calcext:value-type="float">
            <text:p>-6.27551344223321E-10</text:p>
          </table:table-cell>
        </table:table-row>
        <table:table-row table:style-name="ro1">
          <table:table-cell office:value-type="float" office:value="24781" calcext:value-type="float">
            <text:p>24781</text:p>
          </table:table-cell>
          <table:table-cell office:value-type="string" calcext:value-type="string">
            <text:p>DeadL</text:p>
          </table:table-cell>
          <table:table-cell office:value-type="float" office:value="-0.000000000814907252788544" calcext:value-type="float">
            <text:p>-8.14907252788544E-10</text:p>
          </table:table-cell>
        </table:table-row>
        <table:table-row table:style-name="ro1">
          <table:table-cell office:value-type="float" office:value="24317" calcext:value-type="float">
            <text:p>24317</text:p>
          </table:table-cell>
          <table:table-cell office:value-type="string" calcext:value-type="string">
            <text:p>DeadL</text:p>
          </table:table-cell>
          <table:table-cell office:value-type="float" office:value="0.0000000090876710601151" calcext:value-type="float">
            <text:p>9.0876710601151E-09</text:p>
          </table:table-cell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string" calcext:value-type="string">
            <text:p>DeadL</text:p>
          </table:table-cell>
          <table:table-cell office:value-type="float" office:value="4221.54338058584" calcext:value-type="float">
            <text:p>4221.54338058584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string" calcext:value-type="string">
            <text:p>DeadL</text:p>
          </table:table-cell>
          <table:table-cell office:value-type="float" office:value="0.00000000450563675258309" calcext:value-type="float">
            <text:p>4.50563675258309E-09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DeadL</text:p>
          </table:table-cell>
          <table:table-cell office:value-type="float" office:value="-0.00000000227646523853764" calcext:value-type="float">
            <text:p>-2.27646523853764E-09</text:p>
          </table:table-cell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string" calcext:value-type="string">
            <text:p>DeadL</text:p>
          </table:table-cell>
          <table:table-cell office:value-type="float" office:value="0.00000000896500296221348" calcext:value-type="float">
            <text:p>8.96500296221348E-09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  <table:table-cell office:value-type="string" calcext:value-type="string">
            <text:p>DeadL</text:p>
          </table:table-cell>
          <table:table-cell office:value-type="float" office:value="-0.0000000465106495539658" calcext:value-type="float">
            <text:p>-4.65106495539658E-08</text:p>
          </table:table-cell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string" calcext:value-type="string">
            <text:p>DeadL</text:p>
          </table:table-cell>
          <table:table-cell office:value-type="float" office:value="-0.00000000129671207105275" calcext:value-type="float">
            <text:p>-1.29671207105275E-09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string" calcext:value-type="string">
            <text:p>DeadL</text:p>
          </table:table-cell>
          <table:table-cell office:value-type="float" office:value="-0.00000000193040250451304" calcext:value-type="float">
            <text:p>-1.93040250451304E-09</text:p>
          </table:table-cell>
        </table:table-row>
        <table:table-row table:style-name="ro1">
          <table:table-cell office:value-type="float" office:value="24767" calcext:value-type="float">
            <text:p>24767</text:p>
          </table:table-cell>
          <table:table-cell office:value-type="string" calcext:value-type="string">
            <text:p>LiveL</text:p>
          </table:table-cell>
          <table:table-cell office:value-type="float" office:value="-0.0000000000214299689105246" calcext:value-type="float">
            <text:p>-2.14299689105246E-11</text:p>
          </table:table-cell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string" calcext:value-type="string">
            <text:p>LiveL</text:p>
          </table:table-cell>
          <table:table-cell office:value-type="float" office:value="0.00000000000454747350886464" calcext:value-type="float">
            <text:p>4.54747350886464E-12</text:p>
          </table:table-cell>
        </table:table-row>
        <table:table-row table:style-name="ro1">
          <table:table-cell office:value-type="float" office:value="24795" calcext:value-type="float">
            <text:p>24795</text:p>
          </table:table-cell>
          <table:table-cell office:value-type="string" calcext:value-type="string">
            <text:p>LiveL</text:p>
          </table:table-cell>
          <table:table-cell office:value-type="float" office:value="0.000000000268869371211622" calcext:value-type="float">
            <text:p>2.68869371211622E-10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string" calcext:value-type="string">
            <text:p>LiveL</text:p>
          </table:table-cell>
          <table:table-cell office:value-type="float" office:value="0.0000000000063522520576953" calcext:value-type="float">
            <text:p>6.3522520576953E-12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string" calcext:value-type="string">
            <text:p>LiveL</text:p>
          </table:table-cell>
          <table:table-cell office:value-type="float" office:value="5.12723215421629" calcext:value-type="float">
            <text:p>5.12723215421629</text:p>
          </table:table-cell>
        </table:table-row>
        <table:table-row table:style-name="ro1">
          <table:table-cell office:value-type="float" office:value="25137" calcext:value-type="float">
            <text:p>25137</text:p>
          </table:table-cell>
          <table:table-cell office:value-type="string" calcext:value-type="string">
            <text:p>LiveL</text:p>
          </table:table-cell>
          <table:table-cell office:value-type="float" office:value="0.0000000000670183908368927" calcext:value-type="float">
            <text:p>6.70183908368927E-11</text:p>
          </table:table-cell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string" calcext:value-type="string">
            <text:p>LiveL</text:p>
          </table:table-cell>
          <table:table-cell office:value-type="float" office:value="-0.0000000000491127138957381" calcext:value-type="float">
            <text:p>-4.91127138957381E-11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string" calcext:value-type="string">
            <text:p>LiveL</text:p>
          </table:table-cell>
          <table:table-cell office:value-type="float" office:value="0.000000000478792117064586" calcext:value-type="float">
            <text:p>4.78792117064586E-10</text:p>
          </table:table-cell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string" calcext:value-type="string">
            <text:p>LiveL</text:p>
          </table:table-cell>
          <table:table-cell office:value-type="float" office:value="0.000000000678710421198048" calcext:value-type="float">
            <text:p>6.78710421198048E-10</text:p>
          </table:table-cell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string" calcext:value-type="string">
            <text:p>LiveL</text:p>
          </table:table-cell>
          <table:table-cell office:value-type="float" office:value="-0.00000000247725751023609" calcext:value-type="float">
            <text:p>-2.47725751023609E-09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LiveL</text:p>
          </table:table-cell>
          <table:table-cell office:value-type="float" office:value="-0.00000000123284848996263" calcext:value-type="float">
            <text:p>-1.23284848996263E-09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string" calcext:value-type="string">
            <text:p>LiveL</text:p>
          </table:table-cell>
          <table:table-cell office:value-type="float" office:value="0.0000000000278248535323655" calcext:value-type="float">
            <text:p>2.78248535323655E-11</text:p>
          </table:table-cell>
        </table:table-row>
        <table:table-row table:style-name="ro1">
          <table:table-cell office:value-type="float" office:value="24788" calcext:value-type="float">
            <text:p>24788</text:p>
          </table:table-cell>
          <table:table-cell office:value-type="string" calcext:value-type="string">
            <text:p>LiveL</text:p>
          </table:table-cell>
          <table:table-cell office:value-type="float" office:value="0.000000000326906501868507" calcext:value-type="float">
            <text:p>3.26906501868507E-10</text:p>
          </table:table-cell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LiveL</text:p>
          </table:table-cell>
          <table:table-cell office:value-type="float" office:value="0.0000000000733102467620483" calcext:value-type="float">
            <text:p>7.33102467620483E-11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string" calcext:value-type="string">
            <text:p>LiveL</text:p>
          </table:table-cell>
          <table:table-cell office:value-type="float" office:value="32561.3899704581" calcext:value-type="float">
            <text:p>32561.3899704581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LiveL</text:p>
          </table:table-cell>
          <table:table-cell office:value-type="float" office:value="0.000000000876013928063912" calcext:value-type="float">
            <text:p>8.76013928063912E-10</text:p>
          </table:table-cell>
        </table:table-row>
        <table:table-row table:style-name="ro1">
          <table:table-cell office:value-type="float" office:value="24527" calcext:value-type="float">
            <text:p>24527</text:p>
          </table:table-cell>
          <table:table-cell office:value-type="string" calcext:value-type="string">
            <text:p>LiveL</text:p>
          </table:table-cell>
          <table:table-cell office:value-type="float" office:value="-0.00000000128281385514128" calcext:value-type="float">
            <text:p>-1.28281385514128E-09</text:p>
          </table:table-cell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LiveL</text:p>
          </table:table-cell>
          <table:table-cell office:value-type="float" office:value="-0.00000000000579802872380242" calcext:value-type="float">
            <text:p>-5.79802872380242E-12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  <table:table-cell office:value-type="string" calcext:value-type="string">
            <text:p>LiveL</text:p>
          </table:table-cell>
          <table:table-cell office:value-type="float" office:value="-0.000000000220097717829049" calcext:value-type="float">
            <text:p>-2.20097717829049E-10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LiveL</text:p>
          </table:table-cell>
          <table:table-cell office:value-type="float" office:value="-0.00000000187560544873122" calcext:value-type="float">
            <text:p>-1.87560544873122E-09</text:p>
          </table:table-cell>
        </table:table-row>
        <table:table-row table:style-name="ro1">
          <table:table-cell office:value-type="float" office:value="24793" calcext:value-type="float">
            <text:p>24793</text:p>
          </table:table-cell>
          <table:table-cell office:value-type="string" calcext:value-type="string">
            <text:p>LiveL</text:p>
          </table:table-cell>
          <table:table-cell office:value-type="float" office:value="0.0000000000604813976678997" calcext:value-type="float">
            <text:p>6.04813976678997E-11</text:p>
          </table:table-cell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string" calcext:value-type="string">
            <text:p>LiveL</text:p>
          </table:table-cell>
          <table:table-cell office:value-type="float" office:value="-0.0000000000565023583476432" calcext:value-type="float">
            <text:p>-5.65023583476432E-11</text:p>
          </table:table-cell>
        </table:table-row>
        <table:table-row table:style-name="ro1">
          <table:table-cell office:value-type="float" office:value="24783" calcext:value-type="float">
            <text:p>24783</text:p>
          </table:table-cell>
          <table:table-cell office:value-type="string" calcext:value-type="string">
            <text:p>LiveL</text:p>
          </table:table-cell>
          <table:table-cell office:value-type="float" office:value="0.00000000000395061761082616" calcext:value-type="float">
            <text:p>3.95061761082616E-12</text:p>
          </table:table-cell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LiveL</text:p>
          </table:table-cell>
          <table:table-cell office:value-type="float" office:value="0.0000000000638920027995482" calcext:value-type="float">
            <text:p>6.38920027995482E-11</text:p>
          </table:table-cell>
        </table:table-row>
        <table:table-row table:style-name="ro1">
          <table:table-cell office:value-type="float" office:value="24397" calcext:value-type="float">
            <text:p>24397</text:p>
          </table:table-cell>
          <table:table-cell office:value-type="string" calcext:value-type="string">
            <text:p>LiveL</text:p>
          </table:table-cell>
          <table:table-cell office:value-type="float" office:value="-0.00000000274798139798804" calcext:value-type="float">
            <text:p>-2.74798139798804E-09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string" calcext:value-type="string">
            <text:p>LiveL</text:p>
          </table:table-cell>
          <table:table-cell office:value-type="float" office:value="-0.000000000323097992804833" calcext:value-type="float">
            <text:p>-3.23097992804833E-10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LiveL</text:p>
          </table:table-cell>
          <table:table-cell office:value-type="float" office:value="-0.000000000078159700933611" calcext:value-type="float">
            <text:p>-7.8159700933611E-11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string" calcext:value-type="string">
            <text:p>LiveL</text:p>
          </table:table-cell>
          <table:table-cell office:value-type="float" office:value="0.00000000120144250104204" calcext:value-type="float">
            <text:p>1.20144250104204E-09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string" calcext:value-type="string">
            <text:p>LiveL</text:p>
          </table:table-cell>
          <table:table-cell office:value-type="float" office:value="4.72982697406262" calcext:value-type="float">
            <text:p>4.72982697406262</text:p>
          </table:table-cell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string" calcext:value-type="string">
            <text:p>LiveL</text:p>
          </table:table-cell>
          <table:table-cell office:value-type="float" office:value="-0.000000000105046638054773" calcext:value-type="float">
            <text:p>-1.05046638054773E-10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LiveL</text:p>
          </table:table-cell>
          <table:table-cell office:value-type="float" office:value="-0.000000000938939592742827" calcext:value-type="float">
            <text:p>-9.38939592742827E-10</text:p>
          </table:table-cell>
        </table:table-row>
        <table:table-row table:style-name="ro1">
          <table:table-cell office:value-type="float" office:value="24778" calcext:value-type="float">
            <text:p>24778</text:p>
          </table:table-cell>
          <table:table-cell office:value-type="string" calcext:value-type="string">
            <text:p>LiveL</text:p>
          </table:table-cell>
          <table:table-cell office:value-type="float" office:value="0.0000000000341611183785062" calcext:value-type="float">
            <text:p>3.41611183785062E-11</text:p>
          </table:table-cell>
        </table:table-row>
        <table:table-row table:style-name="ro1">
          <table:table-cell office:value-type="float" office:value="25157" calcext:value-type="float">
            <text:p>25157</text:p>
          </table:table-cell>
          <table:table-cell office:value-type="string" calcext:value-type="string">
            <text:p>LiveL</text:p>
          </table:table-cell>
          <table:table-cell office:value-type="float" office:value="-0.00000000121190169011243" calcext:value-type="float">
            <text:p>-1.21190169011243E-09</text:p>
          </table:table-cell>
        </table:table-row>
        <table:table-row table:style-name="ro1">
          <table:table-cell office:value-type="float" office:value="24268" calcext:value-type="float">
            <text:p>24268</text:p>
          </table:table-cell>
          <table:table-cell office:value-type="string" calcext:value-type="string">
            <text:p>LiveL</text:p>
          </table:table-cell>
          <table:table-cell office:value-type="float" office:value="-0.000000000422460288973525" calcext:value-type="float">
            <text:p>-4.22460288973525E-10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LiveL</text:p>
          </table:table-cell>
          <table:table-cell office:value-type="float" office:value="0.00000000013437784218695" calcext:value-type="float">
            <text:p>1.3437784218695E-10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string" calcext:value-type="string">
            <text:p>LiveL</text:p>
          </table:table-cell>
          <table:table-cell office:value-type="float" office:value="0.000000000017308821043116" calcext:value-type="float">
            <text:p>1.7308821043116E-11</text:p>
          </table:table-cell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string" calcext:value-type="string">
            <text:p>LiveL</text:p>
          </table:table-cell>
          <table:table-cell office:value-type="float" office:value="0.0000000000675299816066399" calcext:value-type="float">
            <text:p>6.75299816066399E-11</text:p>
          </table:table-cell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LiveL</text:p>
          </table:table-cell>
          <table:table-cell office:value-type="float" office:value="-0.000000000209865902434103" calcext:value-type="float">
            <text:p>-2.09865902434103E-10</text:p>
          </table:table-cell>
        </table:table-row>
        <table:table-row table:style-name="ro1">
          <table:table-cell office:value-type="float" office:value="25468" calcext:value-type="float">
            <text:p>25468</text:p>
          </table:table-cell>
          <table:table-cell office:value-type="string" calcext:value-type="string">
            <text:p>LiveL</text:p>
          </table:table-cell>
          <table:table-cell office:value-type="float" office:value="-0.0000000000210889083973598" calcext:value-type="float">
            <text:p>-2.10889083973598E-11</text:p>
          </table:table-cell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string" calcext:value-type="string">
            <text:p>LiveL</text:p>
          </table:table-cell>
          <table:table-cell office:value-type="float" office:value="-0.0000000000671889210934751" calcext:value-type="float">
            <text:p>-6.71889210934751E-11</text:p>
          </table:table-cell>
        </table:table-row>
        <table:table-row table:style-name="ro1">
          <table:table-cell office:value-type="float" office:value="25268" calcext:value-type="float">
            <text:p>25268</text:p>
          </table:table-cell>
          <table:table-cell office:value-type="string" calcext:value-type="string">
            <text:p>LiveL</text:p>
          </table:table-cell>
          <table:table-cell office:value-type="float" office:value="0.0000000000650288711767644" calcext:value-type="float">
            <text:p>6.50288711767644E-11</text:p>
          </table:table-cell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LiveL</text:p>
          </table:table-cell>
          <table:table-cell office:value-type="float" office:value="0.000000000134264155349229" calcext:value-type="float">
            <text:p>1.34264155349229E-10</text:p>
          </table:table-cell>
        </table:table-row>
        <table:table-row table:style-name="ro1">
          <table:table-cell office:value-type="float" office:value="25047" calcext:value-type="float">
            <text:p>25047</text:p>
          </table:table-cell>
          <table:table-cell office:value-type="string" calcext:value-type="string">
            <text:p>LiveL</text:p>
          </table:table-cell>
          <table:table-cell office:value-type="float" office:value="-0.00000000000545696821063757" calcext:value-type="float">
            <text:p>-5.45696821063757E-12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  <table:table-cell office:value-type="string" calcext:value-type="string">
            <text:p>LiveL</text:p>
          </table:table-cell>
          <table:table-cell office:value-type="float" office:value="-0.000000000172690306499135" calcext:value-type="float">
            <text:p>-1.72690306499135E-10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LiveL</text:p>
          </table:table-cell>
          <table:table-cell office:value-type="float" office:value="-0.000000000000454747350886464" calcext:value-type="float">
            <text:p>-4.54747350886464E-13</text:p>
          </table:table-cell>
        </table:table-row>
        <table:table-row table:style-name="ro1">
          <table:table-cell office:value-type="float" office:value="25267" calcext:value-type="float">
            <text:p>25267</text:p>
          </table:table-cell>
          <table:table-cell office:value-type="string" calcext:value-type="string">
            <text:p>LiveL</text:p>
          </table:table-cell>
          <table:table-cell office:value-type="float" office:value="0.00000000000954969436861575" calcext:value-type="float">
            <text:p>9.54969436861575E-12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string" calcext:value-type="string">
            <text:p>LiveL</text:p>
          </table:table-cell>
          <table:table-cell office:value-type="float" office:value="-0.0000000000126192389870994" calcext:value-type="float">
            <text:p>-1.26192389870994E-11</text:p>
          </table:table-cell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string" calcext:value-type="string">
            <text:p>LiveL</text:p>
          </table:table-cell>
          <table:table-cell office:value-type="float" office:value="-0.000000000627437657385599" calcext:value-type="float">
            <text:p>-6.27437657385599E-10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  <table:table-cell office:value-type="string" calcext:value-type="string">
            <text:p>LiveL</text:p>
          </table:table-cell>
          <table:table-cell office:value-type="float" office:value="-0.0000000000386535248253495" calcext:value-type="float">
            <text:p>-3.86535248253495E-11</text:p>
          </table:table-cell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string" calcext:value-type="string">
            <text:p>LiveL</text:p>
          </table:table-cell>
          <table:table-cell office:value-type="float" office:value="5.17492991148499" calcext:value-type="float">
            <text:p>5.17492991148499</text:p>
          </table:table-cell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string" calcext:value-type="string">
            <text:p>LiveL</text:p>
          </table:table-cell>
          <table:table-cell office:value-type="float" office:value="13438.6319972598" calcext:value-type="float">
            <text:p>13438.6319972598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LiveL</text:p>
          </table:table-cell>
          <table:table-cell office:value-type="float" office:value="0.000000000172036607182235" calcext:value-type="float">
            <text:p>1.72036607182235E-10</text:p>
          </table:table-cell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string" calcext:value-type="string">
            <text:p>LiveL</text:p>
          </table:table-cell>
          <table:table-cell office:value-type="float" office:value="-0.0000000000223288054712611" calcext:value-type="float">
            <text:p>-2.23288054712611E-11</text:p>
          </table:table-cell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string" calcext:value-type="string">
            <text:p>LiveL</text:p>
          </table:table-cell>
          <table:table-cell office:value-type="float" office:value="0.00000000661543708702084" calcext:value-type="float">
            <text:p>6.61543708702084E-09</text:p>
          </table:table-cell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string" calcext:value-type="string">
            <text:p>LiveL</text:p>
          </table:table-cell>
          <table:table-cell office:value-type="float" office:value="0.000000000110532027974841" calcext:value-type="float">
            <text:p>1.10532027974841E-10</text:p>
          </table:table-cell>
        </table:table-row>
        <table:table-row table:style-name="ro1">
          <table:table-cell office:value-type="float" office:value="25338" calcext:value-type="float">
            <text:p>25338</text:p>
          </table:table-cell>
          <table:table-cell office:value-type="string" calcext:value-type="string">
            <text:p>LiveL</text:p>
          </table:table-cell>
          <table:table-cell office:value-type="float" office:value="0.000000000370846464647911" calcext:value-type="float">
            <text:p>3.70846464647911E-10</text:p>
          </table:table-cell>
        </table:table-row>
        <table:table-row table:style-name="ro1">
          <table:table-cell office:value-type="float" office:value="24072" calcext:value-type="float">
            <text:p>24072</text:p>
          </table:table-cell>
          <table:table-cell office:value-type="string" calcext:value-type="string">
            <text:p>LiveL</text:p>
          </table:table-cell>
          <table:table-cell office:value-type="float" office:value="0.0000000000159161572810262" calcext:value-type="float">
            <text:p>1.59161572810262E-11</text:p>
          </table:table-cell>
        </table:table-row>
        <table:table-row table:style-name="ro1">
          <table:table-cell office:value-type="float" office:value="25337" calcext:value-type="float">
            <text:p>25337</text:p>
          </table:table-cell>
          <table:table-cell office:value-type="string" calcext:value-type="string">
            <text:p>LiveL</text:p>
          </table:table-cell>
          <table:table-cell office:value-type="float" office:value="0.0000000000791260390542448" calcext:value-type="float">
            <text:p>7.91260390542448E-11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string" calcext:value-type="string">
            <text:p>LiveL</text:p>
          </table:table-cell>
          <table:table-cell office:value-type="float" office:value="-0.0000000000203499439521693" calcext:value-type="float">
            <text:p>-2.03499439521693E-11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LiveL</text:p>
          </table:table-cell>
          <table:table-cell office:value-type="float" office:value="-0.000000000196109795069788" calcext:value-type="float">
            <text:p>-1.96109795069788E-10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LiveL</text:p>
          </table:table-cell>
          <table:table-cell office:value-type="float" office:value="-0.0000000000331112914864207" calcext:value-type="float">
            <text:p>-3.31112914864207E-11</text:p>
          </table:table-cell>
        </table:table-row>
        <table:table-row table:style-name="ro1">
          <table:table-cell office:value-type="float" office:value="22752" calcext:value-type="float">
            <text:p>22752</text:p>
          </table:table-cell>
          <table:table-cell office:value-type="string" calcext:value-type="string">
            <text:p>LiveL</text:p>
          </table:table-cell>
          <table:table-cell office:value-type="float" office:value="4.48293911615684" calcext:value-type="float">
            <text:p>4.48293911615684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LiveL</text:p>
          </table:table-cell>
          <table:table-cell office:value-type="float" office:value="0.000000000576051206735428" calcext:value-type="float">
            <text:p>5.76051206735428E-10</text:p>
          </table:table-cell>
        </table:table-row>
        <table:table-row table:style-name="ro1">
          <table:table-cell office:value-type="float" office:value="25257" calcext:value-type="float">
            <text:p>25257</text:p>
          </table:table-cell>
          <table:table-cell office:value-type="string" calcext:value-type="string">
            <text:p>LiveL</text:p>
          </table:table-cell>
          <table:table-cell office:value-type="float" office:value="0.00000000000613908923696727" calcext:value-type="float">
            <text:p>6.13908923696727E-12</text:p>
          </table:table-cell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string" calcext:value-type="string">
            <text:p>LiveL</text:p>
          </table:table-cell>
          <table:table-cell office:value-type="float" office:value="5.1850188761322" calcext:value-type="float">
            <text:p>5.1850188761322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string" calcext:value-type="string">
            <text:p>LiveL</text:p>
          </table:table-cell>
          <table:table-cell office:value-type="float" office:value="0.00000000011924328191526" calcext:value-type="float">
            <text:p>1.1924328191526E-10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LiveL</text:p>
          </table:table-cell>
          <table:table-cell office:value-type="float" office:value="0.000000000320483195537236" calcext:value-type="float">
            <text:p>3.20483195537236E-10</text:p>
          </table:table-cell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string" calcext:value-type="string">
            <text:p>LiveL</text:p>
          </table:table-cell>
          <table:table-cell office:value-type="float" office:value="0.000000000383124643121846" calcext:value-type="float">
            <text:p>3.83124643121846E-10</text:p>
          </table:table-cell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string" calcext:value-type="string">
            <text:p>LiveL</text:p>
          </table:table-cell>
          <table:table-cell office:value-type="float" office:value="4.89519224906144" calcext:value-type="float">
            <text:p>4.89519224906144</text:p>
          </table:table-cell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LiveL</text:p>
          </table:table-cell>
          <table:table-cell office:value-type="float" office:value="0.000000000117552190204151" calcext:value-type="float">
            <text:p>1.17552190204151E-10</text:p>
          </table:table-cell>
        </table:table-row>
        <table:table-row table:style-name="ro1">
          <table:table-cell office:value-type="float" office:value="24797" calcext:value-type="float">
            <text:p>24797</text:p>
          </table:table-cell>
          <table:table-cell office:value-type="string" calcext:value-type="string">
            <text:p>LiveL</text:p>
          </table:table-cell>
          <table:table-cell office:value-type="float" office:value="0.0000000000610498318565078" calcext:value-type="float">
            <text:p>6.10498318565078E-11</text:p>
          </table:table-cell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LiveL</text:p>
          </table:table-cell>
          <table:table-cell office:value-type="float" office:value="-0.0000000000134718902700115" calcext:value-type="float">
            <text:p>-1.34718902700115E-11</text:p>
          </table:table-cell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LiveL</text:p>
          </table:table-cell>
          <table:table-cell office:value-type="float" office:value="-0.00000000288946466753259" calcext:value-type="float">
            <text:p>-2.88946466753259E-09</text:p>
          </table:table-cell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string" calcext:value-type="string">
            <text:p>LiveL</text:p>
          </table:table-cell>
          <table:table-cell office:value-type="float" office:value="4.95295393165046" calcext:value-type="float">
            <text:p>4.95295393165046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office:value-type="string" calcext:value-type="string">
            <text:p>LiveL</text:p>
          </table:table-cell>
          <table:table-cell office:value-type="float" office:value="-0.00000000000790123522165231" calcext:value-type="float">
            <text:p>-7.90123522165231E-12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LiveL</text:p>
          </table:table-cell>
          <table:table-cell office:value-type="float" office:value="0.0000000000321165316563565" calcext:value-type="float">
            <text:p>3.21165316563565E-11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string" calcext:value-type="string">
            <text:p>LiveL</text:p>
          </table:table-cell>
          <table:table-cell office:value-type="float" office:value="-0.0000000000379714037990198" calcext:value-type="float">
            <text:p>-3.79714037990198E-11</text:p>
          </table:table-cell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string" calcext:value-type="string">
            <text:p>LiveL</text:p>
          </table:table-cell>
          <table:table-cell office:value-type="float" office:value="0.0000000000196109795069788" calcext:value-type="float">
            <text:p>1.96109795069788E-11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string" calcext:value-type="string">
            <text:p>LiveL</text:p>
          </table:table-cell>
          <table:table-cell office:value-type="float" office:value="-0.000000000265401922661113" calcext:value-type="float">
            <text:p>-2.65401922661113E-10</text:p>
          </table:table-cell>
        </table:table-row>
        <table:table-row table:style-name="ro1">
          <table:table-cell office:value-type="float" office:value="24607" calcext:value-type="float">
            <text:p>24607</text:p>
          </table:table-cell>
          <table:table-cell office:value-type="string" calcext:value-type="string">
            <text:p>LiveL</text:p>
          </table:table-cell>
          <table:table-cell office:value-type="float" office:value="0.00000000000882494077814044" calcext:value-type="float">
            <text:p>8.82494077814044E-12</text:p>
          </table:table-cell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LiveL</text:p>
          </table:table-cell>
          <table:table-cell office:value-type="float" office:value="0.00000000069576344685629" calcext:value-type="float">
            <text:p>6.9576344685629E-10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string" calcext:value-type="string">
            <text:p>LiveL</text:p>
          </table:table-cell>
          <table:table-cell office:value-type="float" office:value="-0.000000000154500412463676" calcext:value-type="float">
            <text:p>-1.54500412463676E-10</text:p>
          </table:table-cell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string" calcext:value-type="string">
            <text:p>LiveL</text:p>
          </table:table-cell>
          <table:table-cell office:value-type="float" office:value="-0.000000000425757207267452" calcext:value-type="float">
            <text:p>-4.25757207267452E-10</text:p>
          </table:table-cell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LiveL</text:p>
          </table:table-cell>
          <table:table-cell office:value-type="float" office:value="0.0000000000950990397541318" calcext:value-type="float">
            <text:p>9.50990397541318E-11</text:p>
          </table:table-cell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string" calcext:value-type="string">
            <text:p>LiveL</text:p>
          </table:table-cell>
          <table:table-cell office:value-type="float" office:value="-0.000000000108968833956169" calcext:value-type="float">
            <text:p>-1.08968833956169E-10</text:p>
          </table:table-cell>
        </table:table-row>
        <table:table-row table:style-name="ro1">
          <table:table-cell office:value-type="float" office:value="24628" calcext:value-type="float">
            <text:p>24628</text:p>
          </table:table-cell>
          <table:table-cell office:value-type="string" calcext:value-type="string">
            <text:p>LiveL</text:p>
          </table:table-cell>
          <table:table-cell office:value-type="float" office:value="-0.000000000448210357717471" calcext:value-type="float">
            <text:p>-4.48210357717471E-10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LiveL</text:p>
          </table:table-cell>
          <table:table-cell office:value-type="float" office:value="-0.000000000999762050923891" calcext:value-type="float">
            <text:p>-9.99762050923891E-10</text:p>
          </table:table-cell>
        </table:table-row>
        <table:table-row table:style-name="ro1">
          <table:table-cell office:value-type="float" office:value="25317" calcext:value-type="float">
            <text:p>25317</text:p>
          </table:table-cell>
          <table:table-cell office:value-type="string" calcext:value-type="string">
            <text:p>LiveL</text:p>
          </table:table-cell>
          <table:table-cell office:value-type="float" office:value="0.0000000000404156708100345" calcext:value-type="float">
            <text:p>4.04156708100345E-11</text:p>
          </table:table-cell>
        </table:table-row>
        <table:table-row table:style-name="ro1">
          <table:table-cell office:value-type="float" office:value="24047" calcext:value-type="float">
            <text:p>24047</text:p>
          </table:table-cell>
          <table:table-cell office:value-type="string" calcext:value-type="string">
            <text:p>LiveL</text:p>
          </table:table-cell>
          <table:table-cell office:value-type="float" office:value="-0.0000000000134150468511507" calcext:value-type="float">
            <text:p>-1.34150468511507E-11</text:p>
          </table:table-cell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string" calcext:value-type="string">
            <text:p>LiveL</text:p>
          </table:table-cell>
          <table:table-cell office:value-type="float" office:value="0.000000000186901161214337" calcext:value-type="float">
            <text:p>1.86901161214337E-10</text:p>
          </table:table-cell>
        </table:table-row>
        <table:table-row table:style-name="ro1">
          <table:table-cell office:value-type="float" office:value="25471" calcext:value-type="float">
            <text:p>25471</text:p>
          </table:table-cell>
          <table:table-cell office:value-type="string" calcext:value-type="string">
            <text:p>LiveL</text:p>
          </table:table-cell>
          <table:table-cell office:value-type="float" office:value="-0.00000000000989075488178059" calcext:value-type="float">
            <text:p>-9.89075488178059E-12</text:p>
          </table:table-cell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string" calcext:value-type="string">
            <text:p>LiveL</text:p>
          </table:table-cell>
          <table:table-cell office:value-type="float" office:value="0.0000000000208615347219165" calcext:value-type="float">
            <text:p>2.08615347219165E-11</text:p>
          </table:table-cell>
        </table:table-row>
        <table:table-row table:style-name="ro1">
          <table:table-cell office:value-type="float" office:value="24627" calcext:value-type="float">
            <text:p>24627</text:p>
          </table:table-cell>
          <table:table-cell office:value-type="string" calcext:value-type="string">
            <text:p>LiveL</text:p>
          </table:table-cell>
          <table:table-cell office:value-type="float" office:value="-0.000000000110333076008828" calcext:value-type="float">
            <text:p>-1.10333076008828E-10</text:p>
          </table:table-cell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string" calcext:value-type="string">
            <text:p>LiveL</text:p>
          </table:table-cell>
          <table:table-cell office:value-type="float" office:value="4.71541019223733" calcext:value-type="float">
            <text:p>4.71541019223733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LiveL</text:p>
          </table:table-cell>
          <table:table-cell office:value-type="float" office:value="5.06101767699214" calcext:value-type="float">
            <text:p>5.06101767699214</text:p>
          </table:table-cell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string" calcext:value-type="string">
            <text:p>LiveL</text:p>
          </table:table-cell>
          <table:table-cell office:value-type="float" office:value="5.18157871154713" calcext:value-type="float">
            <text:p>5.18157871154713</text:p>
          </table:table-cell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string" calcext:value-type="string">
            <text:p>LiveL</text:p>
          </table:table-cell>
          <table:table-cell office:value-type="float" office:value="4.54203757109614" calcext:value-type="float">
            <text:p>4.54203757109614</text:p>
          </table:table-cell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string" calcext:value-type="string">
            <text:p>LiveL</text:p>
          </table:table-cell>
          <table:table-cell office:value-type="float" office:value="5.91364954103178" calcext:value-type="float">
            <text:p>5.91364954103178</text:p>
          </table:table-cell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string" calcext:value-type="string">
            <text:p>LiveL</text:p>
          </table:table-cell>
          <table:table-cell office:value-type="float" office:value="-0.0000000000338147287948232" calcext:value-type="float">
            <text:p>-3.38147287948232E-11</text:p>
          </table:table-cell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string" calcext:value-type="string">
            <text:p>LiveL</text:p>
          </table:table-cell>
          <table:table-cell office:value-type="float" office:value="16416.6802550359" calcext:value-type="float">
            <text:p>16416.6802550359</text:p>
          </table:table-cell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string" calcext:value-type="string">
            <text:p>LiveL</text:p>
          </table:table-cell>
          <table:table-cell office:value-type="float" office:value="20.9982066992807" calcext:value-type="float">
            <text:p>20.9982066992807</text:p>
          </table:table-cell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string" calcext:value-type="string">
            <text:p>LiveL</text:p>
          </table:table-cell>
          <table:table-cell office:value-type="float" office:value="0.00000000000306954461848363" calcext:value-type="float">
            <text:p>3.06954461848363E-12</text:p>
          </table:table-cell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string" calcext:value-type="string">
            <text:p>LiveL</text:p>
          </table:table-cell>
          <table:table-cell office:value-type="float" office:value="-0.0000000000623572304903064" calcext:value-type="float">
            <text:p>-6.23572304903064E-11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LiveL</text:p>
          </table:table-cell>
          <table:table-cell office:value-type="float" office:value="0.00000000000665068000671454" calcext:value-type="float">
            <text:p>6.65068000671454E-12</text:p>
          </table:table-cell>
        </table:table-row>
        <table:table-row table:style-name="ro1">
          <table:table-cell office:value-type="float" office:value="24074" calcext:value-type="float">
            <text:p>24074</text:p>
          </table:table-cell>
          <table:table-cell office:value-type="string" calcext:value-type="string">
            <text:p>LiveL</text:p>
          </table:table-cell>
          <table:table-cell office:value-type="float" office:value="-0.00000000000790123522165231" calcext:value-type="float">
            <text:p>-7.90123522165231E-12</text:p>
          </table:table-cell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string" calcext:value-type="string">
            <text:p>LiveL</text:p>
          </table:table-cell>
          <table:table-cell office:value-type="float" office:value="4.83310291894601" calcext:value-type="float">
            <text:p>4.83310291894601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LiveL</text:p>
          </table:table-cell>
          <table:table-cell office:value-type="float" office:value="-1327.80304505605" calcext:value-type="float">
            <text:p>-1327.80304505605</text:p>
          </table:table-cell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LiveL</text:p>
          </table:table-cell>
          <table:table-cell office:value-type="float" office:value="0.00000000253885445999913" calcext:value-type="float">
            <text:p>2.53885445999913E-09</text:p>
          </table:table-cell>
        </table:table-row>
        <table:table-row table:style-name="ro1">
          <table:table-cell office:value-type="float" office:value="24777" calcext:value-type="float">
            <text:p>24777</text:p>
          </table:table-cell>
          <table:table-cell office:value-type="string" calcext:value-type="string">
            <text:p>LiveL</text:p>
          </table:table-cell>
          <table:table-cell office:value-type="float" office:value="-0.0000000000494821961183334" calcext:value-type="float">
            <text:p>-4.94821961183334E-11</text:p>
          </table:table-cell>
        </table:table-row>
        <table:table-row table:style-name="ro1">
          <table:table-cell office:value-type="float" office:value="22733" calcext:value-type="float">
            <text:p>22733</text:p>
          </table:table-cell>
          <table:table-cell office:value-type="string" calcext:value-type="string">
            <text:p>LiveL</text:p>
          </table:table-cell>
          <table:table-cell office:value-type="float" office:value="5.16357968028799" calcext:value-type="float">
            <text:p>5.16357968028799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LiveL</text:p>
          </table:table-cell>
          <table:table-cell office:value-type="float" office:value="0.00000000104068931250367" calcext:value-type="float">
            <text:p>1.04068931250367E-09</text:p>
          </table:table-cell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string" calcext:value-type="string">
            <text:p>LiveL</text:p>
          </table:table-cell>
          <table:table-cell office:value-type="float" office:value="-0.0000000000505337993672583" calcext:value-type="float">
            <text:p>-5.05337993672583E-11</text:p>
          </table:table-cell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string" calcext:value-type="string">
            <text:p>LiveL</text:p>
          </table:table-cell>
          <table:table-cell office:value-type="float" office:value="-0.000000000114368958747946" calcext:value-type="float">
            <text:p>-1.14368958747946E-10</text:p>
          </table:table-cell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string" calcext:value-type="string">
            <text:p>LiveL</text:p>
          </table:table-cell>
          <table:table-cell office:value-type="float" office:value="0.00000000071759131969884" calcext:value-type="float">
            <text:p>7.1759131969884E-10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string" calcext:value-type="string">
            <text:p>LiveL</text:p>
          </table:table-cell>
          <table:table-cell office:value-type="float" office:value="-0.0000000000628688212600537" calcext:value-type="float">
            <text:p>-6.28688212600537E-11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string" calcext:value-type="string">
            <text:p>LiveL</text:p>
          </table:table-cell>
          <table:table-cell office:value-type="float" office:value="13.3935951705647" calcext:value-type="float">
            <text:p>13.3935951705647</text:p>
          </table:table-cell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string" calcext:value-type="string">
            <text:p>LiveL</text:p>
          </table:table-cell>
          <table:table-cell office:value-type="float" office:value="0.000000000241925590671599" calcext:value-type="float">
            <text:p>2.41925590671599E-10</text:p>
          </table:table-cell>
        </table:table-row>
        <table:table-row table:style-name="ro1">
          <table:table-cell office:value-type="float" office:value="24071" calcext:value-type="float">
            <text:p>24071</text:p>
          </table:table-cell>
          <table:table-cell office:value-type="string" calcext:value-type="string">
            <text:p>LiveL</text:p>
          </table:table-cell>
          <table:table-cell office:value-type="float" office:value="0.0000000000454747350886464" calcext:value-type="float">
            <text:p>4.54747350886464E-11</text:p>
          </table:table-cell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string" calcext:value-type="string">
            <text:p>LiveL</text:p>
          </table:table-cell>
          <table:table-cell office:value-type="float" office:value="-0.0000000000534896571480203" calcext:value-type="float">
            <text:p>-5.34896571480203E-11</text:p>
          </table:table-cell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string" calcext:value-type="string">
            <text:p>LiveL</text:p>
          </table:table-cell>
          <table:table-cell office:value-type="float" office:value="-0.0000000000682121026329696" calcext:value-type="float">
            <text:p>-6.82121026329696E-11</text:p>
          </table:table-cell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string" calcext:value-type="string">
            <text:p>LiveL</text:p>
          </table:table-cell>
          <table:table-cell office:value-type="float" office:value="-0.0000000000604245542490389" calcext:value-type="float">
            <text:p>-6.04245542490389E-11</text:p>
          </table:table-cell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string" calcext:value-type="string">
            <text:p>LiveL</text:p>
          </table:table-cell>
          <table:table-cell office:value-type="float" office:value="-0.0000000000529212229594123" calcext:value-type="float">
            <text:p>-5.29212229594123E-11</text:p>
          </table:table-cell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LiveL</text:p>
          </table:table-cell>
          <table:table-cell office:value-type="float" office:value="-0.0000000000248405740421731" calcext:value-type="float">
            <text:p>-2.48405740421731E-11</text:p>
          </table:table-cell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string" calcext:value-type="string">
            <text:p>LiveL</text:p>
          </table:table-cell>
          <table:table-cell office:value-type="float" office:value="0.00000000228851604333613" calcext:value-type="float">
            <text:p>2.28851604333613E-09</text:p>
          </table:table-cell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LiveL</text:p>
          </table:table-cell>
          <table:table-cell office:value-type="float" office:value="-0.0000000000274198441729823" calcext:value-type="float">
            <text:p>-2.74198441729823E-11</text:p>
          </table:table-cell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string" calcext:value-type="string">
            <text:p>LiveL</text:p>
          </table:table-cell>
          <table:table-cell office:value-type="float" office:value="23320.4841159857" calcext:value-type="float">
            <text:p>23320.4841159857</text:p>
          </table:table-cell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string" calcext:value-type="string">
            <text:p>LiveL</text:p>
          </table:table-cell>
          <table:table-cell office:value-type="float" office:value="5.05310340141396" calcext:value-type="float">
            <text:p>5.05310340141396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string" calcext:value-type="string">
            <text:p>LiveL</text:p>
          </table:table-cell>
          <table:table-cell office:value-type="float" office:value="0.000000000141881173476577" calcext:value-type="float">
            <text:p>1.41881173476577E-10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string" calcext:value-type="string">
            <text:p>LiveL</text:p>
          </table:table-cell>
          <table:table-cell office:value-type="float" office:value="0.00000000087652551883366" calcext:value-type="float">
            <text:p>8.7652551883366E-10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  <table:table-cell office:value-type="string" calcext:value-type="string">
            <text:p>LiveL</text:p>
          </table:table-cell>
          <table:table-cell office:value-type="float" office:value="-0.000000000063522520576953" calcext:value-type="float">
            <text:p>-6.3522520576953E-11</text:p>
          </table:table-cell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string" calcext:value-type="string">
            <text:p>LiveL</text:p>
          </table:table-cell>
          <table:table-cell office:value-type="float" office:value="0.0000000000123350218927953" calcext:value-type="float">
            <text:p>1.23350218927953E-11</text:p>
          </table:table-cell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string" calcext:value-type="string">
            <text:p>LiveL</text:p>
          </table:table-cell>
          <table:table-cell office:value-type="float" office:value="0.00000000000750333128962666" calcext:value-type="float">
            <text:p>7.50333128962666E-12</text:p>
          </table:table-cell>
        </table:table-row>
        <table:table-row table:style-name="ro1">
          <table:table-cell office:value-type="float" office:value="24802" calcext:value-type="float">
            <text:p>24802</text:p>
          </table:table-cell>
          <table:table-cell office:value-type="string" calcext:value-type="string">
            <text:p>LiveL</text:p>
          </table:table-cell>
          <table:table-cell office:value-type="float" office:value="-0.0000000000105728759081103" calcext:value-type="float">
            <text:p>-1.05728759081103E-11</text:p>
          </table:table-cell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LiveL</text:p>
          </table:table-cell>
          <table:table-cell office:value-type="float" office:value="-0.00000000000790123522165231" calcext:value-type="float">
            <text:p>-7.90123522165231E-12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string" calcext:value-type="string">
            <text:p>LiveL</text:p>
          </table:table-cell>
          <table:table-cell office:value-type="float" office:value="-0.00000000031096192287805" calcext:value-type="float">
            <text:p>-3.1096192287805E-10</text:p>
          </table:table-cell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string" calcext:value-type="string">
            <text:p>LiveL</text:p>
          </table:table-cell>
          <table:table-cell office:value-type="float" office:value="4.66640068246507" calcext:value-type="float">
            <text:p>4.66640068246507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string" calcext:value-type="string">
            <text:p>LiveL</text:p>
          </table:table-cell>
          <table:table-cell office:value-type="float" office:value="4.99433994267006" calcext:value-type="float">
            <text:p>4.99433994267006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string" calcext:value-type="string">
            <text:p>LiveL</text:p>
          </table:table-cell>
          <table:table-cell office:value-type="float" office:value="0.0000000000119939613796305" calcext:value-type="float">
            <text:p>1.19939613796305E-11</text:p>
          </table:table-cell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string" calcext:value-type="string">
            <text:p>LiveL</text:p>
          </table:table-cell>
          <table:table-cell office:value-type="float" office:value="5.12268946028608" calcext:value-type="float">
            <text:p>5.12268946028608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string" calcext:value-type="string">
            <text:p>LiveL</text:p>
          </table:table-cell>
          <table:table-cell office:value-type="float" office:value="5.02756200518747" calcext:value-type="float">
            <text:p>5.02756200518747</text:p>
          </table:table-cell>
        </table:table-row>
        <table:table-row table:style-name="ro1">
          <table:table-cell office:value-type="float" office:value="24779" calcext:value-type="float">
            <text:p>24779</text:p>
          </table:table-cell>
          <table:table-cell office:value-type="string" calcext:value-type="string">
            <text:p>LiveL</text:p>
          </table:table-cell>
          <table:table-cell office:value-type="float" office:value="-0.000000000176740400092967" calcext:value-type="float">
            <text:p>-1.76740400092967E-10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LiveL</text:p>
          </table:table-cell>
          <table:table-cell office:value-type="float" office:value="-364.508212995384" calcext:value-type="float">
            <text:p>-364.508212995384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string" calcext:value-type="string">
            <text:p>LiveL</text:p>
          </table:table-cell>
          <table:table-cell office:value-type="float" office:value="0.000000000673765043757157" calcext:value-type="float">
            <text:p>6.73765043757157E-10</text:p>
          </table:table-cell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string" calcext:value-type="string">
            <text:p>LiveL</text:p>
          </table:table-cell>
          <table:table-cell office:value-type="float" office:value="-0.000000000148872913996456" calcext:value-type="float">
            <text:p>-1.48872913996456E-10</text:p>
          </table:table-cell>
        </table:table-row>
        <table:table-row table:style-name="ro1">
          <table:table-cell office:value-type="float" office:value="24620" calcext:value-type="float">
            <text:p>24620</text:p>
          </table:table-cell>
          <table:table-cell office:value-type="string" calcext:value-type="string">
            <text:p>LiveL</text:p>
          </table:table-cell>
          <table:table-cell office:value-type="float" office:value="-0.0000000000457021087640896" calcext:value-type="float">
            <text:p>-4.57021087640896E-11</text:p>
          </table:table-cell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string" calcext:value-type="string">
            <text:p>LiveL</text:p>
          </table:table-cell>
          <table:table-cell office:value-type="float" office:value="5.07423539715923" calcext:value-type="float">
            <text:p>5.07423539715923</text:p>
          </table:table-cell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string" calcext:value-type="string">
            <text:p>LiveL</text:p>
          </table:table-cell>
          <table:table-cell office:value-type="float" office:value="24201.5243505497" calcext:value-type="float">
            <text:p>24201.5243505497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string" calcext:value-type="string">
            <text:p>LiveL</text:p>
          </table:table-cell>
          <table:table-cell office:value-type="float" office:value="5.09269045298049" calcext:value-type="float">
            <text:p>5.09269045298049</text:p>
          </table:table-cell>
        </table:table-row>
        <table:table-row table:style-name="ro1">
          <table:table-cell office:value-type="float" office:value="25469" calcext:value-type="float">
            <text:p>25469</text:p>
          </table:table-cell>
          <table:table-cell office:value-type="string" calcext:value-type="string">
            <text:p>LiveL</text:p>
          </table:table-cell>
          <table:table-cell office:value-type="float" office:value="-0.0000000000551949597138446" calcext:value-type="float">
            <text:p>-5.51949597138446E-11</text:p>
          </table:table-cell>
        </table:table-row>
        <table:table-row table:style-name="ro1">
          <table:table-cell office:value-type="float" office:value="22731" calcext:value-type="float">
            <text:p>22731</text:p>
          </table:table-cell>
          <table:table-cell office:value-type="string" calcext:value-type="string">
            <text:p>LiveL</text:p>
          </table:table-cell>
          <table:table-cell office:value-type="float" office:value="5.07774995293582" calcext:value-type="float">
            <text:p>5.07774995293582</text:p>
          </table:table-cell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string" calcext:value-type="string">
            <text:p>LiveL</text:p>
          </table:table-cell>
          <table:table-cell office:value-type="float" office:value="5.11008861126307" calcext:value-type="float">
            <text:p>5.11008861126307</text:p>
          </table:table-cell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string" calcext:value-type="string">
            <text:p>LiveL</text:p>
          </table:table-cell>
          <table:table-cell office:value-type="float" office:value="0.000000000151885615196079" calcext:value-type="float">
            <text:p>1.51885615196079E-10</text:p>
          </table:table-cell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string" calcext:value-type="string">
            <text:p>LiveL</text:p>
          </table:table-cell>
          <table:table-cell office:value-type="float" office:value="0.000000000110958353616297" calcext:value-type="float">
            <text:p>1.10958353616297E-10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string" calcext:value-type="string">
            <text:p>LiveL</text:p>
          </table:table-cell>
          <table:table-cell office:value-type="float" office:value="0.0000000000188720150617883" calcext:value-type="float">
            <text:p>1.88720150617883E-11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LiveL</text:p>
          </table:table-cell>
          <table:table-cell office:value-type="float" office:value="4.97281875348458" calcext:value-type="float">
            <text:p>4.97281875348458</text:p>
          </table:table-cell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string" calcext:value-type="string">
            <text:p>LiveL</text:p>
          </table:table-cell>
          <table:table-cell office:value-type="float" office:value="5.14428516510343" calcext:value-type="float">
            <text:p>5.14428516510343</text:p>
          </table:table-cell>
        </table:table-row>
        <table:table-row table:style-name="ro1">
          <table:table-cell office:value-type="float" office:value="22738" calcext:value-type="float">
            <text:p>22738</text:p>
          </table:table-cell>
          <table:table-cell office:value-type="string" calcext:value-type="string">
            <text:p>LiveL</text:p>
          </table:table-cell>
          <table:table-cell office:value-type="float" office:value="5.16060917678215" calcext:value-type="float">
            <text:p>5.16060917678215</text:p>
          </table:table-cell>
        </table:table-row>
        <table:table-row table:style-name="ro1">
          <table:table-cell office:value-type="float" office:value="24539" calcext:value-type="float">
            <text:p>24539</text:p>
          </table:table-cell>
          <table:table-cell office:value-type="string" calcext:value-type="string">
            <text:p>LiveL</text:p>
          </table:table-cell>
          <table:table-cell office:value-type="float" office:value="0.000000000592621063333354" calcext:value-type="float">
            <text:p>5.92621063333354E-10</text:p>
          </table:table-cell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LiveL</text:p>
          </table:table-cell>
          <table:table-cell office:value-type="float" office:value="-0.0000000000233626451517921" calcext:value-type="float">
            <text:p>-2.33626451517921E-11</text:p>
          </table:table-cell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string" calcext:value-type="string">
            <text:p>LiveL</text:p>
          </table:table-cell>
          <table:table-cell office:value-type="float" office:value="-0.00000000074078343459405" calcext:value-type="float">
            <text:p>-7.4078343459405E-10</text:p>
          </table:table-cell>
        </table:table-row>
        <table:table-row table:style-name="ro1">
          <table:table-cell office:value-type="float" office:value="24267" calcext:value-type="float">
            <text:p>24267</text:p>
          </table:table-cell>
          <table:table-cell office:value-type="string" calcext:value-type="string">
            <text:p>LiveL</text:p>
          </table:table-cell>
          <table:table-cell office:value-type="float" office:value="0.000000000258296495303512" calcext:value-type="float">
            <text:p>2.58296495303512E-10</text:p>
          </table:table-cell>
        </table:table-row>
        <table:table-row table:style-name="ro1">
          <table:table-cell office:value-type="float" office:value="24069" calcext:value-type="float">
            <text:p>24069</text:p>
          </table:table-cell>
          <table:table-cell office:value-type="string" calcext:value-type="string">
            <text:p>LiveL</text:p>
          </table:table-cell>
          <table:table-cell office:value-type="float" office:value="0.0000000000200088834390044" calcext:value-type="float">
            <text:p>2.00088834390044E-11</text:p>
          </table:table-cell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string" calcext:value-type="string">
            <text:p>LiveL</text:p>
          </table:table-cell>
          <table:table-cell office:value-type="float" office:value="0.00000000139129952003714" calcext:value-type="float">
            <text:p>1.39129952003714E-09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LiveL</text:p>
          </table:table-cell>
          <table:table-cell office:value-type="float" office:value="-0.000000000143771217153699" calcext:value-type="float">
            <text:p>-1.43771217153699E-10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LiveL</text:p>
          </table:table-cell>
          <table:table-cell office:value-type="float" office:value="5.18870248010073" calcext:value-type="float">
            <text:p>5.18870248010073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string" calcext:value-type="string">
            <text:p>LiveL</text:p>
          </table:table-cell>
          <table:table-cell office:value-type="float" office:value="18364.6600398226" calcext:value-type="float">
            <text:p>18364.6600398226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string" calcext:value-type="string">
            <text:p>LiveL</text:p>
          </table:table-cell>
          <table:table-cell office:value-type="float" office:value="-0.00000000118416210170835" calcext:value-type="float">
            <text:p>-1.18416210170835E-09</text:p>
          </table:table-cell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LiveL</text:p>
          </table:table-cell>
          <table:table-cell office:value-type="float" office:value="4.92901364250475" calcext:value-type="float">
            <text:p>4.92901364250475</text:p>
          </table:table-cell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string" calcext:value-type="string">
            <text:p>LiveL</text:p>
          </table:table-cell>
          <table:table-cell office:value-type="float" office:value="0.000000000680756784277037" calcext:value-type="float">
            <text:p>6.80756784277037E-10</text:p>
          </table:table-cell>
        </table:table-row>
        <table:table-row table:style-name="ro1">
          <table:table-cell office:value-type="float" office:value="24269" calcext:value-type="float">
            <text:p>24269</text:p>
          </table:table-cell>
          <table:table-cell office:value-type="string" calcext:value-type="string">
            <text:p>LiveL</text:p>
          </table:table-cell>
          <table:table-cell office:value-type="float" office:value="-0.0000000000243289832724258" calcext:value-type="float">
            <text:p>-2.43289832724258E-11</text:p>
          </table:table-cell>
        </table:table-row>
        <table:table-row table:style-name="ro1">
          <table:table-cell office:value-type="float" office:value="24781" calcext:value-type="float">
            <text:p>24781</text:p>
          </table:table-cell>
          <table:table-cell office:value-type="string" calcext:value-type="string">
            <text:p>LiveL</text:p>
          </table:table-cell>
          <table:table-cell office:value-type="float" office:value="0.0000000000568718405702384" calcext:value-type="float">
            <text:p>5.68718405702384E-11</text:p>
          </table:table-cell>
        </table:table-row>
        <table:table-row table:style-name="ro1">
          <table:table-cell office:value-type="float" office:value="24317" calcext:value-type="float">
            <text:p>24317</text:p>
          </table:table-cell>
          <table:table-cell office:value-type="string" calcext:value-type="string">
            <text:p>LiveL</text:p>
          </table:table-cell>
          <table:table-cell office:value-type="float" office:value="-0.00000000186469151230995" calcext:value-type="float">
            <text:p>-1.86469151230995E-09</text:p>
          </table:table-cell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string" calcext:value-type="string">
            <text:p>LiveL</text:p>
          </table:table-cell>
          <table:table-cell office:value-type="float" office:value="4.36462851132373" calcext:value-type="float">
            <text:p>4.36462851132373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string" calcext:value-type="string">
            <text:p>LiveL</text:p>
          </table:table-cell>
          <table:table-cell office:value-type="float" office:value="-0.0000000000939621713769157" calcext:value-type="float">
            <text:p>-9.39621713769157E-11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LiveL</text:p>
          </table:table-cell>
          <table:table-cell office:value-type="float" office:value="-0.00000000000864019966684282" calcext:value-type="float">
            <text:p>-8.64019966684282E-12</text:p>
          </table:table-cell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string" calcext:value-type="string">
            <text:p>LiveL</text:p>
          </table:table-cell>
          <table:table-cell office:value-type="float" office:value="-0.00000000136628841573838" calcext:value-type="float">
            <text:p>-1.36628841573838E-09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  <table:table-cell office:value-type="string" calcext:value-type="string">
            <text:p>LiveL</text:p>
          </table:table-cell>
          <table:table-cell office:value-type="float" office:value="0.000000000308659764414188" calcext:value-type="float">
            <text:p>3.08659764414188E-10</text:p>
          </table:table-cell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string" calcext:value-type="string">
            <text:p>LiveL</text:p>
          </table:table-cell>
          <table:table-cell office:value-type="float" office:value="0.000000000134093625092646" calcext:value-type="float">
            <text:p>1.34093625092646E-10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string" calcext:value-type="string">
            <text:p>LiveL</text:p>
          </table:table-cell>
          <table:table-cell office:value-type="float" office:value="0.0000000000661657395539805" calcext:value-type="float">
            <text:p>6.61657395539805E-11</text:p>
          </table:table-cell>
        </table:table-row>
        <table:table-row table:style-name="ro1">
          <table:table-cell office:value-type="float" office:value="24767" calcext:value-type="float">
            <text:p>24767</text:p>
          </table:table-cell>
          <table:table-cell office:value-type="string" calcext:value-type="string">
            <text:p>SnowL</text:p>
          </table:table-cell>
          <table:table-cell office:value-type="float" office:value="0.000000000063664629124105" calcext:value-type="float">
            <text:p>6.3664629124105E-11</text:p>
          </table:table-cell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string" calcext:value-type="string">
            <text:p>SnowL</text:p>
          </table:table-cell>
          <table:table-cell office:value-type="float" office:value="0.00000000243153408518992" calcext:value-type="float">
            <text:p>2.43153408518992E-09</text:p>
          </table:table-cell>
        </table:table-row>
        <table:table-row table:style-name="ro1">
          <table:table-cell office:value-type="float" office:value="24795" calcext:value-type="float">
            <text:p>24795</text:p>
          </table:table-cell>
          <table:table-cell office:value-type="string" calcext:value-type="string">
            <text:p>SnowL</text:p>
          </table:table-cell>
          <table:table-cell office:value-type="float" office:value="0.000000000802174326963723" calcext:value-type="float">
            <text:p>8.02174326963723E-10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string" calcext:value-type="string">
            <text:p>SnowL</text:p>
          </table:table-cell>
          <table:table-cell office:value-type="float" office:value="0.000000000328327587340027" calcext:value-type="float">
            <text:p>3.28327587340027E-10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string" calcext:value-type="string">
            <text:p>SnowL</text:p>
          </table:table-cell>
          <table:table-cell office:value-type="float" office:value="3007.38853856661" calcext:value-type="float">
            <text:p>3007.38853856661</text:p>
          </table:table-cell>
        </table:table-row>
        <table:table-row table:style-name="ro1">
          <table:table-cell office:value-type="float" office:value="25137" calcext:value-type="float">
            <text:p>25137</text:p>
          </table:table-cell>
          <table:table-cell office:value-type="string" calcext:value-type="string">
            <text:p>SnowL</text:p>
          </table:table-cell>
          <table:table-cell office:value-type="float" office:value="0.0000000045588421926368" calcext:value-type="float">
            <text:p>4.5588421926368E-09</text:p>
          </table:table-cell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string" calcext:value-type="string">
            <text:p>SnowL</text:p>
          </table:table-cell>
          <table:table-cell office:value-type="float" office:value="-0.0000000000230215846386272" calcext:value-type="float">
            <text:p>-2.30215846386272E-11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string" calcext:value-type="string">
            <text:p>SnowL</text:p>
          </table:table-cell>
          <table:table-cell office:value-type="float" office:value="-0.00000000328805072058458" calcext:value-type="float">
            <text:p>-3.28805072058458E-09</text:p>
          </table:table-cell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string" calcext:value-type="string">
            <text:p>SnowL</text:p>
          </table:table-cell>
          <table:table-cell office:value-type="float" office:value="0.000000000466116034658626" calcext:value-type="float">
            <text:p>4.66116034658626E-10</text:p>
          </table:table-cell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string" calcext:value-type="string">
            <text:p>SnowL</text:p>
          </table:table-cell>
          <table:table-cell office:value-type="float" office:value="-0.00000000128939348087442" calcext:value-type="float">
            <text:p>-1.28939348087442E-09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SnowL</text:p>
          </table:table-cell>
          <table:table-cell office:value-type="float" office:value="-0.00000000538102540303953" calcext:value-type="float">
            <text:p>-5.38102540303953E-09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string" calcext:value-type="string">
            <text:p>SnowL</text:p>
          </table:table-cell>
          <table:table-cell office:value-type="float" office:value="0.0000000000318323145620525" calcext:value-type="float">
            <text:p>3.18323145620525E-11</text:p>
          </table:table-cell>
        </table:table-row>
        <table:table-row table:style-name="ro1">
          <table:table-cell office:value-type="float" office:value="24788" calcext:value-type="float">
            <text:p>24788</text:p>
          </table:table-cell>
          <table:table-cell office:value-type="string" calcext:value-type="string">
            <text:p>SnowL</text:p>
          </table:table-cell>
          <table:table-cell office:value-type="float" office:value="0.00000000739964889362454" calcext:value-type="float">
            <text:p>7.39964889362454E-09</text:p>
          </table:table-cell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SnowL</text:p>
          </table:table-cell>
          <table:table-cell office:value-type="float" office:value="0.00000000272393663180992" calcext:value-type="float">
            <text:p>2.72393663180992E-09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string" calcext:value-type="string">
            <text:p>SnowL</text:p>
          </table:table-cell>
          <table:table-cell office:value-type="float" office:value="81734.2262590533" calcext:value-type="float">
            <text:p>81734.2262590533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SnowL</text:p>
          </table:table-cell>
          <table:table-cell office:value-type="float" office:value="-0.00000000466280880573322" calcext:value-type="float">
            <text:p>-4.66280880573322E-09</text:p>
          </table:table-cell>
        </table:table-row>
        <table:table-row table:style-name="ro1">
          <table:table-cell office:value-type="float" office:value="24527" calcext:value-type="float">
            <text:p>24527</text:p>
          </table:table-cell>
          <table:table-cell office:value-type="string" calcext:value-type="string">
            <text:p>SnowL</text:p>
          </table:table-cell>
          <table:table-cell office:value-type="float" office:value="-0.00000000233694663620554" calcext:value-type="float">
            <text:p>-2.33694663620554E-09</text:p>
          </table:table-cell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SnowL</text:p>
          </table:table-cell>
          <table:table-cell office:value-type="float" office:value="-0.0000000000529922772329883" calcext:value-type="float">
            <text:p>-5.29922772329883E-11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  <table:table-cell office:value-type="string" calcext:value-type="string">
            <text:p>SnowL</text:p>
          </table:table-cell>
          <table:table-cell office:value-type="float" office:value="0.000000000114141585072503" calcext:value-type="float">
            <text:p>1.14141585072503E-10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SnowL</text:p>
          </table:table-cell>
          <table:table-cell office:value-type="float" office:value="-0.00000000380563847102167" calcext:value-type="float">
            <text:p>-3.80563847102167E-09</text:p>
          </table:table-cell>
        </table:table-row>
        <table:table-row table:style-name="ro1">
          <table:table-cell office:value-type="float" office:value="24793" calcext:value-type="float">
            <text:p>24793</text:p>
          </table:table-cell>
          <table:table-cell office:value-type="string" calcext:value-type="string">
            <text:p>SnowL</text:p>
          </table:table-cell>
          <table:table-cell office:value-type="float" office:value="-0.00000000281488610198721" calcext:value-type="float">
            <text:p>-2.81488610198721E-09</text:p>
          </table:table-cell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string" calcext:value-type="string">
            <text:p>SnowL</text:p>
          </table:table-cell>
          <table:table-cell office:value-type="float" office:value="0.00000000111390363599639" calcext:value-type="float">
            <text:p>1.11390363599639E-09</text:p>
          </table:table-cell>
        </table:table-row>
        <table:table-row table:style-name="ro1">
          <table:table-cell office:value-type="float" office:value="24783" calcext:value-type="float">
            <text:p>24783</text:p>
          </table:table-cell>
          <table:table-cell office:value-type="string" calcext:value-type="string">
            <text:p>SnowL</text:p>
          </table:table-cell>
          <table:table-cell office:value-type="float" office:value="-0.0000000000409272615797818" calcext:value-type="float">
            <text:p>-4.09272615797818E-11</text:p>
          </table:table-cell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SnowL</text:p>
          </table:table-cell>
          <table:table-cell office:value-type="float" office:value="0.00000000323927906720201" calcext:value-type="float">
            <text:p>3.23927906720201E-09</text:p>
          </table:table-cell>
        </table:table-row>
        <table:table-row table:style-name="ro1">
          <table:table-cell office:value-type="float" office:value="24397" calcext:value-type="float">
            <text:p>24397</text:p>
          </table:table-cell>
          <table:table-cell office:value-type="string" calcext:value-type="string">
            <text:p>SnowL</text:p>
          </table:table-cell>
          <table:table-cell office:value-type="float" office:value="0.0000000120165850603371" calcext:value-type="float">
            <text:p>1.20165850603371E-08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string" calcext:value-type="string">
            <text:p>SnowL</text:p>
          </table:table-cell>
          <table:table-cell office:value-type="float" office:value="-0.00000000201885086426046" calcext:value-type="float">
            <text:p>-2.01885086426046E-09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SnowL</text:p>
          </table:table-cell>
          <table:table-cell office:value-type="float" office:value="-0.000000000372210706700571" calcext:value-type="float">
            <text:p>-3.72210706700571E-10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string" calcext:value-type="string">
            <text:p>SnowL</text:p>
          </table:table-cell>
          <table:table-cell office:value-type="float" office:value="-0.00000000328600435750559" calcext:value-type="float">
            <text:p>-3.28600435750559E-09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string" calcext:value-type="string">
            <text:p>SnowL</text:p>
          </table:table-cell>
          <table:table-cell office:value-type="float" office:value="2553.31243589923" calcext:value-type="float">
            <text:p>2553.31243589923</text:p>
          </table:table-cell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string" calcext:value-type="string">
            <text:p>SnowL</text:p>
          </table:table-cell>
          <table:table-cell office:value-type="float" office:value="0.000000000475665729027242" calcext:value-type="float">
            <text:p>4.75665729027242E-10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SnowL</text:p>
          </table:table-cell>
          <table:table-cell office:value-type="float" office:value="0.00000000412319423048757" calcext:value-type="float">
            <text:p>4.12319423048757E-09</text:p>
          </table:table-cell>
        </table:table-row>
        <table:table-row table:style-name="ro1">
          <table:table-cell office:value-type="float" office:value="24778" calcext:value-type="float">
            <text:p>24778</text:p>
          </table:table-cell>
          <table:table-cell office:value-type="string" calcext:value-type="string">
            <text:p>SnowL</text:p>
          </table:table-cell>
          <table:table-cell office:value-type="float" office:value="-0.000000000088220986071974" calcext:value-type="float">
            <text:p>-8.8220986071974E-11</text:p>
          </table:table-cell>
        </table:table-row>
        <table:table-row table:style-name="ro1">
          <table:table-cell office:value-type="float" office:value="25157" calcext:value-type="float">
            <text:p>25157</text:p>
          </table:table-cell>
          <table:table-cell office:value-type="string" calcext:value-type="string">
            <text:p>SnowL</text:p>
          </table:table-cell>
          <table:table-cell office:value-type="float" office:value="0.00000000407317202189006" calcext:value-type="float">
            <text:p>4.07317202189006E-09</text:p>
          </table:table-cell>
        </table:table-row>
        <table:table-row table:style-name="ro1">
          <table:table-cell office:value-type="float" office:value="24268" calcext:value-type="float">
            <text:p>24268</text:p>
          </table:table-cell>
          <table:table-cell office:value-type="string" calcext:value-type="string">
            <text:p>SnowL</text:p>
          </table:table-cell>
          <table:table-cell office:value-type="float" office:value="0.000000000286945578409359" calcext:value-type="float">
            <text:p>2.86945578409359E-10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SnowL</text:p>
          </table:table-cell>
          <table:table-cell office:value-type="float" office:value="-0.000000000698491930961609" calcext:value-type="float">
            <text:p>-6.98491930961609E-10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string" calcext:value-type="string">
            <text:p>SnowL</text:p>
          </table:table-cell>
          <table:table-cell office:value-type="float" office:value="-0.000000000207364792004228" calcext:value-type="float">
            <text:p>-2.07364792004228E-10</text:p>
          </table:table-cell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string" calcext:value-type="string">
            <text:p>SnowL</text:p>
          </table:table-cell>
          <table:table-cell office:value-type="float" office:value="0.0000000000507043296238408" calcext:value-type="float">
            <text:p>5.07043296238408E-11</text:p>
          </table:table-cell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SnowL</text:p>
          </table:table-cell>
          <table:table-cell office:value-type="float" office:value="-0.0000000000659383658785373" calcext:value-type="float">
            <text:p>-6.59383658785373E-11</text:p>
          </table:table-cell>
        </table:table-row>
        <table:table-row table:style-name="ro1">
          <table:table-cell office:value-type="float" office:value="25468" calcext:value-type="float">
            <text:p>25468</text:p>
          </table:table-cell>
          <table:table-cell office:value-type="string" calcext:value-type="string">
            <text:p>SnowL</text:p>
          </table:table-cell>
          <table:table-cell office:value-type="float" office:value="-0.000000000910858943825588" calcext:value-type="float">
            <text:p>-9.10858943825588E-10</text:p>
          </table:table-cell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string" calcext:value-type="string">
            <text:p>SnowL</text:p>
          </table:table-cell>
          <table:table-cell office:value-type="float" office:value="-0.00000000812690359452972" calcext:value-type="float">
            <text:p>-8.12690359452972E-09</text:p>
          </table:table-cell>
        </table:table-row>
        <table:table-row table:style-name="ro1">
          <table:table-cell office:value-type="float" office:value="25268" calcext:value-type="float">
            <text:p>25268</text:p>
          </table:table-cell>
          <table:table-cell office:value-type="string" calcext:value-type="string">
            <text:p>SnowL</text:p>
          </table:table-cell>
          <table:table-cell office:value-type="float" office:value="-0.000000000119143805932254" calcext:value-type="float">
            <text:p>-1.19143805932254E-10</text:p>
          </table:table-cell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SnowL</text:p>
          </table:table-cell>
          <table:table-cell office:value-type="float" office:value="0.000000000190084392670542" calcext:value-type="float">
            <text:p>1.90084392670542E-10</text:p>
          </table:table-cell>
        </table:table-row>
        <table:table-row table:style-name="ro1">
          <table:table-cell office:value-type="float" office:value="25047" calcext:value-type="float">
            <text:p>25047</text:p>
          </table:table-cell>
          <table:table-cell office:value-type="string" calcext:value-type="string">
            <text:p>SnowL</text:p>
          </table:table-cell>
          <table:table-cell office:value-type="float" office:value="-0.0000000000100044417195022" calcext:value-type="float">
            <text:p>-1.00044417195022E-11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  <table:table-cell office:value-type="string" calcext:value-type="string">
            <text:p>SnowL</text:p>
          </table:table-cell>
          <table:table-cell office:value-type="float" office:value="-0.00000000779380116000539" calcext:value-type="float">
            <text:p>-7.79380116000539E-09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SnowL</text:p>
          </table:table-cell>
          <table:table-cell office:value-type="float" office:value="0.000000000193722371477634" calcext:value-type="float">
            <text:p>1.93722371477634E-10</text:p>
          </table:table-cell>
        </table:table-row>
        <table:table-row table:style-name="ro1">
          <table:table-cell office:value-type="float" office:value="25267" calcext:value-type="float">
            <text:p>25267</text:p>
          </table:table-cell>
          <table:table-cell office:value-type="string" calcext:value-type="string">
            <text:p>SnowL</text:p>
          </table:table-cell>
          <table:table-cell office:value-type="float" office:value="-0.000000000176441972143948" calcext:value-type="float">
            <text:p>-1.76441972143948E-10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string" calcext:value-type="string">
            <text:p>SnowL</text:p>
          </table:table-cell>
          <table:table-cell office:value-type="float" office:value="0.000000000274212652584538" calcext:value-type="float">
            <text:p>2.74212652584538E-10</text:p>
          </table:table-cell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string" calcext:value-type="string">
            <text:p>SnowL</text:p>
          </table:table-cell>
          <table:table-cell office:value-type="float" office:value="-0.00000000535828803549521" calcext:value-type="float">
            <text:p>-5.35828803549521E-09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  <table:table-cell office:value-type="string" calcext:value-type="string">
            <text:p>SnowL</text:p>
          </table:table-cell>
          <table:table-cell office:value-type="float" office:value="-0.0000000000377440301235765" calcext:value-type="float">
            <text:p>-3.77440301235765E-11</text:p>
          </table:table-cell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string" calcext:value-type="string">
            <text:p>SnowL</text:p>
          </table:table-cell>
          <table:table-cell office:value-type="float" office:value="2964.70128230989" calcext:value-type="float">
            <text:p>2964.70128230989</text:p>
          </table:table-cell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string" calcext:value-type="string">
            <text:p>SnowL</text:p>
          </table:table-cell>
          <table:table-cell office:value-type="float" office:value="59430.2609496498" calcext:value-type="float">
            <text:p>59430.2609496498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SnowL</text:p>
          </table:table-cell>
          <table:table-cell office:value-type="float" office:value="-0.000000000366981112165377" calcext:value-type="float">
            <text:p>-3.66981112165377E-10</text:p>
          </table:table-cell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string" calcext:value-type="string">
            <text:p>SnowL</text:p>
          </table:table-cell>
          <table:table-cell office:value-type="float" office:value="0.00000000000454747350886464" calcext:value-type="float">
            <text:p>4.54747350886464E-12</text:p>
          </table:table-cell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string" calcext:value-type="string">
            <text:p>SnowL</text:p>
          </table:table-cell>
          <table:table-cell office:value-type="float" office:value="-0.0000000127321300169569" calcext:value-type="float">
            <text:p>-1.27321300169569E-08</text:p>
          </table:table-cell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string" calcext:value-type="string">
            <text:p>SnowL</text:p>
          </table:table-cell>
          <table:table-cell office:value-type="float" office:value="0.00000000132013155962341" calcext:value-type="float">
            <text:p>1.32013155962341E-09</text:p>
          </table:table-cell>
        </table:table-row>
        <table:table-row table:style-name="ro1">
          <table:table-cell office:value-type="float" office:value="25338" calcext:value-type="float">
            <text:p>25338</text:p>
          </table:table-cell>
          <table:table-cell office:value-type="string" calcext:value-type="string">
            <text:p>SnowL</text:p>
          </table:table-cell>
          <table:table-cell office:value-type="float" office:value="-0.00000000014915713109076" calcext:value-type="float">
            <text:p>-1.4915713109076E-10</text:p>
          </table:table-cell>
        </table:table-row>
        <table:table-row table:style-name="ro1">
          <table:table-cell office:value-type="float" office:value="24072" calcext:value-type="float">
            <text:p>24072</text:p>
          </table:table-cell>
          <table:table-cell office:value-type="string" calcext:value-type="string">
            <text:p>SnowL</text:p>
          </table:table-cell>
          <table:table-cell office:value-type="float" office:value="-0.0000000000591171556152403" calcext:value-type="float">
            <text:p>-5.91171556152403E-11</text:p>
          </table:table-cell>
        </table:table-row>
        <table:table-row table:style-name="ro1">
          <table:table-cell office:value-type="float" office:value="25337" calcext:value-type="float">
            <text:p>25337</text:p>
          </table:table-cell>
          <table:table-cell office:value-type="string" calcext:value-type="string">
            <text:p>SnowL</text:p>
          </table:table-cell>
          <table:table-cell office:value-type="float" office:value="0.0000000000391082721762359" calcext:value-type="float">
            <text:p>3.91082721762359E-11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string" calcext:value-type="string">
            <text:p>SnowL</text:p>
          </table:table-cell>
          <table:table-cell office:value-type="float" office:value="-0.000000000602085492573679" calcext:value-type="float">
            <text:p>-6.02085492573679E-10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SnowL</text:p>
          </table:table-cell>
          <table:table-cell office:value-type="float" office:value="-0.000000000106524566945154" calcext:value-type="float">
            <text:p>-1.06524566945154E-10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SnowL</text:p>
          </table:table-cell>
          <table:table-cell office:value-type="float" office:value="-0.000000000856744009070098" calcext:value-type="float">
            <text:p>-8.56744009070098E-10</text:p>
          </table:table-cell>
        </table:table-row>
        <table:table-row table:style-name="ro1">
          <table:table-cell office:value-type="float" office:value="22752" calcext:value-type="float">
            <text:p>22752</text:p>
          </table:table-cell>
          <table:table-cell office:value-type="string" calcext:value-type="string">
            <text:p>SnowL</text:p>
          </table:table-cell>
          <table:table-cell office:value-type="float" office:value="2338.72450455565" calcext:value-type="float">
            <text:p>2338.72450455565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SnowL</text:p>
          </table:table-cell>
          <table:table-cell office:value-type="float" office:value="0.000000000273757905233651" calcext:value-type="float">
            <text:p>2.73757905233651E-10</text:p>
          </table:table-cell>
        </table:table-row>
        <table:table-row table:style-name="ro1">
          <table:table-cell office:value-type="float" office:value="25257" calcext:value-type="float">
            <text:p>25257</text:p>
          </table:table-cell>
          <table:table-cell office:value-type="string" calcext:value-type="string">
            <text:p>SnowL</text:p>
          </table:table-cell>
          <table:table-cell office:value-type="float" office:value="-0.000000000102886588138063" calcext:value-type="float">
            <text:p>-1.02886588138063E-10</text:p>
          </table:table-cell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string" calcext:value-type="string">
            <text:p>SnowL</text:p>
          </table:table-cell>
          <table:table-cell office:value-type="float" office:value="2931.89944653583" calcext:value-type="float">
            <text:p>2931.89944653583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string" calcext:value-type="string">
            <text:p>SnowL</text:p>
          </table:table-cell>
          <table:table-cell office:value-type="float" office:value="-0.00000000149793777382001" calcext:value-type="float">
            <text:p>-1.49793777382001E-09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SnowL</text:p>
          </table:table-cell>
          <table:table-cell office:value-type="float" office:value="0.000000000684849510435015" calcext:value-type="float">
            <text:p>6.84849510435015E-10</text:p>
          </table:table-cell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string" calcext:value-type="string">
            <text:p>SnowL</text:p>
          </table:table-cell>
          <table:table-cell office:value-type="float" office:value="0.00000000193222149391659" calcext:value-type="float">
            <text:p>1.93222149391659E-09</text:p>
          </table:table-cell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string" calcext:value-type="string">
            <text:p>SnowL</text:p>
          </table:table-cell>
          <table:table-cell office:value-type="float" office:value="2714.03933021614" calcext:value-type="float">
            <text:p>2714.03933021614</text:p>
          </table:table-cell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SnowL</text:p>
          </table:table-cell>
          <table:table-cell office:value-type="float" office:value="-0.0000000011423253454268" calcext:value-type="float">
            <text:p>-1.1423253454268E-09</text:p>
          </table:table-cell>
        </table:table-row>
        <table:table-row table:style-name="ro1">
          <table:table-cell office:value-type="float" office:value="24797" calcext:value-type="float">
            <text:p>24797</text:p>
          </table:table-cell>
          <table:table-cell office:value-type="string" calcext:value-type="string">
            <text:p>SnowL</text:p>
          </table:table-cell>
          <table:table-cell office:value-type="float" office:value="0.000000000384716258849949" calcext:value-type="float">
            <text:p>3.84716258849949E-10</text:p>
          </table:table-cell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SnowL</text:p>
          </table:table-cell>
          <table:table-cell office:value-type="float" office:value="0.000000000819227352621965" calcext:value-type="float">
            <text:p>8.19227352621965E-10</text:p>
          </table:table-cell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SnowL</text:p>
          </table:table-cell>
          <table:table-cell office:value-type="float" office:value="-0.00000000789373189036269" calcext:value-type="float">
            <text:p>-7.89373189036269E-09</text:p>
          </table:table-cell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string" calcext:value-type="string">
            <text:p>SnowL</text:p>
          </table:table-cell>
          <table:table-cell office:value-type="float" office:value="2780.98776330325" calcext:value-type="float">
            <text:p>2780.98776330325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office:value-type="string" calcext:value-type="string">
            <text:p>SnowL</text:p>
          </table:table-cell>
          <table:table-cell office:value-type="float" office:value="-0.000000000772161001805216" calcext:value-type="float">
            <text:p>-7.72161001805216E-10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SnowL</text:p>
          </table:table-cell>
          <table:table-cell office:value-type="float" office:value="0.00000000163049662660342" calcext:value-type="float">
            <text:p>1.63049662660342E-09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string" calcext:value-type="string">
            <text:p>SnowL</text:p>
          </table:table-cell>
          <table:table-cell office:value-type="float" office:value="-0.000000000193267624126747" calcext:value-type="float">
            <text:p>-1.93267624126747E-10</text:p>
          </table:table-cell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string" calcext:value-type="string">
            <text:p>SnowL</text:p>
          </table:table-cell>
          <table:table-cell office:value-type="float" office:value="-0.000000000530235411133617" calcext:value-type="float">
            <text:p>-5.30235411133617E-10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string" calcext:value-type="string">
            <text:p>SnowL</text:p>
          </table:table-cell>
          <table:table-cell office:value-type="float" office:value="0.00000000210957296076231" calcext:value-type="float">
            <text:p>2.10957296076231E-09</text:p>
          </table:table-cell>
        </table:table-row>
        <table:table-row table:style-name="ro1">
          <table:table-cell office:value-type="float" office:value="24607" calcext:value-type="float">
            <text:p>24607</text:p>
          </table:table-cell>
          <table:table-cell office:value-type="string" calcext:value-type="string">
            <text:p>SnowL</text:p>
          </table:table-cell>
          <table:table-cell office:value-type="float" office:value="-0.0000000000541149347554892" calcext:value-type="float">
            <text:p>-5.41149347554892E-11</text:p>
          </table:table-cell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SnowL</text:p>
          </table:table-cell>
          <table:table-cell office:value-type="float" office:value="-0.00000000480849848827347" calcext:value-type="float">
            <text:p>-4.80849848827347E-09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string" calcext:value-type="string">
            <text:p>SnowL</text:p>
          </table:table-cell>
          <table:table-cell office:value-type="float" office:value="0.000000000444345005234936" calcext:value-type="float">
            <text:p>4.44345005234936E-10</text:p>
          </table:table-cell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string" calcext:value-type="string">
            <text:p>SnowL</text:p>
          </table:table-cell>
          <table:table-cell office:value-type="float" office:value="0.000000000281488610198721" calcext:value-type="float">
            <text:p>2.81488610198721E-10</text:p>
          </table:table-cell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SnowL</text:p>
          </table:table-cell>
          <table:table-cell office:value-type="float" office:value="-0.000000000864474714035168" calcext:value-type="float">
            <text:p>-8.64474714035168E-10</text:p>
          </table:table-cell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string" calcext:value-type="string">
            <text:p>SnowL</text:p>
          </table:table-cell>
          <table:table-cell office:value-type="float" office:value="-0.000000001896523826872" calcext:value-type="float">
            <text:p>-1.896523826872E-09</text:p>
          </table:table-cell>
        </table:table-row>
        <table:table-row table:style-name="ro1">
          <table:table-cell office:value-type="float" office:value="24628" calcext:value-type="float">
            <text:p>24628</text:p>
          </table:table-cell>
          <table:table-cell office:value-type="string" calcext:value-type="string">
            <text:p>SnowL</text:p>
          </table:table-cell>
          <table:table-cell office:value-type="float" office:value="0.00000000680324774293695" calcext:value-type="float">
            <text:p>6.80324774293695E-09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SnowL</text:p>
          </table:table-cell>
          <table:table-cell office:value-type="float" office:value="0.0000000163961431098869" calcext:value-type="float">
            <text:p>1.63961431098869E-08</text:p>
          </table:table-cell>
        </table:table-row>
        <table:table-row table:style-name="ro1">
          <table:table-cell office:value-type="float" office:value="25317" calcext:value-type="float">
            <text:p>25317</text:p>
          </table:table-cell>
          <table:table-cell office:value-type="string" calcext:value-type="string">
            <text:p>SnowL</text:p>
          </table:table-cell>
          <table:table-cell office:value-type="float" office:value="0.00000000371903752238723" calcext:value-type="float">
            <text:p>3.71903752238723E-09</text:p>
          </table:table-cell>
        </table:table-row>
        <table:table-row table:style-name="ro1">
          <table:table-cell office:value-type="float" office:value="24047" calcext:value-type="float">
            <text:p>24047</text:p>
          </table:table-cell>
          <table:table-cell office:value-type="string" calcext:value-type="string">
            <text:p>SnowL</text:p>
          </table:table-cell>
          <table:table-cell office:value-type="float" office:value="-0.0000000000291038304567337" calcext:value-type="float">
            <text:p>-2.91038304567337E-11</text:p>
          </table:table-cell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string" calcext:value-type="string">
            <text:p>SnowL</text:p>
          </table:table-cell>
          <table:table-cell office:value-type="float" office:value="0.00000000329009708366357" calcext:value-type="float">
            <text:p>3.29009708366357E-09</text:p>
          </table:table-cell>
        </table:table-row>
        <table:table-row table:style-name="ro1">
          <table:table-cell office:value-type="float" office:value="25471" calcext:value-type="float">
            <text:p>25471</text:p>
          </table:table-cell>
          <table:table-cell office:value-type="string" calcext:value-type="string">
            <text:p>SnowL</text:p>
          </table:table-cell>
          <table:table-cell office:value-type="float" office:value="0.000000000655290932627395" calcext:value-type="float">
            <text:p>6.55290932627395E-10</text:p>
          </table:table-cell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string" calcext:value-type="string">
            <text:p>SnowL</text:p>
          </table:table-cell>
          <table:table-cell office:value-type="float" office:value="-0.0000000018266064216732" calcext:value-type="float">
            <text:p>-1.8266064216732E-09</text:p>
          </table:table-cell>
        </table:table-row>
        <table:table-row table:style-name="ro1">
          <table:table-cell office:value-type="float" office:value="24627" calcext:value-type="float">
            <text:p>24627</text:p>
          </table:table-cell>
          <table:table-cell office:value-type="string" calcext:value-type="string">
            <text:p>SnowL</text:p>
          </table:table-cell>
          <table:table-cell office:value-type="float" office:value="0.00000000469117367174476" calcext:value-type="float">
            <text:p>4.69117367174476E-09</text:p>
          </table:table-cell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string" calcext:value-type="string">
            <text:p>SnowL</text:p>
          </table:table-cell>
          <table:table-cell office:value-type="float" office:value="2338.78547441114" calcext:value-type="float">
            <text:p>2338.78547441114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SnowL</text:p>
          </table:table-cell>
          <table:table-cell office:value-type="float" office:value="1792.11311047246" calcext:value-type="float">
            <text:p>1792.11311047246</text:p>
          </table:table-cell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string" calcext:value-type="string">
            <text:p>SnowL</text:p>
          </table:table-cell>
          <table:table-cell office:value-type="float" office:value="2839.8705140026" calcext:value-type="float">
            <text:p>2839.8705140026</text:p>
          </table:table-cell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string" calcext:value-type="string">
            <text:p>SnowL</text:p>
          </table:table-cell>
          <table:table-cell office:value-type="float" office:value="2252.74573292231" calcext:value-type="float">
            <text:p>2252.74573292231</text:p>
          </table:table-cell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string" calcext:value-type="string">
            <text:p>SnowL</text:p>
          </table:table-cell>
          <table:table-cell office:value-type="float" office:value="1792.33411865368" calcext:value-type="float">
            <text:p>1792.33411865368</text:p>
          </table:table-cell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string" calcext:value-type="string">
            <text:p>SnowL</text:p>
          </table:table-cell>
          <table:table-cell office:value-type="float" office:value="0.00000000132331479107961" calcext:value-type="float">
            <text:p>1.32331479107961E-09</text:p>
          </table:table-cell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string" calcext:value-type="string">
            <text:p>SnowL</text:p>
          </table:table-cell>
          <table:table-cell office:value-type="float" office:value="38005.5296523765" calcext:value-type="float">
            <text:p>38005.5296523765</text:p>
          </table:table-cell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string" calcext:value-type="string">
            <text:p>SnowL</text:p>
          </table:table-cell>
          <table:table-cell office:value-type="float" office:value="-1161.00019843458" calcext:value-type="float">
            <text:p>-1161.00019843458</text:p>
          </table:table-cell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string" calcext:value-type="string">
            <text:p>SnowL</text:p>
          </table:table-cell>
          <table:table-cell office:value-type="float" office:value="0.000000000221234586206265" calcext:value-type="float">
            <text:p>2.21234586206265E-10</text:p>
          </table:table-cell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string" calcext:value-type="string">
            <text:p>SnowL</text:p>
          </table:table-cell>
          <table:table-cell office:value-type="float" office:value="0.000000000710315362084657" calcext:value-type="float">
            <text:p>7.10315362084657E-10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SnowL</text:p>
          </table:table-cell>
          <table:table-cell office:value-type="float" office:value="-0.00000000299428393191192" calcext:value-type="float">
            <text:p>-2.99428393191192E-09</text:p>
          </table:table-cell>
        </table:table-row>
        <table:table-row table:style-name="ro1">
          <table:table-cell office:value-type="float" office:value="24074" calcext:value-type="float">
            <text:p>24074</text:p>
          </table:table-cell>
          <table:table-cell office:value-type="string" calcext:value-type="string">
            <text:p>SnowL</text:p>
          </table:table-cell>
          <table:table-cell office:value-type="float" office:value="0.000000000172121872310527" calcext:value-type="float">
            <text:p>1.72121872310527E-10</text:p>
          </table:table-cell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string" calcext:value-type="string">
            <text:p>SnowL</text:p>
          </table:table-cell>
          <table:table-cell office:value-type="float" office:value="2637.87771781921" calcext:value-type="float">
            <text:p>2637.87771781921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SnowL</text:p>
          </table:table-cell>
          <table:table-cell office:value-type="float" office:value="3157.48315449706" calcext:value-type="float">
            <text:p>3157.48315449706</text:p>
          </table:table-cell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SnowL</text:p>
          </table:table-cell>
          <table:table-cell office:value-type="float" office:value="0.00000000490535967401229" calcext:value-type="float">
            <text:p>4.90535967401229E-09</text:p>
          </table:table-cell>
        </table:table-row>
        <table:table-row table:style-name="ro1">
          <table:table-cell office:value-type="float" office:value="24777" calcext:value-type="float">
            <text:p>24777</text:p>
          </table:table-cell>
          <table:table-cell office:value-type="string" calcext:value-type="string">
            <text:p>SnowL</text:p>
          </table:table-cell>
          <table:table-cell office:value-type="float" office:value="-0.000000000242380338022485" calcext:value-type="float">
            <text:p>-2.42380338022485E-10</text:p>
          </table:table-cell>
        </table:table-row>
        <table:table-row table:style-name="ro1">
          <table:table-cell office:value-type="float" office:value="22733" calcext:value-type="float">
            <text:p>22733</text:p>
          </table:table-cell>
          <table:table-cell office:value-type="string" calcext:value-type="string">
            <text:p>SnowL</text:p>
          </table:table-cell>
          <table:table-cell office:value-type="float" office:value="2781.0430130372" calcext:value-type="float">
            <text:p>2781.0430130372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SnowL</text:p>
          </table:table-cell>
          <table:table-cell office:value-type="float" office:value="0.000000000554791768081486" calcext:value-type="float">
            <text:p>5.54791768081486E-10</text:p>
          </table:table-cell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string" calcext:value-type="string">
            <text:p>SnowL</text:p>
          </table:table-cell>
          <table:table-cell office:value-type="float" office:value="0.000000000835825630929321" calcext:value-type="float">
            <text:p>8.35825630929321E-10</text:p>
          </table:table-cell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string" calcext:value-type="string">
            <text:p>SnowL</text:p>
          </table:table-cell>
          <table:table-cell office:value-type="float" office:value="-0.000000000231011654250324" calcext:value-type="float">
            <text:p>-2.31011654250324E-10</text:p>
          </table:table-cell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string" calcext:value-type="string">
            <text:p>SnowL</text:p>
          </table:table-cell>
          <table:table-cell office:value-type="float" office:value="0.00000000525142240803689" calcext:value-type="float">
            <text:p>5.25142240803689E-09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string" calcext:value-type="string">
            <text:p>SnowL</text:p>
          </table:table-cell>
          <table:table-cell office:value-type="float" office:value="0.00000000212708073377144" calcext:value-type="float">
            <text:p>2.12708073377144E-09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string" calcext:value-type="string">
            <text:p>SnowL</text:p>
          </table:table-cell>
          <table:table-cell office:value-type="float" office:value="-1162.96411113618" calcext:value-type="float">
            <text:p>-1162.96411113618</text:p>
          </table:table-cell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string" calcext:value-type="string">
            <text:p>SnowL</text:p>
          </table:table-cell>
          <table:table-cell office:value-type="float" office:value="0.00000000019554136088118" calcext:value-type="float">
            <text:p>1.9554136088118E-10</text:p>
          </table:table-cell>
        </table:table-row>
        <table:table-row table:style-name="ro1">
          <table:table-cell office:value-type="float" office:value="24071" calcext:value-type="float">
            <text:p>24071</text:p>
          </table:table-cell>
          <table:table-cell office:value-type="string" calcext:value-type="string">
            <text:p>SnowL</text:p>
          </table:table-cell>
          <table:table-cell office:value-type="float" office:value="-0.0000000000233058017329313" calcext:value-type="float">
            <text:p>-2.33058017329313E-11</text:p>
          </table:table-cell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string" calcext:value-type="string">
            <text:p>SnowL</text:p>
          </table:table-cell>
          <table:table-cell office:value-type="float" office:value="0.0000000000486579665448517" calcext:value-type="float">
            <text:p>4.86579665448517E-11</text:p>
          </table:table-cell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string" calcext:value-type="string">
            <text:p>SnowL</text:p>
          </table:table-cell>
          <table:table-cell office:value-type="float" office:value="0.00000000042700776248239" calcext:value-type="float">
            <text:p>4.2700776248239E-10</text:p>
          </table:table-cell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string" calcext:value-type="string">
            <text:p>SnowL</text:p>
          </table:table-cell>
          <table:table-cell office:value-type="float" office:value="0.00000000160355284606339" calcext:value-type="float">
            <text:p>1.60355284606339E-09</text:p>
          </table:table-cell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string" calcext:value-type="string">
            <text:p>SnowL</text:p>
          </table:table-cell>
          <table:table-cell office:value-type="float" office:value="-0.000000000849240677780472" calcext:value-type="float">
            <text:p>-8.49240677780472E-10</text:p>
          </table:table-cell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SnowL</text:p>
          </table:table-cell>
          <table:table-cell office:value-type="float" office:value="-0.00000000153158907778561" calcext:value-type="float">
            <text:p>-1.53158907778561E-09</text:p>
          </table:table-cell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string" calcext:value-type="string">
            <text:p>SnowL</text:p>
          </table:table-cell>
          <table:table-cell office:value-type="float" office:value="-0.00000000770273800299037" calcext:value-type="float">
            <text:p>-7.70273800299037E-09</text:p>
          </table:table-cell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SnowL</text:p>
          </table:table-cell>
          <table:table-cell office:value-type="float" office:value="0.0000000000745785655453801" calcext:value-type="float">
            <text:p>7.45785655453801E-11</text:p>
          </table:table-cell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string" calcext:value-type="string">
            <text:p>SnowL</text:p>
          </table:table-cell>
          <table:table-cell office:value-type="float" office:value="69693.2715854671" calcext:value-type="float">
            <text:p>69693.2715854671</text:p>
          </table:table-cell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string" calcext:value-type="string">
            <text:p>SnowL</text:p>
          </table:table-cell>
          <table:table-cell office:value-type="float" office:value="2931.86479331833" calcext:value-type="float">
            <text:p>2931.86479331833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string" calcext:value-type="string">
            <text:p>SnowL</text:p>
          </table:table-cell>
          <table:table-cell office:value-type="float" office:value="0.000000000148020262713544" calcext:value-type="float">
            <text:p>1.48020262713544E-10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string" calcext:value-type="string">
            <text:p>SnowL</text:p>
          </table:table-cell>
          <table:table-cell office:value-type="float" office:value="-0.000000000339241523761302" calcext:value-type="float">
            <text:p>-3.39241523761302E-10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  <table:table-cell office:value-type="string" calcext:value-type="string">
            <text:p>SnowL</text:p>
          </table:table-cell>
          <table:table-cell office:value-type="float" office:value="0.00000000471936800749972" calcext:value-type="float">
            <text:p>4.71936800749972E-09</text:p>
          </table:table-cell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string" calcext:value-type="string">
            <text:p>SnowL</text:p>
          </table:table-cell>
          <table:table-cell office:value-type="float" office:value="0.000000000132786226458848" calcext:value-type="float">
            <text:p>1.32786226458848E-10</text:p>
          </table:table-cell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string" calcext:value-type="string">
            <text:p>SnowL</text:p>
          </table:table-cell>
          <table:table-cell office:value-type="float" office:value="-0.000000000634827301837504" calcext:value-type="float">
            <text:p>-6.34827301837504E-10</text:p>
          </table:table-cell>
        </table:table-row>
        <table:table-row table:style-name="ro1">
          <table:table-cell office:value-type="float" office:value="24802" calcext:value-type="float">
            <text:p>24802</text:p>
          </table:table-cell>
          <table:table-cell office:value-type="string" calcext:value-type="string">
            <text:p>SnowL</text:p>
          </table:table-cell>
          <table:table-cell office:value-type="float" office:value="-0.000000000069576344685629" calcext:value-type="float">
            <text:p>-6.9576344685629E-11</text:p>
          </table:table-cell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SnowL</text:p>
          </table:table-cell>
          <table:table-cell office:value-type="float" office:value="-0.00000000267172595158627" calcext:value-type="float">
            <text:p>-2.67172595158627E-09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string" calcext:value-type="string">
            <text:p>SnowL</text:p>
          </table:table-cell>
          <table:table-cell office:value-type="float" office:value="-0.000000000266481947619468" calcext:value-type="float">
            <text:p>-2.66481947619468E-10</text:p>
          </table:table-cell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string" calcext:value-type="string">
            <text:p>SnowL</text:p>
          </table:table-cell>
          <table:table-cell office:value-type="float" office:value="2456.40139247619" calcext:value-type="float">
            <text:p>2456.40139247619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string" calcext:value-type="string">
            <text:p>SnowL</text:p>
          </table:table-cell>
          <table:table-cell office:value-type="float" office:value="2839.82137297557" calcext:value-type="float">
            <text:p>2839.82137297557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string" calcext:value-type="string">
            <text:p>SnowL</text:p>
          </table:table-cell>
          <table:table-cell office:value-type="float" office:value="0.000000000805812305770814" calcext:value-type="float">
            <text:p>8.05812305770814E-10</text:p>
          </table:table-cell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string" calcext:value-type="string">
            <text:p>SnowL</text:p>
          </table:table-cell>
          <table:table-cell office:value-type="float" office:value="2714.09898554251" calcext:value-type="float">
            <text:p>2714.09898554251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string" calcext:value-type="string">
            <text:p>SnowL</text:p>
          </table:table-cell>
          <table:table-cell office:value-type="float" office:value="2890.13774307897" calcext:value-type="float">
            <text:p>2890.13774307897</text:p>
          </table:table-cell>
        </table:table-row>
        <table:table-row table:style-name="ro1">
          <table:table-cell office:value-type="float" office:value="24779" calcext:value-type="float">
            <text:p>24779</text:p>
          </table:table-cell>
          <table:table-cell office:value-type="string" calcext:value-type="string">
            <text:p>SnowL</text:p>
          </table:table-cell>
          <table:table-cell office:value-type="float" office:value="0.000000000848558556754142" calcext:value-type="float">
            <text:p>8.48558556754142E-10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SnowL</text:p>
          </table:table-cell>
          <table:table-cell office:value-type="float" office:value="5240.61807313544" calcext:value-type="float">
            <text:p>5240.61807313544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string" calcext:value-type="string">
            <text:p>SnowL</text:p>
          </table:table-cell>
          <table:table-cell office:value-type="float" office:value="0.00000000165232449944597" calcext:value-type="float">
            <text:p>1.65232449944597E-09</text:p>
          </table:table-cell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string" calcext:value-type="string">
            <text:p>SnowL</text:p>
          </table:table-cell>
          <table:table-cell office:value-type="float" office:value="-0.000000000238287611864507" calcext:value-type="float">
            <text:p>-2.38287611864507E-10</text:p>
          </table:table-cell>
        </table:table-row>
        <table:table-row table:style-name="ro1">
          <table:table-cell office:value-type="float" office:value="24620" calcext:value-type="float">
            <text:p>24620</text:p>
          </table:table-cell>
          <table:table-cell office:value-type="string" calcext:value-type="string">
            <text:p>SnowL</text:p>
          </table:table-cell>
          <table:table-cell office:value-type="float" office:value="0.00000000125737642520107" calcext:value-type="float">
            <text:p>1.25737642520107E-09</text:p>
          </table:table-cell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string" calcext:value-type="string">
            <text:p>SnowL</text:p>
          </table:table-cell>
          <table:table-cell office:value-type="float" office:value="2964.6748206415" calcext:value-type="float">
            <text:p>2964.6748206415</text:p>
          </table:table-cell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string" calcext:value-type="string">
            <text:p>SnowL</text:p>
          </table:table-cell>
          <table:table-cell office:value-type="float" office:value="69665.6677044395" calcext:value-type="float">
            <text:p>69665.6677044395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string" calcext:value-type="string">
            <text:p>SnowL</text:p>
          </table:table-cell>
          <table:table-cell office:value-type="float" office:value="2988.3285966059" calcext:value-type="float">
            <text:p>2988.3285966059</text:p>
          </table:table-cell>
        </table:table-row>
        <table:table-row table:style-name="ro1">
          <table:table-cell office:value-type="float" office:value="25469" calcext:value-type="float">
            <text:p>25469</text:p>
          </table:table-cell>
          <table:table-cell office:value-type="string" calcext:value-type="string">
            <text:p>SnowL</text:p>
          </table:table-cell>
          <table:table-cell office:value-type="float" office:value="0.00000000119644028018229" calcext:value-type="float">
            <text:p>1.19644028018229E-09</text:p>
          </table:table-cell>
        </table:table-row>
        <table:table-row table:style-name="ro1">
          <table:table-cell office:value-type="float" office:value="22731" calcext:value-type="float">
            <text:p>22731</text:p>
          </table:table-cell>
          <table:table-cell office:value-type="string" calcext:value-type="string">
            <text:p>SnowL</text:p>
          </table:table-cell>
          <table:table-cell office:value-type="float" office:value="2637.94183221283" calcext:value-type="float">
            <text:p>2637.94183221283</text:p>
          </table:table-cell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string" calcext:value-type="string">
            <text:p>SnowL</text:p>
          </table:table-cell>
          <table:table-cell office:value-type="float" office:value="3002.60956672759" calcext:value-type="float">
            <text:p>3002.60956672759</text:p>
          </table:table-cell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string" calcext:value-type="string">
            <text:p>SnowL</text:p>
          </table:table-cell>
          <table:table-cell office:value-type="float" office:value="-0.0000000000277395884040743" calcext:value-type="float">
            <text:p>-2.77395884040743E-11</text:p>
          </table:table-cell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string" calcext:value-type="string">
            <text:p>SnowL</text:p>
          </table:table-cell>
          <table:table-cell office:value-type="float" office:value="-0.0000000000219984030991327" calcext:value-type="float">
            <text:p>-2.19984030991327E-11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string" calcext:value-type="string">
            <text:p>SnowL</text:p>
          </table:table-cell>
          <table:table-cell office:value-type="float" office:value="0.000000000156433088704944" calcext:value-type="float">
            <text:p>1.56433088704944E-10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SnowL</text:p>
          </table:table-cell>
          <table:table-cell office:value-type="float" office:value="2553.37613640065" calcext:value-type="float">
            <text:p>2553.37613640065</text:p>
          </table:table-cell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string" calcext:value-type="string">
            <text:p>SnowL</text:p>
          </table:table-cell>
          <table:table-cell office:value-type="float" office:value="3002.61855754554" calcext:value-type="float">
            <text:p>3002.61855754554</text:p>
          </table:table-cell>
        </table:table-row>
        <table:table-row table:style-name="ro1">
          <table:table-cell office:value-type="float" office:value="22738" calcext:value-type="float">
            <text:p>22738</text:p>
          </table:table-cell>
          <table:table-cell office:value-type="string" calcext:value-type="string">
            <text:p>SnowL</text:p>
          </table:table-cell>
          <table:table-cell office:value-type="float" office:value="2988.34645030357" calcext:value-type="float">
            <text:p>2988.34645030357</text:p>
          </table:table-cell>
        </table:table-row>
        <table:table-row table:style-name="ro1">
          <table:table-cell office:value-type="float" office:value="24539" calcext:value-type="float">
            <text:p>24539</text:p>
          </table:table-cell>
          <table:table-cell office:value-type="string" calcext:value-type="string">
            <text:p>SnowL</text:p>
          </table:table-cell>
          <table:table-cell office:value-type="float" office:value="0.0000000016057128959801" calcext:value-type="float">
            <text:p>1.6057128959801E-09</text:p>
          </table:table-cell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SnowL</text:p>
          </table:table-cell>
          <table:table-cell office:value-type="float" office:value="0.00000000146565071190707" calcext:value-type="float">
            <text:p>1.46565071190707E-09</text:p>
          </table:table-cell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string" calcext:value-type="string">
            <text:p>SnowL</text:p>
          </table:table-cell>
          <table:table-cell office:value-type="float" office:value="-0.0000000019485923985485" calcext:value-type="float">
            <text:p>-1.9485923985485E-09</text:p>
          </table:table-cell>
        </table:table-row>
        <table:table-row table:style-name="ro1">
          <table:table-cell office:value-type="float" office:value="24267" calcext:value-type="float">
            <text:p>24267</text:p>
          </table:table-cell>
          <table:table-cell office:value-type="string" calcext:value-type="string">
            <text:p>SnowL</text:p>
          </table:table-cell>
          <table:table-cell office:value-type="float" office:value="-0.000000000140516931423917" calcext:value-type="float">
            <text:p>-1.40516931423917E-10</text:p>
          </table:table-cell>
        </table:table-row>
        <table:table-row table:style-name="ro1">
          <table:table-cell office:value-type="float" office:value="24069" calcext:value-type="float">
            <text:p>24069</text:p>
          </table:table-cell>
          <table:table-cell office:value-type="string" calcext:value-type="string">
            <text:p>SnowL</text:p>
          </table:table-cell>
          <table:table-cell office:value-type="float" office:value="-0.000000000680643097439315" calcext:value-type="float">
            <text:p>-6.80643097439315E-10</text:p>
          </table:table-cell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string" calcext:value-type="string">
            <text:p>SnowL</text:p>
          </table:table-cell>
          <table:table-cell office:value-type="float" office:value="0.00000000279783307632897" calcext:value-type="float">
            <text:p>2.79783307632897E-09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SnowL</text:p>
          </table:table-cell>
          <table:table-cell office:value-type="float" office:value="-0.00000000346926753991283" calcext:value-type="float">
            <text:p>-3.46926753991283E-09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SnowL</text:p>
          </table:table-cell>
          <table:table-cell office:value-type="float" office:value="2890.18005413121" calcext:value-type="float">
            <text:p>2890.18005413121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string" calcext:value-type="string">
            <text:p>SnowL</text:p>
          </table:table-cell>
          <table:table-cell office:value-type="float" office:value="47293.8838308585" calcext:value-type="float">
            <text:p>47293.8838308585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string" calcext:value-type="string">
            <text:p>SnowL</text:p>
          </table:table-cell>
          <table:table-cell office:value-type="float" office:value="-0.00000000508271114085801" calcext:value-type="float">
            <text:p>-5.08271114085801E-09</text:p>
          </table:table-cell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SnowL</text:p>
          </table:table-cell>
          <table:table-cell office:value-type="float" office:value="2456.47016217354" calcext:value-type="float">
            <text:p>2456.47016217354</text:p>
          </table:table-cell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string" calcext:value-type="string">
            <text:p>SnowL</text:p>
          </table:table-cell>
          <table:table-cell office:value-type="float" office:value="0.000000000783984432928264" calcext:value-type="float">
            <text:p>7.83984432928264E-10</text:p>
          </table:table-cell>
        </table:table-row>
        <table:table-row table:style-name="ro1">
          <table:table-cell office:value-type="float" office:value="24269" calcext:value-type="float">
            <text:p>24269</text:p>
          </table:table-cell>
          <table:table-cell office:value-type="string" calcext:value-type="string">
            <text:p>SnowL</text:p>
          </table:table-cell>
          <table:table-cell office:value-type="float" office:value="-0.000000000145973899634555" calcext:value-type="float">
            <text:p>-1.45973899634555E-10</text:p>
          </table:table-cell>
        </table:table-row>
        <table:table-row table:style-name="ro1">
          <table:table-cell office:value-type="float" office:value="24781" calcext:value-type="float">
            <text:p>24781</text:p>
          </table:table-cell>
          <table:table-cell office:value-type="string" calcext:value-type="string">
            <text:p>SnowL</text:p>
          </table:table-cell>
          <table:table-cell office:value-type="float" office:value="-0.0000000000491127138957381" calcext:value-type="float">
            <text:p>-4.91127138957381E-11</text:p>
          </table:table-cell>
        </table:table-row>
        <table:table-row table:style-name="ro1">
          <table:table-cell office:value-type="float" office:value="24317" calcext:value-type="float">
            <text:p>24317</text:p>
          </table:table-cell>
          <table:table-cell office:value-type="string" calcext:value-type="string">
            <text:p>SnowL</text:p>
          </table:table-cell>
          <table:table-cell office:value-type="float" office:value="0.0000000107017967820866" calcext:value-type="float">
            <text:p>1.07017967820866E-08</text:p>
          </table:table-cell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string" calcext:value-type="string">
            <text:p>SnowL</text:p>
          </table:table-cell>
          <table:table-cell office:value-type="float" office:value="2252.69898454919" calcext:value-type="float">
            <text:p>2252.69898454919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string" calcext:value-type="string">
            <text:p>SnowL</text:p>
          </table:table-cell>
          <table:table-cell office:value-type="float" office:value="0.000000000772615749156103" calcext:value-type="float">
            <text:p>7.72615749156103E-10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SnowL</text:p>
          </table:table-cell>
          <table:table-cell office:value-type="float" office:value="-0.000000000768068275647238" calcext:value-type="float">
            <text:p>-7.68068275647238E-10</text:p>
          </table:table-cell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string" calcext:value-type="string">
            <text:p>SnowL</text:p>
          </table:table-cell>
          <table:table-cell office:value-type="float" office:value="0.00000000820796230982523" calcext:value-type="float">
            <text:p>8.20796230982523E-09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  <table:table-cell office:value-type="string" calcext:value-type="string">
            <text:p>SnowL</text:p>
          </table:table-cell>
          <table:table-cell office:value-type="float" office:value="-0.0000000116032481400907" calcext:value-type="float">
            <text:p>-1.16032481400907E-08</text:p>
          </table:table-cell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string" calcext:value-type="string">
            <text:p>SnowL</text:p>
          </table:table-cell>
          <table:table-cell office:value-type="float" office:value="-0.000000000127101884572767" calcext:value-type="float">
            <text:p>-1.27101884572767E-10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string" calcext:value-type="string">
            <text:p>SnowL</text:p>
          </table:table-cell>
          <table:table-cell office:value-type="float" office:value="0.00000000250940956902923" calcext:value-type="float">
            <text:p>2.50940956902923E-09</text:p>
          </table:table-cell>
        </table:table-row>
        <table:table-row table:style-name="ro1">
          <table:table-cell office:value-type="float" office:value="24767" calcext:value-type="float">
            <text:p>24767</text:p>
          </table:table-cell>
          <table:table-cell office:value-type="string" calcext:value-type="string">
            <text:p>Wind_WE</text:p>
          </table:table-cell>
          <table:table-cell office:value-type="float" office:value="-0.00000000000278532752417959" calcext:value-type="float">
            <text:p>-2.78532752417959E-12</text:p>
          </table:table-cell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string" calcext:value-type="string">
            <text:p>Wind_WE</text:p>
          </table:table-cell>
          <table:table-cell office:value-type="float" office:value="-0.0000000000365645291822148" calcext:value-type="float">
            <text:p>-3.65645291822148E-11</text:p>
          </table:table-cell>
        </table:table-row>
        <table:table-row table:style-name="ro1">
          <table:table-cell office:value-type="float" office:value="24795" calcext:value-type="float">
            <text:p>24795</text:p>
          </table:table-cell>
          <table:table-cell office:value-type="string" calcext:value-type="string">
            <text:p>Wind_WE</text:p>
          </table:table-cell>
          <table:table-cell office:value-type="float" office:value="-0.0000000000637498942523962" calcext:value-type="float">
            <text:p>-6.37498942523962E-11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string" calcext:value-type="string">
            <text:p>Wind_WE</text:p>
          </table:table-cell>
          <table:table-cell office:value-type="float" office:value="0.0000000000698037183610722" calcext:value-type="float">
            <text:p>6.98037183610722E-11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string" calcext:value-type="string">
            <text:p>Wind_WE</text:p>
          </table:table-cell>
          <table:table-cell office:value-type="float" office:value="-0.851580702181664" calcext:value-type="float">
            <text:p>-0.851580702181664</text:p>
          </table:table-cell>
        </table:table-row>
        <table:table-row table:style-name="ro1">
          <table:table-cell office:value-type="float" office:value="25137" calcext:value-type="float">
            <text:p>25137</text:p>
          </table:table-cell>
          <table:table-cell office:value-type="string" calcext:value-type="string">
            <text:p>Wind_WE</text:p>
          </table:table-cell>
          <table:table-cell office:value-type="float" office:value="-0.000000000101174180144881" calcext:value-type="float">
            <text:p>-1.01174180144881E-10</text:p>
          </table:table-cell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string" calcext:value-type="string">
            <text:p>Wind_WE</text:p>
          </table:table-cell>
          <table:table-cell office:value-type="float" office:value="-0.00000000000437694325228222" calcext:value-type="float">
            <text:p>-4.37694325228222E-12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string" calcext:value-type="string">
            <text:p>Wind_WE</text:p>
          </table:table-cell>
          <table:table-cell office:value-type="float" office:value="0.0000000000213020712180878" calcext:value-type="float">
            <text:p>2.13020712180878E-11</text:p>
          </table:table-cell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string" calcext:value-type="string">
            <text:p>Wind_WE</text:p>
          </table:table-cell>
          <table:table-cell office:value-type="float" office:value="0.00000000000153477230924182" calcext:value-type="float">
            <text:p>1.53477230924182E-12</text:p>
          </table:table-cell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string" calcext:value-type="string">
            <text:p>Wind_WE</text:p>
          </table:table-cell>
          <table:table-cell office:value-type="float" office:value="-0.000000000766009922159583" calcext:value-type="float">
            <text:p>-7.66009922159583E-10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Wind_WE</text:p>
          </table:table-cell>
          <table:table-cell office:value-type="float" office:value="0.0000000000779696307517952" calcext:value-type="float">
            <text:p>7.79696307517952E-11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string" calcext:value-type="string">
            <text:p>Wind_WE</text:p>
          </table:table-cell>
          <table:table-cell office:value-type="float" office:value="0.00000000000127542421068938" calcext:value-type="float">
            <text:p>1.27542421068938E-12</text:p>
          </table:table-cell>
        </table:table-row>
        <table:table-row table:style-name="ro1">
          <table:table-cell office:value-type="float" office:value="24788" calcext:value-type="float">
            <text:p>24788</text:p>
          </table:table-cell>
          <table:table-cell office:value-type="string" calcext:value-type="string">
            <text:p>Wind_WE</text:p>
          </table:table-cell>
          <table:table-cell office:value-type="float" office:value="0.000000000114695808406395" calcext:value-type="float">
            <text:p>1.14695808406395E-10</text:p>
          </table:table-cell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Wind_WE</text:p>
          </table:table-cell>
          <table:table-cell office:value-type="float" office:value="-0.000000000199484873064648" calcext:value-type="float">
            <text:p>-1.99484873064648E-10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string" calcext:value-type="string">
            <text:p>Wind_WE</text:p>
          </table:table-cell>
          <table:table-cell office:value-type="float" office:value="-2530.32227629919" calcext:value-type="float">
            <text:p>-2530.32227629919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Wind_WE</text:p>
          </table:table-cell>
          <table:table-cell office:value-type="float" office:value="0.0000000000142321709972748" calcext:value-type="float">
            <text:p>1.42321709972748E-11</text:p>
          </table:table-cell>
        </table:table-row>
        <table:table-row table:style-name="ro1">
          <table:table-cell office:value-type="float" office:value="24527" calcext:value-type="float">
            <text:p>24527</text:p>
          </table:table-cell>
          <table:table-cell office:value-type="string" calcext:value-type="string">
            <text:p>Wind_WE</text:p>
          </table:table-cell>
          <table:table-cell office:value-type="float" office:value="0.0000000000177777792487177" calcext:value-type="float">
            <text:p>1.77777792487177E-11</text:p>
          </table:table-cell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Wind_WE</text:p>
          </table:table-cell>
          <table:table-cell office:value-type="float" office:value="0.000000000132132527141948" calcext:value-type="float">
            <text:p>1.32132527141948E-10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  <table:table-cell office:value-type="string" calcext:value-type="string">
            <text:p>Wind_WE</text:p>
          </table:table-cell>
          <table:table-cell office:value-type="float" office:value="-0.00000000000699174051987939" calcext:value-type="float">
            <text:p>-6.99174051987939E-12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Wind_WE</text:p>
          </table:table-cell>
          <table:table-cell office:value-type="float" office:value="-0.000000000149015022543608" calcext:value-type="float">
            <text:p>-1.49015022543608E-10</text:p>
          </table:table-cell>
        </table:table-row>
        <table:table-row table:style-name="ro1">
          <table:table-cell office:value-type="float" office:value="24793" calcext:value-type="float">
            <text:p>24793</text:p>
          </table:table-cell>
          <table:table-cell office:value-type="string" calcext:value-type="string">
            <text:p>Wind_WE</text:p>
          </table:table-cell>
          <table:table-cell office:value-type="float" office:value="-0.0000000000415525391872507" calcext:value-type="float">
            <text:p>-4.15525391872507E-11</text:p>
          </table:table-cell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string" calcext:value-type="string">
            <text:p>Wind_WE</text:p>
          </table:table-cell>
          <table:table-cell office:value-type="float" office:value="0.0000000000524025267623074" calcext:value-type="float">
            <text:p>5.24025267623074E-11</text:p>
          </table:table-cell>
        </table:table-row>
        <table:table-row table:style-name="ro1">
          <table:table-cell office:value-type="float" office:value="24783" calcext:value-type="float">
            <text:p>24783</text:p>
          </table:table-cell>
          <table:table-cell office:value-type="string" calcext:value-type="string">
            <text:p>Wind_WE</text:p>
          </table:table-cell>
          <table:table-cell office:value-type="float" office:value="-0.0000000000318891579809133" calcext:value-type="float">
            <text:p>-3.18891579809133E-11</text:p>
          </table:table-cell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Wind_WE</text:p>
          </table:table-cell>
          <table:table-cell office:value-type="float" office:value="0.000000000206554773285461" calcext:value-type="float">
            <text:p>2.06554773285461E-10</text:p>
          </table:table-cell>
        </table:table-row>
        <table:table-row table:style-name="ro1">
          <table:table-cell office:value-type="float" office:value="24397" calcext:value-type="float">
            <text:p>24397</text:p>
          </table:table-cell>
          <table:table-cell office:value-type="string" calcext:value-type="string">
            <text:p>Wind_WE</text:p>
          </table:table-cell>
          <table:table-cell office:value-type="float" office:value="0.000000000445773196133814" calcext:value-type="float">
            <text:p>4.45773196133814E-10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string" calcext:value-type="string">
            <text:p>Wind_WE</text:p>
          </table:table-cell>
          <table:table-cell office:value-type="float" office:value="-0.0000000000996323024082813" calcext:value-type="float">
            <text:p>-9.96323024082813E-11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Wind_WE</text:p>
          </table:table-cell>
          <table:table-cell office:value-type="float" office:value="-0.00000000014773604561924" calcext:value-type="float">
            <text:p>-1.4773604561924E-10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string" calcext:value-type="string">
            <text:p>Wind_WE</text:p>
          </table:table-cell>
          <table:table-cell office:value-type="float" office:value="0.0000000000638920027995482" calcext:value-type="float">
            <text:p>6.38920027995482E-11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string" calcext:value-type="string">
            <text:p>Wind_WE</text:p>
          </table:table-cell>
          <table:table-cell office:value-type="float" office:value="-3.35357709296044" calcext:value-type="float">
            <text:p>-3.35357709296044</text:p>
          </table:table-cell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string" calcext:value-type="string">
            <text:p>Wind_WE</text:p>
          </table:table-cell>
          <table:table-cell office:value-type="float" office:value="-0.0000000000714237557986053" calcext:value-type="float">
            <text:p>-7.14237557986053E-11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Wind_WE</text:p>
          </table:table-cell>
          <table:table-cell office:value-type="float" office:value="0.000000000125851329357829" calcext:value-type="float">
            <text:p>1.25851329357829E-10</text:p>
          </table:table-cell>
        </table:table-row>
        <table:table-row table:style-name="ro1">
          <table:table-cell office:value-type="float" office:value="24778" calcext:value-type="float">
            <text:p>24778</text:p>
          </table:table-cell>
          <table:table-cell office:value-type="string" calcext:value-type="string">
            <text:p>Wind_WE</text:p>
          </table:table-cell>
          <table:table-cell office:value-type="float" office:value="0.0000000000104591890703887" calcext:value-type="float">
            <text:p>1.04591890703887E-11</text:p>
          </table:table-cell>
        </table:table-row>
        <table:table-row table:style-name="ro1">
          <table:table-cell office:value-type="float" office:value="25157" calcext:value-type="float">
            <text:p>25157</text:p>
          </table:table-cell>
          <table:table-cell office:value-type="string" calcext:value-type="string">
            <text:p>Wind_WE</text:p>
          </table:table-cell>
          <table:table-cell office:value-type="float" office:value="-0.00000000000420641299569979" calcext:value-type="float">
            <text:p>-4.20641299569979E-12</text:p>
          </table:table-cell>
        </table:table-row>
        <table:table-row table:style-name="ro1">
          <table:table-cell office:value-type="float" office:value="24268" calcext:value-type="float">
            <text:p>24268</text:p>
          </table:table-cell>
          <table:table-cell office:value-type="string" calcext:value-type="string">
            <text:p>Wind_WE</text:p>
          </table:table-cell>
          <table:table-cell office:value-type="float" office:value="0.00000000000443378667114303" calcext:value-type="float">
            <text:p>4.43378667114303E-12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Wind_WE</text:p>
          </table:table-cell>
          <table:table-cell office:value-type="float" office:value="0.0000000000138271616378916" calcext:value-type="float">
            <text:p>1.38271616378916E-11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string" calcext:value-type="string">
            <text:p>Wind_WE</text:p>
          </table:table-cell>
          <table:table-cell office:value-type="float" office:value="-0.0000000000349018591805361" calcext:value-type="float">
            <text:p>-3.49018591805361E-11</text:p>
          </table:table-cell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string" calcext:value-type="string">
            <text:p>Wind_WE</text:p>
          </table:table-cell>
          <table:table-cell office:value-type="float" office:value="-0.0000000000103455022326671" calcext:value-type="float">
            <text:p>-1.03455022326671E-11</text:p>
          </table:table-cell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Wind_WE</text:p>
          </table:table-cell>
          <table:table-cell office:value-type="float" office:value="-0.000000000000227373675443232" calcext:value-type="float">
            <text:p>-2.27373675443232E-13</text:p>
          </table:table-cell>
        </table:table-row>
        <table:table-row table:style-name="ro1">
          <table:table-cell office:value-type="float" office:value="25468" calcext:value-type="float">
            <text:p>25468</text:p>
          </table:table-cell>
          <table:table-cell office:value-type="string" calcext:value-type="string">
            <text:p>Wind_WE</text:p>
          </table:table-cell>
          <table:table-cell office:value-type="float" office:value="-0.000000000000891731133378926" calcext:value-type="float">
            <text:p>-8.91731133378926E-13</text:p>
          </table:table-cell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string" calcext:value-type="string">
            <text:p>Wind_WE</text:p>
          </table:table-cell>
          <table:table-cell office:value-type="float" office:value="0.00000000022829738099972" calcext:value-type="float">
            <text:p>2.2829738099972E-10</text:p>
          </table:table-cell>
        </table:table-row>
        <table:table-row table:style-name="ro1">
          <table:table-cell office:value-type="float" office:value="25268" calcext:value-type="float">
            <text:p>25268</text:p>
          </table:table-cell>
          <table:table-cell office:value-type="string" calcext:value-type="string">
            <text:p>Wind_WE</text:p>
          </table:table-cell>
          <table:table-cell office:value-type="float" office:value="-0.00000000000129318777908338" calcext:value-type="float">
            <text:p>-1.29318777908338E-12</text:p>
          </table:table-cell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Wind_WE</text:p>
          </table:table-cell>
          <table:table-cell office:value-type="float" office:value="-0.0000000000109707798401359" calcext:value-type="float">
            <text:p>-1.09707798401359E-11</text:p>
          </table:table-cell>
        </table:table-row>
        <table:table-row table:style-name="ro1">
          <table:table-cell office:value-type="float" office:value="25047" calcext:value-type="float">
            <text:p>25047</text:p>
          </table:table-cell>
          <table:table-cell office:value-type="string" calcext:value-type="string">
            <text:p>Wind_WE</text:p>
          </table:table-cell>
          <table:table-cell office:value-type="float" office:value="-0.000000000000397903932025656" calcext:value-type="float">
            <text:p>-3.97903932025656E-13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  <table:table-cell office:value-type="string" calcext:value-type="string">
            <text:p>Wind_WE</text:p>
          </table:table-cell>
          <table:table-cell office:value-type="float" office:value="-0.000000000113374198917882" calcext:value-type="float">
            <text:p>-1.13374198917882E-10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Wind_WE</text:p>
          </table:table-cell>
          <table:table-cell office:value-type="float" office:value="0.00000000000359534624294611" calcext:value-type="float">
            <text:p>3.59534624294611E-12</text:p>
          </table:table-cell>
        </table:table-row>
        <table:table-row table:style-name="ro1">
          <table:table-cell office:value-type="float" office:value="25267" calcext:value-type="float">
            <text:p>25267</text:p>
          </table:table-cell>
          <table:table-cell office:value-type="string" calcext:value-type="string">
            <text:p>Wind_WE</text:p>
          </table:table-cell>
          <table:table-cell office:value-type="float" office:value="-0.0000000000109849906948512" calcext:value-type="float">
            <text:p>-1.09849906948512E-11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string" calcext:value-type="string">
            <text:p>Wind_WE</text:p>
          </table:table-cell>
          <table:table-cell office:value-type="float" office:value="0.000000000011006306976924" calcext:value-type="float">
            <text:p>1.1006306976924E-11</text:p>
          </table:table-cell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string" calcext:value-type="string">
            <text:p>Wind_WE</text:p>
          </table:table-cell>
          <table:table-cell office:value-type="float" office:value="-0.0000000000614477357885335" calcext:value-type="float">
            <text:p>-6.14477357885335E-11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  <table:table-cell office:value-type="string" calcext:value-type="string">
            <text:p>Wind_WE</text:p>
          </table:table-cell>
          <table:table-cell office:value-type="float" office:value="-0.000000000014210854715202" calcext:value-type="float">
            <text:p>-1.4210854715202E-11</text:p>
          </table:table-cell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string" calcext:value-type="string">
            <text:p>Wind_WE</text:p>
          </table:table-cell>
          <table:table-cell office:value-type="float" office:value="0.204569118484237" calcext:value-type="float">
            <text:p>0.204569118484237</text:p>
          </table:table-cell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string" calcext:value-type="string">
            <text:p>Wind_WE</text:p>
          </table:table-cell>
          <table:table-cell office:value-type="float" office:value="-821.541879317732" calcext:value-type="float">
            <text:p>-821.541879317732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Wind_WE</text:p>
          </table:table-cell>
          <table:table-cell office:value-type="float" office:value="0.0000000000268300937023014" calcext:value-type="float">
            <text:p>2.68300937023014E-11</text:p>
          </table:table-cell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string" calcext:value-type="string">
            <text:p>Wind_WE</text:p>
          </table:table-cell>
          <table:table-cell office:value-type="float" office:value="0.0000000000127897692436818" calcext:value-type="float">
            <text:p>1.27897692436818E-11</text:p>
          </table:table-cell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string" calcext:value-type="string">
            <text:p>Wind_WE</text:p>
          </table:table-cell>
          <table:table-cell office:value-type="float" office:value="0.000000000441303882325883" calcext:value-type="float">
            <text:p>4.41303882325883E-10</text:p>
          </table:table-cell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string" calcext:value-type="string">
            <text:p>Wind_WE</text:p>
          </table:table-cell>
          <table:table-cell office:value-type="float" office:value="-0.000000000062541971601604" calcext:value-type="float">
            <text:p>-6.2541971601604E-11</text:p>
          </table:table-cell>
        </table:table-row>
        <table:table-row table:style-name="ro1">
          <table:table-cell office:value-type="float" office:value="25338" calcext:value-type="float">
            <text:p>25338</text:p>
          </table:table-cell>
          <table:table-cell office:value-type="string" calcext:value-type="string">
            <text:p>Wind_WE</text:p>
          </table:table-cell>
          <table:table-cell office:value-type="float" office:value="0.00000000000407673894642358" calcext:value-type="float">
            <text:p>4.07673894642358E-12</text:p>
          </table:table-cell>
        </table:table-row>
        <table:table-row table:style-name="ro1">
          <table:table-cell office:value-type="float" office:value="24072" calcext:value-type="float">
            <text:p>24072</text:p>
          </table:table-cell>
          <table:table-cell office:value-type="string" calcext:value-type="string">
            <text:p>Wind_WE</text:p>
          </table:table-cell>
          <table:table-cell office:value-type="float" office:value="-0.00000000000973443547991337" calcext:value-type="float">
            <text:p>-9.73443547991337E-12</text:p>
          </table:table-cell>
        </table:table-row>
        <table:table-row table:style-name="ro1">
          <table:table-cell office:value-type="float" office:value="25337" calcext:value-type="float">
            <text:p>25337</text:p>
          </table:table-cell>
          <table:table-cell office:value-type="string" calcext:value-type="string">
            <text:p>Wind_WE</text:p>
          </table:table-cell>
          <table:table-cell office:value-type="float" office:value="-0.0000000000488213913740765" calcext:value-type="float">
            <text:p>-4.88213913740765E-11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string" calcext:value-type="string">
            <text:p>Wind_WE</text:p>
          </table:table-cell>
          <table:table-cell office:value-type="float" office:value="0.0000000000136992639454547" calcext:value-type="float">
            <text:p>1.36992639454547E-11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Wind_WE</text:p>
          </table:table-cell>
          <table:table-cell office:value-type="float" office:value="-0.0000000000474358330393443" calcext:value-type="float">
            <text:p>-4.74358330393443E-11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Wind_WE</text:p>
          </table:table-cell>
          <table:table-cell office:value-type="float" office:value="0.00000000000676614320127555" calcext:value-type="float">
            <text:p>6.76614320127555E-12</text:p>
          </table:table-cell>
        </table:table-row>
        <table:table-row table:style-name="ro1">
          <table:table-cell office:value-type="float" office:value="22752" calcext:value-type="float">
            <text:p>22752</text:p>
          </table:table-cell>
          <table:table-cell office:value-type="string" calcext:value-type="string">
            <text:p>Wind_WE</text:p>
          </table:table-cell>
          <table:table-cell office:value-type="float" office:value="-3.20107465798456" calcext:value-type="float">
            <text:p>-3.20107465798456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Wind_WE</text:p>
          </table:table-cell>
          <table:table-cell office:value-type="float" office:value="0.000000000078088646660035" calcext:value-type="float">
            <text:p>7.8088646660035E-11</text:p>
          </table:table-cell>
        </table:table-row>
        <table:table-row table:style-name="ro1">
          <table:table-cell office:value-type="float" office:value="25257" calcext:value-type="float">
            <text:p>25257</text:p>
          </table:table-cell>
          <table:table-cell office:value-type="string" calcext:value-type="string">
            <text:p>Wind_WE</text:p>
          </table:table-cell>
          <table:table-cell office:value-type="float" office:value="-0.00000000000119371179607697" calcext:value-type="float">
            <text:p>-1.19371179607697E-12</text:p>
          </table:table-cell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string" calcext:value-type="string">
            <text:p>Wind_WE</text:p>
          </table:table-cell>
          <table:table-cell office:value-type="float" office:value="0.532868991434938" calcext:value-type="float">
            <text:p>0.532868991434938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string" calcext:value-type="string">
            <text:p>Wind_WE</text:p>
          </table:table-cell>
          <table:table-cell office:value-type="float" office:value="-0.0000000000127613475342514" calcext:value-type="float">
            <text:p>-1.27613475342514E-11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Wind_WE</text:p>
          </table:table-cell>
          <table:table-cell office:value-type="float" office:value="0.00000000000147082346302341" calcext:value-type="float">
            <text:p>1.47082346302341E-12</text:p>
          </table:table-cell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string" calcext:value-type="string">
            <text:p>Wind_WE</text:p>
          </table:table-cell>
          <table:table-cell office:value-type="float" office:value="-0.000000000203606020932057" calcext:value-type="float">
            <text:p>-2.03606020932057E-10</text:p>
          </table:table-cell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string" calcext:value-type="string">
            <text:p>Wind_WE</text:p>
          </table:table-cell>
          <table:table-cell office:value-type="float" office:value="-3.21734182776681" calcext:value-type="float">
            <text:p>-3.21734182776681</text:p>
          </table:table-cell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Wind_WE</text:p>
          </table:table-cell>
          <table:table-cell office:value-type="float" office:value="-0.00000000000963140678322816" calcext:value-type="float">
            <text:p>-9.63140678322816E-12</text:p>
          </table:table-cell>
        </table:table-row>
        <table:table-row table:style-name="ro1">
          <table:table-cell office:value-type="float" office:value="24797" calcext:value-type="float">
            <text:p>24797</text:p>
          </table:table-cell>
          <table:table-cell office:value-type="string" calcext:value-type="string">
            <text:p>Wind_WE</text:p>
          </table:table-cell>
          <table:table-cell office:value-type="float" office:value="0.0000000000866862137627322" calcext:value-type="float">
            <text:p>8.66862137627322E-11</text:p>
          </table:table-cell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Wind_WE</text:p>
          </table:table-cell>
          <table:table-cell office:value-type="float" office:value="0.000000000138641098601511" calcext:value-type="float">
            <text:p>1.38641098601511E-10</text:p>
          </table:table-cell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Wind_WE</text:p>
          </table:table-cell>
          <table:table-cell office:value-type="float" office:value="-0.000000000200316208065487" calcext:value-type="float">
            <text:p>-2.00316208065487E-10</text:p>
          </table:table-cell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string" calcext:value-type="string">
            <text:p>Wind_WE</text:p>
          </table:table-cell>
          <table:table-cell office:value-type="float" office:value="-3.04859661355816" calcext:value-type="float">
            <text:p>-3.04859661355816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office:value-type="string" calcext:value-type="string">
            <text:p>Wind_WE</text:p>
          </table:table-cell>
          <table:table-cell office:value-type="float" office:value="0.00000000000386535248253494" calcext:value-type="float">
            <text:p>3.86535248253494E-12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Wind_WE</text:p>
          </table:table-cell>
          <table:table-cell office:value-type="float" office:value="-0.00000000000654054588267172" calcext:value-type="float">
            <text:p>-6.54054588267172E-12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string" calcext:value-type="string">
            <text:p>Wind_WE</text:p>
          </table:table-cell>
          <table:table-cell office:value-type="float" office:value="0.00000000000295585778076202" calcext:value-type="float">
            <text:p>2.95585778076202E-12</text:p>
          </table:table-cell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string" calcext:value-type="string">
            <text:p>Wind_WE</text:p>
          </table:table-cell>
          <table:table-cell office:value-type="float" office:value="0.00000000000251532128459075" calcext:value-type="float">
            <text:p>2.51532128459075E-12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string" calcext:value-type="string">
            <text:p>Wind_WE</text:p>
          </table:table-cell>
          <table:table-cell office:value-type="float" office:value="-0.000000000127471366795362" calcext:value-type="float">
            <text:p>-1.27471366795362E-10</text:p>
          </table:table-cell>
        </table:table-row>
        <table:table-row table:style-name="ro1">
          <table:table-cell office:value-type="float" office:value="24607" calcext:value-type="float">
            <text:p>24607</text:p>
          </table:table-cell>
          <table:table-cell office:value-type="string" calcext:value-type="string">
            <text:p>Wind_WE</text:p>
          </table:table-cell>
          <table:table-cell office:value-type="float" office:value="-0.0000000000300133251585066" calcext:value-type="float">
            <text:p>-3.00133251585066E-11</text:p>
          </table:table-cell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Wind_WE</text:p>
          </table:table-cell>
          <table:table-cell office:value-type="float" office:value="0.000000000153988821693929" calcext:value-type="float">
            <text:p>1.53988821693929E-10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string" calcext:value-type="string">
            <text:p>Wind_WE</text:p>
          </table:table-cell>
          <table:table-cell office:value-type="float" office:value="-0.0000000000219735341033811" calcext:value-type="float">
            <text:p>-2.19735341033811E-11</text:p>
          </table:table-cell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string" calcext:value-type="string">
            <text:p>Wind_WE</text:p>
          </table:table-cell>
          <table:table-cell office:value-type="float" office:value="0.0000000000504627450936823" calcext:value-type="float">
            <text:p>5.04627450936823E-11</text:p>
          </table:table-cell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Wind_WE</text:p>
          </table:table-cell>
          <table:table-cell office:value-type="float" office:value="-0.0000000000014352963262354" calcext:value-type="float">
            <text:p>-1.4352963262354E-12</text:p>
          </table:table-cell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string" calcext:value-type="string">
            <text:p>Wind_WE</text:p>
          </table:table-cell>
          <table:table-cell office:value-type="float" office:value="0.00000000000462208049611945" calcext:value-type="float">
            <text:p>4.62208049611945E-12</text:p>
          </table:table-cell>
        </table:table-row>
        <table:table-row table:style-name="ro1">
          <table:table-cell office:value-type="float" office:value="24628" calcext:value-type="float">
            <text:p>24628</text:p>
          </table:table-cell>
          <table:table-cell office:value-type="string" calcext:value-type="string">
            <text:p>Wind_WE</text:p>
          </table:table-cell>
          <table:table-cell office:value-type="float" office:value="0.00000000000471800376544707" calcext:value-type="float">
            <text:p>4.71800376544707E-12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Wind_WE</text:p>
          </table:table-cell>
          <table:table-cell office:value-type="float" office:value="-0.000000000613681550021283" calcext:value-type="float">
            <text:p>-6.13681550021283E-10</text:p>
          </table:table-cell>
        </table:table-row>
        <table:table-row table:style-name="ro1">
          <table:table-cell office:value-type="float" office:value="25317" calcext:value-type="float">
            <text:p>25317</text:p>
          </table:table-cell>
          <table:table-cell office:value-type="string" calcext:value-type="string">
            <text:p>Wind_WE</text:p>
          </table:table-cell>
          <table:table-cell office:value-type="float" office:value="0.00000000000112265752250096" calcext:value-type="float">
            <text:p>1.12265752250096E-12</text:p>
          </table:table-cell>
        </table:table-row>
        <table:table-row table:style-name="ro1">
          <table:table-cell office:value-type="float" office:value="24047" calcext:value-type="float">
            <text:p>24047</text:p>
          </table:table-cell>
          <table:table-cell office:value-type="string" calcext:value-type="string">
            <text:p>Wind_WE</text:p>
          </table:table-cell>
          <table:table-cell office:value-type="float" office:value="0.00000000000176569869836385" calcext:value-type="float">
            <text:p>1.76569869836385E-12</text:p>
          </table:table-cell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string" calcext:value-type="string">
            <text:p>Wind_WE</text:p>
          </table:table-cell>
          <table:table-cell office:value-type="float" office:value="-0.0000000000408135747420602" calcext:value-type="float">
            <text:p>-4.08135747420602E-11</text:p>
          </table:table-cell>
        </table:table-row>
        <table:table-row table:style-name="ro1">
          <table:table-cell office:value-type="float" office:value="25471" calcext:value-type="float">
            <text:p>25471</text:p>
          </table:table-cell>
          <table:table-cell office:value-type="string" calcext:value-type="string">
            <text:p>Wind_WE</text:p>
          </table:table-cell>
          <table:table-cell office:value-type="float" office:value="0.00000000000536815036866756" calcext:value-type="float">
            <text:p>5.36815036866756E-12</text:p>
          </table:table-cell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string" calcext:value-type="string">
            <text:p>Wind_WE</text:p>
          </table:table-cell>
          <table:table-cell office:value-type="float" office:value="-0.0000000000381561449103174" calcext:value-type="float">
            <text:p>-3.81561449103174E-11</text:p>
          </table:table-cell>
        </table:table-row>
        <table:table-row table:style-name="ro1">
          <table:table-cell office:value-type="float" office:value="24627" calcext:value-type="float">
            <text:p>24627</text:p>
          </table:table-cell>
          <table:table-cell office:value-type="string" calcext:value-type="string">
            <text:p>Wind_WE</text:p>
          </table:table-cell>
          <table:table-cell office:value-type="float" office:value="-0.0000000000415525391872507" calcext:value-type="float">
            <text:p>-4.15525391872507E-11</text:p>
          </table:table-cell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string" calcext:value-type="string">
            <text:p>Wind_WE</text:p>
          </table:table-cell>
          <table:table-cell office:value-type="float" office:value="1.67428442635722" calcext:value-type="float">
            <text:p>1.67428442635722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Wind_WE</text:p>
          </table:table-cell>
          <table:table-cell office:value-type="float" office:value="-9.85832211726971" calcext:value-type="float">
            <text:p>-9.85832211726971</text:p>
          </table:table-cell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string" calcext:value-type="string">
            <text:p>Wind_WE</text:p>
          </table:table-cell>
          <table:table-cell office:value-type="float" office:value="1.11827104832395" calcext:value-type="float">
            <text:p>1.11827104832395</text:p>
          </table:table-cell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string" calcext:value-type="string">
            <text:p>Wind_WE</text:p>
          </table:table-cell>
          <table:table-cell office:value-type="float" office:value="1.12039664318332" calcext:value-type="float">
            <text:p>1.12039664318332</text:p>
          </table:table-cell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string" calcext:value-type="string">
            <text:p>Wind_WE</text:p>
          </table:table-cell>
          <table:table-cell office:value-type="float" office:value="8.04107599890853" calcext:value-type="float">
            <text:p>8.04107599890853</text:p>
          </table:table-cell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string" calcext:value-type="string">
            <text:p>Wind_WE</text:p>
          </table:table-cell>
          <table:table-cell office:value-type="float" office:value="0.00000000000775912667450029" calcext:value-type="float">
            <text:p>7.75912667450029E-12</text:p>
          </table:table-cell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string" calcext:value-type="string">
            <text:p>Wind_WE</text:p>
          </table:table-cell>
          <table:table-cell office:value-type="float" office:value="-18571.4951229018" calcext:value-type="float">
            <text:p>-18571.4951229018</text:p>
          </table:table-cell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string" calcext:value-type="string">
            <text:p>Wind_WE</text:p>
          </table:table-cell>
          <table:table-cell office:value-type="float" office:value="77.0146973530921" calcext:value-type="float">
            <text:p>77.0146973530921</text:p>
          </table:table-cell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string" calcext:value-type="string">
            <text:p>Wind_WE</text:p>
          </table:table-cell>
          <table:table-cell office:value-type="float" office:value="-0.00000000000382271991838934" calcext:value-type="float">
            <text:p>-3.82271991838934E-12</text:p>
          </table:table-cell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string" calcext:value-type="string">
            <text:p>Wind_WE</text:p>
          </table:table-cell>
          <table:table-cell office:value-type="float" office:value="0.0000000000267164068645798" calcext:value-type="float">
            <text:p>2.67164068645798E-11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Wind_WE</text:p>
          </table:table-cell>
          <table:table-cell office:value-type="float" office:value="-0.000000000156347823576652" calcext:value-type="float">
            <text:p>-1.56347823576652E-10</text:p>
          </table:table-cell>
        </table:table-row>
        <table:table-row table:style-name="ro1">
          <table:table-cell office:value-type="float" office:value="24074" calcext:value-type="float">
            <text:p>24074</text:p>
          </table:table-cell>
          <table:table-cell office:value-type="string" calcext:value-type="string">
            <text:p>Wind_WE</text:p>
          </table:table-cell>
          <table:table-cell office:value-type="float" office:value="0.00000000000112621023617976" calcext:value-type="float">
            <text:p>1.12621023617976E-12</text:p>
          </table:table-cell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string" calcext:value-type="string">
            <text:p>Wind_WE</text:p>
          </table:table-cell>
          <table:table-cell office:value-type="float" office:value="-3.38834630398853" calcext:value-type="float">
            <text:p>-3.38834630398853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Wind_WE</text:p>
          </table:table-cell>
          <table:table-cell office:value-type="float" office:value="65.1020101849328" calcext:value-type="float">
            <text:p>65.1020101849328</text:p>
          </table:table-cell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Wind_WE</text:p>
          </table:table-cell>
          <table:table-cell office:value-type="float" office:value="0.000000000105444541986799" calcext:value-type="float">
            <text:p>1.05444541986799E-10</text:p>
          </table:table-cell>
        </table:table-row>
        <table:table-row table:style-name="ro1">
          <table:table-cell office:value-type="float" office:value="24777" calcext:value-type="float">
            <text:p>24777</text:p>
          </table:table-cell>
          <table:table-cell office:value-type="string" calcext:value-type="string">
            <text:p>Wind_WE</text:p>
          </table:table-cell>
          <table:table-cell office:value-type="float" office:value="0.0000000000186872739504906" calcext:value-type="float">
            <text:p>1.86872739504906E-11</text:p>
          </table:table-cell>
        </table:table-row>
        <table:table-row table:style-name="ro1">
          <table:table-cell office:value-type="float" office:value="22733" calcext:value-type="float">
            <text:p>22733</text:p>
          </table:table-cell>
          <table:table-cell office:value-type="string" calcext:value-type="string">
            <text:p>Wind_WE</text:p>
          </table:table-cell>
          <table:table-cell office:value-type="float" office:value="1.36856084871785" calcext:value-type="float">
            <text:p>1.36856084871785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Wind_WE</text:p>
          </table:table-cell>
          <table:table-cell office:value-type="float" office:value="0.000000000124089183373144" calcext:value-type="float">
            <text:p>1.24089183373144E-10</text:p>
          </table:table-cell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string" calcext:value-type="string">
            <text:p>Wind_WE</text:p>
          </table:table-cell>
          <table:table-cell office:value-type="float" office:value="-0.0000000000475495198770659" calcext:value-type="float">
            <text:p>-4.75495198770659E-11</text:p>
          </table:table-cell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string" calcext:value-type="string">
            <text:p>Wind_WE</text:p>
          </table:table-cell>
          <table:table-cell office:value-type="float" office:value="0.0000000000504769559483975" calcext:value-type="float">
            <text:p>5.04769559483975E-11</text:p>
          </table:table-cell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string" calcext:value-type="string">
            <text:p>Wind_WE</text:p>
          </table:table-cell>
          <table:table-cell office:value-type="float" office:value="0.00000000000476063632959267" calcext:value-type="float">
            <text:p>4.76063632959267E-12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string" calcext:value-type="string">
            <text:p>Wind_WE</text:p>
          </table:table-cell>
          <table:table-cell office:value-type="float" office:value="0.0000000000374242858924845" calcext:value-type="float">
            <text:p>3.74242858924845E-11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string" calcext:value-type="string">
            <text:p>Wind_WE</text:p>
          </table:table-cell>
          <table:table-cell office:value-type="float" office:value="-82.6800737479696" calcext:value-type="float">
            <text:p>-82.6800737479696</text:p>
          </table:table-cell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string" calcext:value-type="string">
            <text:p>Wind_WE</text:p>
          </table:table-cell>
          <table:table-cell office:value-type="float" office:value="0.0000000000668194388708798" calcext:value-type="float">
            <text:p>6.68194388708798E-11</text:p>
          </table:table-cell>
        </table:table-row>
        <table:table-row table:style-name="ro1">
          <table:table-cell office:value-type="float" office:value="24071" calcext:value-type="float">
            <text:p>24071</text:p>
          </table:table-cell>
          <table:table-cell office:value-type="string" calcext:value-type="string">
            <text:p>Wind_WE</text:p>
          </table:table-cell>
          <table:table-cell office:value-type="float" office:value="0.00000000000451194637207664" calcext:value-type="float">
            <text:p>4.51194637207664E-12</text:p>
          </table:table-cell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string" calcext:value-type="string">
            <text:p>Wind_WE</text:p>
          </table:table-cell>
          <table:table-cell office:value-type="float" office:value="-0.00000000000660094201521133" calcext:value-type="float">
            <text:p>-6.60094201521133E-12</text:p>
          </table:table-cell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string" calcext:value-type="string">
            <text:p>Wind_WE</text:p>
          </table:table-cell>
          <table:table-cell office:value-type="float" office:value="-0.0000000000561897195439087" calcext:value-type="float">
            <text:p>-5.61897195439087E-11</text:p>
          </table:table-cell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string" calcext:value-type="string">
            <text:p>Wind_WE</text:p>
          </table:table-cell>
          <table:table-cell office:value-type="float" office:value="0.0000000000262758703684085" calcext:value-type="float">
            <text:p>2.62758703684085E-11</text:p>
          </table:table-cell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string" calcext:value-type="string">
            <text:p>Wind_WE</text:p>
          </table:table-cell>
          <table:table-cell office:value-type="float" office:value="-0.0000000000347597506333841" calcext:value-type="float">
            <text:p>-3.47597506333841E-11</text:p>
          </table:table-cell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Wind_WE</text:p>
          </table:table-cell>
          <table:table-cell office:value-type="float" office:value="0.0000000000113420384195706" calcext:value-type="float">
            <text:p>1.13420384195706E-11</text:p>
          </table:table-cell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string" calcext:value-type="string">
            <text:p>Wind_WE</text:p>
          </table:table-cell>
          <table:table-cell office:value-type="float" office:value="0.000000000035242919693701" calcext:value-type="float">
            <text:p>3.5242919693701E-11</text:p>
          </table:table-cell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Wind_WE</text:p>
          </table:table-cell>
          <table:table-cell office:value-type="float" office:value="0.0000000000197246663447004" calcext:value-type="float">
            <text:p>1.97246663447004E-11</text:p>
          </table:table-cell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string" calcext:value-type="string">
            <text:p>Wind_WE</text:p>
          </table:table-cell>
          <table:table-cell office:value-type="float" office:value="-1608.19898981747" calcext:value-type="float">
            <text:p>-1608.19898981747</text:p>
          </table:table-cell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string" calcext:value-type="string">
            <text:p>Wind_WE</text:p>
          </table:table-cell>
          <table:table-cell office:value-type="float" office:value="-2.23326102777521" calcext:value-type="float">
            <text:p>-2.23326102777521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string" calcext:value-type="string">
            <text:p>Wind_WE</text:p>
          </table:table-cell>
          <table:table-cell office:value-type="float" office:value="-0.000000000032891023238335" calcext:value-type="float">
            <text:p>-3.2891023238335E-11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string" calcext:value-type="string">
            <text:p>Wind_WE</text:p>
          </table:table-cell>
          <table:table-cell office:value-type="float" office:value="-0.0000000000120223830890609" calcext:value-type="float">
            <text:p>-1.20223830890609E-11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  <table:table-cell office:value-type="string" calcext:value-type="string">
            <text:p>Wind_WE</text:p>
          </table:table-cell>
          <table:table-cell office:value-type="float" office:value="-0.000000000114482645585667" calcext:value-type="float">
            <text:p>-1.14482645585667E-10</text:p>
          </table:table-cell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string" calcext:value-type="string">
            <text:p>Wind_WE</text:p>
          </table:table-cell>
          <table:table-cell office:value-type="float" office:value="-0.000000000000705213665241899" calcext:value-type="float">
            <text:p>-7.05213665241899E-13</text:p>
          </table:table-cell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string" calcext:value-type="string">
            <text:p>Wind_WE</text:p>
          </table:table-cell>
          <table:table-cell office:value-type="float" office:value="-0.0000000000437125891039614" calcext:value-type="float">
            <text:p>-4.37125891039614E-11</text:p>
          </table:table-cell>
        </table:table-row>
        <table:table-row table:style-name="ro1">
          <table:table-cell office:value-type="float" office:value="24802" calcext:value-type="float">
            <text:p>24802</text:p>
          </table:table-cell>
          <table:table-cell office:value-type="string" calcext:value-type="string">
            <text:p>Wind_WE</text:p>
          </table:table-cell>
          <table:table-cell office:value-type="float" office:value="0.00000000000420641299569979" calcext:value-type="float">
            <text:p>4.20641299569979E-12</text:p>
          </table:table-cell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Wind_WE</text:p>
          </table:table-cell>
          <table:table-cell office:value-type="float" office:value="0.0000000000520969933859305" calcext:value-type="float">
            <text:p>5.20969933859305E-11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string" calcext:value-type="string">
            <text:p>Wind_WE</text:p>
          </table:table-cell>
          <table:table-cell office:value-type="float" office:value="-0.00000000000389377419196535" calcext:value-type="float">
            <text:p>-3.89377419196535E-12</text:p>
          </table:table-cell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string" calcext:value-type="string">
            <text:p>Wind_WE</text:p>
          </table:table-cell>
          <table:table-cell office:value-type="float" office:value="-3.55052627702488" calcext:value-type="float">
            <text:p>-3.55052627702488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string" calcext:value-type="string">
            <text:p>Wind_WE</text:p>
          </table:table-cell>
          <table:table-cell office:value-type="float" office:value="-2.80824409896021" calcext:value-type="float">
            <text:p>-2.80824409896021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string" calcext:value-type="string">
            <text:p>Wind_WE</text:p>
          </table:table-cell>
          <table:table-cell office:value-type="float" office:value="-0.00000000001125499693444" calcext:value-type="float">
            <text:p>-1.125499693444E-11</text:p>
          </table:table-cell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string" calcext:value-type="string">
            <text:p>Wind_WE</text:p>
          </table:table-cell>
          <table:table-cell office:value-type="float" office:value="1.55377566385036" calcext:value-type="float">
            <text:p>1.55377566385036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string" calcext:value-type="string">
            <text:p>Wind_WE</text:p>
          </table:table-cell>
          <table:table-cell office:value-type="float" office:value="-2.53790305269185" calcext:value-type="float">
            <text:p>-2.53790305269185</text:p>
          </table:table-cell>
        </table:table-row>
        <table:table-row table:style-name="ro1">
          <table:table-cell office:value-type="float" office:value="24779" calcext:value-type="float">
            <text:p>24779</text:p>
          </table:table-cell>
          <table:table-cell office:value-type="string" calcext:value-type="string">
            <text:p>Wind_WE</text:p>
          </table:table-cell>
          <table:table-cell office:value-type="float" office:value="0.0000000000233910668612225" calcext:value-type="float">
            <text:p>2.33910668612225E-11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Wind_WE</text:p>
          </table:table-cell>
          <table:table-cell office:value-type="float" office:value="19.5040544708722" calcext:value-type="float">
            <text:p>19.5040544708722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string" calcext:value-type="string">
            <text:p>Wind_WE</text:p>
          </table:table-cell>
          <table:table-cell office:value-type="float" office:value="-0.00000000000369482222595252" calcext:value-type="float">
            <text:p>-3.69482222595252E-12</text:p>
          </table:table-cell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string" calcext:value-type="string">
            <text:p>Wind_WE</text:p>
          </table:table-cell>
          <table:table-cell office:value-type="float" office:value="-0.0000000000403588273911737" calcext:value-type="float">
            <text:p>-4.03588273911737E-11</text:p>
          </table:table-cell>
        </table:table-row>
        <table:table-row table:style-name="ro1">
          <table:table-cell office:value-type="float" office:value="24620" calcext:value-type="float">
            <text:p>24620</text:p>
          </table:table-cell>
          <table:table-cell office:value-type="string" calcext:value-type="string">
            <text:p>Wind_WE</text:p>
          </table:table-cell>
          <table:table-cell office:value-type="float" office:value="-0.000000000152795109897852" calcext:value-type="float">
            <text:p>-1.52795109897852E-10</text:p>
          </table:table-cell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string" calcext:value-type="string">
            <text:p>Wind_WE</text:p>
          </table:table-cell>
          <table:table-cell office:value-type="float" office:value="-1.90682083216779" calcext:value-type="float">
            <text:p>-1.90682083216779</text:p>
          </table:table-cell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string" calcext:value-type="string">
            <text:p>Wind_WE</text:p>
          </table:table-cell>
          <table:table-cell office:value-type="float" office:value="-2077.35069028065" calcext:value-type="float">
            <text:p>-2077.35069028065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string" calcext:value-type="string">
            <text:p>Wind_WE</text:p>
          </table:table-cell>
          <table:table-cell office:value-type="float" office:value="-1.5635286794183" calcext:value-type="float">
            <text:p>-1.5635286794183</text:p>
          </table:table-cell>
        </table:table-row>
        <table:table-row table:style-name="ro1">
          <table:table-cell office:value-type="float" office:value="25469" calcext:value-type="float">
            <text:p>25469</text:p>
          </table:table-cell>
          <table:table-cell office:value-type="string" calcext:value-type="string">
            <text:p>Wind_WE</text:p>
          </table:table-cell>
          <table:table-cell office:value-type="float" office:value="0.00000000000378719278160133" calcext:value-type="float">
            <text:p>3.78719278160133E-12</text:p>
          </table:table-cell>
        </table:table-row>
        <table:table-row table:style-name="ro1">
          <table:table-cell office:value-type="float" office:value="22731" calcext:value-type="float">
            <text:p>22731</text:p>
          </table:table-cell>
          <table:table-cell office:value-type="string" calcext:value-type="string">
            <text:p>Wind_WE</text:p>
          </table:table-cell>
          <table:table-cell office:value-type="float" office:value="1.74270432434478" calcext:value-type="float">
            <text:p>1.74270432434478</text:p>
          </table:table-cell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string" calcext:value-type="string">
            <text:p>Wind_WE</text:p>
          </table:table-cell>
          <table:table-cell office:value-type="float" office:value="-1.21007821454434" calcext:value-type="float">
            <text:p>-1.21007821454434</text:p>
          </table:table-cell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string" calcext:value-type="string">
            <text:p>Wind_WE</text:p>
          </table:table-cell>
          <table:table-cell office:value-type="float" office:value="-0.0000000000172235559148248" calcext:value-type="float">
            <text:p>-1.72235559148248E-11</text:p>
          </table:table-cell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string" calcext:value-type="string">
            <text:p>Wind_WE</text:p>
          </table:table-cell>
          <table:table-cell office:value-type="float" office:value="-0.0000000000104591890703887" calcext:value-type="float">
            <text:p>-1.04591890703887E-11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string" calcext:value-type="string">
            <text:p>Wind_WE</text:p>
          </table:table-cell>
          <table:table-cell office:value-type="float" office:value="0.00000000000687805368215777" calcext:value-type="float">
            <text:p>6.87805368215777E-12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Wind_WE</text:p>
          </table:table-cell>
          <table:table-cell office:value-type="float" office:value="1.7426194533255" calcext:value-type="float">
            <text:p>1.7426194533255</text:p>
          </table:table-cell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string" calcext:value-type="string">
            <text:p>Wind_WE</text:p>
          </table:table-cell>
          <table:table-cell office:value-type="float" office:value="-0.493065046914609" calcext:value-type="float">
            <text:p>-0.493065046914609</text:p>
          </table:table-cell>
        </table:table-row>
        <table:table-row table:style-name="ro1">
          <table:table-cell office:value-type="float" office:value="22738" calcext:value-type="float">
            <text:p>22738</text:p>
          </table:table-cell>
          <table:table-cell office:value-type="string" calcext:value-type="string">
            <text:p>Wind_WE</text:p>
          </table:table-cell>
          <table:table-cell office:value-type="float" office:value="-0.139426658693516" calcext:value-type="float">
            <text:p>-0.139426658693516</text:p>
          </table:table-cell>
        </table:table-row>
        <table:table-row table:style-name="ro1">
          <table:table-cell office:value-type="float" office:value="24539" calcext:value-type="float">
            <text:p>24539</text:p>
          </table:table-cell>
          <table:table-cell office:value-type="string" calcext:value-type="string">
            <text:p>Wind_WE</text:p>
          </table:table-cell>
          <table:table-cell office:value-type="float" office:value="0.0000000000118234311230481" calcext:value-type="float">
            <text:p>1.18234311230481E-11</text:p>
          </table:table-cell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Wind_WE</text:p>
          </table:table-cell>
          <table:table-cell office:value-type="float" office:value="0.0000000000508748598804232" calcext:value-type="float">
            <text:p>5.08748598804232E-11</text:p>
          </table:table-cell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string" calcext:value-type="string">
            <text:p>Wind_WE</text:p>
          </table:table-cell>
          <table:table-cell office:value-type="float" office:value="0.000000000172533987097268" calcext:value-type="float">
            <text:p>1.72533987097268E-10</text:p>
          </table:table-cell>
        </table:table-row>
        <table:table-row table:style-name="ro1">
          <table:table-cell office:value-type="float" office:value="24267" calcext:value-type="float">
            <text:p>24267</text:p>
          </table:table-cell>
          <table:table-cell office:value-type="string" calcext:value-type="string">
            <text:p>Wind_WE</text:p>
          </table:table-cell>
          <table:table-cell office:value-type="float" office:value="-0.00000000000443378667114303" calcext:value-type="float">
            <text:p>-4.43378667114303E-12</text:p>
          </table:table-cell>
        </table:table-row>
        <table:table-row table:style-name="ro1">
          <table:table-cell office:value-type="float" office:value="24069" calcext:value-type="float">
            <text:p>24069</text:p>
          </table:table-cell>
          <table:table-cell office:value-type="string" calcext:value-type="string">
            <text:p>Wind_WE</text:p>
          </table:table-cell>
          <table:table-cell office:value-type="float" office:value="0.00000000000813571432445315" calcext:value-type="float">
            <text:p>8.13571432445315E-12</text:p>
          </table:table-cell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string" calcext:value-type="string">
            <text:p>Wind_WE</text:p>
          </table:table-cell>
          <table:table-cell office:value-type="float" office:value="-0.000000000239765540754888" calcext:value-type="float">
            <text:p>-2.39765540754888E-10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Wind_WE</text:p>
          </table:table-cell>
          <table:table-cell office:value-type="float" office:value="-0.000000000100598640528915" calcext:value-type="float">
            <text:p>-1.00598640528915E-10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Wind_WE</text:p>
          </table:table-cell>
          <table:table-cell office:value-type="float" office:value="0.841178913459473" calcext:value-type="float">
            <text:p>0.841178913459473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string" calcext:value-type="string">
            <text:p>Wind_WE</text:p>
          </table:table-cell>
          <table:table-cell office:value-type="float" office:value="12804.1011251008" calcext:value-type="float">
            <text:p>12804.1011251008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string" calcext:value-type="string">
            <text:p>Wind_WE</text:p>
          </table:table-cell>
          <table:table-cell office:value-type="float" office:value="0.000000000129205091070617" calcext:value-type="float">
            <text:p>1.29205091070617E-10</text:p>
          </table:table-cell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Wind_WE</text:p>
          </table:table-cell>
          <table:table-cell office:value-type="float" office:value="1.95769601247356" calcext:value-type="float">
            <text:p>1.95769601247356</text:p>
          </table:table-cell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string" calcext:value-type="string">
            <text:p>Wind_WE</text:p>
          </table:table-cell>
          <table:table-cell office:value-type="float" office:value="0.000000000132686750475841" calcext:value-type="float">
            <text:p>1.32686750475841E-10</text:p>
          </table:table-cell>
        </table:table-row>
        <table:table-row table:style-name="ro1">
          <table:table-cell office:value-type="float" office:value="24269" calcext:value-type="float">
            <text:p>24269</text:p>
          </table:table-cell>
          <table:table-cell office:value-type="string" calcext:value-type="string">
            <text:p>Wind_WE</text:p>
          </table:table-cell>
          <table:table-cell office:value-type="float" office:value="0.00000000000108002495835535" calcext:value-type="float">
            <text:p>1.08002495835535E-12</text:p>
          </table:table-cell>
        </table:table-row>
        <table:table-row table:style-name="ro1">
          <table:table-cell office:value-type="float" office:value="24781" calcext:value-type="float">
            <text:p>24781</text:p>
          </table:table-cell>
          <table:table-cell office:value-type="string" calcext:value-type="string">
            <text:p>Wind_WE</text:p>
          </table:table-cell>
          <table:table-cell office:value-type="float" office:value="-0.000000000104250830190722" calcext:value-type="float">
            <text:p>-1.04250830190722E-10</text:p>
          </table:table-cell>
        </table:table-row>
        <table:table-row table:style-name="ro1">
          <table:table-cell office:value-type="float" office:value="24317" calcext:value-type="float">
            <text:p>24317</text:p>
          </table:table-cell>
          <table:table-cell office:value-type="string" calcext:value-type="string">
            <text:p>Wind_WE</text:p>
          </table:table-cell>
          <table:table-cell office:value-type="float" office:value="0.000000000210292228075559" calcext:value-type="float">
            <text:p>2.10292228075559E-10</text:p>
          </table:table-cell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string" calcext:value-type="string">
            <text:p>Wind_WE</text:p>
          </table:table-cell>
          <table:table-cell office:value-type="float" office:value="-2.59868582840699" calcext:value-type="float">
            <text:p>-2.59868582840699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string" calcext:value-type="string">
            <text:p>Wind_WE</text:p>
          </table:table-cell>
          <table:table-cell office:value-type="float" office:value="0.00000000000915179043659009" calcext:value-type="float">
            <text:p>9.15179043659009E-12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Wind_WE</text:p>
          </table:table-cell>
          <table:table-cell office:value-type="float" office:value="0.00000000000461142235508305" calcext:value-type="float">
            <text:p>4.61142235508305E-12</text:p>
          </table:table-cell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string" calcext:value-type="string">
            <text:p>Wind_WE</text:p>
          </table:table-cell>
          <table:table-cell office:value-type="float" office:value="0.000000000586865667173697" calcext:value-type="float">
            <text:p>5.86865667173697E-10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  <table:table-cell office:value-type="string" calcext:value-type="string">
            <text:p>Wind_WE</text:p>
          </table:table-cell>
          <table:table-cell office:value-type="float" office:value="0.000000000515953502144839" calcext:value-type="float">
            <text:p>5.15953502144839E-10</text:p>
          </table:table-cell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string" calcext:value-type="string">
            <text:p>Wind_WE</text:p>
          </table:table-cell>
          <table:table-cell office:value-type="float" office:value="0.00000000000510524955643632" calcext:value-type="float">
            <text:p>5.10524955643632E-12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string" calcext:value-type="string">
            <text:p>Wind_WE</text:p>
          </table:table-cell>
          <table:table-cell office:value-type="float" office:value="-0.00000000000974864633462857" calcext:value-type="float">
            <text:p>-9.74864633462857E-12</text:p>
          </table:table-cell>
        </table:table-row>
        <table:table-row table:style-name="ro1">
          <table:table-cell office:value-type="float" office:value="24767" calcext:value-type="float">
            <text:p>24767</text:p>
          </table:table-cell>
          <table:table-cell office:value-type="string" calcext:value-type="string">
            <text:p>Wind_NS</text:p>
          </table:table-cell>
          <table:table-cell office:value-type="float" office:value="-0.0000000000316049408866093" calcext:value-type="float">
            <text:p>-3.16049408866093E-11</text:p>
          </table:table-cell>
        </table:table-row>
        <table:table-row table:style-name="ro1">
          <table:table-cell office:value-type="float" office:value="25108" calcext:value-type="float">
            <text:p>25108</text:p>
          </table:table-cell>
          <table:table-cell office:value-type="string" calcext:value-type="string">
            <text:p>Wind_NS</text:p>
          </table:table-cell>
          <table:table-cell office:value-type="float" office:value="0.0000000000181898940354586" calcext:value-type="float">
            <text:p>1.81898940354586E-11</text:p>
          </table:table-cell>
        </table:table-row>
        <table:table-row table:style-name="ro1">
          <table:table-cell office:value-type="float" office:value="24795" calcext:value-type="float">
            <text:p>24795</text:p>
          </table:table-cell>
          <table:table-cell office:value-type="string" calcext:value-type="string">
            <text:p>Wind_NS</text:p>
          </table:table-cell>
          <table:table-cell office:value-type="float" office:value="0.000000000149384504766203" calcext:value-type="float">
            <text:p>1.49384504766203E-10</text:p>
          </table:table-cell>
        </table:table-row>
        <table:table-row table:style-name="ro1">
          <table:table-cell office:value-type="float" office:value="24617" calcext:value-type="float">
            <text:p>24617</text:p>
          </table:table-cell>
          <table:table-cell office:value-type="string" calcext:value-type="string">
            <text:p>Wind_NS</text:p>
          </table:table-cell>
          <table:table-cell office:value-type="float" office:value="0.000000000233455921261339" calcext:value-type="float">
            <text:p>2.33455921261339E-10</text:p>
          </table:table-cell>
        </table:table-row>
        <table:table-row table:style-name="ro1">
          <table:table-cell office:value-type="float" office:value="22740" calcext:value-type="float">
            <text:p>22740</text:p>
          </table:table-cell>
          <table:table-cell office:value-type="string" calcext:value-type="string">
            <text:p>Wind_NS</text:p>
          </table:table-cell>
          <table:table-cell office:value-type="float" office:value="1.16309961465027" calcext:value-type="float">
            <text:p>1.16309961465027</text:p>
          </table:table-cell>
        </table:table-row>
        <table:table-row table:style-name="ro1">
          <table:table-cell office:value-type="float" office:value="25137" calcext:value-type="float">
            <text:p>25137</text:p>
          </table:table-cell>
          <table:table-cell office:value-type="string" calcext:value-type="string">
            <text:p>Wind_NS</text:p>
          </table:table-cell>
          <table:table-cell office:value-type="float" office:value="0.00000000119911192086875" calcext:value-type="float">
            <text:p>1.19911192086875E-09</text:p>
          </table:table-cell>
        </table:table-row>
        <table:table-row table:style-name="ro1">
          <table:table-cell office:value-type="float" office:value="24417" calcext:value-type="float">
            <text:p>24417</text:p>
          </table:table-cell>
          <table:table-cell office:value-type="string" calcext:value-type="string">
            <text:p>Wind_NS</text:p>
          </table:table-cell>
          <table:table-cell office:value-type="float" office:value="-0.0000000000169393388205208" calcext:value-type="float">
            <text:p>-1.69393388205208E-11</text:p>
          </table:table-cell>
        </table:table-row>
        <table:table-row table:style-name="ro1">
          <table:table-cell office:value-type="float" office:value="25127" calcext:value-type="float">
            <text:p>25127</text:p>
          </table:table-cell>
          <table:table-cell office:value-type="string" calcext:value-type="string">
            <text:p>Wind_NS</text:p>
          </table:table-cell>
          <table:table-cell office:value-type="float" office:value="-0.00000000152999746205751" calcext:value-type="float">
            <text:p>-1.52999746205751E-09</text:p>
          </table:table-cell>
        </table:table-row>
        <table:table-row table:style-name="ro1">
          <table:table-cell office:value-type="float" office:value="25067" calcext:value-type="float">
            <text:p>25067</text:p>
          </table:table-cell>
          <table:table-cell office:value-type="string" calcext:value-type="string">
            <text:p>Wind_NS</text:p>
          </table:table-cell>
          <table:table-cell office:value-type="float" office:value="0.000000000101920250017429" calcext:value-type="float">
            <text:p>1.01920250017429E-10</text:p>
          </table:table-cell>
        </table:table-row>
        <table:table-row table:style-name="ro1">
          <table:table-cell office:value-type="float" office:value="24367" calcext:value-type="float">
            <text:p>24367</text:p>
          </table:table-cell>
          <table:table-cell office:value-type="string" calcext:value-type="string">
            <text:p>Wind_NS</text:p>
          </table:table-cell>
          <table:table-cell office:value-type="float" office:value="-0.00000000274286726664741" calcext:value-type="float">
            <text:p>-2.74286726664741E-09</text:p>
          </table:table-cell>
        </table:table-row>
        <table:table-row table:style-name="ro1">
          <table:table-cell office:value-type="float" office:value="25165" calcext:value-type="float">
            <text:p>25165</text:p>
          </table:table-cell>
          <table:table-cell office:value-type="string" calcext:value-type="string">
            <text:p>Wind_NS</text:p>
          </table:table-cell>
          <table:table-cell office:value-type="float" office:value="-0.00000000138084033096675" calcext:value-type="float">
            <text:p>-1.38084033096675E-09</text:p>
          </table:table-cell>
        </table:table-row>
        <table:table-row table:style-name="ro1">
          <table:table-cell office:value-type="float" office:value="24058" calcext:value-type="float">
            <text:p>24058</text:p>
          </table:table-cell>
          <table:table-cell office:value-type="string" calcext:value-type="string">
            <text:p>Wind_NS</text:p>
          </table:table-cell>
          <table:table-cell office:value-type="float" office:value="0.0000000000849240677780472" calcext:value-type="float">
            <text:p>8.49240677780472E-11</text:p>
          </table:table-cell>
        </table:table-row>
        <table:table-row table:style-name="ro1">
          <table:table-cell office:value-type="float" office:value="24788" calcext:value-type="float">
            <text:p>24788</text:p>
          </table:table-cell>
          <table:table-cell office:value-type="string" calcext:value-type="string">
            <text:p>Wind_NS</text:p>
          </table:table-cell>
          <table:table-cell office:value-type="float" office:value="0.0000000046892409955035" calcext:value-type="float">
            <text:p>4.6892409955035E-09</text:p>
          </table:table-cell>
        </table:table-row>
        <table:table-row table:style-name="ro1">
          <table:table-cell office:value-type="float" office:value="25166" calcext:value-type="float">
            <text:p>25166</text:p>
          </table:table-cell>
          <table:table-cell office:value-type="string" calcext:value-type="string">
            <text:p>Wind_NS</text:p>
          </table:table-cell>
          <table:table-cell office:value-type="float" office:value="-0.000000000910631570150144" calcext:value-type="float">
            <text:p>-9.10631570150144E-10</text:p>
          </table:table-cell>
        </table:table-row>
        <table:table-row table:style-name="ro1">
          <table:table-cell office:value-type="float" office:value="25037" calcext:value-type="float">
            <text:p>25037</text:p>
          </table:table-cell>
          <table:table-cell office:value-type="string" calcext:value-type="string">
            <text:p>Wind_NS</text:p>
          </table:table-cell>
          <table:table-cell office:value-type="float" office:value="62846.6578576372" calcext:value-type="float">
            <text:p>62846.6578576372</text:p>
          </table:table-cell>
        </table:table-row>
        <table:table-row table:style-name="ro1">
          <table:table-cell office:value-type="float" office:value="25164" calcext:value-type="float">
            <text:p>25164</text:p>
          </table:table-cell>
          <table:table-cell office:value-type="string" calcext:value-type="string">
            <text:p>Wind_NS</text:p>
          </table:table-cell>
          <table:table-cell office:value-type="float" office:value="-0.0000000000212594386539422" calcext:value-type="float">
            <text:p>-2.12594386539422E-11</text:p>
          </table:table-cell>
        </table:table-row>
        <table:table-row table:style-name="ro1">
          <table:table-cell office:value-type="float" office:value="24527" calcext:value-type="float">
            <text:p>24527</text:p>
          </table:table-cell>
          <table:table-cell office:value-type="string" calcext:value-type="string">
            <text:p>Wind_NS</text:p>
          </table:table-cell>
          <table:table-cell office:value-type="float" office:value="0.00000000234905428442289" calcext:value-type="float">
            <text:p>2.34905428442289E-09</text:p>
          </table:table-cell>
        </table:table-row>
        <table:table-row table:style-name="ro1">
          <table:table-cell office:value-type="float" office:value="25163" calcext:value-type="float">
            <text:p>25163</text:p>
          </table:table-cell>
          <table:table-cell office:value-type="string" calcext:value-type="string">
            <text:p>Wind_NS</text:p>
          </table:table-cell>
          <table:table-cell office:value-type="float" office:value="0.000000000449063009000383" calcext:value-type="float">
            <text:p>4.49063009000383E-10</text:p>
          </table:table-cell>
        </table:table-row>
        <table:table-row table:style-name="ro1">
          <table:table-cell office:value-type="float" office:value="24270" calcext:value-type="float">
            <text:p>24270</text:p>
          </table:table-cell>
          <table:table-cell office:value-type="string" calcext:value-type="string">
            <text:p>Wind_NS</text:p>
          </table:table-cell>
          <table:table-cell office:value-type="float" office:value="-0.0000000000302406988339499" calcext:value-type="float">
            <text:p>-3.02406988339499E-11</text:p>
          </table:table-cell>
        </table:table-row>
        <table:table-row table:style-name="ro1">
          <table:table-cell office:value-type="float" office:value="25162" calcext:value-type="float">
            <text:p>25162</text:p>
          </table:table-cell>
          <table:table-cell office:value-type="string" calcext:value-type="string">
            <text:p>Wind_NS</text:p>
          </table:table-cell>
          <table:table-cell office:value-type="float" office:value="0.000000000216402895603096" calcext:value-type="float">
            <text:p>2.16402895603096E-10</text:p>
          </table:table-cell>
        </table:table-row>
        <table:table-row table:style-name="ro1">
          <table:table-cell office:value-type="float" office:value="24793" calcext:value-type="float">
            <text:p>24793</text:p>
          </table:table-cell>
          <table:table-cell office:value-type="string" calcext:value-type="string">
            <text:p>Wind_NS</text:p>
          </table:table-cell>
          <table:table-cell office:value-type="float" office:value="-0.00000000146810208434545" calcext:value-type="float">
            <text:p>-1.46810208434545E-09</text:p>
          </table:table-cell>
        </table:table-row>
        <table:table-row table:style-name="ro1">
          <table:table-cell office:value-type="float" office:value="24066" calcext:value-type="float">
            <text:p>24066</text:p>
          </table:table-cell>
          <table:table-cell office:value-type="string" calcext:value-type="string">
            <text:p>Wind_NS</text:p>
          </table:table-cell>
          <table:table-cell office:value-type="float" office:value="-0.000000000387444742955267" calcext:value-type="float">
            <text:p>-3.87444742955267E-10</text:p>
          </table:table-cell>
        </table:table-row>
        <table:table-row table:style-name="ro1">
          <table:table-cell office:value-type="float" office:value="24783" calcext:value-type="float">
            <text:p>24783</text:p>
          </table:table-cell>
          <table:table-cell office:value-type="string" calcext:value-type="string">
            <text:p>Wind_NS</text:p>
          </table:table-cell>
          <table:table-cell office:value-type="float" office:value="-0.00000000341094619216165" calcext:value-type="float">
            <text:p>-3.41094619216165E-09</text:p>
          </table:table-cell>
        </table:table-row>
        <table:table-row table:style-name="ro1">
          <table:table-cell office:value-type="float" office:value="25161" calcext:value-type="float">
            <text:p>25161</text:p>
          </table:table-cell>
          <table:table-cell office:value-type="string" calcext:value-type="string">
            <text:p>Wind_NS</text:p>
          </table:table-cell>
          <table:table-cell office:value-type="float" office:value="0.000000000105359276858508" calcext:value-type="float">
            <text:p>1.05359276858508E-10</text:p>
          </table:table-cell>
        </table:table-row>
        <table:table-row table:style-name="ro1">
          <table:table-cell office:value-type="float" office:value="24397" calcext:value-type="float">
            <text:p>24397</text:p>
          </table:table-cell>
          <table:table-cell office:value-type="string" calcext:value-type="string">
            <text:p>Wind_NS</text:p>
          </table:table-cell>
          <table:table-cell office:value-type="float" office:value="-0.00000000245586306846235" calcext:value-type="float">
            <text:p>-2.45586306846235E-09</text:p>
          </table:table-cell>
        </table:table-row>
        <table:table-row table:style-name="ro1">
          <table:table-cell office:value-type="float" office:value="25160" calcext:value-type="float">
            <text:p>25160</text:p>
          </table:table-cell>
          <table:table-cell office:value-type="string" calcext:value-type="string">
            <text:p>Wind_NS</text:p>
          </table:table-cell>
          <table:table-cell office:value-type="float" office:value="-0.000000000801207988843089" calcext:value-type="float">
            <text:p>-8.01207988843089E-10</text:p>
          </table:table-cell>
        </table:table-row>
        <table:table-row table:style-name="ro1">
          <table:table-cell office:value-type="float" office:value="24624" calcext:value-type="float">
            <text:p>24624</text:p>
          </table:table-cell>
          <table:table-cell office:value-type="string" calcext:value-type="string">
            <text:p>Wind_NS</text:p>
          </table:table-cell>
          <table:table-cell office:value-type="float" office:value="0.000000000784098119765986" calcext:value-type="float">
            <text:p>7.84098119765986E-10</text:p>
          </table:table-cell>
        </table:table-row>
        <table:table-row table:style-name="ro1">
          <table:table-cell office:value-type="float" office:value="25159" calcext:value-type="float">
            <text:p>25159</text:p>
          </table:table-cell>
          <table:table-cell office:value-type="string" calcext:value-type="string">
            <text:p>Wind_NS</text:p>
          </table:table-cell>
          <table:table-cell office:value-type="float" office:value="-0.000000000693297863563203" calcext:value-type="float">
            <text:p>-6.93297863563203E-10</text:p>
          </table:table-cell>
        </table:table-row>
        <table:table-row table:style-name="ro1">
          <table:table-cell office:value-type="float" office:value="22750" calcext:value-type="float">
            <text:p>22750</text:p>
          </table:table-cell>
          <table:table-cell office:value-type="string" calcext:value-type="string">
            <text:p>Wind_NS</text:p>
          </table:table-cell>
          <table:table-cell office:value-type="float" office:value="1.00840374450058" calcext:value-type="float">
            <text:p>1.00840374450058</text:p>
          </table:table-cell>
        </table:table-row>
        <table:table-row table:style-name="ro1">
          <table:table-cell office:value-type="float" office:value="24429" calcext:value-type="float">
            <text:p>24429</text:p>
          </table:table-cell>
          <table:table-cell office:value-type="string" calcext:value-type="string">
            <text:p>Wind_NS</text:p>
          </table:table-cell>
          <table:table-cell office:value-type="float" office:value="0.00000000086527052189922" calcext:value-type="float">
            <text:p>8.6527052189922E-10</text:p>
          </table:table-cell>
        </table:table-row>
        <table:table-row table:style-name="ro1">
          <table:table-cell office:value-type="float" office:value="25158" calcext:value-type="float">
            <text:p>25158</text:p>
          </table:table-cell>
          <table:table-cell office:value-type="string" calcext:value-type="string">
            <text:p>Wind_NS</text:p>
          </table:table-cell>
          <table:table-cell office:value-type="float" office:value="-0.000000000904790908862196" calcext:value-type="float">
            <text:p>-9.04790908862196E-10</text:p>
          </table:table-cell>
        </table:table-row>
        <table:table-row table:style-name="ro1">
          <table:table-cell office:value-type="float" office:value="24778" calcext:value-type="float">
            <text:p>24778</text:p>
          </table:table-cell>
          <table:table-cell office:value-type="string" calcext:value-type="string">
            <text:p>Wind_NS</text:p>
          </table:table-cell>
          <table:table-cell office:value-type="float" office:value="0.0000000000922000253922306" calcext:value-type="float">
            <text:p>9.22000253922306E-11</text:p>
          </table:table-cell>
        </table:table-row>
        <table:table-row table:style-name="ro1">
          <table:table-cell office:value-type="float" office:value="25157" calcext:value-type="float">
            <text:p>25157</text:p>
          </table:table-cell>
          <table:table-cell office:value-type="string" calcext:value-type="string">
            <text:p>Wind_NS</text:p>
          </table:table-cell>
          <table:table-cell office:value-type="float" office:value="-0.00000000158774327019273" calcext:value-type="float">
            <text:p>-1.58774327019273E-09</text:p>
          </table:table-cell>
        </table:table-row>
        <table:table-row table:style-name="ro1">
          <table:table-cell office:value-type="float" office:value="24268" calcext:value-type="float">
            <text:p>24268</text:p>
          </table:table-cell>
          <table:table-cell office:value-type="string" calcext:value-type="string">
            <text:p>Wind_NS</text:p>
          </table:table-cell>
          <table:table-cell office:value-type="float" office:value="-0.000000000172860836755717" calcext:value-type="float">
            <text:p>-1.72860836755717E-10</text:p>
          </table:table-cell>
        </table:table-row>
        <table:table-row table:style-name="ro1">
          <table:table-cell office:value-type="float" office:value="25147" calcext:value-type="float">
            <text:p>25147</text:p>
          </table:table-cell>
          <table:table-cell office:value-type="string" calcext:value-type="string">
            <text:p>Wind_NS</text:p>
          </table:table-cell>
          <table:table-cell office:value-type="float" office:value="0.00000000040787284660837" calcext:value-type="float">
            <text:p>4.0787284660837E-10</text:p>
          </table:table-cell>
        </table:table-row>
        <table:table-row table:style-name="ro1">
          <table:table-cell office:value-type="float" office:value="24619" calcext:value-type="float">
            <text:p>24619</text:p>
          </table:table-cell>
          <table:table-cell office:value-type="string" calcext:value-type="string">
            <text:p>Wind_NS</text:p>
          </table:table-cell>
          <table:table-cell office:value-type="float" office:value="0.000000000385568910132861" calcext:value-type="float">
            <text:p>3.85568910132861E-10</text:p>
          </table:table-cell>
        </table:table-row>
        <table:table-row table:style-name="ro1">
          <table:table-cell office:value-type="float" office:value="24517" calcext:value-type="float">
            <text:p>24517</text:p>
          </table:table-cell>
          <table:table-cell office:value-type="string" calcext:value-type="string">
            <text:p>Wind_NS</text:p>
          </table:table-cell>
          <table:table-cell office:value-type="float" office:value="0.0000000000510453901370056" calcext:value-type="float">
            <text:p>5.10453901370056E-11</text:p>
          </table:table-cell>
        </table:table-row>
        <table:table-row table:style-name="ro1">
          <table:table-cell office:value-type="float" office:value="25269" calcext:value-type="float">
            <text:p>25269</text:p>
          </table:table-cell>
          <table:table-cell office:value-type="string" calcext:value-type="string">
            <text:p>Wind_NS</text:p>
          </table:table-cell>
          <table:table-cell office:value-type="float" office:value="0.000000000089627860688779" calcext:value-type="float">
            <text:p>8.9627860688779E-11</text:p>
          </table:table-cell>
        </table:table-row>
        <table:table-row table:style-name="ro1">
          <table:table-cell office:value-type="float" office:value="25468" calcext:value-type="float">
            <text:p>25468</text:p>
          </table:table-cell>
          <table:table-cell office:value-type="string" calcext:value-type="string">
            <text:p>Wind_NS</text:p>
          </table:table-cell>
          <table:table-cell office:value-type="float" office:value="0.00000000000386535248253494" calcext:value-type="float">
            <text:p>3.86535248253494E-12</text:p>
          </table:table-cell>
        </table:table-row>
        <table:table-row table:style-name="ro1">
          <table:table-cell office:value-type="float" office:value="24398" calcext:value-type="float">
            <text:p>24398</text:p>
          </table:table-cell>
          <table:table-cell office:value-type="string" calcext:value-type="string">
            <text:p>Wind_NS</text:p>
          </table:table-cell>
          <table:table-cell office:value-type="float" office:value="0.00000000154848578404199" calcext:value-type="float">
            <text:p>1.54848578404199E-09</text:p>
          </table:table-cell>
        </table:table-row>
        <table:table-row table:style-name="ro1">
          <table:table-cell office:value-type="float" office:value="25268" calcext:value-type="float">
            <text:p>25268</text:p>
          </table:table-cell>
          <table:table-cell office:value-type="string" calcext:value-type="string">
            <text:p>Wind_NS</text:p>
          </table:table-cell>
          <table:table-cell office:value-type="float" office:value="0.0000000000886046791492845" calcext:value-type="float">
            <text:p>8.86046791492845E-11</text:p>
          </table:table-cell>
        </table:table-row>
        <table:table-row table:style-name="ro1">
          <table:table-cell office:value-type="float" office:value="24541" calcext:value-type="float">
            <text:p>24541</text:p>
          </table:table-cell>
          <table:table-cell office:value-type="string" calcext:value-type="string">
            <text:p>Wind_NS</text:p>
          </table:table-cell>
          <table:table-cell office:value-type="float" office:value="0.0000000011070824257331" calcext:value-type="float">
            <text:p>1.1070824257331E-09</text:p>
          </table:table-cell>
        </table:table-row>
        <table:table-row table:style-name="ro1">
          <table:table-cell office:value-type="float" office:value="25047" calcext:value-type="float">
            <text:p>25047</text:p>
          </table:table-cell>
          <table:table-cell office:value-type="string" calcext:value-type="string">
            <text:p>Wind_NS</text:p>
          </table:table-cell>
          <table:table-cell office:value-type="float" office:value="0.0000000000092086338554509" calcext:value-type="float">
            <text:p>9.2086338554509E-12</text:p>
          </table:table-cell>
        </table:table-row>
        <table:table-row table:style-name="ro1">
          <table:table-cell office:value-type="float" office:value="24791" calcext:value-type="float">
            <text:p>24791</text:p>
          </table:table-cell>
          <table:table-cell office:value-type="string" calcext:value-type="string">
            <text:p>Wind_NS</text:p>
          </table:table-cell>
          <table:table-cell office:value-type="float" office:value="0.000000000177877268470183" calcext:value-type="float">
            <text:p>1.77877268470183E-10</text:p>
          </table:table-cell>
        </table:table-row>
        <table:table-row table:style-name="ro1">
          <table:table-cell office:value-type="float" office:value="25068" calcext:value-type="float">
            <text:p>25068</text:p>
          </table:table-cell>
          <table:table-cell office:value-type="string" calcext:value-type="string">
            <text:p>Wind_NS</text:p>
          </table:table-cell>
          <table:table-cell office:value-type="float" office:value="0.0000000000292175172944553" calcext:value-type="float">
            <text:p>2.92175172944553E-11</text:p>
          </table:table-cell>
        </table:table-row>
        <table:table-row table:style-name="ro1">
          <table:table-cell office:value-type="float" office:value="25267" calcext:value-type="float">
            <text:p>25267</text:p>
          </table:table-cell>
          <table:table-cell office:value-type="string" calcext:value-type="string">
            <text:p>Wind_NS</text:p>
          </table:table-cell>
          <table:table-cell office:value-type="float" office:value="0.000000000139692701850436" calcext:value-type="float">
            <text:p>1.39692701850436E-10</text:p>
          </table:table-cell>
        </table:table-row>
        <table:table-row table:style-name="ro1">
          <table:table-cell office:value-type="float" office:value="24060" calcext:value-type="float">
            <text:p>24060</text:p>
          </table:table-cell>
          <table:table-cell office:value-type="string" calcext:value-type="string">
            <text:p>Wind_NS</text:p>
          </table:table-cell>
          <table:table-cell office:value-type="float" office:value="0.000000000420186552219093" calcext:value-type="float">
            <text:p>4.20186552219093E-10</text:p>
          </table:table-cell>
        </table:table-row>
        <table:table-row table:style-name="ro1">
          <table:table-cell office:value-type="float" office:value="24790" calcext:value-type="float">
            <text:p>24790</text:p>
          </table:table-cell>
          <table:table-cell office:value-type="string" calcext:value-type="string">
            <text:p>Wind_NS</text:p>
          </table:table-cell>
          <table:table-cell office:value-type="float" office:value="0.00000000165800884133205" calcext:value-type="float">
            <text:p>1.65800884133205E-09</text:p>
          </table:table-cell>
        </table:table-row>
        <table:table-row table:style-name="ro1">
          <table:table-cell office:value-type="float" office:value="25339" calcext:value-type="float">
            <text:p>25339</text:p>
          </table:table-cell>
          <table:table-cell office:value-type="string" calcext:value-type="string">
            <text:p>Wind_NS</text:p>
          </table:table-cell>
          <table:table-cell office:value-type="float" office:value="0.000000000065142558014486" calcext:value-type="float">
            <text:p>6.5142558014486E-11</text:p>
          </table:table-cell>
        </table:table-row>
        <table:table-row table:style-name="ro1">
          <table:table-cell office:value-type="float" office:value="22737" calcext:value-type="float">
            <text:p>22737</text:p>
          </table:table-cell>
          <table:table-cell office:value-type="string" calcext:value-type="string">
            <text:p>Wind_NS</text:p>
          </table:table-cell>
          <table:table-cell office:value-type="float" office:value="1.2062782531127" calcext:value-type="float">
            <text:p>1.2062782531127</text:p>
          </table:table-cell>
        </table:table-row>
        <table:table-row table:style-name="ro1">
          <table:table-cell office:value-type="float" office:value="25297" calcext:value-type="float">
            <text:p>25297</text:p>
          </table:table-cell>
          <table:table-cell office:value-type="string" calcext:value-type="string">
            <text:p>Wind_NS</text:p>
          </table:table-cell>
          <table:table-cell office:value-type="float" office:value="46314.2551692891" calcext:value-type="float">
            <text:p>46314.2551692891</text:p>
          </table:table-cell>
        </table:table-row>
        <table:table-row table:style-name="ro1">
          <table:table-cell office:value-type="float" office:value="24542" calcext:value-type="float">
            <text:p>24542</text:p>
          </table:table-cell>
          <table:table-cell office:value-type="string" calcext:value-type="string">
            <text:p>Wind_NS</text:p>
          </table:table-cell>
          <table:table-cell office:value-type="float" office:value="-0.000000000126590293803019" calcext:value-type="float">
            <text:p>-1.26590293803019E-10</text:p>
          </table:table-cell>
        </table:table-row>
        <table:table-row table:style-name="ro1">
          <table:table-cell office:value-type="float" office:value="25307" calcext:value-type="float">
            <text:p>25307</text:p>
          </table:table-cell>
          <table:table-cell office:value-type="string" calcext:value-type="string">
            <text:p>Wind_NS</text:p>
          </table:table-cell>
          <table:table-cell office:value-type="float" office:value="-0.0000000000368345354218036" calcext:value-type="float">
            <text:p>-3.68345354218036E-11</text:p>
          </table:table-cell>
        </table:table-row>
        <table:table-row table:style-name="ro1">
          <table:table-cell office:value-type="float" office:value="24387" calcext:value-type="float">
            <text:p>24387</text:p>
          </table:table-cell>
          <table:table-cell office:value-type="string" calcext:value-type="string">
            <text:p>Wind_NS</text:p>
          </table:table-cell>
          <table:table-cell office:value-type="float" office:value="-0.00000000227905161409581" calcext:value-type="float">
            <text:p>-2.27905161409581E-09</text:p>
          </table:table-cell>
        </table:table-row>
        <table:table-row table:style-name="ro1">
          <table:table-cell office:value-type="float" office:value="24785" calcext:value-type="float">
            <text:p>24785</text:p>
          </table:table-cell>
          <table:table-cell office:value-type="string" calcext:value-type="string">
            <text:p>Wind_NS</text:p>
          </table:table-cell>
          <table:table-cell office:value-type="float" office:value="-0.00000000351712969859363" calcext:value-type="float">
            <text:p>-3.51712969859363E-09</text:p>
          </table:table-cell>
        </table:table-row>
        <table:table-row table:style-name="ro1">
          <table:table-cell office:value-type="float" office:value="25338" calcext:value-type="float">
            <text:p>25338</text:p>
          </table:table-cell>
          <table:table-cell office:value-type="string" calcext:value-type="string">
            <text:p>Wind_NS</text:p>
          </table:table-cell>
          <table:table-cell office:value-type="float" office:value="0.0000000000252384779741988" calcext:value-type="float">
            <text:p>2.52384779741988E-11</text:p>
          </table:table-cell>
        </table:table-row>
        <table:table-row table:style-name="ro1">
          <table:table-cell office:value-type="float" office:value="24072" calcext:value-type="float">
            <text:p>24072</text:p>
          </table:table-cell>
          <table:table-cell office:value-type="string" calcext:value-type="string">
            <text:p>Wind_NS</text:p>
          </table:table-cell>
          <table:table-cell office:value-type="float" office:value="-0.000000000418481249653269" calcext:value-type="float">
            <text:p>-4.18481249653269E-10</text:p>
          </table:table-cell>
        </table:table-row>
        <table:table-row table:style-name="ro1">
          <table:table-cell office:value-type="float" office:value="25337" calcext:value-type="float">
            <text:p>25337</text:p>
          </table:table-cell>
          <table:table-cell office:value-type="string" calcext:value-type="string">
            <text:p>Wind_NS</text:p>
          </table:table-cell>
          <table:table-cell office:value-type="float" office:value="0.0000000000416093826061115" calcext:value-type="float">
            <text:p>4.16093826061115E-11</text:p>
          </table:table-cell>
        </table:table-row>
        <table:table-row table:style-name="ro1">
          <table:table-cell office:value-type="float" office:value="24801" calcext:value-type="float">
            <text:p>24801</text:p>
          </table:table-cell>
          <table:table-cell office:value-type="string" calcext:value-type="string">
            <text:p>Wind_NS</text:p>
          </table:table-cell>
          <table:table-cell office:value-type="float" office:value="-0.000000000849496473165345" calcext:value-type="float">
            <text:p>-8.49496473165345E-10</text:p>
          </table:table-cell>
        </table:table-row>
        <table:table-row table:style-name="ro1">
          <table:table-cell office:value-type="float" office:value="24626" calcext:value-type="float">
            <text:p>24626</text:p>
          </table:table-cell>
          <table:table-cell office:value-type="string" calcext:value-type="string">
            <text:p>Wind_NS</text:p>
          </table:table-cell>
          <table:table-cell office:value-type="float" office:value="-0.00000000215942463910324" calcext:value-type="float">
            <text:p>-2.15942463910324E-09</text:p>
          </table:table-cell>
        </table:table-row>
        <table:table-row table:style-name="ro1">
          <table:table-cell office:value-type="float" office:value="25336" calcext:value-type="float">
            <text:p>25336</text:p>
          </table:table-cell>
          <table:table-cell office:value-type="string" calcext:value-type="string">
            <text:p>Wind_NS</text:p>
          </table:table-cell>
          <table:table-cell office:value-type="float" office:value="-0.000000000116415321826935" calcext:value-type="float">
            <text:p>-1.16415321826935E-10</text:p>
          </table:table-cell>
        </table:table-row>
        <table:table-row table:style-name="ro1">
          <table:table-cell office:value-type="float" office:value="22752" calcext:value-type="float">
            <text:p>22752</text:p>
          </table:table-cell>
          <table:table-cell office:value-type="string" calcext:value-type="string">
            <text:p>Wind_NS</text:p>
          </table:table-cell>
          <table:table-cell office:value-type="float" office:value="0.964283309239412" calcext:value-type="float">
            <text:p>0.964283309239412</text:p>
          </table:table-cell>
        </table:table-row>
        <table:table-row table:style-name="ro1">
          <table:table-cell office:value-type="float" office:value="25057" calcext:value-type="float">
            <text:p>25057</text:p>
          </table:table-cell>
          <table:table-cell office:value-type="string" calcext:value-type="string">
            <text:p>Wind_NS</text:p>
          </table:table-cell>
          <table:table-cell office:value-type="float" office:value="0.0000000000237037056649569" calcext:value-type="float">
            <text:p>2.37037056649569E-11</text:p>
          </table:table-cell>
        </table:table-row>
        <table:table-row table:style-name="ro1">
          <table:table-cell office:value-type="float" office:value="25257" calcext:value-type="float">
            <text:p>25257</text:p>
          </table:table-cell>
          <table:table-cell office:value-type="string" calcext:value-type="string">
            <text:p>Wind_NS</text:p>
          </table:table-cell>
          <table:table-cell office:value-type="float" office:value="-0.0000000000919726517167874" calcext:value-type="float">
            <text:p>-9.19726517167874E-11</text:p>
          </table:table-cell>
        </table:table-row>
        <table:table-row table:style-name="ro1">
          <table:table-cell office:value-type="float" office:value="22736" calcext:value-type="float">
            <text:p>22736</text:p>
          </table:table-cell>
          <table:table-cell office:value-type="string" calcext:value-type="string">
            <text:p>Wind_NS</text:p>
          </table:table-cell>
          <table:table-cell office:value-type="float" office:value="1.21893080793619" calcext:value-type="float">
            <text:p>1.21893080793619</text:p>
          </table:table-cell>
        </table:table-row>
        <table:table-row table:style-name="ro1">
          <table:table-cell office:value-type="float" office:value="24780" calcext:value-type="float">
            <text:p>24780</text:p>
          </table:table-cell>
          <table:table-cell office:value-type="string" calcext:value-type="string">
            <text:p>Wind_NS</text:p>
          </table:table-cell>
          <table:table-cell office:value-type="float" office:value="-0.000000000223053575609811" calcext:value-type="float">
            <text:p>-2.23053575609811E-10</text:p>
          </table:table-cell>
        </table:table-row>
        <table:table-row table:style-name="ro1">
          <table:table-cell office:value-type="float" office:value="25334" calcext:value-type="float">
            <text:p>25334</text:p>
          </table:table-cell>
          <table:table-cell office:value-type="string" calcext:value-type="string">
            <text:p>Wind_NS</text:p>
          </table:table-cell>
          <table:table-cell office:value-type="float" office:value="-0.000000000136878952616826" calcext:value-type="float">
            <text:p>-1.36878952616826E-10</text:p>
          </table:table-cell>
        </table:table-row>
        <table:table-row table:style-name="ro1">
          <table:table-cell office:value-type="float" office:value="25097" calcext:value-type="float">
            <text:p>25097</text:p>
          </table:table-cell>
          <table:table-cell office:value-type="string" calcext:value-type="string">
            <text:p>Wind_NS</text:p>
          </table:table-cell>
          <table:table-cell office:value-type="float" office:value="0.000000000334637206833577" calcext:value-type="float">
            <text:p>3.34637206833577E-10</text:p>
          </table:table-cell>
        </table:table-row>
        <table:table-row table:style-name="ro1">
          <table:table-cell office:value-type="float" office:value="22748" calcext:value-type="float">
            <text:p>22748</text:p>
          </table:table-cell>
          <table:table-cell office:value-type="string" calcext:value-type="string">
            <text:p>Wind_NS</text:p>
          </table:table-cell>
          <table:table-cell office:value-type="float" office:value="1.0454404707435" calcext:value-type="float">
            <text:p>1.0454404707435</text:p>
          </table:table-cell>
        </table:table-row>
        <table:table-row table:style-name="ro1">
          <table:table-cell office:value-type="float" office:value="25333" calcext:value-type="float">
            <text:p>25333</text:p>
          </table:table-cell>
          <table:table-cell office:value-type="string" calcext:value-type="string">
            <text:p>Wind_NS</text:p>
          </table:table-cell>
          <table:table-cell office:value-type="float" office:value="0.000000000252384779741988" calcext:value-type="float">
            <text:p>2.52384779741988E-10</text:p>
          </table:table-cell>
        </table:table-row>
        <table:table-row table:style-name="ro1">
          <table:table-cell office:value-type="float" office:value="24797" calcext:value-type="float">
            <text:p>24797</text:p>
          </table:table-cell>
          <table:table-cell office:value-type="string" calcext:value-type="string">
            <text:p>Wind_NS</text:p>
          </table:table-cell>
          <table:table-cell office:value-type="float" office:value="-0.000000000230414798352285" calcext:value-type="float">
            <text:p>-2.30414798352285E-10</text:p>
          </table:table-cell>
        </table:table-row>
        <table:table-row table:style-name="ro1">
          <table:table-cell office:value-type="float" office:value="24621" calcext:value-type="float">
            <text:p>24621</text:p>
          </table:table-cell>
          <table:table-cell office:value-type="string" calcext:value-type="string">
            <text:p>Wind_NS</text:p>
          </table:table-cell>
          <table:table-cell office:value-type="float" office:value="-0.000000000720717707736185" calcext:value-type="float">
            <text:p>-7.20717707736185E-10</text:p>
          </table:table-cell>
        </table:table-row>
        <table:table-row table:style-name="ro1">
          <table:table-cell office:value-type="float" office:value="24433" calcext:value-type="float">
            <text:p>24433</text:p>
          </table:table-cell>
          <table:table-cell office:value-type="string" calcext:value-type="string">
            <text:p>Wind_NS</text:p>
          </table:table-cell>
          <table:table-cell office:value-type="float" office:value="0.00000000148503431773861" calcext:value-type="float">
            <text:p>1.48503431773861E-09</text:p>
          </table:table-cell>
        </table:table-row>
        <table:table-row table:style-name="ro1">
          <table:table-cell office:value-type="float" office:value="22747" calcext:value-type="float">
            <text:p>22747</text:p>
          </table:table-cell>
          <table:table-cell office:value-type="string" calcext:value-type="string">
            <text:p>Wind_NS</text:p>
          </table:table-cell>
          <table:table-cell office:value-type="float" office:value="1.06201702566041" calcext:value-type="float">
            <text:p>1.06201702566041</text:p>
          </table:table-cell>
        </table:table-row>
        <table:table-row table:style-name="ro1">
          <table:table-cell office:value-type="float" office:value="25470" calcext:value-type="float">
            <text:p>25470</text:p>
          </table:table-cell>
          <table:table-cell office:value-type="string" calcext:value-type="string">
            <text:p>Wind_NS</text:p>
          </table:table-cell>
          <table:table-cell office:value-type="float" office:value="0.00000000000198951966012828" calcext:value-type="float">
            <text:p>1.98951966012828E-12</text:p>
          </table:table-cell>
        </table:table-row>
        <table:table-row table:style-name="ro1">
          <table:table-cell office:value-type="float" office:value="25331" calcext:value-type="float">
            <text:p>25331</text:p>
          </table:table-cell>
          <table:table-cell office:value-type="string" calcext:value-type="string">
            <text:p>Wind_NS</text:p>
          </table:table-cell>
          <table:table-cell office:value-type="float" office:value="-0.00000000052341420087032" calcext:value-type="float">
            <text:p>-5.2341420087032E-10</text:p>
          </table:table-cell>
        </table:table-row>
        <table:table-row table:style-name="ro1">
          <table:table-cell office:value-type="float" office:value="25069" calcext:value-type="float">
            <text:p>25069</text:p>
          </table:table-cell>
          <table:table-cell office:value-type="string" calcext:value-type="string">
            <text:p>Wind_NS</text:p>
          </table:table-cell>
          <table:table-cell office:value-type="float" office:value="0.0000000000125055521493778" calcext:value-type="float">
            <text:p>1.25055521493778E-11</text:p>
          </table:table-cell>
        </table:table-row>
        <table:table-row table:style-name="ro1">
          <table:table-cell office:value-type="float" office:value="25330" calcext:value-type="float">
            <text:p>25330</text:p>
          </table:table-cell>
          <table:table-cell office:value-type="string" calcext:value-type="string">
            <text:p>Wind_NS</text:p>
          </table:table-cell>
          <table:table-cell office:value-type="float" office:value="0.0000000000627551344223321" calcext:value-type="float">
            <text:p>6.27551344223321E-11</text:p>
          </table:table-cell>
        </table:table-row>
        <table:table-row table:style-name="ro1">
          <table:table-cell office:value-type="float" office:value="24792" calcext:value-type="float">
            <text:p>24792</text:p>
          </table:table-cell>
          <table:table-cell office:value-type="string" calcext:value-type="string">
            <text:p>Wind_NS</text:p>
          </table:table-cell>
          <table:table-cell office:value-type="float" office:value="-0.0000000025344348841827" calcext:value-type="float">
            <text:p>-2.5344348841827E-09</text:p>
          </table:table-cell>
        </table:table-row>
        <table:table-row table:style-name="ro1">
          <table:table-cell office:value-type="float" office:value="24607" calcext:value-type="float">
            <text:p>24607</text:p>
          </table:table-cell>
          <table:table-cell office:value-type="string" calcext:value-type="string">
            <text:p>Wind_NS</text:p>
          </table:table-cell>
          <table:table-cell office:value-type="float" office:value="-0.0000000000657109922030941" calcext:value-type="float">
            <text:p>-6.57109922030941E-11</text:p>
          </table:table-cell>
        </table:table-row>
        <table:table-row table:style-name="ro1">
          <table:table-cell office:value-type="float" office:value="24321" calcext:value-type="float">
            <text:p>24321</text:p>
          </table:table-cell>
          <table:table-cell office:value-type="string" calcext:value-type="string">
            <text:p>Wind_NS</text:p>
          </table:table-cell>
          <table:table-cell office:value-type="float" office:value="0.00000000165579194799648" calcext:value-type="float">
            <text:p>1.65579194799648E-09</text:p>
          </table:table-cell>
        </table:table-row>
        <table:table-row table:style-name="ro1">
          <table:table-cell office:value-type="float" office:value="25328" calcext:value-type="float">
            <text:p>25328</text:p>
          </table:table-cell>
          <table:table-cell office:value-type="string" calcext:value-type="string">
            <text:p>Wind_NS</text:p>
          </table:table-cell>
          <table:table-cell office:value-type="float" office:value="-0.0000000000610498318565078" calcext:value-type="float">
            <text:p>-6.10498318565078E-11</text:p>
          </table:table-cell>
        </table:table-row>
        <table:table-row table:style-name="ro1">
          <table:table-cell office:value-type="float" office:value="24062" calcext:value-type="float">
            <text:p>24062</text:p>
          </table:table-cell>
          <table:table-cell office:value-type="string" calcext:value-type="string">
            <text:p>Wind_NS</text:p>
          </table:table-cell>
          <table:table-cell office:value-type="float" office:value="0.000000000805698618933093" calcext:value-type="float">
            <text:p>8.05698618933093E-10</text:p>
          </table:table-cell>
        </table:table-row>
        <table:table-row table:style-name="ro1">
          <table:table-cell office:value-type="float" office:value="25332" calcext:value-type="float">
            <text:p>25332</text:p>
          </table:table-cell>
          <table:table-cell office:value-type="string" calcext:value-type="string">
            <text:p>Wind_NS</text:p>
          </table:table-cell>
          <table:table-cell office:value-type="float" office:value="-0.000000000251702658715658" calcext:value-type="float">
            <text:p>-2.51702658715658E-10</text:p>
          </table:table-cell>
        </table:table-row>
        <table:table-row table:style-name="ro1">
          <table:table-cell office:value-type="float" office:value="25327" calcext:value-type="float">
            <text:p>25327</text:p>
          </table:table-cell>
          <table:table-cell office:value-type="string" calcext:value-type="string">
            <text:p>Wind_NS</text:p>
          </table:table-cell>
          <table:table-cell office:value-type="float" office:value="0.000000000192244442587253" calcext:value-type="float">
            <text:p>1.92244442587253E-10</text:p>
          </table:table-cell>
        </table:table-row>
        <table:table-row table:style-name="ro1">
          <table:table-cell office:value-type="float" office:value="24628" calcext:value-type="float">
            <text:p>24628</text:p>
          </table:table-cell>
          <table:table-cell office:value-type="string" calcext:value-type="string">
            <text:p>Wind_NS</text:p>
          </table:table-cell>
          <table:table-cell office:value-type="float" office:value="-0.0000000026338966563344" calcext:value-type="float">
            <text:p>-2.6338966563344E-09</text:p>
          </table:table-cell>
        </table:table-row>
        <table:table-row table:style-name="ro1">
          <table:table-cell office:value-type="float" office:value="24434" calcext:value-type="float">
            <text:p>24434</text:p>
          </table:table-cell>
          <table:table-cell office:value-type="string" calcext:value-type="string">
            <text:p>Wind_NS</text:p>
          </table:table-cell>
          <table:table-cell office:value-type="float" office:value="-0.00000000119317178359779" calcext:value-type="float">
            <text:p>-1.19317178359779E-09</text:p>
          </table:table-cell>
        </table:table-row>
        <table:table-row table:style-name="ro1">
          <table:table-cell office:value-type="float" office:value="25317" calcext:value-type="float">
            <text:p>25317</text:p>
          </table:table-cell>
          <table:table-cell office:value-type="string" calcext:value-type="string">
            <text:p>Wind_NS</text:p>
          </table:table-cell>
          <table:table-cell office:value-type="float" office:value="-0.000000000128579813463148" calcext:value-type="float">
            <text:p>-1.28579813463148E-10</text:p>
          </table:table-cell>
        </table:table-row>
        <table:table-row table:style-name="ro1">
          <table:table-cell office:value-type="float" office:value="24047" calcext:value-type="float">
            <text:p>24047</text:p>
          </table:table-cell>
          <table:table-cell office:value-type="string" calcext:value-type="string">
            <text:p>Wind_NS</text:p>
          </table:table-cell>
          <table:table-cell office:value-type="float" office:value="-0.0000000000571844793739729" calcext:value-type="float">
            <text:p>-5.71844793739729E-11</text:p>
          </table:table-cell>
        </table:table-row>
        <table:table-row table:style-name="ro1">
          <table:table-cell office:value-type="float" office:value="24787" calcext:value-type="float">
            <text:p>24787</text:p>
          </table:table-cell>
          <table:table-cell office:value-type="string" calcext:value-type="string">
            <text:p>Wind_NS</text:p>
          </table:table-cell>
          <table:table-cell office:value-type="float" office:value="0.00000000277259459835477" calcext:value-type="float">
            <text:p>2.77259459835477E-09</text:p>
          </table:table-cell>
        </table:table-row>
        <table:table-row table:style-name="ro1">
          <table:table-cell office:value-type="float" office:value="25471" calcext:value-type="float">
            <text:p>25471</text:p>
          </table:table-cell>
          <table:table-cell office:value-type="string" calcext:value-type="string">
            <text:p>Wind_NS</text:p>
          </table:table-cell>
          <table:table-cell office:value-type="float" office:value="-0.0000000000201794136955868" calcext:value-type="float">
            <text:p>-2.01794136955868E-11</text:p>
          </table:table-cell>
        </table:table-row>
        <table:table-row table:style-name="ro1">
          <table:table-cell office:value-type="float" office:value="24068" calcext:value-type="float">
            <text:p>24068</text:p>
          </table:table-cell>
          <table:table-cell office:value-type="string" calcext:value-type="string">
            <text:p>Wind_NS</text:p>
          </table:table-cell>
          <table:table-cell office:value-type="float" office:value="-0.000000000895852281246334" calcext:value-type="float">
            <text:p>-8.95852281246334E-10</text:p>
          </table:table-cell>
        </table:table-row>
        <table:table-row table:style-name="ro1">
          <table:table-cell office:value-type="float" office:value="24627" calcext:value-type="float">
            <text:p>24627</text:p>
          </table:table-cell>
          <table:table-cell office:value-type="string" calcext:value-type="string">
            <text:p>Wind_NS</text:p>
          </table:table-cell>
          <table:table-cell office:value-type="float" office:value="0.000000000467366589873564" calcext:value-type="float">
            <text:p>4.67366589873564E-10</text:p>
          </table:table-cell>
        </table:table-row>
        <table:table-row table:style-name="ro1">
          <table:table-cell office:value-type="float" office:value="22728" calcext:value-type="float">
            <text:p>22728</text:p>
          </table:table-cell>
          <table:table-cell office:value-type="string" calcext:value-type="string">
            <text:p>Wind_NS</text:p>
          </table:table-cell>
          <table:table-cell office:value-type="float" office:value="1.16309316952759" calcext:value-type="float">
            <text:p>1.16309316952759</text:p>
          </table:table-cell>
        </table:table-row>
        <table:table-row table:style-name="ro1">
          <table:table-cell office:value-type="float" office:value="22754" calcext:value-type="float">
            <text:p>22754</text:p>
          </table:table-cell>
          <table:table-cell office:value-type="string" calcext:value-type="string">
            <text:p>Wind_NS</text:p>
          </table:table-cell>
          <table:table-cell office:value-type="float" office:value="1.00110351257967" calcext:value-type="float">
            <text:p>1.00110351257967</text:p>
          </table:table-cell>
        </table:table-row>
        <table:table-row table:style-name="ro1">
          <table:table-cell office:value-type="float" office:value="22734" calcext:value-type="float">
            <text:p>22734</text:p>
          </table:table-cell>
          <table:table-cell office:value-type="string" calcext:value-type="string">
            <text:p>Wind_NS</text:p>
          </table:table-cell>
          <table:table-cell office:value-type="float" office:value="1.23737252061257" calcext:value-type="float">
            <text:p>1.23737252061257</text:p>
          </table:table-cell>
        </table:table-row>
        <table:table-row table:style-name="ro1">
          <table:table-cell office:value-type="float" office:value="22727" calcext:value-type="float">
            <text:p>22727</text:p>
          </table:table-cell>
          <table:table-cell office:value-type="string" calcext:value-type="string">
            <text:p>Wind_NS</text:p>
          </table:table-cell>
          <table:table-cell office:value-type="float" office:value="1.10797631290318" calcext:value-type="float">
            <text:p>1.10797631290318</text:p>
          </table:table-cell>
        </table:table-row>
        <table:table-row table:style-name="ro1">
          <table:table-cell office:value-type="float" office:value="22726" calcext:value-type="float">
            <text:p>22726</text:p>
          </table:table-cell>
          <table:table-cell office:value-type="string" calcext:value-type="string">
            <text:p>Wind_NS</text:p>
          </table:table-cell>
          <table:table-cell office:value-type="float" office:value="1.72200197320072" calcext:value-type="float">
            <text:p>1.72200197320072</text:p>
          </table:table-cell>
        </table:table-row>
        <table:table-row table:style-name="ro1">
          <table:table-cell office:value-type="float" office:value="24782" calcext:value-type="float">
            <text:p>24782</text:p>
          </table:table-cell>
          <table:table-cell office:value-type="string" calcext:value-type="string">
            <text:p>Wind_NS</text:p>
          </table:table-cell>
          <table:table-cell office:value-type="float" office:value="0.00000000249781351158163" calcext:value-type="float">
            <text:p>2.49781351158163E-09</text:p>
          </table:table-cell>
        </table:table-row>
        <table:table-row table:style-name="ro1">
          <table:table-cell office:value-type="float" office:value="24737" calcext:value-type="float">
            <text:p>24737</text:p>
          </table:table-cell>
          <table:table-cell office:value-type="string" calcext:value-type="string">
            <text:p>Wind_NS</text:p>
          </table:table-cell>
          <table:table-cell office:value-type="float" office:value="25198.4187866327" calcext:value-type="float">
            <text:p>25198.4187866327</text:p>
          </table:table-cell>
        </table:table-row>
        <table:table-row table:style-name="ro1">
          <table:table-cell office:value-type="float" office:value="22715" calcext:value-type="float">
            <text:p>22715</text:p>
          </table:table-cell>
          <table:table-cell office:value-type="string" calcext:value-type="string">
            <text:p>Wind_NS</text:p>
          </table:table-cell>
          <table:table-cell office:value-type="float" office:value="8.08996544685998" calcext:value-type="float">
            <text:p>8.08996544685998</text:p>
          </table:table-cell>
        </table:table-row>
        <table:table-row table:style-name="ro1">
          <table:table-cell office:value-type="float" office:value="24073" calcext:value-type="float">
            <text:p>24073</text:p>
          </table:table-cell>
          <table:table-cell office:value-type="string" calcext:value-type="string">
            <text:p>Wind_NS</text:p>
          </table:table-cell>
          <table:table-cell office:value-type="float" office:value="0.000000000266481947619468" calcext:value-type="float">
            <text:p>2.66481947619468E-10</text:p>
          </table:table-cell>
        </table:table-row>
        <table:table-row table:style-name="ro1">
          <table:table-cell office:value-type="float" office:value="24799" calcext:value-type="float">
            <text:p>24799</text:p>
          </table:table-cell>
          <table:table-cell office:value-type="string" calcext:value-type="string">
            <text:p>Wind_NS</text:p>
          </table:table-cell>
          <table:table-cell office:value-type="float" office:value="0.00000000127693056128919" calcext:value-type="float">
            <text:p>1.27693056128919E-09</text:p>
          </table:table-cell>
        </table:table-row>
        <table:table-row table:style-name="ro1">
          <table:table-cell office:value-type="float" office:value="24623" calcext:value-type="float">
            <text:p>24623</text:p>
          </table:table-cell>
          <table:table-cell office:value-type="string" calcext:value-type="string">
            <text:p>Wind_NS</text:p>
          </table:table-cell>
          <table:table-cell office:value-type="float" office:value="-0.000000000317811554850778" calcext:value-type="float">
            <text:p>-3.17811554850778E-10</text:p>
          </table:table-cell>
        </table:table-row>
        <table:table-row table:style-name="ro1">
          <table:table-cell office:value-type="float" office:value="24074" calcext:value-type="float">
            <text:p>24074</text:p>
          </table:table-cell>
          <table:table-cell office:value-type="string" calcext:value-type="string">
            <text:p>Wind_NS</text:p>
          </table:table-cell>
          <table:table-cell office:value-type="float" office:value="0.0000000000510453901370056" calcext:value-type="float">
            <text:p>5.10453901370056E-11</text:p>
          </table:table-cell>
        </table:table-row>
        <table:table-row table:style-name="ro1">
          <table:table-cell office:value-type="float" office:value="22749" calcext:value-type="float">
            <text:p>22749</text:p>
          </table:table-cell>
          <table:table-cell office:value-type="string" calcext:value-type="string">
            <text:p>Wind_NS</text:p>
          </table:table-cell>
          <table:table-cell office:value-type="float" office:value="1.02915751386078" calcext:value-type="float">
            <text:p>1.02915751386078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Wind_NS</text:p>
          </table:table-cell>
          <table:table-cell office:value-type="float" office:value="-2501.60472039714" calcext:value-type="float">
            <text:p>-2501.60472039714</text:p>
          </table:table-cell>
        </table:table-row>
        <table:table-row table:style-name="ro1">
          <table:table-cell office:value-type="float" office:value="24432" calcext:value-type="float">
            <text:p>24432</text:p>
          </table:table-cell>
          <table:table-cell office:value-type="string" calcext:value-type="string">
            <text:p>Wind_NS</text:p>
          </table:table-cell>
          <table:table-cell office:value-type="float" office:value="-0.00000000147002765515936" calcext:value-type="float">
            <text:p>-1.47002765515936E-09</text:p>
          </table:table-cell>
        </table:table-row>
        <table:table-row table:style-name="ro1">
          <table:table-cell office:value-type="float" office:value="24777" calcext:value-type="float">
            <text:p>24777</text:p>
          </table:table-cell>
          <table:table-cell office:value-type="string" calcext:value-type="string">
            <text:p>Wind_NS</text:p>
          </table:table-cell>
          <table:table-cell office:value-type="float" office:value="0.000000000116159526442061" calcext:value-type="float">
            <text:p>1.16159526442061E-10</text:p>
          </table:table-cell>
        </table:table-row>
        <table:table-row table:style-name="ro1">
          <table:table-cell office:value-type="float" office:value="22733" calcext:value-type="float">
            <text:p>22733</text:p>
          </table:table-cell>
          <table:table-cell office:value-type="string" calcext:value-type="string">
            <text:p>Wind_NS</text:p>
          </table:table-cell>
          <table:table-cell office:value-type="float" office:value="1.24217383819755" calcext:value-type="float">
            <text:p>1.24217383819755</text:p>
          </table:table-cell>
        </table:table-row>
        <table:table-row table:style-name="ro1">
          <table:table-cell office:value-type="float" office:value="24431" calcext:value-type="float">
            <text:p>24431</text:p>
          </table:table-cell>
          <table:table-cell office:value-type="string" calcext:value-type="string">
            <text:p>Wind_NS</text:p>
          </table:table-cell>
          <table:table-cell office:value-type="float" office:value="-0.00000000282653900285368" calcext:value-type="float">
            <text:p>-2.82653900285368E-09</text:p>
          </table:table-cell>
        </table:table-row>
        <table:table-row table:style-name="ro1">
          <table:table-cell office:value-type="float" office:value="24794" calcext:value-type="float">
            <text:p>24794</text:p>
          </table:table-cell>
          <table:table-cell office:value-type="string" calcext:value-type="string">
            <text:p>Wind_NS</text:p>
          </table:table-cell>
          <table:table-cell office:value-type="float" office:value="-0.00000000190628668406134" calcext:value-type="float">
            <text:p>-1.90628668406134E-09</text:p>
          </table:table-cell>
        </table:table-row>
        <table:table-row table:style-name="ro1">
          <table:table-cell office:value-type="float" office:value="24618" calcext:value-type="float">
            <text:p>24618</text:p>
          </table:table-cell>
          <table:table-cell office:value-type="string" calcext:value-type="string">
            <text:p>Wind_NS</text:p>
          </table:table-cell>
          <table:table-cell office:value-type="float" office:value="-0.000000000136878952616826" calcext:value-type="float">
            <text:p>-1.36878952616826E-10</text:p>
          </table:table-cell>
        </table:table-row>
        <table:table-row table:style-name="ro1">
          <table:table-cell office:value-type="float" office:value="24538" calcext:value-type="float">
            <text:p>24538</text:p>
          </table:table-cell>
          <table:table-cell office:value-type="string" calcext:value-type="string">
            <text:p>Wind_NS</text:p>
          </table:table-cell>
          <table:table-cell office:value-type="float" office:value="-0.000000000926604570850031" calcext:value-type="float">
            <text:p>-9.26604570850031E-10</text:p>
          </table:table-cell>
        </table:table-row>
        <table:table-row table:style-name="ro1">
          <table:table-cell office:value-type="float" office:value="24070" calcext:value-type="float">
            <text:p>24070</text:p>
          </table:table-cell>
          <table:table-cell office:value-type="string" calcext:value-type="string">
            <text:p>Wind_NS</text:p>
          </table:table-cell>
          <table:table-cell office:value-type="float" office:value="0.000000000823547452455387" calcext:value-type="float">
            <text:p>8.23547452455387E-10</text:p>
          </table:table-cell>
        </table:table-row>
        <table:table-row table:style-name="ro1">
          <table:table-cell office:value-type="float" office:value="22725" calcext:value-type="float">
            <text:p>22725</text:p>
          </table:table-cell>
          <table:table-cell office:value-type="string" calcext:value-type="string">
            <text:p>Wind_NS</text:p>
          </table:table-cell>
          <table:table-cell office:value-type="float" office:value="1.68328411190857" calcext:value-type="float">
            <text:p>1.68328411190857</text:p>
          </table:table-cell>
        </table:table-row>
        <table:table-row table:style-name="ro1">
          <table:table-cell office:value-type="float" office:value="24428" calcext:value-type="float">
            <text:p>24428</text:p>
          </table:table-cell>
          <table:table-cell office:value-type="string" calcext:value-type="string">
            <text:p>Wind_NS</text:p>
          </table:table-cell>
          <table:table-cell office:value-type="float" office:value="-0.000000000127670318761375" calcext:value-type="float">
            <text:p>-1.27670318761375E-10</text:p>
          </table:table-cell>
        </table:table-row>
        <table:table-row table:style-name="ro1">
          <table:table-cell office:value-type="float" office:value="24071" calcext:value-type="float">
            <text:p>24071</text:p>
          </table:table-cell>
          <table:table-cell office:value-type="string" calcext:value-type="string">
            <text:p>Wind_NS</text:p>
          </table:table-cell>
          <table:table-cell office:value-type="float" office:value="0.000000000480667949886993" calcext:value-type="float">
            <text:p>4.80667949886993E-10</text:p>
          </table:table-cell>
        </table:table-row>
        <table:table-row table:style-name="ro1">
          <table:table-cell office:value-type="float" office:value="24059" calcext:value-type="float">
            <text:p>24059</text:p>
          </table:table-cell>
          <table:table-cell office:value-type="string" calcext:value-type="string">
            <text:p>Wind_NS</text:p>
          </table:table-cell>
          <table:table-cell office:value-type="float" office:value="0.00000000000136424205265939" calcext:value-type="float">
            <text:p>1.36424205265939E-12</text:p>
          </table:table-cell>
        </table:table-row>
        <table:table-row table:style-name="ro1">
          <table:table-cell office:value-type="float" office:value="24427" calcext:value-type="float">
            <text:p>24427</text:p>
          </table:table-cell>
          <table:table-cell office:value-type="string" calcext:value-type="string">
            <text:p>Wind_NS</text:p>
          </table:table-cell>
          <table:table-cell office:value-type="float" office:value="0.000000000113416831482027" calcext:value-type="float">
            <text:p>1.13416831482027E-10</text:p>
          </table:table-cell>
        </table:table-row>
        <table:table-row table:style-name="ro1">
          <table:table-cell office:value-type="float" office:value="24789" calcext:value-type="float">
            <text:p>24789</text:p>
          </table:table-cell>
          <table:table-cell office:value-type="string" calcext:value-type="string">
            <text:p>Wind_NS</text:p>
          </table:table-cell>
          <table:table-cell office:value-type="float" office:value="-0.00000000153988821693929" calcext:value-type="float">
            <text:p>-1.53988821693929E-09</text:p>
          </table:table-cell>
        </table:table-row>
        <table:table-row table:style-name="ro1">
          <table:table-cell office:value-type="float" office:value="24067" calcext:value-type="float">
            <text:p>24067</text:p>
          </table:table-cell>
          <table:table-cell office:value-type="string" calcext:value-type="string">
            <text:p>Wind_NS</text:p>
          </table:table-cell>
          <table:table-cell office:value-type="float" office:value="-0.000000000653130882710684" calcext:value-type="float">
            <text:p>-6.53130882710684E-10</text:p>
          </table:table-cell>
        </table:table-row>
        <table:table-row table:style-name="ro1">
          <table:table-cell office:value-type="float" office:value="25335" calcext:value-type="float">
            <text:p>25335</text:p>
          </table:table-cell>
          <table:table-cell office:value-type="string" calcext:value-type="string">
            <text:p>Wind_NS</text:p>
          </table:table-cell>
          <table:table-cell office:value-type="float" office:value="0.000000000166892277775332" calcext:value-type="float">
            <text:p>1.66892277775332E-10</text:p>
          </table:table-cell>
        </table:table-row>
        <table:table-row table:style-name="ro1">
          <table:table-cell office:value-type="float" office:value="24318" calcext:value-type="float">
            <text:p>24318</text:p>
          </table:table-cell>
          <table:table-cell office:value-type="string" calcext:value-type="string">
            <text:p>Wind_NS</text:p>
          </table:table-cell>
          <table:table-cell office:value-type="float" office:value="-0.000000000330828697769903" calcext:value-type="float">
            <text:p>-3.30828697769903E-10</text:p>
          </table:table-cell>
        </table:table-row>
        <table:table-row table:style-name="ro1">
          <table:table-cell office:value-type="float" office:value="24543" calcext:value-type="float">
            <text:p>24543</text:p>
          </table:table-cell>
          <table:table-cell office:value-type="string" calcext:value-type="string">
            <text:p>Wind_NS</text:p>
          </table:table-cell>
          <table:table-cell office:value-type="float" office:value="0.00000000027790747481049" calcext:value-type="float">
            <text:p>2.7790747481049E-10</text:p>
          </table:table-cell>
        </table:table-row>
        <table:table-row table:style-name="ro1">
          <table:table-cell office:value-type="float" office:value="24237" calcext:value-type="float">
            <text:p>24237</text:p>
          </table:table-cell>
          <table:table-cell office:value-type="string" calcext:value-type="string">
            <text:p>Wind_NS</text:p>
          </table:table-cell>
          <table:table-cell office:value-type="float" office:value="56653.6236424572" calcext:value-type="float">
            <text:p>56653.6236424572</text:p>
          </table:table-cell>
        </table:table-row>
        <table:table-row table:style-name="ro1">
          <table:table-cell office:value-type="float" office:value="22744" calcext:value-type="float">
            <text:p>22744</text:p>
          </table:table-cell>
          <table:table-cell office:value-type="string" calcext:value-type="string">
            <text:p>Wind_NS</text:p>
          </table:table-cell>
          <table:table-cell office:value-type="float" office:value="1.10593912403426" calcext:value-type="float">
            <text:p>1.10593912403426</text:p>
          </table:table-cell>
        </table:table-row>
        <table:table-row table:style-name="ro1">
          <table:table-cell office:value-type="float" office:value="24064" calcext:value-type="float">
            <text:p>24064</text:p>
          </table:table-cell>
          <table:table-cell office:value-type="string" calcext:value-type="string">
            <text:p>Wind_NS</text:p>
          </table:table-cell>
          <table:table-cell office:value-type="float" office:value="-0.000000000847194314701483" calcext:value-type="float">
            <text:p>-8.47194314701483E-10</text:p>
          </table:table-cell>
        </table:table-row>
        <table:table-row table:style-name="ro1">
          <table:table-cell office:value-type="float" office:value="24430" calcext:value-type="float">
            <text:p>24430</text:p>
          </table:table-cell>
          <table:table-cell office:value-type="string" calcext:value-type="string">
            <text:p>Wind_NS</text:p>
          </table:table-cell>
          <table:table-cell office:value-type="float" office:value="-0.000000000804902811069042" calcext:value-type="float">
            <text:p>-8.04902811069042E-10</text:p>
          </table:table-cell>
        </table:table-row>
        <table:table-row table:style-name="ro1">
          <table:table-cell office:value-type="float" office:value="24784" calcext:value-type="float">
            <text:p>24784</text:p>
          </table:table-cell>
          <table:table-cell office:value-type="string" calcext:value-type="string">
            <text:p>Wind_NS</text:p>
          </table:table-cell>
          <table:table-cell office:value-type="float" office:value="0.00000000394197741115931" calcext:value-type="float">
            <text:p>3.94197741115931E-09</text:p>
          </table:table-cell>
        </table:table-row>
        <table:table-row table:style-name="ro1">
          <table:table-cell office:value-type="float" office:value="25467" calcext:value-type="float">
            <text:p>25467</text:p>
          </table:table-cell>
          <table:table-cell office:value-type="string" calcext:value-type="string">
            <text:p>Wind_NS</text:p>
          </table:table-cell>
          <table:table-cell office:value-type="float" office:value="0.000000000000056843418860808" calcext:value-type="float">
            <text:p>5.6843418860808E-14</text:p>
          </table:table-cell>
        </table:table-row>
        <table:table-row table:style-name="ro1">
          <table:table-cell office:value-type="float" office:value="24063" calcext:value-type="float">
            <text:p>24063</text:p>
          </table:table-cell>
          <table:table-cell office:value-type="string" calcext:value-type="string">
            <text:p>Wind_NS</text:p>
          </table:table-cell>
          <table:table-cell office:value-type="float" office:value="-0.000000000287968759948853" calcext:value-type="float">
            <text:p>-2.87968759948853E-10</text:p>
          </table:table-cell>
        </table:table-row>
        <table:table-row table:style-name="ro1">
          <table:table-cell office:value-type="float" office:value="24802" calcext:value-type="float">
            <text:p>24802</text:p>
          </table:table-cell>
          <table:table-cell office:value-type="string" calcext:value-type="string">
            <text:p>Wind_NS</text:p>
          </table:table-cell>
          <table:table-cell office:value-type="float" office:value="-0.000000000217141860048287" calcext:value-type="float">
            <text:p>-2.17141860048287E-10</text:p>
          </table:table-cell>
        </table:table-row>
        <table:table-row table:style-name="ro1">
          <table:table-cell office:value-type="float" office:value="24625" calcext:value-type="float">
            <text:p>24625</text:p>
          </table:table-cell>
          <table:table-cell office:value-type="string" calcext:value-type="string">
            <text:p>Wind_NS</text:p>
          </table:table-cell>
          <table:table-cell office:value-type="float" office:value="0.00000000109002940007485" calcext:value-type="float">
            <text:p>1.09002940007485E-09</text:p>
          </table:table-cell>
        </table:table-row>
        <table:table-row table:style-name="ro1">
          <table:table-cell office:value-type="float" office:value="24540" calcext:value-type="float">
            <text:p>24540</text:p>
          </table:table-cell>
          <table:table-cell office:value-type="string" calcext:value-type="string">
            <text:p>Wind_NS</text:p>
          </table:table-cell>
          <table:table-cell office:value-type="float" office:value="-0.00000000112271436591982" calcext:value-type="float">
            <text:p>-1.12271436591982E-09</text:p>
          </table:table-cell>
        </table:table-row>
        <table:table-row table:style-name="ro1">
          <table:table-cell office:value-type="float" office:value="22751" calcext:value-type="float">
            <text:p>22751</text:p>
          </table:table-cell>
          <table:table-cell office:value-type="string" calcext:value-type="string">
            <text:p>Wind_NS</text:p>
          </table:table-cell>
          <table:table-cell office:value-type="float" office:value="0.994668544032294" calcext:value-type="float">
            <text:p>0.994668544032294</text:p>
          </table:table-cell>
        </table:table-row>
        <table:table-row table:style-name="ro1">
          <table:table-cell office:value-type="float" office:value="22746" calcext:value-type="float">
            <text:p>22746</text:p>
          </table:table-cell>
          <table:table-cell office:value-type="string" calcext:value-type="string">
            <text:p>Wind_NS</text:p>
          </table:table-cell>
          <table:table-cell office:value-type="float" office:value="1.0771371798144" calcext:value-type="float">
            <text:p>1.0771371798144</text:p>
          </table:table-cell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string" calcext:value-type="string">
            <text:p>Wind_NS</text:p>
          </table:table-cell>
          <table:table-cell office:value-type="float" office:value="-0.00000000046009063225938" calcext:value-type="float">
            <text:p>-4.6009063225938E-10</text:p>
          </table:table-cell>
        </table:table-row>
        <table:table-row table:style-name="ro1">
          <table:table-cell office:value-type="float" office:value="22732" calcext:value-type="float">
            <text:p>22732</text:p>
          </table:table-cell>
          <table:table-cell office:value-type="string" calcext:value-type="string">
            <text:p>Wind_NS</text:p>
          </table:table-cell>
          <table:table-cell office:value-type="float" office:value="1.23996475262273" calcext:value-type="float">
            <text:p>1.23996475262273</text:p>
          </table:table-cell>
        </table:table-row>
        <table:table-row table:style-name="ro1">
          <table:table-cell office:value-type="float" office:value="22745" calcext:value-type="float">
            <text:p>22745</text:p>
          </table:table-cell>
          <table:table-cell office:value-type="string" calcext:value-type="string">
            <text:p>Wind_NS</text:p>
          </table:table-cell>
          <table:table-cell office:value-type="float" office:value="1.09177930295575" calcext:value-type="float">
            <text:p>1.09177930295575</text:p>
          </table:table-cell>
        </table:table-row>
        <table:table-row table:style-name="ro1">
          <table:table-cell office:value-type="float" office:value="24779" calcext:value-type="float">
            <text:p>24779</text:p>
          </table:table-cell>
          <table:table-cell office:value-type="string" calcext:value-type="string">
            <text:p>Wind_NS</text:p>
          </table:table-cell>
          <table:table-cell office:value-type="float" office:value="0.000000000140403244586196" calcext:value-type="float">
            <text:p>1.40403244586196E-10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Wind_NS</text:p>
          </table:table-cell>
          <table:table-cell office:value-type="float" office:value="-211.694799733231" calcext:value-type="float">
            <text:p>-211.694799733231</text:p>
          </table:table-cell>
        </table:table-row>
        <table:table-row table:style-name="ro1">
          <table:table-cell office:value-type="float" office:value="24537" calcext:value-type="float">
            <text:p>24537</text:p>
          </table:table-cell>
          <table:table-cell office:value-type="string" calcext:value-type="string">
            <text:p>Wind_NS</text:p>
          </table:table-cell>
          <table:table-cell office:value-type="float" office:value="-0.000000000892669049790129" calcext:value-type="float">
            <text:p>-8.92669049790129E-10</text:p>
          </table:table-cell>
        </table:table-row>
        <table:table-row table:style-name="ro1">
          <table:table-cell office:value-type="float" office:value="24796" calcext:value-type="float">
            <text:p>24796</text:p>
          </table:table-cell>
          <table:table-cell office:value-type="string" calcext:value-type="string">
            <text:p>Wind_NS</text:p>
          </table:table-cell>
          <table:table-cell office:value-type="float" office:value="-0.00000000239694486481312" calcext:value-type="float">
            <text:p>-2.39694486481312E-09</text:p>
          </table:table-cell>
        </table:table-row>
        <table:table-row table:style-name="ro1">
          <table:table-cell office:value-type="float" office:value="24620" calcext:value-type="float">
            <text:p>24620</text:p>
          </table:table-cell>
          <table:table-cell office:value-type="string" calcext:value-type="string">
            <text:p>Wind_NS</text:p>
          </table:table-cell>
          <table:table-cell office:value-type="float" office:value="0.000000000132047262013657" calcext:value-type="float">
            <text:p>1.32047262013657E-10</text:p>
          </table:table-cell>
        </table:table-row>
        <table:table-row table:style-name="ro1">
          <table:table-cell office:value-type="float" office:value="22743" calcext:value-type="float">
            <text:p>22743</text:p>
          </table:table-cell>
          <table:table-cell office:value-type="string" calcext:value-type="string">
            <text:p>Wind_NS</text:p>
          </table:table-cell>
          <table:table-cell office:value-type="float" office:value="1.11999717175436" calcext:value-type="float">
            <text:p>1.11999717175436</text:p>
          </table:table-cell>
        </table:table-row>
        <table:table-row table:style-name="ro1">
          <table:table-cell office:value-type="float" office:value="24507" calcext:value-type="float">
            <text:p>24507</text:p>
          </table:table-cell>
          <table:table-cell office:value-type="string" calcext:value-type="string">
            <text:p>Wind_NS</text:p>
          </table:table-cell>
          <table:table-cell office:value-type="float" office:value="54974.8184594768" calcext:value-type="float">
            <text:p>54974.8184594768</text:p>
          </table:table-cell>
        </table:table-row>
        <table:table-row table:style-name="ro1">
          <table:table-cell office:value-type="float" office:value="22742" calcext:value-type="float">
            <text:p>22742</text:p>
          </table:table-cell>
          <table:table-cell office:value-type="string" calcext:value-type="string">
            <text:p>Wind_NS</text:p>
          </table:table-cell>
          <table:table-cell office:value-type="float" office:value="1.13413399537636" calcext:value-type="float">
            <text:p>1.13413399537636</text:p>
          </table:table-cell>
        </table:table-row>
        <table:table-row table:style-name="ro1">
          <table:table-cell office:value-type="float" office:value="25469" calcext:value-type="float">
            <text:p>25469</text:p>
          </table:table-cell>
          <table:table-cell office:value-type="string" calcext:value-type="string">
            <text:p>Wind_NS</text:p>
          </table:table-cell>
          <table:table-cell office:value-type="float" office:value="-0.00000000000835598257253878" calcext:value-type="float">
            <text:p>-8.35598257253878E-12</text:p>
          </table:table-cell>
        </table:table-row>
        <table:table-row table:style-name="ro1">
          <table:table-cell office:value-type="float" office:value="22731" calcext:value-type="float">
            <text:p>22731</text:p>
          </table:table-cell>
          <table:table-cell office:value-type="string" calcext:value-type="string">
            <text:p>Wind_NS</text:p>
          </table:table-cell>
          <table:table-cell office:value-type="float" office:value="1.23822540805263" calcext:value-type="float">
            <text:p>1.23822540805263</text:p>
          </table:table-cell>
        </table:table-row>
        <table:table-row table:style-name="ro1">
          <table:table-cell office:value-type="float" office:value="22741" calcext:value-type="float">
            <text:p>22741</text:p>
          </table:table-cell>
          <table:table-cell office:value-type="string" calcext:value-type="string">
            <text:p>Wind_NS</text:p>
          </table:table-cell>
          <table:table-cell office:value-type="float" office:value="1.14849904618122" calcext:value-type="float">
            <text:p>1.14849904618122</text:p>
          </table:table-cell>
        </table:table-row>
        <table:table-row table:style-name="ro1">
          <table:table-cell office:value-type="float" office:value="24061" calcext:value-type="float">
            <text:p>24061</text:p>
          </table:table-cell>
          <table:table-cell office:value-type="string" calcext:value-type="string">
            <text:p>Wind_NS</text:p>
          </table:table-cell>
          <table:table-cell office:value-type="float" office:value="0.0000000000496811480843462" calcext:value-type="float">
            <text:p>4.96811480843462E-11</text:p>
          </table:table-cell>
        </table:table-row>
        <table:table-row table:style-name="ro1">
          <table:table-cell office:value-type="float" office:value="24247" calcext:value-type="float">
            <text:p>24247</text:p>
          </table:table-cell>
          <table:table-cell office:value-type="string" calcext:value-type="string">
            <text:p>Wind_NS</text:p>
          </table:table-cell>
          <table:table-cell office:value-type="float" office:value="0.0000000000545696821063757" calcext:value-type="float">
            <text:p>5.45696821063757E-11</text:p>
          </table:table-cell>
        </table:table-row>
        <table:table-row table:style-name="ro1">
          <table:table-cell office:value-type="float" office:value="24747" calcext:value-type="float">
            <text:p>24747</text:p>
          </table:table-cell>
          <table:table-cell office:value-type="string" calcext:value-type="string">
            <text:p>Wind_NS</text:p>
          </table:table-cell>
          <table:table-cell office:value-type="float" office:value="-0.00000000000454747350886464" calcext:value-type="float">
            <text:p>-4.54747350886464E-12</text:p>
          </table:table-cell>
        </table:table-row>
        <table:table-row table:style-name="ro1">
          <table:table-cell office:value-type="float" office:value="22730" calcext:value-type="float">
            <text:p>22730</text:p>
          </table:table-cell>
          <table:table-cell office:value-type="string" calcext:value-type="string">
            <text:p>Wind_NS</text:p>
          </table:table-cell>
          <table:table-cell office:value-type="float" office:value="1.21612020885673" calcext:value-type="float">
            <text:p>1.21612020885673</text:p>
          </table:table-cell>
        </table:table-row>
        <table:table-row table:style-name="ro1">
          <table:table-cell office:value-type="float" office:value="22739" calcext:value-type="float">
            <text:p>22739</text:p>
          </table:table-cell>
          <table:table-cell office:value-type="string" calcext:value-type="string">
            <text:p>Wind_NS</text:p>
          </table:table-cell>
          <table:table-cell office:value-type="float" office:value="1.17781417684141" calcext:value-type="float">
            <text:p>1.17781417684141</text:p>
          </table:table-cell>
        </table:table-row>
        <table:table-row table:style-name="ro1">
          <table:table-cell office:value-type="float" office:value="22738" calcext:value-type="float">
            <text:p>22738</text:p>
          </table:table-cell>
          <table:table-cell office:value-type="string" calcext:value-type="string">
            <text:p>Wind_NS</text:p>
          </table:table-cell>
          <table:table-cell office:value-type="float" office:value="1.19234739583994" calcext:value-type="float">
            <text:p>1.19234739583994</text:p>
          </table:table-cell>
        </table:table-row>
        <table:table-row table:style-name="ro1">
          <table:table-cell office:value-type="float" office:value="24539" calcext:value-type="float">
            <text:p>24539</text:p>
          </table:table-cell>
          <table:table-cell office:value-type="string" calcext:value-type="string">
            <text:p>Wind_NS</text:p>
          </table:table-cell>
          <table:table-cell office:value-type="float" office:value="-0.000000000891816398507217" calcext:value-type="float">
            <text:p>-8.91816398507217E-10</text:p>
          </table:table-cell>
        </table:table-row>
        <table:table-row table:style-name="ro1">
          <table:table-cell office:value-type="float" office:value="24622" calcext:value-type="float">
            <text:p>24622</text:p>
          </table:table-cell>
          <table:table-cell office:value-type="string" calcext:value-type="string">
            <text:p>Wind_NS</text:p>
          </table:table-cell>
          <table:table-cell office:value-type="float" office:value="-0.00000000160031277118833" calcext:value-type="float">
            <text:p>-1.60031277118833E-09</text:p>
          </table:table-cell>
        </table:table-row>
        <table:table-row table:style-name="ro1">
          <table:table-cell office:value-type="float" office:value="25107" calcext:value-type="float">
            <text:p>25107</text:p>
          </table:table-cell>
          <table:table-cell office:value-type="string" calcext:value-type="string">
            <text:p>Wind_NS</text:p>
          </table:table-cell>
          <table:table-cell office:value-type="float" office:value="-0.000000000323382209899137" calcext:value-type="float">
            <text:p>-3.23382209899137E-10</text:p>
          </table:table-cell>
        </table:table-row>
        <table:table-row table:style-name="ro1">
          <table:table-cell office:value-type="float" office:value="24267" calcext:value-type="float">
            <text:p>24267</text:p>
          </table:table-cell>
          <table:table-cell office:value-type="string" calcext:value-type="string">
            <text:p>Wind_NS</text:p>
          </table:table-cell>
          <table:table-cell office:value-type="float" office:value="0.00000000024414248400717" calcext:value-type="float">
            <text:p>2.4414248400717E-10</text:p>
          </table:table-cell>
        </table:table-row>
        <table:table-row table:style-name="ro1">
          <table:table-cell office:value-type="float" office:value="24069" calcext:value-type="float">
            <text:p>24069</text:p>
          </table:table-cell>
          <table:table-cell office:value-type="string" calcext:value-type="string">
            <text:p>Wind_NS</text:p>
          </table:table-cell>
          <table:table-cell office:value-type="float" office:value="0.00000000107729647425003" calcext:value-type="float">
            <text:p>1.07729647425003E-09</text:p>
          </table:table-cell>
        </table:table-row>
        <table:table-row table:style-name="ro1">
          <table:table-cell office:value-type="float" office:value="24257" calcext:value-type="float">
            <text:p>24257</text:p>
          </table:table-cell>
          <table:table-cell office:value-type="string" calcext:value-type="string">
            <text:p>Wind_NS</text:p>
          </table:table-cell>
          <table:table-cell office:value-type="float" office:value="-0.000000000503746377944481" calcext:value-type="float">
            <text:p>-5.03746377944481E-10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Wind_NS</text:p>
          </table:table-cell>
          <table:table-cell office:value-type="float" office:value="-0.0000000013579892765847" calcext:value-type="float">
            <text:p>-1.3579892765847E-09</text:p>
          </table:table-cell>
        </table:table-row>
        <table:table-row table:style-name="ro1">
          <table:table-cell office:value-type="float" office:value="22735" calcext:value-type="float">
            <text:p>22735</text:p>
          </table:table-cell>
          <table:table-cell office:value-type="string" calcext:value-type="string">
            <text:p>Wind_NS</text:p>
          </table:table-cell>
          <table:table-cell office:value-type="float" office:value="1.22974219092731" calcext:value-type="float">
            <text:p>1.22974219092731</text:p>
          </table:table-cell>
        </table:table-row>
        <table:table-row table:style-name="ro1">
          <table:table-cell office:value-type="float" office:value="24757" calcext:value-type="float">
            <text:p>24757</text:p>
          </table:table-cell>
          <table:table-cell office:value-type="string" calcext:value-type="string">
            <text:p>Wind_NS</text:p>
          </table:table-cell>
          <table:table-cell office:value-type="float" office:value="34590.3053923189" calcext:value-type="float">
            <text:p>34590.3053923189</text:p>
          </table:table-cell>
        </table:table-row>
        <table:table-row table:style-name="ro1">
          <table:table-cell office:value-type="float" office:value="24320" calcext:value-type="float">
            <text:p>24320</text:p>
          </table:table-cell>
          <table:table-cell office:value-type="string" calcext:value-type="string">
            <text:p>Wind_NS</text:p>
          </table:table-cell>
          <table:table-cell office:value-type="float" office:value="-0.00000000171746705746045" calcext:value-type="float">
            <text:p>-1.71746705746045E-09</text:p>
          </table:table-cell>
        </table:table-row>
        <table:table-row table:style-name="ro1">
          <table:table-cell office:value-type="float" office:value="22729" calcext:value-type="float">
            <text:p>22729</text:p>
          </table:table-cell>
          <table:table-cell office:value-type="string" calcext:value-type="string">
            <text:p>Wind_NS</text:p>
          </table:table-cell>
          <table:table-cell office:value-type="float" office:value="1.21892159612437" calcext:value-type="float">
            <text:p>1.21892159612437</text:p>
          </table:table-cell>
        </table:table-row>
        <table:table-row table:style-name="ro1">
          <table:table-cell office:value-type="float" office:value="24319" calcext:value-type="float">
            <text:p>24319</text:p>
          </table:table-cell>
          <table:table-cell office:value-type="string" calcext:value-type="string">
            <text:p>Wind_NS</text:p>
          </table:table-cell>
          <table:table-cell office:value-type="float" office:value="0.00000000110253495222423" calcext:value-type="float">
            <text:p>1.10253495222423E-09</text:p>
          </table:table-cell>
        </table:table-row>
        <table:table-row table:style-name="ro1">
          <table:table-cell office:value-type="float" office:value="24269" calcext:value-type="float">
            <text:p>24269</text:p>
          </table:table-cell>
          <table:table-cell office:value-type="string" calcext:value-type="string">
            <text:p>Wind_NS</text:p>
          </table:table-cell>
          <table:table-cell office:value-type="float" office:value="-0.000000000175248260347871" calcext:value-type="float">
            <text:p>-1.75248260347871E-10</text:p>
          </table:table-cell>
        </table:table-row>
        <table:table-row table:style-name="ro1">
          <table:table-cell office:value-type="float" office:value="24781" calcext:value-type="float">
            <text:p>24781</text:p>
          </table:table-cell>
          <table:table-cell office:value-type="string" calcext:value-type="string">
            <text:p>Wind_NS</text:p>
          </table:table-cell>
          <table:table-cell office:value-type="float" office:value="-0.00000000142608769237995" calcext:value-type="float">
            <text:p>-1.42608769237995E-09</text:p>
          </table:table-cell>
        </table:table-row>
        <table:table-row table:style-name="ro1">
          <table:table-cell office:value-type="float" office:value="24317" calcext:value-type="float">
            <text:p>24317</text:p>
          </table:table-cell>
          <table:table-cell office:value-type="string" calcext:value-type="string">
            <text:p>Wind_NS</text:p>
          </table:table-cell>
          <table:table-cell office:value-type="float" office:value="0.00000000269670863417559" calcext:value-type="float">
            <text:p>2.69670863417559E-09</text:p>
          </table:table-cell>
        </table:table-row>
        <table:table-row table:style-name="ro1">
          <table:table-cell office:value-type="float" office:value="22753" calcext:value-type="float">
            <text:p>22753</text:p>
          </table:table-cell>
          <table:table-cell office:value-type="string" calcext:value-type="string">
            <text:p>Wind_NS</text:p>
          </table:table-cell>
          <table:table-cell office:value-type="float" office:value="0.955559634458416" calcext:value-type="float">
            <text:p>0.955559634458416</text:p>
          </table:table-cell>
        </table:table-row>
        <table:table-row table:style-name="ro1">
          <table:table-cell office:value-type="float" office:value="24798" calcext:value-type="float">
            <text:p>24798</text:p>
          </table:table-cell>
          <table:table-cell office:value-type="string" calcext:value-type="string">
            <text:p>Wind_NS</text:p>
          </table:table-cell>
          <table:table-cell office:value-type="float" office:value="0.000000001289464535148" calcext:value-type="float">
            <text:p>1.289464535148E-09</text:p>
          </table:table-cell>
        </table:table-row>
        <table:table-row table:style-name="ro1">
          <table:table-cell office:value-type="float" office:value="24065" calcext:value-type="float">
            <text:p>24065</text:p>
          </table:table-cell>
          <table:table-cell office:value-type="string" calcext:value-type="string">
            <text:p>Wind_NS</text:p>
          </table:table-cell>
          <table:table-cell office:value-type="float" office:value="0.00000000018360424292041" calcext:value-type="float">
            <text:p>1.8360424292041E-10</text:p>
          </table:table-cell>
        </table:table-row>
        <table:table-row table:style-name="ro1">
          <table:table-cell office:value-type="float" office:value="24307" calcext:value-type="float">
            <text:p>24307</text:p>
          </table:table-cell>
          <table:table-cell office:value-type="string" calcext:value-type="string">
            <text:p>Wind_NS</text:p>
          </table:table-cell>
          <table:table-cell office:value-type="float" office:value="0.000000000742673478271172" calcext:value-type="float">
            <text:p>7.42673478271172E-10</text:p>
          </table:table-cell>
        </table:table-row>
        <table:table-row table:style-name="ro1">
          <table:table-cell office:value-type="float" office:value="24377" calcext:value-type="float">
            <text:p>24377</text:p>
          </table:table-cell>
          <table:table-cell office:value-type="string" calcext:value-type="string">
            <text:p>Wind_NS</text:p>
          </table:table-cell>
          <table:table-cell office:value-type="float" office:value="-0.00000000841851033328567" calcext:value-type="float">
            <text:p>-8.41851033328567E-09</text:p>
          </table:table-cell>
        </table:table-row>
        <table:table-row table:style-name="ro1">
          <table:table-cell office:value-type="float" office:value="25329" calcext:value-type="float">
            <text:p>25329</text:p>
          </table:table-cell>
          <table:table-cell office:value-type="string" calcext:value-type="string">
            <text:p>Wind_NS</text:p>
          </table:table-cell>
          <table:table-cell office:value-type="float" office:value="-0.000000000139834810397588" calcext:value-type="float">
            <text:p>-1.39834810397588E-10</text:p>
          </table:table-cell>
        </table:table-row>
        <table:table-row table:style-name="ro1">
          <table:table-cell office:value-type="float" office:value="25472" calcext:value-type="float">
            <text:p>25472</text:p>
          </table:table-cell>
          <table:table-cell office:value-type="string" calcext:value-type="string">
            <text:p>Wind_NS</text:p>
          </table:table-cell>
          <table:table-cell office:value-type="float" office:value="-0.0000000000145519152283669" calcext:value-type="float">
            <text:p>-1.45519152283669E-11</text:p>
          </table:table-cell>
        </table:table-row>
      </table:table>
      <table:table table:name="wall_East_reaction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DeadL</text:p>
          </table:table-cell>
          <table:table-cell office:value-type="float" office:value="10806.8038825035" calcext:value-type="float">
            <text:p>10806.8038825035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DeadL</text:p>
          </table:table-cell>
          <table:table-cell office:value-type="float" office:value="12232.0943539577" calcext:value-type="float">
            <text:p>12232.0943539577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DeadL</text:p>
          </table:table-cell>
          <table:table-cell office:value-type="float" office:value="11972.047936551" calcext:value-type="float">
            <text:p>11972.04793655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DeadL</text:p>
          </table:table-cell>
          <table:table-cell office:value-type="float" office:value="10670.6888281011" calcext:value-type="float">
            <text:p>10670.688828101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DeadL</text:p>
          </table:table-cell>
          <table:table-cell office:value-type="float" office:value="12300.2658249486" calcext:value-type="float">
            <text:p>12300.2658249486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DeadL</text:p>
          </table:table-cell>
          <table:table-cell office:value-type="float" office:value="11321.6988888865" calcext:value-type="float">
            <text:p>11321.6988888865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DeadL</text:p>
          </table:table-cell>
          <table:table-cell office:value-type="float" office:value="10967.150414442" calcext:value-type="float">
            <text:p>10967.150414442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DeadL</text:p>
          </table:table-cell>
          <table:table-cell office:value-type="float" office:value="7649.17252950809" calcext:value-type="float">
            <text:p>7649.1725295080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DeadL</text:p>
          </table:table-cell>
          <table:table-cell office:value-type="float" office:value="12256.0384665885" calcext:value-type="float">
            <text:p>12256.038466588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DeadL</text:p>
          </table:table-cell>
          <table:table-cell office:value-type="float" office:value="11068.0423717315" calcext:value-type="float">
            <text:p>11068.0423717315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DeadL</text:p>
          </table:table-cell>
          <table:table-cell office:value-type="float" office:value="12434.2189843244" calcext:value-type="float">
            <text:p>12434.218984324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DeadL</text:p>
          </table:table-cell>
          <table:table-cell office:value-type="float" office:value="12363.7073760365" calcext:value-type="float">
            <text:p>12363.707376036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DeadL</text:p>
          </table:table-cell>
          <table:table-cell office:value-type="float" office:value="7461.11222210805" calcext:value-type="float">
            <text:p>7461.11222210805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DeadL</text:p>
          </table:table-cell>
          <table:table-cell office:value-type="float" office:value="11753.7921172222" calcext:value-type="float">
            <text:p>11753.7921172222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DeadL</text:p>
          </table:table-cell>
          <table:table-cell office:value-type="float" office:value="12220.2322296591" calcext:value-type="float">
            <text:p>12220.232229659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eadL</text:p>
          </table:table-cell>
          <table:table-cell office:value-type="float" office:value="22579.6918327324" calcext:value-type="float">
            <text:p>22579.691832732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DeadL</text:p>
          </table:table-cell>
          <table:table-cell office:value-type="float" office:value="11003.2508738289" calcext:value-type="float">
            <text:p>11003.2508738289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DeadL</text:p>
          </table:table-cell>
          <table:table-cell office:value-type="float" office:value="11317.2038113093" calcext:value-type="float">
            <text:p>11317.203811309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eadL</text:p>
          </table:table-cell>
          <table:table-cell office:value-type="float" office:value="13973.0877022885" calcext:value-type="float">
            <text:p>13973.087702288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DeadL</text:p>
          </table:table-cell>
          <table:table-cell office:value-type="float" office:value="12292.0184083659" calcext:value-type="float">
            <text:p>12292.0184083659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DeadL</text:p>
          </table:table-cell>
          <table:table-cell office:value-type="float" office:value="11854.4024179713" calcext:value-type="float">
            <text:p>11854.4024179713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DeadL</text:p>
          </table:table-cell>
          <table:table-cell office:value-type="float" office:value="12539.640588659" calcext:value-type="float">
            <text:p>12539.640588659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DeadL</text:p>
          </table:table-cell>
          <table:table-cell office:value-type="float" office:value="8849.4542903679" calcext:value-type="float">
            <text:p>8849.4542903679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DeadL</text:p>
          </table:table-cell>
          <table:table-cell office:value-type="float" office:value="12443.2340545792" calcext:value-type="float">
            <text:p>12443.234054579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DeadL</text:p>
          </table:table-cell>
          <table:table-cell office:value-type="float" office:value="12129.006889613" calcext:value-type="float">
            <text:p>12129.00688961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DeadL</text:p>
          </table:table-cell>
          <table:table-cell office:value-type="float" office:value="12337.3485455237" calcext:value-type="float">
            <text:p>12337.3485455237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DeadL</text:p>
          </table:table-cell>
          <table:table-cell office:value-type="float" office:value="11490.5309979983" calcext:value-type="float">
            <text:p>11490.5309979983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DeadL</text:p>
          </table:table-cell>
          <table:table-cell office:value-type="float" office:value="11500.5175097" calcext:value-type="float">
            <text:p>11500.517509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DeadL</text:p>
          </table:table-cell>
          <table:table-cell office:value-type="float" office:value="12133.1139663144" calcext:value-type="float">
            <text:p>12133.113966314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DeadL</text:p>
          </table:table-cell>
          <table:table-cell office:value-type="float" office:value="12115.3915609839" calcext:value-type="float">
            <text:p>12115.3915609839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DeadL</text:p>
          </table:table-cell>
          <table:table-cell office:value-type="float" office:value="12409.2646432227" calcext:value-type="float">
            <text:p>12409.2646432227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DeadL</text:p>
          </table:table-cell>
          <table:table-cell office:value-type="float" office:value="4999.59776810678" calcext:value-type="float">
            <text:p>4999.59776810678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DeadL</text:p>
          </table:table-cell>
          <table:table-cell office:value-type="float" office:value="12513.7235417029" calcext:value-type="float">
            <text:p>12513.7235417029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DeadL</text:p>
          </table:table-cell>
          <table:table-cell office:value-type="float" office:value="10860.1768262791" calcext:value-type="float">
            <text:p>10860.176826279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DeadL</text:p>
          </table:table-cell>
          <table:table-cell office:value-type="float" office:value="12306.3870162557" calcext:value-type="float">
            <text:p>12306.387016255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DeadL</text:p>
          </table:table-cell>
          <table:table-cell office:value-type="float" office:value="12039.4034650644" calcext:value-type="float">
            <text:p>12039.403465064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DeadL</text:p>
          </table:table-cell>
          <table:table-cell office:value-type="float" office:value="12434.505645509" calcext:value-type="float">
            <text:p>12434.50564550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DeadL</text:p>
          </table:table-cell>
          <table:table-cell office:value-type="float" office:value="11980.354123646" calcext:value-type="float">
            <text:p>11980.35412364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DeadL</text:p>
          </table:table-cell>
          <table:table-cell office:value-type="float" office:value="10418.9866795091" calcext:value-type="float">
            <text:p>10418.986679509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DeadL</text:p>
          </table:table-cell>
          <table:table-cell office:value-type="float" office:value="11657.1541792053" calcext:value-type="float">
            <text:p>11657.1541792053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DeadL</text:p>
          </table:table-cell>
          <table:table-cell office:value-type="float" office:value="11776.8543831825" calcext:value-type="float">
            <text:p>11776.8543831825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DeadL</text:p>
          </table:table-cell>
          <table:table-cell office:value-type="float" office:value="11995.9142332154" calcext:value-type="float">
            <text:p>11995.91423321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DeadL</text:p>
          </table:table-cell>
          <table:table-cell office:value-type="float" office:value="12406.4725582173" calcext:value-type="float">
            <text:p>12406.472558217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DeadL</text:p>
          </table:table-cell>
          <table:table-cell office:value-type="float" office:value="12416.6123292525" calcext:value-type="float">
            <text:p>12416.61232925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DeadL</text:p>
          </table:table-cell>
          <table:table-cell office:value-type="float" office:value="12077.2014391452" calcext:value-type="float">
            <text:p>12077.2014391452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DeadL</text:p>
          </table:table-cell>
          <table:table-cell office:value-type="float" office:value="11742.3431174748" calcext:value-type="float">
            <text:p>11742.343117474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DeadL</text:p>
          </table:table-cell>
          <table:table-cell office:value-type="float" office:value="4821.08414630305" calcext:value-type="float">
            <text:p>4821.084146303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eadL</text:p>
          </table:table-cell>
          <table:table-cell office:value-type="float" office:value="12405.9692767547" calcext:value-type="float">
            <text:p>12405.9692767547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DeadL</text:p>
          </table:table-cell>
          <table:table-cell office:value-type="float" office:value="12408.0445751375" calcext:value-type="float">
            <text:p>12408.0445751375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DeadL</text:p>
          </table:table-cell>
          <table:table-cell office:value-type="float" office:value="9012.05981448562" calcext:value-type="float">
            <text:p>9012.05981448562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DeadL</text:p>
          </table:table-cell>
          <table:table-cell office:value-type="float" office:value="12470.3516565391" calcext:value-type="float">
            <text:p>12470.3516565391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DeadL</text:p>
          </table:table-cell>
          <table:table-cell office:value-type="float" office:value="10325.6682091674" calcext:value-type="float">
            <text:p>10325.668209167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DeadL</text:p>
          </table:table-cell>
          <table:table-cell office:value-type="float" office:value="12348.1479976137" calcext:value-type="float">
            <text:p>12348.147997613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DeadL</text:p>
          </table:table-cell>
          <table:table-cell office:value-type="float" office:value="6269.60181853918" calcext:value-type="float">
            <text:p>6269.60181853918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DeadL</text:p>
          </table:table-cell>
          <table:table-cell office:value-type="float" office:value="12663.5246457568" calcext:value-type="float">
            <text:p>12663.524645756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DeadL</text:p>
          </table:table-cell>
          <table:table-cell office:value-type="float" office:value="12239.5989482193" calcext:value-type="float">
            <text:p>12239.598948219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DeadL</text:p>
          </table:table-cell>
          <table:table-cell office:value-type="float" office:value="11968.668226353" calcext:value-type="float">
            <text:p>11968.668226353</text:p>
          </table:table-cell>
        </table:table-row>
        <table:table-row table:style-name="ro1">
          <table:table-cell office:value-type="float" office:value="24077" calcext:value-type="float">
            <text:p>24077</text:p>
          </table:table-cell>
          <table:table-cell office:value-type="string" calcext:value-type="string">
            <text:p>DeadL</text:p>
          </table:table-cell>
          <table:table-cell office:value-type="float" office:value="4179.82966007834" calcext:value-type="float">
            <text:p>4179.8296600783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DeadL</text:p>
          </table:table-cell>
          <table:table-cell office:value-type="float" office:value="12164.7965776813" calcext:value-type="float">
            <text:p>12164.7965776813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DeadL</text:p>
          </table:table-cell>
          <table:table-cell office:value-type="float" office:value="12513.603137587" calcext:value-type="float">
            <text:p>12513.603137587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DeadL</text:p>
          </table:table-cell>
          <table:table-cell office:value-type="float" office:value="11158.9206076686" calcext:value-type="float">
            <text:p>11158.9206076686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DeadL</text:p>
          </table:table-cell>
          <table:table-cell office:value-type="float" office:value="11449.2834916014" calcext:value-type="float">
            <text:p>11449.2834916014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DeadL</text:p>
          </table:table-cell>
          <table:table-cell office:value-type="float" office:value="11655.772188288" calcext:value-type="float">
            <text:p>11655.77218828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DeadL</text:p>
          </table:table-cell>
          <table:table-cell office:value-type="float" office:value="7062.83564461125" calcext:value-type="float">
            <text:p>7062.83564461125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DeadL</text:p>
          </table:table-cell>
          <table:table-cell office:value-type="float" office:value="11489.6784226257" calcext:value-type="float">
            <text:p>11489.6784226257</text:p>
          </table:table-cell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string" calcext:value-type="string">
            <text:p>DeadL</text:p>
          </table:table-cell>
          <table:table-cell office:value-type="float" office:value="5241.15647026195" calcext:value-type="float">
            <text:p>5241.15647026195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DeadL</text:p>
          </table:table-cell>
          <table:table-cell office:value-type="float" office:value="11852.3938228346" calcext:value-type="float">
            <text:p>11852.393822834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DeadL</text:p>
          </table:table-cell>
          <table:table-cell office:value-type="float" office:value="11813.3362356057" calcext:value-type="float">
            <text:p>11813.3362356057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DeadL</text:p>
          </table:table-cell>
          <table:table-cell office:value-type="float" office:value="11994.4844396965" calcext:value-type="float">
            <text:p>11994.484439696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DeadL</text:p>
          </table:table-cell>
          <table:table-cell office:value-type="float" office:value="12110.2047849959" calcext:value-type="float">
            <text:p>12110.2047849959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DeadL</text:p>
          </table:table-cell>
          <table:table-cell office:value-type="float" office:value="12118.9226191043" calcext:value-type="float">
            <text:p>12118.9226191043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DeadL</text:p>
          </table:table-cell>
          <table:table-cell office:value-type="float" office:value="11852.7450512489" calcext:value-type="float">
            <text:p>11852.745051248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DeadL</text:p>
          </table:table-cell>
          <table:table-cell office:value-type="float" office:value="12218.9948034372" calcext:value-type="float">
            <text:p>12218.994803437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DeadL</text:p>
          </table:table-cell>
          <table:table-cell office:value-type="float" office:value="11904.4421661655" calcext:value-type="float">
            <text:p>11904.4421661655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DeadL</text:p>
          </table:table-cell>
          <table:table-cell office:value-type="float" office:value="12300.3847240159" calcext:value-type="float">
            <text:p>12300.3847240159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DeadL</text:p>
          </table:table-cell>
          <table:table-cell office:value-type="float" office:value="12470.1765080873" calcext:value-type="float">
            <text:p>12470.1765080873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DeadL</text:p>
          </table:table-cell>
          <table:table-cell office:value-type="float" office:value="12301.4426758187" calcext:value-type="float">
            <text:p>12301.442675818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DeadL</text:p>
          </table:table-cell>
          <table:table-cell office:value-type="float" office:value="12362.8857539711" calcext:value-type="float">
            <text:p>12362.8857539711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DeadL</text:p>
          </table:table-cell>
          <table:table-cell office:value-type="float" office:value="5349.95495162572" calcext:value-type="float">
            <text:p>5349.95495162572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DeadL</text:p>
          </table:table-cell>
          <table:table-cell office:value-type="float" office:value="12407.4797179515" calcext:value-type="float">
            <text:p>12407.4797179515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DeadL</text:p>
          </table:table-cell>
          <table:table-cell office:value-type="float" office:value="12330.0216675285" calcext:value-type="float">
            <text:p>12330.0216675285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DeadL</text:p>
          </table:table-cell>
          <table:table-cell office:value-type="float" office:value="11712.4137738841" calcext:value-type="float">
            <text:p>11712.4137738841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string" calcext:value-type="string">
            <text:p>DeadL</text:p>
          </table:table-cell>
          <table:table-cell office:value-type="float" office:value="3678.77120570428" calcext:value-type="float">
            <text:p>3678.77120570428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DeadL</text:p>
          </table:table-cell>
          <table:table-cell office:value-type="float" office:value="2816.61045513615" calcext:value-type="float">
            <text:p>2816.6104551361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DeadL</text:p>
          </table:table-cell>
          <table:table-cell office:value-type="float" office:value="5077.51941186027" calcext:value-type="float">
            <text:p>5077.5194118602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DeadL</text:p>
          </table:table-cell>
          <table:table-cell office:value-type="float" office:value="11679.3424150925" calcext:value-type="float">
            <text:p>11679.3424150925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DeadL</text:p>
          </table:table-cell>
          <table:table-cell office:value-type="float" office:value="11777.148800509" calcext:value-type="float">
            <text:p>11777.148800509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DeadL</text:p>
          </table:table-cell>
          <table:table-cell office:value-type="float" office:value="11862.7318268639" calcext:value-type="float">
            <text:p>11862.7318268639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DeadL</text:p>
          </table:table-cell>
          <table:table-cell office:value-type="float" office:value="11598.1262942992" calcext:value-type="float">
            <text:p>11598.126294299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DeadL</text:p>
          </table:table-cell>
          <table:table-cell office:value-type="float" office:value="12137.6414260516" calcext:value-type="float">
            <text:p>12137.6414260516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DeadL</text:p>
          </table:table-cell>
          <table:table-cell office:value-type="float" office:value="12548.2648770418" calcext:value-type="float">
            <text:p>12548.2648770418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DeadL</text:p>
          </table:table-cell>
          <table:table-cell office:value-type="float" office:value="9335.07815004834" calcext:value-type="float">
            <text:p>9335.0781500483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DeadL</text:p>
          </table:table-cell>
          <table:table-cell office:value-type="float" office:value="11958.764314565" calcext:value-type="float">
            <text:p>11958.764314565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DeadL</text:p>
          </table:table-cell>
          <table:table-cell office:value-type="float" office:value="12363.6241123222" calcext:value-type="float">
            <text:p>12363.6241123222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DeadL</text:p>
          </table:table-cell>
          <table:table-cell office:value-type="float" office:value="11612.5303181209" calcext:value-type="float">
            <text:p>11612.5303181209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string" calcext:value-type="string">
            <text:p>DeadL</text:p>
          </table:table-cell>
          <table:table-cell office:value-type="float" office:value="6605.66221304893" calcext:value-type="float">
            <text:p>6605.66221304893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DeadL</text:p>
          </table:table-cell>
          <table:table-cell office:value-type="float" office:value="12329.7578304206" calcext:value-type="float">
            <text:p>12329.757830420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DeadL</text:p>
          </table:table-cell>
          <table:table-cell office:value-type="float" office:value="11543.2763887276" calcext:value-type="float">
            <text:p>11543.2763887276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DeadL</text:p>
          </table:table-cell>
          <table:table-cell office:value-type="float" office:value="11684.5069186444" calcext:value-type="float">
            <text:p>11684.506918644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DeadL</text:p>
          </table:table-cell>
          <table:table-cell office:value-type="float" office:value="12022.9940598599" calcext:value-type="float">
            <text:p>12022.9940598599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DeadL</text:p>
          </table:table-cell>
          <table:table-cell office:value-type="float" office:value="11612.3502316994" calcext:value-type="float">
            <text:p>11612.350231699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DeadL</text:p>
          </table:table-cell>
          <table:table-cell office:value-type="float" office:value="11765.0930959701" calcext:value-type="float">
            <text:p>11765.0930959701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  <table:table-cell office:value-type="string" calcext:value-type="string">
            <text:p>DeadL</text:p>
          </table:table-cell>
          <table:table-cell office:value-type="float" office:value="4644.54620349609" calcext:value-type="float">
            <text:p>4644.546203496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eadL</text:p>
          </table:table-cell>
          <table:table-cell office:value-type="float" office:value="11189.4475919467" calcext:value-type="float">
            <text:p>11189.447591946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DeadL</text:p>
          </table:table-cell>
          <table:table-cell office:value-type="float" office:value="12262.1275316219" calcext:value-type="float">
            <text:p>12262.127531621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eadL</text:p>
          </table:table-cell>
          <table:table-cell office:value-type="float" office:value="12416.8049429602" calcext:value-type="float">
            <text:p>12416.8049429602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DeadL</text:p>
          </table:table-cell>
          <table:table-cell office:value-type="float" office:value="11545.0081897078" calcext:value-type="float">
            <text:p>11545.008189707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DeadL</text:p>
          </table:table-cell>
          <table:table-cell office:value-type="float" office:value="12071.8561968414" calcext:value-type="float">
            <text:p>12071.8561968414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DeadL</text:p>
          </table:table-cell>
          <table:table-cell office:value-type="float" office:value="11971.6940502658" calcext:value-type="float">
            <text:p>11971.6940502658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DeadL</text:p>
          </table:table-cell>
          <table:table-cell office:value-type="float" office:value="8970.18879318959" calcext:value-type="float">
            <text:p>8970.18879318959</text:p>
          </table:table-cell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DeadL</text:p>
          </table:table-cell>
          <table:table-cell office:value-type="float" office:value="4423.69474781695" calcext:value-type="float">
            <text:p>4423.69474781695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DeadL</text:p>
          </table:table-cell>
          <table:table-cell office:value-type="float" office:value="13518.8318638907" calcext:value-type="float">
            <text:p>13518.831863890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DeadL</text:p>
          </table:table-cell>
          <table:table-cell office:value-type="float" office:value="6095.09889197734" calcext:value-type="float">
            <text:p>6095.0988919773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DeadL</text:p>
          </table:table-cell>
          <table:table-cell office:value-type="float" office:value="12084.3494044241" calcext:value-type="float">
            <text:p>12084.3494044241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DeadL</text:p>
          </table:table-cell>
          <table:table-cell office:value-type="float" office:value="5366.805274999" calcext:value-type="float">
            <text:p>5366.805274999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DeadL</text:p>
          </table:table-cell>
          <table:table-cell office:value-type="float" office:value="9122.51629202126" calcext:value-type="float">
            <text:p>9122.5162920212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DeadL</text:p>
          </table:table-cell>
          <table:table-cell office:value-type="float" office:value="12107.2378999692" calcext:value-type="float">
            <text:p>12107.2378999692</text:p>
          </table:table-cell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string" calcext:value-type="string">
            <text:p>DeadL</text:p>
          </table:table-cell>
          <table:table-cell office:value-type="float" office:value="4912.07036525677" calcext:value-type="float">
            <text:p>4912.0703652567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DeadL</text:p>
          </table:table-cell>
          <table:table-cell office:value-type="float" office:value="11693.0852200463" calcext:value-type="float">
            <text:p>11693.0852200463</text:p>
          </table:table-cell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string" calcext:value-type="string">
            <text:p>DeadL</text:p>
          </table:table-cell>
          <table:table-cell office:value-type="float" office:value="4005.01453179372" calcext:value-type="float">
            <text:p>4005.01453179372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DeadL</text:p>
          </table:table-cell>
          <table:table-cell office:value-type="float" office:value="12109.9000105281" calcext:value-type="float">
            <text:p>12109.900010528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DeadL</text:p>
          </table:table-cell>
          <table:table-cell office:value-type="float" office:value="10496.6124738445" calcext:value-type="float">
            <text:p>10496.61247384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DeadL</text:p>
          </table:table-cell>
          <table:table-cell office:value-type="float" office:value="12383.2339666385" calcext:value-type="float">
            <text:p>12383.233966638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DeadL</text:p>
          </table:table-cell>
          <table:table-cell office:value-type="float" office:value="11157.1348090388" calcext:value-type="float">
            <text:p>11157.13480903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eadL</text:p>
          </table:table-cell>
          <table:table-cell office:value-type="float" office:value="12353.1897362249" calcext:value-type="float">
            <text:p>12353.1897362249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DeadL</text:p>
          </table:table-cell>
          <table:table-cell office:value-type="float" office:value="11105.5332482909" calcext:value-type="float">
            <text:p>11105.5332482909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DeadL</text:p>
          </table:table-cell>
          <table:table-cell office:value-type="float" office:value="12409.4902200673" calcext:value-type="float">
            <text:p>12409.4902200673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DeadL</text:p>
          </table:table-cell>
          <table:table-cell office:value-type="float" office:value="11622.0836790345" calcext:value-type="float">
            <text:p>11622.083679034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DeadL</text:p>
          </table:table-cell>
          <table:table-cell office:value-type="float" office:value="12120.3457375698" calcext:value-type="float">
            <text:p>12120.345737569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DeadL</text:p>
          </table:table-cell>
          <table:table-cell office:value-type="float" office:value="7017.57911214517" calcext:value-type="float">
            <text:p>7017.57911214517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DeadL</text:p>
          </table:table-cell>
          <table:table-cell office:value-type="float" office:value="12196.0484531568" calcext:value-type="float">
            <text:p>12196.048453156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DeadL</text:p>
          </table:table-cell>
          <table:table-cell office:value-type="float" office:value="8953.42270183678" calcext:value-type="float">
            <text:p>8953.42270183678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DeadL</text:p>
          </table:table-cell>
          <table:table-cell office:value-type="float" office:value="12539.57949026" calcext:value-type="float">
            <text:p>12539.5794902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DeadL</text:p>
          </table:table-cell>
          <table:table-cell office:value-type="float" office:value="10223.4343673538" calcext:value-type="float">
            <text:p>10223.434367353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DeadL</text:p>
          </table:table-cell>
          <table:table-cell office:value-type="float" office:value="12309.5579960334" calcext:value-type="float">
            <text:p>12309.55799603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DeadL</text:p>
          </table:table-cell>
          <table:table-cell office:value-type="float" office:value="12388.383299996" calcext:value-type="float">
            <text:p>12388.383299996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DeadL</text:p>
          </table:table-cell>
          <table:table-cell office:value-type="float" office:value="11011.5254661123" calcext:value-type="float">
            <text:p>11011.5254661123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DeadL</text:p>
          </table:table-cell>
          <table:table-cell office:value-type="float" office:value="12232.3979386768" calcext:value-type="float">
            <text:p>12232.3979386768</text:p>
          </table:table-cell>
        </table:table-row>
        <table:table-row table:style-name="ro1">
          <table:table-cell office:value-type="float" office:value="24082" calcext:value-type="float">
            <text:p>24082</text:p>
          </table:table-cell>
          <table:table-cell office:value-type="string" calcext:value-type="string">
            <text:p>DeadL</text:p>
          </table:table-cell>
          <table:table-cell office:value-type="float" office:value="5691.9872701019" calcext:value-type="float">
            <text:p>5691.987270101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LiveL</text:p>
          </table:table-cell>
          <table:table-cell office:value-type="float" office:value="8580.25654962331" calcext:value-type="float">
            <text:p>8580.25654962331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LiveL</text:p>
          </table:table-cell>
          <table:table-cell office:value-type="float" office:value="9904.91544371323" calcext:value-type="float">
            <text:p>9904.91544371323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LiveL</text:p>
          </table:table-cell>
          <table:table-cell office:value-type="float" office:value="9791.56843583251" calcext:value-type="float">
            <text:p>9791.56843583251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LiveL</text:p>
          </table:table-cell>
          <table:table-cell office:value-type="float" office:value="8532.06994009903" calcext:value-type="float">
            <text:p>8532.0699400990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LiveL</text:p>
          </table:table-cell>
          <table:table-cell office:value-type="float" office:value="9437.81647881637" calcext:value-type="float">
            <text:p>9437.81647881637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LiveL</text:p>
          </table:table-cell>
          <table:table-cell office:value-type="float" office:value="9080.04053926548" calcext:value-type="float">
            <text:p>9080.0405392654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LiveL</text:p>
          </table:table-cell>
          <table:table-cell office:value-type="float" office:value="8636.96444632324" calcext:value-type="float">
            <text:p>8636.96444632324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LiveL</text:p>
          </table:table-cell>
          <table:table-cell office:value-type="float" office:value="6449.56176091758" calcext:value-type="float">
            <text:p>6449.5617609175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LiveL</text:p>
          </table:table-cell>
          <table:table-cell office:value-type="float" office:value="9360.58146842237" calcext:value-type="float">
            <text:p>9360.5814684223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LiveL</text:p>
          </table:table-cell>
          <table:table-cell office:value-type="float" office:value="8671.53828657292" calcext:value-type="float">
            <text:p>8671.53828657292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LiveL</text:p>
          </table:table-cell>
          <table:table-cell office:value-type="float" office:value="9562.86723335152" calcext:value-type="float">
            <text:p>9562.8672333515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LiveL</text:p>
          </table:table-cell>
          <table:table-cell office:value-type="float" office:value="9532.0739952766" calcext:value-type="float">
            <text:p>9532.0739952766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LiveL</text:p>
          </table:table-cell>
          <table:table-cell office:value-type="float" office:value="5802.75980967053" calcext:value-type="float">
            <text:p>5802.75980967053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LiveL</text:p>
          </table:table-cell>
          <table:table-cell office:value-type="float" office:value="9248.3779682704" calcext:value-type="float">
            <text:p>9248.3779682704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LiveL</text:p>
          </table:table-cell>
          <table:table-cell office:value-type="float" office:value="9469.41678782189" calcext:value-type="float">
            <text:p>9469.4167878218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veL</text:p>
          </table:table-cell>
          <table:table-cell office:value-type="float" office:value="5411.55050813837" calcext:value-type="float">
            <text:p>5411.55050813837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LiveL</text:p>
          </table:table-cell>
          <table:table-cell office:value-type="float" office:value="8880.77798389612" calcext:value-type="float">
            <text:p>8880.77798389612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LiveL</text:p>
          </table:table-cell>
          <table:table-cell office:value-type="float" office:value="8801.63816537088" calcext:value-type="float">
            <text:p>8801.6381653708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LiveL</text:p>
          </table:table-cell>
          <table:table-cell office:value-type="float" office:value="9130.44924205419" calcext:value-type="float">
            <text:p>9130.4492420541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LiveL</text:p>
          </table:table-cell>
          <table:table-cell office:value-type="float" office:value="9399.07145422582" calcext:value-type="float">
            <text:p>9399.07145422582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LiveL</text:p>
          </table:table-cell>
          <table:table-cell office:value-type="float" office:value="9309.73032681623" calcext:value-type="float">
            <text:p>9309.73032681623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LiveL</text:p>
          </table:table-cell>
          <table:table-cell office:value-type="float" office:value="10040.9610341232" calcext:value-type="float">
            <text:p>10040.9610341232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LiveL</text:p>
          </table:table-cell>
          <table:table-cell office:value-type="float" office:value="7127.8993603626" calcext:value-type="float">
            <text:p>7127.8993603626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LiveL</text:p>
          </table:table-cell>
          <table:table-cell office:value-type="float" office:value="9566.89301073361" calcext:value-type="float">
            <text:p>9566.8930107336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LiveL</text:p>
          </table:table-cell>
          <table:table-cell office:value-type="float" office:value="9337.95630791668" calcext:value-type="float">
            <text:p>9337.956307916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LiveL</text:p>
          </table:table-cell>
          <table:table-cell office:value-type="float" office:value="9450.86666304364" calcext:value-type="float">
            <text:p>9450.8666630436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LiveL</text:p>
          </table:table-cell>
          <table:table-cell office:value-type="float" office:value="9163.90211336648" calcext:value-type="float">
            <text:p>9163.90211336648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LiveL</text:p>
          </table:table-cell>
          <table:table-cell office:value-type="float" office:value="4562.83965471936" calcext:value-type="float">
            <text:p>4562.83965471936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LiveL</text:p>
          </table:table-cell>
          <table:table-cell office:value-type="float" office:value="9339.48750890553" calcext:value-type="float">
            <text:p>9339.4875089055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LiveL</text:p>
          </table:table-cell>
          <table:table-cell office:value-type="float" office:value="9333.62088877252" calcext:value-type="float">
            <text:p>9333.62088877252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LiveL</text:p>
          </table:table-cell>
          <table:table-cell office:value-type="float" office:value="9983.03004793744" calcext:value-type="float">
            <text:p>9983.03004793744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LiveL</text:p>
          </table:table-cell>
          <table:table-cell office:value-type="float" office:value="3331.54664751303" calcext:value-type="float">
            <text:p>3331.54664751303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LiveL</text:p>
          </table:table-cell>
          <table:table-cell office:value-type="float" office:value="10029.5167551372" calcext:value-type="float">
            <text:p>10029.5167551372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LiveL</text:p>
          </table:table-cell>
          <table:table-cell office:value-type="float" office:value="8821.22320684473" calcext:value-type="float">
            <text:p>8821.2232068447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LiveL</text:p>
          </table:table-cell>
          <table:table-cell office:value-type="float" office:value="9427.54272414381" calcext:value-type="float">
            <text:p>9427.5427241438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LiveL</text:p>
          </table:table-cell>
          <table:table-cell office:value-type="float" office:value="9308.16016453386" calcext:value-type="float">
            <text:p>9308.1601645338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LiveL</text:p>
          </table:table-cell>
          <table:table-cell office:value-type="float" office:value="9563.10920710891" calcext:value-type="float">
            <text:p>9563.1092071089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LiveL</text:p>
          </table:table-cell>
          <table:table-cell office:value-type="float" office:value="9288.21293184803" calcext:value-type="float">
            <text:p>9288.2129318480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LiveL</text:p>
          </table:table-cell>
          <table:table-cell office:value-type="float" office:value="8233.7644142512" calcext:value-type="float">
            <text:p>8233.7644142512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LiveL</text:p>
          </table:table-cell>
          <table:table-cell office:value-type="float" office:value="9230.648835971" calcext:value-type="float">
            <text:p>9230.648835971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LiveL</text:p>
          </table:table-cell>
          <table:table-cell office:value-type="float" office:value="9712.67063609879" calcext:value-type="float">
            <text:p>9712.6706360987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LiveL</text:p>
          </table:table-cell>
          <table:table-cell office:value-type="float" office:value="9372.94370486797" calcext:value-type="float">
            <text:p>9372.9437048679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LiveL</text:p>
          </table:table-cell>
          <table:table-cell office:value-type="float" office:value="9487.87374676004" calcext:value-type="float">
            <text:p>9487.8737467600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LiveL</text:p>
          </table:table-cell>
          <table:table-cell office:value-type="float" office:value="9490.57258069081" calcext:value-type="float">
            <text:p>9490.5725806908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LiveL</text:p>
          </table:table-cell>
          <table:table-cell office:value-type="float" office:value="9354.0410809575" calcext:value-type="float">
            <text:p>9354.0410809575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LiveL</text:p>
          </table:table-cell>
          <table:table-cell office:value-type="float" office:value="9244.87624411189" calcext:value-type="float">
            <text:p>9244.87624411189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LiveL</text:p>
          </table:table-cell>
          <table:table-cell office:value-type="float" office:value="3369.33482015434" calcext:value-type="float">
            <text:p>3369.3348201543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LiveL</text:p>
          </table:table-cell>
          <table:table-cell office:value-type="float" office:value="9482.44241430435" calcext:value-type="float">
            <text:p>9482.44241430435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LiveL</text:p>
          </table:table-cell>
          <table:table-cell office:value-type="float" office:value="9551.49945842768" calcext:value-type="float">
            <text:p>9551.4994584276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LiveL</text:p>
          </table:table-cell>
          <table:table-cell office:value-type="float" office:value="7229.69395345607" calcext:value-type="float">
            <text:p>7229.69395345607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LiveL</text:p>
          </table:table-cell>
          <table:table-cell office:value-type="float" office:value="10010.4001798791" calcext:value-type="float">
            <text:p>10010.4001798791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LiveL</text:p>
          </table:table-cell>
          <table:table-cell office:value-type="float" office:value="8196.59089478199" calcext:value-type="float">
            <text:p>8196.5908947819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LiveL</text:p>
          </table:table-cell>
          <table:table-cell office:value-type="float" office:value="9456.96277396201" calcext:value-type="float">
            <text:p>9456.96277396201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LiveL</text:p>
          </table:table-cell>
          <table:table-cell office:value-type="float" office:value="4377.79732093695" calcext:value-type="float">
            <text:p>4377.79732093695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LiveL</text:p>
          </table:table-cell>
          <table:table-cell office:value-type="float" office:value="8789.90481085032" calcext:value-type="float">
            <text:p>8789.904810850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LiveL</text:p>
          </table:table-cell>
          <table:table-cell office:value-type="float" office:value="9414.47445474878" calcext:value-type="float">
            <text:p>9414.4744547487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LiveL</text:p>
          </table:table-cell>
          <table:table-cell office:value-type="float" office:value="9313.95290955532" calcext:value-type="float">
            <text:p>9313.95290955532</text:p>
          </table:table-cell>
        </table:table-row>
        <table:table-row table:style-name="ro1">
          <table:table-cell office:value-type="float" office:value="24077" calcext:value-type="float">
            <text:p>24077</text:p>
          </table:table-cell>
          <table:table-cell office:value-type="string" calcext:value-type="string">
            <text:p>LiveL</text:p>
          </table:table-cell>
          <table:table-cell office:value-type="float" office:value="40.0366376406906" calcext:value-type="float">
            <text:p>40.036637640690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LiveL</text:p>
          </table:table-cell>
          <table:table-cell office:value-type="float" office:value="9386.33614528765" calcext:value-type="float">
            <text:p>9386.33614528765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LiveL</text:p>
          </table:table-cell>
          <table:table-cell office:value-type="float" office:value="10029.2694663525" calcext:value-type="float">
            <text:p>10029.2694663525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LiveL</text:p>
          </table:table-cell>
          <table:table-cell office:value-type="float" office:value="9377.76134178063" calcext:value-type="float">
            <text:p>9377.76134178063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LiveL</text:p>
          </table:table-cell>
          <table:table-cell office:value-type="float" office:value="9128.57819996792" calcext:value-type="float">
            <text:p>9128.57819996792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LiveL</text:p>
          </table:table-cell>
          <table:table-cell office:value-type="float" office:value="9229.48221217406" calcext:value-type="float">
            <text:p>9229.4822121740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LiveL</text:p>
          </table:table-cell>
          <table:table-cell office:value-type="float" office:value="5514.86745803874" calcext:value-type="float">
            <text:p>5514.86745803874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LiveL</text:p>
          </table:table-cell>
          <table:table-cell office:value-type="float" office:value="9163.18160918227" calcext:value-type="float">
            <text:p>9163.18160918227</text:p>
          </table:table-cell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string" calcext:value-type="string">
            <text:p>LiveL</text:p>
          </table:table-cell>
          <table:table-cell office:value-type="float" office:value="188.723969953998" calcext:value-type="float">
            <text:p>188.72396995399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LiveL</text:p>
          </table:table-cell>
          <table:table-cell office:value-type="float" office:value="9271.98759085931" calcext:value-type="float">
            <text:p>9271.9875908593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LiveL</text:p>
          </table:table-cell>
          <table:table-cell office:value-type="float" office:value="9231.15858239079" calcext:value-type="float">
            <text:p>9231.15858239079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LiveL</text:p>
          </table:table-cell>
          <table:table-cell office:value-type="float" office:value="9371.73681688664" calcext:value-type="float">
            <text:p>9371.73681688664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LiveL</text:p>
          </table:table-cell>
          <table:table-cell office:value-type="float" office:value="9853.75247744034" calcext:value-type="float">
            <text:p>9853.7524774403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LiveL</text:p>
          </table:table-cell>
          <table:table-cell office:value-type="float" office:value="9424.26515804154" calcext:value-type="float">
            <text:p>9424.26515804154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LiveL</text:p>
          </table:table-cell>
          <table:table-cell office:value-type="float" office:value="9308.33165347419" calcext:value-type="float">
            <text:p>9308.33165347419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LiveL</text:p>
          </table:table-cell>
          <table:table-cell office:value-type="float" office:value="9468.37231166985" calcext:value-type="float">
            <text:p>9468.3723116698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LiveL</text:p>
          </table:table-cell>
          <table:table-cell office:value-type="float" office:value="9262.32990653737" calcext:value-type="float">
            <text:p>9262.32990653737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LiveL</text:p>
          </table:table-cell>
          <table:table-cell office:value-type="float" office:value="9503.82062702245" calcext:value-type="float">
            <text:p>9503.82062702245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LiveL</text:p>
          </table:table-cell>
          <table:table-cell office:value-type="float" office:value="10010.0404825191" calcext:value-type="float">
            <text:p>10010.0404825191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LiveL</text:p>
          </table:table-cell>
          <table:table-cell office:value-type="float" office:value="9504.71361072241" calcext:value-type="float">
            <text:p>9504.7136107224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LiveL</text:p>
          </table:table-cell>
          <table:table-cell office:value-type="float" office:value="9531.38047050336" calcext:value-type="float">
            <text:p>9531.38047050336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LiveL</text:p>
          </table:table-cell>
          <table:table-cell office:value-type="float" office:value="3663.08410516665" calcext:value-type="float">
            <text:p>3663.0841051666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LiveL</text:p>
          </table:table-cell>
          <table:table-cell office:value-type="float" office:value="9551.02266240052" calcext:value-type="float">
            <text:p>9551.02266240052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LiveL</text:p>
          </table:table-cell>
          <table:table-cell office:value-type="float" office:value="9948.76486744292" calcext:value-type="float">
            <text:p>9948.76486744292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LiveL</text:p>
          </table:table-cell>
          <table:table-cell office:value-type="float" office:value="9230.36024369384" calcext:value-type="float">
            <text:p>9230.36024369384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string" calcext:value-type="string">
            <text:p>LiveL</text:p>
          </table:table-cell>
          <table:table-cell office:value-type="float" office:value="-71.4338467550826" calcext:value-type="float">
            <text:p>-71.4338467550826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LiveL</text:p>
          </table:table-cell>
          <table:table-cell office:value-type="float" office:value="-1327.80304505605" calcext:value-type="float">
            <text:p>-1327.80304505605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LiveL</text:p>
          </table:table-cell>
          <table:table-cell office:value-type="float" office:value="3397.1968378673" calcext:value-type="float">
            <text:p>3397.196837867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LiveL</text:p>
          </table:table-cell>
          <table:table-cell office:value-type="float" office:value="9208.0539333041" calcext:value-type="float">
            <text:p>9208.0539333041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LiveL</text:p>
          </table:table-cell>
          <table:table-cell office:value-type="float" office:value="9713.27566435802" calcext:value-type="float">
            <text:p>9713.27566435802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LiveL</text:p>
          </table:table-cell>
          <table:table-cell office:value-type="float" office:value="8876.08636486313" calcext:value-type="float">
            <text:p>8876.08636486313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LiveL</text:p>
          </table:table-cell>
          <table:table-cell office:value-type="float" office:value="9185.25389975963" calcext:value-type="float">
            <text:p>9185.2538997596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LiveL</text:p>
          </table:table-cell>
          <table:table-cell office:value-type="float" office:value="9340.9275429396" calcext:value-type="float">
            <text:p>9340.9275429396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LiveL</text:p>
          </table:table-cell>
          <table:table-cell office:value-type="float" office:value="10044.7290912369" calcext:value-type="float">
            <text:p>10044.7290912369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LiveL</text:p>
          </table:table-cell>
          <table:table-cell office:value-type="float" office:value="7338.89300084694" calcext:value-type="float">
            <text:p>7338.8930008469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LiveL</text:p>
          </table:table-cell>
          <table:table-cell office:value-type="float" office:value="9280.0647836507" calcext:value-type="float">
            <text:p>9280.06478365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LiveL</text:p>
          </table:table-cell>
          <table:table-cell office:value-type="float" office:value="9468.1940659635" calcext:value-type="float">
            <text:p>9468.1940659635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LiveL</text:p>
          </table:table-cell>
          <table:table-cell office:value-type="float" office:value="9647.20471691969" calcext:value-type="float">
            <text:p>9647.20471691969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string" calcext:value-type="string">
            <text:p>LiveL</text:p>
          </table:table-cell>
          <table:table-cell office:value-type="float" office:value="438.749723640083" calcext:value-type="float">
            <text:p>438.749723640083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LiveL</text:p>
          </table:table-cell>
          <table:table-cell office:value-type="float" office:value="9948.22313744126" calcext:value-type="float">
            <text:p>9948.2231374412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LiveL</text:p>
          </table:table-cell>
          <table:table-cell office:value-type="float" office:value="9156.00602735059" calcext:value-type="float">
            <text:p>9156.00602735059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LiveL</text:p>
          </table:table-cell>
          <table:table-cell office:value-type="float" office:value="9222.66400456234" calcext:value-type="float">
            <text:p>9222.6640045623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LiveL</text:p>
          </table:table-cell>
          <table:table-cell office:value-type="float" office:value="9302.09442400747" calcext:value-type="float">
            <text:p>9302.09442400747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LiveL</text:p>
          </table:table-cell>
          <table:table-cell office:value-type="float" office:value="9646.83140289224" calcext:value-type="float">
            <text:p>9646.83140289224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LiveL</text:p>
          </table:table-cell>
          <table:table-cell office:value-type="float" office:value="9253.98334563803" calcext:value-type="float">
            <text:p>9253.98334563803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  <table:table-cell office:value-type="string" calcext:value-type="string">
            <text:p>LiveL</text:p>
          </table:table-cell>
          <table:table-cell office:value-type="float" office:value="79.082325276709" calcext:value-type="float">
            <text:p>79.08232527670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LiveL</text:p>
          </table:table-cell>
          <table:table-cell office:value-type="float" office:value="9053.50581959194" calcext:value-type="float">
            <text:p>9053.5058195919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LiveL</text:p>
          </table:table-cell>
          <table:table-cell office:value-type="float" office:value="9253.46677543547" calcext:value-type="float">
            <text:p>9253.4667754354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LiveL</text:p>
          </table:table-cell>
          <table:table-cell office:value-type="float" office:value="9488.71892713615" calcext:value-type="float">
            <text:p>9488.71892713615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LiveL</text:p>
          </table:table-cell>
          <table:table-cell office:value-type="float" office:value="8850.51055819418" calcext:value-type="float">
            <text:p>8850.510558194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LiveL</text:p>
          </table:table-cell>
          <table:table-cell office:value-type="float" office:value="9318.5974915424" calcext:value-type="float">
            <text:p>9318.5974915424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LiveL</text:p>
          </table:table-cell>
          <table:table-cell office:value-type="float" office:value="9790.84288126695" calcext:value-type="float">
            <text:p>9790.8428812669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LiveL</text:p>
          </table:table-cell>
          <table:table-cell office:value-type="float" office:value="7177.20619403317" calcext:value-type="float">
            <text:p>7177.20619403317</text:p>
          </table:table-cell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LiveL</text:p>
          </table:table-cell>
          <table:table-cell office:value-type="float" office:value="48.919688781087" calcext:value-type="float">
            <text:p>48.919688781087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LiveL</text:p>
          </table:table-cell>
          <table:table-cell office:value-type="float" office:value="8667.03591156811" calcext:value-type="float">
            <text:p>8667.0359115681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iveL</text:p>
          </table:table-cell>
          <table:table-cell office:value-type="float" office:value="4958.31514497471" calcext:value-type="float">
            <text:p>4958.3151449747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LiveL</text:p>
          </table:table-cell>
          <table:table-cell office:value-type="float" office:value="9323.26172841784" calcext:value-type="float">
            <text:p>9323.26172841784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LiveL</text:p>
          </table:table-cell>
          <table:table-cell office:value-type="float" office:value="3697.18790279022" calcext:value-type="float">
            <text:p>3697.18790279022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LiveL</text:p>
          </table:table-cell>
          <table:table-cell office:value-type="float" office:value="7268.99468933732" calcext:value-type="float">
            <text:p>7268.9946893373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LiveL</text:p>
          </table:table-cell>
          <table:table-cell office:value-type="float" office:value="9330.58907916281" calcext:value-type="float">
            <text:p>9330.58907916281</text:p>
          </table:table-cell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string" calcext:value-type="string">
            <text:p>LiveL</text:p>
          </table:table-cell>
          <table:table-cell office:value-type="float" office:value="121.827081614331" calcext:value-type="float">
            <text:p>121.82708161433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LiveL</text:p>
          </table:table-cell>
          <table:table-cell office:value-type="float" office:value="9189.32280414453" calcext:value-type="float">
            <text:p>9189.32280414453</text:p>
          </table:table-cell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string" calcext:value-type="string">
            <text:p>LiveL</text:p>
          </table:table-cell>
          <table:table-cell office:value-type="float" office:value="50.5506476020241" calcext:value-type="float">
            <text:p>50.5506476020241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LiveL</text:p>
          </table:table-cell>
          <table:table-cell office:value-type="float" office:value="9853.12652830875" calcext:value-type="float">
            <text:p>9853.1265283087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LiveL</text:p>
          </table:table-cell>
          <table:table-cell office:value-type="float" office:value="8480.26400292826" calcext:value-type="float">
            <text:p>8480.2640029282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LiveL</text:p>
          </table:table-cell>
          <table:table-cell office:value-type="float" office:value="9471.82730694068" calcext:value-type="float">
            <text:p>9471.82730694068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LiveL</text:p>
          </table:table-cell>
          <table:table-cell office:value-type="float" office:value="9374.13967821889" calcext:value-type="float">
            <text:p>9374.1396782188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LiveL</text:p>
          </table:table-cell>
          <table:table-cell office:value-type="float" office:value="9196.37656699931" calcext:value-type="float">
            <text:p>9196.37656699931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LiveL</text:p>
          </table:table-cell>
          <table:table-cell office:value-type="float" office:value="8899.81048676612" calcext:value-type="float">
            <text:p>8899.81048676612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LiveL</text:p>
          </table:table-cell>
          <table:table-cell office:value-type="float" office:value="9983.493205994" calcext:value-type="float">
            <text:p>9983.493205994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LiveL</text:p>
          </table:table-cell>
          <table:table-cell office:value-type="float" office:value="9193.02894717711" calcext:value-type="float">
            <text:p>9193.02894717711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LiveL</text:p>
          </table:table-cell>
          <table:table-cell office:value-type="float" office:value="9425.46629201052" calcext:value-type="float">
            <text:p>9425.4662920105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LiveL</text:p>
          </table:table-cell>
          <table:table-cell office:value-type="float" office:value="4963.99281171275" calcext:value-type="float">
            <text:p>4963.99281171275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LiveL</text:p>
          </table:table-cell>
          <table:table-cell office:value-type="float" office:value="8848.32391776064" calcext:value-type="float">
            <text:p>8848.3239177606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LiveL</text:p>
          </table:table-cell>
          <table:table-cell office:value-type="float" office:value="7226.06490856387" calcext:value-type="float">
            <text:p>7226.0649085638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LiveL</text:p>
          </table:table-cell>
          <table:table-cell office:value-type="float" office:value="10040.8355365133" calcext:value-type="float">
            <text:p>10040.8355365133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LiveL</text:p>
          </table:table-cell>
          <table:table-cell office:value-type="float" office:value="5952.38808793347" calcext:value-type="float">
            <text:p>5952.388087933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LiveL</text:p>
          </table:table-cell>
          <table:table-cell office:value-type="float" office:value="9320.23860763066" calcext:value-type="float">
            <text:p>9320.238607630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LiveL</text:p>
          </table:table-cell>
          <table:table-cell office:value-type="float" office:value="9480.50506314852" calcext:value-type="float">
            <text:p>9480.5050631485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LiveL</text:p>
          </table:table-cell>
          <table:table-cell office:value-type="float" office:value="8887.75128110822" calcext:value-type="float">
            <text:p>8887.75128110822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LiveL</text:p>
          </table:table-cell>
          <table:table-cell office:value-type="float" office:value="9905.53846135874" calcext:value-type="float">
            <text:p>9905.53846135874</text:p>
          </table:table-cell>
        </table:table-row>
        <table:table-row table:style-name="ro1">
          <table:table-cell office:value-type="float" office:value="24082" calcext:value-type="float">
            <text:p>24082</text:p>
          </table:table-cell>
          <table:table-cell office:value-type="string" calcext:value-type="string">
            <text:p>LiveL</text:p>
          </table:table-cell>
          <table:table-cell office:value-type="float" office:value="285.265955789219" calcext:value-type="float">
            <text:p>285.26595578921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SnowL</text:p>
          </table:table-cell>
          <table:table-cell office:value-type="float" office:value="4367.0193150866" calcext:value-type="float">
            <text:p>4367.0193150866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SnowL</text:p>
          </table:table-cell>
          <table:table-cell office:value-type="float" office:value="4997.52910067472" calcext:value-type="float">
            <text:p>4997.52910067472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SnowL</text:p>
          </table:table-cell>
          <table:table-cell office:value-type="float" office:value="4979.92066684495" calcext:value-type="float">
            <text:p>4979.92066684495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SnowL</text:p>
          </table:table-cell>
          <table:table-cell office:value-type="float" office:value="4367.12254215441" calcext:value-type="float">
            <text:p>4367.1225421544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nowL</text:p>
          </table:table-cell>
          <table:table-cell office:value-type="float" office:value="4662.07933613439" calcext:value-type="float">
            <text:p>4662.07933613439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SnowL</text:p>
          </table:table-cell>
          <table:table-cell office:value-type="float" office:value="4658.98886656786" calcext:value-type="float">
            <text:p>4658.98886656786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SnowL</text:p>
          </table:table-cell>
          <table:table-cell office:value-type="float" office:value="4366.95816369593" calcext:value-type="float">
            <text:p>4366.95816369593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SnowL</text:p>
          </table:table-cell>
          <table:table-cell office:value-type="float" office:value="984.917236700796" calcext:value-type="float">
            <text:p>984.91723670079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SnowL</text:p>
          </table:table-cell>
          <table:table-cell office:value-type="float" office:value="4662.07990609675" calcext:value-type="float">
            <text:p>4662.0799060967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SnowL</text:p>
          </table:table-cell>
          <table:table-cell office:value-type="float" office:value="4366.9533100746" calcext:value-type="float">
            <text:p>4366.953310074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SnowL</text:p>
          </table:table-cell>
          <table:table-cell office:value-type="float" office:value="4734.37794642366" calcext:value-type="float">
            <text:p>4734.3779464236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SnowL</text:p>
          </table:table-cell>
          <table:table-cell office:value-type="float" office:value="4728.98832496871" calcext:value-type="float">
            <text:p>4728.9883249687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SnowL</text:p>
          </table:table-cell>
          <table:table-cell office:value-type="float" office:value="2905.16796044534" calcext:value-type="float">
            <text:p>2905.16796044534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SnowL</text:p>
          </table:table-cell>
          <table:table-cell office:value-type="float" office:value="4672.51497260559" calcext:value-type="float">
            <text:p>4672.51497260559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SnowL</text:p>
          </table:table-cell>
          <table:table-cell office:value-type="float" office:value="4718.24251122563" calcext:value-type="float">
            <text:p>4718.2425112256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owL</text:p>
          </table:table-cell>
          <table:table-cell office:value-type="float" office:value="2331.05395664399" calcext:value-type="float">
            <text:p>2331.05395664399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SnowL</text:p>
          </table:table-cell>
          <table:table-cell office:value-type="float" office:value="4582.76114287257" calcext:value-type="float">
            <text:p>4582.76114287257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SnowL</text:p>
          </table:table-cell>
          <table:table-cell office:value-type="float" office:value="4952.56078189678" calcext:value-type="float">
            <text:p>4952.5607818967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SnowL</text:p>
          </table:table-cell>
          <table:table-cell office:value-type="float" office:value="4662.08057666683" calcext:value-type="float">
            <text:p>4662.080576666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SnowL</text:p>
          </table:table-cell>
          <table:table-cell office:value-type="float" office:value="4662.07995193338" calcext:value-type="float">
            <text:p>4662.0799519333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SnowL</text:p>
          </table:table-cell>
          <table:table-cell office:value-type="float" office:value="4691.8989593909" calcext:value-type="float">
            <text:p>4691.8989593909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SnowL</text:p>
          </table:table-cell>
          <table:table-cell office:value-type="float" office:value="5020.21837438533" calcext:value-type="float">
            <text:p>5020.21837438533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SnowL</text:p>
          </table:table-cell>
          <table:table-cell office:value-type="float" office:value="3670.78354513802" calcext:value-type="float">
            <text:p>3670.7835451380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SnowL</text:p>
          </table:table-cell>
          <table:table-cell office:value-type="float" office:value="4735.14227117586" calcext:value-type="float">
            <text:p>4735.1422711758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SnowL</text:p>
          </table:table-cell>
          <table:table-cell office:value-type="float" office:value="4638.29255335244" calcext:value-type="float">
            <text:p>4638.2925533524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SnowL</text:p>
          </table:table-cell>
          <table:table-cell office:value-type="float" office:value="4662.07994352104" calcext:value-type="float">
            <text:p>4662.0799435210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SnowL</text:p>
          </table:table-cell>
          <table:table-cell office:value-type="float" office:value="4678.32528668139" calcext:value-type="float">
            <text:p>4678.32528668139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SnowL</text:p>
          </table:table-cell>
          <table:table-cell office:value-type="float" office:value="3476.21907833939" calcext:value-type="float">
            <text:p>3476.2190783393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SnowL</text:p>
          </table:table-cell>
          <table:table-cell office:value-type="float" office:value="4638.40625550577" calcext:value-type="float">
            <text:p>4638.4062555057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SnowL</text:p>
          </table:table-cell>
          <table:table-cell office:value-type="float" office:value="4638.46897414943" calcext:value-type="float">
            <text:p>4638.46897414943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SnowL</text:p>
          </table:table-cell>
          <table:table-cell office:value-type="float" office:value="5010.33252114355" calcext:value-type="float">
            <text:p>5010.33252114355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SnowL</text:p>
          </table:table-cell>
          <table:table-cell office:value-type="float" office:value="1467.74328997051" calcext:value-type="float">
            <text:p>1467.74328997051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SnowL</text:p>
          </table:table-cell>
          <table:table-cell office:value-type="float" office:value="5018.22554649197" calcext:value-type="float">
            <text:p>5018.22554649197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SnowL</text:p>
          </table:table-cell>
          <table:table-cell office:value-type="float" office:value="4567.50161062644" calcext:value-type="float">
            <text:p>4567.5016106264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SnowL</text:p>
          </table:table-cell>
          <table:table-cell office:value-type="float" office:value="4662.07994795276" calcext:value-type="float">
            <text:p>4662.0799479527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SnowL</text:p>
          </table:table-cell>
          <table:table-cell office:value-type="float" office:value="4638.59630348336" calcext:value-type="float">
            <text:p>4638.59630348336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SnowL</text:p>
          </table:table-cell>
          <table:table-cell office:value-type="float" office:value="4734.4928417343" calcext:value-type="float">
            <text:p>4734.49284173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SnowL</text:p>
          </table:table-cell>
          <table:table-cell office:value-type="float" office:value="4638.65811852612" calcext:value-type="float">
            <text:p>4638.65811852612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SnowL</text:p>
          </table:table-cell>
          <table:table-cell office:value-type="float" office:value="4174.52295335828" calcext:value-type="float">
            <text:p>4174.5229533582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SnowL</text:p>
          </table:table-cell>
          <table:table-cell office:value-type="float" office:value="4684.41238593927" calcext:value-type="float">
            <text:p>4684.41238593927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SnowL</text:p>
          </table:table-cell>
          <table:table-cell office:value-type="float" office:value="4972.85297745529" calcext:value-type="float">
            <text:p>4972.85297745529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SnowL</text:p>
          </table:table-cell>
          <table:table-cell office:value-type="float" office:value="4703.23122819454" calcext:value-type="float">
            <text:p>4703.2312281945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nowL</text:p>
          </table:table-cell>
          <table:table-cell office:value-type="float" office:value="4662.07983466285" calcext:value-type="float">
            <text:p>4662.0798346628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nowL</text:p>
          </table:table-cell>
          <table:table-cell office:value-type="float" office:value="4662.07977329299" calcext:value-type="float">
            <text:p>4662.07977329299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nowL</text:p>
          </table:table-cell>
          <table:table-cell office:value-type="float" office:value="4662.0790461871" calcext:value-type="float">
            <text:p>4662.0790461871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SnowL</text:p>
          </table:table-cell>
          <table:table-cell office:value-type="float" office:value="4672.45438627334" calcext:value-type="float">
            <text:p>4672.45438627334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SnowL</text:p>
          </table:table-cell>
          <table:table-cell office:value-type="float" office:value="1469.58752447582" calcext:value-type="float">
            <text:p>1469.5875244758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nowL</text:p>
          </table:table-cell>
          <table:table-cell office:value-type="float" office:value="4662.07961849902" calcext:value-type="float">
            <text:p>4662.0796184990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SnowL</text:p>
          </table:table-cell>
          <table:table-cell office:value-type="float" office:value="4732.41752298563" calcext:value-type="float">
            <text:p>4732.4175229856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SnowL</text:p>
          </table:table-cell>
          <table:table-cell office:value-type="float" office:value="3710.06758984158" calcext:value-type="float">
            <text:p>3710.06758984158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SnowL</text:p>
          </table:table-cell>
          <table:table-cell office:value-type="float" office:value="5014.9654910629" calcext:value-type="float">
            <text:p>5014.9654910629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SnowL</text:p>
          </table:table-cell>
          <table:table-cell office:value-type="float" office:value="4171.88415496088" calcext:value-type="float">
            <text:p>4171.8841549608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nowL</text:p>
          </table:table-cell>
          <table:table-cell office:value-type="float" office:value="4662.07943309303" calcext:value-type="float">
            <text:p>4662.07943309303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SnowL</text:p>
          </table:table-cell>
          <table:table-cell office:value-type="float" office:value="1875.42380722041" calcext:value-type="float">
            <text:p>1875.42380722041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SnowL</text:p>
          </table:table-cell>
          <table:table-cell office:value-type="float" office:value="5213.838415726" calcext:value-type="float">
            <text:p>5213.83841572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nowL</text:p>
          </table:table-cell>
          <table:table-cell office:value-type="float" office:value="4662.07923623654" calcext:value-type="float">
            <text:p>4662.0792362365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nowL</text:p>
          </table:table-cell>
          <table:table-cell office:value-type="float" office:value="4662.07900937333" calcext:value-type="float">
            <text:p>4662.07900937333</text:p>
          </table:table-cell>
        </table:table-row>
        <table:table-row table:style-name="ro1">
          <table:table-cell office:value-type="float" office:value="24077" calcext:value-type="float">
            <text:p>24077</text:p>
          </table:table-cell>
          <table:table-cell office:value-type="string" calcext:value-type="string">
            <text:p>SnowL</text:p>
          </table:table-cell>
          <table:table-cell office:value-type="float" office:value="1903.95522113485" calcext:value-type="float">
            <text:p>1903.9552211348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nowL</text:p>
          </table:table-cell>
          <table:table-cell office:value-type="float" office:value="4662.07914919607" calcext:value-type="float">
            <text:p>4662.07914919607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SnowL</text:p>
          </table:table-cell>
          <table:table-cell office:value-type="float" office:value="5018.20189448214" calcext:value-type="float">
            <text:p>5018.20189448214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SnowL</text:p>
          </table:table-cell>
          <table:table-cell office:value-type="float" office:value="4878.70610828269" calcext:value-type="float">
            <text:p>4878.70610828269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SnowL</text:p>
          </table:table-cell>
          <table:table-cell office:value-type="float" office:value="4661.29214087726" calcext:value-type="float">
            <text:p>4661.29214087726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SnowL</text:p>
          </table:table-cell>
          <table:table-cell office:value-type="float" office:value="4683.8584247787" calcext:value-type="float">
            <text:p>4683.858424778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SnowL</text:p>
          </table:table-cell>
          <table:table-cell office:value-type="float" office:value="2769.56636578152" calcext:value-type="float">
            <text:p>2769.5663657815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SnowL</text:p>
          </table:table-cell>
          <table:table-cell office:value-type="float" office:value="4677.98295446748" calcext:value-type="float">
            <text:p>4677.98295446748</text:p>
          </table:table-cell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string" calcext:value-type="string">
            <text:p>SnowL</text:p>
          </table:table-cell>
          <table:table-cell office:value-type="float" office:value="1896.40518184564" calcext:value-type="float">
            <text:p>1896.4051818456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nowL</text:p>
          </table:table-cell>
          <table:table-cell office:value-type="float" office:value="4662.07886877801" calcext:value-type="float">
            <text:p>4662.078868778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SnowL</text:p>
          </table:table-cell>
          <table:table-cell office:value-type="float" office:value="4638.76758654336" calcext:value-type="float">
            <text:p>4638.7675865433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SnowL</text:p>
          </table:table-cell>
          <table:table-cell office:value-type="float" office:value="4702.65817116895" calcext:value-type="float">
            <text:p>4702.65817116895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SnowL</text:p>
          </table:table-cell>
          <table:table-cell office:value-type="float" office:value="4990.64922879817" calcext:value-type="float">
            <text:p>4990.6492287981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SnowL</text:p>
          </table:table-cell>
          <table:table-cell office:value-type="float" office:value="4710.03580776212" calcext:value-type="float">
            <text:p>4710.03580776212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SnowL</text:p>
          </table:table-cell>
          <table:table-cell office:value-type="float" office:value="4691.23491918622" calcext:value-type="float">
            <text:p>4691.2349191862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SnowL</text:p>
          </table:table-cell>
          <table:table-cell office:value-type="float" office:value="4717.74657998068" calcext:value-type="float">
            <text:p>4717.7465799806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SnowL</text:p>
          </table:table-cell>
          <table:table-cell office:value-type="float" office:value="4638.7105090131" calcext:value-type="float">
            <text:p>4638.7105090131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SnowL</text:p>
          </table:table-cell>
          <table:table-cell office:value-type="float" office:value="4723.71909218826" calcext:value-type="float">
            <text:p>4723.71909218826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SnowL</text:p>
          </table:table-cell>
          <table:table-cell office:value-type="float" office:value="5014.93108980155" calcext:value-type="float">
            <text:p>5014.93108980155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SnowL</text:p>
          </table:table-cell>
          <table:table-cell office:value-type="float" office:value="4724.14309195043" calcext:value-type="float">
            <text:p>4724.14309195043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SnowL</text:p>
          </table:table-cell>
          <table:table-cell office:value-type="float" office:value="4728.65902568006" calcext:value-type="float">
            <text:p>4728.65902568006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SnowL</text:p>
          </table:table-cell>
          <table:table-cell office:value-type="float" office:value="1672.06013709461" calcext:value-type="float">
            <text:p>1672.06013709461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SnowL</text:p>
          </table:table-cell>
          <table:table-cell office:value-type="float" office:value="4732.19112962321" calcext:value-type="float">
            <text:p>4732.19112962321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SnowL</text:p>
          </table:table-cell>
          <table:table-cell office:value-type="float" office:value="5004.80398589039" calcext:value-type="float">
            <text:p>5004.80398589039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SnowL</text:p>
          </table:table-cell>
          <table:table-cell office:value-type="float" office:value="4669.76723880527" calcext:value-type="float">
            <text:p>4669.76723880527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string" calcext:value-type="string">
            <text:p>SnowL</text:p>
          </table:table-cell>
          <table:table-cell office:value-type="float" office:value="1818.83242648895" calcext:value-type="float">
            <text:p>1818.83242648895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SnowL</text:p>
          </table:table-cell>
          <table:table-cell office:value-type="float" office:value="3157.48315449706" calcext:value-type="float">
            <text:p>3157.48315449706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SnowL</text:p>
          </table:table-cell>
          <table:table-cell office:value-type="float" office:value="1498.8832036484" calcext:value-type="float">
            <text:p>1498.883203648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nowL</text:p>
          </table:table-cell>
          <table:table-cell office:value-type="float" office:value="4662.07889659159" calcext:value-type="float">
            <text:p>4662.0788965915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SnowL</text:p>
          </table:table-cell>
          <table:table-cell office:value-type="float" office:value="4972.91087294743" calcext:value-type="float">
            <text:p>4972.91087294743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SnowL</text:p>
          </table:table-cell>
          <table:table-cell office:value-type="float" office:value="5002.11310201606" calcext:value-type="float">
            <text:p>5002.11310201606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SnowL</text:p>
          </table:table-cell>
          <table:table-cell office:value-type="float" office:value="4664.38339675544" calcext:value-type="float">
            <text:p>4664.3833967554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SnowL</text:p>
          </table:table-cell>
          <table:table-cell office:value-type="float" office:value="4638.34689436035" calcext:value-type="float">
            <text:p>4638.34689436035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SnowL</text:p>
          </table:table-cell>
          <table:table-cell office:value-type="float" office:value="5020.87512510389" calcext:value-type="float">
            <text:p>5020.87512510389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SnowL</text:p>
          </table:table-cell>
          <table:table-cell office:value-type="float" office:value="3711.978942506" calcext:value-type="float">
            <text:p>3711.97894250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SnowL</text:p>
          </table:table-cell>
          <table:table-cell office:value-type="float" office:value="4638.15207661643" calcext:value-type="float">
            <text:p>4638.1520766164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SnowL</text:p>
          </table:table-cell>
          <table:table-cell office:value-type="float" office:value="4662.0799196242" calcext:value-type="float">
            <text:p>4662.0799196242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SnowL</text:p>
          </table:table-cell>
          <table:table-cell office:value-type="float" office:value="4967.25153402348" calcext:value-type="float">
            <text:p>4967.25153402348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string" calcext:value-type="string">
            <text:p>SnowL</text:p>
          </table:table-cell>
          <table:table-cell office:value-type="float" office:value="1550.92251999448" calcext:value-type="float">
            <text:p>1550.92251999448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SnowL</text:p>
          </table:table-cell>
          <table:table-cell office:value-type="float" office:value="5004.75218338732" calcext:value-type="float">
            <text:p>5004.752183387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nowL</text:p>
          </table:table-cell>
          <table:table-cell office:value-type="float" office:value="4662.07932459543" calcext:value-type="float">
            <text:p>4662.07932459543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SnowL</text:p>
          </table:table-cell>
          <table:table-cell office:value-type="float" office:value="4670.79826657468" calcext:value-type="float">
            <text:p>4670.7982665746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SnowL</text:p>
          </table:table-cell>
          <table:table-cell office:value-type="float" office:value="4638.17944881601" calcext:value-type="float">
            <text:p>4638.17944881601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SnowL</text:p>
          </table:table-cell>
          <table:table-cell office:value-type="float" office:value="4967.21555623287" calcext:value-type="float">
            <text:p>4967.2155562328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SnowL</text:p>
          </table:table-cell>
          <table:table-cell office:value-type="float" office:value="4673.6991758683" calcext:value-type="float">
            <text:p>4673.6991758683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  <table:table-cell office:value-type="string" calcext:value-type="string">
            <text:p>SnowL</text:p>
          </table:table-cell>
          <table:table-cell office:value-type="float" office:value="1984.64798702764" calcext:value-type="float">
            <text:p>1984.647987027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nowL</text:p>
          </table:table-cell>
          <table:table-cell office:value-type="float" office:value="4662.07467791879" calcext:value-type="float">
            <text:p>4662.0746779187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SnowL</text:p>
          </table:table-cell>
          <table:table-cell office:value-type="float" office:value="4662.07977457334" calcext:value-type="float">
            <text:p>4662.0797745733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nowL</text:p>
          </table:table-cell>
          <table:table-cell office:value-type="float" office:value="4662.07970072434" calcext:value-type="float">
            <text:p>4662.07970072434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SnowL</text:p>
          </table:table-cell>
          <table:table-cell office:value-type="float" office:value="4957.57627905282" calcext:value-type="float">
            <text:p>4957.5762790528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SnowL</text:p>
          </table:table-cell>
          <table:table-cell office:value-type="float" office:value="4638.20553564479" calcext:value-type="float">
            <text:p>4638.20553564479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SnowL</text:p>
          </table:table-cell>
          <table:table-cell office:value-type="float" office:value="4979.85137079205" calcext:value-type="float">
            <text:p>4979.8513707920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SnowL</text:p>
          </table:table-cell>
          <table:table-cell office:value-type="float" office:value="3676.52811382127" calcext:value-type="float">
            <text:p>3676.52811382127</text:p>
          </table:table-cell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SnowL</text:p>
          </table:table-cell>
          <table:table-cell office:value-type="float" office:value="1976.694408349" calcext:value-type="float">
            <text:p>1976.694408349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SnowL</text:p>
          </table:table-cell>
          <table:table-cell office:value-type="float" office:value="5420.16737576648" calcext:value-type="float">
            <text:p>5420.1673757664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nowL</text:p>
          </table:table-cell>
          <table:table-cell office:value-type="float" office:value="2330.99791257989" calcext:value-type="float">
            <text:p>2330.9979125798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SnowL</text:p>
          </table:table-cell>
          <table:table-cell office:value-type="float" office:value="4638.53328632139" calcext:value-type="float">
            <text:p>4638.53328632139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SnowL</text:p>
          </table:table-cell>
          <table:table-cell office:value-type="float" office:value="1675.28225813097" calcext:value-type="float">
            <text:p>1675.28225813097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SnowL</text:p>
          </table:table-cell>
          <table:table-cell office:value-type="float" office:value="3710.11118624852" calcext:value-type="float">
            <text:p>3710.111186248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SnowL</text:p>
          </table:table-cell>
          <table:table-cell office:value-type="float" office:value="4638.24560691011" calcext:value-type="float">
            <text:p>4638.24560691011</text:p>
          </table:table-cell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string" calcext:value-type="string">
            <text:p>SnowL</text:p>
          </table:table-cell>
          <table:table-cell office:value-type="float" office:value="1965.91323356655" calcext:value-type="float">
            <text:p>1965.9132335665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SnowL</text:p>
          </table:table-cell>
          <table:table-cell office:value-type="float" office:value="4638.78641995638" calcext:value-type="float">
            <text:p>4638.78641995638</text:p>
          </table:table-cell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string" calcext:value-type="string">
            <text:p>SnowL</text:p>
          </table:table-cell>
          <table:table-cell office:value-type="float" office:value="1813.14210112657" calcext:value-type="float">
            <text:p>1813.14210112657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SnowL</text:p>
          </table:table-cell>
          <table:table-cell office:value-type="float" office:value="4990.5893600047" calcext:value-type="float">
            <text:p>4990.589360004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SnowL</text:p>
          </table:table-cell>
          <table:table-cell office:value-type="float" office:value="4366.11124122536" calcext:value-type="float">
            <text:p>4366.1112412253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nowL</text:p>
          </table:table-cell>
          <table:table-cell office:value-type="float" office:value="4662.07952871525" calcext:value-type="float">
            <text:p>4662.07952871525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SnowL</text:p>
          </table:table-cell>
          <table:table-cell office:value-type="float" office:value="4878.3633464447" calcext:value-type="float">
            <text:p>4878.363346444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SnowL</text:p>
          </table:table-cell>
          <table:table-cell office:value-type="float" office:value="4662.07985096367" calcext:value-type="float">
            <text:p>4662.07985096367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SnowL</text:p>
          </table:table-cell>
          <table:table-cell office:value-type="float" office:value="4785.0896554175" calcext:value-type="float">
            <text:p>4785.0896554175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SnowL</text:p>
          </table:table-cell>
          <table:table-cell office:value-type="float" office:value="5010.37680923092" calcext:value-type="float">
            <text:p>5010.37680923092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SnowL</text:p>
          </table:table-cell>
          <table:table-cell office:value-type="float" office:value="4665.21668996244" calcext:value-type="float">
            <text:p>4665.21668996244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SnowL</text:p>
          </table:table-cell>
          <table:table-cell office:value-type="float" office:value="4710.60610141106" calcext:value-type="float">
            <text:p>4710.60610141106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SnowL</text:p>
          </table:table-cell>
          <table:table-cell office:value-type="float" office:value="2173.83769243615" calcext:value-type="float">
            <text:p>2173.83769243615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SnowL</text:p>
          </table:table-cell>
          <table:table-cell office:value-type="float" office:value="5087.43363545644" calcext:value-type="float">
            <text:p>5087.43363545644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SnowL</text:p>
          </table:table-cell>
          <table:table-cell office:value-type="float" office:value="3712.71903175947" calcext:value-type="float">
            <text:p>3712.7190317594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SnowL</text:p>
          </table:table-cell>
          <table:table-cell office:value-type="float" office:value="5020.20637015928" calcext:value-type="float">
            <text:p>5020.20637015928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SnowL</text:p>
          </table:table-cell>
          <table:table-cell office:value-type="float" office:value="2174.16340065776" calcext:value-type="float">
            <text:p>2174.1634006577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SnowL</text:p>
          </table:table-cell>
          <table:table-cell office:value-type="float" office:value="4662.07992956963" calcext:value-type="float">
            <text:p>4662.0799295696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SnowL</text:p>
          </table:table-cell>
          <table:table-cell office:value-type="float" office:value="4662.07988404852" calcext:value-type="float">
            <text:p>4662.07988404852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SnowL</text:p>
          </table:table-cell>
          <table:table-cell office:value-type="float" office:value="4586.06927090011" calcext:value-type="float">
            <text:p>4586.06927090011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SnowL</text:p>
          </table:table-cell>
          <table:table-cell office:value-type="float" office:value="4997.5886505879" calcext:value-type="float">
            <text:p>4997.5886505879</text:p>
          </table:table-cell>
        </table:table-row>
        <table:table-row table:style-name="ro1">
          <table:table-cell office:value-type="float" office:value="24082" calcext:value-type="float">
            <text:p>24082</text:p>
          </table:table-cell>
          <table:table-cell office:value-type="string" calcext:value-type="string">
            <text:p>SnowL</text:p>
          </table:table-cell>
          <table:table-cell office:value-type="float" office:value="1771.96597135749" calcext:value-type="float">
            <text:p>1771.9659713574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Wind_WE</text:p>
          </table:table-cell>
          <table:table-cell office:value-type="float" office:value="4981.09938466152" calcext:value-type="float">
            <text:p>4981.09938466152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Wind_WE</text:p>
          </table:table-cell>
          <table:table-cell office:value-type="float" office:value="5302.92615644515" calcext:value-type="float">
            <text:p>5302.92615644515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Wind_WE</text:p>
          </table:table-cell>
          <table:table-cell office:value-type="float" office:value="5306.10603749184" calcext:value-type="float">
            <text:p>5306.1060374918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Wind_WE</text:p>
          </table:table-cell>
          <table:table-cell office:value-type="float" office:value="4981.0627341904" calcext:value-type="float">
            <text:p>4981.062734190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nd_WE</text:p>
          </table:table-cell>
          <table:table-cell office:value-type="float" office:value="5317.95067321399" calcext:value-type="float">
            <text:p>5317.95067321399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Wind_WE</text:p>
          </table:table-cell>
          <table:table-cell office:value-type="float" office:value="5289.79333625752" calcext:value-type="float">
            <text:p>5289.7933362575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ind_WE</text:p>
          </table:table-cell>
          <table:table-cell office:value-type="float" office:value="4981.1219129827" calcext:value-type="float">
            <text:p>4981.1219129827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Wind_WE</text:p>
          </table:table-cell>
          <table:table-cell office:value-type="float" office:value="2512.56230054399" calcext:value-type="float">
            <text:p>2512.56230054399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nd_WE</text:p>
          </table:table-cell>
          <table:table-cell office:value-type="float" office:value="5317.95039665496" calcext:value-type="float">
            <text:p>5317.95039665496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ind_WE</text:p>
          </table:table-cell>
          <table:table-cell office:value-type="float" office:value="4981.12233521267" calcext:value-type="float">
            <text:p>4981.12233521267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Wind_WE</text:p>
          </table:table-cell>
          <table:table-cell office:value-type="float" office:value="5285.05753954037" calcext:value-type="float">
            <text:p>5285.05753954037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Wind_WE</text:p>
          </table:table-cell>
          <table:table-cell office:value-type="float" office:value="5286.978815969" calcext:value-type="float">
            <text:p>5286.978815969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Wind_WE</text:p>
          </table:table-cell>
          <table:table-cell office:value-type="float" office:value="3313.7600593025" calcext:value-type="float">
            <text:p>3313.7600593025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Wind_WE</text:p>
          </table:table-cell>
          <table:table-cell office:value-type="float" office:value="5282.26189422185" calcext:value-type="float">
            <text:p>5282.2618942218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Wind_WE</text:p>
          </table:table-cell>
          <table:table-cell office:value-type="float" office:value="5290.84556675237" calcext:value-type="float">
            <text:p>5290.845566752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d_WE</text:p>
          </table:table-cell>
          <table:table-cell office:value-type="float" office:value="2658.96899117151" calcext:value-type="float">
            <text:p>2658.9689911715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Wind_WE</text:p>
          </table:table-cell>
          <table:table-cell office:value-type="float" office:value="5339.86539557516" calcext:value-type="float">
            <text:p>5339.86539557516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Wind_WE</text:p>
          </table:table-cell>
          <table:table-cell office:value-type="float" office:value="5029.3735936524" calcext:value-type="float">
            <text:p>5029.373593652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ind_WE</text:p>
          </table:table-cell>
          <table:table-cell office:value-type="float" office:value="5317.94941816649" calcext:value-type="float">
            <text:p>5317.9494181664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ind_WE</text:p>
          </table:table-cell>
          <table:table-cell office:value-type="float" office:value="5317.95039019145" calcext:value-type="float">
            <text:p>5317.95039019145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ind_WE</text:p>
          </table:table-cell>
          <table:table-cell office:value-type="float" office:value="5300.33672723916" calcext:value-type="float">
            <text:p>5300.33672723916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Wind_WE</text:p>
          </table:table-cell>
          <table:table-cell office:value-type="float" office:value="5298.24968561514" calcext:value-type="float">
            <text:p>5298.24968561514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Wind_WE</text:p>
          </table:table-cell>
          <table:table-cell office:value-type="float" office:value="4185.98259125352" calcext:value-type="float">
            <text:p>4185.98259125352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Wind_WE</text:p>
          </table:table-cell>
          <table:table-cell office:value-type="float" office:value="5284.77617189507" calcext:value-type="float">
            <text:p>5284.7761718950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Wind_WE</text:p>
          </table:table-cell>
          <table:table-cell office:value-type="float" office:value="5290.43109204047" calcext:value-type="float">
            <text:p>5290.431092040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ind_WE</text:p>
          </table:table-cell>
          <table:table-cell office:value-type="float" office:value="5317.95038906559" calcext:value-type="float">
            <text:p>5317.95038906559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Wind_WE</text:p>
          </table:table-cell>
          <table:table-cell office:value-type="float" office:value="5305.25019356031" calcext:value-type="float">
            <text:p>5305.25019356031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Wind_WE</text:p>
          </table:table-cell>
          <table:table-cell office:value-type="float" office:value="2516.54381481548" calcext:value-type="float">
            <text:p>2516.543814815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Wind_WE</text:p>
          </table:table-cell>
          <table:table-cell office:value-type="float" office:value="5290.39018743144" calcext:value-type="float">
            <text:p>5290.3901874314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ind_WE</text:p>
          </table:table-cell>
          <table:table-cell office:value-type="float" office:value="5290.36761697261" calcext:value-type="float">
            <text:p>5290.36761697261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Wind_WE</text:p>
          </table:table-cell>
          <table:table-cell office:value-type="float" office:value="5300.34828955792" calcext:value-type="float">
            <text:p>5300.34828955792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Wind_WE</text:p>
          </table:table-cell>
          <table:table-cell office:value-type="float" office:value="2968.11344966029" calcext:value-type="float">
            <text:p>2968.11344966029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Wind_WE</text:p>
          </table:table-cell>
          <table:table-cell office:value-type="float" office:value="5298.61673700741" calcext:value-type="float">
            <text:p>5298.61673700741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Wind_WE</text:p>
          </table:table-cell>
          <table:table-cell office:value-type="float" office:value="5338.10202071384" calcext:value-type="float">
            <text:p>5338.1020207138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nd_WE</text:p>
          </table:table-cell>
          <table:table-cell office:value-type="float" office:value="5317.95038509186" calcext:value-type="float">
            <text:p>5317.9503850918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Wind_WE</text:p>
          </table:table-cell>
          <table:table-cell office:value-type="float" office:value="5290.32178299089" calcext:value-type="float">
            <text:p>5290.32178299089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Wind_WE</text:p>
          </table:table-cell>
          <table:table-cell office:value-type="float" office:value="5285.00460419405" calcext:value-type="float">
            <text:p>5285.0046041940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Wind_WE</text:p>
          </table:table-cell>
          <table:table-cell office:value-type="float" office:value="5290.29953796859" calcext:value-type="float">
            <text:p>5290.2995379685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Wind_WE</text:p>
          </table:table-cell>
          <table:table-cell office:value-type="float" office:value="4760.67668491" calcext:value-type="float">
            <text:p>4760.67668491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Wind_WE</text:p>
          </table:table-cell>
          <table:table-cell office:value-type="float" office:value="5303.04334285315" calcext:value-type="float">
            <text:p>5303.04334285315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Wind_WE</text:p>
          </table:table-cell>
          <table:table-cell office:value-type="float" office:value="5307.82342556723" calcext:value-type="float">
            <text:p>5307.8234255672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Wind_WE</text:p>
          </table:table-cell>
          <table:table-cell office:value-type="float" office:value="5296.2553170903" calcext:value-type="float">
            <text:p>5296.255317090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ind_WE</text:p>
          </table:table-cell>
          <table:table-cell office:value-type="float" office:value="5317.95043905887" calcext:value-type="float">
            <text:p>5317.9504390588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d_WE</text:p>
          </table:table-cell>
          <table:table-cell office:value-type="float" office:value="5317.95046787597" calcext:value-type="float">
            <text:p>5317.9504678759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ind_WE</text:p>
          </table:table-cell>
          <table:table-cell office:value-type="float" office:value="5317.95081554807" calcext:value-type="float">
            <text:p>5317.95081554807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Wind_WE</text:p>
          </table:table-cell>
          <table:table-cell office:value-type="float" office:value="5282.45347931707" calcext:value-type="float">
            <text:p>5282.45347931707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Wind_WE</text:p>
          </table:table-cell>
          <table:table-cell office:value-type="float" office:value="3097.38536450127" calcext:value-type="float">
            <text:p>3097.3853645012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nd_WE</text:p>
          </table:table-cell>
          <table:table-cell office:value-type="float" office:value="5317.95054057016" calcext:value-type="float">
            <text:p>5317.95054057016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Wind_WE</text:p>
          </table:table-cell>
          <table:table-cell office:value-type="float" office:value="5285.74737947113" calcext:value-type="float">
            <text:p>5285.74737947113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Wind_WE</text:p>
          </table:table-cell>
          <table:table-cell office:value-type="float" office:value="4231.16940125111" calcext:value-type="float">
            <text:p>4231.16940125111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Wind_WE</text:p>
          </table:table-cell>
          <table:table-cell office:value-type="float" office:value="5299.23748640412" calcext:value-type="float">
            <text:p>5299.23748640412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Wind_WE</text:p>
          </table:table-cell>
          <table:table-cell office:value-type="float" office:value="4733.8744344089" calcext:value-type="float">
            <text:p>4733.8744344089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ind_WE</text:p>
          </table:table-cell>
          <table:table-cell office:value-type="float" office:value="5317.95062784517" calcext:value-type="float">
            <text:p>5317.9506278451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Wind_WE</text:p>
          </table:table-cell>
          <table:table-cell office:value-type="float" office:value="2108.2450460391" calcext:value-type="float">
            <text:p>2108.2450460391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Wind_WE</text:p>
          </table:table-cell>
          <table:table-cell office:value-type="float" office:value="5028.91218293818" calcext:value-type="float">
            <text:p>5028.91218293818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ind_WE</text:p>
          </table:table-cell>
          <table:table-cell office:value-type="float" office:value="5317.95072122011" calcext:value-type="float">
            <text:p>5317.9507212201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ind_WE</text:p>
          </table:table-cell>
          <table:table-cell office:value-type="float" office:value="5317.95081777347" calcext:value-type="float">
            <text:p>5317.95081777347</text:p>
          </table:table-cell>
        </table:table-row>
        <table:table-row table:style-name="ro1">
          <table:table-cell office:value-type="float" office:value="24077" calcext:value-type="float">
            <text:p>24077</text:p>
          </table:table-cell>
          <table:table-cell office:value-type="string" calcext:value-type="string">
            <text:p>Wind_WE</text:p>
          </table:table-cell>
          <table:table-cell office:value-type="float" office:value="5.84726481554235" calcext:value-type="float">
            <text:p>5.8472648155423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ind_WE</text:p>
          </table:table-cell>
          <table:table-cell office:value-type="float" office:value="5317.95076020345" calcext:value-type="float">
            <text:p>5317.95076020345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Wind_WE</text:p>
          </table:table-cell>
          <table:table-cell office:value-type="float" office:value="5298.7365536983" calcext:value-type="float">
            <text:p>5298.7365536983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Wind_WE</text:p>
          </table:table-cell>
          <table:table-cell office:value-type="float" office:value="5325.43895522211" calcext:value-type="float">
            <text:p>5325.43895522211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Wind_WE</text:p>
          </table:table-cell>
          <table:table-cell office:value-type="float" office:value="5288.58947515828" calcext:value-type="float">
            <text:p>5288.5894751582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Wind_WE</text:p>
          </table:table-cell>
          <table:table-cell office:value-type="float" office:value="5303.29859689428" calcext:value-type="float">
            <text:p>5303.29859689428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ind_WE</text:p>
          </table:table-cell>
          <table:table-cell office:value-type="float" office:value="3159.08227507672" calcext:value-type="float">
            <text:p>3159.08227507672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Wind_WE</text:p>
          </table:table-cell>
          <table:table-cell office:value-type="float" office:value="5305.40826248091" calcext:value-type="float">
            <text:p>5305.40826248091</text:p>
          </table:table-cell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string" calcext:value-type="string">
            <text:p>Wind_WE</text:p>
          </table:table-cell>
          <table:table-cell office:value-type="float" office:value="4.80812976239811" calcext:value-type="float">
            <text:p>4.8081297623981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ind_WE</text:p>
          </table:table-cell>
          <table:table-cell office:value-type="float" office:value="5317.95093144801" calcext:value-type="float">
            <text:p>5317.9509314480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ind_WE</text:p>
          </table:table-cell>
          <table:table-cell office:value-type="float" office:value="5290.26017900168" calcext:value-type="float">
            <text:p>5290.2601790016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Wind_WE</text:p>
          </table:table-cell>
          <table:table-cell office:value-type="float" office:value="5296.51933318293" calcext:value-type="float">
            <text:p>5296.51933318293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Wind_WE</text:p>
          </table:table-cell>
          <table:table-cell office:value-type="float" office:value="5304.00249072454" calcext:value-type="float">
            <text:p>5304.00249072454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Wind_WE</text:p>
          </table:table-cell>
          <table:table-cell office:value-type="float" office:value="5293.85822899587" calcext:value-type="float">
            <text:p>5293.8582289958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Wind_WE</text:p>
          </table:table-cell>
          <table:table-cell office:value-type="float" office:value="5300.64253230463" calcext:value-type="float">
            <text:p>5300.64253230463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Wind_WE</text:p>
          </table:table-cell>
          <table:table-cell office:value-type="float" office:value="5291.07403541607" calcext:value-type="float">
            <text:p>5291.0740354160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Wind_WE</text:p>
          </table:table-cell>
          <table:table-cell office:value-type="float" office:value="5290.28065689212" calcext:value-type="float">
            <text:p>5290.2806568921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Wind_WE</text:p>
          </table:table-cell>
          <table:table-cell office:value-type="float" office:value="5288.91661391711" calcext:value-type="float">
            <text:p>5288.91661391711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Wind_WE</text:p>
          </table:table-cell>
          <table:table-cell office:value-type="float" office:value="5299.41176065104" calcext:value-type="float">
            <text:p>5299.4117606510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Wind_WE</text:p>
          </table:table-cell>
          <table:table-cell office:value-type="float" office:value="5288.72128442864" calcext:value-type="float">
            <text:p>5288.72128442864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Wind_WE</text:p>
          </table:table-cell>
          <table:table-cell office:value-type="float" office:value="5287.13052667397" calcext:value-type="float">
            <text:p>5287.13052667397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Wind_WE</text:p>
          </table:table-cell>
          <table:table-cell office:value-type="float" office:value="2822.27897035495" calcext:value-type="float">
            <text:p>2822.2789703549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Wind_WE</text:p>
          </table:table-cell>
          <table:table-cell office:value-type="float" office:value="5285.85168249054" calcext:value-type="float">
            <text:p>5285.85168249054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Wind_WE</text:p>
          </table:table-cell>
          <table:table-cell office:value-type="float" office:value="5301.21180601406" calcext:value-type="float">
            <text:p>5301.21180601406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Wind_WE</text:p>
          </table:table-cell>
          <table:table-cell office:value-type="float" office:value="5283.65096116103" calcext:value-type="float">
            <text:p>5283.65096116103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string" calcext:value-type="string">
            <text:p>Wind_WE</text:p>
          </table:table-cell>
          <table:table-cell office:value-type="float" office:value="11.4161648134968" calcext:value-type="float">
            <text:p>11.4161648134968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Wind_WE</text:p>
          </table:table-cell>
          <table:table-cell office:value-type="float" office:value="65.1020101849328" calcext:value-type="float">
            <text:p>65.1020101849328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Wind_WE</text:p>
          </table:table-cell>
          <table:table-cell office:value-type="float" office:value="2953.81808092926" calcext:value-type="float">
            <text:p>2953.818080929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ind_WE</text:p>
          </table:table-cell>
          <table:table-cell office:value-type="float" office:value="5317.95081121789" calcext:value-type="float">
            <text:p>5317.95081121789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Wind_WE</text:p>
          </table:table-cell>
          <table:table-cell office:value-type="float" office:value="5307.53018785925" calcext:value-type="float">
            <text:p>5307.53018785925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Wind_WE</text:p>
          </table:table-cell>
          <table:table-cell office:value-type="float" office:value="5028.90274194001" calcext:value-type="float">
            <text:p>5028.90274194001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Wind_WE</text:p>
          </table:table-cell>
          <table:table-cell office:value-type="float" office:value="5286.87468781592" calcext:value-type="float">
            <text:p>5286.8746878159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Wind_WE</text:p>
          </table:table-cell>
          <table:table-cell office:value-type="float" office:value="5290.41155634707" calcext:value-type="float">
            <text:p>5290.41155634707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Wind_WE</text:p>
          </table:table-cell>
          <table:table-cell office:value-type="float" office:value="5298.14858678853" calcext:value-type="float">
            <text:p>5298.14858678853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Wind_WE</text:p>
          </table:table-cell>
          <table:table-cell office:value-type="float" office:value="4162.42971441365" calcext:value-type="float">
            <text:p>4162.4297144136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Wind_WE</text:p>
          </table:table-cell>
          <table:table-cell office:value-type="float" office:value="5290.4807604876" calcext:value-type="float">
            <text:p>5290.480760487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nd_WE</text:p>
          </table:table-cell>
          <table:table-cell office:value-type="float" office:value="5317.95039919599" calcext:value-type="float">
            <text:p>5317.95039919599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Wind_WE</text:p>
          </table:table-cell>
          <table:table-cell office:value-type="float" office:value="5308.71042312712" calcext:value-type="float">
            <text:p>5308.71042312712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string" calcext:value-type="string">
            <text:p>Wind_WE</text:p>
          </table:table-cell>
          <table:table-cell office:value-type="float" office:value="4.09899860224189" calcext:value-type="float">
            <text:p>4.09899860224189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Wind_WE</text:p>
          </table:table-cell>
          <table:table-cell office:value-type="float" office:value="5301.47424878383" calcext:value-type="float">
            <text:p>5301.4742487838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nd_WE</text:p>
          </table:table-cell>
          <table:table-cell office:value-type="float" office:value="5317.95101321086" calcext:value-type="float">
            <text:p>5317.95101321086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Wind_WE</text:p>
          </table:table-cell>
          <table:table-cell office:value-type="float" office:value="5283.41999474104" calcext:value-type="float">
            <text:p>5283.4199947410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Wind_WE</text:p>
          </table:table-cell>
          <table:table-cell office:value-type="float" office:value="5290.47211369192" calcext:value-type="float">
            <text:p>5290.47211369192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Wind_WE</text:p>
          </table:table-cell>
          <table:table-cell office:value-type="float" office:value="5308.89218211097" calcext:value-type="float">
            <text:p>5308.89218211097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Wind_WE</text:p>
          </table:table-cell>
          <table:table-cell office:value-type="float" office:value="5281.70931723538" calcext:value-type="float">
            <text:p>5281.70931723538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  <table:table-cell office:value-type="string" calcext:value-type="string">
            <text:p>Wind_WE</text:p>
          </table:table-cell>
          <table:table-cell office:value-type="float" office:value="5.4368963696621" calcext:value-type="float">
            <text:p>5.43689636966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ind_WE</text:p>
          </table:table-cell>
          <table:table-cell office:value-type="float" office:value="5317.95218842027" calcext:value-type="float">
            <text:p>5317.952188420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ind_WE</text:p>
          </table:table-cell>
          <table:table-cell office:value-type="float" office:value="5317.95039890073" calcext:value-type="float">
            <text:p>5317.9503989007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nd_WE</text:p>
          </table:table-cell>
          <table:table-cell office:value-type="float" office:value="5317.95050192047" calcext:value-type="float">
            <text:p>5317.95050192047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Wind_WE</text:p>
          </table:table-cell>
          <table:table-cell office:value-type="float" office:value="5029.03029512745" calcext:value-type="float">
            <text:p>5029.0302951274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Wind_WE</text:p>
          </table:table-cell>
          <table:table-cell office:value-type="float" office:value="5290.46231872353" calcext:value-type="float">
            <text:p>5290.46231872353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Wind_WE</text:p>
          </table:table-cell>
          <table:table-cell office:value-type="float" office:value="5306.45726110515" calcext:value-type="float">
            <text:p>5306.45726110515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Wind_WE</text:p>
          </table:table-cell>
          <table:table-cell office:value-type="float" office:value="4182.89681674272" calcext:value-type="float">
            <text:p>4182.89681674272</text:p>
          </table:table-cell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Wind_WE</text:p>
          </table:table-cell>
          <table:table-cell office:value-type="float" office:value="5.87281779416567" calcext:value-type="float">
            <text:p>5.87281779416567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Wind_WE</text:p>
          </table:table-cell>
          <table:table-cell office:value-type="float" office:value="5029.06426918629" calcext:value-type="float">
            <text:p>5029.064269186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ind_WE</text:p>
          </table:table-cell>
          <table:table-cell office:value-type="float" office:value="2658.99531148752" calcext:value-type="float">
            <text:p>2658.9953114875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Wind_WE</text:p>
          </table:table-cell>
          <table:table-cell office:value-type="float" office:value="5290.34446912483" calcext:value-type="float">
            <text:p>5290.34446912483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Wind_WE</text:p>
          </table:table-cell>
          <table:table-cell office:value-type="float" office:value="2805.88357289873" calcext:value-type="float">
            <text:p>2805.8835728987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nd_WE</text:p>
          </table:table-cell>
          <table:table-cell office:value-type="float" office:value="4231.15363970008" calcext:value-type="float">
            <text:p>4231.1536397000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Wind_WE</text:p>
          </table:table-cell>
          <table:table-cell office:value-type="float" office:value="5290.44803261126" calcext:value-type="float">
            <text:p>5290.44803261126</text:p>
          </table:table-cell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string" calcext:value-type="string">
            <text:p>Wind_WE</text:p>
          </table:table-cell>
          <table:table-cell office:value-type="float" office:value="5.19438387382564" calcext:value-type="float">
            <text:p>5.1943838738256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Wind_WE</text:p>
          </table:table-cell>
          <table:table-cell office:value-type="float" office:value="5290.25320861488" calcext:value-type="float">
            <text:p>5290.25320861488</text:p>
          </table:table-cell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string" calcext:value-type="string">
            <text:p>Wind_WE</text:p>
          </table:table-cell>
          <table:table-cell office:value-type="float" office:value="5.71868127753278" calcext:value-type="float">
            <text:p>5.71868127753278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Wind_WE</text:p>
          </table:table-cell>
          <table:table-cell office:value-type="float" office:value="5304.30577546383" calcext:value-type="float">
            <text:p>5304.30577546383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Wind_WE</text:p>
          </table:table-cell>
          <table:table-cell office:value-type="float" office:value="4981.42537069999" calcext:value-type="float">
            <text:p>4981.4253706999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ind_WE</text:p>
          </table:table-cell>
          <table:table-cell office:value-type="float" office:value="5317.95058273769" calcext:value-type="float">
            <text:p>5317.9505827376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Wind_WE</text:p>
          </table:table-cell>
          <table:table-cell office:value-type="float" office:value="5327.18197134056" calcext:value-type="float">
            <text:p>5327.1819713405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ind_WE</text:p>
          </table:table-cell>
          <table:table-cell office:value-type="float" office:value="5317.95076602326" calcext:value-type="float">
            <text:p>5317.95076602326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Wind_WE</text:p>
          </table:table-cell>
          <table:table-cell office:value-type="float" office:value="5029.22271999484" calcext:value-type="float">
            <text:p>5029.22271999484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Wind_WE</text:p>
          </table:table-cell>
          <table:table-cell office:value-type="float" office:value="5300.12391456019" calcext:value-type="float">
            <text:p>5300.12391456019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Wind_WE</text:p>
          </table:table-cell>
          <table:table-cell office:value-type="float" office:value="5286.05205848016" calcext:value-type="float">
            <text:p>5286.05205848016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Wind_WE</text:p>
          </table:table-cell>
          <table:table-cell office:value-type="float" office:value="5293.59553570692" calcext:value-type="float">
            <text:p>5293.59553570692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Wind_WE</text:p>
          </table:table-cell>
          <table:table-cell office:value-type="float" office:value="2494.02805504299" calcext:value-type="float">
            <text:p>2494.02805504299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Wind_WE</text:p>
          </table:table-cell>
          <table:table-cell office:value-type="float" office:value="5028.8594241321" calcext:value-type="float">
            <text:p>5028.8594241321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Wind_WE</text:p>
          </table:table-cell>
          <table:table-cell office:value-type="float" office:value="4230.21400697988" calcext:value-type="float">
            <text:p>4230.21400697988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Wind_WE</text:p>
          </table:table-cell>
          <table:table-cell office:value-type="float" office:value="5298.31049502186" calcext:value-type="float">
            <text:p>5298.31049502186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Wind_WE</text:p>
          </table:table-cell>
          <table:table-cell office:value-type="float" office:value="1899.18087808547" calcext:value-type="float">
            <text:p>1899.1808780854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ind_WE</text:p>
          </table:table-cell>
          <table:table-cell office:value-type="float" office:value="5317.95043327726" calcext:value-type="float">
            <text:p>5317.9504332772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ind_WE</text:p>
          </table:table-cell>
          <table:table-cell office:value-type="float" office:value="5317.95041606785" calcext:value-type="float">
            <text:p>5317.95041606785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Wind_WE</text:p>
          </table:table-cell>
          <table:table-cell office:value-type="float" office:value="5338.34597631751" calcext:value-type="float">
            <text:p>5338.34597631751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Wind_WE</text:p>
          </table:table-cell>
          <table:table-cell office:value-type="float" office:value="5302.62441664987" calcext:value-type="float">
            <text:p>5302.62441664987</text:p>
          </table:table-cell>
        </table:table-row>
        <table:table-row table:style-name="ro1">
          <table:table-cell office:value-type="float" office:value="24082" calcext:value-type="float">
            <text:p>24082</text:p>
          </table:table-cell>
          <table:table-cell office:value-type="string" calcext:value-type="string">
            <text:p>Wind_WE</text:p>
          </table:table-cell>
          <table:table-cell office:value-type="float" office:value="4.46383132163745" calcext:value-type="float">
            <text:p>4.46383132163745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Wind_NS</text:p>
          </table:table-cell>
          <table:table-cell office:value-type="float" office:value="-0.132361182616653" calcext:value-type="float">
            <text:p>-0.132361182616653</text:p>
          </table:table-cell>
        </table:table-row>
        <table:table-row table:style-name="ro1">
          <table:table-cell office:value-type="float" office:value="3705" calcext:value-type="float">
            <text:p>3705</text:p>
          </table:table-cell>
          <table:table-cell office:value-type="string" calcext:value-type="string">
            <text:p>Wind_NS</text:p>
          </table:table-cell>
          <table:table-cell office:value-type="float" office:value="-8.68378191071399" calcext:value-type="float">
            <text:p>-8.68378191071399</text:p>
          </table:table-cell>
        </table:table-row>
        <table:table-row table:style-name="ro1">
          <table:table-cell office:value-type="float" office:value="3719" calcext:value-type="float">
            <text:p>3719</text:p>
          </table:table-cell>
          <table:table-cell office:value-type="string" calcext:value-type="string">
            <text:p>Wind_NS</text:p>
          </table:table-cell>
          <table:table-cell office:value-type="float" office:value="-6.30996630295522" calcext:value-type="float">
            <text:p>-6.30996630295522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Wind_NS</text:p>
          </table:table-cell>
          <table:table-cell office:value-type="float" office:value="-0.161825953648756" calcext:value-type="float">
            <text:p>-0.16182595364875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Wind_NS</text:p>
          </table:table-cell>
          <table:table-cell office:value-type="float" office:value="127.896415150741" calcext:value-type="float">
            <text:p>127.896415150741</text:p>
          </table:table-cell>
        </table:table-row>
        <table:table-row table:style-name="ro1">
          <table:table-cell office:value-type="float" office:value="2635" calcext:value-type="float">
            <text:p>2635</text:p>
          </table:table-cell>
          <table:table-cell office:value-type="string" calcext:value-type="string">
            <text:p>Wind_NS</text:p>
          </table:table-cell>
          <table:table-cell office:value-type="float" office:value="-9.78659360299361" calcext:value-type="float">
            <text:p>-9.7865936029936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Wind_NS</text:p>
          </table:table-cell>
          <table:table-cell office:value-type="float" office:value="-0.115270254880705" calcext:value-type="float">
            <text:p>-0.115270254880705</text:p>
          </table:table-cell>
        </table:table-row>
        <table:table-row table:style-name="ro1">
          <table:table-cell office:value-type="float" office:value="4814" calcext:value-type="float">
            <text:p>4814</text:p>
          </table:table-cell>
          <table:table-cell office:value-type="string" calcext:value-type="string">
            <text:p>Wind_NS</text:p>
          </table:table-cell>
          <table:table-cell office:value-type="float" office:value="-1129.9902649298" calcext:value-type="float">
            <text:p>-1129.990264929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Wind_NS</text:p>
          </table:table-cell>
          <table:table-cell office:value-type="float" office:value="-337.336773958225" calcext:value-type="float">
            <text:p>-337.336773958225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Wind_NS</text:p>
          </table:table-cell>
          <table:table-cell office:value-type="float" office:value="-0.105705322869083" calcext:value-type="float">
            <text:p>-0.105705322869083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string" calcext:value-type="string">
            <text:p>Wind_NS</text:p>
          </table:table-cell>
          <table:table-cell office:value-type="float" office:value="-27.750131512782" calcext:value-type="float">
            <text:p>-27.750131512782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string" calcext:value-type="string">
            <text:p>Wind_NS</text:p>
          </table:table-cell>
          <table:table-cell office:value-type="float" office:value="-25.8292833326615" calcext:value-type="float">
            <text:p>-25.829283332661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Wind_NS</text:p>
          </table:table-cell>
          <table:table-cell office:value-type="float" office:value="-0.0654801431700263" calcext:value-type="float">
            <text:p>-0.065480143170026</text:p>
          </table:table-cell>
        </table:table-row>
        <table:table-row table:style-name="ro1">
          <table:table-cell office:value-type="float" office:value="2629" calcext:value-type="float">
            <text:p>2629</text:p>
          </table:table-cell>
          <table:table-cell office:value-type="string" calcext:value-type="string">
            <text:p>Wind_NS</text:p>
          </table:table-cell>
          <table:table-cell office:value-type="float" office:value="-17.3176539786945" calcext:value-type="float">
            <text:p>-17.3176539786945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string" calcext:value-type="string">
            <text:p>Wind_NS</text:p>
          </table:table-cell>
          <table:table-cell office:value-type="float" office:value="-21.962695896773" calcext:value-type="float">
            <text:p>-21.96269589677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ind_NS</text:p>
          </table:table-cell>
          <table:table-cell office:value-type="float" office:value="-37789.1032912844" calcext:value-type="float">
            <text:p>-37789.1032912844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string" calcext:value-type="string">
            <text:p>Wind_NS</text:p>
          </table:table-cell>
          <table:table-cell office:value-type="float" office:value="27.0610706460974" calcext:value-type="float">
            <text:p>27.0610706460974</text:p>
          </table:table-cell>
        </table:table-row>
        <table:table-row table:style-name="ro1">
          <table:table-cell office:value-type="float" office:value="4864" calcext:value-type="float">
            <text:p>4864</text:p>
          </table:table-cell>
          <table:table-cell office:value-type="string" calcext:value-type="string">
            <text:p>Wind_NS</text:p>
          </table:table-cell>
          <table:table-cell office:value-type="float" office:value="1372.45904331212" calcext:value-type="float">
            <text:p>1372.4590433121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ind_NS</text:p>
          </table:table-cell>
          <table:table-cell office:value-type="float" office:value="-6474.35613347141" calcext:value-type="float">
            <text:p>-6474.3561334714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Wind_NS</text:p>
          </table:table-cell>
          <table:table-cell office:value-type="float" office:value="-144.011462117918" calcext:value-type="float">
            <text:p>-144.01146211791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string" calcext:value-type="string">
            <text:p>Wind_NS</text:p>
          </table:table-cell>
          <table:table-cell office:value-type="float" office:value="-12.4717633474229" calcext:value-type="float">
            <text:p>-12.4717633474229</text:p>
          </table:table-cell>
        </table:table-row>
        <table:table-row table:style-name="ro1">
          <table:table-cell office:value-type="float" office:value="3712" calcext:value-type="float">
            <text:p>3712</text:p>
          </table:table-cell>
          <table:table-cell office:value-type="string" calcext:value-type="string">
            <text:p>Wind_NS</text:p>
          </table:table-cell>
          <table:table-cell office:value-type="float" office:value="-13.7496892051819" calcext:value-type="float">
            <text:p>-13.7496892051819</text:p>
          </table:table-cell>
        </table:table-row>
        <table:table-row table:style-name="ro1">
          <table:table-cell office:value-type="float" office:value="3166" calcext:value-type="float">
            <text:p>3166</text:p>
          </table:table-cell>
          <table:table-cell office:value-type="string" calcext:value-type="string">
            <text:p>Wind_NS</text:p>
          </table:table-cell>
          <table:table-cell office:value-type="float" office:value="-2.12971224751878" calcext:value-type="float">
            <text:p>-2.1297122475187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string" calcext:value-type="string">
            <text:p>Wind_NS</text:p>
          </table:table-cell>
          <table:table-cell office:value-type="float" office:value="-28.0316101481335" calcext:value-type="float">
            <text:p>-28.031610148133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Wind_NS</text:p>
          </table:table-cell>
          <table:table-cell office:value-type="float" office:value="-0.127730399902551" calcext:value-type="float">
            <text:p>-0.1277303999025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Wind_NS</text:p>
          </table:table-cell>
          <table:table-cell office:value-type="float" office:value="130.960472103935" calcext:value-type="float">
            <text:p>130.960472103935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string" calcext:value-type="string">
            <text:p>Wind_NS</text:p>
          </table:table-cell>
          <table:table-cell office:value-type="float" office:value="-7.55818416176317" calcext:value-type="float">
            <text:p>-7.55818416176317</text:p>
          </table:table-cell>
        </table:table-row>
        <table:table-row table:style-name="ro1">
          <table:table-cell office:value-type="float" office:value="4841" calcext:value-type="float">
            <text:p>4841</text:p>
          </table:table-cell>
          <table:table-cell office:value-type="string" calcext:value-type="string">
            <text:p>Wind_NS</text:p>
          </table:table-cell>
          <table:table-cell office:value-type="float" office:value="8976.00736712984" calcext:value-type="float">
            <text:p>8976.0073671298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Wind_NS</text:p>
          </table:table-cell>
          <table:table-cell office:value-type="float" office:value="-0.158147297679051" calcext:value-type="float">
            <text:p>-0.1581472976790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Wind_NS</text:p>
          </table:table-cell>
          <table:table-cell office:value-type="float" office:value="-0.176267600407066" calcext:value-type="float">
            <text:p>-0.176267600407066</text:p>
          </table:table-cell>
        </table:table-row>
        <table:table-row table:style-name="ro1">
          <table:table-cell office:value-type="float" office:value="3707" calcext:value-type="float">
            <text:p>3707</text:p>
          </table:table-cell>
          <table:table-cell office:value-type="string" calcext:value-type="string">
            <text:p>Wind_NS</text:p>
          </table:table-cell>
          <table:table-cell office:value-type="float" office:value="-11.3299712238473" calcext:value-type="float">
            <text:p>-11.329971223847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string" calcext:value-type="string">
            <text:p>Wind_NS</text:p>
          </table:table-cell>
          <table:table-cell office:value-type="float" office:value="311.737806410683" calcext:value-type="float">
            <text:p>311.737806410683</text:p>
          </table:table-cell>
        </table:table-row>
        <table:table-row table:style-name="ro1">
          <table:table-cell office:value-type="float" office:value="3713" calcext:value-type="float">
            <text:p>3713</text:p>
          </table:table-cell>
          <table:table-cell office:value-type="string" calcext:value-type="string">
            <text:p>Wind_NS</text:p>
          </table:table-cell>
          <table:table-cell office:value-type="float" office:value="-13.4560670026238" calcext:value-type="float">
            <text:p>-13.4560670026238</text:p>
          </table:table-cell>
        </table:table-row>
        <table:table-row table:style-name="ro1">
          <table:table-cell office:value-type="float" office:value="2636" calcext:value-type="float">
            <text:p>2636</text:p>
          </table:table-cell>
          <table:table-cell office:value-type="string" calcext:value-type="string">
            <text:p>Wind_NS</text:p>
          </table:table-cell>
          <table:table-cell office:value-type="float" office:value="38.5262051448404" calcext:value-type="float">
            <text:p>38.52620514484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Wind_NS</text:p>
          </table:table-cell>
          <table:table-cell office:value-type="float" office:value="33.8126022466768" calcext:value-type="float">
            <text:p>33.812602246676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Wind_NS</text:p>
          </table:table-cell>
          <table:table-cell office:value-type="float" office:value="-0.215495922841434" calcext:value-type="float">
            <text:p>-0.215495922841434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string" calcext:value-type="string">
            <text:p>Wind_NS</text:p>
          </table:table-cell>
          <table:table-cell office:value-type="float" office:value="-27.8032884724961" calcext:value-type="float">
            <text:p>-27.803288472496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Wind_NS</text:p>
          </table:table-cell>
          <table:table-cell office:value-type="float" office:value="-0.235802830538726" calcext:value-type="float">
            <text:p>-0.235802830538726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Wind_NS</text:p>
          </table:table-cell>
          <table:table-cell office:value-type="float" office:value="-0.28230102707515" calcext:value-type="float">
            <text:p>-0.28230102707515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string" calcext:value-type="string">
            <text:p>Wind_NS</text:p>
          </table:table-cell>
          <table:table-cell office:value-type="float" office:value="-9.76496071575784" calcext:value-type="float">
            <text:p>-9.76496071575784</text:p>
          </table:table-cell>
        </table:table-row>
        <table:table-row table:style-name="ro1">
          <table:table-cell office:value-type="float" office:value="3702" calcext:value-type="float">
            <text:p>3702</text:p>
          </table:table-cell>
          <table:table-cell office:value-type="string" calcext:value-type="string">
            <text:p>Wind_NS</text:p>
          </table:table-cell>
          <table:table-cell office:value-type="float" office:value="-3.86026833595756" calcext:value-type="float">
            <text:p>-3.86026833595756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string" calcext:value-type="string">
            <text:p>Wind_NS</text:p>
          </table:table-cell>
          <table:table-cell office:value-type="float" office:value="-16.5530237653635" calcext:value-type="float">
            <text:p>-16.553023765363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Wind_NS</text:p>
          </table:table-cell>
          <table:table-cell office:value-type="float" office:value="237.928090665247" calcext:value-type="float">
            <text:p>237.92809066524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Wind_NS</text:p>
          </table:table-cell>
          <table:table-cell office:value-type="float" office:value="233.286668450574" calcext:value-type="float">
            <text:p>233.28666845057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Wind_NS</text:p>
          </table:table-cell>
          <table:table-cell office:value-type="float" office:value="63.3213264725322" calcext:value-type="float">
            <text:p>63.3213264725322</text:p>
          </table:table-cell>
        </table:table-row>
        <table:table-row table:style-name="ro1">
          <table:table-cell office:value-type="float" office:value="2631" calcext:value-type="float">
            <text:p>2631</text:p>
          </table:table-cell>
          <table:table-cell office:value-type="string" calcext:value-type="string">
            <text:p>Wind_NS</text:p>
          </table:table-cell>
          <table:table-cell office:value-type="float" office:value="-17.1259715638818" calcext:value-type="float">
            <text:p>-17.1259715638818</text:p>
          </table:table-cell>
        </table:table-row>
        <table:table-row table:style-name="ro1">
          <table:table-cell office:value-type="float" office:value="2579" calcext:value-type="float">
            <text:p>2579</text:p>
          </table:table-cell>
          <table:table-cell office:value-type="string" calcext:value-type="string">
            <text:p>Wind_NS</text:p>
          </table:table-cell>
          <table:table-cell office:value-type="float" office:value="447.630419738466" calcext:value-type="float">
            <text:p>447.63041973846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Wind_NS</text:p>
          </table:table-cell>
          <table:table-cell office:value-type="float" office:value="198.960709621222" calcext:value-type="float">
            <text:p>198.960709621222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string" calcext:value-type="string">
            <text:p>Wind_NS</text:p>
          </table:table-cell>
          <table:table-cell office:value-type="float" office:value="-27.0606207178737" calcext:value-type="float">
            <text:p>-27.0606207178737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string" calcext:value-type="string">
            <text:p>Wind_NS</text:p>
          </table:table-cell>
          <table:table-cell office:value-type="float" office:value="-0.223759163925366" calcext:value-type="float">
            <text:p>-0.223759163925366</text:p>
          </table:table-cell>
        </table:table-row>
        <table:table-row table:style-name="ro1">
          <table:table-cell office:value-type="float" office:value="3714" calcext:value-type="float">
            <text:p>3714</text:p>
          </table:table-cell>
          <table:table-cell office:value-type="string" calcext:value-type="string">
            <text:p>Wind_NS</text:p>
          </table:table-cell>
          <table:table-cell office:value-type="float" office:value="-12.9058155111421" calcext:value-type="float">
            <text:p>-12.9058155111421</text:p>
          </table:table-cell>
        </table:table-row>
        <table:table-row table:style-name="ro1">
          <table:table-cell office:value-type="float" office:value="2609" calcext:value-type="float">
            <text:p>2609</text:p>
          </table:table-cell>
          <table:table-cell office:value-type="string" calcext:value-type="string">
            <text:p>Wind_NS</text:p>
          </table:table-cell>
          <table:table-cell office:value-type="float" office:value="-9.97158251702953" calcext:value-type="float">
            <text:p>-9.9715825170295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Wind_NS</text:p>
          </table:table-cell>
          <table:table-cell office:value-type="float" office:value="151.768055922976" calcext:value-type="float">
            <text:p>151.768055922976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Wind_NS</text:p>
          </table:table-cell>
          <table:table-cell office:value-type="float" office:value="-6.60509660235994" calcext:value-type="float">
            <text:p>-6.60509660235994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string" calcext:value-type="string">
            <text:p>Wind_NS</text:p>
          </table:table-cell>
          <table:table-cell office:value-type="float" office:value="3518.60172163011" calcext:value-type="float">
            <text:p>3518.6017216301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Wind_NS</text:p>
          </table:table-cell>
          <table:table-cell office:value-type="float" office:value="105.084607253845" calcext:value-type="float">
            <text:p>105.08460725384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Wind_NS</text:p>
          </table:table-cell>
          <table:table-cell office:value-type="float" office:value="42.8664529368508" calcext:value-type="float">
            <text:p>42.8664529368508</text:p>
          </table:table-cell>
        </table:table-row>
        <table:table-row table:style-name="ro1">
          <table:table-cell office:value-type="float" office:value="24077" calcext:value-type="float">
            <text:p>24077</text:p>
          </table:table-cell>
          <table:table-cell office:value-type="string" calcext:value-type="string">
            <text:p>Wind_NS</text:p>
          </table:table-cell>
          <table:table-cell office:value-type="float" office:value="908.99743389782" calcext:value-type="float">
            <text:p>908.9974338978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Wind_NS</text:p>
          </table:table-cell>
          <table:table-cell office:value-type="float" office:value="83.3203117297712" calcext:value-type="float">
            <text:p>83.3203117297712</text:p>
          </table:table-cell>
        </table:table-row>
        <table:table-row table:style-name="ro1">
          <table:table-cell office:value-type="float" office:value="3709" calcext:value-type="float">
            <text:p>3709</text:p>
          </table:table-cell>
          <table:table-cell office:value-type="string" calcext:value-type="string">
            <text:p>Wind_NS</text:p>
          </table:table-cell>
          <table:table-cell office:value-type="float" office:value="-13.0518677684504" calcext:value-type="float">
            <text:p>-13.0518677684504</text:p>
          </table:table-cell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string" calcext:value-type="string">
            <text:p>Wind_NS</text:p>
          </table:table-cell>
          <table:table-cell office:value-type="float" office:value="11.4689682379721" calcext:value-type="float">
            <text:p>11.4689682379721</text:p>
          </table:table-cell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string" calcext:value-type="string">
            <text:p>Wind_NS</text:p>
          </table:table-cell>
          <table:table-cell office:value-type="float" office:value="-10.9899444046953" calcext:value-type="float">
            <text:p>-10.9899444046953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string" calcext:value-type="string">
            <text:p>Wind_NS</text:p>
          </table:table-cell>
          <table:table-cell office:value-type="float" office:value="-9.50864081398186" calcext:value-type="float">
            <text:p>-9.5086408139818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Wind_NS</text:p>
          </table:table-cell>
          <table:table-cell office:value-type="float" office:value="-0.0669139260956473" calcext:value-type="float">
            <text:p>-0.066913926095647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string" calcext:value-type="string">
            <text:p>Wind_NS</text:p>
          </table:table-cell>
          <table:table-cell office:value-type="float" office:value="-7.39948618096798" calcext:value-type="float">
            <text:p>-7.39948618096798</text:p>
          </table:table-cell>
        </table:table-row>
        <table:table-row table:style-name="ro1">
          <table:table-cell office:value-type="float" office:value="24081" calcext:value-type="float">
            <text:p>24081</text:p>
          </table:table-cell>
          <table:table-cell office:value-type="string" calcext:value-type="string">
            <text:p>Wind_NS</text:p>
          </table:table-cell>
          <table:table-cell office:value-type="float" office:value="2539.24063436127" calcext:value-type="float">
            <text:p>2539.2406343612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Wind_NS</text:p>
          </table:table-cell>
          <table:table-cell office:value-type="float" office:value="25.727522189091" calcext:value-type="float">
            <text:p>25.72752218909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Wind_NS</text:p>
          </table:table-cell>
          <table:table-cell office:value-type="float" office:value="-0.274548982944856" calcext:value-type="float">
            <text:p>-0.27454898294485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string" calcext:value-type="string">
            <text:p>Wind_NS</text:p>
          </table:table-cell>
          <table:table-cell office:value-type="float" office:value="-16.2879017479767" calcext:value-type="float">
            <text:p>-16.2879017479767</text:p>
          </table:table-cell>
        </table:table-row>
        <table:table-row table:style-name="ro1">
          <table:table-cell office:value-type="float" office:value="3718" calcext:value-type="float">
            <text:p>3718</text:p>
          </table:table-cell>
          <table:table-cell office:value-type="string" calcext:value-type="string">
            <text:p>Wind_NS</text:p>
          </table:table-cell>
          <table:table-cell office:value-type="float" office:value="-8.34487053492047" calcext:value-type="float">
            <text:p>-8.34487053492047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string" calcext:value-type="string">
            <text:p>Wind_NS</text:p>
          </table:table-cell>
          <table:table-cell office:value-type="float" office:value="-18.9490135602328" calcext:value-type="float">
            <text:p>-18.9490135602328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string" calcext:value-type="string">
            <text:p>Wind_NS</text:p>
          </table:table-cell>
          <table:table-cell office:value-type="float" office:value="-12.1646652253632" calcext:value-type="float">
            <text:p>-12.164665225363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string" calcext:value-type="string">
            <text:p>Wind_NS</text:p>
          </table:table-cell>
          <table:table-cell office:value-type="float" office:value="-21.7332688549122" calcext:value-type="float">
            <text:p>-21.733268854912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Wind_NS</text:p>
          </table:table-cell>
          <table:table-cell office:value-type="float" office:value="-0.253908023711254" calcext:value-type="float">
            <text:p>-0.253908023711254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string" calcext:value-type="string">
            <text:p>Wind_NS</text:p>
          </table:table-cell>
          <table:table-cell office:value-type="float" office:value="-23.890759563322" calcext:value-type="float">
            <text:p>-23.890759563322</text:p>
          </table:table-cell>
        </table:table-row>
        <table:table-row table:style-name="ro1">
          <table:table-cell office:value-type="float" office:value="3708" calcext:value-type="float">
            <text:p>3708</text:p>
          </table:table-cell>
          <table:table-cell office:value-type="string" calcext:value-type="string">
            <text:p>Wind_NS</text:p>
          </table:table-cell>
          <table:table-cell office:value-type="float" office:value="-12.3178949714324" calcext:value-type="float">
            <text:p>-12.3178949714324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string" calcext:value-type="string">
            <text:p>Wind_NS</text:p>
          </table:table-cell>
          <table:table-cell office:value-type="float" office:value="-24.0869085438381" calcext:value-type="float">
            <text:p>-24.0869085438381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string" calcext:value-type="string">
            <text:p>Wind_NS</text:p>
          </table:table-cell>
          <table:table-cell office:value-type="float" office:value="-25.6769368994728" calcext:value-type="float">
            <text:p>-25.6769368994728</text:p>
          </table:table-cell>
        </table:table-row>
        <table:table-row table:style-name="ro1">
          <table:table-cell office:value-type="float" office:value="3682" calcext:value-type="float">
            <text:p>3682</text:p>
          </table:table-cell>
          <table:table-cell office:value-type="string" calcext:value-type="string">
            <text:p>Wind_NS</text:p>
          </table:table-cell>
          <table:table-cell office:value-type="float" office:value="188.038039966187" calcext:value-type="float">
            <text:p>188.03803996618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string" calcext:value-type="string">
            <text:p>Wind_NS</text:p>
          </table:table-cell>
          <table:table-cell office:value-type="float" office:value="-26.9558808026915" calcext:value-type="float">
            <text:p>-26.9558808026915</text:p>
          </table:table-cell>
        </table:table-row>
        <table:table-row table:style-name="ro1">
          <table:table-cell office:value-type="float" office:value="3716" calcext:value-type="float">
            <text:p>3716</text:p>
          </table:table-cell>
          <table:table-cell office:value-type="string" calcext:value-type="string">
            <text:p>Wind_NS</text:p>
          </table:table-cell>
          <table:table-cell office:value-type="float" office:value="-11.0555793915278" calcext:value-type="float">
            <text:p>-11.0555793915278</text:p>
          </table:table-cell>
        </table:table-row>
        <table:table-row table:style-name="ro1">
          <table:table-cell office:value-type="float" office:value="2628" calcext:value-type="float">
            <text:p>2628</text:p>
          </table:table-cell>
          <table:table-cell office:value-type="string" calcext:value-type="string">
            <text:p>Wind_NS</text:p>
          </table:table-cell>
          <table:table-cell office:value-type="float" office:value="-15.9287141587407" calcext:value-type="float">
            <text:p>-15.9287141587407</text:p>
          </table:table-cell>
        </table:table-row>
        <table:table-row table:style-name="ro1">
          <table:table-cell office:value-type="float" office:value="24075" calcext:value-type="float">
            <text:p>24075</text:p>
          </table:table-cell>
          <table:table-cell office:value-type="string" calcext:value-type="string">
            <text:p>Wind_NS</text:p>
          </table:table-cell>
          <table:table-cell office:value-type="float" office:value="490.302417275966" calcext:value-type="float">
            <text:p>490.302417275966</text:p>
          </table:table-cell>
        </table:table-row>
        <table:table-row table:style-name="ro1">
          <table:table-cell office:value-type="float" office:value="24057" calcext:value-type="float">
            <text:p>24057</text:p>
          </table:table-cell>
          <table:table-cell office:value-type="string" calcext:value-type="string">
            <text:p>Wind_NS</text:p>
          </table:table-cell>
          <table:table-cell office:value-type="float" office:value="-2501.60472039714" calcext:value-type="float">
            <text:p>-2501.60472039714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string" calcext:value-type="string">
            <text:p>Wind_NS</text:p>
          </table:table-cell>
          <table:table-cell office:value-type="float" office:value="297.377730571095" calcext:value-type="float">
            <text:p>297.37773057109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Wind_NS</text:p>
          </table:table-cell>
          <table:table-cell office:value-type="float" office:value="3.95821797562166" calcext:value-type="float">
            <text:p>3.95821797562166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string" calcext:value-type="string">
            <text:p>Wind_NS</text:p>
          </table:table-cell>
          <table:table-cell office:value-type="float" office:value="-4.84937191830129" calcext:value-type="float">
            <text:p>-4.84937191830129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  <table:table-cell office:value-type="string" calcext:value-type="string">
            <text:p>Wind_NS</text:p>
          </table:table-cell>
          <table:table-cell office:value-type="float" office:value="1985.01046086427" calcext:value-type="float">
            <text:p>1985.01046086427</text:p>
          </table:table-cell>
        </table:table-row>
        <table:table-row table:style-name="ro1">
          <table:table-cell office:value-type="float" office:value="2633" calcext:value-type="float">
            <text:p>2633</text:p>
          </table:table-cell>
          <table:table-cell office:value-type="string" calcext:value-type="string">
            <text:p>Wind_NS</text:p>
          </table:table-cell>
          <table:table-cell office:value-type="float" office:value="-12.7046898310539" calcext:value-type="float">
            <text:p>-12.704689831053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Wind_NS</text:p>
          </table:table-cell>
          <table:table-cell office:value-type="float" office:value="-0.141825832331629" calcext:value-type="float">
            <text:p>-0.141825832331629</text:p>
          </table:table-cell>
        </table:table-row>
        <table:table-row table:style-name="ro1">
          <table:table-cell office:value-type="float" office:value="3711" calcext:value-type="float">
            <text:p>3711</text:p>
          </table:table-cell>
          <table:table-cell office:value-type="string" calcext:value-type="string">
            <text:p>Wind_NS</text:p>
          </table:table-cell>
          <table:table-cell office:value-type="float" office:value="-13.7774791096294" calcext:value-type="float">
            <text:p>-13.7774791096294</text:p>
          </table:table-cell>
        </table:table-row>
        <table:table-row table:style-name="ro1">
          <table:table-cell office:value-type="float" office:value="3165" calcext:value-type="float">
            <text:p>3165</text:p>
          </table:table-cell>
          <table:table-cell office:value-type="string" calcext:value-type="string">
            <text:p>Wind_NS</text:p>
          </table:table-cell>
          <table:table-cell office:value-type="float" office:value="-25.6863154627458" calcext:value-type="float">
            <text:p>-25.68631546274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Wind_NS</text:p>
          </table:table-cell>
          <table:table-cell office:value-type="float" office:value="-0.0994876346859916" calcext:value-type="float">
            <text:p>-0.09948763468599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Wind_NS</text:p>
          </table:table-cell>
          <table:table-cell office:value-type="float" office:value="195.997273861678" calcext:value-type="float">
            <text:p>195.997273861678</text:p>
          </table:table-cell>
        </table:table-row>
        <table:table-row table:style-name="ro1">
          <table:table-cell office:value-type="float" office:value="3721" calcext:value-type="float">
            <text:p>3721</text:p>
          </table:table-cell>
          <table:table-cell office:value-type="string" calcext:value-type="string">
            <text:p>Wind_NS</text:p>
          </table:table-cell>
          <table:table-cell office:value-type="float" office:value="-3.55939158887307" calcext:value-type="float">
            <text:p>-3.55939158887307</text:p>
          </table:table-cell>
        </table:table-row>
        <table:table-row table:style-name="ro1">
          <table:table-cell office:value-type="float" office:value="24083" calcext:value-type="float">
            <text:p>24083</text:p>
          </table:table-cell>
          <table:table-cell office:value-type="string" calcext:value-type="string">
            <text:p>Wind_NS</text:p>
          </table:table-cell>
          <table:table-cell office:value-type="float" office:value="5703.70016704038" calcext:value-type="float">
            <text:p>5703.70016704038</text:p>
          </table:table-cell>
        </table:table-row>
        <table:table-row table:style-name="ro1">
          <table:table-cell office:value-type="float" office:value="3706" calcext:value-type="float">
            <text:p>3706</text:p>
          </table:table-cell>
          <table:table-cell office:value-type="string" calcext:value-type="string">
            <text:p>Wind_NS</text:p>
          </table:table-cell>
          <table:table-cell office:value-type="float" office:value="-10.1701804927052" calcext:value-type="float">
            <text:p>-10.17018049270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Wind_NS</text:p>
          </table:table-cell>
          <table:table-cell office:value-type="float" office:value="-23.0609811586284" calcext:value-type="float">
            <text:p>-23.0609811586284</text:p>
          </table:table-cell>
        </table:table-row>
        <table:table-row table:style-name="ro1">
          <table:table-cell office:value-type="float" office:value="2632" calcext:value-type="float">
            <text:p>2632</text:p>
          </table:table-cell>
          <table:table-cell office:value-type="string" calcext:value-type="string">
            <text:p>Wind_NS</text:p>
          </table:table-cell>
          <table:table-cell office:value-type="float" office:value="-16.1594539811558" calcext:value-type="float">
            <text:p>-16.15945398115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Wind_NS</text:p>
          </table:table-cell>
          <table:table-cell office:value-type="float" office:value="-0.104365799204746" calcext:value-type="float">
            <text:p>-0.104365799204746</text:p>
          </table:table-cell>
        </table:table-row>
        <table:table-row table:style-name="ro1">
          <table:table-cell office:value-type="float" office:value="3701" calcext:value-type="float">
            <text:p>3701</text:p>
          </table:table-cell>
          <table:table-cell office:value-type="string" calcext:value-type="string">
            <text:p>Wind_NS</text:p>
          </table:table-cell>
          <table:table-cell office:value-type="float" office:value="-2.94750314651405" calcext:value-type="float">
            <text:p>-2.94750314651405</text:p>
          </table:table-cell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string" calcext:value-type="string">
            <text:p>Wind_NS</text:p>
          </table:table-cell>
          <table:table-cell office:value-type="float" office:value="-17.8702010223123" calcext:value-type="float">
            <text:p>-17.8702010223123</text:p>
          </table:table-cell>
        </table:table-row>
        <table:table-row table:style-name="ro1">
          <table:table-cell office:value-type="float" office:value="24079" calcext:value-type="float">
            <text:p>24079</text:p>
          </table:table-cell>
          <table:table-cell office:value-type="string" calcext:value-type="string">
            <text:p>Wind_NS</text:p>
          </table:table-cell>
          <table:table-cell office:value-type="float" office:value="1419.10475923829" calcext:value-type="float">
            <text:p>1419.10475923829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Wind_NS</text:p>
          </table:table-cell>
          <table:table-cell office:value-type="float" office:value="45.1064992246452" calcext:value-type="float">
            <text:p>45.106499224645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ind_NS</text:p>
          </table:table-cell>
          <table:table-cell office:value-type="float" office:value="-1138.64676774092" calcext:value-type="float">
            <text:p>-1138.6467677409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Wind_NS</text:p>
          </table:table-cell>
          <table:table-cell office:value-type="float" office:value="219.074647457287" calcext:value-type="float">
            <text:p>219.074647457287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  <table:table-cell office:value-type="string" calcext:value-type="string">
            <text:p>Wind_NS</text:p>
          </table:table-cell>
          <table:table-cell office:value-type="float" office:value="1589.14583346904" calcext:value-type="float">
            <text:p>1589.1458334690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Wind_NS</text:p>
          </table:table-cell>
          <table:table-cell office:value-type="float" office:value="-0.107915681607522" calcext:value-type="float">
            <text:p>-0.107915681607522</text:p>
          </table:table-cell>
        </table:table-row>
        <table:table-row table:style-name="ro1">
          <table:table-cell office:value-type="float" office:value="3703" calcext:value-type="float">
            <text:p>3703</text:p>
          </table:table-cell>
          <table:table-cell office:value-type="string" calcext:value-type="string">
            <text:p>Wind_NS</text:p>
          </table:table-cell>
          <table:table-cell office:value-type="float" office:value="-5.12465368558492" calcext:value-type="float">
            <text:p>-5.12465368558492</text:p>
          </table:table-cell>
        </table:table-row>
        <table:table-row table:style-name="ro1">
          <table:table-cell office:value-type="float" office:value="3167" calcext:value-type="float">
            <text:p>3167</text:p>
          </table:table-cell>
          <table:table-cell office:value-type="string" calcext:value-type="string">
            <text:p>Wind_NS</text:p>
          </table:table-cell>
          <table:table-cell office:value-type="float" office:value="-5.21552215164907" calcext:value-type="float">
            <text:p>-5.21552215164907</text:p>
          </table:table-cell>
        </table:table-row>
        <table:table-row table:style-name="ro1">
          <table:table-cell office:value-type="float" office:value="24078" calcext:value-type="float">
            <text:p>24078</text:p>
          </table:table-cell>
          <table:table-cell office:value-type="string" calcext:value-type="string">
            <text:p>Wind_NS</text:p>
          </table:table-cell>
          <table:table-cell office:value-type="float" office:value="1104.12497233013" calcext:value-type="float">
            <text:p>1104.12497233013</text:p>
          </table:table-cell>
        </table:table-row>
        <table:table-row table:style-name="ro1">
          <table:table-cell office:value-type="float" office:value="4859" calcext:value-type="float">
            <text:p>4859</text:p>
          </table:table-cell>
          <table:table-cell office:value-type="string" calcext:value-type="string">
            <text:p>Wind_NS</text:p>
          </table:table-cell>
          <table:table-cell office:value-type="float" office:value="5444.45137710319" calcext:value-type="float">
            <text:p>5444.4513771031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Wind_NS</text:p>
          </table:table-cell>
          <table:table-cell office:value-type="float" office:value="855.299308858274" calcext:value-type="float">
            <text:p>855.29930885827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Wind_NS</text:p>
          </table:table-cell>
          <table:table-cell office:value-type="float" office:value="-0.19567943098924" calcext:value-type="float">
            <text:p>-0.19567943098924</text:p>
          </table:table-cell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string" calcext:value-type="string">
            <text:p>Wind_NS</text:p>
          </table:table-cell>
          <table:table-cell office:value-type="float" office:value="132.542672358586" calcext:value-type="float">
            <text:p>132.54267235858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string" calcext:value-type="string">
            <text:p>Wind_NS</text:p>
          </table:table-cell>
          <table:table-cell office:value-type="float" office:value="-0.233754467769459" calcext:value-type="float">
            <text:p>-0.23375446776945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Wind_NS</text:p>
          </table:table-cell>
          <table:table-cell office:value-type="float" office:value="-0.116584953290843" calcext:value-type="float">
            <text:p>-0.116584953290843</text:p>
          </table:table-cell>
        </table:table-row>
        <table:table-row table:style-name="ro1">
          <table:table-cell office:value-type="float" office:value="24080" calcext:value-type="float">
            <text:p>24080</text:p>
          </table:table-cell>
          <table:table-cell office:value-type="string" calcext:value-type="string">
            <text:p>Wind_NS</text:p>
          </table:table-cell>
          <table:table-cell office:value-type="float" office:value="1868.68992495338" calcext:value-type="float">
            <text:p>1868.6899249533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Wind_NS</text:p>
          </table:table-cell>
          <table:table-cell office:value-type="float" office:value="-0.283339308579412" calcext:value-type="float">
            <text:p>-0.283339308579412</text:p>
          </table:table-cell>
        </table:table-row>
        <table:table-row table:style-name="ro1">
          <table:table-cell office:value-type="float" office:value="24076" calcext:value-type="float">
            <text:p>24076</text:p>
          </table:table-cell>
          <table:table-cell office:value-type="string" calcext:value-type="string">
            <text:p>Wind_NS</text:p>
          </table:table-cell>
          <table:table-cell office:value-type="float" office:value="836.277463901912" calcext:value-type="float">
            <text:p>836.277463901912</text:p>
          </table:table-cell>
        </table:table-row>
        <table:table-row table:style-name="ro1">
          <table:table-cell office:value-type="float" office:value="3704" calcext:value-type="float">
            <text:p>3704</text:p>
          </table:table-cell>
          <table:table-cell office:value-type="string" calcext:value-type="string">
            <text:p>Wind_NS</text:p>
          </table:table-cell>
          <table:table-cell office:value-type="float" office:value="-7.32174407786039" calcext:value-type="float">
            <text:p>-7.32174407786039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Wind_NS</text:p>
          </table:table-cell>
          <table:table-cell office:value-type="float" office:value="0.00212037626719108" calcext:value-type="float">
            <text:p>0.00212037626719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Wind_NS</text:p>
          </table:table-cell>
          <table:table-cell office:value-type="float" office:value="175.871699903676" calcext:value-type="float">
            <text:p>175.871699903676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string" calcext:value-type="string">
            <text:p>Wind_NS</text:p>
          </table:table-cell>
          <table:table-cell office:value-type="float" office:value="17.3659842784788" calcext:value-type="float">
            <text:p>17.365984278478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Wind_NS</text:p>
          </table:table-cell>
          <table:table-cell office:value-type="float" office:value="-1782.66517037014" calcext:value-type="float">
            <text:p>-1782.66517037014</text:p>
          </table:table-cell>
        </table:table-row>
        <table:table-row table:style-name="ro1">
          <table:table-cell office:value-type="float" office:value="4865" calcext:value-type="float">
            <text:p>4865</text:p>
          </table:table-cell>
          <table:table-cell office:value-type="string" calcext:value-type="string">
            <text:p>Wind_NS</text:p>
          </table:table-cell>
          <table:table-cell office:value-type="float" office:value="999.184002560133" calcext:value-type="float">
            <text:p>999.184002560133</text:p>
          </table:table-cell>
        </table:table-row>
        <table:table-row table:style-name="ro1">
          <table:table-cell office:value-type="float" office:value="3715" calcext:value-type="float">
            <text:p>3715</text:p>
          </table:table-cell>
          <table:table-cell office:value-type="string" calcext:value-type="string">
            <text:p>Wind_NS</text:p>
          </table:table-cell>
          <table:table-cell office:value-type="float" office:value="-12.0869463420445" calcext:value-type="float">
            <text:p>-12.0869463420445</text:p>
          </table:table-cell>
        </table:table-row>
        <table:table-row table:style-name="ro1">
          <table:table-cell office:value-type="float" office:value="2627" calcext:value-type="float">
            <text:p>2627</text:p>
          </table:table-cell>
          <table:table-cell office:value-type="string" calcext:value-type="string">
            <text:p>Wind_NS</text:p>
          </table:table-cell>
          <table:table-cell office:value-type="float" office:value="-13.5274935215313" calcext:value-type="float">
            <text:p>-13.5274935215313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string" calcext:value-type="string">
            <text:p>Wind_NS</text:p>
          </table:table-cell>
          <table:table-cell office:value-type="float" office:value="-19.2128119091761" calcext:value-type="float">
            <text:p>-19.212811909176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Wind_NS</text:p>
          </table:table-cell>
          <table:table-cell office:value-type="float" office:value="1.52021934274544" calcext:value-type="float">
            <text:p>1.52021934274544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  <table:table-cell office:value-type="string" calcext:value-type="string">
            <text:p>Wind_NS</text:p>
          </table:table-cell>
          <table:table-cell office:value-type="float" office:value="2583.74601900253" calcext:value-type="float">
            <text:p>2583.74601900253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string" calcext:value-type="string">
            <text:p>Wind_NS</text:p>
          </table:table-cell>
          <table:table-cell office:value-type="float" office:value="-1.06853951177367" calcext:value-type="float">
            <text:p>-1.06853951177367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string" calcext:value-type="string">
            <text:p>Wind_NS</text:p>
          </table:table-cell>
          <table:table-cell office:value-type="float" office:value="-13.5445544087182" calcext:value-type="float">
            <text:p>-13.5445544087182</text:p>
          </table:table-cell>
        </table:table-row>
        <table:table-row table:style-name="ro1">
          <table:table-cell office:value-type="float" office:value="3147" calcext:value-type="float">
            <text:p>3147</text:p>
          </table:table-cell>
          <table:table-cell office:value-type="string" calcext:value-type="string">
            <text:p>Wind_NS</text:p>
          </table:table-cell>
          <table:table-cell office:value-type="float" office:value="-194.908600442" calcext:value-type="float">
            <text:p>-194.90860044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Wind_NS</text:p>
          </table:table-cell>
          <table:table-cell office:value-type="float" office:value="-775.241259443519" calcext:value-type="float">
            <text:p>-775.2412594435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Wind_NS</text:p>
          </table:table-cell>
          <table:table-cell office:value-type="float" office:value="227.153488210807" calcext:value-type="float">
            <text:p>227.153488210807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Wind_NS</text:p>
          </table:table-cell>
          <table:table-cell office:value-type="float" office:value="25.5348456579126" calcext:value-type="float">
            <text:p>25.5348456579126</text:p>
          </table:table-cell>
        </table:table-row>
        <table:table-row table:style-name="ro1">
          <table:table-cell office:value-type="float" office:value="3717" calcext:value-type="float">
            <text:p>3717</text:p>
          </table:table-cell>
          <table:table-cell office:value-type="string" calcext:value-type="string">
            <text:p>Wind_NS</text:p>
          </table:table-cell>
          <table:table-cell office:value-type="float" office:value="-9.70187650731616" calcext:value-type="float">
            <text:p>-9.70187650731616</text:p>
          </table:table-cell>
        </table:table-row>
        <table:table-row table:style-name="ro1">
          <table:table-cell office:value-type="float" office:value="24082" calcext:value-type="float">
            <text:p>24082</text:p>
          </table:table-cell>
          <table:table-cell office:value-type="string" calcext:value-type="string">
            <text:p>Wind_NS</text:p>
          </table:table-cell>
          <table:table-cell office:value-type="float" office:value="3544.57088615134" calcext:value-type="float">
            <text:p>3544.57088615134</text:p>
          </table:table-cell>
        </table:table-row>
      </table:table>
      <table:table table:name="wall_West_reactions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DeadL</text:p>
          </table:table-cell>
          <table:table-cell office:value-type="float" office:value="9264.93253431675" calcext:value-type="float">
            <text:p>9264.93253431675</text:p>
          </table:table-cell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string" calcext:value-type="string">
            <text:p>DeadL</text:p>
          </table:table-cell>
          <table:table-cell office:value-type="float" office:value="-3033.08824359748" calcext:value-type="float">
            <text:p>-3033.08824359748</text:p>
          </table:table-cell>
        </table:table-row>
        <table:table-row table:style-name="ro1">
          <table:table-cell office:value-type="float" office:value="23240" calcext:value-type="float">
            <text:p>23240</text:p>
          </table:table-cell>
          <table:table-cell office:value-type="string" calcext:value-type="string">
            <text:p>DeadL</text:p>
          </table:table-cell>
          <table:table-cell office:value-type="float" office:value="3210.70617325333" calcext:value-type="float">
            <text:p>3210.70617325333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DeadL</text:p>
          </table:table-cell>
          <table:table-cell office:value-type="float" office:value="8908.38251103417" calcext:value-type="float">
            <text:p>8908.38251103417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DeadL</text:p>
          </table:table-cell>
          <table:table-cell office:value-type="float" office:value="8914.58409372745" calcext:value-type="float">
            <text:p>8914.58409372745</text:p>
          </table:table-cell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DeadL</text:p>
          </table:table-cell>
          <table:table-cell office:value-type="float" office:value="-4813.84528771215" calcext:value-type="float">
            <text:p>-4813.84528771215</text:p>
          </table:table-cell>
        </table:table-row>
        <table:table-row table:style-name="ro1">
          <table:table-cell office:value-type="float" office:value="23827" calcext:value-type="float">
            <text:p>23827</text:p>
          </table:table-cell>
          <table:table-cell office:value-type="string" calcext:value-type="string">
            <text:p>DeadL</text:p>
          </table:table-cell>
          <table:table-cell office:value-type="float" office:value="5434.22672797606" calcext:value-type="float">
            <text:p>5434.22672797606</text:p>
          </table:table-cell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DeadL</text:p>
          </table:table-cell>
          <table:table-cell office:value-type="float" office:value="8463.45284222844" calcext:value-type="float">
            <text:p>8463.45284222844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  <table:table-cell office:value-type="string" calcext:value-type="string">
            <text:p>DeadL</text:p>
          </table:table-cell>
          <table:table-cell office:value-type="float" office:value="1457.79471683697" calcext:value-type="float">
            <text:p>1457.79471683697</text:p>
          </table:table-cell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string" calcext:value-type="string">
            <text:p>DeadL</text:p>
          </table:table-cell>
          <table:table-cell office:value-type="float" office:value="-867.322892871549" calcext:value-type="float">
            <text:p>-867.322892871549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string" calcext:value-type="string">
            <text:p>DeadL</text:p>
          </table:table-cell>
          <table:table-cell office:value-type="float" office:value="7806.45152123324" calcext:value-type="float">
            <text:p>7806.45152123324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string" calcext:value-type="string">
            <text:p>DeadL</text:p>
          </table:table-cell>
          <table:table-cell office:value-type="float" office:value="-6611.78540863288" calcext:value-type="float">
            <text:p>-6611.78540863288</text:p>
          </table:table-cell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string" calcext:value-type="string">
            <text:p>DeadL</text:p>
          </table:table-cell>
          <table:table-cell office:value-type="float" office:value="7549.96056828676" calcext:value-type="float">
            <text:p>7549.96056828676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DeadL</text:p>
          </table:table-cell>
          <table:table-cell office:value-type="float" office:value="8262.64754296595" calcext:value-type="float">
            <text:p>8262.64754296595</text:p>
          </table:table-cell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string" calcext:value-type="string">
            <text:p>DeadL</text:p>
          </table:table-cell>
          <table:table-cell office:value-type="float" office:value="21697.7054552127" calcext:value-type="float">
            <text:p>21697.7054552127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string" calcext:value-type="string">
            <text:p>DeadL</text:p>
          </table:table-cell>
          <table:table-cell office:value-type="float" office:value="4271.57553219301" calcext:value-type="float">
            <text:p>4271.57553219301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DeadL</text:p>
          </table:table-cell>
          <table:table-cell office:value-type="float" office:value="8186.30221101624" calcext:value-type="float">
            <text:p>8186.30221101624</text:p>
          </table:table-cell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string" calcext:value-type="string">
            <text:p>DeadL</text:p>
          </table:table-cell>
          <table:table-cell office:value-type="float" office:value="524.694684164274" calcext:value-type="float">
            <text:p>524.694684164274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DeadL</text:p>
          </table:table-cell>
          <table:table-cell office:value-type="float" office:value="2427.02205278709" calcext:value-type="float">
            <text:p>2427.02205278709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DeadL</text:p>
          </table:table-cell>
          <table:table-cell office:value-type="float" office:value="5892.91127571621" calcext:value-type="float">
            <text:p>5892.91127571621</text:p>
          </table:table-cell>
        </table:table-row>
        <table:table-row table:style-name="ro1">
          <table:table-cell office:value-type="float" office:value="23294" calcext:value-type="float">
            <text:p>23294</text:p>
          </table:table-cell>
          <table:table-cell office:value-type="string" calcext:value-type="string">
            <text:p>DeadL</text:p>
          </table:table-cell>
          <table:table-cell office:value-type="float" office:value="7876.95411419147" calcext:value-type="float">
            <text:p>7876.95411419147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string" calcext:value-type="string">
            <text:p>DeadL</text:p>
          </table:table-cell>
          <table:table-cell office:value-type="float" office:value="9176.57296538043" calcext:value-type="float">
            <text:p>9176.57296538043</text:p>
          </table:table-cell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DeadL</text:p>
          </table:table-cell>
          <table:table-cell office:value-type="float" office:value="9178.17189985297" calcext:value-type="float">
            <text:p>9178.17189985297</text:p>
          </table:table-cell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DeadL</text:p>
          </table:table-cell>
          <table:table-cell office:value-type="float" office:value="-2575.86513635148" calcext:value-type="float">
            <text:p>-2575.86513635148</text:p>
          </table:table-cell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string" calcext:value-type="string">
            <text:p>DeadL</text:p>
          </table:table-cell>
          <table:table-cell office:value-type="float" office:value="-2022.12885112732" calcext:value-type="float">
            <text:p>-2022.12885112732</text:p>
          </table:table-cell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DeadL</text:p>
          </table:table-cell>
          <table:table-cell office:value-type="float" office:value="-5906.73900304442" calcext:value-type="float">
            <text:p>-5906.73900304442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DeadL</text:p>
          </table:table-cell>
          <table:table-cell office:value-type="float" office:value="2395.00302277938" calcext:value-type="float">
            <text:p>2395.00302277938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DeadL</text:p>
          </table:table-cell>
          <table:table-cell office:value-type="float" office:value="8488.75565699508" calcext:value-type="float">
            <text:p>8488.75565699508</text:p>
          </table:table-cell>
        </table:table-row>
        <table:table-row table:style-name="ro1">
          <table:table-cell office:value-type="float" office:value="23599" calcext:value-type="float">
            <text:p>23599</text:p>
          </table:table-cell>
          <table:table-cell office:value-type="string" calcext:value-type="string">
            <text:p>DeadL</text:p>
          </table:table-cell>
          <table:table-cell office:value-type="float" office:value="242092.120312621" calcext:value-type="float">
            <text:p>242092.120312621</text:p>
          </table:table-cell>
        </table:table-row>
        <table:table-row table:style-name="ro1">
          <table:table-cell office:value-type="float" office:value="23691" calcext:value-type="float">
            <text:p>23691</text:p>
          </table:table-cell>
          <table:table-cell office:value-type="string" calcext:value-type="string">
            <text:p>DeadL</text:p>
          </table:table-cell>
          <table:table-cell office:value-type="float" office:value="7284.88855405638" calcext:value-type="float">
            <text:p>7284.88855405638</text:p>
          </table:table-cell>
        </table:table-row>
        <table:table-row table:style-name="ro1">
          <table:table-cell office:value-type="float" office:value="23606" calcext:value-type="float">
            <text:p>23606</text:p>
          </table:table-cell>
          <table:table-cell office:value-type="string" calcext:value-type="string">
            <text:p>DeadL</text:p>
          </table:table-cell>
          <table:table-cell office:value-type="float" office:value="-4758.45537042446" calcext:value-type="float">
            <text:p>-4758.45537042446</text:p>
          </table:table-cell>
        </table:table-row>
        <table:table-row table:style-name="ro1">
          <table:table-cell office:value-type="float" office:value="23295" calcext:value-type="float">
            <text:p>23295</text:p>
          </table:table-cell>
          <table:table-cell office:value-type="string" calcext:value-type="string">
            <text:p>DeadL</text:p>
          </table:table-cell>
          <table:table-cell office:value-type="float" office:value="7040.1028269951" calcext:value-type="float">
            <text:p>7040.1028269951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DeadL</text:p>
          </table:table-cell>
          <table:table-cell office:value-type="float" office:value="7774.54495064307" calcext:value-type="float">
            <text:p>7774.54495064307</text:p>
          </table:table-cell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DeadL</text:p>
          </table:table-cell>
          <table:table-cell office:value-type="float" office:value="-5883.29364185957" calcext:value-type="float">
            <text:p>-5883.29364185957</text:p>
          </table:table-cell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DeadL</text:p>
          </table:table-cell>
          <table:table-cell office:value-type="float" office:value="2740.30590275922" calcext:value-type="float">
            <text:p>2740.30590275922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string" calcext:value-type="string">
            <text:p>DeadL</text:p>
          </table:table-cell>
          <table:table-cell office:value-type="float" office:value="7605.46338140082" calcext:value-type="float">
            <text:p>7605.46338140082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string" calcext:value-type="string">
            <text:p>DeadL</text:p>
          </table:table-cell>
          <table:table-cell office:value-type="float" office:value="4539.78069313802" calcext:value-type="float">
            <text:p>4539.78069313802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string" calcext:value-type="string">
            <text:p>DeadL</text:p>
          </table:table-cell>
          <table:table-cell office:value-type="float" office:value="2763.02980020096" calcext:value-type="float">
            <text:p>2763.02980020096</text:p>
          </table:table-cell>
        </table:table-row>
        <table:table-row table:style-name="ro1">
          <table:table-cell office:value-type="float" office:value="23795" calcext:value-type="float">
            <text:p>23795</text:p>
          </table:table-cell>
          <table:table-cell office:value-type="string" calcext:value-type="string">
            <text:p>DeadL</text:p>
          </table:table-cell>
          <table:table-cell office:value-type="float" office:value="239907.627483481" calcext:value-type="float">
            <text:p>239907.627483481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string" calcext:value-type="string">
            <text:p>DeadL</text:p>
          </table:table-cell>
          <table:table-cell office:value-type="float" office:value="751.223349331969" calcext:value-type="float">
            <text:p>751.223349331969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string" calcext:value-type="string">
            <text:p>DeadL</text:p>
          </table:table-cell>
          <table:table-cell office:value-type="float" office:value="-1130.40075481325" calcext:value-type="float">
            <text:p>-1130.40075481325</text:p>
          </table:table-cell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string" calcext:value-type="string">
            <text:p>DeadL</text:p>
          </table:table-cell>
          <table:table-cell office:value-type="float" office:value="7304.43356333061" calcext:value-type="float">
            <text:p>7304.43356333061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string" calcext:value-type="string">
            <text:p>DeadL</text:p>
          </table:table-cell>
          <table:table-cell office:value-type="float" office:value="1831.2470733691" calcext:value-type="float">
            <text:p>1831.2470733691</text:p>
          </table:table-cell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string" calcext:value-type="string">
            <text:p>DeadL</text:p>
          </table:table-cell>
          <table:table-cell office:value-type="float" office:value="-3034.81559005866" calcext:value-type="float">
            <text:p>-3034.81559005866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DeadL</text:p>
          </table:table-cell>
          <table:table-cell office:value-type="float" office:value="5938.66764885306" calcext:value-type="float">
            <text:p>5938.66764885306</text:p>
          </table:table-cell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string" calcext:value-type="string">
            <text:p>DeadL</text:p>
          </table:table-cell>
          <table:table-cell office:value-type="float" office:value="-630.606618327603" calcext:value-type="float">
            <text:p>-630.606618327603</text:p>
          </table:table-cell>
        </table:table-row>
        <table:table-row table:style-name="ro1">
          <table:table-cell office:value-type="float" office:value="23392" calcext:value-type="float">
            <text:p>23392</text:p>
          </table:table-cell>
          <table:table-cell office:value-type="string" calcext:value-type="string">
            <text:p>DeadL</text:p>
          </table:table-cell>
          <table:table-cell office:value-type="float" office:value="-5240.70861097095" calcext:value-type="float">
            <text:p>-5240.70861097095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string" calcext:value-type="string">
            <text:p>DeadL</text:p>
          </table:table-cell>
          <table:table-cell office:value-type="float" office:value="2631.70836936324" calcext:value-type="float">
            <text:p>2631.70836936324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  <table:table-cell office:value-type="string" calcext:value-type="string">
            <text:p>DeadL</text:p>
          </table:table-cell>
          <table:table-cell office:value-type="float" office:value="3632.14766031904" calcext:value-type="float">
            <text:p>3632.14766031904</text:p>
          </table:table-cell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string" calcext:value-type="string">
            <text:p>DeadL</text:p>
          </table:table-cell>
          <table:table-cell office:value-type="float" office:value="-4305.48643781817" calcext:value-type="float">
            <text:p>-4305.48643781817</text:p>
          </table:table-cell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DeadL</text:p>
          </table:table-cell>
          <table:table-cell office:value-type="float" office:value="241862.132113473" calcext:value-type="float">
            <text:p>241862.132113473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  <table:table-cell office:value-type="string" calcext:value-type="string">
            <text:p>DeadL</text:p>
          </table:table-cell>
          <table:table-cell office:value-type="float" office:value="-81237.759990874" calcext:value-type="float">
            <text:p>-81237.759990874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DeadL</text:p>
          </table:table-cell>
          <table:table-cell office:value-type="float" office:value="-4582.23448278055" calcext:value-type="float">
            <text:p>-4582.23448278055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DeadL</text:p>
          </table:table-cell>
          <table:table-cell office:value-type="float" office:value="2248.20452652964" calcext:value-type="float">
            <text:p>2248.20452652964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DeadL</text:p>
          </table:table-cell>
          <table:table-cell office:value-type="float" office:value="-5820.77105323212" calcext:value-type="float">
            <text:p>-5820.77105323212</text:p>
          </table:table-cell>
        </table:table-row>
        <table:table-row table:style-name="ro1">
          <table:table-cell office:value-type="float" office:value="23818" calcext:value-type="float">
            <text:p>23818</text:p>
          </table:table-cell>
          <table:table-cell office:value-type="string" calcext:value-type="string">
            <text:p>DeadL</text:p>
          </table:table-cell>
          <table:table-cell office:value-type="float" office:value="8518.07643331093" calcext:value-type="float">
            <text:p>8518.07643331093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  <table:table-cell office:value-type="string" calcext:value-type="string">
            <text:p>DeadL</text:p>
          </table:table-cell>
          <table:table-cell office:value-type="float" office:value="7177.19746255143" calcext:value-type="float">
            <text:p>7177.19746255143</text:p>
          </table:table-cell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DeadL</text:p>
          </table:table-cell>
          <table:table-cell office:value-type="float" office:value="-2573.72917963648" calcext:value-type="float">
            <text:p>-2573.72917963648</text:p>
          </table:table-cell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DeadL</text:p>
          </table:table-cell>
          <table:table-cell office:value-type="float" office:value="-2585.30683710575" calcext:value-type="float">
            <text:p>-2585.30683710575</text:p>
          </table:table-cell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DeadL</text:p>
          </table:table-cell>
          <table:table-cell office:value-type="float" office:value="144.510245945328" calcext:value-type="float">
            <text:p>144.510245945328</text:p>
          </table:table-cell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string" calcext:value-type="string">
            <text:p>DeadL</text:p>
          </table:table-cell>
          <table:table-cell office:value-type="float" office:value="-3492.81162632887" calcext:value-type="float">
            <text:p>-3492.81162632887</text:p>
          </table:table-cell>
        </table:table-row>
        <table:table-row table:style-name="ro1">
          <table:table-cell office:value-type="float" office:value="23285" calcext:value-type="float">
            <text:p>23285</text:p>
          </table:table-cell>
          <table:table-cell office:value-type="string" calcext:value-type="string">
            <text:p>DeadL</text:p>
          </table:table-cell>
          <table:table-cell office:value-type="float" office:value="6625.14768968978" calcext:value-type="float">
            <text:p>6625.14768968978</text:p>
          </table:table-cell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string" calcext:value-type="string">
            <text:p>DeadL</text:p>
          </table:table-cell>
          <table:table-cell office:value-type="float" office:value="5720.32148175398" calcext:value-type="float">
            <text:p>5720.32148175398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DeadL</text:p>
          </table:table-cell>
          <table:table-cell office:value-type="float" office:value="2429.11490903005" calcext:value-type="float">
            <text:p>2429.11490903005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DeadL</text:p>
          </table:table-cell>
          <table:table-cell office:value-type="float" office:value="4274.024556822" calcext:value-type="float">
            <text:p>4274.024556822</text:p>
          </table:table-cell>
        </table:table-row>
        <table:table-row table:style-name="ro1">
          <table:table-cell office:value-type="float" office:value="23823" calcext:value-type="float">
            <text:p>23823</text:p>
          </table:table-cell>
          <table:table-cell office:value-type="string" calcext:value-type="string">
            <text:p>DeadL</text:p>
          </table:table-cell>
          <table:table-cell office:value-type="float" office:value="8807.87714172642" calcext:value-type="float">
            <text:p>8807.87714172642</text:p>
          </table:table-cell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string" calcext:value-type="string">
            <text:p>DeadL</text:p>
          </table:table-cell>
          <table:table-cell office:value-type="float" office:value="5755.34333989119" calcext:value-type="float">
            <text:p>5755.34333989119</text:p>
          </table:table-cell>
        </table:table-row>
        <table:table-row table:style-name="ro1">
          <table:table-cell office:value-type="float" office:value="23782" calcext:value-type="float">
            <text:p>23782</text:p>
          </table:table-cell>
          <table:table-cell office:value-type="string" calcext:value-type="string">
            <text:p>DeadL</text:p>
          </table:table-cell>
          <table:table-cell office:value-type="float" office:value="-3994.301308938" calcext:value-type="float">
            <text:p>-3994.301308938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string" calcext:value-type="string">
            <text:p>DeadL</text:p>
          </table:table-cell>
          <table:table-cell office:value-type="float" office:value="9176.4806073254" calcext:value-type="float">
            <text:p>9176.4806073254</text:p>
          </table:table-cell>
        </table:table-row>
        <table:table-row table:style-name="ro1">
          <table:table-cell office:value-type="float" office:value="23438" calcext:value-type="float">
            <text:p>23438</text:p>
          </table:table-cell>
          <table:table-cell office:value-type="string" calcext:value-type="string">
            <text:p>DeadL</text:p>
          </table:table-cell>
          <table:table-cell office:value-type="float" office:value="6916.24552579294" calcext:value-type="float">
            <text:p>6916.24552579294</text:p>
          </table:table-cell>
        </table:table-row>
        <table:table-row table:style-name="ro1">
          <table:table-cell office:value-type="float" office:value="23690" calcext:value-type="float">
            <text:p>23690</text:p>
          </table:table-cell>
          <table:table-cell office:value-type="string" calcext:value-type="string">
            <text:p>DeadL</text:p>
          </table:table-cell>
          <table:table-cell office:value-type="float" office:value="7589.45275877189" calcext:value-type="float">
            <text:p>7589.45275877189</text:p>
          </table:table-cell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string" calcext:value-type="string">
            <text:p>DeadL</text:p>
          </table:table-cell>
          <table:table-cell office:value-type="float" office:value="7807.00933861911" calcext:value-type="float">
            <text:p>7807.00933861911</text:p>
          </table:table-cell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DeadL</text:p>
          </table:table-cell>
          <table:table-cell office:value-type="float" office:value="117.206291061293" calcext:value-type="float">
            <text:p>117.206291061293</text:p>
          </table:table-cell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string" calcext:value-type="string">
            <text:p>DeadL</text:p>
          </table:table-cell>
          <table:table-cell office:value-type="float" office:value="4187.07729559397" calcext:value-type="float">
            <text:p>4187.07729559397</text:p>
          </table:table-cell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string" calcext:value-type="string">
            <text:p>DeadL</text:p>
          </table:table-cell>
          <table:table-cell office:value-type="float" office:value="8463.84258784774" calcext:value-type="float">
            <text:p>8463.84258784774</text:p>
          </table:table-cell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string" calcext:value-type="string">
            <text:p>DeadL</text:p>
          </table:table-cell>
          <table:table-cell office:value-type="float" office:value="6915.31921942635" calcext:value-type="float">
            <text:p>6915.31921942635</text:p>
          </table:table-cell>
        </table:table-row>
        <table:table-row table:style-name="ro1">
          <table:table-cell office:value-type="float" office:value="23998" calcext:value-type="float">
            <text:p>23998</text:p>
          </table:table-cell>
          <table:table-cell office:value-type="string" calcext:value-type="string">
            <text:p>DeadL</text:p>
          </table:table-cell>
          <table:table-cell office:value-type="float" office:value="-922.26717277192" calcext:value-type="float">
            <text:p>-922.26717277192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DeadL</text:p>
          </table:table-cell>
          <table:table-cell office:value-type="float" office:value="8914.81266763273" calcext:value-type="float">
            <text:p>8914.81266763273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  <table:table-cell office:value-type="string" calcext:value-type="string">
            <text:p>DeadL</text:p>
          </table:table-cell>
          <table:table-cell office:value-type="float" office:value="-2271.07300528686" calcext:value-type="float">
            <text:p>-2271.07300528686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DeadL</text:p>
          </table:table-cell>
          <table:table-cell office:value-type="float" office:value="9178.28240337144" calcext:value-type="float">
            <text:p>9178.28240337144</text:p>
          </table:table-cell>
        </table:table-row>
        <table:table-row table:style-name="ro1">
          <table:table-cell office:value-type="float" office:value="23725" calcext:value-type="float">
            <text:p>23725</text:p>
          </table:table-cell>
          <table:table-cell office:value-type="string" calcext:value-type="string">
            <text:p>DeadL</text:p>
          </table:table-cell>
          <table:table-cell office:value-type="float" office:value="1109.8535399804" calcext:value-type="float">
            <text:p>1109.8535399804</text:p>
          </table:table-cell>
        </table:table-row>
        <table:table-row table:style-name="ro1">
          <table:table-cell office:value-type="float" office:value="23809" calcext:value-type="float">
            <text:p>23809</text:p>
          </table:table-cell>
          <table:table-cell office:value-type="string" calcext:value-type="string">
            <text:p>DeadL</text:p>
          </table:table-cell>
          <table:table-cell office:value-type="float" office:value="74331.5361624471" calcext:value-type="float">
            <text:p>74331.5361624471</text:p>
          </table:table-cell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string" calcext:value-type="string">
            <text:p>DeadL</text:p>
          </table:table-cell>
          <table:table-cell office:value-type="float" office:value="7823.36209031017" calcext:value-type="float">
            <text:p>7823.36209031017</text:p>
          </table:table-cell>
        </table:table-row>
        <table:table-row table:style-name="ro1">
          <table:table-cell office:value-type="float" office:value="23726" calcext:value-type="float">
            <text:p>23726</text:p>
          </table:table-cell>
          <table:table-cell office:value-type="string" calcext:value-type="string">
            <text:p>DeadL</text:p>
          </table:table-cell>
          <table:table-cell office:value-type="float" office:value="-1008.52770769302" calcext:value-type="float">
            <text:p>-1008.52770769302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DeadL</text:p>
          </table:table-cell>
          <table:table-cell office:value-type="float" office:value="1209.76262119084" calcext:value-type="float">
            <text:p>1209.76262119084</text:p>
          </table:table-cell>
        </table:table-row>
        <table:table-row table:style-name="ro1">
          <table:table-cell office:value-type="float" office:value="23816" calcext:value-type="float">
            <text:p>23816</text:p>
          </table:table-cell>
          <table:table-cell office:value-type="string" calcext:value-type="string">
            <text:p>DeadL</text:p>
          </table:table-cell>
          <table:table-cell office:value-type="float" office:value="7023.46972193776" calcext:value-type="float">
            <text:p>7023.46972193776</text:p>
          </table:table-cell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string" calcext:value-type="string">
            <text:p>DeadL</text:p>
          </table:table-cell>
          <table:table-cell office:value-type="float" office:value="2400.10234959727" calcext:value-type="float">
            <text:p>2400.10234959727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DeadL</text:p>
          </table:table-cell>
          <table:table-cell office:value-type="float" office:value="-49231.8980201519" calcext:value-type="float">
            <text:p>-49231.8980201519</text:p>
          </table:table-cell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string" calcext:value-type="string">
            <text:p>DeadL</text:p>
          </table:table-cell>
          <table:table-cell office:value-type="float" office:value="5754.21085258536" calcext:value-type="float">
            <text:p>5754.21085258536</text:p>
          </table:table-cell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DeadL</text:p>
          </table:table-cell>
          <table:table-cell office:value-type="float" office:value="244436.658990581" calcext:value-type="float">
            <text:p>244436.658990581</text:p>
          </table:table-cell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string" calcext:value-type="string">
            <text:p>DeadL</text:p>
          </table:table-cell>
          <table:table-cell office:value-type="float" office:value="-1290.03531259278" calcext:value-type="float">
            <text:p>-1290.03531259278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DeadL</text:p>
          </table:table-cell>
          <table:table-cell office:value-type="float" office:value="2866.48235618517" calcext:value-type="float">
            <text:p>2866.48235618517</text:p>
          </table:table-cell>
        </table:table-row>
        <table:table-row table:style-name="ro1">
          <table:table-cell office:value-type="float" office:value="23821" calcext:value-type="float">
            <text:p>23821</text:p>
          </table:table-cell>
          <table:table-cell office:value-type="string" calcext:value-type="string">
            <text:p>DeadL</text:p>
          </table:table-cell>
          <table:table-cell office:value-type="float" office:value="9231.83471927979" calcext:value-type="float">
            <text:p>9231.83471927979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DeadL</text:p>
          </table:table-cell>
          <table:table-cell office:value-type="float" office:value="5302.03383550704" calcext:value-type="float">
            <text:p>5302.03383550704</text:p>
          </table:table-cell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string" calcext:value-type="string">
            <text:p>DeadL</text:p>
          </table:table-cell>
          <table:table-cell office:value-type="float" office:value="7243.28778340256" calcext:value-type="float">
            <text:p>7243.28778340256</text:p>
          </table:table-cell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string" calcext:value-type="string">
            <text:p>DeadL</text:p>
          </table:table-cell>
          <table:table-cell office:value-type="float" office:value="6742.47763804602" calcext:value-type="float">
            <text:p>6742.47763804602</text:p>
          </table:table-cell>
        </table:table-row>
        <table:table-row table:style-name="ro1">
          <table:table-cell office:value-type="float" office:value="23036" calcext:value-type="float">
            <text:p>23036</text:p>
          </table:table-cell>
          <table:table-cell office:value-type="string" calcext:value-type="string">
            <text:p>DeadL</text:p>
          </table:table-cell>
          <table:table-cell office:value-type="float" office:value="7960.26781392036" calcext:value-type="float">
            <text:p>7960.26781392036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DeadL</text:p>
          </table:table-cell>
          <table:table-cell office:value-type="float" office:value="8422.45584093832" calcext:value-type="float">
            <text:p>8422.45584093832</text:p>
          </table:table-cell>
        </table:table-row>
        <table:table-row table:style-name="ro1">
          <table:table-cell office:value-type="float" office:value="23037" calcext:value-type="float">
            <text:p>23037</text:p>
          </table:table-cell>
          <table:table-cell office:value-type="string" calcext:value-type="string">
            <text:p>DeadL</text:p>
          </table:table-cell>
          <table:table-cell office:value-type="float" office:value="9179.84750441757" calcext:value-type="float">
            <text:p>9179.84750441757</text:p>
          </table:table-cell>
        </table:table-row>
        <table:table-row table:style-name="ro1">
          <table:table-cell office:value-type="float" office:value="23288" calcext:value-type="float">
            <text:p>23288</text:p>
          </table:table-cell>
          <table:table-cell office:value-type="string" calcext:value-type="string">
            <text:p>DeadL</text:p>
          </table:table-cell>
          <table:table-cell office:value-type="float" office:value="8752.67135469977" calcext:value-type="float">
            <text:p>8752.67135469977</text:p>
          </table:table-cell>
        </table:table-row>
        <table:table-row table:style-name="ro1">
          <table:table-cell office:value-type="float" office:value="23826" calcext:value-type="float">
            <text:p>23826</text:p>
          </table:table-cell>
          <table:table-cell office:value-type="string" calcext:value-type="string">
            <text:p>DeadL</text:p>
          </table:table-cell>
          <table:table-cell office:value-type="float" office:value="6701.04519127639" calcext:value-type="float">
            <text:p>6701.04519127639</text:p>
          </table:table-cell>
        </table:table-row>
        <table:table-row table:style-name="ro1">
          <table:table-cell office:value-type="float" office:value="23038" calcext:value-type="float">
            <text:p>23038</text:p>
          </table:table-cell>
          <table:table-cell office:value-type="string" calcext:value-type="string">
            <text:p>DeadL</text:p>
          </table:table-cell>
          <table:table-cell office:value-type="float" office:value="9985.19842551538" calcext:value-type="float">
            <text:p>9985.19842551538</text:p>
          </table:table-cell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string" calcext:value-type="string">
            <text:p>DeadL</text:p>
          </table:table-cell>
          <table:table-cell office:value-type="float" office:value="-1110.247270363" calcext:value-type="float">
            <text:p>-1110.247270363</text:p>
          </table:table-cell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string" calcext:value-type="string">
            <text:p>DeadL</text:p>
          </table:table-cell>
          <table:table-cell office:value-type="float" office:value="-7513.82946631591" calcext:value-type="float">
            <text:p>-7513.82946631591</text:p>
          </table:table-cell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string" calcext:value-type="string">
            <text:p>DeadL</text:p>
          </table:table-cell>
          <table:table-cell office:value-type="float" office:value="10660.1228572694" calcext:value-type="float">
            <text:p>10660.1228572694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string" calcext:value-type="string">
            <text:p>DeadL</text:p>
          </table:table-cell>
          <table:table-cell office:value-type="float" office:value="11121.1492123583" calcext:value-type="float">
            <text:p>11121.1492123583</text:p>
          </table:table-cell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string" calcext:value-type="string">
            <text:p>DeadL</text:p>
          </table:table-cell>
          <table:table-cell office:value-type="float" office:value="6505.63656558122" calcext:value-type="float">
            <text:p>6505.63656558122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string" calcext:value-type="string">
            <text:p>DeadL</text:p>
          </table:table-cell>
          <table:table-cell office:value-type="float" office:value="11434.5851631961" calcext:value-type="float">
            <text:p>11434.5851631961</text:p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string" calcext:value-type="string">
            <text:p>DeadL</text:p>
          </table:table-cell>
          <table:table-cell office:value-type="float" office:value="-3786.74752089885" calcext:value-type="float">
            <text:p>-3786.74752089885</text:p>
          </table:table-cell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string" calcext:value-type="string">
            <text:p>DeadL</text:p>
          </table:table-cell>
          <table:table-cell office:value-type="float" office:value="11598.687900818" calcext:value-type="float">
            <text:p>11598.687900818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  <table:table-cell office:value-type="string" calcext:value-type="string">
            <text:p>DeadL</text:p>
          </table:table-cell>
          <table:table-cell office:value-type="float" office:value="-125.129060200336" calcext:value-type="float">
            <text:p>-125.129060200336</text:p>
          </table:table-cell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string" calcext:value-type="string">
            <text:p>DeadL</text:p>
          </table:table-cell>
          <table:table-cell office:value-type="float" office:value="4430.3738892561" calcext:value-type="float">
            <text:p>4430.3738892561</text:p>
          </table:table-cell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string" calcext:value-type="string">
            <text:p>DeadL</text:p>
          </table:table-cell>
          <table:table-cell office:value-type="float" office:value="11630.202864915" calcext:value-type="float">
            <text:p>11630.202864915</text:p>
          </table:table-cell>
        </table:table-row>
        <table:table-row table:style-name="ro1">
          <table:table-cell office:value-type="float" office:value="23289" calcext:value-type="float">
            <text:p>23289</text:p>
          </table:table-cell>
          <table:table-cell office:value-type="string" calcext:value-type="string">
            <text:p>DeadL</text:p>
          </table:table-cell>
          <table:table-cell office:value-type="float" office:value="9054.50099232519" calcext:value-type="float">
            <text:p>9054.50099232519</text:p>
          </table:table-cell>
        </table:table-row>
        <table:table-row table:style-name="ro1">
          <table:table-cell office:value-type="float" office:value="23044" calcext:value-type="float">
            <text:p>23044</text:p>
          </table:table-cell>
          <table:table-cell office:value-type="string" calcext:value-type="string">
            <text:p>DeadL</text:p>
          </table:table-cell>
          <table:table-cell office:value-type="float" office:value="11532.2813594566" calcext:value-type="float">
            <text:p>11532.2813594566</text:p>
          </table:table-cell>
        </table:table-row>
        <table:table-row table:style-name="ro1">
          <table:table-cell office:value-type="float" office:value="23045" calcext:value-type="float">
            <text:p>23045</text:p>
          </table:table-cell>
          <table:table-cell office:value-type="string" calcext:value-type="string">
            <text:p>DeadL</text:p>
          </table:table-cell>
          <table:table-cell office:value-type="float" office:value="11307.3438007396" calcext:value-type="float">
            <text:p>11307.3438007396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string" calcext:value-type="string">
            <text:p>DeadL</text:p>
          </table:table-cell>
          <table:table-cell office:value-type="float" office:value="-31196.245992078" calcext:value-type="float">
            <text:p>-31196.245992078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  <table:table-cell office:value-type="string" calcext:value-type="string">
            <text:p>DeadL</text:p>
          </table:table-cell>
          <table:table-cell office:value-type="float" office:value="-1214.8967684285" calcext:value-type="float">
            <text:p>-1214.8967684285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string" calcext:value-type="string">
            <text:p>DeadL</text:p>
          </table:table-cell>
          <table:table-cell office:value-type="float" office:value="10952.5570704211" calcext:value-type="float">
            <text:p>10952.5570704211</text:p>
          </table:table-cell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DeadL</text:p>
          </table:table-cell>
          <table:table-cell office:value-type="float" office:value="2429.85021764154" calcext:value-type="float">
            <text:p>2429.85021764154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string" calcext:value-type="string">
            <text:p>DeadL</text:p>
          </table:table-cell>
          <table:table-cell office:value-type="float" office:value="8941.79121276619" calcext:value-type="float">
            <text:p>8941.79121276619</text:p>
          </table:table-cell>
        </table:table-row>
        <table:table-row table:style-name="ro1">
          <table:table-cell office:value-type="float" office:value="23722" calcext:value-type="float">
            <text:p>23722</text:p>
          </table:table-cell>
          <table:table-cell office:value-type="string" calcext:value-type="string">
            <text:p>DeadL</text:p>
          </table:table-cell>
          <table:table-cell office:value-type="float" office:value="5551.27778304047" calcext:value-type="float">
            <text:p>5551.27778304047</text:p>
          </table:table-cell>
        </table:table-row>
        <table:table-row table:style-name="ro1">
          <table:table-cell office:value-type="float" office:value="23047" calcext:value-type="float">
            <text:p>23047</text:p>
          </table:table-cell>
          <table:table-cell office:value-type="string" calcext:value-type="string">
            <text:p>DeadL</text:p>
          </table:table-cell>
          <table:table-cell office:value-type="float" office:value="10461.9811875378" calcext:value-type="float">
            <text:p>10461.9811875378</text:p>
          </table:table-cell>
        </table:table-row>
        <table:table-row table:style-name="ro1">
          <table:table-cell office:value-type="float" office:value="23995" calcext:value-type="float">
            <text:p>23995</text:p>
          </table:table-cell>
          <table:table-cell office:value-type="string" calcext:value-type="string">
            <text:p>DeadL</text:p>
          </table:table-cell>
          <table:table-cell office:value-type="float" office:value="-1058.28817044938" calcext:value-type="float">
            <text:p>-1058.28817044938</text:p>
          </table:table-cell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string" calcext:value-type="string">
            <text:p>DeadL</text:p>
          </table:table-cell>
          <table:table-cell office:value-type="float" office:value="9824.06499364619" calcext:value-type="float">
            <text:p>9824.06499364619</text:p>
          </table:table-cell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string" calcext:value-type="string">
            <text:p>DeadL</text:p>
          </table:table-cell>
          <table:table-cell office:value-type="float" office:value="9025.33972919721" calcext:value-type="float">
            <text:p>9025.33972919721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DeadL</text:p>
          </table:table-cell>
          <table:table-cell office:value-type="float" office:value="135.177031765161" calcext:value-type="float">
            <text:p>135.177031765161</text:p>
          </table:table-cell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string" calcext:value-type="string">
            <text:p>DeadL</text:p>
          </table:table-cell>
          <table:table-cell office:value-type="float" office:value="6879.11898492955" calcext:value-type="float">
            <text:p>6879.11898492955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string" calcext:value-type="string">
            <text:p>DeadL</text:p>
          </table:table-cell>
          <table:table-cell office:value-type="float" office:value="8038.11009830365" calcext:value-type="float">
            <text:p>8038.11009830365</text:p>
          </table:table-cell>
        </table:table-row>
        <table:table-row table:style-name="ro1">
          <table:table-cell office:value-type="float" office:value="23824" calcext:value-type="float">
            <text:p>23824</text:p>
          </table:table-cell>
          <table:table-cell office:value-type="string" calcext:value-type="string">
            <text:p>DeadL</text:p>
          </table:table-cell>
          <table:table-cell office:value-type="float" office:value="8318.36885598949" calcext:value-type="float">
            <text:p>8318.36885598949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DeadL</text:p>
          </table:table-cell>
          <table:table-cell office:value-type="float" office:value="6850.60109739162" calcext:value-type="float">
            <text:p>6850.60109739162</text:p>
          </table:table-cell>
        </table:table-row>
        <table:table-row table:style-name="ro1">
          <table:table-cell office:value-type="float" office:value="23052" calcext:value-type="float">
            <text:p>23052</text:p>
          </table:table-cell>
          <table:table-cell office:value-type="string" calcext:value-type="string">
            <text:p>DeadL</text:p>
          </table:table-cell>
          <table:table-cell office:value-type="float" office:value="5383.54068381216" calcext:value-type="float">
            <text:p>5383.54068381216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string" calcext:value-type="string">
            <text:p>DeadL</text:p>
          </table:table-cell>
          <table:table-cell office:value-type="float" office:value="4358.99376604687" calcext:value-type="float">
            <text:p>4358.99376604687</text:p>
          </table:table-cell>
        </table:table-row>
        <table:table-row table:style-name="ro1">
          <table:table-cell office:value-type="float" office:value="23053" calcext:value-type="float">
            <text:p>23053</text:p>
          </table:table-cell>
          <table:table-cell office:value-type="string" calcext:value-type="string">
            <text:p>DeadL</text:p>
          </table:table-cell>
          <table:table-cell office:value-type="float" office:value="3719.44884770565" calcext:value-type="float">
            <text:p>3719.44884770565</text:p>
          </table:table-cell>
        </table:table-row>
        <table:table-row table:style-name="ro1">
          <table:table-cell office:value-type="float" office:value="23054" calcext:value-type="float">
            <text:p>23054</text:p>
          </table:table-cell>
          <table:table-cell office:value-type="string" calcext:value-type="string">
            <text:p>DeadL</text:p>
          </table:table-cell>
          <table:table-cell office:value-type="float" office:value="1509.73410983899" calcext:value-type="float">
            <text:p>1509.73410983899</text:p>
          </table:table-cell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string" calcext:value-type="string">
            <text:p>DeadL</text:p>
          </table:table-cell>
          <table:table-cell office:value-type="float" office:value="1940.2897897698" calcext:value-type="float">
            <text:p>1940.2897897698</text:p>
          </table:table-cell>
        </table:table-row>
        <table:table-row table:style-name="ro1">
          <table:table-cell office:value-type="float" office:value="23055" calcext:value-type="float">
            <text:p>23055</text:p>
          </table:table-cell>
          <table:table-cell office:value-type="string" calcext:value-type="string">
            <text:p>DeadL</text:p>
          </table:table-cell>
          <table:table-cell office:value-type="float" office:value="-335.341836848231" calcext:value-type="float">
            <text:p>-335.341836848231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string" calcext:value-type="string">
            <text:p>DeadL</text:p>
          </table:table-cell>
          <table:table-cell office:value-type="float" office:value="9125.60998121838" calcext:value-type="float">
            <text:p>9125.60998121838</text:p>
          </table:table-cell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string" calcext:value-type="string">
            <text:p>DeadL</text:p>
          </table:table-cell>
          <table:table-cell office:value-type="float" office:value="-867.076612442079" calcext:value-type="float">
            <text:p>-867.076612442079</text:p>
          </table:table-cell>
        </table:table-row>
        <table:table-row table:style-name="ro1">
          <table:table-cell office:value-type="float" office:value="23812" calcext:value-type="float">
            <text:p>23812</text:p>
          </table:table-cell>
          <table:table-cell office:value-type="string" calcext:value-type="string">
            <text:p>DeadL</text:p>
          </table:table-cell>
          <table:table-cell office:value-type="float" office:value="295.650796444961" calcext:value-type="float">
            <text:p>295.650796444961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  <table:table-cell office:value-type="string" calcext:value-type="string">
            <text:p>DeadL</text:p>
          </table:table-cell>
          <table:table-cell office:value-type="float" office:value="-4186.23587740503" calcext:value-type="float">
            <text:p>-4186.23587740503</text:p>
          </table:table-cell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string" calcext:value-type="string">
            <text:p>DeadL</text:p>
          </table:table-cell>
          <table:table-cell office:value-type="float" office:value="763.539493600067" calcext:value-type="float">
            <text:p>763.539493600067</text:p>
          </table:table-cell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string" calcext:value-type="string">
            <text:p>DeadL</text:p>
          </table:table-cell>
          <table:table-cell office:value-type="float" office:value="13733.7912657499" calcext:value-type="float">
            <text:p>13733.7912657499</text:p>
          </table:table-cell>
        </table:table-row>
        <table:table-row table:style-name="ro1">
          <table:table-cell office:value-type="float" office:value="23977" calcext:value-type="float">
            <text:p>23977</text:p>
          </table:table-cell>
          <table:table-cell office:value-type="string" calcext:value-type="string">
            <text:p>DeadL</text:p>
          </table:table-cell>
          <table:table-cell office:value-type="float" office:value="4238.45087184851" calcext:value-type="float">
            <text:p>4238.45087184851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string" calcext:value-type="string">
            <text:p>DeadL</text:p>
          </table:table-cell>
          <table:table-cell office:value-type="float" office:value="2888.08683045724" calcext:value-type="float">
            <text:p>2888.08683045724</text:p>
          </table:table-cell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DeadL</text:p>
          </table:table-cell>
          <table:table-cell office:value-type="float" office:value="12151.0465481829" calcext:value-type="float">
            <text:p>12151.0465481829</text:p>
          </table:table-cell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DeadL</text:p>
          </table:table-cell>
          <table:table-cell office:value-type="float" office:value="1797.54127009884" calcext:value-type="float">
            <text:p>1797.54127009884</text:p>
          </table:table-cell>
        </table:table-row>
        <table:table-row table:style-name="ro1">
          <table:table-cell office:value-type="float" office:value="23817" calcext:value-type="float">
            <text:p>23817</text:p>
          </table:table-cell>
          <table:table-cell office:value-type="string" calcext:value-type="string">
            <text:p>DeadL</text:p>
          </table:table-cell>
          <table:table-cell office:value-type="float" office:value="7888.47680341043" calcext:value-type="float">
            <text:p>7888.47680341043</text:p>
          </table:table-cell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string" calcext:value-type="string">
            <text:p>DeadL</text:p>
          </table:table-cell>
          <table:table-cell office:value-type="float" office:value="-26912.0250280493" calcext:value-type="float">
            <text:p>-26912.0250280493</text:p>
          </table:table-cell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DeadL</text:p>
          </table:table-cell>
          <table:table-cell office:value-type="float" office:value="-14125.2663271296" calcext:value-type="float">
            <text:p>-14125.2663271296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DeadL</text:p>
          </table:table-cell>
          <table:table-cell office:value-type="float" office:value="8899.18065369626" calcext:value-type="float">
            <text:p>8899.18065369626</text:p>
          </table:table-cell>
        </table:table-row>
        <table:table-row table:style-name="ro1">
          <table:table-cell office:value-type="float" office:value="23237" calcext:value-type="float">
            <text:p>23237</text:p>
          </table:table-cell>
          <table:table-cell office:value-type="string" calcext:value-type="string">
            <text:p>DeadL</text:p>
          </table:table-cell>
          <table:table-cell office:value-type="float" office:value="-3257.92250253276" calcext:value-type="float">
            <text:p>-3257.92250253276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string" calcext:value-type="string">
            <text:p>DeadL</text:p>
          </table:table-cell>
          <table:table-cell office:value-type="float" office:value="4239.99954124654" calcext:value-type="float">
            <text:p>4239.99954124654</text:p>
          </table:table-cell>
        </table:table-row>
        <table:table-row table:style-name="ro1">
          <table:table-cell office:value-type="float" office:value="23238" calcext:value-type="float">
            <text:p>23238</text:p>
          </table:table-cell>
          <table:table-cell office:value-type="string" calcext:value-type="string">
            <text:p>DeadL</text:p>
          </table:table-cell>
          <table:table-cell office:value-type="float" office:value="-1279.56229462757" calcext:value-type="float">
            <text:p>-1279.56229462757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DeadL</text:p>
          </table:table-cell>
          <table:table-cell office:value-type="float" office:value="9278.25702852629" calcext:value-type="float">
            <text:p>9278.25702852629</text:p>
          </table:table-cell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string" calcext:value-type="string">
            <text:p>DeadL</text:p>
          </table:table-cell>
          <table:table-cell office:value-type="float" office:value="9111.23229855018" calcext:value-type="float">
            <text:p>9111.23229855018</text:p>
          </table:table-cell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LiveL</text:p>
          </table:table-cell>
          <table:table-cell office:value-type="float" office:value="6309.04361856477" calcext:value-type="float">
            <text:p>6309.04361856477</text:p>
          </table:table-cell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string" calcext:value-type="string">
            <text:p>LiveL</text:p>
          </table:table-cell>
          <table:table-cell office:value-type="float" office:value="-3228.4881855127" calcext:value-type="float">
            <text:p>-3228.4881855127</text:p>
          </table:table-cell>
        </table:table-row>
        <table:table-row table:style-name="ro1">
          <table:table-cell office:value-type="float" office:value="23240" calcext:value-type="float">
            <text:p>23240</text:p>
          </table:table-cell>
          <table:table-cell office:value-type="string" calcext:value-type="string">
            <text:p>LiveL</text:p>
          </table:table-cell>
          <table:table-cell office:value-type="float" office:value="1503.63706638909" calcext:value-type="float">
            <text:p>1503.63706638909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LiveL</text:p>
          </table:table-cell>
          <table:table-cell office:value-type="float" office:value="6026.78923149232" calcext:value-type="float">
            <text:p>6026.78923149232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LiveL</text:p>
          </table:table-cell>
          <table:table-cell office:value-type="float" office:value="6029.55722723684" calcext:value-type="float">
            <text:p>6029.55722723684</text:p>
          </table:table-cell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LiveL</text:p>
          </table:table-cell>
          <table:table-cell office:value-type="float" office:value="-3893.68925547657" calcext:value-type="float">
            <text:p>-3893.68925547657</text:p>
          </table:table-cell>
        </table:table-row>
        <table:table-row table:style-name="ro1">
          <table:table-cell office:value-type="float" office:value="23827" calcext:value-type="float">
            <text:p>23827</text:p>
          </table:table-cell>
          <table:table-cell office:value-type="string" calcext:value-type="string">
            <text:p>LiveL</text:p>
          </table:table-cell>
          <table:table-cell office:value-type="float" office:value="3286.34516459928" calcext:value-type="float">
            <text:p>3286.34516459928</text:p>
          </table:table-cell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LiveL</text:p>
          </table:table-cell>
          <table:table-cell office:value-type="float" office:value="5667.61330135292" calcext:value-type="float">
            <text:p>5667.61330135292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  <table:table-cell office:value-type="string" calcext:value-type="string">
            <text:p>LiveL</text:p>
          </table:table-cell>
          <table:table-cell office:value-type="float" office:value="86.9754716431107" calcext:value-type="float">
            <text:p>86.9754716431107</text:p>
          </table:table-cell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string" calcext:value-type="string">
            <text:p>LiveL</text:p>
          </table:table-cell>
          <table:table-cell office:value-type="float" office:value="-425.481731109532" calcext:value-type="float">
            <text:p>-425.481731109532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string" calcext:value-type="string">
            <text:p>LiveL</text:p>
          </table:table-cell>
          <table:table-cell office:value-type="float" office:value="5136.87680904664" calcext:value-type="float">
            <text:p>5136.87680904664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string" calcext:value-type="string">
            <text:p>LiveL</text:p>
          </table:table-cell>
          <table:table-cell office:value-type="float" office:value="-5749.52270786192" calcext:value-type="float">
            <text:p>-5749.52270786192</text:p>
          </table:table-cell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string" calcext:value-type="string">
            <text:p>LiveL</text:p>
          </table:table-cell>
          <table:table-cell office:value-type="float" office:value="4950.24156487588" calcext:value-type="float">
            <text:p>4950.24156487588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LiveL</text:p>
          </table:table-cell>
          <table:table-cell office:value-type="float" office:value="5523.14853404804" calcext:value-type="float">
            <text:p>5523.14853404804</text:p>
          </table:table-cell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string" calcext:value-type="string">
            <text:p>LiveL</text:p>
          </table:table-cell>
          <table:table-cell office:value-type="float" office:value="15003.4320229772" calcext:value-type="float">
            <text:p>15003.4320229772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string" calcext:value-type="string">
            <text:p>LiveL</text:p>
          </table:table-cell>
          <table:table-cell office:value-type="float" office:value="2245.6417178233" calcext:value-type="float">
            <text:p>2245.6417178233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LiveL</text:p>
          </table:table-cell>
          <table:table-cell office:value-type="float" office:value="5564.15714043412" calcext:value-type="float">
            <text:p>5564.15714043412</text:p>
          </table:table-cell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string" calcext:value-type="string">
            <text:p>LiveL</text:p>
          </table:table-cell>
          <table:table-cell office:value-type="float" office:value="-15.4864002693956" calcext:value-type="float">
            <text:p>-15.4864002693956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LiveL</text:p>
          </table:table-cell>
          <table:table-cell office:value-type="float" office:value="745.075797788091" calcext:value-type="float">
            <text:p>745.075797788091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LiveL</text:p>
          </table:table-cell>
          <table:table-cell office:value-type="float" office:value="3554.82381083601" calcext:value-type="float">
            <text:p>3554.82381083601</text:p>
          </table:table-cell>
        </table:table-row>
        <table:table-row table:style-name="ro1">
          <table:table-cell office:value-type="float" office:value="23294" calcext:value-type="float">
            <text:p>23294</text:p>
          </table:table-cell>
          <table:table-cell office:value-type="string" calcext:value-type="string">
            <text:p>LiveL</text:p>
          </table:table-cell>
          <table:table-cell office:value-type="float" office:value="5201.20646398239" calcext:value-type="float">
            <text:p>5201.20646398239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string" calcext:value-type="string">
            <text:p>LiveL</text:p>
          </table:table-cell>
          <table:table-cell office:value-type="float" office:value="6249.10121237345" calcext:value-type="float">
            <text:p>6249.10121237345</text:p>
          </table:table-cell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LiveL</text:p>
          </table:table-cell>
          <table:table-cell office:value-type="float" office:value="6239.97189991019" calcext:value-type="float">
            <text:p>6239.97189991019</text:p>
          </table:table-cell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LiveL</text:p>
          </table:table-cell>
          <table:table-cell office:value-type="float" office:value="-3094.94990526997" calcext:value-type="float">
            <text:p>-3094.94990526997</text:p>
          </table:table-cell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string" calcext:value-type="string">
            <text:p>LiveL</text:p>
          </table:table-cell>
          <table:table-cell office:value-type="float" office:value="-2173.89910301441" calcext:value-type="float">
            <text:p>-2173.89910301441</text:p>
          </table:table-cell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LiveL</text:p>
          </table:table-cell>
          <table:table-cell office:value-type="float" office:value="-5283.39540322284" calcext:value-type="float">
            <text:p>-5283.39540322284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LiveL</text:p>
          </table:table-cell>
          <table:table-cell office:value-type="float" office:value="-5.89722825174079" calcext:value-type="float">
            <text:p>-5.89722825174079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LiveL</text:p>
          </table:table-cell>
          <table:table-cell office:value-type="float" office:value="5695.67880623242" calcext:value-type="float">
            <text:p>5695.67880623242</text:p>
          </table:table-cell>
        </table:table-row>
        <table:table-row table:style-name="ro1">
          <table:table-cell office:value-type="float" office:value="23599" calcext:value-type="float">
            <text:p>23599</text:p>
          </table:table-cell>
          <table:table-cell office:value-type="string" calcext:value-type="string">
            <text:p>LiveL</text:p>
          </table:table-cell>
          <table:table-cell office:value-type="float" office:value="160958.004675048" calcext:value-type="float">
            <text:p>160958.004675048</text:p>
          </table:table-cell>
        </table:table-row>
        <table:table-row table:style-name="ro1">
          <table:table-cell office:value-type="float" office:value="23691" calcext:value-type="float">
            <text:p>23691</text:p>
          </table:table-cell>
          <table:table-cell office:value-type="string" calcext:value-type="string">
            <text:p>LiveL</text:p>
          </table:table-cell>
          <table:table-cell office:value-type="float" office:value="4957.76954942853" calcext:value-type="float">
            <text:p>4957.76954942853</text:p>
          </table:table-cell>
        </table:table-row>
        <table:table-row table:style-name="ro1">
          <table:table-cell office:value-type="float" office:value="23606" calcext:value-type="float">
            <text:p>23606</text:p>
          </table:table-cell>
          <table:table-cell office:value-type="string" calcext:value-type="string">
            <text:p>LiveL</text:p>
          </table:table-cell>
          <table:table-cell office:value-type="float" office:value="-3861.15072462047" calcext:value-type="float">
            <text:p>-3861.15072462047</text:p>
          </table:table-cell>
        </table:table-row>
        <table:table-row table:style-name="ro1">
          <table:table-cell office:value-type="float" office:value="23295" calcext:value-type="float">
            <text:p>23295</text:p>
          </table:table-cell>
          <table:table-cell office:value-type="string" calcext:value-type="string">
            <text:p>LiveL</text:p>
          </table:table-cell>
          <table:table-cell office:value-type="float" office:value="4520.40639177812" calcext:value-type="float">
            <text:p>4520.40639177812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LiveL</text:p>
          </table:table-cell>
          <table:table-cell office:value-type="float" office:value="5113.76326122963" calcext:value-type="float">
            <text:p>5113.76326122963</text:p>
          </table:table-cell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LiveL</text:p>
          </table:table-cell>
          <table:table-cell office:value-type="float" office:value="-5266.23681836101" calcext:value-type="float">
            <text:p>-5266.23681836101</text:p>
          </table:table-cell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LiveL</text:p>
          </table:table-cell>
          <table:table-cell office:value-type="float" office:value="1517.65769893031" calcext:value-type="float">
            <text:p>1517.65769893031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string" calcext:value-type="string">
            <text:p>LiveL</text:p>
          </table:table-cell>
          <table:table-cell office:value-type="float" office:value="5025.37836631431" calcext:value-type="float">
            <text:p>5025.37836631431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string" calcext:value-type="string">
            <text:p>LiveL</text:p>
          </table:table-cell>
          <table:table-cell office:value-type="float" office:value="2472.3114936636" calcext:value-type="float">
            <text:p>2472.3114936636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string" calcext:value-type="string">
            <text:p>LiveL</text:p>
          </table:table-cell>
          <table:table-cell office:value-type="float" office:value="1024.36958146933" calcext:value-type="float">
            <text:p>1024.36958146933</text:p>
          </table:table-cell>
        </table:table-row>
        <table:table-row table:style-name="ro1">
          <table:table-cell office:value-type="float" office:value="23795" calcext:value-type="float">
            <text:p>23795</text:p>
          </table:table-cell>
          <table:table-cell office:value-type="string" calcext:value-type="string">
            <text:p>LiveL</text:p>
          </table:table-cell>
          <table:table-cell office:value-type="float" office:value="159529.085580029" calcext:value-type="float">
            <text:p>159529.085580029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string" calcext:value-type="string">
            <text:p>LiveL</text:p>
          </table:table-cell>
          <table:table-cell office:value-type="float" office:value="-462.090481048962" calcext:value-type="float">
            <text:p>-462.090481048962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string" calcext:value-type="string">
            <text:p>LiveL</text:p>
          </table:table-cell>
          <table:table-cell office:value-type="float" office:value="-1794.67020598168" calcext:value-type="float">
            <text:p>-1794.67020598168</text:p>
          </table:table-cell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string" calcext:value-type="string">
            <text:p>LiveL</text:p>
          </table:table-cell>
          <table:table-cell office:value-type="float" office:value="4973.26591837731" calcext:value-type="float">
            <text:p>4973.26591837731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string" calcext:value-type="string">
            <text:p>LiveL</text:p>
          </table:table-cell>
          <table:table-cell office:value-type="float" office:value="287.548185889096" calcext:value-type="float">
            <text:p>287.548185889096</text:p>
          </table:table-cell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string" calcext:value-type="string">
            <text:p>LiveL</text:p>
          </table:table-cell>
          <table:table-cell office:value-type="float" office:value="-3159.75178735871" calcext:value-type="float">
            <text:p>-3159.75178735871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LiveL</text:p>
          </table:table-cell>
          <table:table-cell office:value-type="float" office:value="3618.91298863491" calcext:value-type="float">
            <text:p>3618.91298863491</text:p>
          </table:table-cell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string" calcext:value-type="string">
            <text:p>LiveL</text:p>
          </table:table-cell>
          <table:table-cell office:value-type="float" office:value="-86.0440610962147" calcext:value-type="float">
            <text:p>-86.0440610962147</text:p>
          </table:table-cell>
        </table:table-row>
        <table:table-row table:style-name="ro1">
          <table:table-cell office:value-type="float" office:value="23392" calcext:value-type="float">
            <text:p>23392</text:p>
          </table:table-cell>
          <table:table-cell office:value-type="string" calcext:value-type="string">
            <text:p>LiveL</text:p>
          </table:table-cell>
          <table:table-cell office:value-type="float" office:value="-4546.72673575108" calcext:value-type="float">
            <text:p>-4546.72673575108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string" calcext:value-type="string">
            <text:p>LiveL</text:p>
          </table:table-cell>
          <table:table-cell office:value-type="float" office:value="881.42528531584" calcext:value-type="float">
            <text:p>881.42528531584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  <table:table-cell office:value-type="string" calcext:value-type="string">
            <text:p>LiveL</text:p>
          </table:table-cell>
          <table:table-cell office:value-type="float" office:value="2213.35367426058" calcext:value-type="float">
            <text:p>2213.35367426058</text:p>
          </table:table-cell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string" calcext:value-type="string">
            <text:p>LiveL</text:p>
          </table:table-cell>
          <table:table-cell office:value-type="float" office:value="-3425.96821678076" calcext:value-type="float">
            <text:p>-3425.96821678076</text:p>
          </table:table-cell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LiveL</text:p>
          </table:table-cell>
          <table:table-cell office:value-type="float" office:value="160807.893665225" calcext:value-type="float">
            <text:p>160807.893665225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  <table:table-cell office:value-type="string" calcext:value-type="string">
            <text:p>LiveL</text:p>
          </table:table-cell>
          <table:table-cell office:value-type="float" office:value="-59356.2507637037" calcext:value-type="float">
            <text:p>-59356.2507637037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LiveL</text:p>
          </table:table-cell>
          <table:table-cell office:value-type="float" office:value="-3743.88652409107" calcext:value-type="float">
            <text:p>-3743.88652409107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LiveL</text:p>
          </table:table-cell>
          <table:table-cell office:value-type="float" office:value="2.52985757493546" calcext:value-type="float">
            <text:p>2.52985757493546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LiveL</text:p>
          </table:table-cell>
          <table:table-cell office:value-type="float" office:value="-5227.66073086821" calcext:value-type="float">
            <text:p>-5227.66073086821</text:p>
          </table:table-cell>
        </table:table-row>
        <table:table-row table:style-name="ro1">
          <table:table-cell office:value-type="float" office:value="23818" calcext:value-type="float">
            <text:p>23818</text:p>
          </table:table-cell>
          <table:table-cell office:value-type="string" calcext:value-type="string">
            <text:p>LiveL</text:p>
          </table:table-cell>
          <table:table-cell office:value-type="float" office:value="5708.0584251433" calcext:value-type="float">
            <text:p>5708.0584251433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  <table:table-cell office:value-type="string" calcext:value-type="string">
            <text:p>LiveL</text:p>
          </table:table-cell>
          <table:table-cell office:value-type="float" office:value="4871.71384023704" calcext:value-type="float">
            <text:p>4871.71384023704</text:p>
          </table:table-cell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LiveL</text:p>
          </table:table-cell>
          <table:table-cell office:value-type="float" office:value="-3093.41425813803" calcext:value-type="float">
            <text:p>-3093.41425813803</text:p>
          </table:table-cell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LiveL</text:p>
          </table:table-cell>
          <table:table-cell office:value-type="float" office:value="-3098.39820473943" calcext:value-type="float">
            <text:p>-3098.39820473943</text:p>
          </table:table-cell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LiveL</text:p>
          </table:table-cell>
          <table:table-cell office:value-type="float" office:value="-1062.74696307431" calcext:value-type="float">
            <text:p>-1062.74696307431</text:p>
          </table:table-cell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string" calcext:value-type="string">
            <text:p>LiveL</text:p>
          </table:table-cell>
          <table:table-cell office:value-type="float" office:value="-3132.49946548814" calcext:value-type="float">
            <text:p>-3132.49946548814</text:p>
          </table:table-cell>
        </table:table-row>
        <table:table-row table:style-name="ro1">
          <table:table-cell office:value-type="float" office:value="23285" calcext:value-type="float">
            <text:p>23285</text:p>
          </table:table-cell>
          <table:table-cell office:value-type="string" calcext:value-type="string">
            <text:p>LiveL</text:p>
          </table:table-cell>
          <table:table-cell office:value-type="float" office:value="4202.10813276977" calcext:value-type="float">
            <text:p>4202.10813276977</text:p>
          </table:table-cell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string" calcext:value-type="string">
            <text:p>LiveL</text:p>
          </table:table-cell>
          <table:table-cell office:value-type="float" office:value="3436.34956884425" calcext:value-type="float">
            <text:p>3436.34956884425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LiveL</text:p>
          </table:table-cell>
          <table:table-cell office:value-type="float" office:value="746.550770362856" calcext:value-type="float">
            <text:p>746.550770362856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LiveL</text:p>
          </table:table-cell>
          <table:table-cell office:value-type="float" office:value="2247.33182636463" calcext:value-type="float">
            <text:p>2247.33182636463</text:p>
          </table:table-cell>
        </table:table-row>
        <table:table-row table:style-name="ro1">
          <table:table-cell office:value-type="float" office:value="23823" calcext:value-type="float">
            <text:p>23823</text:p>
          </table:table-cell>
          <table:table-cell office:value-type="string" calcext:value-type="string">
            <text:p>LiveL</text:p>
          </table:table-cell>
          <table:table-cell office:value-type="float" office:value="5971.90698072824" calcext:value-type="float">
            <text:p>5971.90698072824</text:p>
          </table:table-cell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string" calcext:value-type="string">
            <text:p>LiveL</text:p>
          </table:table-cell>
          <table:table-cell office:value-type="float" office:value="3461.77577585388" calcext:value-type="float">
            <text:p>3461.77577585388</text:p>
          </table:table-cell>
        </table:table-row>
        <table:table-row table:style-name="ro1">
          <table:table-cell office:value-type="float" office:value="23782" calcext:value-type="float">
            <text:p>23782</text:p>
          </table:table-cell>
          <table:table-cell office:value-type="string" calcext:value-type="string">
            <text:p>LiveL</text:p>
          </table:table-cell>
          <table:table-cell office:value-type="float" office:value="-3692.50163201699" calcext:value-type="float">
            <text:p>-3692.50163201699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string" calcext:value-type="string">
            <text:p>LiveL</text:p>
          </table:table-cell>
          <table:table-cell office:value-type="float" office:value="6245.42856286306" calcext:value-type="float">
            <text:p>6245.42856286306</text:p>
          </table:table-cell>
        </table:table-row>
        <table:table-row table:style-name="ro1">
          <table:table-cell office:value-type="float" office:value="23438" calcext:value-type="float">
            <text:p>23438</text:p>
          </table:table-cell>
          <table:table-cell office:value-type="string" calcext:value-type="string">
            <text:p>LiveL</text:p>
          </table:table-cell>
          <table:table-cell office:value-type="float" office:value="4412.40348682176" calcext:value-type="float">
            <text:p>4412.40348682176</text:p>
          </table:table-cell>
        </table:table-row>
        <table:table-row table:style-name="ro1">
          <table:table-cell office:value-type="float" office:value="23690" calcext:value-type="float">
            <text:p>23690</text:p>
          </table:table-cell>
          <table:table-cell office:value-type="string" calcext:value-type="string">
            <text:p>LiveL</text:p>
          </table:table-cell>
          <table:table-cell office:value-type="float" office:value="5126.71658331408" calcext:value-type="float">
            <text:p>5126.71658331408</text:p>
          </table:table-cell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string" calcext:value-type="string">
            <text:p>LiveL</text:p>
          </table:table-cell>
          <table:table-cell office:value-type="float" office:value="5137.29932663163" calcext:value-type="float">
            <text:p>5137.29932663163</text:p>
          </table:table-cell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LiveL</text:p>
          </table:table-cell>
          <table:table-cell office:value-type="float" office:value="-1080.03574897371" calcext:value-type="float">
            <text:p>-1080.03574897371</text:p>
          </table:table-cell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string" calcext:value-type="string">
            <text:p>LiveL</text:p>
          </table:table-cell>
          <table:table-cell office:value-type="float" office:value="2259.18984046977" calcext:value-type="float">
            <text:p>2259.18984046977</text:p>
          </table:table-cell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string" calcext:value-type="string">
            <text:p>LiveL</text:p>
          </table:table-cell>
          <table:table-cell office:value-type="float" office:value="5667.91180115713" calcext:value-type="float">
            <text:p>5667.91180115713</text:p>
          </table:table-cell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string" calcext:value-type="string">
            <text:p>LiveL</text:p>
          </table:table-cell>
          <table:table-cell office:value-type="float" office:value="4411.72756266989" calcext:value-type="float">
            <text:p>4411.72756266989</text:p>
          </table:table-cell>
        </table:table-row>
        <table:table-row table:style-name="ro1">
          <table:table-cell office:value-type="float" office:value="23998" calcext:value-type="float">
            <text:p>23998</text:p>
          </table:table-cell>
          <table:table-cell office:value-type="string" calcext:value-type="string">
            <text:p>LiveL</text:p>
          </table:table-cell>
          <table:table-cell office:value-type="float" office:value="-274.22999774761" calcext:value-type="float">
            <text:p>-274.22999774761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LiveL</text:p>
          </table:table-cell>
          <table:table-cell office:value-type="float" office:value="6029.73607015417" calcext:value-type="float">
            <text:p>6029.73607015417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  <table:table-cell office:value-type="string" calcext:value-type="string">
            <text:p>LiveL</text:p>
          </table:table-cell>
          <table:table-cell office:value-type="float" office:value="-2893.64031493804" calcext:value-type="float">
            <text:p>-2893.64031493804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LiveL</text:p>
          </table:table-cell>
          <table:table-cell office:value-type="float" office:value="6240.05888818199" calcext:value-type="float">
            <text:p>6240.05888818199</text:p>
          </table:table-cell>
        </table:table-row>
        <table:table-row table:style-name="ro1">
          <table:table-cell office:value-type="float" office:value="23725" calcext:value-type="float">
            <text:p>23725</text:p>
          </table:table-cell>
          <table:table-cell office:value-type="string" calcext:value-type="string">
            <text:p>LiveL</text:p>
          </table:table-cell>
          <table:table-cell office:value-type="float" office:value="-221.250256482482" calcext:value-type="float">
            <text:p>-221.250256482482</text:p>
          </table:table-cell>
        </table:table-row>
        <table:table-row table:style-name="ro1">
          <table:table-cell office:value-type="float" office:value="23809" calcext:value-type="float">
            <text:p>23809</text:p>
          </table:table-cell>
          <table:table-cell office:value-type="string" calcext:value-type="string">
            <text:p>LiveL</text:p>
          </table:table-cell>
          <table:table-cell office:value-type="float" office:value="53874.0922909834" calcext:value-type="float">
            <text:p>53874.0922909834</text:p>
          </table:table-cell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string" calcext:value-type="string">
            <text:p>LiveL</text:p>
          </table:table-cell>
          <table:table-cell office:value-type="float" office:value="5237.24120559681" calcext:value-type="float">
            <text:p>5237.24120559681</text:p>
          </table:table-cell>
        </table:table-row>
        <table:table-row table:style-name="ro1">
          <table:table-cell office:value-type="float" office:value="23726" calcext:value-type="float">
            <text:p>23726</text:p>
          </table:table-cell>
          <table:table-cell office:value-type="string" calcext:value-type="string">
            <text:p>LiveL</text:p>
          </table:table-cell>
          <table:table-cell office:value-type="float" office:value="-1865.14828674503" calcext:value-type="float">
            <text:p>-1865.14828674503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LiveL</text:p>
          </table:table-cell>
          <table:table-cell office:value-type="float" office:value="-2.07819598257696" calcext:value-type="float">
            <text:p>-2.07819598257696</text:p>
          </table:table-cell>
        </table:table-row>
        <table:table-row table:style-name="ro1">
          <table:table-cell office:value-type="float" office:value="23816" calcext:value-type="float">
            <text:p>23816</text:p>
          </table:table-cell>
          <table:table-cell office:value-type="string" calcext:value-type="string">
            <text:p>LiveL</text:p>
          </table:table-cell>
          <table:table-cell office:value-type="float" office:value="4486.03000308379" calcext:value-type="float">
            <text:p>4486.03000308379</text:p>
          </table:table-cell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string" calcext:value-type="string">
            <text:p>LiveL</text:p>
          </table:table-cell>
          <table:table-cell office:value-type="float" office:value="726.627379624789" calcext:value-type="float">
            <text:p>726.627379624789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LiveL</text:p>
          </table:table-cell>
          <table:table-cell office:value-type="float" office:value="-36385.2664986914" calcext:value-type="float">
            <text:p>-36385.2664986914</text:p>
          </table:table-cell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string" calcext:value-type="string">
            <text:p>LiveL</text:p>
          </table:table-cell>
          <table:table-cell office:value-type="float" office:value="3460.95153712537" calcext:value-type="float">
            <text:p>3460.95153712537</text:p>
          </table:table-cell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LiveL</text:p>
          </table:table-cell>
          <table:table-cell office:value-type="float" office:value="163020.537570444" calcext:value-type="float">
            <text:p>163020.537570444</text:p>
          </table:table-cell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string" calcext:value-type="string">
            <text:p>LiveL</text:p>
          </table:table-cell>
          <table:table-cell office:value-type="float" office:value="-1527.28775532332" calcext:value-type="float">
            <text:p>-1527.28775532332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LiveL</text:p>
          </table:table-cell>
          <table:table-cell office:value-type="float" office:value="-47.9322658211705" calcext:value-type="float">
            <text:p>-47.9322658211705</text:p>
          </table:table-cell>
        </table:table-row>
        <table:table-row table:style-name="ro1">
          <table:table-cell office:value-type="float" office:value="23821" calcext:value-type="float">
            <text:p>23821</text:p>
          </table:table-cell>
          <table:table-cell office:value-type="string" calcext:value-type="string">
            <text:p>LiveL</text:p>
          </table:table-cell>
          <table:table-cell office:value-type="float" office:value="6295.30360121377" calcext:value-type="float">
            <text:p>6295.30360121377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LiveL</text:p>
          </table:table-cell>
          <table:table-cell office:value-type="float" office:value="3123.35199442336" calcext:value-type="float">
            <text:p>3123.35199442336</text:p>
          </table:table-cell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string" calcext:value-type="string">
            <text:p>LiveL</text:p>
          </table:table-cell>
          <table:table-cell office:value-type="float" office:value="4768.5412293685" calcext:value-type="float">
            <text:p>4768.5412293685</text:p>
          </table:table-cell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string" calcext:value-type="string">
            <text:p>LiveL</text:p>
          </table:table-cell>
          <table:table-cell office:value-type="float" office:value="4174.10697774052" calcext:value-type="float">
            <text:p>4174.10697774052</text:p>
          </table:table-cell>
        </table:table-row>
        <table:table-row table:style-name="ro1">
          <table:table-cell office:value-type="float" office:value="23036" calcext:value-type="float">
            <text:p>23036</text:p>
          </table:table-cell>
          <table:table-cell office:value-type="string" calcext:value-type="string">
            <text:p>LiveL</text:p>
          </table:table-cell>
          <table:table-cell office:value-type="float" office:value="5107.83053740675" calcext:value-type="float">
            <text:p>5107.83053740675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LiveL</text:p>
          </table:table-cell>
          <table:table-cell office:value-type="float" office:value="5637.20044166794" calcext:value-type="float">
            <text:p>5637.20044166794</text:p>
          </table:table-cell>
        </table:table-row>
        <table:table-row table:style-name="ro1">
          <table:table-cell office:value-type="float" office:value="23037" calcext:value-type="float">
            <text:p>23037</text:p>
          </table:table-cell>
          <table:table-cell office:value-type="string" calcext:value-type="string">
            <text:p>LiveL</text:p>
          </table:table-cell>
          <table:table-cell office:value-type="float" office:value="6054.04030907179" calcext:value-type="float">
            <text:p>6054.04030907179</text:p>
          </table:table-cell>
        </table:table-row>
        <table:table-row table:style-name="ro1">
          <table:table-cell office:value-type="float" office:value="23288" calcext:value-type="float">
            <text:p>23288</text:p>
          </table:table-cell>
          <table:table-cell office:value-type="string" calcext:value-type="string">
            <text:p>LiveL</text:p>
          </table:table-cell>
          <table:table-cell office:value-type="float" office:value="5914.14438097438" calcext:value-type="float">
            <text:p>5914.14438097438</text:p>
          </table:table-cell>
        </table:table-row>
        <table:table-row table:style-name="ro1">
          <table:table-cell office:value-type="float" office:value="23826" calcext:value-type="float">
            <text:p>23826</text:p>
          </table:table-cell>
          <table:table-cell office:value-type="string" calcext:value-type="string">
            <text:p>LiveL</text:p>
          </table:table-cell>
          <table:table-cell office:value-type="float" office:value="4300.95402126299" calcext:value-type="float">
            <text:p>4300.95402126299</text:p>
          </table:table-cell>
        </table:table-row>
        <table:table-row table:style-name="ro1">
          <table:table-cell office:value-type="float" office:value="23038" calcext:value-type="float">
            <text:p>23038</text:p>
          </table:table-cell>
          <table:table-cell office:value-type="string" calcext:value-type="string">
            <text:p>LiveL</text:p>
          </table:table-cell>
          <table:table-cell office:value-type="float" office:value="6689.85292681763" calcext:value-type="float">
            <text:p>6689.85292681763</text:p>
          </table:table-cell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string" calcext:value-type="string">
            <text:p>LiveL</text:p>
          </table:table-cell>
          <table:table-cell office:value-type="float" office:value="-879.759459893978" calcext:value-type="float">
            <text:p>-879.759459893978</text:p>
          </table:table-cell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string" calcext:value-type="string">
            <text:p>LiveL</text:p>
          </table:table-cell>
          <table:table-cell office:value-type="float" office:value="-5677.04416046505" calcext:value-type="float">
            <text:p>-5677.04416046505</text:p>
          </table:table-cell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string" calcext:value-type="string">
            <text:p>LiveL</text:p>
          </table:table-cell>
          <table:table-cell office:value-type="float" office:value="7219.55606030696" calcext:value-type="float">
            <text:p>7219.55606030696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string" calcext:value-type="string">
            <text:p>LiveL</text:p>
          </table:table-cell>
          <table:table-cell office:value-type="float" office:value="7582.65138647269" calcext:value-type="float">
            <text:p>7582.65138647269</text:p>
          </table:table-cell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string" calcext:value-type="string">
            <text:p>LiveL</text:p>
          </table:table-cell>
          <table:table-cell office:value-type="float" office:value="4168.20541273389" calcext:value-type="float">
            <text:p>4168.20541273389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string" calcext:value-type="string">
            <text:p>LiveL</text:p>
          </table:table-cell>
          <table:table-cell office:value-type="float" office:value="7830.36718742234" calcext:value-type="float">
            <text:p>7830.36718742234</text:p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string" calcext:value-type="string">
            <text:p>LiveL</text:p>
          </table:table-cell>
          <table:table-cell office:value-type="float" office:value="-3826.51968312221" calcext:value-type="float">
            <text:p>-3826.51968312221</text:p>
          </table:table-cell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string" calcext:value-type="string">
            <text:p>LiveL</text:p>
          </table:table-cell>
          <table:table-cell office:value-type="float" office:value="7963.81633967114" calcext:value-type="float">
            <text:p>7963.81633967114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  <table:table-cell office:value-type="string" calcext:value-type="string">
            <text:p>LiveL</text:p>
          </table:table-cell>
          <table:table-cell office:value-type="float" office:value="-40.6779298176295" calcext:value-type="float">
            <text:p>-40.6779298176295</text:p>
          </table:table-cell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string" calcext:value-type="string">
            <text:p>LiveL</text:p>
          </table:table-cell>
          <table:table-cell office:value-type="float" office:value="2352.22917867646" calcext:value-type="float">
            <text:p>2352.22917867646</text:p>
          </table:table-cell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string" calcext:value-type="string">
            <text:p>LiveL</text:p>
          </table:table-cell>
          <table:table-cell office:value-type="float" office:value="7997.00953486039" calcext:value-type="float">
            <text:p>7997.00953486039</text:p>
          </table:table-cell>
        </table:table-row>
        <table:table-row table:style-name="ro1">
          <table:table-cell office:value-type="float" office:value="23289" calcext:value-type="float">
            <text:p>23289</text:p>
          </table:table-cell>
          <table:table-cell office:value-type="string" calcext:value-type="string">
            <text:p>LiveL</text:p>
          </table:table-cell>
          <table:table-cell office:value-type="float" office:value="6153.37707371524" calcext:value-type="float">
            <text:p>6153.37707371524</text:p>
          </table:table-cell>
        </table:table-row>
        <table:table-row table:style-name="ro1">
          <table:table-cell office:value-type="float" office:value="23044" calcext:value-type="float">
            <text:p>23044</text:p>
          </table:table-cell>
          <table:table-cell office:value-type="string" calcext:value-type="string">
            <text:p>LiveL</text:p>
          </table:table-cell>
          <table:table-cell office:value-type="float" office:value="7933.1467380398" calcext:value-type="float">
            <text:p>7933.1467380398</text:p>
          </table:table-cell>
        </table:table-row>
        <table:table-row table:style-name="ro1">
          <table:table-cell office:value-type="float" office:value="23045" calcext:value-type="float">
            <text:p>23045</text:p>
          </table:table-cell>
          <table:table-cell office:value-type="string" calcext:value-type="string">
            <text:p>LiveL</text:p>
          </table:table-cell>
          <table:table-cell office:value-type="float" office:value="7774.04386223419" calcext:value-type="float">
            <text:p>7774.04386223419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string" calcext:value-type="string">
            <text:p>LiveL</text:p>
          </table:table-cell>
          <table:table-cell office:value-type="float" office:value="-23287.0734458499" calcext:value-type="float">
            <text:p>-23287.0734458499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  <table:table-cell office:value-type="string" calcext:value-type="string">
            <text:p>LiveL</text:p>
          </table:table-cell>
          <table:table-cell office:value-type="float" office:value="-1376.70966955636" calcext:value-type="float">
            <text:p>-1376.70966955636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string" calcext:value-type="string">
            <text:p>LiveL</text:p>
          </table:table-cell>
          <table:table-cell office:value-type="float" office:value="7516.80133428253" calcext:value-type="float">
            <text:p>7516.80133428253</text:p>
          </table:table-cell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LiveL</text:p>
          </table:table-cell>
          <table:table-cell office:value-type="float" office:value="-0.255468318464267" calcext:value-type="float">
            <text:p>-0.255468318464267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string" calcext:value-type="string">
            <text:p>LiveL</text:p>
          </table:table-cell>
          <table:table-cell office:value-type="float" office:value="6052.87343926349" calcext:value-type="float">
            <text:p>6052.87343926349</text:p>
          </table:table-cell>
        </table:table-row>
        <table:table-row table:style-name="ro1">
          <table:table-cell office:value-type="float" office:value="23722" calcext:value-type="float">
            <text:p>23722</text:p>
          </table:table-cell>
          <table:table-cell office:value-type="string" calcext:value-type="string">
            <text:p>LiveL</text:p>
          </table:table-cell>
          <table:table-cell office:value-type="float" office:value="3387.0001082009" calcext:value-type="float">
            <text:p>3387.0001082009</text:p>
          </table:table-cell>
        </table:table-row>
        <table:table-row table:style-name="ro1">
          <table:table-cell office:value-type="float" office:value="23047" calcext:value-type="float">
            <text:p>23047</text:p>
          </table:table-cell>
          <table:table-cell office:value-type="string" calcext:value-type="string">
            <text:p>LiveL</text:p>
          </table:table-cell>
          <table:table-cell office:value-type="float" office:value="7155.28880127261" calcext:value-type="float">
            <text:p>7155.28880127261</text:p>
          </table:table-cell>
        </table:table-row>
        <table:table-row table:style-name="ro1">
          <table:table-cell office:value-type="float" office:value="23995" calcext:value-type="float">
            <text:p>23995</text:p>
          </table:table-cell>
          <table:table-cell office:value-type="string" calcext:value-type="string">
            <text:p>LiveL</text:p>
          </table:table-cell>
          <table:table-cell office:value-type="float" office:value="-1121.24360071829" calcext:value-type="float">
            <text:p>-1121.24360071829</text:p>
          </table:table-cell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string" calcext:value-type="string">
            <text:p>LiveL</text:p>
          </table:table-cell>
          <table:table-cell office:value-type="float" office:value="6678.29148901163" calcext:value-type="float">
            <text:p>6678.29148901163</text:p>
          </table:table-cell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string" calcext:value-type="string">
            <text:p>LiveL</text:p>
          </table:table-cell>
          <table:table-cell office:value-type="float" office:value="6071.84397099676" calcext:value-type="float">
            <text:p>6071.84397099676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LiveL</text:p>
          </table:table-cell>
          <table:table-cell office:value-type="float" office:value="-1068.91739429661" calcext:value-type="float">
            <text:p>-1068.91739429661</text:p>
          </table:table-cell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string" calcext:value-type="string">
            <text:p>LiveL</text:p>
          </table:table-cell>
          <table:table-cell office:value-type="float" office:value="4385.21016545602" calcext:value-type="float">
            <text:p>4385.21016545602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string" calcext:value-type="string">
            <text:p>LiveL</text:p>
          </table:table-cell>
          <table:table-cell office:value-type="float" office:value="5310.82636621014" calcext:value-type="float">
            <text:p>5310.82636621014</text:p>
          </table:table-cell>
        </table:table-row>
        <table:table-row table:style-name="ro1">
          <table:table-cell office:value-type="float" office:value="23824" calcext:value-type="float">
            <text:p>23824</text:p>
          </table:table-cell>
          <table:table-cell office:value-type="string" calcext:value-type="string">
            <text:p>LiveL</text:p>
          </table:table-cell>
          <table:table-cell office:value-type="float" office:value="5588.59319224931" calcext:value-type="float">
            <text:p>5588.59319224931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LiveL</text:p>
          </table:table-cell>
          <table:table-cell office:value-type="float" office:value="4379.4336050392" calcext:value-type="float">
            <text:p>4379.4336050392</text:p>
          </table:table-cell>
        </table:table-row>
        <table:table-row table:style-name="ro1">
          <table:table-cell office:value-type="float" office:value="23052" calcext:value-type="float">
            <text:p>23052</text:p>
          </table:table-cell>
          <table:table-cell office:value-type="string" calcext:value-type="string">
            <text:p>LiveL</text:p>
          </table:table-cell>
          <table:table-cell office:value-type="float" office:value="3216.08197431889" calcext:value-type="float">
            <text:p>3216.08197431889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string" calcext:value-type="string">
            <text:p>LiveL</text:p>
          </table:table-cell>
          <table:table-cell office:value-type="float" office:value="2408.67798004001" calcext:value-type="float">
            <text:p>2408.67798004001</text:p>
          </table:table-cell>
        </table:table-row>
        <table:table-row table:style-name="ro1">
          <table:table-cell office:value-type="float" office:value="23053" calcext:value-type="float">
            <text:p>23053</text:p>
          </table:table-cell>
          <table:table-cell office:value-type="string" calcext:value-type="string">
            <text:p>LiveL</text:p>
          </table:table-cell>
          <table:table-cell office:value-type="float" office:value="1871.10906023607" calcext:value-type="float">
            <text:p>1871.10906023607</text:p>
          </table:table-cell>
        </table:table-row>
        <table:table-row table:style-name="ro1">
          <table:table-cell office:value-type="float" office:value="23054" calcext:value-type="float">
            <text:p>23054</text:p>
          </table:table-cell>
          <table:table-cell office:value-type="string" calcext:value-type="string">
            <text:p>LiveL</text:p>
          </table:table-cell>
          <table:table-cell office:value-type="float" office:value="115.256832725037" calcext:value-type="float">
            <text:p>115.256832725037</text:p>
          </table:table-cell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string" calcext:value-type="string">
            <text:p>LiveL</text:p>
          </table:table-cell>
          <table:table-cell office:value-type="float" office:value="486.339433797457" calcext:value-type="float">
            <text:p>486.339433797457</text:p>
          </table:table-cell>
        </table:table-row>
        <table:table-row table:style-name="ro1">
          <table:table-cell office:value-type="float" office:value="23055" calcext:value-type="float">
            <text:p>23055</text:p>
          </table:table-cell>
          <table:table-cell office:value-type="string" calcext:value-type="string">
            <text:p>LiveL</text:p>
          </table:table-cell>
          <table:table-cell office:value-type="float" office:value="-1410.08842385441" calcext:value-type="float">
            <text:p>-1410.08842385441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string" calcext:value-type="string">
            <text:p>LiveL</text:p>
          </table:table-cell>
          <table:table-cell office:value-type="float" office:value="6207.30849902438" calcext:value-type="float">
            <text:p>6207.30849902438</text:p>
          </table:table-cell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string" calcext:value-type="string">
            <text:p>LiveL</text:p>
          </table:table-cell>
          <table:table-cell office:value-type="float" office:value="-149.664237486386" calcext:value-type="float">
            <text:p>-149.664237486386</text:p>
          </table:table-cell>
        </table:table-row>
        <table:table-row table:style-name="ro1">
          <table:table-cell office:value-type="float" office:value="23812" calcext:value-type="float">
            <text:p>23812</text:p>
          </table:table-cell>
          <table:table-cell office:value-type="string" calcext:value-type="string">
            <text:p>LiveL</text:p>
          </table:table-cell>
          <table:table-cell office:value-type="float" office:value="-962.311946184042" calcext:value-type="float">
            <text:p>-962.311946184042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  <table:table-cell office:value-type="string" calcext:value-type="string">
            <text:p>LiveL</text:p>
          </table:table-cell>
          <table:table-cell office:value-type="float" office:value="-4219.58804912124" calcext:value-type="float">
            <text:p>-4219.58804912124</text:p>
          </table:table-cell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string" calcext:value-type="string">
            <text:p>LiveL</text:p>
          </table:table-cell>
          <table:table-cell office:value-type="float" office:value="-847.842185682392" calcext:value-type="float">
            <text:p>-847.842185682392</text:p>
          </table:table-cell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string" calcext:value-type="string">
            <text:p>LiveL</text:p>
          </table:table-cell>
          <table:table-cell office:value-type="float" office:value="8574.88960989183" calcext:value-type="float">
            <text:p>8574.88960989183</text:p>
          </table:table-cell>
        </table:table-row>
        <table:table-row table:style-name="ro1">
          <table:table-cell office:value-type="float" office:value="23977" calcext:value-type="float">
            <text:p>23977</text:p>
          </table:table-cell>
          <table:table-cell office:value-type="string" calcext:value-type="string">
            <text:p>LiveL</text:p>
          </table:table-cell>
          <table:table-cell office:value-type="float" office:value="-307.730772110473" calcext:value-type="float">
            <text:p>-307.730772110473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string" calcext:value-type="string">
            <text:p>LiveL</text:p>
          </table:table-cell>
          <table:table-cell office:value-type="float" office:value="1206.31704679559" calcext:value-type="float">
            <text:p>1206.31704679559</text:p>
          </table:table-cell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LiveL</text:p>
          </table:table-cell>
          <table:table-cell office:value-type="float" office:value="8106.26830793851" calcext:value-type="float">
            <text:p>8106.26830793851</text:p>
          </table:table-cell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LiveL</text:p>
          </table:table-cell>
          <table:table-cell office:value-type="float" office:value="3.63804149213066" calcext:value-type="float">
            <text:p>3.63804149213066</text:p>
          </table:table-cell>
        </table:table-row>
        <table:table-row table:style-name="ro1">
          <table:table-cell office:value-type="float" office:value="23817" calcext:value-type="float">
            <text:p>23817</text:p>
          </table:table-cell>
          <table:table-cell office:value-type="string" calcext:value-type="string">
            <text:p>LiveL</text:p>
          </table:table-cell>
          <table:table-cell office:value-type="float" office:value="5194.6112013017" calcext:value-type="float">
            <text:p>5194.6112013017</text:p>
          </table:table-cell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string" calcext:value-type="string">
            <text:p>LiveL</text:p>
          </table:table-cell>
          <table:table-cell office:value-type="float" office:value="-18754.2201641697" calcext:value-type="float">
            <text:p>-18754.2201641697</text:p>
          </table:table-cell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LiveL</text:p>
          </table:table-cell>
          <table:table-cell office:value-type="float" office:value="-10734.8726176943" calcext:value-type="float">
            <text:p>-10734.8726176943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LiveL</text:p>
          </table:table-cell>
          <table:table-cell office:value-type="float" office:value="6025.59450253061" calcext:value-type="float">
            <text:p>6025.59450253061</text:p>
          </table:table-cell>
        </table:table-row>
        <table:table-row table:style-name="ro1">
          <table:table-cell office:value-type="float" office:value="23237" calcext:value-type="float">
            <text:p>23237</text:p>
          </table:table-cell>
          <table:table-cell office:value-type="string" calcext:value-type="string">
            <text:p>LiveL</text:p>
          </table:table-cell>
          <table:table-cell office:value-type="float" office:value="-3481.85674429651" calcext:value-type="float">
            <text:p>-3481.85674429651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string" calcext:value-type="string">
            <text:p>LiveL</text:p>
          </table:table-cell>
          <table:table-cell office:value-type="float" office:value="2223.02579608565" calcext:value-type="float">
            <text:p>2223.02579608565</text:p>
          </table:table-cell>
        </table:table-row>
        <table:table-row table:style-name="ro1">
          <table:table-cell office:value-type="float" office:value="23238" calcext:value-type="float">
            <text:p>23238</text:p>
          </table:table-cell>
          <table:table-cell office:value-type="string" calcext:value-type="string">
            <text:p>LiveL</text:p>
          </table:table-cell>
          <table:table-cell office:value-type="float" office:value="-1989.98625859704" calcext:value-type="float">
            <text:p>-1989.98625859704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LiveL</text:p>
          </table:table-cell>
          <table:table-cell office:value-type="float" office:value="-364.508212995384" calcext:value-type="float">
            <text:p>-364.508212995384</text:p>
          </table:table-cell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string" calcext:value-type="string">
            <text:p>LiveL</text:p>
          </table:table-cell>
          <table:table-cell office:value-type="float" office:value="6205.96362350235" calcext:value-type="float">
            <text:p>6205.96362350235</text:p>
          </table:table-cell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SnowL</text:p>
          </table:table-cell>
          <table:table-cell office:value-type="float" office:value="5133.29143889405" calcext:value-type="float">
            <text:p>5133.29143889405</text:p>
          </table:table-cell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string" calcext:value-type="string">
            <text:p>SnowL</text:p>
          </table:table-cell>
          <table:table-cell office:value-type="float" office:value="-1693.68633016933" calcext:value-type="float">
            <text:p>-1693.68633016933</text:p>
          </table:table-cell>
        </table:table-row>
        <table:table-row table:style-name="ro1">
          <table:table-cell office:value-type="float" office:value="23240" calcext:value-type="float">
            <text:p>23240</text:p>
          </table:table-cell>
          <table:table-cell office:value-type="string" calcext:value-type="string">
            <text:p>SnowL</text:p>
          </table:table-cell>
          <table:table-cell office:value-type="float" office:value="2026.6418979997" calcext:value-type="float">
            <text:p>2026.6418979997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SnowL</text:p>
          </table:table-cell>
          <table:table-cell office:value-type="float" office:value="4960.17793956424" calcext:value-type="float">
            <text:p>4960.17793956424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SnowL</text:p>
          </table:table-cell>
          <table:table-cell office:value-type="float" office:value="4964.9809193756" calcext:value-type="float">
            <text:p>4964.9809193756</text:p>
          </table:table-cell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SnowL</text:p>
          </table:table-cell>
          <table:table-cell office:value-type="float" office:value="-2777.79588330621" calcext:value-type="float">
            <text:p>-2777.79588330621</text:p>
          </table:table-cell>
        </table:table-row>
        <table:table-row table:style-name="ro1">
          <table:table-cell office:value-type="float" office:value="23827" calcext:value-type="float">
            <text:p>23827</text:p>
          </table:table-cell>
          <table:table-cell office:value-type="string" calcext:value-type="string">
            <text:p>SnowL</text:p>
          </table:table-cell>
          <table:table-cell office:value-type="float" office:value="3247.03482074343" calcext:value-type="float">
            <text:p>3247.03482074343</text:p>
          </table:table-cell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SnowL</text:p>
          </table:table-cell>
          <table:table-cell office:value-type="float" office:value="4744.86979599125" calcext:value-type="float">
            <text:p>4744.86979599125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  <table:table-cell office:value-type="string" calcext:value-type="string">
            <text:p>SnowL</text:p>
          </table:table-cell>
          <table:table-cell office:value-type="float" office:value="1044.90309871259" calcext:value-type="float">
            <text:p>1044.90309871259</text:p>
          </table:table-cell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string" calcext:value-type="string">
            <text:p>SnowL</text:p>
          </table:table-cell>
          <table:table-cell office:value-type="float" office:value="93.7588662594674" calcext:value-type="float">
            <text:p>93.7588662594674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string" calcext:value-type="string">
            <text:p>SnowL</text:p>
          </table:table-cell>
          <table:table-cell office:value-type="float" office:value="4417.9166840029" calcext:value-type="float">
            <text:p>4417.9166840029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string" calcext:value-type="string">
            <text:p>SnowL</text:p>
          </table:table-cell>
          <table:table-cell office:value-type="float" office:value="-3616.47025245428" calcext:value-type="float">
            <text:p>-3616.47025245428</text:p>
          </table:table-cell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string" calcext:value-type="string">
            <text:p>SnowL</text:p>
          </table:table-cell>
          <table:table-cell office:value-type="float" office:value="4306.18693543351" calcext:value-type="float">
            <text:p>4306.18693543351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SnowL</text:p>
          </table:table-cell>
          <table:table-cell office:value-type="float" office:value="4658.90645813705" calcext:value-type="float">
            <text:p>4658.90645813705</text:p>
          </table:table-cell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string" calcext:value-type="string">
            <text:p>SnowL</text:p>
          </table:table-cell>
          <table:table-cell office:value-type="float" office:value="8438.52837978652" calcext:value-type="float">
            <text:p>8438.52837978652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string" calcext:value-type="string">
            <text:p>SnowL</text:p>
          </table:table-cell>
          <table:table-cell office:value-type="float" office:value="2551.32354742316" calcext:value-type="float">
            <text:p>2551.32354742316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SnowL</text:p>
          </table:table-cell>
          <table:table-cell office:value-type="float" office:value="4542.11845232292" calcext:value-type="float">
            <text:p>4542.11845232292</text:p>
          </table:table-cell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string" calcext:value-type="string">
            <text:p>SnowL</text:p>
          </table:table-cell>
          <table:table-cell office:value-type="float" office:value="548.398735907486" calcext:value-type="float">
            <text:p>548.398735907486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SnowL</text:p>
          </table:table-cell>
          <table:table-cell office:value-type="float" office:value="1523.42386249148" calcext:value-type="float">
            <text:p>1523.42386249148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SnowL</text:p>
          </table:table-cell>
          <table:table-cell office:value-type="float" office:value="3407.63477363594" calcext:value-type="float">
            <text:p>3407.63477363594</text:p>
          </table:table-cell>
        </table:table-row>
        <table:table-row table:style-name="ro1">
          <table:table-cell office:value-type="float" office:value="23294" calcext:value-type="float">
            <text:p>23294</text:p>
          </table:table-cell>
          <table:table-cell office:value-type="string" calcext:value-type="string">
            <text:p>SnowL</text:p>
          </table:table-cell>
          <table:table-cell office:value-type="float" office:value="4453.61750527224" calcext:value-type="float">
            <text:p>4453.61750527224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string" calcext:value-type="string">
            <text:p>SnowL</text:p>
          </table:table-cell>
          <table:table-cell office:value-type="float" office:value="5095.12395415941" calcext:value-type="float">
            <text:p>5095.12395415941</text:p>
          </table:table-cell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SnowL</text:p>
          </table:table-cell>
          <table:table-cell office:value-type="float" office:value="5091.83192771495" calcext:value-type="float">
            <text:p>5091.83192771495</text:p>
          </table:table-cell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SnowL</text:p>
          </table:table-cell>
          <table:table-cell office:value-type="float" office:value="-1372.6414485469" calcext:value-type="float">
            <text:p>-1372.6414485469</text:p>
          </table:table-cell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string" calcext:value-type="string">
            <text:p>SnowL</text:p>
          </table:table-cell>
          <table:table-cell office:value-type="float" office:value="-754.136450267766" calcext:value-type="float">
            <text:p>-754.136450267766</text:p>
          </table:table-cell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SnowL</text:p>
          </table:table-cell>
          <table:table-cell office:value-type="float" office:value="-3344.68691654894" calcext:value-type="float">
            <text:p>-3344.68691654894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SnowL</text:p>
          </table:table-cell>
          <table:table-cell office:value-type="float" office:value="1347.03518662171" calcext:value-type="float">
            <text:p>1347.03518662171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SnowL</text:p>
          </table:table-cell>
          <table:table-cell office:value-type="float" office:value="4758.19006340293" calcext:value-type="float">
            <text:p>4758.19006340293</text:p>
          </table:table-cell>
        </table:table-row>
        <table:table-row table:style-name="ro1">
          <table:table-cell office:value-type="float" office:value="23599" calcext:value-type="float">
            <text:p>23599</text:p>
          </table:table-cell>
          <table:table-cell office:value-type="string" calcext:value-type="string">
            <text:p>SnowL</text:p>
          </table:table-cell>
          <table:table-cell office:value-type="float" office:value="109408.093133536" calcext:value-type="float">
            <text:p>109408.093133536</text:p>
          </table:table-cell>
        </table:table-row>
        <table:table-row table:style-name="ro1">
          <table:table-cell office:value-type="float" office:value="23691" calcext:value-type="float">
            <text:p>23691</text:p>
          </table:table-cell>
          <table:table-cell office:value-type="string" calcext:value-type="string">
            <text:p>SnowL</text:p>
          </table:table-cell>
          <table:table-cell office:value-type="float" office:value="4036.48979095993" calcext:value-type="float">
            <text:p>4036.48979095993</text:p>
          </table:table-cell>
        </table:table-row>
        <table:table-row table:style-name="ro1">
          <table:table-cell office:value-type="float" office:value="23606" calcext:value-type="float">
            <text:p>23606</text:p>
          </table:table-cell>
          <table:table-cell office:value-type="string" calcext:value-type="string">
            <text:p>SnowL</text:p>
          </table:table-cell>
          <table:table-cell office:value-type="float" office:value="-2759.83115484284" calcext:value-type="float">
            <text:p>-2759.83115484284</text:p>
          </table:table-cell>
        </table:table-row>
        <table:table-row table:style-name="ro1">
          <table:table-cell office:value-type="float" office:value="23295" calcext:value-type="float">
            <text:p>23295</text:p>
          </table:table-cell>
          <table:table-cell office:value-type="string" calcext:value-type="string">
            <text:p>SnowL</text:p>
          </table:table-cell>
          <table:table-cell office:value-type="float" office:value="4027.33386926335" calcext:value-type="float">
            <text:p>4027.33386926335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SnowL</text:p>
          </table:table-cell>
          <table:table-cell office:value-type="float" office:value="4400.47197367324" calcext:value-type="float">
            <text:p>4400.47197367324</text:p>
          </table:table-cell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SnowL</text:p>
          </table:table-cell>
          <table:table-cell office:value-type="float" office:value="-3336.12953464111" calcext:value-type="float">
            <text:p>-3336.12953464111</text:p>
          </table:table-cell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SnowL</text:p>
          </table:table-cell>
          <table:table-cell office:value-type="float" office:value="1657.52609845021" calcext:value-type="float">
            <text:p>1657.52609845021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string" calcext:value-type="string">
            <text:p>SnowL</text:p>
          </table:table-cell>
          <table:table-cell office:value-type="float" office:value="4349.56508886886" calcext:value-type="float">
            <text:p>4349.56508886886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string" calcext:value-type="string">
            <text:p>SnowL</text:p>
          </table:table-cell>
          <table:table-cell office:value-type="float" office:value="2696.55329848602" calcext:value-type="float">
            <text:p>2696.55329848602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string" calcext:value-type="string">
            <text:p>SnowL</text:p>
          </table:table-cell>
          <table:table-cell office:value-type="float" office:value="1712.26795171611" calcext:value-type="float">
            <text:p>1712.26795171611</text:p>
          </table:table-cell>
        </table:table-row>
        <table:table-row table:style-name="ro1">
          <table:table-cell office:value-type="float" office:value="23795" calcext:value-type="float">
            <text:p>23795</text:p>
          </table:table-cell>
          <table:table-cell office:value-type="string" calcext:value-type="string">
            <text:p>SnowL</text:p>
          </table:table-cell>
          <table:table-cell office:value-type="float" office:value="108559.212600555" calcext:value-type="float">
            <text:p>108559.212600555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string" calcext:value-type="string">
            <text:p>SnowL</text:p>
          </table:table-cell>
          <table:table-cell office:value-type="float" office:value="552.399858013247" calcext:value-type="float">
            <text:p>552.399858013247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string" calcext:value-type="string">
            <text:p>SnowL</text:p>
          </table:table-cell>
          <table:table-cell office:value-type="float" office:value="-552.073882342898" calcext:value-type="float">
            <text:p>-552.073882342898</text:p>
          </table:table-cell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string" calcext:value-type="string">
            <text:p>SnowL</text:p>
          </table:table-cell>
          <table:table-cell office:value-type="float" office:value="4046.34693190314" calcext:value-type="float">
            <text:p>4046.34693190314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string" calcext:value-type="string">
            <text:p>SnowL</text:p>
          </table:table-cell>
          <table:table-cell office:value-type="float" office:value="991.775205326655" calcext:value-type="float">
            <text:p>991.775205326655</text:p>
          </table:table-cell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string" calcext:value-type="string">
            <text:p>SnowL</text:p>
          </table:table-cell>
          <table:table-cell office:value-type="float" office:value="-1673.04036333308" calcext:value-type="float">
            <text:p>-1673.04036333308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SnowL</text:p>
          </table:table-cell>
          <table:table-cell office:value-type="float" office:value="3450.97478847663" calcext:value-type="float">
            <text:p>3450.97478847663</text:p>
          </table:table-cell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string" calcext:value-type="string">
            <text:p>SnowL</text:p>
          </table:table-cell>
          <table:table-cell office:value-type="float" office:value="108.343464123297" calcext:value-type="float">
            <text:p>108.343464123297</text:p>
          </table:table-cell>
        </table:table-row>
        <table:table-row table:style-name="ro1">
          <table:table-cell office:value-type="float" office:value="23392" calcext:value-type="float">
            <text:p>23392</text:p>
          </table:table-cell>
          <table:table-cell office:value-type="string" calcext:value-type="string">
            <text:p>SnowL</text:p>
          </table:table-cell>
          <table:table-cell office:value-type="float" office:value="-2970.31692470922" calcext:value-type="float">
            <text:p>-2970.31692470922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string" calcext:value-type="string">
            <text:p>SnowL</text:p>
          </table:table-cell>
          <table:table-cell office:value-type="float" office:value="1602.40307376634" calcext:value-type="float">
            <text:p>1602.40307376634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  <table:table-cell office:value-type="string" calcext:value-type="string">
            <text:p>SnowL</text:p>
          </table:table-cell>
          <table:table-cell office:value-type="float" office:value="2135.51002661253" calcext:value-type="float">
            <text:p>2135.51002661253</text:p>
          </table:table-cell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string" calcext:value-type="string">
            <text:p>SnowL</text:p>
          </table:table-cell>
          <table:table-cell office:value-type="float" office:value="-2447.03385667755" calcext:value-type="float">
            <text:p>-2447.03385667755</text:p>
          </table:table-cell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SnowL</text:p>
          </table:table-cell>
          <table:table-cell office:value-type="float" office:value="109320.757598585" calcext:value-type="float">
            <text:p>109320.757598585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  <table:table-cell office:value-type="string" calcext:value-type="string">
            <text:p>SnowL</text:p>
          </table:table-cell>
          <table:table-cell office:value-type="float" office:value="-34645.3632609642" calcext:value-type="float">
            <text:p>-34645.3632609642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SnowL</text:p>
          </table:table-cell>
          <table:table-cell office:value-type="float" office:value="-2706.28326964064" calcext:value-type="float">
            <text:p>-2706.28326964064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SnowL</text:p>
          </table:table-cell>
          <table:table-cell office:value-type="float" office:value="1291.52201801616" calcext:value-type="float">
            <text:p>1291.52201801616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SnowL</text:p>
          </table:table-cell>
          <table:table-cell office:value-type="float" office:value="-3318.10323039272" calcext:value-type="float">
            <text:p>-3318.10323039272</text:p>
          </table:table-cell>
        </table:table-row>
        <table:table-row table:style-name="ro1">
          <table:table-cell office:value-type="float" office:value="23818" calcext:value-type="float">
            <text:p>23818</text:p>
          </table:table-cell>
          <table:table-cell office:value-type="string" calcext:value-type="string">
            <text:p>SnowL</text:p>
          </table:table-cell>
          <table:table-cell office:value-type="float" office:value="4767.24649456113" calcext:value-type="float">
            <text:p>4767.24649456113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  <table:table-cell office:value-type="string" calcext:value-type="string">
            <text:p>SnowL</text:p>
          </table:table-cell>
          <table:table-cell office:value-type="float" office:value="3984.79057319154" calcext:value-type="float">
            <text:p>3984.79057319154</text:p>
          </table:table-cell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SnowL</text:p>
          </table:table-cell>
          <table:table-cell office:value-type="float" office:value="-1371.93143051343" calcext:value-type="float">
            <text:p>-1371.93143051343</text:p>
          </table:table-cell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SnowL</text:p>
          </table:table-cell>
          <table:table-cell office:value-type="float" office:value="-1378.08501886512" calcext:value-type="float">
            <text:p>-1378.08501886512</text:p>
          </table:table-cell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SnowL</text:p>
          </table:table-cell>
          <table:table-cell office:value-type="float" office:value="215.178237241402" calcext:value-type="float">
            <text:p>215.178237241402</text:p>
          </table:table-cell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string" calcext:value-type="string">
            <text:p>SnowL</text:p>
          </table:table-cell>
          <table:table-cell office:value-type="float" office:value="-1183.81619703415" calcext:value-type="float">
            <text:p>-1183.81619703415</text:p>
          </table:table-cell>
        </table:table-row>
        <table:table-row table:style-name="ro1">
          <table:table-cell office:value-type="float" office:value="23285" calcext:value-type="float">
            <text:p>23285</text:p>
          </table:table-cell>
          <table:table-cell office:value-type="string" calcext:value-type="string">
            <text:p>SnowL</text:p>
          </table:table-cell>
          <table:table-cell office:value-type="float" office:value="3841.70376434525" calcext:value-type="float">
            <text:p>3841.70376434525</text:p>
          </table:table-cell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string" calcext:value-type="string">
            <text:p>SnowL</text:p>
          </table:table-cell>
          <table:table-cell office:value-type="float" office:value="3334.96647546421" calcext:value-type="float">
            <text:p>3334.96647546421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SnowL</text:p>
          </table:table-cell>
          <table:table-cell office:value-type="float" office:value="1524.11084171187" calcext:value-type="float">
            <text:p>1524.11084171187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SnowL</text:p>
          </table:table-cell>
          <table:table-cell office:value-type="float" office:value="2552.1155702092" calcext:value-type="float">
            <text:p>2552.1155702092</text:p>
          </table:table-cell>
        </table:table-row>
        <table:table-row table:style-name="ro1">
          <table:table-cell office:value-type="float" office:value="23823" calcext:value-type="float">
            <text:p>23823</text:p>
          </table:table-cell>
          <table:table-cell office:value-type="string" calcext:value-type="string">
            <text:p>SnowL</text:p>
          </table:table-cell>
          <table:table-cell office:value-type="float" office:value="4928.95203731211" calcext:value-type="float">
            <text:p>4928.95203731211</text:p>
          </table:table-cell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string" calcext:value-type="string">
            <text:p>SnowL</text:p>
          </table:table-cell>
          <table:table-cell office:value-type="float" office:value="3354.05392021991" calcext:value-type="float">
            <text:p>3354.05392021991</text:p>
          </table:table-cell>
        </table:table-row>
        <table:table-row table:style-name="ro1">
          <table:table-cell office:value-type="float" office:value="23782" calcext:value-type="float">
            <text:p>23782</text:p>
          </table:table-cell>
          <table:table-cell office:value-type="string" calcext:value-type="string">
            <text:p>SnowL</text:p>
          </table:table-cell>
          <table:table-cell office:value-type="float" office:value="-2478.84325029972" calcext:value-type="float">
            <text:p>-2478.84325029972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string" calcext:value-type="string">
            <text:p>SnowL</text:p>
          </table:table-cell>
          <table:table-cell office:value-type="float" office:value="5093.43800069802" calcext:value-type="float">
            <text:p>5093.43800069802</text:p>
          </table:table-cell>
        </table:table-row>
        <table:table-row table:style-name="ro1">
          <table:table-cell office:value-type="float" office:value="23438" calcext:value-type="float">
            <text:p>23438</text:p>
          </table:table-cell>
          <table:table-cell office:value-type="string" calcext:value-type="string">
            <text:p>SnowL</text:p>
          </table:table-cell>
          <table:table-cell office:value-type="float" office:value="3963.54180117698" calcext:value-type="float">
            <text:p>3963.54180117698</text:p>
          </table:table-cell>
        </table:table-row>
        <table:table-row table:style-name="ro1">
          <table:table-cell office:value-type="float" office:value="23690" calcext:value-type="float">
            <text:p>23690</text:p>
          </table:table-cell>
          <table:table-cell office:value-type="string" calcext:value-type="string">
            <text:p>SnowL</text:p>
          </table:table-cell>
          <table:table-cell office:value-type="float" office:value="4229.51340355381" calcext:value-type="float">
            <text:p>4229.51340355381</text:p>
          </table:table-cell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string" calcext:value-type="string">
            <text:p>SnowL</text:p>
          </table:table-cell>
          <table:table-cell office:value-type="float" office:value="4418.1098535412" calcext:value-type="float">
            <text:p>4418.1098535412</text:p>
          </table:table-cell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SnowL</text:p>
          </table:table-cell>
          <table:table-cell office:value-type="float" office:value="201.44656036023" calcext:value-type="float">
            <text:p>201.44656036023</text:p>
          </table:table-cell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string" calcext:value-type="string">
            <text:p>SnowL</text:p>
          </table:table-cell>
          <table:table-cell office:value-type="float" office:value="2552.978473669" calcext:value-type="float">
            <text:p>2552.978473669</text:p>
          </table:table-cell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string" calcext:value-type="string">
            <text:p>SnowL</text:p>
          </table:table-cell>
          <table:table-cell office:value-type="float" office:value="4745.00587654863" calcext:value-type="float">
            <text:p>4745.00587654863</text:p>
          </table:table-cell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string" calcext:value-type="string">
            <text:p>SnowL</text:p>
          </table:table-cell>
          <table:table-cell office:value-type="float" office:value="3963.2297508349" calcext:value-type="float">
            <text:p>3963.2297508349</text:p>
          </table:table-cell>
        </table:table-row>
        <table:table-row table:style-name="ro1">
          <table:table-cell office:value-type="float" office:value="23998" calcext:value-type="float">
            <text:p>23998</text:p>
          </table:table-cell>
          <table:table-cell office:value-type="string" calcext:value-type="string">
            <text:p>SnowL</text:p>
          </table:table-cell>
          <table:table-cell office:value-type="float" office:value="41.4010497894561" calcext:value-type="float">
            <text:p>41.4010497894561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SnowL</text:p>
          </table:table-cell>
          <table:table-cell office:value-type="float" office:value="4965.06200436219" calcext:value-type="float">
            <text:p>4965.06200436219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  <table:table-cell office:value-type="string" calcext:value-type="string">
            <text:p>SnowL</text:p>
          </table:table-cell>
          <table:table-cell office:value-type="float" office:value="-1255.53696216435" calcext:value-type="float">
            <text:p>-1255.53696216435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SnowL</text:p>
          </table:table-cell>
          <table:table-cell office:value-type="float" office:value="5091.8713049768" calcext:value-type="float">
            <text:p>5091.8713049768</text:p>
          </table:table-cell>
        </table:table-row>
        <table:table-row table:style-name="ro1">
          <table:table-cell office:value-type="float" office:value="23725" calcext:value-type="float">
            <text:p>23725</text:p>
          </table:table-cell>
          <table:table-cell office:value-type="string" calcext:value-type="string">
            <text:p>SnowL</text:p>
          </table:table-cell>
          <table:table-cell office:value-type="float" office:value="752.954447339072" calcext:value-type="float">
            <text:p>752.954447339072</text:p>
          </table:table-cell>
        </table:table-row>
        <table:table-row table:style-name="ro1">
          <table:table-cell office:value-type="float" office:value="23809" calcext:value-type="float">
            <text:p>23809</text:p>
          </table:table-cell>
          <table:table-cell office:value-type="string" calcext:value-type="string">
            <text:p>SnowL</text:p>
          </table:table-cell>
          <table:table-cell office:value-type="float" office:value="30802.8293230276" calcext:value-type="float">
            <text:p>30802.8293230276</text:p>
          </table:table-cell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string" calcext:value-type="string">
            <text:p>SnowL</text:p>
          </table:table-cell>
          <table:table-cell office:value-type="float" office:value="4384.61207197288" calcext:value-type="float">
            <text:p>4384.61207197288</text:p>
          </table:table-cell>
        </table:table-row>
        <table:table-row table:style-name="ro1">
          <table:table-cell office:value-type="float" office:value="23726" calcext:value-type="float">
            <text:p>23726</text:p>
          </table:table-cell>
          <table:table-cell office:value-type="string" calcext:value-type="string">
            <text:p>SnowL</text:p>
          </table:table-cell>
          <table:table-cell office:value-type="float" office:value="-487.74712788637" calcext:value-type="float">
            <text:p>-487.74712788637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SnowL</text:p>
          </table:table-cell>
          <table:table-cell office:value-type="float" office:value="836.439263252058" calcext:value-type="float">
            <text:p>836.439263252058</text:p>
          </table:table-cell>
        </table:table-row>
        <table:table-row table:style-name="ro1">
          <table:table-cell office:value-type="float" office:value="23816" calcext:value-type="float">
            <text:p>23816</text:p>
          </table:table-cell>
          <table:table-cell office:value-type="string" calcext:value-type="string">
            <text:p>SnowL</text:p>
          </table:table-cell>
          <table:table-cell office:value-type="float" office:value="4005.647351997" calcext:value-type="float">
            <text:p>4005.647351997</text:p>
          </table:table-cell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string" calcext:value-type="string">
            <text:p>SnowL</text:p>
          </table:table-cell>
          <table:table-cell office:value-type="float" office:value="1508.0959302477" calcext:value-type="float">
            <text:p>1508.0959302477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SnowL</text:p>
          </table:table-cell>
          <table:table-cell office:value-type="float" office:value="-22283.5088985566" calcext:value-type="float">
            <text:p>-22283.5088985566</text:p>
          </table:table-cell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string" calcext:value-type="string">
            <text:p>SnowL</text:p>
          </table:table-cell>
          <table:table-cell office:value-type="float" office:value="3353.67319317251" calcext:value-type="float">
            <text:p>3353.67319317251</text:p>
          </table:table-cell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SnowL</text:p>
          </table:table-cell>
          <table:table-cell office:value-type="float" office:value="110784.765509617" calcext:value-type="float">
            <text:p>110784.765509617</text:p>
          </table:table-cell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string" calcext:value-type="string">
            <text:p>SnowL</text:p>
          </table:table-cell>
          <table:table-cell office:value-type="float" office:value="-345.799824566264" calcext:value-type="float">
            <text:p>-345.799824566264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SnowL</text:p>
          </table:table-cell>
          <table:table-cell office:value-type="float" office:value="1628.72825785806" calcext:value-type="float">
            <text:p>1628.72825785806</text:p>
          </table:table-cell>
        </table:table-row>
        <table:table-row table:style-name="ro1">
          <table:table-cell office:value-type="float" office:value="23821" calcext:value-type="float">
            <text:p>23821</text:p>
          </table:table-cell>
          <table:table-cell office:value-type="string" calcext:value-type="string">
            <text:p>SnowL</text:p>
          </table:table-cell>
          <table:table-cell office:value-type="float" office:value="5123.47802869787" calcext:value-type="float">
            <text:p>5123.47802869787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SnowL</text:p>
          </table:table-cell>
          <table:table-cell office:value-type="float" office:value="2820.20491000144" calcext:value-type="float">
            <text:p>2820.20491000144</text:p>
          </table:table-cell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string" calcext:value-type="string">
            <text:p>SnowL</text:p>
          </table:table-cell>
          <table:table-cell office:value-type="float" office:value="4095.58559758088" calcext:value-type="float">
            <text:p>4095.58559758088</text:p>
          </table:table-cell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string" calcext:value-type="string">
            <text:p>SnowL</text:p>
          </table:table-cell>
          <table:table-cell office:value-type="float" office:value="3591.71521285502" calcext:value-type="float">
            <text:p>3591.71521285502</text:p>
          </table:table-cell>
        </table:table-row>
        <table:table-row table:style-name="ro1">
          <table:table-cell office:value-type="float" office:value="23036" calcext:value-type="float">
            <text:p>23036</text:p>
          </table:table-cell>
          <table:table-cell office:value-type="string" calcext:value-type="string">
            <text:p>SnowL</text:p>
          </table:table-cell>
          <table:table-cell office:value-type="float" office:value="4227.91331095153" calcext:value-type="float">
            <text:p>4227.91331095153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SnowL</text:p>
          </table:table-cell>
          <table:table-cell office:value-type="float" office:value="4722.9628385403" calcext:value-type="float">
            <text:p>4722.9628385403</text:p>
          </table:table-cell>
        </table:table-row>
        <table:table-row table:style-name="ro1">
          <table:table-cell office:value-type="float" office:value="23037" calcext:value-type="float">
            <text:p>23037</text:p>
          </table:table-cell>
          <table:table-cell office:value-type="string" calcext:value-type="string">
            <text:p>SnowL</text:p>
          </table:table-cell>
          <table:table-cell office:value-type="float" office:value="4835.29128192702" calcext:value-type="float">
            <text:p>4835.29128192702</text:p>
          </table:table-cell>
        </table:table-row>
        <table:table-row table:style-name="ro1">
          <table:table-cell office:value-type="float" office:value="23288" calcext:value-type="float">
            <text:p>23288</text:p>
          </table:table-cell>
          <table:table-cell office:value-type="string" calcext:value-type="string">
            <text:p>SnowL</text:p>
          </table:table-cell>
          <table:table-cell office:value-type="float" office:value="4895.15906948879" calcext:value-type="float">
            <text:p>4895.15906948879</text:p>
          </table:table-cell>
        </table:table-row>
        <table:table-row table:style-name="ro1">
          <table:table-cell office:value-type="float" office:value="23826" calcext:value-type="float">
            <text:p>23826</text:p>
          </table:table-cell>
          <table:table-cell office:value-type="string" calcext:value-type="string">
            <text:p>SnowL</text:p>
          </table:table-cell>
          <table:table-cell office:value-type="float" office:value="3894.59670610764" calcext:value-type="float">
            <text:p>3894.59670610764</text:p>
          </table:table-cell>
        </table:table-row>
        <table:table-row table:style-name="ro1">
          <table:table-cell office:value-type="float" office:value="23038" calcext:value-type="float">
            <text:p>23038</text:p>
          </table:table-cell>
          <table:table-cell office:value-type="string" calcext:value-type="string">
            <text:p>SnowL</text:p>
          </table:table-cell>
          <table:table-cell office:value-type="float" office:value="5232.66766514571" calcext:value-type="float">
            <text:p>5232.66766514571</text:p>
          </table:table-cell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string" calcext:value-type="string">
            <text:p>SnowL</text:p>
          </table:table-cell>
          <table:table-cell office:value-type="float" office:value="-9.13671575729086" calcext:value-type="float">
            <text:p>-9.13671575729086</text:p>
          </table:table-cell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string" calcext:value-type="string">
            <text:p>SnowL</text:p>
          </table:table-cell>
          <table:table-cell office:value-type="float" office:value="-3817.26377089523" calcext:value-type="float">
            <text:p>-3817.26377089523</text:p>
          </table:table-cell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string" calcext:value-type="string">
            <text:p>SnowL</text:p>
          </table:table-cell>
          <table:table-cell office:value-type="float" office:value="5556.44796772224" calcext:value-type="float">
            <text:p>5556.44796772224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string" calcext:value-type="string">
            <text:p>SnowL</text:p>
          </table:table-cell>
          <table:table-cell office:value-type="float" office:value="5775.28680452056" calcext:value-type="float">
            <text:p>5775.28680452056</text:p>
          </table:table-cell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string" calcext:value-type="string">
            <text:p>SnowL</text:p>
          </table:table-cell>
          <table:table-cell office:value-type="float" office:value="3719.56050287304" calcext:value-type="float">
            <text:p>3719.56050287304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string" calcext:value-type="string">
            <text:p>SnowL</text:p>
          </table:table-cell>
          <table:table-cell office:value-type="float" office:value="5924.3817109031" calcext:value-type="float">
            <text:p>5924.3817109031</text:p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string" calcext:value-type="string">
            <text:p>SnowL</text:p>
          </table:table-cell>
          <table:table-cell office:value-type="float" office:value="-1809.12579017397" calcext:value-type="float">
            <text:p>-1809.12579017397</text:p>
          </table:table-cell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string" calcext:value-type="string">
            <text:p>SnowL</text:p>
          </table:table-cell>
          <table:table-cell office:value-type="float" office:value="6006.48254826206" calcext:value-type="float">
            <text:p>6006.48254826206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  <table:table-cell office:value-type="string" calcext:value-type="string">
            <text:p>SnowL</text:p>
          </table:table-cell>
          <table:table-cell office:value-type="float" office:value="289.841324498189" calcext:value-type="float">
            <text:p>289.841324498189</text:p>
          </table:table-cell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string" calcext:value-type="string">
            <text:p>SnowL</text:p>
          </table:table-cell>
          <table:table-cell office:value-type="float" office:value="2612.82750041773" calcext:value-type="float">
            <text:p>2612.82750041773</text:p>
          </table:table-cell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string" calcext:value-type="string">
            <text:p>SnowL</text:p>
          </table:table-cell>
          <table:table-cell office:value-type="float" office:value="6031.38928493857" calcext:value-type="float">
            <text:p>6031.38928493857</text:p>
          </table:table-cell>
        </table:table-row>
        <table:table-row table:style-name="ro1">
          <table:table-cell office:value-type="float" office:value="23289" calcext:value-type="float">
            <text:p>23289</text:p>
          </table:table-cell>
          <table:table-cell office:value-type="string" calcext:value-type="string">
            <text:p>SnowL</text:p>
          </table:table-cell>
          <table:table-cell office:value-type="float" office:value="5038.58716136372" calcext:value-type="float">
            <text:p>5038.58716136372</text:p>
          </table:table-cell>
        </table:table-row>
        <table:table-row table:style-name="ro1">
          <table:table-cell office:value-type="float" office:value="23044" calcext:value-type="float">
            <text:p>23044</text:p>
          </table:table-cell>
          <table:table-cell office:value-type="string" calcext:value-type="string">
            <text:p>SnowL</text:p>
          </table:table-cell>
          <table:table-cell office:value-type="float" office:value="6001.61293474514" calcext:value-type="float">
            <text:p>6001.61293474514</text:p>
          </table:table-cell>
        </table:table-row>
        <table:table-row table:style-name="ro1">
          <table:table-cell office:value-type="float" office:value="23045" calcext:value-type="float">
            <text:p>23045</text:p>
          </table:table-cell>
          <table:table-cell office:value-type="string" calcext:value-type="string">
            <text:p>SnowL</text:p>
          </table:table-cell>
          <table:table-cell office:value-type="float" office:value="5918.34239875226" calcext:value-type="float">
            <text:p>5918.34239875226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string" calcext:value-type="string">
            <text:p>SnowL</text:p>
          </table:table-cell>
          <table:table-cell office:value-type="float" office:value="-13398.8619301044" calcext:value-type="float">
            <text:p>-13398.8619301044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  <table:table-cell office:value-type="string" calcext:value-type="string">
            <text:p>SnowL</text:p>
          </table:table-cell>
          <table:table-cell office:value-type="float" office:value="-1261.97100634807" calcext:value-type="float">
            <text:p>-1261.97100634807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string" calcext:value-type="string">
            <text:p>SnowL</text:p>
          </table:table-cell>
          <table:table-cell office:value-type="float" office:value="5779.44984048256" calcext:value-type="float">
            <text:p>5779.44984048256</text:p>
          </table:table-cell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SnowL</text:p>
          </table:table-cell>
          <table:table-cell office:value-type="float" office:value="1367.25705877763" calcext:value-type="float">
            <text:p>1367.25705877763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string" calcext:value-type="string">
            <text:p>SnowL</text:p>
          </table:table-cell>
          <table:table-cell office:value-type="float" office:value="4977.19673344045" calcext:value-type="float">
            <text:p>4977.19673344045</text:p>
          </table:table-cell>
        </table:table-row>
        <table:table-row table:style-name="ro1">
          <table:table-cell office:value-type="float" office:value="23722" calcext:value-type="float">
            <text:p>23722</text:p>
          </table:table-cell>
          <table:table-cell office:value-type="string" calcext:value-type="string">
            <text:p>SnowL</text:p>
          </table:table-cell>
          <table:table-cell office:value-type="float" office:value="3220.13954955692" calcext:value-type="float">
            <text:p>3220.13954955692</text:p>
          </table:table-cell>
        </table:table-row>
        <table:table-row table:style-name="ro1">
          <table:table-cell office:value-type="float" office:value="23047" calcext:value-type="float">
            <text:p>23047</text:p>
          </table:table-cell>
          <table:table-cell office:value-type="string" calcext:value-type="string">
            <text:p>SnowL</text:p>
          </table:table-cell>
          <table:table-cell office:value-type="float" office:value="5580.311550512" calcext:value-type="float">
            <text:p>5580.311550512</text:p>
          </table:table-cell>
        </table:table-row>
        <table:table-row table:style-name="ro1">
          <table:table-cell office:value-type="float" office:value="23995" calcext:value-type="float">
            <text:p>23995</text:p>
          </table:table-cell>
          <table:table-cell office:value-type="string" calcext:value-type="string">
            <text:p>SnowL</text:p>
          </table:table-cell>
          <table:table-cell office:value-type="float" office:value="-35.6603490781004" calcext:value-type="float">
            <text:p>-35.6603490781004</text:p>
          </table:table-cell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string" calcext:value-type="string">
            <text:p>SnowL</text:p>
          </table:table-cell>
          <table:table-cell office:value-type="float" office:value="5312.67407168397" calcext:value-type="float">
            <text:p>5312.67407168397</text:p>
          </table:table-cell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string" calcext:value-type="string">
            <text:p>SnowL</text:p>
          </table:table-cell>
          <table:table-cell office:value-type="float" office:value="4965.43913349187" calcext:value-type="float">
            <text:p>4965.43913349187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SnowL</text:p>
          </table:table-cell>
          <table:table-cell office:value-type="float" office:value="212.251506292598" calcext:value-type="float">
            <text:p>212.251506292598</text:p>
          </table:table-cell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string" calcext:value-type="string">
            <text:p>SnowL</text:p>
          </table:table-cell>
          <table:table-cell office:value-type="float" office:value="3943.5421547415" calcext:value-type="float">
            <text:p>3943.5421547415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string" calcext:value-type="string">
            <text:p>SnowL</text:p>
          </table:table-cell>
          <table:table-cell office:value-type="float" office:value="4520.12918404819" calcext:value-type="float">
            <text:p>4520.12918404819</text:p>
          </table:table-cell>
        </table:table-row>
        <table:table-row table:style-name="ro1">
          <table:table-cell office:value-type="float" office:value="23824" calcext:value-type="float">
            <text:p>23824</text:p>
          </table:table-cell>
          <table:table-cell office:value-type="string" calcext:value-type="string">
            <text:p>SnowL</text:p>
          </table:table-cell>
          <table:table-cell office:value-type="float" office:value="4695.96331066221" calcext:value-type="float">
            <text:p>4695.96331066221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SnowL</text:p>
          </table:table-cell>
          <table:table-cell office:value-type="float" office:value="3959.79330107525" calcext:value-type="float">
            <text:p>3959.79330107525</text:p>
          </table:table-cell>
        </table:table-row>
        <table:table-row table:style-name="ro1">
          <table:table-cell office:value-type="float" office:value="23052" calcext:value-type="float">
            <text:p>23052</text:p>
          </table:table-cell>
          <table:table-cell office:value-type="string" calcext:value-type="string">
            <text:p>SnowL</text:p>
          </table:table-cell>
          <table:table-cell office:value-type="float" office:value="3241.76999291765" calcext:value-type="float">
            <text:p>3241.76999291765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string" calcext:value-type="string">
            <text:p>SnowL</text:p>
          </table:table-cell>
          <table:table-cell office:value-type="float" office:value="2578.55604288704" calcext:value-type="float">
            <text:p>2578.55604288704</text:p>
          </table:table-cell>
        </table:table-row>
        <table:table-row table:style-name="ro1">
          <table:table-cell office:value-type="float" office:value="23053" calcext:value-type="float">
            <text:p>23053</text:p>
          </table:table-cell>
          <table:table-cell office:value-type="string" calcext:value-type="string">
            <text:p>SnowL</text:p>
          </table:table-cell>
          <table:table-cell office:value-type="float" office:value="2371.02860184609" calcext:value-type="float">
            <text:p>2371.02860184609</text:p>
          </table:table-cell>
        </table:table-row>
        <table:table-row table:style-name="ro1">
          <table:table-cell office:value-type="float" office:value="23054" calcext:value-type="float">
            <text:p>23054</text:p>
          </table:table-cell>
          <table:table-cell office:value-type="string" calcext:value-type="string">
            <text:p>SnowL</text:p>
          </table:table-cell>
          <table:table-cell office:value-type="float" office:value="1212.47925790745" calcext:value-type="float">
            <text:p>1212.47925790745</text:p>
          </table:table-cell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string" calcext:value-type="string">
            <text:p>SnowL</text:p>
          </table:table-cell>
          <table:table-cell office:value-type="float" office:value="1365.3801614604" calcext:value-type="float">
            <text:p>1365.3801614604</text:p>
          </table:table-cell>
        </table:table-row>
        <table:table-row table:style-name="ro1">
          <table:table-cell office:value-type="float" office:value="23055" calcext:value-type="float">
            <text:p>23055</text:p>
          </table:table-cell>
          <table:table-cell office:value-type="string" calcext:value-type="string">
            <text:p>SnowL</text:p>
          </table:table-cell>
          <table:table-cell office:value-type="float" office:value="34.6241636629011" calcext:value-type="float">
            <text:p>34.6241636629011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string" calcext:value-type="string">
            <text:p>SnowL</text:p>
          </table:table-cell>
          <table:table-cell office:value-type="float" office:value="5069.30562905725" calcext:value-type="float">
            <text:p>5069.30562905725</text:p>
          </table:table-cell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string" calcext:value-type="string">
            <text:p>SnowL</text:p>
          </table:table-cell>
          <table:table-cell office:value-type="float" office:value="36.6210953728785" calcext:value-type="float">
            <text:p>36.6210953728785</text:p>
          </table:table-cell>
        </table:table-row>
        <table:table-row table:style-name="ro1">
          <table:table-cell office:value-type="float" office:value="23812" calcext:value-type="float">
            <text:p>23812</text:p>
          </table:table-cell>
          <table:table-cell office:value-type="string" calcext:value-type="string">
            <text:p>SnowL</text:p>
          </table:table-cell>
          <table:table-cell office:value-type="float" office:value="274.022588315339" calcext:value-type="float">
            <text:p>274.022588315339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  <table:table-cell office:value-type="string" calcext:value-type="string">
            <text:p>SnowL</text:p>
          </table:table-cell>
          <table:table-cell office:value-type="float" office:value="-1942.77858502239" calcext:value-type="float">
            <text:p>-1942.77858502239</text:p>
          </table:table-cell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string" calcext:value-type="string">
            <text:p>SnowL</text:p>
          </table:table-cell>
          <table:table-cell office:value-type="float" office:value="-1203.18124903378" calcext:value-type="float">
            <text:p>-1203.18124903378</text:p>
          </table:table-cell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string" calcext:value-type="string">
            <text:p>SnowL</text:p>
          </table:table-cell>
          <table:table-cell office:value-type="float" office:value="3343.1639416182" calcext:value-type="float">
            <text:p>3343.1639416182</text:p>
          </table:table-cell>
        </table:table-row>
        <table:table-row table:style-name="ro1">
          <table:table-cell office:value-type="float" office:value="23977" calcext:value-type="float">
            <text:p>23977</text:p>
          </table:table-cell>
          <table:table-cell office:value-type="string" calcext:value-type="string">
            <text:p>SnowL</text:p>
          </table:table-cell>
          <table:table-cell office:value-type="float" office:value="13061.2247133547" calcext:value-type="float">
            <text:p>13061.2247133547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string" calcext:value-type="string">
            <text:p>SnowL</text:p>
          </table:table-cell>
          <table:table-cell office:value-type="float" office:value="1763.49938951776" calcext:value-type="float">
            <text:p>1763.49938951776</text:p>
          </table:table-cell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SnowL</text:p>
          </table:table-cell>
          <table:table-cell office:value-type="float" office:value="3817.71385268375" calcext:value-type="float">
            <text:p>3817.71385268375</text:p>
          </table:table-cell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SnowL</text:p>
          </table:table-cell>
          <table:table-cell office:value-type="float" office:value="1089.55655025109" calcext:value-type="float">
            <text:p>1089.55655025109</text:p>
          </table:table-cell>
        </table:table-row>
        <table:table-row table:style-name="ro1">
          <table:table-cell office:value-type="float" office:value="23817" calcext:value-type="float">
            <text:p>23817</text:p>
          </table:table-cell>
          <table:table-cell office:value-type="string" calcext:value-type="string">
            <text:p>SnowL</text:p>
          </table:table-cell>
          <table:table-cell office:value-type="float" office:value="4450.53049861108" calcext:value-type="float">
            <text:p>4450.53049861108</text:p>
          </table:table-cell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string" calcext:value-type="string">
            <text:p>SnowL</text:p>
          </table:table-cell>
          <table:table-cell office:value-type="float" office:value="-10039.3474648475" calcext:value-type="float">
            <text:p>-10039.3474648475</text:p>
          </table:table-cell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SnowL</text:p>
          </table:table-cell>
          <table:table-cell office:value-type="float" office:value="-6020.21582342029" calcext:value-type="float">
            <text:p>-6020.21582342029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SnowL</text:p>
          </table:table-cell>
          <table:table-cell office:value-type="float" office:value="4959.15939488491" calcext:value-type="float">
            <text:p>4959.15939488491</text:p>
          </table:table-cell>
        </table:table-row>
        <table:table-row table:style-name="ro1">
          <table:table-cell office:value-type="float" office:value="23237" calcext:value-type="float">
            <text:p>23237</text:p>
          </table:table-cell>
          <table:table-cell office:value-type="string" calcext:value-type="string">
            <text:p>SnowL</text:p>
          </table:table-cell>
          <table:table-cell office:value-type="float" office:value="-1652.1146263346" calcext:value-type="float">
            <text:p>-1652.1146263346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string" calcext:value-type="string">
            <text:p>SnowL</text:p>
          </table:table-cell>
          <table:table-cell office:value-type="float" office:value="2533.60744216315" calcext:value-type="float">
            <text:p>2533.60744216315</text:p>
          </table:table-cell>
        </table:table-row>
        <table:table-row table:style-name="ro1">
          <table:table-cell office:value-type="float" office:value="23238" calcext:value-type="float">
            <text:p>23238</text:p>
          </table:table-cell>
          <table:table-cell office:value-type="string" calcext:value-type="string">
            <text:p>SnowL</text:p>
          </table:table-cell>
          <table:table-cell office:value-type="float" office:value="-370.224026962715" calcext:value-type="float">
            <text:p>-370.224026962715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SnowL</text:p>
          </table:table-cell>
          <table:table-cell office:value-type="float" office:value="5240.61807313544" calcext:value-type="float">
            <text:p>5240.61807313544</text:p>
          </table:table-cell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string" calcext:value-type="string">
            <text:p>SnowL</text:p>
          </table:table-cell>
          <table:table-cell office:value-type="float" office:value="5069.92136552977" calcext:value-type="float">
            <text:p>5069.92136552977</text:p>
          </table:table-cell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Wind_WE</text:p>
          </table:table-cell>
          <table:table-cell office:value-type="float" office:value="-4666.09582419632" calcext:value-type="float">
            <text:p>-4666.09582419632</text:p>
          </table:table-cell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string" calcext:value-type="string">
            <text:p>Wind_WE</text:p>
          </table:table-cell>
          <table:table-cell office:value-type="float" office:value="2338.45771657575" calcext:value-type="float">
            <text:p>2338.45771657575</text:p>
          </table:table-cell>
        </table:table-row>
        <table:table-row table:style-name="ro1">
          <table:table-cell office:value-type="float" office:value="23240" calcext:value-type="float">
            <text:p>23240</text:p>
          </table:table-cell>
          <table:table-cell office:value-type="string" calcext:value-type="string">
            <text:p>Wind_WE</text:p>
          </table:table-cell>
          <table:table-cell office:value-type="float" office:value="-1258.39979914598" calcext:value-type="float">
            <text:p>-1258.39979914598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Wind_WE</text:p>
          </table:table-cell>
          <table:table-cell office:value-type="float" office:value="-4470.80247708305" calcext:value-type="float">
            <text:p>-4470.80247708305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Wind_WE</text:p>
          </table:table-cell>
          <table:table-cell office:value-type="float" office:value="-4473.55233509864" calcext:value-type="float">
            <text:p>-4473.55233509864</text:p>
          </table:table-cell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Wind_WE</text:p>
          </table:table-cell>
          <table:table-cell office:value-type="float" office:value="2884.91279124581" calcext:value-type="float">
            <text:p>2884.91279124581</text:p>
          </table:table-cell>
        </table:table-row>
        <table:table-row table:style-name="ro1">
          <table:table-cell office:value-type="float" office:value="23827" calcext:value-type="float">
            <text:p>23827</text:p>
          </table:table-cell>
          <table:table-cell office:value-type="string" calcext:value-type="string">
            <text:p>Wind_WE</text:p>
          </table:table-cell>
          <table:table-cell office:value-type="float" office:value="-2547.0427283233" calcext:value-type="float">
            <text:p>-2547.0427283233</text:p>
          </table:table-cell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Wind_WE</text:p>
          </table:table-cell>
          <table:table-cell office:value-type="float" office:value="-4222.45884967689" calcext:value-type="float">
            <text:p>-4222.45884967689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  <table:table-cell office:value-type="string" calcext:value-type="string">
            <text:p>Wind_WE</text:p>
          </table:table-cell>
          <table:table-cell office:value-type="float" office:value="-214.082834496571" calcext:value-type="float">
            <text:p>-214.082834496571</text:p>
          </table:table-cell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string" calcext:value-type="string">
            <text:p>Wind_WE</text:p>
          </table:table-cell>
          <table:table-cell office:value-type="float" office:value="168.633109607161" calcext:value-type="float">
            <text:p>168.633109607161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string" calcext:value-type="string">
            <text:p>Wind_WE</text:p>
          </table:table-cell>
          <table:table-cell office:value-type="float" office:value="-3851.02956996751" calcext:value-type="float">
            <text:p>-3851.02956996751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string" calcext:value-type="string">
            <text:p>Wind_WE</text:p>
          </table:table-cell>
          <table:table-cell office:value-type="float" office:value="4171.38631668848" calcext:value-type="float">
            <text:p>4171.38631668848</text:p>
          </table:table-cell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string" calcext:value-type="string">
            <text:p>Wind_WE</text:p>
          </table:table-cell>
          <table:table-cell office:value-type="float" office:value="-3728.69393743054" calcext:value-type="float">
            <text:p>-3728.69393743054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Wind_WE</text:p>
          </table:table-cell>
          <table:table-cell office:value-type="float" office:value="-4128.58604813051" calcext:value-type="float">
            <text:p>-4128.58604813051</text:p>
          </table:table-cell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string" calcext:value-type="string">
            <text:p>Wind_WE</text:p>
          </table:table-cell>
          <table:table-cell office:value-type="float" office:value="-9528.95456849728" calcext:value-type="float">
            <text:p>-9528.95456849728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string" calcext:value-type="string">
            <text:p>Wind_WE</text:p>
          </table:table-cell>
          <table:table-cell office:value-type="float" office:value="-1774.44505940728" calcext:value-type="float">
            <text:p>-1774.44505940728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Wind_WE</text:p>
          </table:table-cell>
          <table:table-cell office:value-type="float" office:value="-4118.79208004814" calcext:value-type="float">
            <text:p>-4118.79208004814</text:p>
          </table:table-cell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string" calcext:value-type="string">
            <text:p>Wind_WE</text:p>
          </table:table-cell>
          <table:table-cell office:value-type="float" office:value="-16.2239359732509" calcext:value-type="float">
            <text:p>-16.2239359732509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Wind_WE</text:p>
          </table:table-cell>
          <table:table-cell office:value-type="float" office:value="-670.791110449768" calcext:value-type="float">
            <text:p>-670.791110449768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Wind_WE</text:p>
          </table:table-cell>
          <table:table-cell office:value-type="float" office:value="-2717.13097312776" calcext:value-type="float">
            <text:p>-2717.13097312776</text:p>
          </table:table-cell>
        </table:table-row>
        <table:table-row table:style-name="ro1">
          <table:table-cell office:value-type="float" office:value="23294" calcext:value-type="float">
            <text:p>23294</text:p>
          </table:table-cell>
          <table:table-cell office:value-type="string" calcext:value-type="string">
            <text:p>Wind_WE</text:p>
          </table:table-cell>
          <table:table-cell office:value-type="float" office:value="-3896.3068850215" calcext:value-type="float">
            <text:p>-3896.3068850215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string" calcext:value-type="string">
            <text:p>Wind_WE</text:p>
          </table:table-cell>
          <table:table-cell office:value-type="float" office:value="-4627.17922797379" calcext:value-type="float">
            <text:p>-4627.17922797379</text:p>
          </table:table-cell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Wind_WE</text:p>
          </table:table-cell>
          <table:table-cell office:value-type="float" office:value="-4618.62972534977" calcext:value-type="float">
            <text:p>-4618.62972534977</text:p>
          </table:table-cell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Wind_WE</text:p>
          </table:table-cell>
          <table:table-cell office:value-type="float" office:value="2205.77316759378" calcext:value-type="float">
            <text:p>2205.77316759378</text:p>
          </table:table-cell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string" calcext:value-type="string">
            <text:p>Wind_WE</text:p>
          </table:table-cell>
          <table:table-cell office:value-type="float" office:value="1415.60156688199" calcext:value-type="float">
            <text:p>1415.60156688199</text:p>
          </table:table-cell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Wind_WE</text:p>
          </table:table-cell>
          <table:table-cell office:value-type="float" office:value="3871.96980855053" calcext:value-type="float">
            <text:p>3871.96980855053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Wind_WE</text:p>
          </table:table-cell>
          <table:table-cell office:value-type="float" office:value="-2.77038031719219" calcext:value-type="float">
            <text:p>-2.77038031719219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Wind_WE</text:p>
          </table:table-cell>
          <table:table-cell office:value-type="float" office:value="-4242.45168535873" calcext:value-type="float">
            <text:p>-4242.45168535873</text:p>
          </table:table-cell>
        </table:table-row>
        <table:table-row table:style-name="ro1">
          <table:table-cell office:value-type="float" office:value="23599" calcext:value-type="float">
            <text:p>23599</text:p>
          </table:table-cell>
          <table:table-cell office:value-type="string" calcext:value-type="string">
            <text:p>Wind_WE</text:p>
          </table:table-cell>
          <table:table-cell office:value-type="float" office:value="-112164.509787892" calcext:value-type="float">
            <text:p>-112164.509787892</text:p>
          </table:table-cell>
        </table:table-row>
        <table:table-row table:style-name="ro1">
          <table:table-cell office:value-type="float" office:value="23691" calcext:value-type="float">
            <text:p>23691</text:p>
          </table:table-cell>
          <table:table-cell office:value-type="string" calcext:value-type="string">
            <text:p>Wind_WE</text:p>
          </table:table-cell>
          <table:table-cell office:value-type="float" office:value="-3667.01615577493" calcext:value-type="float">
            <text:p>-3667.01615577493</text:p>
          </table:table-cell>
        </table:table-row>
        <table:table-row table:style-name="ro1">
          <table:table-cell office:value-type="float" office:value="23606" calcext:value-type="float">
            <text:p>23606</text:p>
          </table:table-cell>
          <table:table-cell office:value-type="string" calcext:value-type="string">
            <text:p>Wind_WE</text:p>
          </table:table-cell>
          <table:table-cell office:value-type="float" office:value="2860.22211065074" calcext:value-type="float">
            <text:p>2860.22211065074</text:p>
          </table:table-cell>
        </table:table-row>
        <table:table-row table:style-name="ro1">
          <table:table-cell office:value-type="float" office:value="23295" calcext:value-type="float">
            <text:p>23295</text:p>
          </table:table-cell>
          <table:table-cell office:value-type="string" calcext:value-type="string">
            <text:p>Wind_WE</text:p>
          </table:table-cell>
          <table:table-cell office:value-type="float" office:value="-3414.91376324391" calcext:value-type="float">
            <text:p>-3414.91376324391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Wind_WE</text:p>
          </table:table-cell>
          <table:table-cell office:value-type="float" office:value="-3834.05139535177" calcext:value-type="float">
            <text:p>-3834.05139535177</text:p>
          </table:table-cell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Wind_WE</text:p>
          </table:table-cell>
          <table:table-cell office:value-type="float" office:value="3859.23232517988" calcext:value-type="float">
            <text:p>3859.23232517988</text:p>
          </table:table-cell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Wind_WE</text:p>
          </table:table-cell>
          <table:table-cell office:value-type="float" office:value="-1203.19369612991" calcext:value-type="float">
            <text:p>-1203.19369612991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string" calcext:value-type="string">
            <text:p>Wind_WE</text:p>
          </table:table-cell>
          <table:table-cell office:value-type="float" office:value="-3780.38609847547" calcext:value-type="float">
            <text:p>-3780.38609847547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string" calcext:value-type="string">
            <text:p>Wind_WE</text:p>
          </table:table-cell>
          <table:table-cell office:value-type="float" office:value="-1938.74671833642" calcext:value-type="float">
            <text:p>-1938.74671833642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string" calcext:value-type="string">
            <text:p>Wind_WE</text:p>
          </table:table-cell>
          <table:table-cell office:value-type="float" office:value="-876.600294807877" calcext:value-type="float">
            <text:p>-876.600294807877</text:p>
          </table:table-cell>
        </table:table-row>
        <table:table-row table:style-name="ro1">
          <table:table-cell office:value-type="float" office:value="23795" calcext:value-type="float">
            <text:p>23795</text:p>
          </table:table-cell>
          <table:table-cell office:value-type="string" calcext:value-type="string">
            <text:p>Wind_WE</text:p>
          </table:table-cell>
          <table:table-cell office:value-type="float" office:value="-111237.887973773" calcext:value-type="float">
            <text:p>-111237.887973773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string" calcext:value-type="string">
            <text:p>Wind_WE</text:p>
          </table:table-cell>
          <table:table-cell office:value-type="float" office:value="239.400737165903" calcext:value-type="float">
            <text:p>239.400737165903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string" calcext:value-type="string">
            <text:p>Wind_WE</text:p>
          </table:table-cell>
          <table:table-cell office:value-type="float" office:value="1250.4450615308" calcext:value-type="float">
            <text:p>1250.4450615308</text:p>
          </table:table-cell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string" calcext:value-type="string">
            <text:p>Wind_WE</text:p>
          </table:table-cell>
          <table:table-cell office:value-type="float" office:value="-3677.94230590625" calcext:value-type="float">
            <text:p>-3677.94230590625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string" calcext:value-type="string">
            <text:p>Wind_WE</text:p>
          </table:table-cell>
          <table:table-cell office:value-type="float" office:value="-227.111926049369" calcext:value-type="float">
            <text:p>-227.111926049369</text:p>
          </table:table-cell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string" calcext:value-type="string">
            <text:p>Wind_WE</text:p>
          </table:table-cell>
          <table:table-cell office:value-type="float" office:value="2283.31579236886" calcext:value-type="float">
            <text:p>2283.31579236886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Wind_WE</text:p>
          </table:table-cell>
          <table:table-cell office:value-type="float" office:value="-2769.9374686906" calcext:value-type="float">
            <text:p>-2769.9374686906</text:p>
          </table:table-cell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string" calcext:value-type="string">
            <text:p>Wind_WE</text:p>
          </table:table-cell>
          <table:table-cell office:value-type="float" office:value="-6.12506708906724" calcext:value-type="float">
            <text:p>-6.12506708906724</text:p>
          </table:table-cell>
        </table:table-row>
        <table:table-row table:style-name="ro1">
          <table:table-cell office:value-type="float" office:value="23392" calcext:value-type="float">
            <text:p>23392</text:p>
          </table:table-cell>
          <table:table-cell office:value-type="string" calcext:value-type="string">
            <text:p>Wind_WE</text:p>
          </table:table-cell>
          <table:table-cell office:value-type="float" office:value="3335.16809181316" calcext:value-type="float">
            <text:p>3335.16809181316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string" calcext:value-type="string">
            <text:p>Wind_WE</text:p>
          </table:table-cell>
          <table:table-cell office:value-type="float" office:value="-758.542435886854" calcext:value-type="float">
            <text:p>-758.542435886854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  <table:table-cell office:value-type="string" calcext:value-type="string">
            <text:p>Wind_WE</text:p>
          </table:table-cell>
          <table:table-cell office:value-type="float" office:value="-1706.86324272646" calcext:value-type="float">
            <text:p>-1706.86324272646</text:p>
          </table:table-cell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string" calcext:value-type="string">
            <text:p>Wind_WE</text:p>
          </table:table-cell>
          <table:table-cell office:value-type="float" office:value="2517.28132628461" calcext:value-type="float">
            <text:p>2517.28132628461</text:p>
          </table:table-cell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Wind_WE</text:p>
          </table:table-cell>
          <table:table-cell office:value-type="float" office:value="-112074.697336769" calcext:value-type="float">
            <text:p>-112074.697336769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  <table:table-cell office:value-type="string" calcext:value-type="string">
            <text:p>Wind_WE</text:p>
          </table:table-cell>
          <table:table-cell office:value-type="float" office:value="39205.2699291656" calcext:value-type="float">
            <text:p>39205.2699291656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Wind_WE</text:p>
          </table:table-cell>
          <table:table-cell office:value-type="float" office:value="2800.59518461184" calcext:value-type="float">
            <text:p>2800.59518461184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Wind_WE</text:p>
          </table:table-cell>
          <table:table-cell office:value-type="float" office:value="-8.01971345099193" calcext:value-type="float">
            <text:p>-8.01971345099193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Wind_WE</text:p>
          </table:table-cell>
          <table:table-cell office:value-type="float" office:value="3840.74092594556" calcext:value-type="float">
            <text:p>3840.74092594556</text:p>
          </table:table-cell>
        </table:table-row>
        <table:table-row table:style-name="ro1">
          <table:table-cell office:value-type="float" office:value="23818" calcext:value-type="float">
            <text:p>23818</text:p>
          </table:table-cell>
          <table:table-cell office:value-type="string" calcext:value-type="string">
            <text:p>Wind_WE</text:p>
          </table:table-cell>
          <table:table-cell office:value-type="float" office:value="-4248.41797572014" calcext:value-type="float">
            <text:p>-4248.41797572014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  <table:table-cell office:value-type="string" calcext:value-type="string">
            <text:p>Wind_WE</text:p>
          </table:table-cell>
          <table:table-cell office:value-type="float" office:value="-3607.78893363599" calcext:value-type="float">
            <text:p>-3607.78893363599</text:p>
          </table:table-cell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Wind_WE</text:p>
          </table:table-cell>
          <table:table-cell office:value-type="float" office:value="2205.07944685694" calcext:value-type="float">
            <text:p>2205.07944685694</text:p>
          </table:table-cell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Wind_WE</text:p>
          </table:table-cell>
          <table:table-cell office:value-type="float" office:value="2208.6898550141" calcext:value-type="float">
            <text:p>2208.6898550141</text:p>
          </table:table-cell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Wind_WE</text:p>
          </table:table-cell>
          <table:table-cell office:value-type="float" office:value="676.568204820824" calcext:value-type="float">
            <text:p>676.568204820824</text:p>
          </table:table-cell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string" calcext:value-type="string">
            <text:p>Wind_WE</text:p>
          </table:table-cell>
          <table:table-cell office:value-type="float" office:value="1995.95817302444" calcext:value-type="float">
            <text:p>1995.95817302444</text:p>
          </table:table-cell>
        </table:table-row>
        <table:table-row table:style-name="ro1">
          <table:table-cell office:value-type="float" office:value="23285" calcext:value-type="float">
            <text:p>23285</text:p>
          </table:table-cell>
          <table:table-cell office:value-type="string" calcext:value-type="string">
            <text:p>Wind_WE</text:p>
          </table:table-cell>
          <table:table-cell office:value-type="float" office:value="-3203.04590678561" calcext:value-type="float">
            <text:p>-3203.04590678561</text:p>
          </table:table-cell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string" calcext:value-type="string">
            <text:p>Wind_WE</text:p>
          </table:table-cell>
          <table:table-cell office:value-type="float" office:value="-2638.56102536801" calcext:value-type="float">
            <text:p>-2638.56102536801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Wind_WE</text:p>
          </table:table-cell>
          <table:table-cell office:value-type="float" office:value="-671.478464481364" calcext:value-type="float">
            <text:p>-671.478464481364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Wind_WE</text:p>
          </table:table-cell>
          <table:table-cell office:value-type="float" office:value="-1775.27009739523" calcext:value-type="float">
            <text:p>-1775.27009739523</text:p>
          </table:table-cell>
        </table:table-row>
        <table:table-row table:style-name="ro1">
          <table:table-cell office:value-type="float" office:value="23823" calcext:value-type="float">
            <text:p>23823</text:p>
          </table:table-cell>
          <table:table-cell office:value-type="string" calcext:value-type="string">
            <text:p>Wind_WE</text:p>
          </table:table-cell>
          <table:table-cell office:value-type="float" office:value="-4436.84312996095" calcext:value-type="float">
            <text:p>-4436.84312996095</text:p>
          </table:table-cell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string" calcext:value-type="string">
            <text:p>Wind_WE</text:p>
          </table:table-cell>
          <table:table-cell office:value-type="float" office:value="-2657.12246096314" calcext:value-type="float">
            <text:p>-2657.12246096314</text:p>
          </table:table-cell>
        </table:table-row>
        <table:table-row table:style-name="ro1">
          <table:table-cell office:value-type="float" office:value="23782" calcext:value-type="float">
            <text:p>23782</text:p>
          </table:table-cell>
          <table:table-cell office:value-type="string" calcext:value-type="string">
            <text:p>Wind_WE</text:p>
          </table:table-cell>
          <table:table-cell office:value-type="float" office:value="2780.93469317425" calcext:value-type="float">
            <text:p>2780.93469317425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string" calcext:value-type="string">
            <text:p>Wind_WE</text:p>
          </table:table-cell>
          <table:table-cell office:value-type="float" office:value="-4622.14752718578" calcext:value-type="float">
            <text:p>-4622.14752718578</text:p>
          </table:table-cell>
        </table:table-row>
        <table:table-row table:style-name="ro1">
          <table:table-cell office:value-type="float" office:value="23438" calcext:value-type="float">
            <text:p>23438</text:p>
          </table:table-cell>
          <table:table-cell office:value-type="string" calcext:value-type="string">
            <text:p>Wind_WE</text:p>
          </table:table-cell>
          <table:table-cell office:value-type="float" office:value="-3338.22639890363" calcext:value-type="float">
            <text:p>-3338.22639890363</text:p>
          </table:table-cell>
        </table:table-row>
        <table:table-row table:style-name="ro1">
          <table:table-cell office:value-type="float" office:value="23690" calcext:value-type="float">
            <text:p>23690</text:p>
          </table:table-cell>
          <table:table-cell office:value-type="string" calcext:value-type="string">
            <text:p>Wind_WE</text:p>
          </table:table-cell>
          <table:table-cell office:value-type="float" office:value="-3805.36216328051" calcext:value-type="float">
            <text:p>-3805.36216328051</text:p>
          </table:table-cell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string" calcext:value-type="string">
            <text:p>Wind_WE</text:p>
          </table:table-cell>
          <table:table-cell office:value-type="float" office:value="-3851.19361513284" calcext:value-type="float">
            <text:p>-3851.19361513284</text:p>
          </table:table-cell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Wind_WE</text:p>
          </table:table-cell>
          <table:table-cell office:value-type="float" office:value="688.488901428996" calcext:value-type="float">
            <text:p>688.488901428996</text:p>
          </table:table-cell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string" calcext:value-type="string">
            <text:p>Wind_WE</text:p>
          </table:table-cell>
          <table:table-cell office:value-type="float" office:value="-1790.63575782014" calcext:value-type="float">
            <text:p>-1790.63575782014</text:p>
          </table:table-cell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string" calcext:value-type="string">
            <text:p>Wind_WE</text:p>
          </table:table-cell>
          <table:table-cell office:value-type="float" office:value="-4222.57137427891" calcext:value-type="float">
            <text:p>-4222.57137427891</text:p>
          </table:table-cell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string" calcext:value-type="string">
            <text:p>Wind_WE</text:p>
          </table:table-cell>
          <table:table-cell office:value-type="float" office:value="-3337.93771316316" calcext:value-type="float">
            <text:p>-3337.93771316316</text:p>
          </table:table-cell>
        </table:table-row>
        <table:table-row table:style-name="ro1">
          <table:table-cell office:value-type="float" office:value="23998" calcext:value-type="float">
            <text:p>23998</text:p>
          </table:table-cell>
          <table:table-cell office:value-type="string" calcext:value-type="string">
            <text:p>Wind_WE</text:p>
          </table:table-cell>
          <table:table-cell office:value-type="float" office:value="82.5821382493123" calcext:value-type="float">
            <text:p>82.5821382493123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Wind_WE</text:p>
          </table:table-cell>
          <table:table-cell office:value-type="float" office:value="-4473.61592876441" calcext:value-type="float">
            <text:p>-4473.61592876441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  <table:table-cell office:value-type="string" calcext:value-type="string">
            <text:p>Wind_WE</text:p>
          </table:table-cell>
          <table:table-cell office:value-type="float" office:value="2076.16346223031" calcext:value-type="float">
            <text:p>2076.16346223031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Wind_WE</text:p>
          </table:table-cell>
          <table:table-cell office:value-type="float" office:value="-4618.66013301877" calcext:value-type="float">
            <text:p>-4618.66013301877</text:p>
          </table:table-cell>
        </table:table-row>
        <table:table-row table:style-name="ro1">
          <table:table-cell office:value-type="float" office:value="23725" calcext:value-type="float">
            <text:p>23725</text:p>
          </table:table-cell>
          <table:table-cell office:value-type="string" calcext:value-type="string">
            <text:p>Wind_WE</text:p>
          </table:table-cell>
          <table:table-cell office:value-type="float" office:value="59.2094868754384" calcext:value-type="float">
            <text:p>59.2094868754384</text:p>
          </table:table-cell>
        </table:table-row>
        <table:table-row table:style-name="ro1">
          <table:table-cell office:value-type="float" office:value="23809" calcext:value-type="float">
            <text:p>23809</text:p>
          </table:table-cell>
          <table:table-cell office:value-type="string" calcext:value-type="string">
            <text:p>Wind_WE</text:p>
          </table:table-cell>
          <table:table-cell office:value-type="float" office:value="-35234.270727516" calcext:value-type="float">
            <text:p>-35234.270727516</text:p>
          </table:table-cell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string" calcext:value-type="string">
            <text:p>Wind_WE</text:p>
          </table:table-cell>
          <table:table-cell office:value-type="float" office:value="-3901.40377996801" calcext:value-type="float">
            <text:p>-3901.40377996801</text:p>
          </table:table-cell>
        </table:table-row>
        <table:table-row table:style-name="ro1">
          <table:table-cell office:value-type="float" office:value="23726" calcext:value-type="float">
            <text:p>23726</text:p>
          </table:table-cell>
          <table:table-cell office:value-type="string" calcext:value-type="string">
            <text:p>Wind_WE</text:p>
          </table:table-cell>
          <table:table-cell office:value-type="float" office:value="1295.52976807923" calcext:value-type="float">
            <text:p>1295.52976807923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Wind_WE</text:p>
          </table:table-cell>
          <table:table-cell office:value-type="float" office:value="-14.0751605331023" calcext:value-type="float">
            <text:p>-14.0751605331023</text:p>
          </table:table-cell>
        </table:table-row>
        <table:table-row table:style-name="ro1">
          <table:table-cell office:value-type="float" office:value="23816" calcext:value-type="float">
            <text:p>23816</text:p>
          </table:table-cell>
          <table:table-cell office:value-type="string" calcext:value-type="string">
            <text:p>Wind_WE</text:p>
          </table:table-cell>
          <table:table-cell office:value-type="float" office:value="-3385.68943666069" calcext:value-type="float">
            <text:p>-3385.68943666069</text:p>
          </table:table-cell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string" calcext:value-type="string">
            <text:p>Wind_WE</text:p>
          </table:table-cell>
          <table:table-cell office:value-type="float" office:value="-656.827906316873" calcext:value-type="float">
            <text:p>-656.827906316873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Wind_WE</text:p>
          </table:table-cell>
          <table:table-cell office:value-type="float" office:value="24440.9197517288" calcext:value-type="float">
            <text:p>24440.9197517288</text:p>
          </table:table-cell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string" calcext:value-type="string">
            <text:p>Wind_WE</text:p>
          </table:table-cell>
          <table:table-cell office:value-type="float" office:value="-2656.76803475248" calcext:value-type="float">
            <text:p>-2656.76803475248</text:p>
          </table:table-cell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Wind_WE</text:p>
          </table:table-cell>
          <table:table-cell office:value-type="float" office:value="-113686.337315958" calcext:value-type="float">
            <text:p>-113686.337315958</text:p>
          </table:table-cell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string" calcext:value-type="string">
            <text:p>Wind_WE</text:p>
          </table:table-cell>
          <table:table-cell office:value-type="float" office:value="945.710739953027" calcext:value-type="float">
            <text:p>945.710739953027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Wind_WE</text:p>
          </table:table-cell>
          <table:table-cell office:value-type="float" office:value="1.52027599596321" calcext:value-type="float">
            <text:p>1.52027599596321</text:p>
          </table:table-cell>
        </table:table-row>
        <table:table-row table:style-name="ro1">
          <table:table-cell office:value-type="float" office:value="23821" calcext:value-type="float">
            <text:p>23821</text:p>
          </table:table-cell>
          <table:table-cell office:value-type="string" calcext:value-type="string">
            <text:p>Wind_WE</text:p>
          </table:table-cell>
          <table:table-cell office:value-type="float" office:value="-4657.34571756791" calcext:value-type="float">
            <text:p>-4657.34571756791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Wind_WE</text:p>
          </table:table-cell>
          <table:table-cell office:value-type="float" office:value="-2252.50643353335" calcext:value-type="float">
            <text:p>-2252.50643353335</text:p>
          </table:table-cell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string" calcext:value-type="string">
            <text:p>Wind_WE</text:p>
          </table:table-cell>
          <table:table-cell office:value-type="float" office:value="-3573.27357057463" calcext:value-type="float">
            <text:p>-3573.27357057463</text:p>
          </table:table-cell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string" calcext:value-type="string">
            <text:p>Wind_WE</text:p>
          </table:table-cell>
          <table:table-cell office:value-type="float" office:value="-3014.68108263545" calcext:value-type="float">
            <text:p>-3014.68108263545</text:p>
          </table:table-cell>
        </table:table-row>
        <table:table-row table:style-name="ro1">
          <table:table-cell office:value-type="float" office:value="23036" calcext:value-type="float">
            <text:p>23036</text:p>
          </table:table-cell>
          <table:table-cell office:value-type="string" calcext:value-type="string">
            <text:p>Wind_WE</text:p>
          </table:table-cell>
          <table:table-cell office:value-type="float" office:value="-3684.47381396808" calcext:value-type="float">
            <text:p>-3684.47381396808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Wind_WE</text:p>
          </table:table-cell>
          <table:table-cell office:value-type="float" office:value="-4200.43851444922" calcext:value-type="float">
            <text:p>-4200.43851444922</text:p>
          </table:table-cell>
        </table:table-row>
        <table:table-row table:style-name="ro1">
          <table:table-cell office:value-type="float" office:value="23037" calcext:value-type="float">
            <text:p>23037</text:p>
          </table:table-cell>
          <table:table-cell office:value-type="string" calcext:value-type="string">
            <text:p>Wind_WE</text:p>
          </table:table-cell>
          <table:table-cell office:value-type="float" office:value="-4349.09765140313" calcext:value-type="float">
            <text:p>-4349.09765140313</text:p>
          </table:table-cell>
        </table:table-row>
        <table:table-row table:style-name="ro1">
          <table:table-cell office:value-type="float" office:value="23288" calcext:value-type="float">
            <text:p>23288</text:p>
          </table:table-cell>
          <table:table-cell office:value-type="string" calcext:value-type="string">
            <text:p>Wind_WE</text:p>
          </table:table-cell>
          <table:table-cell office:value-type="float" office:value="-4398.36454514046" calcext:value-type="float">
            <text:p>-4398.36454514046</text:p>
          </table:table-cell>
        </table:table-row>
        <table:table-row table:style-name="ro1">
          <table:table-cell office:value-type="float" office:value="23826" calcext:value-type="float">
            <text:p>23826</text:p>
          </table:table-cell>
          <table:table-cell office:value-type="string" calcext:value-type="string">
            <text:p>Wind_WE</text:p>
          </table:table-cell>
          <table:table-cell office:value-type="float" office:value="-3268.89747236184" calcext:value-type="float">
            <text:p>-3268.89747236184</text:p>
          </table:table-cell>
        </table:table-row>
        <table:table-row table:style-name="ro1">
          <table:table-cell office:value-type="float" office:value="23038" calcext:value-type="float">
            <text:p>23038</text:p>
          </table:table-cell>
          <table:table-cell office:value-type="string" calcext:value-type="string">
            <text:p>Wind_WE</text:p>
          </table:table-cell>
          <table:table-cell office:value-type="float" office:value="-4794.20489549425" calcext:value-type="float">
            <text:p>-4794.20489549425</text:p>
          </table:table-cell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string" calcext:value-type="string">
            <text:p>Wind_WE</text:p>
          </table:table-cell>
          <table:table-cell office:value-type="float" office:value="464.881987423625" calcext:value-type="float">
            <text:p>464.881987423625</text:p>
          </table:table-cell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string" calcext:value-type="string">
            <text:p>Wind_WE</text:p>
          </table:table-cell>
          <table:table-cell office:value-type="float" office:value="4031.2198520808" calcext:value-type="float">
            <text:p>4031.2198520808</text:p>
          </table:table-cell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string" calcext:value-type="string">
            <text:p>Wind_WE</text:p>
          </table:table-cell>
          <table:table-cell office:value-type="float" office:value="-5160.55397878392" calcext:value-type="float">
            <text:p>-5160.55397878392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string" calcext:value-type="string">
            <text:p>Wind_WE</text:p>
          </table:table-cell>
          <table:table-cell office:value-type="float" office:value="-5410.70524921125" calcext:value-type="float">
            <text:p>-5410.70524921125</text:p>
          </table:table-cell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string" calcext:value-type="string">
            <text:p>Wind_WE</text:p>
          </table:table-cell>
          <table:table-cell office:value-type="float" office:value="-3148.74404070069" calcext:value-type="float">
            <text:p>-3148.74404070069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string" calcext:value-type="string">
            <text:p>Wind_WE</text:p>
          </table:table-cell>
          <table:table-cell office:value-type="float" office:value="-5581.72537284455" calcext:value-type="float">
            <text:p>-5581.72537284455</text:p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string" calcext:value-type="string">
            <text:p>Wind_WE</text:p>
          </table:table-cell>
          <table:table-cell office:value-type="float" office:value="2673.12960194353" calcext:value-type="float">
            <text:p>2673.12960194353</text:p>
          </table:table-cell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string" calcext:value-type="string">
            <text:p>Wind_WE</text:p>
          </table:table-cell>
          <table:table-cell office:value-type="float" office:value="-5676.23380535124" calcext:value-type="float">
            <text:p>-5676.23380535124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  <table:table-cell office:value-type="string" calcext:value-type="string">
            <text:p>Wind_WE</text:p>
          </table:table-cell>
          <table:table-cell office:value-type="float" office:value="-15.6539616619144" calcext:value-type="float">
            <text:p>-15.6539616619144</text:p>
          </table:table-cell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string" calcext:value-type="string">
            <text:p>Wind_WE</text:p>
          </table:table-cell>
          <table:table-cell office:value-type="float" office:value="-1843.02007031541" calcext:value-type="float">
            <text:p>-1843.02007031541</text:p>
          </table:table-cell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string" calcext:value-type="string">
            <text:p>Wind_WE</text:p>
          </table:table-cell>
          <table:table-cell office:value-type="float" office:value="-5704.83394838164" calcext:value-type="float">
            <text:p>-5704.83394838164</text:p>
          </table:table-cell>
        </table:table-row>
        <table:table-row table:style-name="ro1">
          <table:table-cell office:value-type="float" office:value="23289" calcext:value-type="float">
            <text:p>23289</text:p>
          </table:table-cell>
          <table:table-cell office:value-type="string" calcext:value-type="string">
            <text:p>Wind_WE</text:p>
          </table:table-cell>
          <table:table-cell office:value-type="float" office:value="-4562.34157713351" calcext:value-type="float">
            <text:p>-4562.34157713351</text:p>
          </table:table-cell>
        </table:table-row>
        <table:table-row table:style-name="ro1">
          <table:table-cell office:value-type="float" office:value="23044" calcext:value-type="float">
            <text:p>23044</text:p>
          </table:table-cell>
          <table:table-cell office:value-type="string" calcext:value-type="string">
            <text:p>Wind_WE</text:p>
          </table:table-cell>
          <table:table-cell office:value-type="float" office:value="-5670.27740868269" calcext:value-type="float">
            <text:p>-5670.27740868269</text:p>
          </table:table-cell>
        </table:table-row>
        <table:table-row table:style-name="ro1">
          <table:table-cell office:value-type="float" office:value="23045" calcext:value-type="float">
            <text:p>23045</text:p>
          </table:table-cell>
          <table:table-cell office:value-type="string" calcext:value-type="string">
            <text:p>Wind_WE</text:p>
          </table:table-cell>
          <table:table-cell office:value-type="float" office:value="-5573.86247587999" calcext:value-type="float">
            <text:p>-5573.86247587999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string" calcext:value-type="string">
            <text:p>Wind_WE</text:p>
          </table:table-cell>
          <table:table-cell office:value-type="float" office:value="15408.7722933925" calcext:value-type="float">
            <text:p>15408.7722933925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  <table:table-cell office:value-type="string" calcext:value-type="string">
            <text:p>Wind_WE</text:p>
          </table:table-cell>
          <table:table-cell office:value-type="float" office:value="1205.41444059384" calcext:value-type="float">
            <text:p>1205.41444059384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string" calcext:value-type="string">
            <text:p>Wind_WE</text:p>
          </table:table-cell>
          <table:table-cell office:value-type="float" office:value="-5413.22463471086" calcext:value-type="float">
            <text:p>-5413.22463471086</text:p>
          </table:table-cell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Wind_WE</text:p>
          </table:table-cell>
          <table:table-cell office:value-type="float" office:value="-5.33957802878006" calcext:value-type="float">
            <text:p>-5.33957802878006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string" calcext:value-type="string">
            <text:p>Wind_WE</text:p>
          </table:table-cell>
          <table:table-cell office:value-type="float" office:value="-4488.51194123238" calcext:value-type="float">
            <text:p>-4488.51194123238</text:p>
          </table:table-cell>
        </table:table-row>
        <table:table-row table:style-name="ro1">
          <table:table-cell office:value-type="float" office:value="23722" calcext:value-type="float">
            <text:p>23722</text:p>
          </table:table-cell>
          <table:table-cell office:value-type="string" calcext:value-type="string">
            <text:p>Wind_WE</text:p>
          </table:table-cell>
          <table:table-cell office:value-type="float" office:value="-2589.96591578942" calcext:value-type="float">
            <text:p>-2589.96591578942</text:p>
          </table:table-cell>
        </table:table-row>
        <table:table-row table:style-name="ro1">
          <table:table-cell office:value-type="float" office:value="23047" calcext:value-type="float">
            <text:p>23047</text:p>
          </table:table-cell>
          <table:table-cell office:value-type="string" calcext:value-type="string">
            <text:p>Wind_WE</text:p>
          </table:table-cell>
          <table:table-cell office:value-type="float" office:value="-5183.25462461443" calcext:value-type="float">
            <text:p>-5183.25462461443</text:p>
          </table:table-cell>
        </table:table-row>
        <table:table-row table:style-name="ro1">
          <table:table-cell office:value-type="float" office:value="23995" calcext:value-type="float">
            <text:p>23995</text:p>
          </table:table-cell>
          <table:table-cell office:value-type="string" calcext:value-type="string">
            <text:p>Wind_WE</text:p>
          </table:table-cell>
          <table:table-cell office:value-type="float" office:value="636.446782554679" calcext:value-type="float">
            <text:p>636.446782554679</text:p>
          </table:table-cell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string" calcext:value-type="string">
            <text:p>Wind_WE</text:p>
          </table:table-cell>
          <table:table-cell office:value-type="float" office:value="-4874.86031954294" calcext:value-type="float">
            <text:p>-4874.86031954294</text:p>
          </table:table-cell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string" calcext:value-type="string">
            <text:p>Wind_WE</text:p>
          </table:table-cell>
          <table:table-cell office:value-type="float" office:value="-4476.06899462934" calcext:value-type="float">
            <text:p>-4476.06899462934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Wind_WE</text:p>
          </table:table-cell>
          <table:table-cell office:value-type="float" office:value="679.88649145229" calcext:value-type="float">
            <text:p>679.88649145229</text:p>
          </table:table-cell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string" calcext:value-type="string">
            <text:p>Wind_WE</text:p>
          </table:table-cell>
          <table:table-cell office:value-type="float" office:value="-3318.50048314758" calcext:value-type="float">
            <text:p>-3318.50048314758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string" calcext:value-type="string">
            <text:p>Wind_WE</text:p>
          </table:table-cell>
          <table:table-cell office:value-type="float" office:value="-3966.96836303204" calcext:value-type="float">
            <text:p>-3966.96836303204</text:p>
          </table:table-cell>
        </table:table-row>
        <table:table-row table:style-name="ro1">
          <table:table-cell office:value-type="float" office:value="23824" calcext:value-type="float">
            <text:p>23824</text:p>
          </table:table-cell>
          <table:table-cell office:value-type="string" calcext:value-type="string">
            <text:p>Wind_WE</text:p>
          </table:table-cell>
          <table:table-cell office:value-type="float" office:value="-4172.35365163772" calcext:value-type="float">
            <text:p>-4172.35365163772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Wind_WE</text:p>
          </table:table-cell>
          <table:table-cell office:value-type="float" office:value="-3330.9470325477" calcext:value-type="float">
            <text:p>-3330.9470325477</text:p>
          </table:table-cell>
        </table:table-row>
        <table:table-row table:style-name="ro1">
          <table:table-cell office:value-type="float" office:value="23052" calcext:value-type="float">
            <text:p>23052</text:p>
          </table:table-cell>
          <table:table-cell office:value-type="string" calcext:value-type="string">
            <text:p>Wind_WE</text:p>
          </table:table-cell>
          <table:table-cell office:value-type="float" office:value="-2523.46934016581" calcext:value-type="float">
            <text:p>-2523.46934016581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string" calcext:value-type="string">
            <text:p>Wind_WE</text:p>
          </table:table-cell>
          <table:table-cell office:value-type="float" office:value="-1881.60917763032" calcext:value-type="float">
            <text:p>-1881.60917763032</text:p>
          </table:table-cell>
        </table:table-row>
        <table:table-row table:style-name="ro1">
          <table:table-cell office:value-type="float" office:value="23053" calcext:value-type="float">
            <text:p>23053</text:p>
          </table:table-cell>
          <table:table-cell office:value-type="string" calcext:value-type="string">
            <text:p>Wind_WE</text:p>
          </table:table-cell>
          <table:table-cell office:value-type="float" office:value="-1561.76990916593" calcext:value-type="float">
            <text:p>-1561.76990916593</text:p>
          </table:table-cell>
        </table:table-row>
        <table:table-row table:style-name="ro1">
          <table:table-cell office:value-type="float" office:value="23054" calcext:value-type="float">
            <text:p>23054</text:p>
          </table:table-cell>
          <table:table-cell office:value-type="string" calcext:value-type="string">
            <text:p>Wind_WE</text:p>
          </table:table-cell>
          <table:table-cell office:value-type="float" office:value="-305.832917162104" calcext:value-type="float">
            <text:p>-305.832917162104</text:p>
          </table:table-cell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string" calcext:value-type="string">
            <text:p>Wind_WE</text:p>
          </table:table-cell>
          <table:table-cell office:value-type="float" office:value="-509.583120849502" calcext:value-type="float">
            <text:p>-509.583120849502</text:p>
          </table:table-cell>
        </table:table-row>
        <table:table-row table:style-name="ro1">
          <table:table-cell office:value-type="float" office:value="23055" calcext:value-type="float">
            <text:p>23055</text:p>
          </table:table-cell>
          <table:table-cell office:value-type="string" calcext:value-type="string">
            <text:p>Wind_WE</text:p>
          </table:table-cell>
          <table:table-cell office:value-type="float" office:value="887.889356869942" calcext:value-type="float">
            <text:p>887.889356869942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string" calcext:value-type="string">
            <text:p>Wind_WE</text:p>
          </table:table-cell>
          <table:table-cell office:value-type="float" office:value="-4597.66436502846" calcext:value-type="float">
            <text:p>-4597.66436502846</text:p>
          </table:table-cell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string" calcext:value-type="string">
            <text:p>Wind_WE</text:p>
          </table:table-cell>
          <table:table-cell office:value-type="float" office:value="16.9021712309187" calcext:value-type="float">
            <text:p>16.9021712309187</text:p>
          </table:table-cell>
        </table:table-row>
        <table:table-row table:style-name="ro1">
          <table:table-cell office:value-type="float" office:value="23812" calcext:value-type="float">
            <text:p>23812</text:p>
          </table:table-cell>
          <table:table-cell office:value-type="string" calcext:value-type="string">
            <text:p>Wind_WE</text:p>
          </table:table-cell>
          <table:table-cell office:value-type="float" office:value="611.208850620019" calcext:value-type="float">
            <text:p>611.208850620019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  <table:table-cell office:value-type="string" calcext:value-type="string">
            <text:p>Wind_WE</text:p>
          </table:table-cell>
          <table:table-cell office:value-type="float" office:value="2872.19972019921" calcext:value-type="float">
            <text:p>2872.19972019921</text:p>
          </table:table-cell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string" calcext:value-type="string">
            <text:p>Wind_WE</text:p>
          </table:table-cell>
          <table:table-cell office:value-type="float" office:value="1366.43417478623" calcext:value-type="float">
            <text:p>1366.43417478623</text:p>
          </table:table-cell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string" calcext:value-type="string">
            <text:p>Wind_WE</text:p>
          </table:table-cell>
          <table:table-cell office:value-type="float" office:value="-4253.30662260242" calcext:value-type="float">
            <text:p>-4253.30662260242</text:p>
          </table:table-cell>
        </table:table-row>
        <table:table-row table:style-name="ro1">
          <table:table-cell office:value-type="float" office:value="23977" calcext:value-type="float">
            <text:p>23977</text:p>
          </table:table-cell>
          <table:table-cell office:value-type="string" calcext:value-type="string">
            <text:p>Wind_WE</text:p>
          </table:table-cell>
          <table:table-cell office:value-type="float" office:value="-5835.9988365093" calcext:value-type="float">
            <text:p>-5835.9988365093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string" calcext:value-type="string">
            <text:p>Wind_WE</text:p>
          </table:table-cell>
          <table:table-cell office:value-type="float" office:value="-999.8957654564" calcext:value-type="float">
            <text:p>-999.8957654564</text:p>
          </table:table-cell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Wind_WE</text:p>
          </table:table-cell>
          <table:table-cell office:value-type="float" office:value="-4543.10639326229" calcext:value-type="float">
            <text:p>-4543.10639326229</text:p>
          </table:table-cell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Wind_WE</text:p>
          </table:table-cell>
          <table:table-cell office:value-type="float" office:value="-11.0505757744993" calcext:value-type="float">
            <text:p>-11.0505757744993</text:p>
          </table:table-cell>
        </table:table-row>
        <table:table-row table:style-name="ro1">
          <table:table-cell office:value-type="float" office:value="23817" calcext:value-type="float">
            <text:p>23817</text:p>
          </table:table-cell>
          <table:table-cell office:value-type="string" calcext:value-type="string">
            <text:p>Wind_WE</text:p>
          </table:table-cell>
          <table:table-cell office:value-type="float" office:value="-3888.10983774644" calcext:value-type="float">
            <text:p>-3888.10983774644</text:p>
          </table:table-cell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string" calcext:value-type="string">
            <text:p>Wind_WE</text:p>
          </table:table-cell>
          <table:table-cell office:value-type="float" office:value="11370.3635266043" calcext:value-type="float">
            <text:p>11370.3635266043</text:p>
          </table:table-cell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Wind_WE</text:p>
          </table:table-cell>
          <table:table-cell office:value-type="float" office:value="6962.27852062035" calcext:value-type="float">
            <text:p>6962.27852062035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Wind_WE</text:p>
          </table:table-cell>
          <table:table-cell office:value-type="float" office:value="-4471.7311976278" calcext:value-type="float">
            <text:p>-4471.7311976278</text:p>
          </table:table-cell>
        </table:table-row>
        <table:table-row table:style-name="ro1">
          <table:table-cell office:value-type="float" office:value="23237" calcext:value-type="float">
            <text:p>23237</text:p>
          </table:table-cell>
          <table:table-cell office:value-type="string" calcext:value-type="string">
            <text:p>Wind_WE</text:p>
          </table:table-cell>
          <table:table-cell office:value-type="float" office:value="2444.1478168193" calcext:value-type="float">
            <text:p>2444.1478168193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string" calcext:value-type="string">
            <text:p>Wind_WE</text:p>
          </table:table-cell>
          <table:table-cell office:value-type="float" office:value="-1757.56019402105" calcext:value-type="float">
            <text:p>-1757.56019402105</text:p>
          </table:table-cell>
        </table:table-row>
        <table:table-row table:style-name="ro1">
          <table:table-cell office:value-type="float" office:value="23238" calcext:value-type="float">
            <text:p>23238</text:p>
          </table:table-cell>
          <table:table-cell office:value-type="string" calcext:value-type="string">
            <text:p>Wind_WE</text:p>
          </table:table-cell>
          <table:table-cell office:value-type="float" office:value="1260.14917222064" calcext:value-type="float">
            <text:p>1260.14917222064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Wind_WE</text:p>
          </table:table-cell>
          <table:table-cell office:value-type="float" office:value="19.5040544708722" calcext:value-type="float">
            <text:p>19.5040544708722</text:p>
          </table:table-cell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string" calcext:value-type="string">
            <text:p>Wind_WE</text:p>
          </table:table-cell>
          <table:table-cell office:value-type="float" office:value="-4596.95866235145" calcext:value-type="float">
            <text:p>-4596.95866235145</text:p>
          </table:table-cell>
        </table:table-row>
        <table:table-row table:style-name="ro1">
          <table:table-cell office:value-type="float" office:value="23443" calcext:value-type="float">
            <text:p>23443</text:p>
          </table:table-cell>
          <table:table-cell office:value-type="string" calcext:value-type="string">
            <text:p>Wind_NS</text:p>
          </table:table-cell>
          <table:table-cell office:value-type="float" office:value="0.00286839315362863" calcext:value-type="float">
            <text:p>0.002868393153629</text:p>
          </table:table-cell>
        </table:table-row>
        <table:table-row table:style-name="ro1">
          <table:table-cell office:value-type="float" office:value="23718" calcext:value-type="float">
            <text:p>23718</text:p>
          </table:table-cell>
          <table:table-cell office:value-type="string" calcext:value-type="string">
            <text:p>Wind_NS</text:p>
          </table:table-cell>
          <table:table-cell office:value-type="float" office:value="-2.49683392792092" calcext:value-type="float">
            <text:p>-2.49683392792092</text:p>
          </table:table-cell>
        </table:table-row>
        <table:table-row table:style-name="ro1">
          <table:table-cell office:value-type="float" office:value="23240" calcext:value-type="float">
            <text:p>23240</text:p>
          </table:table-cell>
          <table:table-cell office:value-type="string" calcext:value-type="string">
            <text:p>Wind_NS</text:p>
          </table:table-cell>
          <table:table-cell office:value-type="float" office:value="-0.116438255134436" calcext:value-type="float">
            <text:p>-0.116438255134436</text:p>
          </table:table-cell>
        </table:table-row>
        <table:table-row table:style-name="ro1">
          <table:table-cell office:value-type="float" office:value="23623" calcext:value-type="float">
            <text:p>23623</text:p>
          </table:table-cell>
          <table:table-cell office:value-type="string" calcext:value-type="string">
            <text:p>Wind_NS</text:p>
          </table:table-cell>
          <table:table-cell office:value-type="float" office:value="-0.0632078416501876" calcext:value-type="float">
            <text:p>-0.063207841650188</text:p>
          </table:table-cell>
        </table:table-row>
        <table:table-row table:style-name="ro1">
          <table:table-cell office:value-type="float" office:value="23445" calcext:value-type="float">
            <text:p>23445</text:p>
          </table:table-cell>
          <table:table-cell office:value-type="string" calcext:value-type="string">
            <text:p>Wind_NS</text:p>
          </table:table-cell>
          <table:table-cell office:value-type="float" office:value="-0.0283851584098104" calcext:value-type="float">
            <text:p>-0.02838515840981</text:p>
          </table:table-cell>
        </table:table-row>
        <table:table-row table:style-name="ro1">
          <table:table-cell office:value-type="float" office:value="23431" calcext:value-type="float">
            <text:p>23431</text:p>
          </table:table-cell>
          <table:table-cell office:value-type="string" calcext:value-type="string">
            <text:p>Wind_NS</text:p>
          </table:table-cell>
          <table:table-cell office:value-type="float" office:value="2.68045348687354" calcext:value-type="float">
            <text:p>2.68045348687354</text:p>
          </table:table-cell>
        </table:table-row>
        <table:table-row table:style-name="ro1">
          <table:table-cell office:value-type="float" office:value="23827" calcext:value-type="float">
            <text:p>23827</text:p>
          </table:table-cell>
          <table:table-cell office:value-type="string" calcext:value-type="string">
            <text:p>Wind_NS</text:p>
          </table:table-cell>
          <table:table-cell office:value-type="float" office:value="12.9464071696114" calcext:value-type="float">
            <text:p>12.9464071696114</text:p>
          </table:table-cell>
        </table:table-row>
        <table:table-row table:style-name="ro1">
          <table:table-cell office:value-type="float" office:value="23446" calcext:value-type="float">
            <text:p>23446</text:p>
          </table:table-cell>
          <table:table-cell office:value-type="string" calcext:value-type="string">
            <text:p>Wind_NS</text:p>
          </table:table-cell>
          <table:table-cell office:value-type="float" office:value="-0.0432264802696132" calcext:value-type="float">
            <text:p>-0.043226480269613</text:p>
          </table:table-cell>
        </table:table-row>
        <table:table-row table:style-name="ro1">
          <table:table-cell office:value-type="float" office:value="23239" calcext:value-type="float">
            <text:p>23239</text:p>
          </table:table-cell>
          <table:table-cell office:value-type="string" calcext:value-type="string">
            <text:p>Wind_NS</text:p>
          </table:table-cell>
          <table:table-cell office:value-type="float" office:value="-0.125372070372303" calcext:value-type="float">
            <text:p>-0.125372070372303</text:p>
          </table:table-cell>
        </table:table-row>
        <table:table-row table:style-name="ro1">
          <table:table-cell office:value-type="float" office:value="23997" calcext:value-type="float">
            <text:p>23997</text:p>
          </table:table-cell>
          <table:table-cell office:value-type="string" calcext:value-type="string">
            <text:p>Wind_NS</text:p>
          </table:table-cell>
          <table:table-cell office:value-type="float" office:value="-828.550068386338" calcext:value-type="float">
            <text:p>-828.550068386338</text:p>
          </table:table-cell>
        </table:table-row>
        <table:table-row table:style-name="ro1">
          <table:table-cell office:value-type="float" office:value="23447" calcext:value-type="float">
            <text:p>23447</text:p>
          </table:table-cell>
          <table:table-cell office:value-type="string" calcext:value-type="string">
            <text:p>Wind_NS</text:p>
          </table:table-cell>
          <table:table-cell office:value-type="float" office:value="-0.0577816814388983" calcext:value-type="float">
            <text:p>-0.057781681438898</text:p>
          </table:table-cell>
        </table:table-row>
        <table:table-row table:style-name="ro1">
          <table:table-cell office:value-type="float" office:value="23810" calcext:value-type="float">
            <text:p>23810</text:p>
          </table:table-cell>
          <table:table-cell office:value-type="string" calcext:value-type="string">
            <text:p>Wind_NS</text:p>
          </table:table-cell>
          <table:table-cell office:value-type="float" office:value="13.5562344627085" calcext:value-type="float">
            <text:p>13.5562344627085</text:p>
          </table:table-cell>
        </table:table-row>
        <table:table-row table:style-name="ro1">
          <table:table-cell office:value-type="float" office:value="23286" calcext:value-type="float">
            <text:p>23286</text:p>
          </table:table-cell>
          <table:table-cell office:value-type="string" calcext:value-type="string">
            <text:p>Wind_NS</text:p>
          </table:table-cell>
          <table:table-cell office:value-type="float" office:value="-0.0507811150973411" calcext:value-type="float">
            <text:p>-0.050781115097341</text:p>
          </table:table-cell>
        </table:table-row>
        <table:table-row table:style-name="ro1">
          <table:table-cell office:value-type="float" office:value="23287" calcext:value-type="float">
            <text:p>23287</text:p>
          </table:table-cell>
          <table:table-cell office:value-type="string" calcext:value-type="string">
            <text:p>Wind_NS</text:p>
          </table:table-cell>
          <table:table-cell office:value-type="float" office:value="-0.0391872570746865" calcext:value-type="float">
            <text:p>-0.039187257074687</text:p>
          </table:table-cell>
        </table:table-row>
        <table:table-row table:style-name="ro1">
          <table:table-cell office:value-type="float" office:value="23832" calcext:value-type="float">
            <text:p>23832</text:p>
          </table:table-cell>
          <table:table-cell office:value-type="string" calcext:value-type="string">
            <text:p>Wind_NS</text:p>
          </table:table-cell>
          <table:table-cell office:value-type="float" office:value="696.896668211988" calcext:value-type="float">
            <text:p>696.896668211988</text:p>
          </table:table-cell>
        </table:table-row>
        <table:table-row table:style-name="ro1">
          <table:table-cell office:value-type="float" office:value="23450" calcext:value-type="float">
            <text:p>23450</text:p>
          </table:table-cell>
          <table:table-cell office:value-type="string" calcext:value-type="string">
            <text:p>Wind_NS</text:p>
          </table:table-cell>
          <table:table-cell office:value-type="float" office:value="-0.0827925913013299" calcext:value-type="float">
            <text:p>-0.08279259130133</text:p>
          </table:table-cell>
        </table:table-row>
        <table:table-row table:style-name="ro1">
          <table:table-cell office:value-type="float" office:value="23613" calcext:value-type="float">
            <text:p>23613</text:p>
          </table:table-cell>
          <table:table-cell office:value-type="string" calcext:value-type="string">
            <text:p>Wind_NS</text:p>
          </table:table-cell>
          <table:table-cell office:value-type="float" office:value="-0.0718285411886697" calcext:value-type="float">
            <text:p>-0.07182854118867</text:p>
          </table:table-cell>
        </table:table-row>
        <table:table-row table:style-name="ro1">
          <table:table-cell office:value-type="float" office:value="25460" calcext:value-type="float">
            <text:p>25460</text:p>
          </table:table-cell>
          <table:table-cell office:value-type="string" calcext:value-type="string">
            <text:p>Wind_NS</text:p>
          </table:table-cell>
          <table:table-cell office:value-type="float" office:value="-504.958336874845" calcext:value-type="float">
            <text:p>-504.958336874845</text:p>
          </table:table-cell>
        </table:table-row>
        <table:table-row table:style-name="ro1">
          <table:table-cell office:value-type="float" office:value="23451" calcext:value-type="float">
            <text:p>23451</text:p>
          </table:table-cell>
          <table:table-cell office:value-type="string" calcext:value-type="string">
            <text:p>Wind_NS</text:p>
          </table:table-cell>
          <table:table-cell office:value-type="float" office:value="-0.101739182882312" calcext:value-type="float">
            <text:p>-0.101739182882312</text:p>
          </table:table-cell>
        </table:table-row>
        <table:table-row table:style-name="ro1">
          <table:table-cell office:value-type="float" office:value="23815" calcext:value-type="float">
            <text:p>23815</text:p>
          </table:table-cell>
          <table:table-cell office:value-type="string" calcext:value-type="string">
            <text:p>Wind_NS</text:p>
          </table:table-cell>
          <table:table-cell office:value-type="float" office:value="-1.56350336671198" calcext:value-type="float">
            <text:p>-1.56350336671198</text:p>
          </table:table-cell>
        </table:table-row>
        <table:table-row table:style-name="ro1">
          <table:table-cell office:value-type="float" office:value="23294" calcext:value-type="float">
            <text:p>23294</text:p>
          </table:table-cell>
          <table:table-cell office:value-type="string" calcext:value-type="string">
            <text:p>Wind_NS</text:p>
          </table:table-cell>
          <table:table-cell office:value-type="float" office:value="0.0218635827456973" calcext:value-type="float">
            <text:p>0.021863582745697</text:p>
          </table:table-cell>
        </table:table-row>
        <table:table-row table:style-name="ro1">
          <table:table-cell office:value-type="float" office:value="23290" calcext:value-type="float">
            <text:p>23290</text:p>
          </table:table-cell>
          <table:table-cell office:value-type="string" calcext:value-type="string">
            <text:p>Wind_NS</text:p>
          </table:table-cell>
          <table:table-cell office:value-type="float" office:value="-0.0105752330748247" calcext:value-type="float">
            <text:p>-0.010575233074825</text:p>
          </table:table-cell>
        </table:table-row>
        <table:table-row table:style-name="ro1">
          <table:table-cell office:value-type="float" office:value="23444" calcext:value-type="float">
            <text:p>23444</text:p>
          </table:table-cell>
          <table:table-cell office:value-type="string" calcext:value-type="string">
            <text:p>Wind_NS</text:p>
          </table:table-cell>
          <table:table-cell office:value-type="float" office:value="-0.0128682971856471" calcext:value-type="float">
            <text:p>-0.012868297185647</text:p>
          </table:table-cell>
        </table:table-row>
        <table:table-row table:style-name="ro1">
          <table:table-cell office:value-type="float" office:value="23453" calcext:value-type="float">
            <text:p>23453</text:p>
          </table:table-cell>
          <table:table-cell office:value-type="string" calcext:value-type="string">
            <text:p>Wind_NS</text:p>
          </table:table-cell>
          <table:table-cell office:value-type="float" office:value="-0.127010712238312" calcext:value-type="float">
            <text:p>-0.127010712238312</text:p>
          </table:table-cell>
        </table:table-row>
        <table:table-row table:style-name="ro1">
          <table:table-cell office:value-type="float" office:value="23993" calcext:value-type="float">
            <text:p>23993</text:p>
          </table:table-cell>
          <table:table-cell office:value-type="string" calcext:value-type="string">
            <text:p>Wind_NS</text:p>
          </table:table-cell>
          <table:table-cell office:value-type="float" office:value="63.6001282005929" calcext:value-type="float">
            <text:p>63.6001282005929</text:p>
          </table:table-cell>
        </table:table-row>
        <table:table-row table:style-name="ro1">
          <table:table-cell office:value-type="float" office:value="23454" calcext:value-type="float">
            <text:p>23454</text:p>
          </table:table-cell>
          <table:table-cell office:value-type="string" calcext:value-type="string">
            <text:p>Wind_NS</text:p>
          </table:table-cell>
          <table:table-cell office:value-type="float" office:value="0.869246083347232" calcext:value-type="float">
            <text:p>0.869246083347232</text:p>
          </table:table-cell>
        </table:table-row>
        <table:table-row table:style-name="ro1">
          <table:table-cell office:value-type="float" office:value="25465" calcext:value-type="float">
            <text:p>25465</text:p>
          </table:table-cell>
          <table:table-cell office:value-type="string" calcext:value-type="string">
            <text:p>Wind_NS</text:p>
          </table:table-cell>
          <table:table-cell office:value-type="float" office:value="-49.6257175892714" calcext:value-type="float">
            <text:p>-49.6257175892714</text:p>
          </table:table-cell>
        </table:table-row>
        <table:table-row table:style-name="ro1">
          <table:table-cell office:value-type="float" office:value="23293" calcext:value-type="float">
            <text:p>23293</text:p>
          </table:table-cell>
          <table:table-cell office:value-type="string" calcext:value-type="string">
            <text:p>Wind_NS</text:p>
          </table:table-cell>
          <table:table-cell office:value-type="float" office:value="0.0137350382028448" calcext:value-type="float">
            <text:p>0.013735038202845</text:p>
          </table:table-cell>
        </table:table-row>
        <table:table-row table:style-name="ro1">
          <table:table-cell office:value-type="float" office:value="23599" calcext:value-type="float">
            <text:p>23599</text:p>
          </table:table-cell>
          <table:table-cell office:value-type="string" calcext:value-type="string">
            <text:p>Wind_NS</text:p>
          </table:table-cell>
          <table:table-cell office:value-type="float" office:value="0.148271116969045" calcext:value-type="float">
            <text:p>0.148271116969045</text:p>
          </table:table-cell>
        </table:table-row>
        <table:table-row table:style-name="ro1">
          <table:table-cell office:value-type="float" office:value="23691" calcext:value-type="float">
            <text:p>23691</text:p>
          </table:table-cell>
          <table:table-cell office:value-type="string" calcext:value-type="string">
            <text:p>Wind_NS</text:p>
          </table:table-cell>
          <table:table-cell office:value-type="float" office:value="-0.0781864727182555" calcext:value-type="float">
            <text:p>-0.078186472718256</text:p>
          </table:table-cell>
        </table:table-row>
        <table:table-row table:style-name="ro1">
          <table:table-cell office:value-type="float" office:value="23606" calcext:value-type="float">
            <text:p>23606</text:p>
          </table:table-cell>
          <table:table-cell office:value-type="string" calcext:value-type="string">
            <text:p>Wind_NS</text:p>
          </table:table-cell>
          <table:table-cell office:value-type="float" office:value="-2.73414800149464" calcext:value-type="float">
            <text:p>-2.73414800149464</text:p>
          </table:table-cell>
        </table:table-row>
        <table:table-row table:style-name="ro1">
          <table:table-cell office:value-type="float" office:value="23295" calcext:value-type="float">
            <text:p>23295</text:p>
          </table:table-cell>
          <table:table-cell office:value-type="string" calcext:value-type="string">
            <text:p>Wind_NS</text:p>
          </table:table-cell>
          <table:table-cell office:value-type="float" office:value="0.0302443298274601" calcext:value-type="float">
            <text:p>0.03024432982746</text:p>
          </table:table-cell>
        </table:table-row>
        <table:table-row table:style-name="ro1">
          <table:table-cell office:value-type="float" office:value="23621" calcext:value-type="float">
            <text:p>23621</text:p>
          </table:table-cell>
          <table:table-cell office:value-type="string" calcext:value-type="string">
            <text:p>Wind_NS</text:p>
          </table:table-cell>
          <table:table-cell office:value-type="float" office:value="-0.0328552184966873" calcext:value-type="float">
            <text:p>-0.032855218496687</text:p>
          </table:table-cell>
        </table:table-row>
        <table:table-row table:style-name="ro1">
          <table:table-cell office:value-type="float" office:value="23614" calcext:value-type="float">
            <text:p>23614</text:p>
          </table:table-cell>
          <table:table-cell office:value-type="string" calcext:value-type="string">
            <text:p>Wind_NS</text:p>
          </table:table-cell>
          <table:table-cell office:value-type="float" office:value="-0.964521672561905" calcext:value-type="float">
            <text:p>-0.964521672561905</text:p>
          </table:table-cell>
        </table:table-row>
        <table:table-row table:style-name="ro1">
          <table:table-cell office:value-type="float" office:value="23235" calcext:value-type="float">
            <text:p>23235</text:p>
          </table:table-cell>
          <table:table-cell office:value-type="string" calcext:value-type="string">
            <text:p>Wind_NS</text:p>
          </table:table-cell>
          <table:table-cell office:value-type="float" office:value="-0.0528536908132638" calcext:value-type="float">
            <text:p>-0.052853690813264</text:p>
          </table:table-cell>
        </table:table-row>
        <table:table-row table:style-name="ro1">
          <table:table-cell office:value-type="float" office:value="23825" calcext:value-type="float">
            <text:p>23825</text:p>
          </table:table-cell>
          <table:table-cell office:value-type="string" calcext:value-type="string">
            <text:p>Wind_NS</text:p>
          </table:table-cell>
          <table:table-cell office:value-type="float" office:value="7.72173672393303" calcext:value-type="float">
            <text:p>7.72173672393303</text:p>
          </table:table-cell>
        </table:table-row>
        <table:table-row table:style-name="ro1">
          <table:table-cell office:value-type="float" office:value="23297" calcext:value-type="float">
            <text:p>23297</text:p>
          </table:table-cell>
          <table:table-cell office:value-type="string" calcext:value-type="string">
            <text:p>Wind_NS</text:p>
          </table:table-cell>
          <table:table-cell office:value-type="float" office:value="0.0496482561970787" calcext:value-type="float">
            <text:p>0.049648256197079</text:p>
          </table:table-cell>
        </table:table-row>
        <table:table-row table:style-name="ro1">
          <table:table-cell office:value-type="float" office:value="23298" calcext:value-type="float">
            <text:p>23298</text:p>
          </table:table-cell>
          <table:table-cell office:value-type="string" calcext:value-type="string">
            <text:p>Wind_NS</text:p>
          </table:table-cell>
          <table:table-cell office:value-type="float" office:value="0.064576879622233" calcext:value-type="float">
            <text:p>0.064576879622233</text:p>
          </table:table-cell>
        </table:table-row>
        <table:table-row table:style-name="ro1">
          <table:table-cell office:value-type="float" office:value="23795" calcext:value-type="float">
            <text:p>23795</text:p>
          </table:table-cell>
          <table:table-cell office:value-type="string" calcext:value-type="string">
            <text:p>Wind_NS</text:p>
          </table:table-cell>
          <table:table-cell office:value-type="float" office:value="20.5644045892279" calcext:value-type="float">
            <text:p>20.5644045892279</text:p>
          </table:table-cell>
        </table:table-row>
        <table:table-row table:style-name="ro1">
          <table:table-cell office:value-type="float" office:value="23284" calcext:value-type="float">
            <text:p>23284</text:p>
          </table:table-cell>
          <table:table-cell office:value-type="string" calcext:value-type="string">
            <text:p>Wind_NS</text:p>
          </table:table-cell>
          <table:table-cell office:value-type="float" office:value="0.0705095714193859" calcext:value-type="float">
            <text:p>0.070509571419386</text:p>
          </table:table-cell>
        </table:table-row>
        <table:table-row table:style-name="ro1">
          <table:table-cell office:value-type="float" office:value="23390" calcext:value-type="float">
            <text:p>23390</text:p>
          </table:table-cell>
          <table:table-cell office:value-type="string" calcext:value-type="string">
            <text:p>Wind_NS</text:p>
          </table:table-cell>
          <table:table-cell office:value-type="float" office:value="0.0978331872580662" calcext:value-type="float">
            <text:p>0.097833187258066</text:p>
          </table:table-cell>
        </table:table-row>
        <table:table-row table:style-name="ro1">
          <table:table-cell office:value-type="float" office:value="23692" calcext:value-type="float">
            <text:p>23692</text:p>
          </table:table-cell>
          <table:table-cell office:value-type="string" calcext:value-type="string">
            <text:p>Wind_NS</text:p>
          </table:table-cell>
          <table:table-cell office:value-type="float" office:value="-0.0942514257571534" calcext:value-type="float">
            <text:p>-0.094251425757153</text:p>
          </table:table-cell>
        </table:table-row>
        <table:table-row table:style-name="ro1">
          <table:table-cell office:value-type="float" office:value="23830" calcext:value-type="float">
            <text:p>23830</text:p>
          </table:table-cell>
          <table:table-cell office:value-type="string" calcext:value-type="string">
            <text:p>Wind_NS</text:p>
          </table:table-cell>
          <table:table-cell office:value-type="float" office:value="78.8972097410877" calcext:value-type="float">
            <text:p>78.8972097410877</text:p>
          </table:table-cell>
        </table:table-row>
        <table:table-row table:style-name="ro1">
          <table:table-cell office:value-type="float" office:value="23391" calcext:value-type="float">
            <text:p>23391</text:p>
          </table:table-cell>
          <table:table-cell office:value-type="string" calcext:value-type="string">
            <text:p>Wind_NS</text:p>
          </table:table-cell>
          <table:table-cell office:value-type="float" office:value="0.102369811799476" calcext:value-type="float">
            <text:p>0.102369811799476</text:p>
          </table:table-cell>
        </table:table-row>
        <table:table-row table:style-name="ro1">
          <table:table-cell office:value-type="float" office:value="23296" calcext:value-type="float">
            <text:p>23296</text:p>
          </table:table-cell>
          <table:table-cell office:value-type="string" calcext:value-type="string">
            <text:p>Wind_NS</text:p>
          </table:table-cell>
          <table:table-cell office:value-type="float" office:value="0.0396114826006364" calcext:value-type="float">
            <text:p>0.039611482600636</text:p>
          </table:table-cell>
        </table:table-row>
        <table:table-row table:style-name="ro1">
          <table:table-cell office:value-type="float" office:value="25458" calcext:value-type="float">
            <text:p>25458</text:p>
          </table:table-cell>
          <table:table-cell office:value-type="string" calcext:value-type="string">
            <text:p>Wind_NS</text:p>
          </table:table-cell>
          <table:table-cell office:value-type="float" office:value="-841.753999808158" calcext:value-type="float">
            <text:p>-841.753999808158</text:p>
          </table:table-cell>
        </table:table-row>
        <table:table-row table:style-name="ro1">
          <table:table-cell office:value-type="float" office:value="23392" calcext:value-type="float">
            <text:p>23392</text:p>
          </table:table-cell>
          <table:table-cell office:value-type="string" calcext:value-type="string">
            <text:p>Wind_NS</text:p>
          </table:table-cell>
          <table:table-cell office:value-type="float" office:value="0.52650689869759" calcext:value-type="float">
            <text:p>0.52650689869759</text:p>
          </table:table-cell>
        </table:table-row>
        <table:table-row table:style-name="ro1">
          <table:table-cell office:value-type="float" office:value="23813" calcext:value-type="float">
            <text:p>23813</text:p>
          </table:table-cell>
          <table:table-cell office:value-type="string" calcext:value-type="string">
            <text:p>Wind_NS</text:p>
          </table:table-cell>
          <table:table-cell office:value-type="float" office:value="-2.43705457615562" calcext:value-type="float">
            <text:p>-2.43705457615562</text:p>
          </table:table-cell>
        </table:table-row>
        <table:table-row table:style-name="ro1">
          <table:table-cell office:value-type="float" office:value="23277" calcext:value-type="float">
            <text:p>23277</text:p>
          </table:table-cell>
          <table:table-cell office:value-type="string" calcext:value-type="string">
            <text:p>Wind_NS</text:p>
          </table:table-cell>
          <table:table-cell office:value-type="float" office:value="-0.0494817295933498" calcext:value-type="float">
            <text:p>-0.04948172959335</text:p>
          </table:table-cell>
        </table:table-row>
        <table:table-row table:style-name="ro1">
          <table:table-cell office:value-type="float" office:value="23389" calcext:value-type="float">
            <text:p>23389</text:p>
          </table:table-cell>
          <table:table-cell office:value-type="string" calcext:value-type="string">
            <text:p>Wind_NS</text:p>
          </table:table-cell>
          <table:table-cell office:value-type="float" office:value="1.28290377455233" calcext:value-type="float">
            <text:p>1.28290377455233</text:p>
          </table:table-cell>
        </table:table-row>
        <table:table-row table:style-name="ro1">
          <table:table-cell office:value-type="float" office:value="23417" calcext:value-type="float">
            <text:p>23417</text:p>
          </table:table-cell>
          <table:table-cell office:value-type="string" calcext:value-type="string">
            <text:p>Wind_NS</text:p>
          </table:table-cell>
          <table:table-cell office:value-type="float" office:value="-0.890519255145893" calcext:value-type="float">
            <text:p>-0.890519255145893</text:p>
          </table:table-cell>
        </table:table-row>
        <table:table-row table:style-name="ro1">
          <table:table-cell office:value-type="float" office:value="23984" calcext:value-type="float">
            <text:p>23984</text:p>
          </table:table-cell>
          <table:table-cell office:value-type="string" calcext:value-type="string">
            <text:p>Wind_NS</text:p>
          </table:table-cell>
          <table:table-cell office:value-type="float" office:value="-1395.33628376123" calcext:value-type="float">
            <text:p>-1395.33628376123</text:p>
          </table:table-cell>
        </table:table-row>
        <table:table-row table:style-name="ro1">
          <table:table-cell office:value-type="float" office:value="23424" calcext:value-type="float">
            <text:p>23424</text:p>
          </table:table-cell>
          <table:table-cell office:value-type="string" calcext:value-type="string">
            <text:p>Wind_NS</text:p>
          </table:table-cell>
          <table:table-cell office:value-type="float" office:value="-1.20169895985232" calcext:value-type="float">
            <text:p>-1.20169895985232</text:p>
          </table:table-cell>
        </table:table-row>
        <table:table-row table:style-name="ro1">
          <table:table-cell office:value-type="float" office:value="25463" calcext:value-type="float">
            <text:p>25463</text:p>
          </table:table-cell>
          <table:table-cell office:value-type="string" calcext:value-type="string">
            <text:p>Wind_NS</text:p>
          </table:table-cell>
          <table:table-cell office:value-type="float" office:value="-100.004091950382" calcext:value-type="float">
            <text:p>-100.004091950382</text:p>
          </table:table-cell>
        </table:table-row>
        <table:table-row table:style-name="ro1">
          <table:table-cell office:value-type="float" office:value="23432" calcext:value-type="float">
            <text:p>23432</text:p>
          </table:table-cell>
          <table:table-cell office:value-type="string" calcext:value-type="string">
            <text:p>Wind_NS</text:p>
          </table:table-cell>
          <table:table-cell office:value-type="float" office:value="-0.315900770617994" calcext:value-type="float">
            <text:p>-0.315900770617994</text:p>
          </table:table-cell>
        </table:table-row>
        <table:table-row table:style-name="ro1">
          <table:table-cell office:value-type="float" office:value="23818" calcext:value-type="float">
            <text:p>23818</text:p>
          </table:table-cell>
          <table:table-cell office:value-type="string" calcext:value-type="string">
            <text:p>Wind_NS</text:p>
          </table:table-cell>
          <table:table-cell office:value-type="float" office:value="0.0967485605906653" calcext:value-type="float">
            <text:p>0.096748560590665</text:p>
          </table:table-cell>
        </table:table-row>
        <table:table-row table:style-name="ro1">
          <table:table-cell office:value-type="float" office:value="23693" calcext:value-type="float">
            <text:p>23693</text:p>
          </table:table-cell>
          <table:table-cell office:value-type="string" calcext:value-type="string">
            <text:p>Wind_NS</text:p>
          </table:table-cell>
          <table:table-cell office:value-type="float" office:value="-0.11234615237633" calcext:value-type="float">
            <text:p>-0.11234615237633</text:p>
          </table:table-cell>
        </table:table-row>
        <table:table-row table:style-name="ro1">
          <table:table-cell office:value-type="float" office:value="23433" calcext:value-type="float">
            <text:p>23433</text:p>
          </table:table-cell>
          <table:table-cell office:value-type="string" calcext:value-type="string">
            <text:p>Wind_NS</text:p>
          </table:table-cell>
          <table:table-cell office:value-type="float" office:value="0.1460838985405" calcext:value-type="float">
            <text:p>0.1460838985405</text:p>
          </table:table-cell>
        </table:table-row>
        <table:table-row table:style-name="ro1">
          <table:table-cell office:value-type="float" office:value="23615" calcext:value-type="float">
            <text:p>23615</text:p>
          </table:table-cell>
          <table:table-cell office:value-type="string" calcext:value-type="string">
            <text:p>Wind_NS</text:p>
          </table:table-cell>
          <table:table-cell office:value-type="float" office:value="0.0277099562021747" calcext:value-type="float">
            <text:p>0.027709956202175</text:p>
          </table:table-cell>
        </table:table-row>
        <table:table-row table:style-name="ro1">
          <table:table-cell office:value-type="float" office:value="23434" calcext:value-type="float">
            <text:p>23434</text:p>
          </table:table-cell>
          <table:table-cell office:value-type="string" calcext:value-type="string">
            <text:p>Wind_NS</text:p>
          </table:table-cell>
          <table:table-cell office:value-type="float" office:value="0.0935273909360708" calcext:value-type="float">
            <text:p>0.093527390936071</text:p>
          </table:table-cell>
        </table:table-row>
        <table:table-row table:style-name="ro1">
          <table:table-cell office:value-type="float" office:value="23994" calcext:value-type="float">
            <text:p>23994</text:p>
          </table:table-cell>
          <table:table-cell office:value-type="string" calcext:value-type="string">
            <text:p>Wind_NS</text:p>
          </table:table-cell>
          <table:table-cell office:value-type="float" office:value="-307.097991597288" calcext:value-type="float">
            <text:p>-307.097991597288</text:p>
          </table:table-cell>
        </table:table-row>
        <table:table-row table:style-name="ro1">
          <table:table-cell office:value-type="float" office:value="23285" calcext:value-type="float">
            <text:p>23285</text:p>
          </table:table-cell>
          <table:table-cell office:value-type="string" calcext:value-type="string">
            <text:p>Wind_NS</text:p>
          </table:table-cell>
          <table:table-cell office:value-type="float" office:value="-0.0660418469788166" calcext:value-type="float">
            <text:p>-0.066041846978817</text:p>
          </table:table-cell>
        </table:table-row>
        <table:table-row table:style-name="ro1">
          <table:table-cell office:value-type="float" office:value="23619" calcext:value-type="float">
            <text:p>23619</text:p>
          </table:table-cell>
          <table:table-cell office:value-type="string" calcext:value-type="string">
            <text:p>Wind_NS</text:p>
          </table:table-cell>
          <table:table-cell office:value-type="float" office:value="-0.01097376417594" calcext:value-type="float">
            <text:p>-0.01097376417594</text:p>
          </table:table-cell>
        </table:table-row>
        <table:table-row table:style-name="ro1">
          <table:table-cell office:value-type="float" office:value="23435" calcext:value-type="float">
            <text:p>23435</text:p>
          </table:table-cell>
          <table:table-cell office:value-type="string" calcext:value-type="string">
            <text:p>Wind_NS</text:p>
          </table:table-cell>
          <table:table-cell office:value-type="float" office:value="0.119958591847232" calcext:value-type="float">
            <text:p>0.119958591847232</text:p>
          </table:table-cell>
        </table:table-row>
        <table:table-row table:style-name="ro1">
          <table:table-cell office:value-type="float" office:value="23436" calcext:value-type="float">
            <text:p>23436</text:p>
          </table:table-cell>
          <table:table-cell office:value-type="string" calcext:value-type="string">
            <text:p>Wind_NS</text:p>
          </table:table-cell>
          <table:table-cell office:value-type="float" office:value="0.103062971831994" calcext:value-type="float">
            <text:p>0.103062971831994</text:p>
          </table:table-cell>
        </table:table-row>
        <table:table-row table:style-name="ro1">
          <table:table-cell office:value-type="float" office:value="23823" calcext:value-type="float">
            <text:p>23823</text:p>
          </table:table-cell>
          <table:table-cell office:value-type="string" calcext:value-type="string">
            <text:p>Wind_NS</text:p>
          </table:table-cell>
          <table:table-cell office:value-type="float" office:value="4.49330647215303" calcext:value-type="float">
            <text:p>4.49330647215303</text:p>
          </table:table-cell>
        </table:table-row>
        <table:table-row table:style-name="ro1">
          <table:table-cell office:value-type="float" office:value="23437" calcext:value-type="float">
            <text:p>23437</text:p>
          </table:table-cell>
          <table:table-cell office:value-type="string" calcext:value-type="string">
            <text:p>Wind_NS</text:p>
          </table:table-cell>
          <table:table-cell office:value-type="float" office:value="0.0948498442453463" calcext:value-type="float">
            <text:p>0.094849844245346</text:p>
          </table:table-cell>
        </table:table-row>
        <table:table-row table:style-name="ro1">
          <table:table-cell office:value-type="float" office:value="23782" calcext:value-type="float">
            <text:p>23782</text:p>
          </table:table-cell>
          <table:table-cell office:value-type="string" calcext:value-type="string">
            <text:p>Wind_NS</text:p>
          </table:table-cell>
          <table:table-cell office:value-type="float" office:value="-17.6086220042091" calcext:value-type="float">
            <text:p>-17.6086220042091</text:p>
          </table:table-cell>
        </table:table-row>
        <table:table-row table:style-name="ro1">
          <table:table-cell office:value-type="float" office:value="23820" calcext:value-type="float">
            <text:p>23820</text:p>
          </table:table-cell>
          <table:table-cell office:value-type="string" calcext:value-type="string">
            <text:p>Wind_NS</text:p>
          </table:table-cell>
          <table:table-cell office:value-type="float" office:value="1.50282633471151" calcext:value-type="float">
            <text:p>1.50282633471151</text:p>
          </table:table-cell>
        </table:table-row>
        <table:table-row table:style-name="ro1">
          <table:table-cell office:value-type="float" office:value="23438" calcext:value-type="float">
            <text:p>23438</text:p>
          </table:table-cell>
          <table:table-cell office:value-type="string" calcext:value-type="string">
            <text:p>Wind_NS</text:p>
          </table:table-cell>
          <table:table-cell office:value-type="float" office:value="0.0800096095552465" calcext:value-type="float">
            <text:p>0.080009609555247</text:p>
          </table:table-cell>
        </table:table-row>
        <table:table-row table:style-name="ro1">
          <table:table-cell office:value-type="float" office:value="23690" calcext:value-type="float">
            <text:p>23690</text:p>
          </table:table-cell>
          <table:table-cell office:value-type="string" calcext:value-type="string">
            <text:p>Wind_NS</text:p>
          </table:table-cell>
          <table:table-cell office:value-type="float" office:value="-0.148119408056639" calcext:value-type="float">
            <text:p>-0.148119408056639</text:p>
          </table:table-cell>
        </table:table-row>
        <table:table-row table:style-name="ro1">
          <table:table-cell office:value-type="float" office:value="23439" calcext:value-type="float">
            <text:p>23439</text:p>
          </table:table-cell>
          <table:table-cell office:value-type="string" calcext:value-type="string">
            <text:p>Wind_NS</text:p>
          </table:table-cell>
          <table:table-cell office:value-type="float" office:value="0.065785940003578" calcext:value-type="float">
            <text:p>0.065785940003578</text:p>
          </table:table-cell>
        </table:table-row>
        <table:table-row table:style-name="ro1">
          <table:table-cell office:value-type="float" office:value="23616" calcext:value-type="float">
            <text:p>23616</text:p>
          </table:table-cell>
          <table:table-cell office:value-type="string" calcext:value-type="string">
            <text:p>Wind_NS</text:p>
          </table:table-cell>
          <table:table-cell office:value-type="float" office:value="-0.0701084854377254" calcext:value-type="float">
            <text:p>-0.070108485437725</text:p>
          </table:table-cell>
        </table:table-row>
        <table:table-row table:style-name="ro1">
          <table:table-cell office:value-type="float" office:value="23828" calcext:value-type="float">
            <text:p>23828</text:p>
          </table:table-cell>
          <table:table-cell office:value-type="string" calcext:value-type="string">
            <text:p>Wind_NS</text:p>
          </table:table-cell>
          <table:table-cell office:value-type="float" office:value="23.77059842302" calcext:value-type="float">
            <text:p>23.77059842302</text:p>
          </table:table-cell>
        </table:table-row>
        <table:table-row table:style-name="ro1">
          <table:table-cell office:value-type="float" office:value="23440" calcext:value-type="float">
            <text:p>23440</text:p>
          </table:table-cell>
          <table:table-cell office:value-type="string" calcext:value-type="string">
            <text:p>Wind_NS</text:p>
          </table:table-cell>
          <table:table-cell office:value-type="float" office:value="0.0502707336177995" calcext:value-type="float">
            <text:p>0.0502707336178</text:p>
          </table:table-cell>
        </table:table-row>
        <table:table-row table:style-name="ro1">
          <table:table-cell office:value-type="float" office:value="23448" calcext:value-type="float">
            <text:p>23448</text:p>
          </table:table-cell>
          <table:table-cell office:value-type="string" calcext:value-type="string">
            <text:p>Wind_NS</text:p>
          </table:table-cell>
          <table:table-cell office:value-type="float" office:value="-0.0696677416156541" calcext:value-type="float">
            <text:p>-0.069667741615654</text:p>
          </table:table-cell>
        </table:table-row>
        <table:table-row table:style-name="ro1">
          <table:table-cell office:value-type="float" office:value="23998" calcext:value-type="float">
            <text:p>23998</text:p>
          </table:table-cell>
          <table:table-cell office:value-type="string" calcext:value-type="string">
            <text:p>Wind_NS</text:p>
          </table:table-cell>
          <table:table-cell office:value-type="float" office:value="-884.191517960734" calcext:value-type="float">
            <text:p>-884.191517960734</text:p>
          </table:table-cell>
        </table:table-row>
        <table:table-row table:style-name="ro1">
          <table:table-cell office:value-type="float" office:value="23441" calcext:value-type="float">
            <text:p>23441</text:p>
          </table:table-cell>
          <table:table-cell office:value-type="string" calcext:value-type="string">
            <text:p>Wind_NS</text:p>
          </table:table-cell>
          <table:table-cell office:value-type="float" office:value="0.034632395908737" calcext:value-type="float">
            <text:p>0.034632395908737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  <table:table-cell office:value-type="string" calcext:value-type="string">
            <text:p>Wind_NS</text:p>
          </table:table-cell>
          <table:table-cell office:value-type="float" office:value="-3.41454081727507" calcext:value-type="float">
            <text:p>-3.41454081727507</text:p>
          </table:table-cell>
        </table:table-row>
        <table:table-row table:style-name="ro1">
          <table:table-cell office:value-type="float" office:value="23442" calcext:value-type="float">
            <text:p>23442</text:p>
          </table:table-cell>
          <table:table-cell office:value-type="string" calcext:value-type="string">
            <text:p>Wind_NS</text:p>
          </table:table-cell>
          <table:table-cell office:value-type="float" office:value="0.0187454277896988" calcext:value-type="float">
            <text:p>0.018745427789699</text:p>
          </table:table-cell>
        </table:table-row>
        <table:table-row table:style-name="ro1">
          <table:table-cell office:value-type="float" office:value="23725" calcext:value-type="float">
            <text:p>23725</text:p>
          </table:table-cell>
          <table:table-cell office:value-type="string" calcext:value-type="string">
            <text:p>Wind_NS</text:p>
          </table:table-cell>
          <table:table-cell office:value-type="float" office:value="-1.01912022827086" calcext:value-type="float">
            <text:p>-1.01912022827086</text:p>
          </table:table-cell>
        </table:table-row>
        <table:table-row table:style-name="ro1">
          <table:table-cell office:value-type="float" office:value="23809" calcext:value-type="float">
            <text:p>23809</text:p>
          </table:table-cell>
          <table:table-cell office:value-type="string" calcext:value-type="string">
            <text:p>Wind_NS</text:p>
          </table:table-cell>
          <table:table-cell office:value-type="float" office:value="1876.8505302033" calcext:value-type="float">
            <text:p>1876.8505302033</text:p>
          </table:table-cell>
        </table:table-row>
        <table:table-row table:style-name="ro1">
          <table:table-cell office:value-type="float" office:value="23719" calcext:value-type="float">
            <text:p>23719</text:p>
          </table:table-cell>
          <table:table-cell office:value-type="string" calcext:value-type="string">
            <text:p>Wind_NS</text:p>
          </table:table-cell>
          <table:table-cell office:value-type="float" office:value="-0.195244606303425" calcext:value-type="float">
            <text:p>-0.195244606303425</text:p>
          </table:table-cell>
        </table:table-row>
        <table:table-row table:style-name="ro1">
          <table:table-cell office:value-type="float" office:value="23726" calcext:value-type="float">
            <text:p>23726</text:p>
          </table:table-cell>
          <table:table-cell office:value-type="string" calcext:value-type="string">
            <text:p>Wind_NS</text:p>
          </table:table-cell>
          <table:table-cell office:value-type="float" office:value="-2.28608940251463" calcext:value-type="float">
            <text:p>-2.28608940251463</text:p>
          </table:table-cell>
        </table:table-row>
        <table:table-row table:style-name="ro1">
          <table:table-cell office:value-type="float" office:value="25461" calcext:value-type="float">
            <text:p>25461</text:p>
          </table:table-cell>
          <table:table-cell office:value-type="string" calcext:value-type="string">
            <text:p>Wind_NS</text:p>
          </table:table-cell>
          <table:table-cell office:value-type="float" office:value="-332.518991066858" calcext:value-type="float">
            <text:p>-332.518991066858</text:p>
          </table:table-cell>
        </table:table-row>
        <table:table-row table:style-name="ro1">
          <table:table-cell office:value-type="float" office:value="23816" calcext:value-type="float">
            <text:p>23816</text:p>
          </table:table-cell>
          <table:table-cell office:value-type="string" calcext:value-type="string">
            <text:p>Wind_NS</text:p>
          </table:table-cell>
          <table:table-cell office:value-type="float" office:value="-1.0354856625395" calcext:value-type="float">
            <text:p>-1.0354856625395</text:p>
          </table:table-cell>
        </table:table-row>
        <table:table-row table:style-name="ro1">
          <table:table-cell office:value-type="float" office:value="23617" calcext:value-type="float">
            <text:p>23617</text:p>
          </table:table-cell>
          <table:table-cell office:value-type="string" calcext:value-type="string">
            <text:p>Wind_NS</text:p>
          </table:table-cell>
          <table:table-cell office:value-type="float" office:value="0.00353366254703519" calcext:value-type="float">
            <text:p>0.003533662547035</text:p>
          </table:table-cell>
        </table:table-row>
        <table:table-row table:style-name="ro1">
          <table:table-cell office:value-type="float" office:value="23025" calcext:value-type="float">
            <text:p>23025</text:p>
          </table:table-cell>
          <table:table-cell office:value-type="string" calcext:value-type="string">
            <text:p>Wind_NS</text:p>
          </table:table-cell>
          <table:table-cell office:value-type="float" office:value="5.31315447839712" calcext:value-type="float">
            <text:p>5.31315447839712</text:p>
          </table:table-cell>
        </table:table-row>
        <table:table-row table:style-name="ro1">
          <table:table-cell office:value-type="float" office:value="23449" calcext:value-type="float">
            <text:p>23449</text:p>
          </table:table-cell>
          <table:table-cell office:value-type="string" calcext:value-type="string">
            <text:p>Wind_NS</text:p>
          </table:table-cell>
          <table:table-cell office:value-type="float" office:value="-0.0831175244445668" calcext:value-type="float">
            <text:p>-0.083117524444567</text:p>
          </table:table-cell>
        </table:table-row>
        <table:table-row table:style-name="ro1">
          <table:table-cell office:value-type="float" office:value="23221" calcext:value-type="float">
            <text:p>23221</text:p>
          </table:table-cell>
          <table:table-cell office:value-type="string" calcext:value-type="string">
            <text:p>Wind_NS</text:p>
          </table:table-cell>
          <table:table-cell office:value-type="float" office:value="-0.816982943887235" calcext:value-type="float">
            <text:p>-0.816982943887235</text:p>
          </table:table-cell>
        </table:table-row>
        <table:table-row table:style-name="ro1">
          <table:table-cell office:value-type="float" office:value="23033" calcext:value-type="float">
            <text:p>23033</text:p>
          </table:table-cell>
          <table:table-cell office:value-type="string" calcext:value-type="string">
            <text:p>Wind_NS</text:p>
          </table:table-cell>
          <table:table-cell office:value-type="float" office:value="0.422766888436559" calcext:value-type="float">
            <text:p>0.422766888436559</text:p>
          </table:table-cell>
        </table:table-row>
        <table:table-row table:style-name="ro1">
          <table:table-cell office:value-type="float" office:value="25466" calcext:value-type="float">
            <text:p>25466</text:p>
          </table:table-cell>
          <table:table-cell office:value-type="string" calcext:value-type="string">
            <text:p>Wind_NS</text:p>
          </table:table-cell>
          <table:table-cell office:value-type="float" office:value="-88.2772968073325" calcext:value-type="float">
            <text:p>-88.2772968073325</text:p>
          </table:table-cell>
        </table:table-row>
        <table:table-row table:style-name="ro1">
          <table:table-cell office:value-type="float" office:value="23821" calcext:value-type="float">
            <text:p>23821</text:p>
          </table:table-cell>
          <table:table-cell office:value-type="string" calcext:value-type="string">
            <text:p>Wind_NS</text:p>
          </table:table-cell>
          <table:table-cell office:value-type="float" office:value="2.34342809342066" calcext:value-type="float">
            <text:p>2.34342809342066</text:p>
          </table:table-cell>
        </table:table-row>
        <table:table-row table:style-name="ro1">
          <table:table-cell office:value-type="float" office:value="23034" calcext:value-type="float">
            <text:p>23034</text:p>
          </table:table-cell>
          <table:table-cell office:value-type="string" calcext:value-type="string">
            <text:p>Wind_NS</text:p>
          </table:table-cell>
          <table:table-cell office:value-type="float" office:value="-0.0618559212127874" calcext:value-type="float">
            <text:p>-0.061855921212787</text:p>
          </table:table-cell>
        </table:table-row>
        <table:table-row table:style-name="ro1">
          <table:table-cell office:value-type="float" office:value="23720" calcext:value-type="float">
            <text:p>23720</text:p>
          </table:table-cell>
          <table:table-cell office:value-type="string" calcext:value-type="string">
            <text:p>Wind_NS</text:p>
          </table:table-cell>
          <table:table-cell office:value-type="float" office:value="-0.24335361818746" calcext:value-type="float">
            <text:p>-0.24335361818746</text:p>
          </table:table-cell>
        </table:table-row>
        <table:table-row table:style-name="ro1">
          <table:table-cell office:value-type="float" office:value="23035" calcext:value-type="float">
            <text:p>23035</text:p>
          </table:table-cell>
          <table:table-cell office:value-type="string" calcext:value-type="string">
            <text:p>Wind_NS</text:p>
          </table:table-cell>
          <table:table-cell office:value-type="float" office:value="-0.0507036983550444" calcext:value-type="float">
            <text:p>-0.050703698355044</text:p>
          </table:table-cell>
        </table:table-row>
        <table:table-row table:style-name="ro1">
          <table:table-cell office:value-type="float" office:value="23036" calcext:value-type="float">
            <text:p>23036</text:p>
          </table:table-cell>
          <table:table-cell office:value-type="string" calcext:value-type="string">
            <text:p>Wind_NS</text:p>
          </table:table-cell>
          <table:table-cell office:value-type="float" office:value="-0.0485960722685519" calcext:value-type="float">
            <text:p>-0.048596072268552</text:p>
          </table:table-cell>
        </table:table-row>
        <table:table-row table:style-name="ro1">
          <table:table-cell office:value-type="float" office:value="23622" calcext:value-type="float">
            <text:p>23622</text:p>
          </table:table-cell>
          <table:table-cell office:value-type="string" calcext:value-type="string">
            <text:p>Wind_NS</text:p>
          </table:table-cell>
          <table:table-cell office:value-type="float" office:value="-0.0469578665888488" calcext:value-type="float">
            <text:p>-0.046957866588849</text:p>
          </table:table-cell>
        </table:table-row>
        <table:table-row table:style-name="ro1">
          <table:table-cell office:value-type="float" office:value="23037" calcext:value-type="float">
            <text:p>23037</text:p>
          </table:table-cell>
          <table:table-cell office:value-type="string" calcext:value-type="string">
            <text:p>Wind_NS</text:p>
          </table:table-cell>
          <table:table-cell office:value-type="float" office:value="-0.0765141796060704" calcext:value-type="float">
            <text:p>-0.076514179606071</text:p>
          </table:table-cell>
        </table:table-row>
        <table:table-row table:style-name="ro1">
          <table:table-cell office:value-type="float" office:value="23288" calcext:value-type="float">
            <text:p>23288</text:p>
          </table:table-cell>
          <table:table-cell office:value-type="string" calcext:value-type="string">
            <text:p>Wind_NS</text:p>
          </table:table-cell>
          <table:table-cell office:value-type="float" office:value="-0.0286537493439919" calcext:value-type="float">
            <text:p>-0.028653749343992</text:p>
          </table:table-cell>
        </table:table-row>
        <table:table-row table:style-name="ro1">
          <table:table-cell office:value-type="float" office:value="23826" calcext:value-type="float">
            <text:p>23826</text:p>
          </table:table-cell>
          <table:table-cell office:value-type="string" calcext:value-type="string">
            <text:p>Wind_NS</text:p>
          </table:table-cell>
          <table:table-cell office:value-type="float" office:value="11.0140860393625" calcext:value-type="float">
            <text:p>11.0140860393625</text:p>
          </table:table-cell>
        </table:table-row>
        <table:table-row table:style-name="ro1">
          <table:table-cell office:value-type="float" office:value="23038" calcext:value-type="float">
            <text:p>23038</text:p>
          </table:table-cell>
          <table:table-cell office:value-type="string" calcext:value-type="string">
            <text:p>Wind_NS</text:p>
          </table:table-cell>
          <table:table-cell office:value-type="float" office:value="-0.0865311900498487" calcext:value-type="float">
            <text:p>-0.086531190049849</text:p>
          </table:table-cell>
        </table:table-row>
        <table:table-row table:style-name="ro1">
          <table:table-cell office:value-type="float" office:value="23996" calcext:value-type="float">
            <text:p>23996</text:p>
          </table:table-cell>
          <table:table-cell office:value-type="string" calcext:value-type="string">
            <text:p>Wind_NS</text:p>
          </table:table-cell>
          <table:table-cell office:value-type="float" office:value="-707.756916141188" calcext:value-type="float">
            <text:p>-707.756916141188</text:p>
          </table:table-cell>
        </table:table-row>
        <table:table-row table:style-name="ro1">
          <table:table-cell office:value-type="float" office:value="23802" calcext:value-type="float">
            <text:p>23802</text:p>
          </table:table-cell>
          <table:table-cell office:value-type="string" calcext:value-type="string">
            <text:p>Wind_NS</text:p>
          </table:table-cell>
          <table:table-cell office:value-type="float" office:value="45.4196773267404" calcext:value-type="float">
            <text:p>45.4196773267404</text:p>
          </table:table-cell>
        </table:table-row>
        <table:table-row table:style-name="ro1">
          <table:table-cell office:value-type="float" office:value="23039" calcext:value-type="float">
            <text:p>23039</text:p>
          </table:table-cell>
          <table:table-cell office:value-type="string" calcext:value-type="string">
            <text:p>Wind_NS</text:p>
          </table:table-cell>
          <table:table-cell office:value-type="float" office:value="-0.105564268780528" calcext:value-type="float">
            <text:p>-0.105564268780528</text:p>
          </table:table-cell>
        </table:table-row>
        <table:table-row table:style-name="ro1">
          <table:table-cell office:value-type="float" office:value="23040" calcext:value-type="float">
            <text:p>23040</text:p>
          </table:table-cell>
          <table:table-cell office:value-type="string" calcext:value-type="string">
            <text:p>Wind_NS</text:p>
          </table:table-cell>
          <table:table-cell office:value-type="float" office:value="-0.121978153141197" calcext:value-type="float">
            <text:p>-0.121978153141197</text:p>
          </table:table-cell>
        </table:table-row>
        <table:table-row table:style-name="ro1">
          <table:table-cell office:value-type="float" office:value="23721" calcext:value-type="float">
            <text:p>23721</text:p>
          </table:table-cell>
          <table:table-cell office:value-type="string" calcext:value-type="string">
            <text:p>Wind_NS</text:p>
          </table:table-cell>
          <table:table-cell office:value-type="float" office:value="-0.304868111593273" calcext:value-type="float">
            <text:p>-0.304868111593273</text:p>
          </table:table-cell>
        </table:table-row>
        <table:table-row table:style-name="ro1">
          <table:table-cell office:value-type="float" office:value="23041" calcext:value-type="float">
            <text:p>23041</text:p>
          </table:table-cell>
          <table:table-cell office:value-type="string" calcext:value-type="string">
            <text:p>Wind_NS</text:p>
          </table:table-cell>
          <table:table-cell office:value-type="float" office:value="-0.140637305493168" calcext:value-type="float">
            <text:p>-0.140637305493168</text:p>
          </table:table-cell>
        </table:table-row>
        <table:table-row table:style-name="ro1">
          <table:table-cell office:value-type="float" office:value="23831" calcext:value-type="float">
            <text:p>23831</text:p>
          </table:table-cell>
          <table:table-cell office:value-type="string" calcext:value-type="string">
            <text:p>Wind_NS</text:p>
          </table:table-cell>
          <table:table-cell office:value-type="float" office:value="18.9807965486451" calcext:value-type="float">
            <text:p>18.9807965486451</text:p>
          </table:table-cell>
        </table:table-row>
        <table:table-row table:style-name="ro1">
          <table:table-cell office:value-type="float" office:value="23042" calcext:value-type="float">
            <text:p>23042</text:p>
          </table:table-cell>
          <table:table-cell office:value-type="string" calcext:value-type="string">
            <text:p>Wind_NS</text:p>
          </table:table-cell>
          <table:table-cell office:value-type="float" office:value="-0.159791922253074" calcext:value-type="float">
            <text:p>-0.159791922253074</text:p>
          </table:table-cell>
        </table:table-row>
        <table:table-row table:style-name="ro1">
          <table:table-cell office:value-type="float" office:value="25459" calcext:value-type="float">
            <text:p>25459</text:p>
          </table:table-cell>
          <table:table-cell office:value-type="string" calcext:value-type="string">
            <text:p>Wind_NS</text:p>
          </table:table-cell>
          <table:table-cell office:value-type="float" office:value="-686.235152247088" calcext:value-type="float">
            <text:p>-686.235152247088</text:p>
          </table:table-cell>
        </table:table-row>
        <table:table-row table:style-name="ro1">
          <table:table-cell office:value-type="float" office:value="23814" calcext:value-type="float">
            <text:p>23814</text:p>
          </table:table-cell>
          <table:table-cell office:value-type="string" calcext:value-type="string">
            <text:p>Wind_NS</text:p>
          </table:table-cell>
          <table:table-cell office:value-type="float" office:value="-1.83811369848841" calcext:value-type="float">
            <text:p>-1.83811369848841</text:p>
          </table:table-cell>
        </table:table-row>
        <table:table-row table:style-name="ro1">
          <table:table-cell office:value-type="float" office:value="23043" calcext:value-type="float">
            <text:p>23043</text:p>
          </table:table-cell>
          <table:table-cell office:value-type="string" calcext:value-type="string">
            <text:p>Wind_NS</text:p>
          </table:table-cell>
          <table:table-cell office:value-type="float" office:value="-0.180195848562029" calcext:value-type="float">
            <text:p>-0.180195848562029</text:p>
          </table:table-cell>
        </table:table-row>
        <table:table-row table:style-name="ro1">
          <table:table-cell office:value-type="float" office:value="23289" calcext:value-type="float">
            <text:p>23289</text:p>
          </table:table-cell>
          <table:table-cell office:value-type="string" calcext:value-type="string">
            <text:p>Wind_NS</text:p>
          </table:table-cell>
          <table:table-cell office:value-type="float" office:value="-0.0193108195746438" calcext:value-type="float">
            <text:p>-0.019310819574644</text:p>
          </table:table-cell>
        </table:table-row>
        <table:table-row table:style-name="ro1">
          <table:table-cell office:value-type="float" office:value="23044" calcext:value-type="float">
            <text:p>23044</text:p>
          </table:table-cell>
          <table:table-cell office:value-type="string" calcext:value-type="string">
            <text:p>Wind_NS</text:p>
          </table:table-cell>
          <table:table-cell office:value-type="float" office:value="-0.201621119118432" calcext:value-type="float">
            <text:p>-0.201621119118432</text:p>
          </table:table-cell>
        </table:table-row>
        <table:table-row table:style-name="ro1">
          <table:table-cell office:value-type="float" office:value="23045" calcext:value-type="float">
            <text:p>23045</text:p>
          </table:table-cell>
          <table:table-cell office:value-type="string" calcext:value-type="string">
            <text:p>Wind_NS</text:p>
          </table:table-cell>
          <table:table-cell office:value-type="float" office:value="-0.224132856080389" calcext:value-type="float">
            <text:p>-0.224132856080389</text:p>
          </table:table-cell>
        </table:table-row>
        <table:table-row table:style-name="ro1">
          <table:table-cell office:value-type="float" office:value="23992" calcext:value-type="float">
            <text:p>23992</text:p>
          </table:table-cell>
          <table:table-cell office:value-type="string" calcext:value-type="string">
            <text:p>Wind_NS</text:p>
          </table:table-cell>
          <table:table-cell office:value-type="float" office:value="-201.787009599583" calcext:value-type="float">
            <text:p>-201.787009599583</text:p>
          </table:table-cell>
        </table:table-row>
        <table:table-row table:style-name="ro1">
          <table:table-cell office:value-type="float" office:value="23781" calcext:value-type="float">
            <text:p>23781</text:p>
          </table:table-cell>
          <table:table-cell office:value-type="string" calcext:value-type="string">
            <text:p>Wind_NS</text:p>
          </table:table-cell>
          <table:table-cell office:value-type="float" office:value="-45.9745162400873" calcext:value-type="float">
            <text:p>-45.9745162400873</text:p>
          </table:table-cell>
        </table:table-row>
        <table:table-row table:style-name="ro1">
          <table:table-cell office:value-type="float" office:value="23046" calcext:value-type="float">
            <text:p>23046</text:p>
          </table:table-cell>
          <table:table-cell office:value-type="string" calcext:value-type="string">
            <text:p>Wind_NS</text:p>
          </table:table-cell>
          <table:table-cell office:value-type="float" office:value="-0.247637428439869" calcext:value-type="float">
            <text:p>-0.247637428439869</text:p>
          </table:table-cell>
        </table:table-row>
        <table:table-row table:style-name="ro1">
          <table:table-cell office:value-type="float" office:value="25464" calcext:value-type="float">
            <text:p>25464</text:p>
          </table:table-cell>
          <table:table-cell office:value-type="string" calcext:value-type="string">
            <text:p>Wind_NS</text:p>
          </table:table-cell>
          <table:table-cell office:value-type="float" office:value="-51.9348373931249" calcext:value-type="float">
            <text:p>-51.9348373931249</text:p>
          </table:table-cell>
        </table:table-row>
        <table:table-row table:style-name="ro1">
          <table:table-cell office:value-type="float" office:value="23819" calcext:value-type="float">
            <text:p>23819</text:p>
          </table:table-cell>
          <table:table-cell office:value-type="string" calcext:value-type="string">
            <text:p>Wind_NS</text:p>
          </table:table-cell>
          <table:table-cell office:value-type="float" office:value="0.757861309528357" calcext:value-type="float">
            <text:p>0.757861309528357</text:p>
          </table:table-cell>
        </table:table-row>
        <table:table-row table:style-name="ro1">
          <table:table-cell office:value-type="float" office:value="23722" calcext:value-type="float">
            <text:p>23722</text:p>
          </table:table-cell>
          <table:table-cell office:value-type="string" calcext:value-type="string">
            <text:p>Wind_NS</text:p>
          </table:table-cell>
          <table:table-cell office:value-type="float" office:value="-0.400220909944078" calcext:value-type="float">
            <text:p>-0.400220909944078</text:p>
          </table:table-cell>
        </table:table-row>
        <table:table-row table:style-name="ro1">
          <table:table-cell office:value-type="float" office:value="23047" calcext:value-type="float">
            <text:p>23047</text:p>
          </table:table-cell>
          <table:table-cell office:value-type="string" calcext:value-type="string">
            <text:p>Wind_NS</text:p>
          </table:table-cell>
          <table:table-cell office:value-type="float" office:value="-0.271902453094846" calcext:value-type="float">
            <text:p>-0.271902453094846</text:p>
          </table:table-cell>
        </table:table-row>
        <table:table-row table:style-name="ro1">
          <table:table-cell office:value-type="float" office:value="23995" calcext:value-type="float">
            <text:p>23995</text:p>
          </table:table-cell>
          <table:table-cell office:value-type="string" calcext:value-type="string">
            <text:p>Wind_NS</text:p>
          </table:table-cell>
          <table:table-cell office:value-type="float" office:value="-515.086799513393" calcext:value-type="float">
            <text:p>-515.086799513393</text:p>
          </table:table-cell>
        </table:table-row>
        <table:table-row table:style-name="ro1">
          <table:table-cell office:value-type="float" office:value="23048" calcext:value-type="float">
            <text:p>23048</text:p>
          </table:table-cell>
          <table:table-cell office:value-type="string" calcext:value-type="string">
            <text:p>Wind_NS</text:p>
          </table:table-cell>
          <table:table-cell office:value-type="float" office:value="-0.29682701887067" calcext:value-type="float">
            <text:p>-0.29682701887067</text:p>
          </table:table-cell>
        </table:table-row>
        <table:table-row table:style-name="ro1">
          <table:table-cell office:value-type="float" office:value="23049" calcext:value-type="float">
            <text:p>23049</text:p>
          </table:table-cell>
          <table:table-cell office:value-type="string" calcext:value-type="string">
            <text:p>Wind_NS</text:p>
          </table:table-cell>
          <table:table-cell office:value-type="float" office:value="-0.321399860435382" calcext:value-type="float">
            <text:p>-0.321399860435382</text:p>
          </table:table-cell>
        </table:table-row>
        <table:table-row table:style-name="ro1">
          <table:table-cell office:value-type="float" office:value="23452" calcext:value-type="float">
            <text:p>23452</text:p>
          </table:table-cell>
          <table:table-cell office:value-type="string" calcext:value-type="string">
            <text:p>Wind_NS</text:p>
          </table:table-cell>
          <table:table-cell office:value-type="float" office:value="-0.0289237344644961" calcext:value-type="float">
            <text:p>-0.028923734464496</text:p>
          </table:table-cell>
        </table:table-row>
        <table:table-row table:style-name="ro1">
          <table:table-cell office:value-type="float" office:value="23620" calcext:value-type="float">
            <text:p>23620</text:p>
          </table:table-cell>
          <table:table-cell office:value-type="string" calcext:value-type="string">
            <text:p>Wind_NS</text:p>
          </table:table-cell>
          <table:table-cell office:value-type="float" office:value="-0.0223652357751283" calcext:value-type="float">
            <text:p>-0.022365235775128</text:p>
          </table:table-cell>
        </table:table-row>
        <table:table-row table:style-name="ro1">
          <table:table-cell office:value-type="float" office:value="23050" calcext:value-type="float">
            <text:p>23050</text:p>
          </table:table-cell>
          <table:table-cell office:value-type="string" calcext:value-type="string">
            <text:p>Wind_NS</text:p>
          </table:table-cell>
          <table:table-cell office:value-type="float" office:value="-0.346379181048458" calcext:value-type="float">
            <text:p>-0.346379181048458</text:p>
          </table:table-cell>
        </table:table-row>
        <table:table-row table:style-name="ro1">
          <table:table-cell office:value-type="float" office:value="23824" calcext:value-type="float">
            <text:p>23824</text:p>
          </table:table-cell>
          <table:table-cell office:value-type="string" calcext:value-type="string">
            <text:p>Wind_NS</text:p>
          </table:table-cell>
          <table:table-cell office:value-type="float" office:value="6.06165300369498" calcext:value-type="float">
            <text:p>6.06165300369498</text:p>
          </table:table-cell>
        </table:table-row>
        <table:table-row table:style-name="ro1">
          <table:table-cell office:value-type="float" office:value="23051" calcext:value-type="float">
            <text:p>23051</text:p>
          </table:table-cell>
          <table:table-cell office:value-type="string" calcext:value-type="string">
            <text:p>Wind_NS</text:p>
          </table:table-cell>
          <table:table-cell office:value-type="float" office:value="-0.366571533599224" calcext:value-type="float">
            <text:p>-0.366571533599224</text:p>
          </table:table-cell>
        </table:table-row>
        <table:table-row table:style-name="ro1">
          <table:table-cell office:value-type="float" office:value="23052" calcext:value-type="float">
            <text:p>23052</text:p>
          </table:table-cell>
          <table:table-cell office:value-type="string" calcext:value-type="string">
            <text:p>Wind_NS</text:p>
          </table:table-cell>
          <table:table-cell office:value-type="float" office:value="-0.390952689007367" calcext:value-type="float">
            <text:p>-0.390952689007367</text:p>
          </table:table-cell>
        </table:table-row>
        <table:table-row table:style-name="ro1">
          <table:table-cell office:value-type="float" office:value="23723" calcext:value-type="float">
            <text:p>23723</text:p>
          </table:table-cell>
          <table:table-cell office:value-type="string" calcext:value-type="string">
            <text:p>Wind_NS</text:p>
          </table:table-cell>
          <table:table-cell office:value-type="float" office:value="-0.513425768698933" calcext:value-type="float">
            <text:p>-0.513425768698933</text:p>
          </table:table-cell>
        </table:table-row>
        <table:table-row table:style-name="ro1">
          <table:table-cell office:value-type="float" office:value="23053" calcext:value-type="float">
            <text:p>23053</text:p>
          </table:table-cell>
          <table:table-cell office:value-type="string" calcext:value-type="string">
            <text:p>Wind_NS</text:p>
          </table:table-cell>
          <table:table-cell office:value-type="float" office:value="-0.386723186237853" calcext:value-type="float">
            <text:p>-0.386723186237853</text:p>
          </table:table-cell>
        </table:table-row>
        <table:table-row table:style-name="ro1">
          <table:table-cell office:value-type="float" office:value="23054" calcext:value-type="float">
            <text:p>23054</text:p>
          </table:table-cell>
          <table:table-cell office:value-type="string" calcext:value-type="string">
            <text:p>Wind_NS</text:p>
          </table:table-cell>
          <table:table-cell office:value-type="float" office:value="-0.425175047951512" calcext:value-type="float">
            <text:p>-0.425175047951512</text:p>
          </table:table-cell>
        </table:table-row>
        <table:table-row table:style-name="ro1">
          <table:table-cell office:value-type="float" office:value="23829" calcext:value-type="float">
            <text:p>23829</text:p>
          </table:table-cell>
          <table:table-cell office:value-type="string" calcext:value-type="string">
            <text:p>Wind_NS</text:p>
          </table:table-cell>
          <table:table-cell office:value-type="float" office:value="20.7454563938385" calcext:value-type="float">
            <text:p>20.7454563938385</text:p>
          </table:table-cell>
        </table:table-row>
        <table:table-row table:style-name="ro1">
          <table:table-cell office:value-type="float" office:value="23055" calcext:value-type="float">
            <text:p>23055</text:p>
          </table:table-cell>
          <table:table-cell office:value-type="string" calcext:value-type="string">
            <text:p>Wind_NS</text:p>
          </table:table-cell>
          <table:table-cell office:value-type="float" office:value="-0.270869607783755" calcext:value-type="float">
            <text:p>-0.270869607783755</text:p>
          </table:table-cell>
        </table:table-row>
        <table:table-row table:style-name="ro1">
          <table:table-cell office:value-type="float" office:value="23291" calcext:value-type="float">
            <text:p>23291</text:p>
          </table:table-cell>
          <table:table-cell office:value-type="string" calcext:value-type="string">
            <text:p>Wind_NS</text:p>
          </table:table-cell>
          <table:table-cell office:value-type="float" office:value="-0.00229524591487831" calcext:value-type="float">
            <text:p>-0.002295245914878</text:p>
          </table:table-cell>
        </table:table-row>
        <table:table-row table:style-name="ro1">
          <table:table-cell office:value-type="float" office:value="23991" calcext:value-type="float">
            <text:p>23991</text:p>
          </table:table-cell>
          <table:table-cell office:value-type="string" calcext:value-type="string">
            <text:p>Wind_NS</text:p>
          </table:table-cell>
          <table:table-cell office:value-type="float" office:value="-901.302382540838" calcext:value-type="float">
            <text:p>-901.302382540838</text:p>
          </table:table-cell>
        </table:table-row>
        <table:table-row table:style-name="ro1">
          <table:table-cell office:value-type="float" office:value="23812" calcext:value-type="float">
            <text:p>23812</text:p>
          </table:table-cell>
          <table:table-cell office:value-type="string" calcext:value-type="string">
            <text:p>Wind_NS</text:p>
          </table:table-cell>
          <table:table-cell office:value-type="float" office:value="-1.44929947400472" calcext:value-type="float">
            <text:p>-1.44929947400472</text:p>
          </table:table-cell>
        </table:table-row>
        <table:table-row table:style-name="ro1">
          <table:table-cell office:value-type="float" office:value="23056" calcext:value-type="float">
            <text:p>23056</text:p>
          </table:table-cell>
          <table:table-cell office:value-type="string" calcext:value-type="string">
            <text:p>Wind_NS</text:p>
          </table:table-cell>
          <table:table-cell office:value-type="float" office:value="-0.486038914259765" calcext:value-type="float">
            <text:p>-0.486038914259765</text:p>
          </table:table-cell>
        </table:table-row>
        <table:table-row table:style-name="ro1">
          <table:table-cell office:value-type="float" office:value="23057" calcext:value-type="float">
            <text:p>23057</text:p>
          </table:table-cell>
          <table:table-cell office:value-type="string" calcext:value-type="string">
            <text:p>Wind_NS</text:p>
          </table:table-cell>
          <table:table-cell office:value-type="float" office:value="1.50739925405136" calcext:value-type="float">
            <text:p>1.50739925405136</text:p>
          </table:table-cell>
        </table:table-row>
        <table:table-row table:style-name="ro1">
          <table:table-cell office:value-type="float" office:value="23032" calcext:value-type="float">
            <text:p>23032</text:p>
          </table:table-cell>
          <table:table-cell office:value-type="string" calcext:value-type="string">
            <text:p>Wind_NS</text:p>
          </table:table-cell>
          <table:table-cell office:value-type="float" office:value="4.28914549563337" calcext:value-type="float">
            <text:p>4.28914549563337</text:p>
          </table:table-cell>
        </table:table-row>
        <table:table-row table:style-name="ro1">
          <table:table-cell office:value-type="float" office:value="23977" calcext:value-type="float">
            <text:p>23977</text:p>
          </table:table-cell>
          <table:table-cell office:value-type="string" calcext:value-type="string">
            <text:p>Wind_NS</text:p>
          </table:table-cell>
          <table:table-cell office:value-type="float" office:value="-3747.36803542941" calcext:value-type="float">
            <text:p>-3747.36803542941</text:p>
          </table:table-cell>
        </table:table-row>
        <table:table-row table:style-name="ro1">
          <table:table-cell office:value-type="float" office:value="23724" calcext:value-type="float">
            <text:p>23724</text:p>
          </table:table-cell>
          <table:table-cell office:value-type="string" calcext:value-type="string">
            <text:p>Wind_NS</text:p>
          </table:table-cell>
          <table:table-cell office:value-type="float" office:value="-0.780439061793884" calcext:value-type="float">
            <text:p>-0.780439061793884</text:p>
          </table:table-cell>
        </table:table-row>
        <table:table-row table:style-name="ro1">
          <table:table-cell office:value-type="float" office:value="23214" calcext:value-type="float">
            <text:p>23214</text:p>
          </table:table-cell>
          <table:table-cell office:value-type="string" calcext:value-type="string">
            <text:p>Wind_NS</text:p>
          </table:table-cell>
          <table:table-cell office:value-type="float" office:value="2.99893071152529" calcext:value-type="float">
            <text:p>2.99893071152529</text:p>
          </table:table-cell>
        </table:table-row>
        <table:table-row table:style-name="ro1">
          <table:table-cell office:value-type="float" office:value="25462" calcext:value-type="float">
            <text:p>25462</text:p>
          </table:table-cell>
          <table:table-cell office:value-type="string" calcext:value-type="string">
            <text:p>Wind_NS</text:p>
          </table:table-cell>
          <table:table-cell office:value-type="float" office:value="-192.370100388408" calcext:value-type="float">
            <text:p>-192.370100388408</text:p>
          </table:table-cell>
        </table:table-row>
        <table:table-row table:style-name="ro1">
          <table:table-cell office:value-type="float" office:value="23817" calcext:value-type="float">
            <text:p>23817</text:p>
          </table:table-cell>
          <table:table-cell office:value-type="string" calcext:value-type="string">
            <text:p>Wind_NS</text:p>
          </table:table-cell>
          <table:table-cell office:value-type="float" office:value="-0.510247820401434" calcext:value-type="float">
            <text:p>-0.510247820401434</text:p>
          </table:table-cell>
        </table:table-row>
        <table:table-row table:style-name="ro1">
          <table:table-cell office:value-type="float" office:value="23228" calcext:value-type="float">
            <text:p>23228</text:p>
          </table:table-cell>
          <table:table-cell office:value-type="string" calcext:value-type="string">
            <text:p>Wind_NS</text:p>
          </table:table-cell>
          <table:table-cell office:value-type="float" office:value="-5.25433384744021" calcext:value-type="float">
            <text:p>-5.25433384744021</text:p>
          </table:table-cell>
        </table:table-row>
        <table:table-row table:style-name="ro1">
          <table:table-cell office:value-type="float" office:value="23236" calcext:value-type="float">
            <text:p>23236</text:p>
          </table:table-cell>
          <table:table-cell office:value-type="string" calcext:value-type="string">
            <text:p>Wind_NS</text:p>
          </table:table-cell>
          <table:table-cell office:value-type="float" office:value="-2.03296393750362" calcext:value-type="float">
            <text:p>-2.03296393750362</text:p>
          </table:table-cell>
        </table:table-row>
        <table:table-row table:style-name="ro1">
          <table:table-cell office:value-type="float" office:value="23292" calcext:value-type="float">
            <text:p>23292</text:p>
          </table:table-cell>
          <table:table-cell office:value-type="string" calcext:value-type="string">
            <text:p>Wind_NS</text:p>
          </table:table-cell>
          <table:table-cell office:value-type="float" office:value="0.00576049059203448" calcext:value-type="float">
            <text:p>0.005760490592034</text:p>
          </table:table-cell>
        </table:table-row>
        <table:table-row table:style-name="ro1">
          <table:table-cell office:value-type="float" office:value="23237" calcext:value-type="float">
            <text:p>23237</text:p>
          </table:table-cell>
          <table:table-cell office:value-type="string" calcext:value-type="string">
            <text:p>Wind_NS</text:p>
          </table:table-cell>
          <table:table-cell office:value-type="float" office:value="-0.176745513918515" calcext:value-type="float">
            <text:p>-0.176745513918515</text:p>
          </table:table-cell>
        </table:table-row>
        <table:table-row table:style-name="ro1">
          <table:table-cell office:value-type="float" office:value="23618" calcext:value-type="float">
            <text:p>23618</text:p>
          </table:table-cell>
          <table:table-cell office:value-type="string" calcext:value-type="string">
            <text:p>Wind_NS</text:p>
          </table:table-cell>
          <table:table-cell office:value-type="float" office:value="-0.013398369277564" calcext:value-type="float">
            <text:p>-0.013398369277564</text:p>
          </table:table-cell>
        </table:table-row>
        <table:table-row table:style-name="ro1">
          <table:table-cell office:value-type="float" office:value="23238" calcext:value-type="float">
            <text:p>23238</text:p>
          </table:table-cell>
          <table:table-cell office:value-type="string" calcext:value-type="string">
            <text:p>Wind_NS</text:p>
          </table:table-cell>
          <table:table-cell office:value-type="float" office:value="-0.283121263243464" calcext:value-type="float">
            <text:p>-0.283121263243464</text:p>
          </table:table-cell>
        </table:table-row>
        <table:table-row table:style-name="ro1">
          <table:table-cell office:value-type="float" office:value="25457" calcext:value-type="float">
            <text:p>25457</text:p>
          </table:table-cell>
          <table:table-cell office:value-type="string" calcext:value-type="string">
            <text:p>Wind_NS</text:p>
          </table:table-cell>
          <table:table-cell office:value-type="float" office:value="-211.694799733231" calcext:value-type="float">
            <text:p>-211.694799733231</text:p>
          </table:table-cell>
        </table:table-row>
        <table:table-row table:style-name="ro1">
          <table:table-cell office:value-type="float" office:value="23822" calcext:value-type="float">
            <text:p>23822</text:p>
          </table:table-cell>
          <table:table-cell office:value-type="string" calcext:value-type="string">
            <text:p>Wind_NS</text:p>
          </table:table-cell>
          <table:table-cell office:value-type="float" office:value="3.34211311091738" calcext:value-type="float">
            <text:p>3.342113110917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26T23:48:23.640088911</dc:date>
    <meta:editing-duration>PT5M41S</meta:editing-duration>
    <meta:editing-cycles>3</meta:editing-cycles>
    <meta:generator>LibreOffice/6.0.7.3$Linux_X86_64 LibreOffice_project/00m0$Build-3</meta:generator>
    <meta:document-statistic meta:table-count="4" meta:cell-count="9304" meta:object-count="0"/>
  </office:meta>
</office:document-meta>
</file>